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19.79mm"/>
    </style:style>
    <style:style style:name="co4" style:family="table-column">
      <style:table-column-properties fo:break-before="auto" style:column-width="33.67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.96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2.47mm"/>
    </style:style>
    <style:style style:name="co9" style:family="table-column">
      <style:table-column-properties fo:break-before="auto" style:column-width="41.84mm"/>
    </style:style>
    <style:style style:name="co10" style:family="table-column">
      <style:table-column-properties fo:break-before="auto" style:column-width="53.18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3.37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49.64mm"/>
    </style:style>
    <style:style style:name="co15" style:family="table-column">
      <style:table-column-properties fo:break-before="auto" style:column-width="15.15mm"/>
    </style:style>
    <style:style style:name="co16" style:family="table-column">
      <style:table-column-properties fo:break-before="auto" style:column-width="34.89mm"/>
    </style:style>
    <style:style style:name="co17" style:family="table-column">
      <style:table-column-properties fo:break-before="auto" style:column-width="29.9mm"/>
    </style:style>
    <style:style style:name="co18" style:family="table-column">
      <style:table-column-properties fo:break-before="auto" style:column-width="36.25mm"/>
    </style:style>
    <style:style style:name="co19" style:family="table-column">
      <style:table-column-properties fo:break-before="auto" style:column-width="53.5mm"/>
    </style:style>
    <style:style style:name="co20" style:family="table-column">
      <style:table-column-properties fo:break-before="auto" style:column-width="46.46mm"/>
    </style:style>
    <style:style style:name="co21" style:family="table-column">
      <style:table-column-properties fo:break-before="auto" style:column-width="67.57mm"/>
    </style:style>
    <style:style style:name="co22" style:family="table-column">
      <style:table-column-properties fo:break-before="auto" style:column-width="41.93mm"/>
    </style:style>
    <style:style style:name="co23" style:family="table-column">
      <style:table-column-properties fo:break-before="auto" style:column-width="84.83mm"/>
    </style:style>
    <style:style style:name="co24" style:family="table-column">
      <style:table-column-properties fo:break-before="auto" style:column-width="56.23mm"/>
    </style:style>
    <style:style style:name="co25" style:family="table-column">
      <style:table-column-properties fo:break-before="auto" style:column-width="44.41mm"/>
    </style:style>
    <style:style style:name="co26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4.13mm" fo:break-before="auto" style:use-optimal-row-height="true"/>
    </style:style>
    <style:style style:name="ro4" style:family="table-row">
      <style:table-row-properties style:row-height="16.23mm" fo:break-before="auto" style:use-optimal-row-height="true"/>
    </style:style>
    <style:style style:name="ro5" style:family="table-row">
      <style:table-row-properties style:row-height="4.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7d1d5"/>
      <style:text-properties fo:color="#c9211e"/>
    </style:style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>
      <style:table-cell-properties fo:background-color="#224b12"/>
    </style:style>
    <style:style style:name="ce5" style:family="table-cell" style:parent-style-name="Default">
      <style:table-cell-properties fo:background-color="#86114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b4c7dc" fo:border="0.06pt solid #000000"/>
    </style:style>
    <style:style style:name="ce1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11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729fcf" fo:border="0.06pt solid #000000"/>
    </style:style>
    <style:style style:name="ce17" style:family="table-cell" style:parent-style-name="Default" style:data-style-name="N11">
      <style:table-cell-properties fo:border="0.06pt solid #000000"/>
    </style:style>
    <style:style style:name="ce18" style:family="table-cell" style:parent-style-name="Default" style:data-style-name="N11">
      <style:table-cell-properties fo:background-color="#eeeeee" fo:border="0.06pt solid #000000"/>
    </style:style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1">
      <style:table-cell-properties fo:background-color="#b4c7dc" fo:border="0.06pt solid #000000"/>
    </style:style>
    <style:style style:name="ce22" style:family="table-cell" style:parent-style-name="Default" style:data-style-name="N11">
      <style:table-cell-properties fo:background-color="#dee6ef" fo:border="0.06pt solid #000000"/>
    </style:style>
    <style:style style:name="ce23" style:family="table-cell" style:parent-style-name="Default">
      <style:table-cell-properties fo:background-color="#eeeeee" fo:border="0.06pt solid #000000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11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ee6ef" fo:border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36">
      <style:table-cell-properties fo:border="0.06pt solid #000000"/>
    </style:style>
    <style:style style:name="ce30" style:family="table-cell" style:parent-style-name="Default" style:data-style-name="N36">
      <style:table-cell-properties fo:background-color="#dee6ef" fo:border="0.06pt solid #000000"/>
    </style:style>
    <style:style style:name="ce31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/>
      <style:text-properties style:font-name="Times New Roman"/>
    </style:style>
    <style:style style:name="ce34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Times New Roman"/>
    </style:style>
    <style:style style:name="ce3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ackground-color="#eeeeee" fo:border="0.06pt solid #000000"/>
      <style:text-properties style:font-name="Times New Roman"/>
    </style:style>
    <style:style style:name="ce43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6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50" style:family="table-cell" style:parent-style-name="Default">
      <style:table-cell-properties fo:background-color="#b4c7dc"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000000" style:font-name="Times New Roman" fo:font-size="12pt" fo:language="none" fo:country="none" style:font-name-asian="Segoe UI" style:font-size-asian="6.80000019073486pt" style:language-asian="none" style:country-asian="none" style:font-name-complex="Times New Roman" style:font-size-complex="6.80000019073486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729fcf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729fcf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none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729fcf"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99pt solid #000000" fo:background-color="#729fcf" style:text-align-source="fix" style:repeat-content="false" fo:border-left="0.74pt solid #000000" fo:border-right="0.74pt solid #000000" fo:border-top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29fcf"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74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78.57mm" svg:height="90.04mm" svg:x="150.5mm" svg:y="72.78mm">
            <draw:object draw:notify-on-update-of-ranges="Arkusz1.J2:Arkusz1.J2 Arkusz1.D1:Arkusz1.D46 Arkusz1.G2:Arkusz1.G2 Arkusz1.E1:Arkusz1.E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285714285714" calcext:value-type="float">
            <text:p>7,18285714285714</text:p>
          </table:table-cell>
          <table:table-cell office:value-type="float" office:value="38.4914285714286" calcext:value-type="float">
            <text:p>38,4914285714286</text:p>
          </table:table-cell>
          <table:table-cell office:value-type="float" office:value="548.729999999934" calcext:value-type="float">
            <text:p>548,729999999934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string" calcext:value-type="string">
            <text:p>s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2285714285714" calcext:value-type="float">
            <text:p>9,72285714285714</text:p>
          </table:table-cell>
          <table:table-cell office:value-type="float" office:value="50.24" calcext:value-type="float">
            <text:p>50,24</text:p>
          </table:table-cell>
          <table:table-cell office:value-type="float" office:value="158.077999999999" calcext:value-type="float">
            <text:p>158,077999999999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string" calcext:value-type="string">
            <text:p>Średni czas</text:p>
          </table:table-cell>
          <table:table-cell table:number-columns-repeated="2"/>
          <table:table-cell office:value-type="string" calcext:value-type="string">
            <text:p>Czas przetwarzania pokolen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1771428571429" calcext:value-type="float">
            <text:p>17,1771428571429</text:p>
          </table:table-cell>
          <table:table-cell office:value-type="float" office:value="72.58" calcext:value-type="float">
            <text:p>72,58</text:p>
          </table:table-cell>
          <table:table-cell office:value-type="float" office:value="282.625999999977" calcext:value-type="float">
            <text:p>282,625999999977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6228571428571" calcext:value-type="float">
            <text:p>25,6228571428571</text:p>
          </table:table-cell>
          <table:table-cell office:value-type="float" office:value="96.8371428571428" calcext:value-type="float">
            <text:p>96,8371428571428</text:p>
          </table:table-cell>
          <table:table-cell office:value-type="float" office:value="313.338999999975" calcext:value-type="float">
            <text:p>313,338999999975</text:p>
          </table:table-cell>
          <table:table-cell office:value-type="float" office:value="2795" calcext:value-type="float">
            <text:p>2795</text:p>
          </table:table-cell>
          <table:table-cell/>
          <table:table-cell table:style-name="ce1" office:value-type="string" calcext:value-type="string">
            <text:p>4BFFA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0028571428571" calcext:value-type="float">
            <text:p>37,0028571428571</text:p>
          </table:table-cell>
          <table:table-cell office:value-type="float" office:value="127.571428571429" calcext:value-type="float">
            <text:p>127,571428571429</text:p>
          </table:table-cell>
          <table:table-cell office:value-type="float" office:value="397.31199999995" calcext:value-type="float">
            <text:p>397,31199999995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5828571428572" calcext:value-type="float">
            <text:p>50,5828571428572</text:p>
          </table:table-cell>
          <table:table-cell office:value-type="float" office:value="162.865714285714" calcext:value-type="float">
            <text:p>162,865714285714</text:p>
          </table:table-cell>
          <table:table-cell office:value-type="float" office:value="465.539999999938" calcext:value-type="float">
            <text:p>465,539999999938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0314285714286" calcext:value-type="float">
            <text:p>71,0314285714286</text:p>
          </table:table-cell>
          <table:table-cell office:value-type="float" office:value="213.071428571429" calcext:value-type="float">
            <text:p>213,071428571429</text:p>
          </table:table-cell>
          <table:table-cell office:value-type="float" office:value="671.358999999831" calcext:value-type="float">
            <text:p>671,35899999983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.52" calcext:value-type="float">
            <text:p>100,52</text:p>
          </table:table-cell>
          <table:table-cell office:value-type="float" office:value="283.36" calcext:value-type="float">
            <text:p>283,36</text:p>
          </table:table-cell>
          <table:table-cell office:value-type="float" office:value="203.038999999994" calcext:value-type="float">
            <text:p>203,038999999994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.465714285714" calcext:value-type="float">
            <text:p>118,465714285714</text:p>
          </table:table-cell>
          <table:table-cell office:value-type="float" office:value="327.308571428571" calcext:value-type="float">
            <text:p>327,308571428571</text:p>
          </table:table-cell>
          <table:table-cell office:value-type="float" office:value="706.98299999986" calcext:value-type="float">
            <text:p>706,9829999998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.854285714286" calcext:value-type="float">
            <text:p>145,854285714286</text:p>
          </table:table-cell>
          <table:table-cell office:value-type="float" office:value="393.162857142857" calcext:value-type="float">
            <text:p>393,162857142857</text:p>
          </table:table-cell>
          <table:table-cell office:value-type="float" office:value="1030.80599999972" calcext:value-type="float">
            <text:p>1030,8059999997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.474285714286" calcext:value-type="float">
            <text:p>177,474285714286</text:p>
          </table:table-cell>
          <table:table-cell office:value-type="float" office:value="468.862857142857" calcext:value-type="float">
            <text:p>468,862857142857</text:p>
          </table:table-cell>
          <table:table-cell office:value-type="float" office:value="1249.42799999985" calcext:value-type="float">
            <text:p>1249,42799999985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5.745714285714" calcext:value-type="float">
            <text:p>215,745714285714</text:p>
          </table:table-cell>
          <table:table-cell office:value-type="float" office:value="558.682857142857" calcext:value-type="float">
            <text:p>558,682857142857</text:p>
          </table:table-cell>
          <table:table-cell office:value-type="float" office:value="1497.56899999997" calcext:value-type="float">
            <text:p>1497,5689999999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.728571428571" calcext:value-type="float">
            <text:p>250,728571428571</text:p>
          </table:table-cell>
          <table:table-cell office:value-type="float" office:value="640.817142857143" calcext:value-type="float">
            <text:p>640,817142857143</text:p>
          </table:table-cell>
          <table:table-cell office:value-type="float" office:value="1412.79800000011" calcext:value-type="float">
            <text:p>1412,7980000001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.097142857143" calcext:value-type="float">
            <text:p>293,097142857143</text:p>
          </table:table-cell>
          <table:table-cell office:value-type="float" office:value="740.448571428571" calcext:value-type="float">
            <text:p>740,448571428571</text:p>
          </table:table-cell>
          <table:table-cell office:value-type="float" office:value="1659.82700000029" calcext:value-type="float">
            <text:p>1659,82700000029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1.154285714286" calcext:value-type="float">
            <text:p>351,154285714286</text:p>
          </table:table-cell>
          <table:table-cell office:value-type="float" office:value="876.128571428571" calcext:value-type="float">
            <text:p>876,128571428571</text:p>
          </table:table-cell>
          <table:table-cell office:value-type="float" office:value="2253.83100000068" calcext:value-type="float">
            <text:p>2253,83100000068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.948571428571" calcext:value-type="float">
            <text:p>407,948571428571</text:p>
          </table:table-cell>
          <table:table-cell office:value-type="float" office:value="1006.82" calcext:value-type="float">
            <text:p>1006,82</text:p>
          </table:table-cell>
          <table:table-cell office:value-type="float" office:value="2259.62600000057" calcext:value-type="float">
            <text:p>2259,6260000005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4.777142857143" calcext:value-type="float">
            <text:p>464,777142857143</text:p>
          </table:table-cell>
          <table:table-cell office:value-type="float" office:value="1137.81428571429" calcext:value-type="float">
            <text:p>1137,81428571429</text:p>
          </table:table-cell>
          <table:table-cell office:value-type="float" office:value="2325.52600000069" calcext:value-type="float">
            <text:p>2325,52600000069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.851428571429" calcext:value-type="float">
            <text:p>505,851428571429</text:p>
          </table:table-cell>
          <table:table-cell office:value-type="float" office:value="1232.7" calcext:value-type="float">
            <text:p>1232,7</text:p>
          </table:table-cell>
          <table:table-cell office:value-type="float" office:value="1866.83100000056" calcext:value-type="float">
            <text:p>1866,8310000005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0.511428571429" calcext:value-type="float">
            <text:p>560,511428571429</text:p>
          </table:table-cell>
          <table:table-cell office:value-type="float" office:value="1360.06857142857" calcext:value-type="float">
            <text:p>1360,06857142857</text:p>
          </table:table-cell>
          <table:table-cell office:value-type="float" office:value="2547.90300000072" calcext:value-type="float">
            <text:p>2547,9030000007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.26" calcext:value-type="float">
            <text:p>618,26</text:p>
          </table:table-cell>
          <table:table-cell office:value-type="float" office:value="1493.50285714286" calcext:value-type="float">
            <text:p>1493,50285714286</text:p>
          </table:table-cell>
          <table:table-cell office:value-type="float" office:value="2827.61300000061" calcext:value-type="float">
            <text:p>2827,6130000006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0.82" calcext:value-type="float">
            <text:p>660,82</text:p>
          </table:table-cell>
          <table:table-cell office:value-type="float" office:value="1591.18" calcext:value-type="float">
            <text:p>1591,18</text:p>
          </table:table-cell>
          <table:table-cell office:value-type="float" office:value="2166.08100000072" calcext:value-type="float">
            <text:p>2166,0810000007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1.202857142857" calcext:value-type="float">
            <text:p>711,202857142857</text:p>
          </table:table-cell>
          <table:table-cell office:value-type="float" office:value="1706.58857142857" calcext:value-type="float">
            <text:p>1706,58857142857</text:p>
          </table:table-cell>
          <table:table-cell office:value-type="float" office:value="2552.65800000057" calcext:value-type="float">
            <text:p>2552,6580000005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4.06" calcext:value-type="float">
            <text:p>754,06</text:p>
          </table:table-cell>
          <table:table-cell office:value-type="float" office:value="1807.11142857143" calcext:value-type="float">
            <text:p>1807,11142857143</text:p>
          </table:table-cell>
          <table:table-cell office:value-type="float" office:value="2471.98100000055" calcext:value-type="float">
            <text:p>2471,98100000055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2.771428571429" calcext:value-type="float">
            <text:p>802,771428571429</text:p>
          </table:table-cell>
          <table:table-cell office:value-type="float" office:value="1919.99428571429" calcext:value-type="float">
            <text:p>1919,99428571429</text:p>
          </table:table-cell>
          <table:table-cell office:value-type="float" office:value="2456.20199999956" calcext:value-type="float">
            <text:p>2456,2019999995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7.225714285714" calcext:value-type="float">
            <text:p>857,225714285714</text:p>
          </table:table-cell>
          <table:table-cell office:value-type="float" office:value="2044.77428571429" calcext:value-type="float">
            <text:p>2044,77428571429</text:p>
          </table:table-cell>
          <table:table-cell office:value-type="float" office:value="4488.40300000022" calcext:value-type="float">
            <text:p>4488,4030000002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1.58" calcext:value-type="float">
            <text:p>931,58</text:p>
          </table:table-cell>
          <table:table-cell office:value-type="float" office:value="2216.76285714286" calcext:value-type="float">
            <text:p>2216,76285714286</text:p>
          </table:table-cell>
          <table:table-cell office:value-type="float" office:value="6134.23800000222" calcext:value-type="float">
            <text:p>6134,2380000022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9.042857142857" calcext:value-type="float">
            <text:p>979,042857142857</text:p>
          </table:table-cell>
          <table:table-cell office:value-type="float" office:value="2326.38285714286" calcext:value-type="float">
            <text:p>2326,38285714286</text:p>
          </table:table-cell>
          <table:table-cell office:value-type="float" office:value="4237.97600000017" calcext:value-type="float">
            <text:p>4237,9760000001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7.93428571429" calcext:value-type="float">
            <text:p>1027,93428571429</text:p>
          </table:table-cell>
          <table:table-cell office:value-type="float" office:value="2438.32285714286" calcext:value-type="float">
            <text:p>2438,32285714286</text:p>
          </table:table-cell>
          <table:table-cell office:value-type="float" office:value="4665.45000000087" calcext:value-type="float">
            <text:p>4665,4500000008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79.80857142857" calcext:value-type="float">
            <text:p>1079,80857142857</text:p>
          </table:table-cell>
          <table:table-cell office:value-type="float" office:value="2559.62857142857" calcext:value-type="float">
            <text:p>2559,62857142857</text:p>
          </table:table-cell>
          <table:table-cell office:value-type="float" office:value="5040.14700000162" calcext:value-type="float">
            <text:p>5040,1470000016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3.86" calcext:value-type="float">
            <text:p>1123,86</text:p>
          </table:table-cell>
          <table:table-cell office:value-type="float" office:value="2660.79714285714" calcext:value-type="float">
            <text:p>2660,79714285714</text:p>
          </table:table-cell>
          <table:table-cell office:value-type="float" office:value="4733.6650000011" calcext:value-type="float">
            <text:p>4733,665000001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6.67714285714" calcext:value-type="float">
            <text:p>1166,67714285714</text:p>
          </table:table-cell>
          <table:table-cell office:value-type="float" office:value="2758.54857142857" calcext:value-type="float">
            <text:p>2758,54857142857</text:p>
          </table:table-cell>
          <table:table-cell office:value-type="float" office:value="3954.34900000058" calcext:value-type="float">
            <text:p>3954,34900000058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19.92" calcext:value-type="float">
            <text:p>1219,92</text:p>
          </table:table-cell>
          <table:table-cell office:value-type="float" office:value="2881.19714285714" calcext:value-type="float">
            <text:p>2881,19714285714</text:p>
          </table:table-cell>
          <table:table-cell office:value-type="float" office:value="4063.76300000049" calcext:value-type="float">
            <text:p>4063,76300000049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3.75428571429" calcext:value-type="float">
            <text:p>1253,75428571429</text:p>
          </table:table-cell>
          <table:table-cell office:value-type="float" office:value="2959.62" calcext:value-type="float">
            <text:p>2959,62</text:p>
          </table:table-cell>
          <table:table-cell office:value-type="float" office:value="3634.9240000006" calcext:value-type="float">
            <text:p>3634,924000000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3.55142857143" calcext:value-type="float">
            <text:p>1283,55142857143</text:p>
          </table:table-cell>
          <table:table-cell office:value-type="float" office:value="3028.05428571429" calcext:value-type="float">
            <text:p>3028,05428571429</text:p>
          </table:table-cell>
          <table:table-cell office:value-type="float" office:value="3521.39100000063" calcext:value-type="float">
            <text:p>3521,39100000063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09.94285714286" calcext:value-type="float">
            <text:p>1309,94285714286</text:p>
          </table:table-cell>
          <table:table-cell office:value-type="float" office:value="3091.09142857143" calcext:value-type="float">
            <text:p>3091,09142857143</text:p>
          </table:table-cell>
          <table:table-cell office:value-type="float" office:value="3499.7630000006" calcext:value-type="float">
            <text:p>3499,763000000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8.6" calcext:value-type="float">
            <text:p>1338,6</text:p>
          </table:table-cell>
          <table:table-cell office:value-type="float" office:value="3157.43428571429" calcext:value-type="float">
            <text:p>3157,43428571429</text:p>
          </table:table-cell>
          <table:table-cell office:value-type="float" office:value="3531.12700000066" calcext:value-type="float">
            <text:p>3531,1270000006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9.46" calcext:value-type="float">
            <text:p>1359,46</text:p>
          </table:table-cell>
          <table:table-cell office:value-type="float" office:value="3205.92857142857" calcext:value-type="float">
            <text:p>3205,92857142857</text:p>
          </table:table-cell>
          <table:table-cell office:value-type="float" office:value="3099.81100000076" calcext:value-type="float">
            <text:p>3099,8110000007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2.89428571429" calcext:value-type="float">
            <text:p>1392,89428571429</text:p>
          </table:table-cell>
          <table:table-cell office:value-type="float" office:value="3283.20285714286" calcext:value-type="float">
            <text:p>3283,20285714286</text:p>
          </table:table-cell>
          <table:table-cell office:value-type="float" office:value="3887.90100000056" calcext:value-type="float">
            <text:p>3887,90100000056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3.79714285714" calcext:value-type="float">
            <text:p>1423,79714285714</text:p>
          </table:table-cell>
          <table:table-cell office:value-type="float" office:value="3356.18285714286" calcext:value-type="float">
            <text:p>3356,18285714286</text:p>
          </table:table-cell>
          <table:table-cell office:value-type="float" office:value="3973.64300000061" calcext:value-type="float">
            <text:p>3973,6430000006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2.73714285714" calcext:value-type="float">
            <text:p>1452,73714285714</text:p>
          </table:table-cell>
          <table:table-cell office:value-type="float" office:value="3423.62857142857" calcext:value-type="float">
            <text:p>3423,62857142857</text:p>
          </table:table-cell>
          <table:table-cell office:value-type="float" office:value="4408.61700000112" calcext:value-type="float">
            <text:p>4408,61700000112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7.67714285714" calcext:value-type="float">
            <text:p>1487,67714285714</text:p>
          </table:table-cell>
          <table:table-cell office:value-type="float" office:value="3504.66857142857" calcext:value-type="float">
            <text:p>3504,66857142857</text:p>
          </table:table-cell>
          <table:table-cell office:value-type="float" office:value="4214.31400000073" calcext:value-type="float">
            <text:p>4214,31400000073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23.07428571429" calcext:value-type="float">
            <text:p>1523,07428571429</text:p>
          </table:table-cell>
          <table:table-cell office:value-type="float" office:value="3585.49714285714" calcext:value-type="float">
            <text:p>3585,49714285714</text:p>
          </table:table-cell>
          <table:table-cell office:value-type="float" office:value="4841.65000000213" calcext:value-type="float">
            <text:p>4841,65000000213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42.7" calcext:value-type="float">
            <text:p>1542,7</text:p>
          </table:table-cell>
          <table:table-cell office:value-type="float" office:value="3631.92571428571" calcext:value-type="float">
            <text:p>3631,92571428571</text:p>
          </table:table-cell>
          <table:table-cell office:value-type="float" office:value="3769.03100000047" calcext:value-type="float">
            <text:p>3769,03100000047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70.22285714286" calcext:value-type="float">
            <text:p>1570,22285714286</text:p>
          </table:table-cell>
          <table:table-cell office:value-type="float" office:value="3696" calcext:value-type="float">
            <text:p>3696</text:p>
          </table:table-cell>
          <table:table-cell office:value-type="float" office:value="4056.51100000031" calcext:value-type="float">
            <text:p>4056,51100000031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83.23714285714" calcext:value-type="float">
            <text:p>1583,23714285714</text:p>
          </table:table-cell>
          <table:table-cell office:value-type="float" office:value="3726.04" calcext:value-type="float">
            <text:p>3726,04</text:p>
          </table:table-cell>
          <table:table-cell office:value-type="float" office:value="2977.08700000045" calcext:value-type="float">
            <text:p>2977,08700000045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3.04571428571" calcext:value-type="float">
            <text:p>1613,04571428571</text:p>
          </table:table-cell>
          <table:table-cell office:value-type="float" office:value="3794.55714285714" calcext:value-type="float">
            <text:p>3794,55714285714</text:p>
          </table:table-cell>
          <table:table-cell office:value-type="float" office:value="4718.96800000165" calcext:value-type="float">
            <text:p>4718,96800000165</text:p>
          </table:table-cell>
          <table:table-cell office:value-type="float" office:value="2795" calcext:value-type="float">
            <text:p>27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:.D46])/45" office:value-type="float" office:value="2795.0758888894" calcext:value-type="float">
            <text:p>2795,075888889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440" calcext:value-type="float">
            <text:p>440</text:p>
          </table:table-cell>
          <table:table-cell office:value-type="float" office:value="430.719999999938" calcext:value-type="float">
            <text:p>430,719999999938</text:p>
          </table:table-cell>
          <table:table-cell office:value-type="float" office:value="430.40099999994" calcext:value-type="float">
            <text:p>430,40099999994</text:p>
          </table:table-cell>
          <table:table-cell office:value-type="float" office:value="548.729999999934" calcext:value-type="float">
            <text:p>548,7299999999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13.855999999991" calcext:value-type="float">
            <text:p>213,855999999991</text:p>
          </table:table-cell>
          <table:table-cell office:value-type="float" office:value="189.254999999993" calcext:value-type="float">
            <text:p>189,254999999993</text:p>
          </table:table-cell>
          <table:table-cell office:value-type="float" office:value="158.077999999999" calcext:value-type="float">
            <text:p>158,077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71.079999999997" calcext:value-type="float">
            <text:p>171,079999999997</text:p>
          </table:table-cell>
          <table:table-cell office:value-type="float" office:value="202.303999999992" calcext:value-type="float">
            <text:p>202,303999999992</text:p>
          </table:table-cell>
          <table:table-cell office:value-type="float" office:value="282.625999999977" calcext:value-type="float">
            <text:p>282,6259999999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5.006999999976" calcext:value-type="float">
            <text:p>285,006999999976</text:p>
          </table:table-cell>
          <table:table-cell office:value-type="float" office:value="286.498999999974" calcext:value-type="float">
            <text:p>286,498999999974</text:p>
          </table:table-cell>
          <table:table-cell office:value-type="float" office:value="313.338999999975" calcext:value-type="float">
            <text:p>313,3389999999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1.24399999995" calcext:value-type="float">
            <text:p>401,24399999995</text:p>
          </table:table-cell>
          <table:table-cell office:value-type="float" office:value="398.820999999945" calcext:value-type="float">
            <text:p>398,820999999945</text:p>
          </table:table-cell>
          <table:table-cell office:value-type="float" office:value="397.31199999995" calcext:value-type="float">
            <text:p>397,311999999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10.260999999947" calcext:value-type="float">
            <text:p>410,260999999947</text:p>
          </table:table-cell>
          <table:table-cell office:value-type="float" office:value="356.222999999964" calcext:value-type="float">
            <text:p>356,222999999964</text:p>
          </table:table-cell>
          <table:table-cell office:value-type="float" office:value="465.539999999938" calcext:value-type="float">
            <text:p>465,5399999999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91.751999999955" calcext:value-type="float">
            <text:p>391,751999999955</text:p>
          </table:table-cell>
          <table:table-cell office:value-type="float" office:value="515.889999999919" calcext:value-type="float">
            <text:p>515,889999999919</text:p>
          </table:table-cell>
          <table:table-cell office:value-type="float" office:value="671.358999999831" calcext:value-type="float">
            <text:p>671,3589999998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6.48199999978" calcext:value-type="float">
            <text:p>746,48199999978</text:p>
          </table:table-cell>
          <table:table-cell office:value-type="float" office:value="857.853999999702" calcext:value-type="float">
            <text:p>857,853999999702</text:p>
          </table:table-cell>
          <table:table-cell office:value-type="float" office:value="203.038999999994" calcext:value-type="float">
            <text:p>203,0389999999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1.700999999798" calcext:value-type="float">
            <text:p>701,700999999798</text:p>
          </table:table-cell>
          <table:table-cell office:value-type="float" office:value="935.806999999646" calcext:value-type="float">
            <text:p>935,806999999646</text:p>
          </table:table-cell>
          <table:table-cell office:value-type="float" office:value="706.98299999986" calcext:value-type="float">
            <text:p>706,982999999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71.70799999967" calcext:value-type="float">
            <text:p>1071,70799999967</text:p>
          </table:table-cell>
          <table:table-cell office:value-type="float" office:value="1337.61899999999" calcext:value-type="float">
            <text:p>1337,61899999999</text:p>
          </table:table-cell>
          <table:table-cell office:value-type="float" office:value="1030.80599999972" calcext:value-type="float">
            <text:p>1030,805999999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57.76300000082" calcext:value-type="float">
            <text:p>2157,76300000082</text:p>
          </table:table-cell>
          <table:table-cell office:value-type="float" office:value="1249.42799999985" calcext:value-type="float">
            <text:p>1249,427999999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19.38700000087" calcext:value-type="float">
            <text:p>2119,38700000087</text:p>
          </table:table-cell>
          <table:table-cell office:value-type="float" office:value="1497.56899999997" calcext:value-type="float">
            <text:p>1497,568999999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380.73400000081" calcext:value-type="float">
            <text:p>2380,73400000081</text:p>
          </table:table-cell>
          <table:table-cell office:value-type="float" office:value="1412.79800000011" calcext:value-type="float">
            <text:p>1412,798000000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854.54900000059" calcext:value-type="float">
            <text:p>2854,54900000059</text:p>
          </table:table-cell>
          <table:table-cell office:value-type="float" office:value="1659.82700000029" calcext:value-type="float">
            <text:p>1659,82700000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942.35800000069" calcext:value-type="float">
            <text:p>2942,35800000069</text:p>
          </table:table-cell>
          <table:table-cell office:value-type="float" office:value="2253.83100000068" calcext:value-type="float">
            <text:p>2253,831000000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41.84100000054" calcext:value-type="float">
            <text:p>3141,84100000054</text:p>
          </table:table-cell>
          <table:table-cell office:value-type="float" office:value="2259.62600000057" calcext:value-type="float">
            <text:p>2259,626000000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9.0660000004" calcext:value-type="float">
            <text:p>3609,0660000004</text:p>
          </table:table-cell>
          <table:table-cell office:value-type="float" office:value="2325.52600000069" calcext:value-type="float">
            <text:p>2325,5260000006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866.83100000056" calcext:value-type="float">
            <text:p>1866,831000000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547.90300000072" calcext:value-type="float">
            <text:p>2547,9030000007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827.61300000061" calcext:value-type="float">
            <text:p>2827,613000000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166.08100000072" calcext:value-type="float">
            <text:p>2166,0810000007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552.65800000057" calcext:value-type="float">
            <text:p>2552,658000000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471.98100000055" calcext:value-type="float">
            <text:p>2471,981000000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456.20199999956" calcext:value-type="float">
            <text:p>2456,201999999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88.40300000022" calcext:value-type="float">
            <text:p>4488,403000000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34.23800000222" calcext:value-type="float">
            <text:p>6134,238000002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37.97600000017" calcext:value-type="float">
            <text:p>4237,976000000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65.45000000087" calcext:value-type="float">
            <text:p>4665,4500000008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40.14700000162" calcext:value-type="float">
            <text:p>5040,147000001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33.6650000011" calcext:value-type="float">
            <text:p>4733,66500000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54.34900000058" calcext:value-type="float">
            <text:p>3954,349000000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63.76300000049" calcext:value-type="float">
            <text:p>4063,763000000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34.9240000006" calcext:value-type="float">
            <text:p>3634,924000000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21.39100000063" calcext:value-type="float">
            <text:p>3521,391000000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499.7630000006" calcext:value-type="float">
            <text:p>3499,763000000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31.12700000066" calcext:value-type="float">
            <text:p>3531,127000000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099.81100000076" calcext:value-type="float">
            <text:p>3099,811000000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87.90100000056" calcext:value-type="float">
            <text:p>3887,901000000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73.64300000061" calcext:value-type="float">
            <text:p>3973,643000000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08.61700000112" calcext:value-type="float">
            <text:p>4408,617000001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14.31400000073" calcext:value-type="float">
            <text:p>4214,314000000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41.65000000213" calcext:value-type="float">
            <text:p>4841,650000002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69.03100000047" calcext:value-type="float">
            <text:p>3769,031000000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56.51100000031" calcext:value-type="float">
            <text:p>4056,511000000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977.08700000045" calcext:value-type="float">
            <text:p>2977,087000000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18.96800000165" calcext:value-type="float">
            <text:p>4718,968000001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50:.C52])/3" office:value-type="float" office:value="295" calcext:value-type="float">
            <text:p>295</text:p>
          </table:table-cell>
          <table:table-cell table:formula="of:=SUM([.D50:.D59])/9" office:value-type="float" office:value="535.978999999889" calcext:value-type="float">
            <text:p>535,978999999889</text:p>
          </table:table-cell>
          <table:table-cell table:formula="of:=SUM([.E50:.E66])/16" office:value-type="float" office:value="1544.77318750024" calcext:value-type="float">
            <text:p>1544,77318750024</text:p>
          </table:table-cell>
          <table:table-cell table:formula="of:=SUM([.F50:.F95])/45" office:value-type="float" office:value="2795.0758888894" calcext:value-type="float">
            <text:p>2795,0758888894</text:p>
          </table:table-cell>
          <table:table-cell table:number-columns-repeated="4"/>
        </table:table-row>
      </table:table>
      <table:table table:name="Limit tetrimino" table:style-name="ta1">
        <table:shapes>
          <draw:frame draw:z-index="0" draw:style-name="gr1" draw:text-style-name="P1" svg:width="227.02mm" svg:height="90.06mm" svg:x="1.24mm" svg:y="589.03mm">
            <draw:object draw:notify-on-update-of-ranges="'Limit tetrimino'.A107:'Limit tetrimino'.A107 'Limit tetrimino'.A108:'Limit tetrimino'.A128 'Limit tetrimino'.B107:'Limit tetrimino'.B107 'Limit tetrimino'.B108:'Limit tetrimino'.B128 'Limit tetrimino'.C107:'Limit tetrimino'.C107 'Limit tetrimino'.C108:'Limit tetrimino'.C128 'Limit tetrimino'.D107:'Limit tetrimino'.D107 'Limit tetrimino'.D108:'Limit tetrimino'.D128 'Limit tetrimino'.E107:'Limit tetrimino'.E107 'Limit tetrimino'.E108:'Limit tetrimino'.E128 'Limit tetrimino'.F107:'Limit tetrimino'.F107 'Limit tetrimino'.F108:'Limit tetrimino'.F128 'Limit tetrimino'.G107:'Limit tetrimino'.G107 'Limit tetrimino'.G108:'Limit tetrimino'.G128 'Limit tetrimino'.H107:'Limit tetrimino'.H107 'Limit tetrimino'.H108:'Limit tetrimino'.H1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78.39mm" svg:height="90.06mm" svg:x="0.99mm" svg:y="675.83mm">
            <draw:object draw:notify-on-update-of-ranges="'Limit tetrimino'.J108:'Limit tetrimino'.J128 'Limit tetrimino'.K107:'Limit tetrimino'.K107 'Limit tetrimino'.K108:'Limit tetrimino'.K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838" calcext:value-type="float">
            <text:p>838</text:p>
          </table:table-cell>
          <table:table-cell office:value-type="float" office:value="10.732" calcext:value-type="float">
            <text:p>10,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56" calcext:value-type="float">
            <text:p>356</text:p>
          </table:table-cell>
          <table:table-cell office:value-type="float" office:value="4.86099999999999" calcext:value-type="float">
            <text:p>4,8609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90" calcext:value-type="float">
            <text:p>490</text:p>
          </table:table-cell>
          <table:table-cell office:value-type="float" office:value="6.59699999999998" calcext:value-type="float">
            <text:p>6,59699999999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469" calcext:value-type="float">
            <text:p>1469</text:p>
          </table:table-cell>
          <table:table-cell office:value-type="float" office:value="18.991" calcext:value-type="float">
            <text:p>18,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671" calcext:value-type="float">
            <text:p>671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806" calcext:value-type="float">
            <text:p>806</text:p>
          </table:table-cell>
          <table:table-cell office:value-type="float" office:value="10.493" calcext:value-type="float">
            <text:p>10,4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45" calcext:value-type="float">
            <text:p>445</text:p>
          </table:table-cell>
          <table:table-cell office:value-type="float" office:value="6.05299999999998" calcext:value-type="float">
            <text:p>6,052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35" calcext:value-type="float">
            <text:p>635</text:p>
          </table:table-cell>
          <table:table-cell office:value-type="float" office:value="8.67199999999998" calcext:value-type="float">
            <text:p>8,671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5" calcext:value-type="float">
            <text:p>835</text:p>
          </table:table-cell>
          <table:table-cell office:value-type="float" office:value="1998" calcext:value-type="float">
            <text:p>1998</text:p>
          </table:table-cell>
          <table:table-cell office:value-type="float" office:value="25.51" calcext:value-type="float">
            <text:p>25,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781" calcext:value-type="float">
            <text:p>78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487" calcext:value-type="float">
            <text:p>487</text:p>
          </table:table-cell>
          <table:table-cell office:value-type="float" office:value="6.13799999999999" calcext:value-type="float">
            <text:p>6,1379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19" calcext:value-type="float">
            <text:p>419</text:p>
          </table:table-cell>
          <table:table-cell office:value-type="float" office:value="5.76299999999999" calcext:value-type="float">
            <text:p>5,7629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1438" calcext:value-type="float">
            <text:p>1438</text:p>
          </table:table-cell>
          <table:table-cell office:value-type="float" office:value="20.228" calcext:value-type="float">
            <text:p>20,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422" calcext:value-type="float">
            <text:p>422</text:p>
          </table:table-cell>
          <table:table-cell office:value-type="float" office:value="4.74599999999998" calcext:value-type="float">
            <text:p>4,745999999999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office:value-type="float" office:value="6311" calcext:value-type="float">
            <text:p>6311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829" calcext:value-type="float">
            <text:p>829</text:p>
          </table:table-cell>
          <table:table-cell office:value-type="float" office:value="11.224" calcext:value-type="float">
            <text:p>11,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1601" calcext:value-type="float">
            <text:p>1601</text:p>
          </table:table-cell>
          <table:table-cell office:value-type="float" office:value="22.1849999999999" calcext:value-type="float">
            <text:p>22,184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4193" calcext:value-type="float">
            <text:p>4193</text:p>
          </table:table-cell>
          <table:table-cell office:value-type="float" office:value="59.2310000000009" calcext:value-type="float">
            <text:p>59,2310000000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float" office:value="3151" calcext:value-type="float">
            <text:p>3151</text:p>
          </table:table-cell>
          <table:table-cell office:value-type="float" office:value="41.6720000000004" calcext:value-type="float">
            <text:p>41,6720000000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54" calcext:value-type="float">
            <text:p>2954</text:p>
          </table:table-cell>
          <table:table-cell office:value-type="float" office:value="527" calcext:value-type="float">
            <text:p>527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465" calcext:value-type="float">
            <text:p>465</text:p>
          </table:table-cell>
          <table:table-cell office:value-type="float" office:value="5.71599999999999" calcext:value-type="float">
            <text:p>5,715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95" calcext:value-type="float">
            <text:p>195</text:p>
          </table:table-cell>
          <table:table-cell office:value-type="float" office:value="3.09899999999999" calcext:value-type="float">
            <text:p>3,098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float" office:value="4486" calcext:value-type="float">
            <text:p>4486</text:p>
          </table:table-cell>
          <table:table-cell office:value-type="float" office:value="61.5930000000011" calcext:value-type="float">
            <text:p>61,5930000000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63" calcext:value-type="float">
            <text:p>1263</text:p>
          </table:table-cell>
          <table:table-cell office:value-type="float" office:value="3063" calcext:value-type="float">
            <text:p>3063</text:p>
          </table:table-cell>
          <table:table-cell office:value-type="float" office:value="40.5610000000003" calcext:value-type="float">
            <text:p>40,5610000000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6" calcext:value-type="float">
            <text:p>786</text:p>
          </table:table-cell>
          <table:table-cell office:value-type="float" office:value="1321" calcext:value-type="float">
            <text:p>1321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1034" calcext:value-type="float">
            <text:p>1034</text:p>
          </table:table-cell>
          <table:table-cell office:value-type="float" office:value="13.5959999999999" calcext:value-type="float">
            <text:p>13,59599999999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float" office:value="1492" calcext:value-type="float">
            <text:p>1492</text:p>
          </table:table-cell>
          <table:table-cell office:value-type="float" office:value="20.997" calcext:value-type="float">
            <text:p>20,9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41" calcext:value-type="float">
            <text:p>741</text:p>
          </table:table-cell>
          <table:table-cell office:value-type="float" office:value="10.064" calcext:value-type="float">
            <text:p>10,0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571" calcext:value-type="float">
            <text:p>571</text:p>
          </table:table-cell>
          <table:table-cell office:value-type="float" office:value="7.01899999999998" calcext:value-type="float">
            <text:p>7,018999999999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2072" calcext:value-type="float">
            <text:p>207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5.67099999999999" calcext:value-type="float">
            <text:p>5,670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864" calcext:value-type="float">
            <text:p>864</text:p>
          </table:table-cell>
          <table:table-cell office:value-type="float" office:value="11.4039999999999" calcext:value-type="float">
            <text:p>11,403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float" office:value="829" calcext:value-type="float">
            <text:p>829</text:p>
          </table:table-cell>
          <table:table-cell office:value-type="float" office:value="11.2269999999999" calcext:value-type="float">
            <text:p>11,226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43" calcext:value-type="float">
            <text:p>443</text:p>
          </table:table-cell>
          <table:table-cell office:value-type="float" office:value="5.47799999999999" calcext:value-type="float">
            <text:p>5,477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80" calcext:value-type="float">
            <text:p>2580</text:p>
          </table:table-cell>
          <table:table-cell office:value-type="float" office:value="3839" calcext:value-type="float">
            <text:p>3839</text:p>
          </table:table-cell>
          <table:table-cell office:value-type="float" office:value="13569" calcext:value-type="float">
            <text:p>13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3.47699999999999" calcext:value-type="float">
            <text:p>3,476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14.1509999999999" calcext:value-type="float">
            <text:p>14,150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6" calcext:value-type="float">
            <text:p>606</text:p>
          </table:table-cell>
          <table:table-cell office:value-type="float" office:value="1467" calcext:value-type="float">
            <text:p>1467</text:p>
          </table:table-cell>
          <table:table-cell office:value-type="float" office:value="18.977" calcext:value-type="float">
            <text:p>18,9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1370" calcext:value-type="float">
            <text:p>1370</text:p>
          </table:table-cell>
          <table:table-cell office:value-type="float" office:value="15.8499999999999" calcext:value-type="float">
            <text:p>15,84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73" calcext:value-type="float">
            <text:p>1873</text:p>
          </table:table-cell>
          <table:table-cell office:value-type="float" office:value="17735" calcext:value-type="float">
            <text:p>17735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float" office:value="1007" calcext:value-type="float">
            <text:p>1007</text:p>
          </table:table-cell>
          <table:table-cell office:value-type="float" office:value="13.2359999999999" calcext:value-type="float">
            <text:p>13,23599999999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7" calcext:value-type="float">
            <text:p>697</text:p>
          </table:table-cell>
          <table:table-cell office:value-type="float" office:value="1684" calcext:value-type="float">
            <text:p>1684</text:p>
          </table:table-cell>
          <table:table-cell office:value-type="float" office:value="24.811" calcext:value-type="float">
            <text:p>24,8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0" calcext:value-type="float">
            <text:p>2560</text:p>
          </table:table-cell>
          <table:table-cell office:value-type="float" office:value="6016" calcext:value-type="float">
            <text:p>6016</text:p>
          </table:table-cell>
          <table:table-cell office:value-type="float" office:value="83.5210000000019" calcext:value-type="float">
            <text:p>83,5210000000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09" calcext:value-type="float">
            <text:p>1609</text:p>
          </table:table-cell>
          <table:table-cell office:value-type="float" office:value="3902" calcext:value-type="float">
            <text:p>3902</text:p>
          </table:table-cell>
          <table:table-cell office:value-type="float" office:value="49.4330000000008" calcext:value-type="float">
            <text:p>49,4330000000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97" calcext:value-type="float">
            <text:p>1497</text:p>
          </table:table-cell>
          <table:table-cell office:value-type="float" office:value="5931" calcext:value-type="float">
            <text:p>593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464" calcext:value-type="float">
            <text:p>464</text:p>
          </table:table-cell>
          <table:table-cell office:value-type="float" office:value="6.16499999999999" calcext:value-type="float">
            <text:p>6,164999999999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788" calcext:value-type="float">
            <text:p>788</text:p>
          </table:table-cell>
          <table:table-cell office:value-type="float" office:value="10.633" calcext:value-type="float">
            <text:p>10,6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1680" calcext:value-type="float">
            <text:p>1680</text:p>
          </table:table-cell>
          <table:table-cell office:value-type="float" office:value="22.858" calcext:value-type="float">
            <text:p>22,8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0" calcext:value-type="float">
            <text:p>1040</text:p>
          </table:table-cell>
          <table:table-cell office:value-type="float" office:value="2531" calcext:value-type="float">
            <text:p>2531</text:p>
          </table:table-cell>
          <table:table-cell office:value-type="float" office:value="30.6940000000001" calcext:value-type="float">
            <text:p>30,6940000000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9" calcext:value-type="float">
            <text:p>1329</text:p>
          </table:table-cell>
          <table:table-cell office:value-type="float" office:value="7429" calcext:value-type="float">
            <text:p>7429</text:p>
          </table:table-cell>
          <table:table-cell office:value-type="float" office:value="15224" calcext:value-type="float">
            <text:p>15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1" calcext:value-type="float">
            <text:p>441</text:p>
          </table:table-cell>
          <table:table-cell office:value-type="float" office:value="1078" calcext:value-type="float">
            <text:p>1078</text:p>
          </table:table-cell>
          <table:table-cell office:value-type="float" office:value="14.8309999999999" calcext:value-type="float">
            <text:p>14,830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1128" calcext:value-type="float">
            <text:p>1128</text:p>
          </table:table-cell>
          <table:table-cell office:value-type="float" office:value="15.1699999999999" calcext:value-type="float">
            <text:p>15,169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47" calcext:value-type="float">
            <text:p>2547</text:p>
          </table:table-cell>
          <table:table-cell office:value-type="float" office:value="6043" calcext:value-type="float">
            <text:p>6043</text:p>
          </table:table-cell>
          <table:table-cell office:value-type="float" office:value="83.5600000000018" calcext:value-type="float">
            <text:p>83,56000000000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81" calcext:value-type="float">
            <text:p>2581</text:p>
          </table:table-cell>
          <table:table-cell office:value-type="float" office:value="6140" calcext:value-type="float">
            <text:p>6140</text:p>
          </table:table-cell>
          <table:table-cell office:value-type="float" office:value="77.3030000000017" calcext:value-type="float">
            <text:p>77,30300000000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34" calcext:value-type="float">
            <text:p>3734</text:p>
          </table:table-cell>
          <table:table-cell office:value-type="float" office:value="1949" calcext:value-type="float">
            <text:p>1949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2.88899999999999" calcext:value-type="float">
            <text:p>2,88899999999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8" calcext:value-type="float">
            <text:p>578</text:p>
          </table:table-cell>
          <table:table-cell office:value-type="float" office:value="1370" calcext:value-type="float">
            <text:p>1370</text:p>
          </table:table-cell>
          <table:table-cell office:value-type="float" office:value="18.902" calcext:value-type="float">
            <text:p>18,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55" calcext:value-type="float">
            <text:p>1355</text:p>
          </table:table-cell>
          <table:table-cell office:value-type="float" office:value="3231" calcext:value-type="float">
            <text:p>3231</text:p>
          </table:table-cell>
          <table:table-cell office:value-type="float" office:value="44.6360000000004" calcext:value-type="float">
            <text:p>44,63600000000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75" calcext:value-type="float">
            <text:p>2475</text:p>
          </table:table-cell>
          <table:table-cell office:value-type="float" office:value="5943" calcext:value-type="float">
            <text:p>5943</text:p>
          </table:table-cell>
          <table:table-cell office:value-type="float" office:value="76.4800000000016" calcext:value-type="float">
            <text:p>76,48000000000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15" calcext:value-type="float">
            <text:p>4915</text:p>
          </table:table-cell>
          <table:table-cell office:value-type="float" office:value="8123" calcext:value-type="float">
            <text:p>812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437" calcext:value-type="float">
            <text:p>437</text:p>
          </table:table-cell>
          <table:table-cell office:value-type="float" office:value="5.39999999999998" calcext:value-type="float">
            <text:p>5,399999999999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office:value-type="float" office:value="2397" calcext:value-type="float">
            <text:p>2397</text:p>
          </table:table-cell>
          <table:table-cell office:value-type="float" office:value="31.9770000000001" calcext:value-type="float">
            <text:p>31,97700000000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8" calcext:value-type="float">
            <text:p>198</text:p>
          </table:table-cell>
          <table:table-cell office:value-type="float" office:value="524" calcext:value-type="float">
            <text:p>524</text:p>
          </table:table-cell>
          <table:table-cell office:value-type="float" office:value="7.39599999999998" calcext:value-type="float">
            <text:p>7,395999999999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office:value-type="float" office:value="1107" calcext:value-type="float">
            <text:p>1107</text:p>
          </table:table-cell>
          <table:table-cell office:value-type="float" office:value="13.723" calcext:value-type="float">
            <text:p>13,7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15" calcext:value-type="float">
            <text:p>4515</text:p>
          </table:table-cell>
          <table:table-cell office:value-type="float" office:value="4544" calcext:value-type="float">
            <text:p>4544</text:p>
          </table:table-cell>
          <table:table-cell office:value-type="float" office:value="9203" calcext:value-type="float">
            <text:p>9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office:value-type="float" office:value="637" calcext:value-type="float">
            <text:p>637</text:p>
          </table:table-cell>
          <table:table-cell office:value-type="float" office:value="8.36799999999997" calcext:value-type="float">
            <text:p>8,367999999999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  <table:table-cell office:value-type="float" office:value="1278" calcext:value-type="float">
            <text:p>1278</text:p>
          </table:table-cell>
          <table:table-cell office:value-type="float" office:value="16.8239999999999" calcext:value-type="float">
            <text:p>16,823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5" calcext:value-type="float">
            <text:p>625</text:p>
          </table:table-cell>
          <table:table-cell office:value-type="float" office:value="1545" calcext:value-type="float">
            <text:p>1545</text:p>
          </table:table-cell>
          <table:table-cell office:value-type="float" office:value="21.0839999999999" calcext:value-type="float">
            <text:p>21,083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float" office:value="4.30499999999999" calcext:value-type="float">
            <text:p>4,3049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53" calcext:value-type="float">
            <text:p>1553</text:p>
          </table:table-cell>
          <table:table-cell office:value-type="float" office:value="963" calcext:value-type="float">
            <text:p>963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2" calcext:value-type="float">
            <text:p>662</text:p>
          </table:table-cell>
          <table:table-cell office:value-type="float" office:value="1590" calcext:value-type="float">
            <text:p>1590</text:p>
          </table:table-cell>
          <table:table-cell office:value-type="float" office:value="21.8869999999999" calcext:value-type="float">
            <text:p>21,88699999999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1" calcext:value-type="float">
            <text:p>511</text:p>
          </table:table-cell>
          <table:table-cell office:value-type="float" office:value="1238" calcext:value-type="float">
            <text:p>1238</text:p>
          </table:table-cell>
          <table:table-cell office:value-type="float" office:value="16.275" calcext:value-type="float">
            <text:p>16,2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590" calcext:value-type="float">
            <text:p>590</text:p>
          </table:table-cell>
          <table:table-cell office:value-type="float" office:value="8.05299999999998" calcext:value-type="float">
            <text:p>8,052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23" calcext:value-type="float">
            <text:p>1123</text:p>
          </table:table-cell>
          <table:table-cell office:value-type="float" office:value="2674" calcext:value-type="float">
            <text:p>2674</text:p>
          </table:table-cell>
          <table:table-cell office:value-type="float" office:value="32.292" calcext:value-type="float">
            <text:p>32,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512" calcext:value-type="float">
            <text:p>10512</text:p>
          </table:table-cell>
          <table:table-cell office:value-type="float" office:value="996" calcext:value-type="float">
            <text:p>99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4.41199999999999" calcext:value-type="float">
            <text:p>4,4119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56" calcext:value-type="float">
            <text:p>1056</text:p>
          </table:table-cell>
          <table:table-cell office:value-type="float" office:value="2475" calcext:value-type="float">
            <text:p>2475</text:p>
          </table:table-cell>
          <table:table-cell office:value-type="float" office:value="33.786" calcext:value-type="float">
            <text:p>33,7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268" calcext:value-type="float">
            <text:p>4268</text:p>
          </table:table-cell>
          <table:table-cell office:value-type="float" office:value="10018" calcext:value-type="float">
            <text:p>10018</text:p>
          </table:table-cell>
          <table:table-cell office:value-type="float" office:value="142.024000000002" calcext:value-type="float">
            <text:p>142,0240000000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9" calcext:value-type="float">
            <text:p>509</text:p>
          </table:table-cell>
          <table:table-cell office:value-type="float" office:value="1278" calcext:value-type="float">
            <text:p>1278</text:p>
          </table:table-cell>
          <table:table-cell office:value-type="float" office:value="15.9209999999999" calcext:value-type="float">
            <text:p>15,920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29" calcext:value-type="float">
            <text:p>829</text:p>
          </table:table-cell>
          <table:table-cell office:value-type="float" office:value="3099" calcext:value-type="float">
            <text:p>309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507" calcext:value-type="float">
            <text:p>507</text:p>
          </table:table-cell>
          <table:table-cell office:value-type="float" office:value="7.52099999999998" calcext:value-type="float">
            <text:p>7,520999999999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518" calcext:value-type="float">
            <text:p>518</text:p>
          </table:table-cell>
          <table:table-cell office:value-type="float" office:value="6.84599999999998" calcext:value-type="float">
            <text:p>6,845999999999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34" calcext:value-type="float">
            <text:p>2234</text:p>
          </table:table-cell>
          <table:table-cell office:value-type="float" office:value="5345" calcext:value-type="float">
            <text:p>5345</text:p>
          </table:table-cell>
          <table:table-cell office:value-type="float" office:value="74.8200000000017" calcext:value-type="float">
            <text:p>74,82000000000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8" calcext:value-type="float">
            <text:p>998</text:p>
          </table:table-cell>
          <table:table-cell office:value-type="float" office:value="2369" calcext:value-type="float">
            <text:p>2369</text:p>
          </table:table-cell>
          <table:table-cell office:value-type="float" office:value="29.334" calcext:value-type="float">
            <text:p>29,3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729" calcext:value-type="float">
            <text:p>7729</text:p>
          </table:table-cell>
          <table:table-cell office:value-type="float" office:value="944" calcext:value-type="float">
            <text:p>944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528" calcext:value-type="float">
            <text:p>528</text:p>
          </table:table-cell>
          <table:table-cell office:value-type="float" office:value="7.65299999999998" calcext:value-type="float">
            <text:p>7,652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float" office:value="2.709" calcext:value-type="float">
            <text:p>2,7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450" calcext:value-type="float">
            <text:p>450</text:p>
          </table:table-cell>
          <table:table-cell office:value-type="float" office:value="5.59599999999999" calcext:value-type="float">
            <text:p>5,595999999999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office:value-type="float" office:value="2267" calcext:value-type="float">
            <text:p>2267</text:p>
          </table:table-cell>
          <table:table-cell office:value-type="float" office:value="27.803" calcext:value-type="float">
            <text:p>27,8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float" office:value="935" calcext:value-type="float">
            <text:p>935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office:value-type="float" office:value="899" calcext:value-type="float">
            <text:p>899</text:p>
          </table:table-cell>
          <table:table-cell office:value-type="float" office:value="12.5189999999999" calcext:value-type="float">
            <text:p>12,518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70" calcext:value-type="float">
            <text:p>770</text:p>
          </table:table-cell>
          <table:table-cell office:value-type="float" office:value="1876" calcext:value-type="float">
            <text:p>1876</text:p>
          </table:table-cell>
          <table:table-cell office:value-type="float" office:value="25.2469999999999" calcext:value-type="float">
            <text:p>25,246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429" calcext:value-type="float">
            <text:p>4429</text:p>
          </table:table-cell>
          <table:table-cell office:value-type="float" office:value="10481" calcext:value-type="float">
            <text:p>10481</text:p>
          </table:table-cell>
          <table:table-cell office:value-type="float" office:value="146.815000000002" calcext:value-type="float">
            <text:p>146,8150000000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78" calcext:value-type="float">
            <text:p>878</text:p>
          </table:table-cell>
          <table:table-cell office:value-type="float" office:value="2138" calcext:value-type="float">
            <text:p>2138</text:p>
          </table:table-cell>
          <table:table-cell office:value-type="float" office:value="26.567" calcext:value-type="float">
            <text:p>26,5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65" calcext:value-type="float">
            <text:p>4265</text:p>
          </table:table-cell>
          <table:table-cell office:value-type="float" office:value="4505" calcext:value-type="float">
            <text:p>4505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543" calcext:value-type="float">
            <text:p>543</text:p>
          </table:table-cell>
          <table:table-cell office:value-type="float" office:value="7.63799999999997" calcext:value-type="float">
            <text:p>7,63799999999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9" calcext:value-type="float">
            <text:p>349</text:p>
          </table:table-cell>
          <table:table-cell office:value-type="float" office:value="884" calcext:value-type="float">
            <text:p>884</text:p>
          </table:table-cell>
          <table:table-cell office:value-type="float" office:value="11.513" calcext:value-type="float">
            <text:p>11,5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7" calcext:value-type="float">
            <text:p>757</text:p>
          </table:table-cell>
          <table:table-cell office:value-type="float" office:value="1871" calcext:value-type="float">
            <text:p>1871</text:p>
          </table:table-cell>
          <table:table-cell office:value-type="float" office:value="25.519" calcext:value-type="float">
            <text:p>25,5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  <table:table-cell office:value-type="float" office:value="2318" calcext:value-type="float">
            <text:p>2318</text:p>
          </table:table-cell>
          <table:table-cell office:value-type="float" office:value="30.161" calcext:value-type="float">
            <text:p>30,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4534" calcext:value-type="float">
            <text:p>4534</text:p>
          </table:table-cell>
          <table:table-cell office:value-type="float" office:value="10685" calcext:value-type="float">
            <text:p>106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404" calcext:value-type="float">
            <text:p>404</text:p>
          </table:table-cell>
          <table:table-cell office:value-type="float" office:value="5.06599999999999" calcext:value-type="float">
            <text:p>5,065999999999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594" calcext:value-type="float">
            <text:p>594</text:p>
          </table:table-cell>
          <table:table-cell office:value-type="float" office:value="7.84499999999998" calcext:value-type="float">
            <text:p>7,844999999999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office:value-type="float" office:value="562" calcext:value-type="float">
            <text:p>562</text:p>
          </table:table-cell>
          <table:table-cell office:value-type="float" office:value="8.42899999999998" calcext:value-type="float">
            <text:p>8,428999999999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2" calcext:value-type="float">
            <text:p>502</text:p>
          </table:table-cell>
          <table:table-cell office:value-type="float" office:value="1238" calcext:value-type="float">
            <text:p>1238</text:p>
          </table:table-cell>
          <table:table-cell office:value-type="float" office:value="16.839" calcext:value-type="float">
            <text:p>16,8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71" calcext:value-type="float">
            <text:p>1571</text:p>
          </table:table-cell>
          <table:table-cell office:value-type="float" office:value="1357" calcext:value-type="float">
            <text:p>1357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5.95599999999999" calcext:value-type="float">
            <text:p>5,95599999999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office:value-type="float" office:value="599" calcext:value-type="float">
            <text:p>599</text:p>
          </table:table-cell>
          <table:table-cell office:value-type="float" office:value="8.06299999999998" calcext:value-type="float">
            <text:p>8,062999999999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79" calcext:value-type="float">
            <text:p>979</text:p>
          </table:table-cell>
          <table:table-cell office:value-type="float" office:value="2379" calcext:value-type="float">
            <text:p>2379</text:p>
          </table:table-cell>
          <table:table-cell office:value-type="float" office:value="34.627" calcext:value-type="float">
            <text:p>34,6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office:value-type="float" office:value="1540" calcext:value-type="float">
            <text:p>1540</text:p>
          </table:table-cell>
          <table:table-cell office:value-type="float" office:value="18.968" calcext:value-type="float">
            <text:p>18,9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18" calcext:value-type="float">
            <text:p>1318</text:p>
          </table:table-cell>
          <table:table-cell office:value-type="float" office:value="2285" calcext:value-type="float">
            <text:p>2285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" calcext:value-type="float">
            <text:p>378</text:p>
          </table:table-cell>
          <table:table-cell office:value-type="float" office:value="945" calcext:value-type="float">
            <text:p>945</text:p>
          </table:table-cell>
          <table:table-cell office:value-type="float" office:value="12.6649999999999" calcext:value-type="float">
            <text:p>12,664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office:value-type="float" office:value="784" calcext:value-type="float">
            <text:p>784</text:p>
          </table:table-cell>
          <table:table-cell office:value-type="float" office:value="10.569" calcext:value-type="float">
            <text:p>10,56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13" calcext:value-type="float">
            <text:p>2613</text:p>
          </table:table-cell>
          <table:table-cell office:value-type="float" office:value="6272" calcext:value-type="float">
            <text:p>6272</text:p>
          </table:table-cell>
          <table:table-cell office:value-type="float" office:value="88.3900000000022" calcext:value-type="float">
            <text:p>88,39000000000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6" calcext:value-type="float">
            <text:p>576</text:p>
          </table:table-cell>
          <table:table-cell office:value-type="float" office:value="1397" calcext:value-type="float">
            <text:p>1397</text:p>
          </table:table-cell>
          <table:table-cell office:value-type="float" office:value="17.5899999999999" calcext:value-type="float">
            <text:p>17,589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3523" calcext:value-type="float">
            <text:p>3523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 office:value-type="float" office:value="976" calcext:value-type="float">
            <text:p>976</text:p>
          </table:table-cell>
          <table:table-cell office:value-type="float" office:value="13.2149999999999" calcext:value-type="float">
            <text:p>13,214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2.017" calcext:value-type="float">
            <text:p>2,0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10231" calcext:value-type="float">
            <text:p>10231</text:p>
          </table:table-cell>
          <table:table-cell office:value-type="float" office:value="142.572000000002" calcext:value-type="float">
            <text:p>142,5720000000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42" calcext:value-type="float">
            <text:p>2742</text:p>
          </table:table-cell>
          <table:table-cell office:value-type="float" office:value="6584" calcext:value-type="float">
            <text:p>6584</text:p>
          </table:table-cell>
          <table:table-cell office:value-type="float" office:value="82.823000000002" calcext:value-type="float">
            <text:p>82,8230000000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62" calcext:value-type="float">
            <text:p>2662</text:p>
          </table:table-cell>
          <table:table-cell office:value-type="float" office:value="930" calcext:value-type="float">
            <text:p>930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office:value-type="float" office:value="757" calcext:value-type="float">
            <text:p>757</text:p>
          </table:table-cell>
          <table:table-cell office:value-type="float" office:value="9.24399999999996" calcext:value-type="float">
            <text:p>9,243999999999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82" calcext:value-type="float">
            <text:p>482</text:p>
          </table:table-cell>
          <table:table-cell office:value-type="float" office:value="1139" calcext:value-type="float">
            <text:p>1139</text:p>
          </table:table-cell>
          <table:table-cell office:value-type="float" office:value="14.6919999999999" calcext:value-type="float">
            <text:p>14,6919999999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94" calcext:value-type="float">
            <text:p>894</text:p>
          </table:table-cell>
          <table:table-cell office:value-type="float" office:value="2094" calcext:value-type="float">
            <text:p>2094</text:p>
          </table:table-cell>
          <table:table-cell table:style-name="ce2" office:value-type="date" office:date-value="1900-01-28T19:12:00" calcext:value-type="date">
            <text:p>28.01.19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8" calcext:value-type="float">
            <text:p>328</text:p>
          </table:table-cell>
          <table:table-cell office:value-type="float" office:value="813" calcext:value-type="float">
            <text:p>813</text:p>
          </table:table-cell>
          <table:table-cell office:value-type="float" office:value="10.945" calcext:value-type="float">
            <text:p>10,9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97" calcext:value-type="float">
            <text:p>2797</text:p>
          </table:table-cell>
          <table:table-cell office:value-type="float" office:value="677" calcext:value-type="float">
            <text:p>67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2" calcext:value-type="float">
            <text:p>1102</text:p>
          </table:table-cell>
          <table:table-cell office:value-type="float" office:value="2686" calcext:value-type="float">
            <text:p>2686</text:p>
          </table:table-cell>
          <table:table-cell office:value-type="float" office:value="36.7610000000002" calcext:value-type="float">
            <text:p>36,76100000000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17" calcext:value-type="float">
            <text:p>1417</text:p>
          </table:table-cell>
          <table:table-cell office:value-type="float" office:value="3354" calcext:value-type="float">
            <text:p>3354</text:p>
          </table:table-cell>
          <table:table-cell office:value-type="float" office:value="45.4250000000005" calcext:value-type="float">
            <text:p>45,425000000000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25" calcext:value-type="float">
            <text:p>925</text:p>
          </table:table-cell>
          <table:table-cell office:value-type="float" office:value="2212" calcext:value-type="float">
            <text:p>2212</text:p>
          </table:table-cell>
          <table:table-cell office:value-type="float" office:value="30.418" calcext:value-type="float">
            <text:p>30,4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69" calcext:value-type="float">
            <text:p>1669</text:p>
          </table:table-cell>
          <table:table-cell office:value-type="float" office:value="4068" calcext:value-type="float">
            <text:p>4068</text:p>
          </table:table-cell>
          <table:table-cell office:value-type="float" office:value="51.9400000000008" calcext:value-type="float">
            <text:p>51,94000000000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03" calcext:value-type="float">
            <text:p>40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26" calcext:value-type="float">
            <text:p>626</text:p>
          </table:table-cell>
          <table:table-cell office:value-type="float" office:value="1524" calcext:value-type="float">
            <text:p>1524</text:p>
          </table:table-cell>
          <table:table-cell office:value-type="float" office:value="21.127" calcext:value-type="float">
            <text:p>21,1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8" calcext:value-type="float">
            <text:p>348</text:p>
          </table:table-cell>
          <table:table-cell office:value-type="float" office:value="864" calcext:value-type="float">
            <text:p>864</text:p>
          </table:table-cell>
          <table:table-cell office:value-type="float" office:value="11.9809999999999" calcext:value-type="float">
            <text:p>11,98099999999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02" calcext:value-type="float">
            <text:p>1902</text:p>
          </table:table-cell>
          <table:table-cell office:value-type="float" office:value="4545" calcext:value-type="float">
            <text:p>4545</text:p>
          </table:table-cell>
          <table:table-cell office:value-type="float" office:value="58.5580000000009" calcext:value-type="float">
            <text:p>58,55800000000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52" calcext:value-type="float">
            <text:p>552</text:p>
          </table:table-cell>
          <table:table-cell office:value-type="float" office:value="10022" calcext:value-type="float">
            <text:p>10022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405" calcext:value-type="float">
            <text:p>405</text:p>
          </table:table-cell>
          <table:table-cell office:value-type="float" office:value="4.87399999999999" calcext:value-type="float">
            <text:p>4,873999999999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7" calcext:value-type="float">
            <text:p>607</text:p>
          </table:table-cell>
          <table:table-cell office:value-type="float" office:value="1456" calcext:value-type="float">
            <text:p>1456</text:p>
          </table:table-cell>
          <table:table-cell office:value-type="float" office:value="19.7629999999999" calcext:value-type="float">
            <text:p>19,76299999999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70" calcext:value-type="float">
            <text:p>1370</text:p>
          </table:table-cell>
          <table:table-cell office:value-type="float" office:value="3265" calcext:value-type="float">
            <text:p>3265</text:p>
          </table:table-cell>
          <table:table-cell office:value-type="float" office:value="45.4820000000005" calcext:value-type="float">
            <text:p>45,48200000000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22" calcext:value-type="float">
            <text:p>922</text:p>
          </table:table-cell>
          <table:table-cell office:value-type="float" office:value="2220" calcext:value-type="float">
            <text:p>2220</text:p>
          </table:table-cell>
          <table:table-cell office:value-type="float" office:value="27.327" calcext:value-type="float">
            <text:p>27,3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03" calcext:value-type="float">
            <text:p>2103</text:p>
          </table:table-cell>
          <table:table-cell office:value-type="float" office:value="14981" calcext:value-type="float">
            <text:p>1498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office:value-type="float" office:value="1466" calcext:value-type="float">
            <text:p>1466</text:p>
          </table:table-cell>
          <table:table-cell office:value-type="float" office:value="19.047" calcext:value-type="float">
            <text:p>19,0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92" calcext:value-type="float">
            <text:p>292</text:p>
          </table:table-cell>
          <table:table-cell office:value-type="float" office:value="3.97399999999999" calcext:value-type="float">
            <text:p>3,9739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82" calcext:value-type="float">
            <text:p>1882</text:p>
          </table:table-cell>
          <table:table-cell office:value-type="float" office:value="4458" calcext:value-type="float">
            <text:p>4458</text:p>
          </table:table-cell>
          <table:table-cell office:value-type="float" office:value="62.6550000000012" calcext:value-type="float">
            <text:p>62,65500000000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640" calcext:value-type="float">
            <text:p>640</text:p>
          </table:table-cell>
          <table:table-cell office:value-type="float" office:value="7.70499999999998" calcext:value-type="float">
            <text:p>7,704999999999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49" calcext:value-type="float">
            <text:p>1249</text:p>
          </table:table-cell>
          <table:table-cell office:value-type="float" office:value="657" calcext:value-type="float">
            <text:p>65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543" calcext:value-type="float">
            <text:p>543</text:p>
          </table:table-cell>
          <table:table-cell office:value-type="float" office:value="6.67399999999998" calcext:value-type="float">
            <text:p>6,673999999999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 office:value-type="float" office:value="1621" calcext:value-type="float">
            <text:p>1621</text:p>
          </table:table-cell>
          <table:table-cell office:value-type="float" office:value="21.2729999999999" calcext:value-type="float">
            <text:p>21,2729999999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8" calcext:value-type="float">
            <text:p>658</text:p>
          </table:table-cell>
          <table:table-cell office:value-type="float" office:value="1574" calcext:value-type="float">
            <text:p>1574</text:p>
          </table:table-cell>
          <table:table-cell office:value-type="float" office:value="20.614" calcext:value-type="float">
            <text:p>20,6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2457" calcext:value-type="float">
            <text:p>2457</text:p>
          </table:table-cell>
          <table:table-cell office:value-type="float" office:value="30.666" calcext:value-type="float">
            <text:p>30,6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13" calcext:value-type="float">
            <text:p>813</text:p>
          </table:table-cell>
          <table:table-cell office:value-type="float" office:value="16760" calcext:value-type="float">
            <text:p>16760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6" calcext:value-type="float">
            <text:p>606</text:p>
          </table:table-cell>
          <table:table-cell office:value-type="float" office:value="1430" calcext:value-type="float">
            <text:p>1430</text:p>
          </table:table-cell>
          <table:table-cell office:value-type="float" office:value="18.597" calcext:value-type="float">
            <text:p>18,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99" calcext:value-type="float">
            <text:p>1399</text:p>
          </table:table-cell>
          <table:table-cell office:value-type="float" office:value="3270" calcext:value-type="float">
            <text:p>3270</text:p>
          </table:table-cell>
          <table:table-cell office:value-type="float" office:value="43.2520000000004" calcext:value-type="float">
            <text:p>43,25200000000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float" office:value="1.598" calcext:value-type="float">
            <text:p>1,5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21" calcext:value-type="float">
            <text:p>1621</text:p>
          </table:table-cell>
          <table:table-cell office:value-type="float" office:value="3872" calcext:value-type="float">
            <text:p>3872</text:p>
          </table:table-cell>
          <table:table-cell office:value-type="float" office:value="49.1420000000008" calcext:value-type="float">
            <text:p>49,14200000000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97" calcext:value-type="float">
            <text:p>1197</text:p>
          </table:table-cell>
          <table:table-cell office:value-type="float" office:value="5944" calcext:value-type="float">
            <text:p>5944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3.10299999999999" calcext:value-type="float">
            <text:p>3,102999999999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0" calcext:value-type="float">
            <text:p>630</text:p>
          </table:table-cell>
          <table:table-cell office:value-type="float" office:value="1521" calcext:value-type="float">
            <text:p>1521</text:p>
          </table:table-cell>
          <table:table-cell office:value-type="float" office:value="20.611" calcext:value-type="float">
            <text:p>20,6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26" calcext:value-type="float">
            <text:p>2426</text:p>
          </table:table-cell>
          <table:table-cell office:value-type="float" office:value="5748" calcext:value-type="float">
            <text:p>5748</text:p>
          </table:table-cell>
          <table:table-cell office:value-type="float" office:value="80.4990000000019" calcext:value-type="float">
            <text:p>80,4990000000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69" calcext:value-type="float">
            <text:p>5569</text:p>
          </table:table-cell>
          <table:table-cell office:value-type="float" office:value="13244" calcext:value-type="float">
            <text:p>13244</text:p>
          </table:table-cell>
          <table:table-cell office:value-type="float" office:value="170.026999999997" calcext:value-type="float">
            <text:p>170,0269999999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20" calcext:value-type="float">
            <text:p>2220</text:p>
          </table:table-cell>
          <table:table-cell office:value-type="float" office:value="6682" calcext:value-type="float">
            <text:p>6682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8" calcext:value-type="float">
            <text:p>358</text:p>
          </table:table-cell>
          <table:table-cell office:value-type="float" office:value="886" calcext:value-type="float">
            <text:p>886</text:p>
          </table:table-cell>
          <table:table-cell office:value-type="float" office:value="11.444" calcext:value-type="float">
            <text:p>11,4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44" calcext:value-type="float">
            <text:p>1444</text:p>
          </table:table-cell>
          <table:table-cell office:value-type="float" office:value="3407" calcext:value-type="float">
            <text:p>3407</text:p>
          </table:table-cell>
          <table:table-cell office:value-type="float" office:value="47.2660000000005" calcext:value-type="float">
            <text:p>47,266000000000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9" calcext:value-type="float">
            <text:p>999</text:p>
          </table:table-cell>
          <table:table-cell office:value-type="float" office:value="2381" calcext:value-type="float">
            <text:p>2381</text:p>
          </table:table-cell>
          <table:table-cell office:value-type="float" office:value="32.862" calcext:value-type="float">
            <text:p>32,86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906" calcext:value-type="float">
            <text:p>4906</text:p>
          </table:table-cell>
          <table:table-cell office:value-type="float" office:value="11654" calcext:value-type="float">
            <text:p>11654</text:p>
          </table:table-cell>
          <table:table-cell office:value-type="float" office:value="144.765000000001" calcext:value-type="float">
            <text:p>144,7650000000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61" calcext:value-type="float">
            <text:p>3361</text:p>
          </table:table-cell>
          <table:table-cell office:value-type="float" office:value="8793" calcext:value-type="float">
            <text:p>879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9" calcext:value-type="float">
            <text:p>1449</text:p>
          </table:table-cell>
          <table:table-cell office:value-type="float" office:value="3430" calcext:value-type="float">
            <text:p>3430</text:p>
          </table:table-cell>
          <table:table-cell office:value-type="float" office:value="46.1510000000004" calcext:value-type="float">
            <text:p>46,15100000000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59" calcext:value-type="float">
            <text:p>1159</text:p>
          </table:table-cell>
          <table:table-cell office:value-type="float" office:value="2754" calcext:value-type="float">
            <text:p>2754</text:p>
          </table:table-cell>
          <table:table-cell office:value-type="float" office:value="36.7770000000001" calcext:value-type="float">
            <text:p>36,77700000000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90" calcext:value-type="float">
            <text:p>3390</text:p>
          </table:table-cell>
          <table:table-cell office:value-type="float" office:value="8089" calcext:value-type="float">
            <text:p>8089</text:p>
          </table:table-cell>
          <table:table-cell office:value-type="float" office:value="112.254000000004" calcext:value-type="float">
            <text:p>112,2540000000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5" calcext:value-type="float">
            <text:p>605</text:p>
          </table:table-cell>
          <table:table-cell office:value-type="float" office:value="1508" calcext:value-type="float">
            <text:p>1508</text:p>
          </table:table-cell>
          <table:table-cell office:value-type="float" office:value="19.272" calcext:value-type="float">
            <text:p>19,2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4935" calcext:value-type="float">
            <text:p>4935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2" calcext:value-type="float">
            <text:p>192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86" calcext:value-type="float">
            <text:p>1386</text:p>
          </table:table-cell>
          <table:table-cell office:value-type="float" office:value="3253" calcext:value-type="float">
            <text:p>3253</text:p>
          </table:table-cell>
          <table:table-cell office:value-type="float" office:value="43.5050000000003" calcext:value-type="float">
            <text:p>43,50500000000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33" calcext:value-type="float">
            <text:p>333</text:p>
          </table:table-cell>
          <table:table-cell office:value-type="float" office:value="4.44599999999999" calcext:value-type="float">
            <text:p>4,445999999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29" calcext:value-type="float">
            <text:p>1229</text:p>
          </table:table-cell>
          <table:table-cell office:value-type="float" office:value="2978" calcext:value-type="float">
            <text:p>2978</text:p>
          </table:table-cell>
          <table:table-cell office:value-type="float" office:value="36.1150000000002" calcext:value-type="float">
            <text:p>36,11500000000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1748" calcext:value-type="float">
            <text:p>1748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597" calcext:value-type="float">
            <text:p>1597</text:p>
          </table:table-cell>
          <table:table-cell office:value-type="float" office:value="21.9699999999999" calcext:value-type="float">
            <text:p>21,969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520" calcext:value-type="float">
            <text:p>520</text:p>
          </table:table-cell>
          <table:table-cell office:value-type="float" office:value="7.16399999999998" calcext:value-type="float">
            <text:p>7,163999999999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651" calcext:value-type="float">
            <text:p>2651</text:p>
          </table:table-cell>
          <table:table-cell office:value-type="float" office:value="6309" calcext:value-type="float">
            <text:p>6309</text:p>
          </table:table-cell>
          <table:table-cell office:value-type="float" office:value="88.5590000000017" calcext:value-type="float">
            <text:p>88,55900000000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17" calcext:value-type="float">
            <text:p>1317</text:p>
          </table:table-cell>
          <table:table-cell office:value-type="float" office:value="3213" calcext:value-type="float">
            <text:p>3213</text:p>
          </table:table-cell>
          <table:table-cell office:value-type="float" office:value="38.8620000000003" calcext:value-type="float">
            <text:p>38,86200000000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63" calcext:value-type="float">
            <text:p>1163</text:p>
          </table:table-cell>
          <table:table-cell office:value-type="float" office:value="1463" calcext:value-type="float">
            <text:p>146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1" calcext:value-type="float">
            <text:p>401</text:p>
          </table:table-cell>
          <table:table-cell office:value-type="float" office:value="1025" calcext:value-type="float">
            <text:p>1025</text:p>
          </table:table-cell>
          <table:table-cell office:value-type="float" office:value="12.7269999999999" calcext:value-type="float">
            <text:p>12,72699999999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471" calcext:value-type="float">
            <text:p>471</text:p>
          </table:table-cell>
          <table:table-cell office:value-type="float" office:value="6.06099999999998" calcext:value-type="float">
            <text:p>6,060999999999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office:value-type="float" office:value="1041" calcext:value-type="float">
            <text:p>1041</text:p>
          </table:table-cell>
          <table:table-cell office:value-type="float" office:value="14.4329999999999" calcext:value-type="float">
            <text:p>14,43299999999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8.74699999999997" calcext:value-type="float">
            <text:p>8,746999999999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62" calcext:value-type="float">
            <text:p>3562</text:p>
          </table:table-cell>
          <table:table-cell office:value-type="float" office:value="517" calcext:value-type="float">
            <text:p>517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2.68399999999999" calcext:value-type="float">
            <text:p>2,683999999999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720" calcext:value-type="float">
            <text:p>720</text:p>
          </table:table-cell>
          <table:table-cell office:value-type="float" office:value="9.35599999999996" calcext:value-type="float">
            <text:p>9,355999999999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1" calcext:value-type="float">
            <text:p>581</text:p>
          </table:table-cell>
          <table:table-cell office:value-type="float" office:value="1408" calcext:value-type="float">
            <text:p>1408</text:p>
          </table:table-cell>
          <table:table-cell office:value-type="float" office:value="19.33" calcext:value-type="float">
            <text:p>19,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16" calcext:value-type="float">
            <text:p>916</text:p>
          </table:table-cell>
          <table:table-cell office:value-type="float" office:value="2213" calcext:value-type="float">
            <text:p>2213</text:p>
          </table:table-cell>
          <table:table-cell office:value-type="float" office:value="27.396" calcext:value-type="float">
            <text:p>27,3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28" calcext:value-type="float">
            <text:p>2028</text:p>
          </table:table-cell>
          <table:table-cell office:value-type="float" office:value="13076" calcext:value-type="float">
            <text:p>1307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office:value-type="float" office:value="517" calcext:value-type="float">
            <text:p>517</text:p>
          </table:table-cell>
          <table:table-cell office:value-type="float" office:value="6.68799999999999" calcext:value-type="float">
            <text:p>6,687999999999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29" calcext:value-type="float">
            <text:p>929</text:p>
          </table:table-cell>
          <table:table-cell office:value-type="float" office:value="2186" calcext:value-type="float">
            <text:p>2186</text:p>
          </table:table-cell>
          <table:table-cell office:value-type="float" office:value="29.557" calcext:value-type="float">
            <text:p>29,5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999" calcext:value-type="float">
            <text:p>3999</text:p>
          </table:table-cell>
          <table:table-cell office:value-type="float" office:value="9478" calcext:value-type="float">
            <text:p>9478</text:p>
          </table:table-cell>
          <table:table-cell office:value-type="float" office:value="133.003000000003" calcext:value-type="float">
            <text:p>133,0030000000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6" calcext:value-type="float">
            <text:p>416</text:p>
          </table:table-cell>
          <table:table-cell office:value-type="float" office:value="1033" calcext:value-type="float">
            <text:p>1033</text:p>
          </table:table-cell>
          <table:table-cell office:value-type="float" office:value="12.798" calcext:value-type="float">
            <text:p>12,7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68" calcext:value-type="float">
            <text:p>3468</text:p>
          </table:table-cell>
          <table:table-cell office:value-type="float" office:value="5338" calcext:value-type="float">
            <text:p>5338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385" calcext:value-type="float">
            <text:p>385</text:p>
          </table:table-cell>
          <table:table-cell office:value-type="float" office:value="4.92499999999999" calcext:value-type="float">
            <text:p>4,9249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32" calcext:value-type="float">
            <text:p>432</text:p>
          </table:table-cell>
          <table:table-cell office:value-type="float" office:value="5.68699999999999" calcext:value-type="float">
            <text:p>5,6869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79" calcext:value-type="float">
            <text:p>1079</text:p>
          </table:table-cell>
          <table:table-cell office:value-type="float" office:value="2569" calcext:value-type="float">
            <text:p>2569</text:p>
          </table:table-cell>
          <table:table-cell office:value-type="float" office:value="36.0280000000002" calcext:value-type="float">
            <text:p>36,0280000000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8" calcext:value-type="float">
            <text:p>758</text:p>
          </table:table-cell>
          <table:table-cell office:value-type="float" office:value="1852" calcext:value-type="float">
            <text:p>1852</text:p>
          </table:table-cell>
          <table:table-cell office:value-type="float" office:value="23.396" calcext:value-type="float">
            <text:p>23,3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02" calcext:value-type="float">
            <text:p>3402</text:p>
          </table:table-cell>
          <table:table-cell office:value-type="float" office:value="6168" calcext:value-type="float">
            <text:p>6168</text:p>
          </table:table-cell>
          <table:table-cell office:value-type="float" office:value="14378" calcext:value-type="float">
            <text:p>143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594" calcext:value-type="float">
            <text:p>594</text:p>
          </table:table-cell>
          <table:table-cell office:value-type="float" office:value="8.19699999999998" calcext:value-type="float">
            <text:p>8,1969999999999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2" calcext:value-type="float">
            <text:p>472</text:p>
          </table:table-cell>
          <table:table-cell office:value-type="float" office:value="1160" calcext:value-type="float">
            <text:p>1160</text:p>
          </table:table-cell>
          <table:table-cell office:value-type="float" office:value="15.8319999999999" calcext:value-type="float">
            <text:p>15,8319999999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26" calcext:value-type="float">
            <text:p>1726</text:p>
          </table:table-cell>
          <table:table-cell office:value-type="float" office:value="4108" calcext:value-type="float">
            <text:p>4108</text:p>
          </table:table-cell>
          <table:table-cell office:value-type="float" office:value="56.7150000000007" calcext:value-type="float">
            <text:p>56,7150000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39" calcext:value-type="float">
            <text:p>1639</text:p>
          </table:table-cell>
          <table:table-cell office:value-type="float" office:value="3920" calcext:value-type="float">
            <text:p>3920</text:p>
          </table:table-cell>
          <table:table-cell office:value-type="float" office:value="53.5070000000009" calcext:value-type="float">
            <text:p>53,50700000000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 office:value-type="float" office:value="12163" calcext:value-type="float">
            <text:p>1216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 office:value-type="float" office:value="488" calcext:value-type="float">
            <text:p>488</text:p>
          </table:table-cell>
          <table:table-cell office:value-type="float" office:value="6.67399999999999" calcext:value-type="float">
            <text:p>6,673999999999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376" calcext:value-type="float">
            <text:p>376</text:p>
          </table:table-cell>
          <table:table-cell office:value-type="float" office:value="5.001" calcext:value-type="float">
            <text:p>5,0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59" calcext:value-type="float">
            <text:p>2159</text:p>
          </table:table-cell>
          <table:table-cell office:value-type="float" office:value="5169" calcext:value-type="float">
            <text:p>5169</text:p>
          </table:table-cell>
          <table:table-cell office:value-type="float" office:value="71.2970000000016" calcext:value-type="float">
            <text:p>71,297000000001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78" calcext:value-type="float">
            <text:p>2378</text:p>
          </table:table-cell>
          <table:table-cell office:value-type="float" office:value="5672" calcext:value-type="float">
            <text:p>5672</text:p>
          </table:table-cell>
          <table:table-cell office:value-type="float" office:value="74.2280000000015" calcext:value-type="float">
            <text:p>74,228000000001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63" calcext:value-type="float">
            <text:p>3563</text:p>
          </table:table-cell>
          <table:table-cell office:value-type="float" office:value="4619" calcext:value-type="float">
            <text:p>4619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8" calcext:value-type="float">
            <text:p>488</text:p>
          </table:table-cell>
          <table:table-cell office:value-type="float" office:value="1170" calcext:value-type="float">
            <text:p>1170</text:p>
          </table:table-cell>
          <table:table-cell office:value-type="float" office:value="15.6709999999999" calcext:value-type="float">
            <text:p>15,670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360" calcext:value-type="float">
            <text:p>360</text:p>
          </table:table-cell>
          <table:table-cell office:value-type="float" office:value="4.70899999999999" calcext:value-type="float">
            <text:p>4,708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09" calcext:value-type="float">
            <text:p>609</text:p>
          </table:table-cell>
          <table:table-cell office:value-type="float" office:value="1475" calcext:value-type="float">
            <text:p>1475</text:p>
          </table:table-cell>
          <table:table-cell office:value-type="float" office:value="17.9589999999999" calcext:value-type="float">
            <text:p>17,958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71" calcext:value-type="float">
            <text:p>8671</text:p>
          </table:table-cell>
          <table:table-cell office:value-type="float" office:value="1004" calcext:value-type="float">
            <text:p>1004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2.52099999999999" calcext:value-type="float">
            <text:p>2,5209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98" calcext:value-type="float">
            <text:p>1498</text:p>
          </table:table-cell>
          <table:table-cell office:value-type="float" office:value="3461" calcext:value-type="float">
            <text:p>3461</text:p>
          </table:table-cell>
          <table:table-cell office:value-type="float" office:value="47.3360000000006" calcext:value-type="float">
            <text:p>47,33600000000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483" calcext:value-type="float">
            <text:p>483</text:p>
          </table:table-cell>
          <table:table-cell office:value-type="float" office:value="6.73099999999999" calcext:value-type="float">
            <text:p>6,7309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008" calcext:value-type="float">
            <text:p>4008</text:p>
          </table:table-cell>
          <table:table-cell office:value-type="float" office:value="9529" calcext:value-type="float">
            <text:p>9529</text:p>
          </table:table-cell>
          <table:table-cell office:value-type="float" office:value="122.966000000004" calcext:value-type="float">
            <text:p>122,96600000000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780" calcext:value-type="float">
            <text:p>1780</text:p>
          </table:table-cell>
          <table:table-cell office:value-type="float" office:value="435" calcext:value-type="float">
            <text:p>43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1.652" calcext:value-type="float">
            <text:p>1,6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639" calcext:value-type="float">
            <text:p>639</text:p>
          </table:table-cell>
          <table:table-cell office:value-type="float" office:value="8.06099999999998" calcext:value-type="float">
            <text:p>8,060999999999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77" calcext:value-type="float">
            <text:p>777</text:p>
          </table:table-cell>
          <table:table-cell office:value-type="float" office:value="1898" calcext:value-type="float">
            <text:p>1898</text:p>
          </table:table-cell>
          <table:table-cell office:value-type="float" office:value="26.0279999999999" calcext:value-type="float">
            <text:p>26,027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12" calcext:value-type="float">
            <text:p>2412</text:p>
          </table:table-cell>
          <table:table-cell office:value-type="float" office:value="5731" calcext:value-type="float">
            <text:p>5731</text:p>
          </table:table-cell>
          <table:table-cell office:value-type="float" office:value="71.5740000000013" calcext:value-type="float">
            <text:p>71,57400000000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51" calcext:value-type="float">
            <text:p>3951</text:p>
          </table:table-cell>
          <table:table-cell office:value-type="float" office:value="1040" calcext:value-type="float">
            <text:p>1040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249" calcext:value-type="float">
            <text:p>249</text:p>
          </table:table-cell>
          <table:table-cell office:value-type="float" office:value="3.01699999999999" calcext:value-type="float">
            <text:p>3,016999999999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697000000000001" calcext:value-type="float">
            <text:p>0,6970000000000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36" calcext:value-type="float">
            <text:p>836</text:p>
          </table:table-cell>
          <table:table-cell office:value-type="float" office:value="2024" calcext:value-type="float">
            <text:p>2024</text:p>
          </table:table-cell>
          <table:table-cell office:value-type="float" office:value="29.1119999999999" calcext:value-type="float">
            <text:p>29,11199999999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08" calcext:value-type="float">
            <text:p>4108</text:p>
          </table:table-cell>
          <table:table-cell office:value-type="float" office:value="9809" calcext:value-type="float">
            <text:p>9809</text:p>
          </table:table-cell>
          <table:table-cell office:value-type="float" office:value="130.525000000003" calcext:value-type="float">
            <text:p>130,5250000000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83" calcext:value-type="float">
            <text:p>1183</text:p>
          </table:table-cell>
          <table:table-cell office:value-type="float" office:value="8169" calcext:value-type="float">
            <text:p>8169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398" calcext:value-type="float">
            <text:p>398</text:p>
          </table:table-cell>
          <table:table-cell office:value-type="float" office:value="4.93799999999999" calcext:value-type="float">
            <text:p>4,9379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3" calcext:value-type="float">
            <text:p>473</text:p>
          </table:table-cell>
          <table:table-cell office:value-type="float" office:value="1096" calcext:value-type="float">
            <text:p>1096</text:p>
          </table:table-cell>
          <table:table-cell office:value-type="float" office:value="14.3939999999999" calcext:value-type="float">
            <text:p>14,393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6" calcext:value-type="float">
            <text:p>476</text:p>
          </table:table-cell>
          <table:table-cell office:value-type="float" office:value="1192" calcext:value-type="float">
            <text:p>1192</text:p>
          </table:table-cell>
          <table:table-cell office:value-type="float" office:value="17.6469999999999" calcext:value-type="float">
            <text:p>17,646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69" calcext:value-type="float">
            <text:p>869</text:p>
          </table:table-cell>
          <table:table-cell office:value-type="float" office:value="2070" calcext:value-type="float">
            <text:p>2070</text:p>
          </table:table-cell>
          <table:table-cell office:value-type="float" office:value="28.579" calcext:value-type="float">
            <text:p>28,57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54" calcext:value-type="float">
            <text:p>1554</text:p>
          </table:table-cell>
          <table:table-cell office:value-type="float" office:value="5897" calcext:value-type="float">
            <text:p>5897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1" calcext:value-type="float">
            <text:p>251</text:p>
          </table:table-cell>
          <table:table-cell office:value-type="float" office:value="647" calcext:value-type="float">
            <text:p>647</text:p>
          </table:table-cell>
          <table:table-cell office:value-type="float" office:value="7.87599999999999" calcext:value-type="float">
            <text:p>7,8759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924" calcext:value-type="float">
            <text:p>924</text:p>
          </table:table-cell>
          <table:table-cell office:value-type="float" office:value="12.2959999999999" calcext:value-type="float">
            <text:p>12,295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9" calcext:value-type="float">
            <text:p>659</text:p>
          </table:table-cell>
          <table:table-cell office:value-type="float" office:value="1601" calcext:value-type="float">
            <text:p>1601</text:p>
          </table:table-cell>
          <table:table-cell office:value-type="float" office:value="21.1579999999999" calcext:value-type="float">
            <text:p>21,157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99" calcext:value-type="float">
            <text:p>2399</text:p>
          </table:table-cell>
          <table:table-cell office:value-type="float" office:value="5697" calcext:value-type="float">
            <text:p>5697</text:p>
          </table:table-cell>
          <table:table-cell office:value-type="float" office:value="75.6480000000015" calcext:value-type="float">
            <text:p>75,6480000000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944" calcext:value-type="float">
            <text:p>7944</text:p>
          </table:table-cell>
          <table:table-cell office:value-type="float" office:value="3698" calcext:value-type="float">
            <text:p>369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4" calcext:value-type="float">
            <text:p>1284</text:p>
          </table:table-cell>
          <table:table-cell office:value-type="float" office:value="3014" calcext:value-type="float">
            <text:p>3014</text:p>
          </table:table-cell>
          <table:table-cell office:value-type="float" office:value="39.5750000000003" calcext:value-type="float">
            <text:p>39,57500000000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522" calcext:value-type="float">
            <text:p>522</text:p>
          </table:table-cell>
          <table:table-cell office:value-type="float" office:value="7.05699999999999" calcext:value-type="float">
            <text:p>7,056999999999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58" calcext:value-type="float">
            <text:p>3558</text:p>
          </table:table-cell>
          <table:table-cell office:value-type="float" office:value="8504" calcext:value-type="float">
            <text:p>8504</text:p>
          </table:table-cell>
          <table:table-cell office:value-type="float" office:value="118.896000000003" calcext:value-type="float">
            <text:p>118,8960000000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496" calcext:value-type="float">
            <text:p>4496</text:p>
          </table:table-cell>
          <table:table-cell office:value-type="float" office:value="10782" calcext:value-type="float">
            <text:p>10782</text:p>
          </table:table-cell>
          <table:table-cell office:value-type="float" office:value="143.397000000002" calcext:value-type="float">
            <text:p>143,3970000000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061" calcext:value-type="float">
            <text:p>4061</text:p>
          </table:table-cell>
          <table:table-cell office:value-type="float" office:value="5737" calcext:value-type="float">
            <text:p>5737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375" calcext:value-type="float">
            <text:p>375</text:p>
          </table:table-cell>
          <table:table-cell office:value-type="float" office:value="5.07499999999999" calcext:value-type="float">
            <text:p>5,0749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2386" calcext:value-type="float">
            <text:p>2386</text:p>
          </table:table-cell>
          <table:table-cell office:value-type="float" office:value="31.8579999999999" calcext:value-type="float">
            <text:p>31,857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09" calcext:value-type="float">
            <text:p>4109</text:p>
          </table:table-cell>
          <table:table-cell office:value-type="float" office:value="9739" calcext:value-type="float">
            <text:p>9739</text:p>
          </table:table-cell>
          <table:table-cell office:value-type="float" office:value="136.391000000003" calcext:value-type="float">
            <text:p>136,3910000000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19" calcext:value-type="float">
            <text:p>1819</text:p>
          </table:table-cell>
          <table:table-cell office:value-type="float" office:value="4396" calcext:value-type="float">
            <text:p>4396</text:p>
          </table:table-cell>
          <table:table-cell office:value-type="float" office:value="57.0390000000011" calcext:value-type="float">
            <text:p>57,0390000000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9" calcext:value-type="float">
            <text:p>389</text:p>
          </table:table-cell>
          <table:table-cell office:value-type="float" office:value="11441" calcext:value-type="float">
            <text:p>11441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2" calcext:value-type="float">
            <text:p>372</text:p>
          </table:table-cell>
          <table:table-cell office:value-type="float" office:value="5.04899999999999" calcext:value-type="float">
            <text:p>5,048999999999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1" calcext:value-type="float">
            <text:p>411</text:p>
          </table:table-cell>
          <table:table-cell office:value-type="float" office:value="960" calcext:value-type="float">
            <text:p>960</text:p>
          </table:table-cell>
          <table:table-cell office:value-type="float" office:value="12.5069999999999" calcext:value-type="float">
            <text:p>12,50699999999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19" calcext:value-type="float">
            <text:p>719</text:p>
          </table:table-cell>
          <table:table-cell office:value-type="float" office:value="1735" calcext:value-type="float">
            <text:p>1735</text:p>
          </table:table-cell>
          <table:table-cell table:style-name="ce2" office:value-type="date" office:date-value="1900-01-23T16:48:00" calcext:value-type="date">
            <text:p>23.01.19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62" calcext:value-type="float">
            <text:p>3462</text:p>
          </table:table-cell>
          <table:table-cell office:value-type="float" office:value="8209" calcext:value-type="float">
            <text:p>8209</text:p>
          </table:table-cell>
          <table:table-cell office:value-type="float" office:value="111.644000000003" calcext:value-type="float">
            <text:p>111,64400000000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269" calcext:value-type="float">
            <text:p>4269</text:p>
          </table:table-cell>
          <table:table-cell office:value-type="float" office:value="965" calcext:value-type="float">
            <text:p>965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286" calcext:value-type="float">
            <text:p>286</text:p>
          </table:table-cell>
          <table:table-cell office:value-type="float" office:value="3.59399999999999" calcext:value-type="float">
            <text:p>3,5939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1" calcext:value-type="float">
            <text:p>801</text:p>
          </table:table-cell>
          <table:table-cell office:value-type="float" office:value="1929" calcext:value-type="float">
            <text:p>1929</text:p>
          </table:table-cell>
          <table:table-cell office:value-type="float" office:value="26.7399999999999" calcext:value-type="float">
            <text:p>26,739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3.85499999999999" calcext:value-type="float">
            <text:p>3,8549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953" calcext:value-type="float">
            <text:p>2953</text:p>
          </table:table-cell>
          <table:table-cell office:value-type="float" office:value="7104" calcext:value-type="float">
            <text:p>7104</text:p>
          </table:table-cell>
          <table:table-cell office:value-type="float" office:value="97.0570000000025" calcext:value-type="float">
            <text:p>97,057000000002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25" calcext:value-type="float">
            <text:p>325</text:p>
          </table:table-cell>
          <table:table-cell office:value-type="float" office:value="1069" calcext:value-type="float">
            <text:p>106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1.992" calcext:value-type="float">
            <text:p>1,9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421" calcext:value-type="float">
            <text:p>421</text:p>
          </table:table-cell>
          <table:table-cell office:value-type="float" office:value="5.73199999999999" calcext:value-type="float">
            <text:p>5,731999999999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546" calcext:value-type="float">
            <text:p>546</text:p>
          </table:table-cell>
          <table:table-cell office:value-type="float" office:value="6.961" calcext:value-type="float">
            <text:p>6,96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62" calcext:value-type="float">
            <text:p>1162</text:p>
          </table:table-cell>
          <table:table-cell office:value-type="float" office:value="2805" calcext:value-type="float">
            <text:p>2805</text:p>
          </table:table-cell>
          <table:table-cell office:value-type="float" office:value="36.5070000000001" calcext:value-type="float">
            <text:p>36,50700000000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00" calcext:value-type="float">
            <text:p>2300</text:p>
          </table:table-cell>
          <table:table-cell office:value-type="float" office:value="10136" calcext:value-type="float">
            <text:p>10136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20" calcext:value-type="float">
            <text:p>620</text:p>
          </table:table-cell>
          <table:table-cell office:value-type="float" office:value="8.33299999999998" calcext:value-type="float">
            <text:p>8,3329999999999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9" calcext:value-type="float">
            <text:p>529</text:p>
          </table:table-cell>
          <table:table-cell office:value-type="float" office:value="1249" calcext:value-type="float">
            <text:p>1249</text:p>
          </table:table-cell>
          <table:table-cell office:value-type="float" office:value="17.256" calcext:value-type="float">
            <text:p>17,2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71" calcext:value-type="float">
            <text:p>2671</text:p>
          </table:table-cell>
          <table:table-cell office:value-type="float" office:value="6353" calcext:value-type="float">
            <text:p>6353</text:p>
          </table:table-cell>
          <table:table-cell office:value-type="float" office:value="88.615000000002" calcext:value-type="float">
            <text:p>88,6150000000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74" calcext:value-type="float">
            <text:p>2974</text:p>
          </table:table-cell>
          <table:table-cell office:value-type="float" office:value="7072" calcext:value-type="float">
            <text:p>7072</text:p>
          </table:table-cell>
          <table:table-cell office:value-type="float" office:value="93.2450000000025" calcext:value-type="float">
            <text:p>93,24500000000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082" calcext:value-type="float">
            <text:p>3082</text:p>
          </table:table-cell>
          <table:table-cell office:value-type="float" office:value="4904" calcext:value-type="float">
            <text:p>490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517" calcext:value-type="float">
            <text:p>517</text:p>
          </table:table-cell>
          <table:table-cell office:value-type="float" office:value="7.02299999999998" calcext:value-type="float">
            <text:p>7,0229999999999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5" calcext:value-type="float">
            <text:p>815</text:p>
          </table:table-cell>
          <table:table-cell office:value-type="float" office:value="1925" calcext:value-type="float">
            <text:p>1925</text:p>
          </table:table-cell>
          <table:table-cell office:value-type="float" office:value="25.513" calcext:value-type="float">
            <text:p>25,5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3" calcext:value-type="float">
            <text:p>443</text:p>
          </table:table-cell>
          <table:table-cell office:value-type="float" office:value="1057" calcext:value-type="float">
            <text:p>1057</text:p>
          </table:table-cell>
          <table:table-cell office:value-type="float" office:value="14.4759999999999" calcext:value-type="float">
            <text:p>14,475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45" calcext:value-type="float">
            <text:p>1945</text:p>
          </table:table-cell>
          <table:table-cell office:value-type="float" office:value="4714" calcext:value-type="float">
            <text:p>4714</text:p>
          </table:table-cell>
          <table:table-cell office:value-type="float" office:value="61.6170000000011" calcext:value-type="float">
            <text:p>61,6170000000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37" calcext:value-type="float">
            <text:p>8137</text:p>
          </table:table-cell>
          <table:table-cell office:value-type="float" office:value="5237" calcext:value-type="float">
            <text:p>5237</text:p>
          </table:table-cell>
          <table:table-cell office:value-type="float" office:value="9787" calcext:value-type="float">
            <text:p>97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" calcext:value-type="float">
            <text:p>237</text:p>
          </table:table-cell>
          <table:table-cell office:value-type="float" office:value="603" calcext:value-type="float">
            <text:p>603</text:p>
          </table:table-cell>
          <table:table-cell office:value-type="float" office:value="8.09799999999998" calcext:value-type="float">
            <text:p>8,0979999999999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4" calcext:value-type="float">
            <text:p>274</text:p>
          </table:table-cell>
          <table:table-cell office:value-type="float" office:value="686" calcext:value-type="float">
            <text:p>686</text:p>
          </table:table-cell>
          <table:table-cell office:value-type="float" office:value="9.42299999999997" calcext:value-type="float">
            <text:p>9,422999999999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68" calcext:value-type="float">
            <text:p>468</text:p>
          </table:table-cell>
          <table:table-cell office:value-type="float" office:value="1132" calcext:value-type="float">
            <text:p>1132</text:p>
          </table:table-cell>
          <table:table-cell office:value-type="float" office:value="16.064" calcext:value-type="float">
            <text:p>16,0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4" calcext:value-type="float">
            <text:p>954</text:p>
          </table:table-cell>
          <table:table-cell office:value-type="float" office:value="2263" calcext:value-type="float">
            <text:p>2263</text:p>
          </table:table-cell>
          <table:table-cell office:value-type="float" office:value="29.144" calcext:value-type="float">
            <text:p>29,14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817" calcext:value-type="float">
            <text:p>3817</text:p>
          </table:table-cell>
          <table:table-cell office:value-type="float" office:value="4845" calcext:value-type="float">
            <text:p>48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6" calcext:value-type="float">
            <text:p>466</text:p>
          </table:table-cell>
          <table:table-cell office:value-type="float" office:value="1124" calcext:value-type="float">
            <text:p>1124</text:p>
          </table:table-cell>
          <table:table-cell office:value-type="float" office:value="14.6569999999999" calcext:value-type="float">
            <text:p>14,656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29" calcext:value-type="float">
            <text:p>1229</text:p>
          </table:table-cell>
          <table:table-cell office:value-type="float" office:value="2894" calcext:value-type="float">
            <text:p>2894</text:p>
          </table:table-cell>
          <table:table-cell office:value-type="float" office:value="38.7060000000002" calcext:value-type="float">
            <text:p>38,70600000000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86" calcext:value-type="float">
            <text:p>386</text:p>
          </table:table-cell>
          <table:table-cell office:value-type="float" office:value="925" calcext:value-type="float">
            <text:p>925</text:p>
          </table:table-cell>
          <table:table-cell office:value-type="float" office:value="13.338" calcext:value-type="float">
            <text:p>13,3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807" calcext:value-type="float">
            <text:p>1807</text:p>
          </table:table-cell>
          <table:table-cell office:value-type="float" office:value="4311" calcext:value-type="float">
            <text:p>4311</text:p>
          </table:table-cell>
          <table:table-cell office:value-type="float" office:value="55.240000000001" calcext:value-type="float">
            <text:p>55,2400000000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84" calcext:value-type="float">
            <text:p>784</text:p>
          </table:table-cell>
          <table:table-cell office:value-type="float" office:value="669" calcext:value-type="float">
            <text:p>669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8" calcext:value-type="float">
            <text:p>378</text:p>
          </table:table-cell>
          <table:table-cell office:value-type="float" office:value="943" calcext:value-type="float">
            <text:p>943</text:p>
          </table:table-cell>
          <table:table-cell office:value-type="float" office:value="11.9039999999999" calcext:value-type="float">
            <text:p>11,903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office:value-type="float" office:value="1553" calcext:value-type="float">
            <text:p>1553</text:p>
          </table:table-cell>
          <table:table-cell office:value-type="float" office:value="20.2999999999999" calcext:value-type="float">
            <text:p>20,299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82" calcext:value-type="float">
            <text:p>782</text:p>
          </table:table-cell>
          <table:table-cell office:value-type="float" office:value="1912" calcext:value-type="float">
            <text:p>1912</text:p>
          </table:table-cell>
          <table:table-cell office:value-type="float" office:value="26.707" calcext:value-type="float">
            <text:p>26,7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07" calcext:value-type="float">
            <text:p>307</text:p>
          </table:table-cell>
          <table:table-cell office:value-type="float" office:value="771" calcext:value-type="float">
            <text:p>771</text:p>
          </table:table-cell>
          <table:table-cell office:value-type="float" office:value="9.96999999999997" calcext:value-type="float">
            <text:p>9,96999999999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51" calcext:value-type="float">
            <text:p>1051</text:p>
          </table:table-cell>
          <table:table-cell office:value-type="float" office:value="9258" calcext:value-type="float">
            <text:p>9258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20" calcext:value-type="float">
            <text:p>1920</text:p>
          </table:table-cell>
          <table:table-cell office:value-type="float" office:value="4498" calcext:value-type="float">
            <text:p>4498</text:p>
          </table:table-cell>
          <table:table-cell office:value-type="float" office:value="62.5140000000012" calcext:value-type="float">
            <text:p>62,51400000000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6" calcext:value-type="float">
            <text:p>296</text:p>
          </table:table-cell>
          <table:table-cell office:value-type="float" office:value="742" calcext:value-type="float">
            <text:p>742</text:p>
          </table:table-cell>
          <table:table-cell office:value-type="float" office:value="9.92399999999995" calcext:value-type="float">
            <text:p>9,923999999999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1" calcext:value-type="float">
            <text:p>331</text:p>
          </table:table-cell>
          <table:table-cell office:value-type="float" office:value="851" calcext:value-type="float">
            <text:p>851</text:p>
          </table:table-cell>
          <table:table-cell office:value-type="float" office:value="12.136" calcext:value-type="float">
            <text:p>12,1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97" calcext:value-type="float">
            <text:p>397</text:p>
          </table:table-cell>
          <table:table-cell office:value-type="float" office:value="993" calcext:value-type="float">
            <text:p>993</text:p>
          </table:table-cell>
          <table:table-cell office:value-type="float" office:value="12.7309999999999" calcext:value-type="float">
            <text:p>12,730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657" calcext:value-type="float">
            <text:p>7657</text:p>
          </table:table-cell>
          <table:table-cell office:value-type="float" office:value="2340" calcext:value-type="float">
            <text:p>234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2" calcext:value-type="float">
            <text:p>312</text:p>
          </table:table-cell>
          <table:table-cell office:value-type="float" office:value="801" calcext:value-type="float">
            <text:p>801</text:p>
          </table:table-cell>
          <table:table-cell office:value-type="float" office:value="9.68099999999996" calcext:value-type="float">
            <text:p>9,680999999999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2" calcext:value-type="float">
            <text:p>812</text:p>
          </table:table-cell>
          <table:table-cell office:value-type="float" office:value="1917" calcext:value-type="float">
            <text:p>1917</text:p>
          </table:table-cell>
          <table:table-cell office:value-type="float" office:value="26.1809999999999" calcext:value-type="float">
            <text:p>26,18099999999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99" calcext:value-type="float">
            <text:p>499</text:p>
          </table:table-cell>
          <table:table-cell office:value-type="float" office:value="1186" calcext:value-type="float">
            <text:p>1186</text:p>
          </table:table-cell>
          <table:table-cell office:value-type="float" office:value="16.603" calcext:value-type="float">
            <text:p>16,6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84" calcext:value-type="float">
            <text:p>1884</text:p>
          </table:table-cell>
          <table:table-cell office:value-type="float" office:value="4545" calcext:value-type="float">
            <text:p>4545</text:p>
          </table:table-cell>
          <table:table-cell office:value-type="float" office:value="58.313000000001" calcext:value-type="float">
            <text:p>58,313000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02" calcext:value-type="float">
            <text:p>7002</text:p>
          </table:table-cell>
          <table:table-cell office:value-type="float" office:value="646" calcext:value-type="float">
            <text:p>646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2.015" calcext:value-type="float">
            <text:p>2,0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78" calcext:value-type="float">
            <text:p>1178</text:p>
          </table:table-cell>
          <table:table-cell office:value-type="float" office:value="2796" calcext:value-type="float">
            <text:p>2796</text:p>
          </table:table-cell>
          <table:table-cell office:value-type="float" office:value="38.4210000000003" calcext:value-type="float">
            <text:p>38,421000000000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36" calcext:value-type="float">
            <text:p>1936</text:p>
          </table:table-cell>
          <table:table-cell office:value-type="float" office:value="4594" calcext:value-type="float">
            <text:p>4594</text:p>
          </table:table-cell>
          <table:table-cell office:value-type="float" office:value="66.0420000000012" calcext:value-type="float">
            <text:p>66,04200000000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20" calcext:value-type="float">
            <text:p>5020</text:p>
          </table:table-cell>
          <table:table-cell office:value-type="float" office:value="11892" calcext:value-type="float">
            <text:p>11892</text:p>
          </table:table-cell>
          <table:table-cell office:value-type="float" office:value="156.769" calcext:value-type="float">
            <text:p>156,76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52" calcext:value-type="float">
            <text:p>952</text:p>
          </table:table-cell>
          <table:table-cell office:value-type="float" office:value="10173" calcext:value-type="float">
            <text:p>1017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office:value-type="float" office:value="1118" calcext:value-type="float">
            <text:p>1118</text:p>
          </table:table-cell>
          <table:table-cell office:value-type="float" office:value="15.0369999999999" calcext:value-type="float">
            <text:p>15,036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1.518" calcext:value-type="float">
            <text:p>1,5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53" calcext:value-type="float">
            <text:p>1753</text:p>
          </table:table-cell>
          <table:table-cell office:value-type="float" office:value="4176" calcext:value-type="float">
            <text:p>4176</text:p>
          </table:table-cell>
          <table:table-cell office:value-type="float" office:value="57.3250000000009" calcext:value-type="float">
            <text:p>57,3250000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3.49199999999999" calcext:value-type="float">
            <text:p>3,4919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95" calcext:value-type="float">
            <text:p>3695</text:p>
          </table:table-cell>
          <table:table-cell office:value-type="float" office:value="25615" calcext:value-type="float">
            <text:p>2561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29" calcext:value-type="float">
            <text:p>1529</text:p>
          </table:table-cell>
          <table:table-cell office:value-type="float" office:value="3570" calcext:value-type="float">
            <text:p>3570</text:p>
          </table:table-cell>
          <table:table-cell office:value-type="float" office:value="47.6840000000006" calcext:value-type="float">
            <text:p>47,68400000000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399" calcext:value-type="float">
            <text:p>399</text:p>
          </table:table-cell>
          <table:table-cell office:value-type="float" office:value="5.05899999999999" calcext:value-type="float">
            <text:p>5,058999999999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692" calcext:value-type="float">
            <text:p>3692</text:p>
          </table:table-cell>
          <table:table-cell office:value-type="float" office:value="8805" calcext:value-type="float">
            <text:p>8805</text:p>
          </table:table-cell>
          <table:table-cell office:value-type="float" office:value="123.896000000003" calcext:value-type="float">
            <text:p>123,89600000000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2.211" calcext:value-type="float">
            <text:p>2,2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051" calcext:value-type="float">
            <text:p>5051</text:p>
          </table:table-cell>
          <table:table-cell office:value-type="float" office:value="3136" calcext:value-type="float">
            <text:p>313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1" calcext:value-type="float">
            <text:p>491</text:p>
          </table:table-cell>
          <table:table-cell office:value-type="float" office:value="1208" calcext:value-type="float">
            <text:p>1208</text:p>
          </table:table-cell>
          <table:table-cell office:value-type="float" office:value="15.8399999999999" calcext:value-type="float">
            <text:p>15,839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06" calcext:value-type="float">
            <text:p>906</text:p>
          </table:table-cell>
          <table:table-cell office:value-type="float" office:value="2207" calcext:value-type="float">
            <text:p>2207</text:p>
          </table:table-cell>
          <table:table-cell office:value-type="float" office:value="29.418" calcext:value-type="float">
            <text:p>29,4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78" calcext:value-type="float">
            <text:p>1078</text:p>
          </table:table-cell>
          <table:table-cell office:value-type="float" office:value="2603" calcext:value-type="float">
            <text:p>2603</text:p>
          </table:table-cell>
          <table:table-cell office:value-type="float" office:value="36.7150000000002" calcext:value-type="float">
            <text:p>36,71500000000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98" calcext:value-type="float">
            <text:p>398</text:p>
          </table:table-cell>
          <table:table-cell office:value-type="float" office:value="1008" calcext:value-type="float">
            <text:p>1008</text:p>
          </table:table-cell>
          <table:table-cell office:value-type="float" office:value="11.8769999999999" calcext:value-type="float">
            <text:p>11,876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5" calcext:value-type="float">
            <text:p>405</text:p>
          </table:table-cell>
          <table:table-cell office:value-type="float" office:value="1942" calcext:value-type="float">
            <text:p>194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  <table:table-cell office:value-type="float" office:value="1471" calcext:value-type="float">
            <text:p>1471</text:p>
          </table:table-cell>
          <table:table-cell office:value-type="float" office:value="19.6919999999999" calcext:value-type="float">
            <text:p>19,691999999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office:value-type="float" office:value="551" calcext:value-type="float">
            <text:p>551</text:p>
          </table:table-cell>
          <table:table-cell office:value-type="float" office:value="7.39899999999998" calcext:value-type="float">
            <text:p>7,398999999999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8" calcext:value-type="float">
            <text:p>338</text:p>
          </table:table-cell>
          <table:table-cell office:value-type="float" office:value="847" calcext:value-type="float">
            <text:p>847</text:p>
          </table:table-cell>
          <table:table-cell table:style-name="ce2" office:value-type="date" office:date-value="1900-01-11T00:28:48" calcext:value-type="date">
            <text:p>11.01.19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1416" calcext:value-type="float">
            <text:p>1416</text:p>
          </table:table-cell>
          <table:table-cell office:value-type="float" office:value="16.977" calcext:value-type="float">
            <text:p>16,97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951" calcext:value-type="float">
            <text:p>4951</text:p>
          </table:table-cell>
          <table:table-cell office:value-type="float" office:value="2854" calcext:value-type="float">
            <text:p>2854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8" calcext:value-type="float">
            <text:p>298</text:p>
          </table:table-cell>
          <table:table-cell office:value-type="float" office:value="716" calcext:value-type="float">
            <text:p>716</text:p>
          </table:table-cell>
          <table:table-cell office:value-type="float" office:value="9.91299999999997" calcext:value-type="float">
            <text:p>9,912999999999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390" calcext:value-type="float">
            <text:p>390</text:p>
          </table:table-cell>
          <table:table-cell office:value-type="float" office:value="5.56999999999998" calcext:value-type="float">
            <text:p>5,569999999999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8" calcext:value-type="float">
            <text:p>358</text:p>
          </table:table-cell>
          <table:table-cell office:value-type="float" office:value="896" calcext:value-type="float">
            <text:p>896</text:p>
          </table:table-cell>
          <table:table-cell office:value-type="float" office:value="11.897" calcext:value-type="float">
            <text:p>11,8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93" calcext:value-type="float">
            <text:p>1293</text:p>
          </table:table-cell>
          <table:table-cell office:value-type="float" office:value="3170" calcext:value-type="float">
            <text:p>3170</text:p>
          </table:table-cell>
          <table:table-cell office:value-type="float" office:value="38.3970000000003" calcext:value-type="float">
            <text:p>38,39700000000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49" calcext:value-type="float">
            <text:p>1449</text:p>
          </table:table-cell>
          <table:table-cell office:value-type="float" office:value="6501" calcext:value-type="float">
            <text:p>6501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389" calcext:value-type="float">
            <text:p>389</text:p>
          </table:table-cell>
          <table:table-cell office:value-type="float" office:value="4.57399999999999" calcext:value-type="float">
            <text:p>4,573999999999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float" office:value="534" calcext:value-type="float">
            <text:p>534</text:p>
          </table:table-cell>
          <table:table-cell office:value-type="float" office:value="7.72399999999998" calcext:value-type="float">
            <text:p>7,723999999999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64" calcext:value-type="float">
            <text:p>3064</text:p>
          </table:table-cell>
          <table:table-cell office:value-type="float" office:value="7322" calcext:value-type="float">
            <text:p>7322</text:p>
          </table:table-cell>
          <table:table-cell office:value-type="float" office:value="103.306000000003" calcext:value-type="float">
            <text:p>103,3060000000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8" calcext:value-type="float">
            <text:p>818</text:p>
          </table:table-cell>
          <table:table-cell office:value-type="float" office:value="1995" calcext:value-type="float">
            <text:p>1995</text:p>
          </table:table-cell>
          <table:table-cell office:value-type="float" office:value="25.569" calcext:value-type="float">
            <text:p>25,5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43" calcext:value-type="float">
            <text:p>2243</text:p>
          </table:table-cell>
          <table:table-cell office:value-type="float" office:value="4731" calcext:value-type="float">
            <text:p>473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2" calcext:value-type="float">
            <text:p>262</text:p>
          </table:table-cell>
          <table:table-cell office:value-type="float" office:value="659" calcext:value-type="float">
            <text:p>659</text:p>
          </table:table-cell>
          <table:table-cell office:value-type="float" office:value="8.55499999999997" calcext:value-type="float">
            <text:p>8,5549999999999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668" calcext:value-type="float">
            <text:p>668</text:p>
          </table:table-cell>
          <table:table-cell office:value-type="float" office:value="8.66099999999998" calcext:value-type="float">
            <text:p>8,660999999999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1215" calcext:value-type="float">
            <text:p>1215</text:p>
          </table:table-cell>
          <table:table-cell office:value-type="float" office:value="15.7699999999999" calcext:value-type="float">
            <text:p>15,76999999999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70" calcext:value-type="float">
            <text:p>2270</text:p>
          </table:table-cell>
          <table:table-cell office:value-type="float" office:value="5435" calcext:value-type="float">
            <text:p>5435</text:p>
          </table:table-cell>
          <table:table-cell office:value-type="float" office:value="68.2570000000014" calcext:value-type="float">
            <text:p>68,25700000000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119" calcext:value-type="float">
            <text:p>4119</text:p>
          </table:table-cell>
          <table:table-cell office:value-type="float" office:value="1202" calcext:value-type="float">
            <text:p>120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327" calcext:value-type="float">
            <text:p>327</text:p>
          </table:table-cell>
          <table:table-cell office:value-type="float" office:value="4.10899999999999" calcext:value-type="float">
            <text:p>4,1089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87" calcext:value-type="float">
            <text:p>887</text:p>
          </table:table-cell>
          <table:table-cell office:value-type="float" office:value="2167" calcext:value-type="float">
            <text:p>2167</text:p>
          </table:table-cell>
          <table:table-cell office:value-type="float" office:value="30.834" calcext:value-type="float">
            <text:p>30,8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93" calcext:value-type="float">
            <text:p>393</text:p>
          </table:table-cell>
          <table:table-cell office:value-type="float" office:value="958" calcext:value-type="float">
            <text:p>958</text:p>
          </table:table-cell>
          <table:table-cell office:value-type="float" office:value="13.182" calcext:value-type="float">
            <text:p>13,18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39" calcext:value-type="float">
            <text:p>1439</text:p>
          </table:table-cell>
          <table:table-cell office:value-type="float" office:value="3455" calcext:value-type="float">
            <text:p>3455</text:p>
          </table:table-cell>
          <table:table-cell office:value-type="float" office:value="41.7720000000005" calcext:value-type="float">
            <text:p>41,77200000000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25" calcext:value-type="float">
            <text:p>6625</text:p>
          </table:table-cell>
          <table:table-cell office:value-type="float" office:value="11248" calcext:value-type="float">
            <text:p>11248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284" calcext:value-type="float">
            <text:p>284</text:p>
          </table:table-cell>
          <table:table-cell office:value-type="float" office:value="3.83299999999999" calcext:value-type="float">
            <text:p>3,832999999999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1258" calcext:value-type="float">
            <text:p>1258</text:p>
          </table:table-cell>
          <table:table-cell office:value-type="float" office:value="17.697" calcext:value-type="float">
            <text:p>17,6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6" calcext:value-type="float">
            <text:p>606</text:p>
          </table:table-cell>
          <table:table-cell office:value-type="float" office:value="1503" calcext:value-type="float">
            <text:p>1503</text:p>
          </table:table-cell>
          <table:table-cell office:value-type="float" office:value="19.632" calcext:value-type="float">
            <text:p>19,6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9" calcext:value-type="float">
            <text:p>1539</text:p>
          </table:table-cell>
          <table:table-cell office:value-type="float" office:value="3748" calcext:value-type="float">
            <text:p>3748</text:p>
          </table:table-cell>
          <table:table-cell office:value-type="float" office:value="46.9150000000004" calcext:value-type="float">
            <text:p>46,91500000000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27" calcext:value-type="float">
            <text:p>1827</text:p>
          </table:table-cell>
          <table:table-cell office:value-type="float" office:value="5466" calcext:value-type="float">
            <text:p>5466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4.71299999999999" calcext:value-type="float">
            <text:p>4,7129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office:value-type="float" office:value="805" calcext:value-type="float">
            <text:p>805</text:p>
          </table:table-cell>
          <table:table-cell office:value-type="float" office:value="10.894" calcext:value-type="float">
            <text:p>10,8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839" calcext:value-type="float">
            <text:p>839</text:p>
          </table:table-cell>
          <table:table-cell office:value-type="float" office:value="11.5519999999999" calcext:value-type="float">
            <text:p>11,551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 office:value-type="float" office:value="3063" calcext:value-type="float">
            <text:p>3063</text:p>
          </table:table-cell>
          <table:table-cell office:value-type="float" office:value="38.5570000000001" calcext:value-type="float">
            <text:p>38,55700000000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760" calcext:value-type="float">
            <text:p>4760</text:p>
          </table:table-cell>
          <table:table-cell office:value-type="float" office:value="409" calcext:value-type="float">
            <text:p>409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817" calcext:value-type="float">
            <text:p>817</text:p>
          </table:table-cell>
          <table:table-cell office:value-type="float" office:value="11.625" calcext:value-type="float">
            <text:p>11,62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392" calcext:value-type="float">
            <text:p>392</text:p>
          </table:table-cell>
          <table:table-cell office:value-type="float" office:value="5.07099999999999" calcext:value-type="float">
            <text:p>5,070999999999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28" calcext:value-type="float">
            <text:p>1328</text:p>
          </table:table-cell>
          <table:table-cell office:value-type="float" office:value="3233" calcext:value-type="float">
            <text:p>3233</text:p>
          </table:table-cell>
          <table:table-cell office:value-type="float" office:value="44.0420000000004" calcext:value-type="float">
            <text:p>44,04200000000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52" calcext:value-type="float">
            <text:p>952</text:p>
          </table:table-cell>
          <table:table-cell office:value-type="float" office:value="2328" calcext:value-type="float">
            <text:p>2328</text:p>
          </table:table-cell>
          <table:table-cell office:value-type="float" office:value="29.56" calcext:value-type="float">
            <text:p>29,5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7461" calcext:value-type="float">
            <text:p>746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2" calcext:value-type="float">
            <text:p>312</text:p>
          </table:table-cell>
          <table:table-cell office:value-type="float" office:value="764" calcext:value-type="float">
            <text:p>764</text:p>
          </table:table-cell>
          <table:table-cell office:value-type="float" office:value="10.132" calcext:value-type="float">
            <text:p>10,13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11" calcext:value-type="float">
            <text:p>1011</text:p>
          </table:table-cell>
          <table:table-cell office:value-type="float" office:value="2383" calcext:value-type="float">
            <text:p>2383</text:p>
          </table:table-cell>
          <table:table-cell office:value-type="float" office:value="33.399" calcext:value-type="float">
            <text:p>33,3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505" calcext:value-type="float">
            <text:p>505</text:p>
          </table:table-cell>
          <table:table-cell office:value-type="float" office:value="6.39699999999999" calcext:value-type="float">
            <text:p>6,396999999999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902" calcext:value-type="float">
            <text:p>2902</text:p>
          </table:table-cell>
          <table:table-cell office:value-type="float" office:value="6944" calcext:value-type="float">
            <text:p>6944</text:p>
          </table:table-cell>
          <table:table-cell office:value-type="float" office:value="86.8090000000019" calcext:value-type="float">
            <text:p>86,80900000000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82" calcext:value-type="float">
            <text:p>382</text:p>
          </table:table-cell>
          <table:table-cell office:value-type="float" office:value="7236" calcext:value-type="float">
            <text:p>723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7" calcext:value-type="float">
            <text:p>717</text:p>
          </table:table-cell>
          <table:table-cell office:value-type="float" office:value="1727" calcext:value-type="float">
            <text:p>1727</text:p>
          </table:table-cell>
          <table:table-cell office:value-type="float" office:value="23.5699999999999" calcext:value-type="float">
            <text:p>23,56999999999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float" office:value="722" calcext:value-type="float">
            <text:p>722</text:p>
          </table:table-cell>
          <table:table-cell office:value-type="float" office:value="9.46799999999997" calcext:value-type="float">
            <text:p>9,4679999999999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7" calcext:value-type="float">
            <text:p>167</text:p>
          </table:table-cell>
          <table:table-cell office:value-type="float" office:value="452" calcext:value-type="float">
            <text:p>452</text:p>
          </table:table-cell>
          <table:table-cell office:value-type="float" office:value="5.95299999999998" calcext:value-type="float">
            <text:p>5,952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168" calcext:value-type="float">
            <text:p>2168</text:p>
          </table:table-cell>
          <table:table-cell office:value-type="float" office:value="5223" calcext:value-type="float">
            <text:p>5223</text:p>
          </table:table-cell>
          <table:table-cell office:value-type="float" office:value="67.7730000000014" calcext:value-type="float">
            <text:p>67,77300000000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49" calcext:value-type="float">
            <text:p>6849</text:p>
          </table:table-cell>
          <table:table-cell office:value-type="float" office:value="945" calcext:value-type="float">
            <text:p>945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349" calcext:value-type="float">
            <text:p>349</text:p>
          </table:table-cell>
          <table:table-cell office:value-type="float" office:value="4.66799999999999" calcext:value-type="float">
            <text:p>4,6679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559" calcext:value-type="float">
            <text:p>559</text:p>
          </table:table-cell>
          <table:table-cell office:value-type="float" office:value="7.03999999999998" calcext:value-type="float">
            <text:p>7,039999999999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9" calcext:value-type="float">
            <text:p>909</text:p>
          </table:table-cell>
          <table:table-cell office:value-type="float" office:value="2134" calcext:value-type="float">
            <text:p>2134</text:p>
          </table:table-cell>
          <table:table-cell office:value-type="float" office:value="29.2820000000001" calcext:value-type="float">
            <text:p>29,28200000000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35" calcext:value-type="float">
            <text:p>435</text:p>
          </table:table-cell>
          <table:table-cell office:value-type="float" office:value="1090" calcext:value-type="float">
            <text:p>1090</text:p>
          </table:table-cell>
          <table:table-cell office:value-type="float" office:value="14.5199999999999" calcext:value-type="float">
            <text:p>14,519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44" calcext:value-type="float">
            <text:p>344</text:p>
          </table:table-cell>
          <table:table-cell office:value-type="float" office:value="16844" calcext:value-type="float">
            <text:p>16844</text:p>
          </table:table-cell>
          <table:table-cell table:style-name="ce3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346" calcext:value-type="float">
            <text:p>346</text:p>
          </table:table-cell>
          <table:table-cell office:value-type="float" office:value="4.71699999999999" calcext:value-type="float">
            <text:p>4,7169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float" office:value="2397" calcext:value-type="float">
            <text:p>2397</text:p>
          </table:table-cell>
          <table:table-cell office:value-type="float" office:value="32.46" calcext:value-type="float">
            <text:p>32,4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43" calcext:value-type="float">
            <text:p>1243</text:p>
          </table:table-cell>
          <table:table-cell office:value-type="float" office:value="3008" calcext:value-type="float">
            <text:p>3008</text:p>
          </table:table-cell>
          <table:table-cell office:value-type="float" office:value="41.8510000000003" calcext:value-type="float">
            <text:p>41,851000000000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45" calcext:value-type="float">
            <text:p>445</text:p>
          </table:table-cell>
          <table:table-cell office:value-type="float" office:value="1074" calcext:value-type="float">
            <text:p>1074</text:p>
          </table:table-cell>
          <table:table-cell office:value-type="float" office:value="13.5679999999999" calcext:value-type="float">
            <text:p>13,567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491" calcext:value-type="float">
            <text:p>2491</text:p>
          </table:table-cell>
          <table:table-cell office:value-type="float" office:value="5381" calcext:value-type="float">
            <text:p>5381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9" calcext:value-type="float">
            <text:p>789</text:p>
          </table:table-cell>
          <table:table-cell office:value-type="float" office:value="1951" calcext:value-type="float">
            <text:p>1951</text:p>
          </table:table-cell>
          <table:table-cell table:style-name="ce2" office:value-type="date" office:date-value="1900-01-24T02:24:00" calcext:value-type="date">
            <text:p>24.01.19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34" calcext:value-type="float">
            <text:p>334</text:p>
          </table:table-cell>
          <table:table-cell office:value-type="float" office:value="845" calcext:value-type="float">
            <text:p>845</text:p>
          </table:table-cell>
          <table:table-cell office:value-type="float" office:value="11.4939999999999" calcext:value-type="float">
            <text:p>11,49399999999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02" calcext:value-type="float">
            <text:p>1302</text:p>
          </table:table-cell>
          <table:table-cell office:value-type="float" office:value="3149" calcext:value-type="float">
            <text:p>3149</text:p>
          </table:table-cell>
          <table:table-cell office:value-type="float" office:value="43.0840000000003" calcext:value-type="float">
            <text:p>43,08400000000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88" calcext:value-type="float">
            <text:p>388</text:p>
          </table:table-cell>
          <table:table-cell office:value-type="float" office:value="943" calcext:value-type="float">
            <text:p>943</text:p>
          </table:table-cell>
          <table:table-cell office:value-type="float" office:value="12.424" calcext:value-type="float">
            <text:p>12,42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222" calcext:value-type="float">
            <text:p>2222</text:p>
          </table:table-cell>
          <table:table-cell office:value-type="float" office:value="893" calcext:value-type="float">
            <text:p>893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3.075" calcext:value-type="float">
            <text:p>3,07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59" calcext:value-type="float">
            <text:p>359</text:p>
          </table:table-cell>
          <table:table-cell office:value-type="float" office:value="4.68999999999999" calcext:value-type="float">
            <text:p>4,6899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20" calcext:value-type="float">
            <text:p>1020</text:p>
          </table:table-cell>
          <table:table-cell office:value-type="float" office:value="2491" calcext:value-type="float">
            <text:p>2491</text:p>
          </table:table-cell>
          <table:table-cell office:value-type="float" office:value="35.6080000000001" calcext:value-type="float">
            <text:p>35,608000000000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94" calcext:value-type="float">
            <text:p>1094</text:p>
          </table:table-cell>
          <table:table-cell office:value-type="float" office:value="2680" calcext:value-type="float">
            <text:p>2680</text:p>
          </table:table-cell>
          <table:table-cell office:value-type="float" office:value="35.751" calcext:value-type="float">
            <text:p>35,7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67" calcext:value-type="float">
            <text:p>10067</text:p>
          </table:table-cell>
          <table:table-cell office:value-type="float" office:value="9936" calcext:value-type="float">
            <text:p>993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2" calcext:value-type="float">
            <text:p>422</text:p>
          </table:table-cell>
          <table:table-cell office:value-type="float" office:value="1050" calcext:value-type="float">
            <text:p>1050</text:p>
          </table:table-cell>
          <table:table-cell office:value-type="float" office:value="13.9909999999999" calcext:value-type="float">
            <text:p>13,990999999999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448" calcext:value-type="float">
            <text:p>448</text:p>
          </table:table-cell>
          <table:table-cell office:value-type="float" office:value="5.85299999999998" calcext:value-type="float">
            <text:p>5,85299999999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01" calcext:value-type="float">
            <text:p>1601</text:p>
          </table:table-cell>
          <table:table-cell office:value-type="float" office:value="3754" calcext:value-type="float">
            <text:p>3754</text:p>
          </table:table-cell>
          <table:table-cell office:value-type="float" office:value="52.2530000000005" calcext:value-type="float">
            <text:p>52,2530000000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63" calcext:value-type="float">
            <text:p>563</text:p>
          </table:table-cell>
          <table:table-cell office:value-type="float" office:value="1393" calcext:value-type="float">
            <text:p>1393</text:p>
          </table:table-cell>
          <table:table-cell office:value-type="float" office:value="19.9279999999999" calcext:value-type="float">
            <text:p>19,927999999999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01" calcext:value-type="float">
            <text:p>1301</text:p>
          </table:table-cell>
          <table:table-cell office:value-type="float" office:value="6697" calcext:value-type="float">
            <text:p>6697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3.45999999999999" calcext:value-type="float">
            <text:p>3,45999999999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7" calcext:value-type="float">
            <text:p>637</text:p>
          </table:table-cell>
          <table:table-cell office:value-type="float" office:value="1516" calcext:value-type="float">
            <text:p>1516</text:p>
          </table:table-cell>
          <table:table-cell office:value-type="float" office:value="20.613" calcext:value-type="float">
            <text:p>20,6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14" calcext:value-type="float">
            <text:p>1114</text:p>
          </table:table-cell>
          <table:table-cell office:value-type="float" office:value="2722" calcext:value-type="float">
            <text:p>2722</text:p>
          </table:table-cell>
          <table:table-cell office:value-type="float" office:value="38.8980000000002" calcext:value-type="float">
            <text:p>38,89800000000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89" calcext:value-type="float">
            <text:p>3989</text:p>
          </table:table-cell>
          <table:table-cell office:value-type="float" office:value="9570" calcext:value-type="float">
            <text:p>9570</text:p>
          </table:table-cell>
          <table:table-cell office:value-type="float" office:value="126.637000000004" calcext:value-type="float">
            <text:p>126,637000000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0" calcext:value-type="float">
            <text:p>890</text:p>
          </table:table-cell>
          <table:table-cell office:value-type="float" office:value="5579" calcext:value-type="float">
            <text:p>5579</text:p>
          </table:table-cell>
          <table:table-cell office:value-type="float" office:value="14860" calcext:value-type="float">
            <text:p>148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359" calcext:value-type="float">
            <text:p>359</text:p>
          </table:table-cell>
          <table:table-cell office:value-type="float" office:value="6.30099999999999" calcext:value-type="float">
            <text:p>6,3009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34" calcext:value-type="float">
            <text:p>1334</text:p>
          </table:table-cell>
          <table:table-cell office:value-type="float" office:value="3174" calcext:value-type="float">
            <text:p>3174</text:p>
          </table:table-cell>
          <table:table-cell office:value-type="float" office:value="43.3570000000005" calcext:value-type="float">
            <text:p>43,35700000000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34" calcext:value-type="float">
            <text:p>934</text:p>
          </table:table-cell>
          <table:table-cell office:value-type="float" office:value="2233" calcext:value-type="float">
            <text:p>2233</text:p>
          </table:table-cell>
          <table:table-cell office:value-type="float" office:value="31.45" calcext:value-type="float">
            <text:p>31,4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231" calcext:value-type="float">
            <text:p>3231</text:p>
          </table:table-cell>
          <table:table-cell office:value-type="float" office:value="7748" calcext:value-type="float">
            <text:p>7748</text:p>
          </table:table-cell>
          <table:table-cell office:value-type="float" office:value="105.160000000003" calcext:value-type="float">
            <text:p>105,160000000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686" calcext:value-type="float">
            <text:p>3686</text:p>
          </table:table-cell>
          <table:table-cell office:value-type="float" office:value="9892" calcext:value-type="float">
            <text:p>989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" calcext:value-type="float">
            <text:p>188</text:p>
          </table:table-cell>
          <table:table-cell office:value-type="float" office:value="497" calcext:value-type="float">
            <text:p>497</text:p>
          </table:table-cell>
          <table:table-cell office:value-type="float" office:value="8.61899999999999" calcext:value-type="float">
            <text:p>8,618999999999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289" calcext:value-type="float">
            <text:p>289</text:p>
          </table:table-cell>
          <table:table-cell office:value-type="float" office:value="3.86999999999999" calcext:value-type="float">
            <text:p>3,869999999999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24" calcext:value-type="float">
            <text:p>524</text:p>
          </table:table-cell>
          <table:table-cell office:value-type="float" office:value="1295" calcext:value-type="float">
            <text:p>1295</text:p>
          </table:table-cell>
          <table:table-cell office:value-type="float" office:value="18.743" calcext:value-type="float">
            <text:p>18,7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69" calcext:value-type="float">
            <text:p>969</text:p>
          </table:table-cell>
          <table:table-cell office:value-type="float" office:value="2288" calcext:value-type="float">
            <text:p>2288</text:p>
          </table:table-cell>
          <table:table-cell office:value-type="float" office:value="29.972" calcext:value-type="float">
            <text:p>29,9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617" calcext:value-type="float">
            <text:p>9617</text:p>
          </table:table-cell>
          <table:table-cell office:value-type="float" office:value="8148" calcext:value-type="float">
            <text:p>8148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346" calcext:value-type="float">
            <text:p>346</text:p>
          </table:table-cell>
          <table:table-cell office:value-type="float" office:value="4.93699999999999" calcext:value-type="float">
            <text:p>4,9369999999999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69" calcext:value-type="float">
            <text:p>969</text:p>
          </table:table-cell>
          <table:table-cell office:value-type="float" office:value="2294" calcext:value-type="float">
            <text:p>2294</text:p>
          </table:table-cell>
          <table:table-cell office:value-type="float" office:value="30.7069999999999" calcext:value-type="float">
            <text:p>30,706999999999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659" calcext:value-type="float">
            <text:p>659</text:p>
          </table:table-cell>
          <table:table-cell office:value-type="float" office:value="8.07599999999997" calcext:value-type="float">
            <text:p>8,0759999999999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524" calcext:value-type="float">
            <text:p>524</text:p>
          </table:table-cell>
          <table:table-cell office:value-type="float" office:value="7.01099999999998" calcext:value-type="float">
            <text:p>7,010999999999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502" calcext:value-type="float">
            <text:p>1502</text:p>
          </table:table-cell>
          <table:table-cell office:value-type="float" office:value="11828" calcext:value-type="float">
            <text:p>1182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4" calcext:value-type="float">
            <text:p>714</text:p>
          </table:table-cell>
          <table:table-cell office:value-type="float" office:value="1744" calcext:value-type="float">
            <text:p>1744</text:p>
          </table:table-cell>
          <table:table-cell office:value-type="float" office:value="25.5749999999999" calcext:value-type="float">
            <text:p>25,574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72" calcext:value-type="float">
            <text:p>1372</text:p>
          </table:table-cell>
          <table:table-cell office:value-type="float" office:value="3215" calcext:value-type="float">
            <text:p>3215</text:p>
          </table:table-cell>
          <table:table-cell office:value-type="float" office:value="43.4510000000006" calcext:value-type="float">
            <text:p>43,4510000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6" calcext:value-type="float">
            <text:p>976</text:p>
          </table:table-cell>
          <table:table-cell office:value-type="float" office:value="2384" calcext:value-type="float">
            <text:p>2384</text:p>
          </table:table-cell>
          <table:table-cell office:value-type="float" office:value="32.269" calcext:value-type="float">
            <text:p>32,26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43" calcext:value-type="float">
            <text:p>843</text:p>
          </table:table-cell>
          <table:table-cell office:value-type="float" office:value="2053" calcext:value-type="float">
            <text:p>2053</text:p>
          </table:table-cell>
          <table:table-cell office:value-type="float" office:value="27.099" calcext:value-type="float">
            <text:p>27,0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09" calcext:value-type="float">
            <text:p>4709</text:p>
          </table:table-cell>
          <table:table-cell office:value-type="float" office:value="1758" calcext:value-type="float">
            <text:p>1758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office:value-type="float" office:value="489" calcext:value-type="float">
            <text:p>489</text:p>
          </table:table-cell>
          <table:table-cell office:value-type="float" office:value="6.60399999999998" calcext:value-type="float">
            <text:p>6,6039999999999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68" calcext:value-type="float">
            <text:p>868</text:p>
          </table:table-cell>
          <table:table-cell office:value-type="float" office:value="1996" calcext:value-type="float">
            <text:p>1996</text:p>
          </table:table-cell>
          <table:table-cell office:value-type="float" office:value="27.523" calcext:value-type="float">
            <text:p>27,5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69" calcext:value-type="float">
            <text:p>869</text:p>
          </table:table-cell>
          <table:table-cell office:value-type="float" office:value="2116" calcext:value-type="float">
            <text:p>2116</text:p>
          </table:table-cell>
          <table:table-cell office:value-type="float" office:value="28.854" calcext:value-type="float">
            <text:p>28,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53" calcext:value-type="float">
            <text:p>1853</text:p>
          </table:table-cell>
          <table:table-cell office:value-type="float" office:value="4454" calcext:value-type="float">
            <text:p>4454</text:p>
          </table:table-cell>
          <table:table-cell office:value-type="float" office:value="58.8870000000008" calcext:value-type="float">
            <text:p>58,88700000000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808" calcext:value-type="float">
            <text:p>2808</text:p>
          </table:table-cell>
          <table:table-cell office:value-type="float" office:value="6395" calcext:value-type="float">
            <text:p>6395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9" calcext:value-type="float">
            <text:p>249</text:p>
          </table:table-cell>
          <table:table-cell office:value-type="float" office:value="634" calcext:value-type="float">
            <text:p>634</text:p>
          </table:table-cell>
          <table:table-cell office:value-type="float" office:value="8.38199999999998" calcext:value-type="float">
            <text:p>8,381999999999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67" calcext:value-type="float">
            <text:p>467</text:p>
          </table:table-cell>
          <table:table-cell office:value-type="float" office:value="1108" calcext:value-type="float">
            <text:p>1108</text:p>
          </table:table-cell>
          <table:table-cell office:value-type="float" office:value="15.2789999999999" calcext:value-type="float">
            <text:p>15,278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79" calcext:value-type="float">
            <text:p>379</text:p>
          </table:table-cell>
          <table:table-cell office:value-type="float" office:value="4.86599999999999" calcext:value-type="float">
            <text:p>4,8659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531" calcext:value-type="float">
            <text:p>1531</text:p>
          </table:table-cell>
          <table:table-cell office:value-type="float" office:value="3629" calcext:value-type="float">
            <text:p>3629</text:p>
          </table:table-cell>
          <table:table-cell office:value-type="float" office:value="48.1670000000007" calcext:value-type="float">
            <text:p>48,1670000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4" calcext:value-type="float">
            <text:p>1274</text:p>
          </table:table-cell>
          <table:table-cell office:value-type="float" office:value="5053" calcext:value-type="float">
            <text:p>5053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510" calcext:value-type="float">
            <text:p>510</text:p>
          </table:table-cell>
          <table:table-cell office:value-type="float" office:value="6.14299999999998" calcext:value-type="float">
            <text:p>6,142999999999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96" calcext:value-type="float">
            <text:p>896</text:p>
          </table:table-cell>
          <table:table-cell office:value-type="float" office:value="2097" calcext:value-type="float">
            <text:p>2097</text:p>
          </table:table-cell>
          <table:table-cell office:value-type="float" office:value="29.004" calcext:value-type="float">
            <text:p>29,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84" calcext:value-type="float">
            <text:p>384</text:p>
          </table:table-cell>
          <table:table-cell office:value-type="float" office:value="947" calcext:value-type="float">
            <text:p>947</text:p>
          </table:table-cell>
          <table:table-cell office:value-type="float" office:value="13.0479999999999" calcext:value-type="float">
            <text:p>13,047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9" calcext:value-type="float">
            <text:p>449</text:p>
          </table:table-cell>
          <table:table-cell office:value-type="float" office:value="1114" calcext:value-type="float">
            <text:p>1114</text:p>
          </table:table-cell>
          <table:table-cell office:value-type="float" office:value="13.1849999999999" calcext:value-type="float">
            <text:p>13,184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14" calcext:value-type="float">
            <text:p>3614</text:p>
          </table:table-cell>
          <table:table-cell office:value-type="float" office:value="2380" calcext:value-type="float">
            <text:p>238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7" calcext:value-type="float">
            <text:p>577</text:p>
          </table:table-cell>
          <table:table-cell office:value-type="float" office:value="1342" calcext:value-type="float">
            <text:p>1342</text:p>
          </table:table-cell>
          <table:table-cell office:value-type="float" office:value="18.674" calcext:value-type="float">
            <text:p>18,67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87" calcext:value-type="float">
            <text:p>987</text:p>
          </table:table-cell>
          <table:table-cell office:value-type="float" office:value="2340" calcext:value-type="float">
            <text:p>2340</text:p>
          </table:table-cell>
          <table:table-cell office:value-type="float" office:value="32.328" calcext:value-type="float">
            <text:p>32,32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78" calcext:value-type="float">
            <text:p>2178</text:p>
          </table:table-cell>
          <table:table-cell office:value-type="float" office:value="5269" calcext:value-type="float">
            <text:p>5269</text:p>
          </table:table-cell>
          <table:table-cell office:value-type="float" office:value="74.7130000000017" calcext:value-type="float">
            <text:p>74,71300000000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46" calcext:value-type="float">
            <text:p>1846</text:p>
          </table:table-cell>
          <table:table-cell office:value-type="float" office:value="4359" calcext:value-type="float">
            <text:p>4359</text:p>
          </table:table-cell>
          <table:table-cell office:value-type="float" office:value="56.203000000001" calcext:value-type="float">
            <text:p>56,20300000000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20" calcext:value-type="float">
            <text:p>1320</text:p>
          </table:table-cell>
          <table:table-cell office:value-type="float" office:value="2097" calcext:value-type="float">
            <text:p>2097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7" calcext:value-type="float">
            <text:p>667</text:p>
          </table:table-cell>
          <table:table-cell office:value-type="float" office:value="1586" calcext:value-type="float">
            <text:p>1586</text:p>
          </table:table-cell>
          <table:table-cell office:value-type="float" office:value="23.1749999999999" calcext:value-type="float">
            <text:p>23,17499999999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59" calcext:value-type="float">
            <text:p>359</text:p>
          </table:table-cell>
          <table:table-cell office:value-type="float" office:value="867" calcext:value-type="float">
            <text:p>867</text:p>
          </table:table-cell>
          <table:table-cell office:value-type="float" office:value="11.874" calcext:value-type="float">
            <text:p>11,87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645" calcext:value-type="float">
            <text:p>4645</text:p>
          </table:table-cell>
          <table:table-cell office:value-type="float" office:value="10999" calcext:value-type="float">
            <text:p>10999</text:p>
          </table:table-cell>
          <table:table-cell office:value-type="float" office:value="155.487000000002" calcext:value-type="float">
            <text:p>155,487000000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92" calcext:value-type="float">
            <text:p>1592</text:p>
          </table:table-cell>
          <table:table-cell office:value-type="float" office:value="3814" calcext:value-type="float">
            <text:p>3814</text:p>
          </table:table-cell>
          <table:table-cell office:value-type="float" office:value="49.2860000000008" calcext:value-type="float">
            <text:p>49,2860000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293" calcext:value-type="float">
            <text:p>3293</text:p>
          </table:table-cell>
          <table:table-cell office:value-type="float" office:value="1403" calcext:value-type="float">
            <text:p>1403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3.45999999999999" calcext:value-type="float">
            <text:p>3,4599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 office:value-type="float" office:value="657" calcext:value-type="float">
            <text:p>657</text:p>
          </table:table-cell>
          <table:table-cell office:value-type="float" office:value="9.04999999999997" calcext:value-type="float">
            <text:p>9,049999999999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723" calcext:value-type="float">
            <text:p>2723</text:p>
          </table:table-cell>
          <table:table-cell office:value-type="float" office:value="6528" calcext:value-type="float">
            <text:p>6528</text:p>
          </table:table-cell>
          <table:table-cell office:value-type="float" office:value="91.0230000000019" calcext:value-type="float">
            <text:p>91,02300000000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3" calcext:value-type="float">
            <text:p>783</text:p>
          </table:table-cell>
          <table:table-cell office:value-type="float" office:value="1897" calcext:value-type="float">
            <text:p>1897</text:p>
          </table:table-cell>
          <table:table-cell office:value-type="float" office:value="24.3289999999999" calcext:value-type="float">
            <text:p>24,328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76" calcext:value-type="float">
            <text:p>2376</text:p>
          </table:table-cell>
          <table:table-cell office:value-type="float" office:value="17491" calcext:value-type="float">
            <text:p>17491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2" calcext:value-type="float">
            <text:p>462</text:p>
          </table:table-cell>
          <table:table-cell office:value-type="float" office:value="1151" calcext:value-type="float">
            <text:p>1151</text:p>
          </table:table-cell>
          <table:table-cell office:value-type="float" office:value="14.0919999999999" calcext:value-type="float">
            <text:p>14,09199999999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301" calcext:value-type="float">
            <text:p>301</text:p>
          </table:table-cell>
          <table:table-cell office:value-type="float" office:value="4.157" calcext:value-type="float">
            <text:p>4,15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09" calcext:value-type="float">
            <text:p>209</text:p>
          </table:table-cell>
          <table:table-cell office:value-type="float" office:value="551" calcext:value-type="float">
            <text:p>551</text:p>
          </table:table-cell>
          <table:table-cell office:value-type="float" office:value="8.57799999999997" calcext:value-type="float">
            <text:p>8,577999999999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511" calcext:value-type="float">
            <text:p>511</text:p>
          </table:table-cell>
          <table:table-cell office:value-type="float" office:value="6.42899999999998" calcext:value-type="float">
            <text:p>6,428999999999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00" calcext:value-type="float">
            <text:p>900</text:p>
          </table:table-cell>
          <table:table-cell office:value-type="float" office:value="6129" calcext:value-type="float">
            <text:p>612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10.367" calcext:value-type="float">
            <text:p>10,3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47" calcext:value-type="float">
            <text:p>2347</text:p>
          </table:table-cell>
          <table:table-cell office:value-type="float" office:value="5491" calcext:value-type="float">
            <text:p>5491</text:p>
          </table:table-cell>
          <table:table-cell office:value-type="float" office:value="74.7040000000018" calcext:value-type="float">
            <text:p>74,704000000001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319" calcext:value-type="float">
            <text:p>4319</text:p>
          </table:table-cell>
          <table:table-cell office:value-type="float" office:value="10339" calcext:value-type="float">
            <text:p>10339</text:p>
          </table:table-cell>
          <table:table-cell office:value-type="float" office:value="145.015000000001" calcext:value-type="float">
            <text:p>145,01500000000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32" calcext:value-type="float">
            <text:p>2432</text:p>
          </table:table-cell>
          <table:table-cell office:value-type="float" office:value="5820" calcext:value-type="float">
            <text:p>5820</text:p>
          </table:table-cell>
          <table:table-cell office:value-type="float" office:value="72.4820000000015" calcext:value-type="float">
            <text:p>72,482000000001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95" calcext:value-type="float">
            <text:p>2495</text:p>
          </table:table-cell>
          <table:table-cell office:value-type="float" office:value="7175" calcext:value-type="float">
            <text:p>7175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7" calcext:value-type="float">
            <text:p>337</text:p>
          </table:table-cell>
          <table:table-cell office:value-type="float" office:value="817" calcext:value-type="float">
            <text:p>817</text:p>
          </table:table-cell>
          <table:table-cell office:value-type="float" office:value="10.88" calcext:value-type="float">
            <text:p>10,8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330" calcext:value-type="float">
            <text:p>330</text:p>
          </table:table-cell>
          <table:table-cell office:value-type="float" office:value="4.08599999999999" calcext:value-type="float">
            <text:p>4,0859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228" calcext:value-type="float">
            <text:p>228</text:p>
          </table:table-cell>
          <table:table-cell office:value-type="float" office:value="3.01499999999999" calcext:value-type="float">
            <text:p>3,0149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936" calcext:value-type="float">
            <text:p>2936</text:p>
          </table:table-cell>
          <table:table-cell office:value-type="float" office:value="6955" calcext:value-type="float">
            <text:p>6955</text:p>
          </table:table-cell>
          <table:table-cell office:value-type="float" office:value="89.2880000000022" calcext:value-type="float">
            <text:p>89,288000000002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78" calcext:value-type="float">
            <text:p>2078</text:p>
          </table:table-cell>
          <table:table-cell office:value-type="float" office:value="7659" calcext:value-type="float">
            <text:p>7659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0" calcext:value-type="float">
            <text:p>380</text:p>
          </table:table-cell>
          <table:table-cell office:value-type="float" office:value="941" calcext:value-type="float">
            <text:p>941</text:p>
          </table:table-cell>
          <table:table-cell office:value-type="float" office:value="12.5089999999999" calcext:value-type="float">
            <text:p>12,50899999999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9" calcext:value-type="float">
            <text:p>249</text:p>
          </table:table-cell>
          <table:table-cell office:value-type="float" office:value="641" calcext:value-type="float">
            <text:p>641</text:p>
          </table:table-cell>
          <table:table-cell office:value-type="float" office:value="8.22399999999997" calcext:value-type="float">
            <text:p>8,223999999999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63" calcext:value-type="float">
            <text:p>1663</text:p>
          </table:table-cell>
          <table:table-cell office:value-type="float" office:value="4007" calcext:value-type="float">
            <text:p>4007</text:p>
          </table:table-cell>
          <table:table-cell office:value-type="float" office:value="56.595000000001" calcext:value-type="float">
            <text:p>56,59500000000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68" calcext:value-type="float">
            <text:p>1768</text:p>
          </table:table-cell>
          <table:table-cell office:value-type="float" office:value="4250" calcext:value-type="float">
            <text:p>4250</text:p>
          </table:table-cell>
          <table:table-cell office:value-type="float" office:value="53.8980000000009" calcext:value-type="float">
            <text:p>53,89800000000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597" calcext:value-type="float">
            <text:p>1597</text:p>
          </table:table-cell>
          <table:table-cell office:value-type="float" office:value="3001" calcext:value-type="float">
            <text:p>300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3" calcext:value-type="float">
            <text:p>503</text:p>
          </table:table-cell>
          <table:table-cell office:value-type="float" office:value="1258" calcext:value-type="float">
            <text:p>1258</text:p>
          </table:table-cell>
          <table:table-cell office:value-type="float" office:value="16.0209999999999" calcext:value-type="float">
            <text:p>16,020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487" calcext:value-type="float">
            <text:p>487</text:p>
          </table:table-cell>
          <table:table-cell office:value-type="float" office:value="6.73699999999998" calcext:value-type="float">
            <text:p>6,736999999999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9" calcext:value-type="float">
            <text:p>349</text:p>
          </table:table-cell>
          <table:table-cell office:value-type="float" office:value="885" calcext:value-type="float">
            <text:p>885</text:p>
          </table:table-cell>
          <table:table-cell office:value-type="float" office:value="11.577" calcext:value-type="float">
            <text:p>11,5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63" calcext:value-type="float">
            <text:p>1163</text:p>
          </table:table-cell>
          <table:table-cell office:value-type="float" office:value="2830" calcext:value-type="float">
            <text:p>2830</text:p>
          </table:table-cell>
          <table:table-cell office:value-type="float" office:value="35.4390000000001" calcext:value-type="float">
            <text:p>35,43900000000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177" calcext:value-type="float">
            <text:p>6177</text:p>
          </table:table-cell>
          <table:table-cell office:value-type="float" office:value="906" calcext:value-type="float">
            <text:p>906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float" office:value="377" calcext:value-type="float">
            <text:p>377</text:p>
          </table:table-cell>
          <table:table-cell office:value-type="float" office:value="5.12199999999999" calcext:value-type="float">
            <text:p>5,1219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09" calcext:value-type="float">
            <text:p>609</text:p>
          </table:table-cell>
          <table:table-cell office:value-type="float" office:value="1476" calcext:value-type="float">
            <text:p>1476</text:p>
          </table:table-cell>
          <table:table-cell office:value-type="float" office:value="19.144" calcext:value-type="float">
            <text:p>19,14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3" calcext:value-type="float">
            <text:p>623</text:p>
          </table:table-cell>
          <table:table-cell office:value-type="float" office:value="1508" calcext:value-type="float">
            <text:p>1508</text:p>
          </table:table-cell>
          <table:table-cell office:value-type="float" office:value="20.466" calcext:value-type="float">
            <text:p>20,46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56" calcext:value-type="float">
            <text:p>856</text:p>
          </table:table-cell>
          <table:table-cell office:value-type="float" office:value="2086" calcext:value-type="float">
            <text:p>2086</text:p>
          </table:table-cell>
          <table:table-cell office:value-type="float" office:value="27.0139999999999" calcext:value-type="float">
            <text:p>27,013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03" calcext:value-type="float">
            <text:p>1203</text:p>
          </table:table-cell>
          <table:table-cell office:value-type="float" office:value="4742" calcext:value-type="float">
            <text:p>474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2" calcext:value-type="float">
            <text:p>212</text:p>
          </table:table-cell>
          <table:table-cell office:value-type="float" office:value="548" calcext:value-type="float">
            <text:p>548</text:p>
          </table:table-cell>
          <table:table-cell office:value-type="float" office:value="7.22599999999999" calcext:value-type="float">
            <text:p>7,225999999999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60" calcext:value-type="float">
            <text:p>1660</text:p>
          </table:table-cell>
          <table:table-cell office:value-type="float" office:value="3920" calcext:value-type="float">
            <text:p>3920</text:p>
          </table:table-cell>
          <table:table-cell office:value-type="float" office:value="52.2180000000007" calcext:value-type="float">
            <text:p>52,2180000000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456" calcext:value-type="float">
            <text:p>3456</text:p>
          </table:table-cell>
          <table:table-cell office:value-type="float" office:value="8246" calcext:value-type="float">
            <text:p>8246</text:p>
          </table:table-cell>
          <table:table-cell office:value-type="float" office:value="114.000000000003" calcext:value-type="float">
            <text:p>114,00000000000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589" calcext:value-type="float">
            <text:p>3589</text:p>
          </table:table-cell>
          <table:table-cell office:value-type="float" office:value="8577" calcext:value-type="float">
            <text:p>8577</text:p>
          </table:table-cell>
          <table:table-cell office:value-type="float" office:value="109.469000000003" calcext:value-type="float">
            <text:p>109,46900000000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829" calcext:value-type="float">
            <text:p>1829</text:p>
          </table:table-cell>
          <table:table-cell office:value-type="float" office:value="2303" calcext:value-type="float">
            <text:p>2303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9" calcext:value-type="float">
            <text:p>289</text:p>
          </table:table-cell>
          <table:table-cell office:value-type="float" office:value="726" calcext:value-type="float">
            <text:p>726</text:p>
          </table:table-cell>
          <table:table-cell office:value-type="float" office:value="9.57899999999997" calcext:value-type="float">
            <text:p>9,5789999999999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office:value-type="float" office:value="955" calcext:value-type="float">
            <text:p>955</text:p>
          </table:table-cell>
          <table:table-cell office:value-type="float" office:value="12.9199999999999" calcext:value-type="float">
            <text:p>12,919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134" calcext:value-type="float">
            <text:p>1134</text:p>
          </table:table-cell>
          <table:table-cell office:value-type="float" office:value="2742" calcext:value-type="float">
            <text:p>2742</text:p>
          </table:table-cell>
          <table:table-cell office:value-type="float" office:value="35.7950000000002" calcext:value-type="float">
            <text:p>35,795000000000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50" calcext:value-type="float">
            <text:p>550</text:p>
          </table:table-cell>
          <table:table-cell office:value-type="float" office:value="1346" calcext:value-type="float">
            <text:p>1346</text:p>
          </table:table-cell>
          <table:table-cell office:value-type="float" office:value="17.623" calcext:value-type="float">
            <text:p>17,6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float" office:value="1398" calcext:value-type="float">
            <text:p>1398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office:value-type="float" office:value="1544" calcext:value-type="float">
            <text:p>1544</text:p>
          </table:table-cell>
          <table:table-cell office:value-type="float" office:value="21.258" calcext:value-type="float">
            <text:p>21,25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72" calcext:value-type="float">
            <text:p>372</text:p>
          </table:table-cell>
          <table:table-cell office:value-type="float" office:value="932" calcext:value-type="float">
            <text:p>932</text:p>
          </table:table-cell>
          <table:table-cell office:value-type="float" office:value="12.2549999999999" calcext:value-type="float">
            <text:p>12,254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0" calcext:value-type="float">
            <text:p>750</text:p>
          </table:table-cell>
          <table:table-cell office:value-type="float" office:value="1831" calcext:value-type="float">
            <text:p>1831</text:p>
          </table:table-cell>
          <table:table-cell office:value-type="float" office:value="23.475" calcext:value-type="float">
            <text:p>23,47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.90399999999999" calcext:value-type="float">
            <text:p>2,9039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87" calcext:value-type="float">
            <text:p>2387</text:p>
          </table:table-cell>
          <table:table-cell office:value-type="float" office:value="826" calcext:value-type="float">
            <text:p>826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949" calcext:value-type="float">
            <text:p>949</text:p>
          </table:table-cell>
          <table:table-cell office:value-type="float" office:value="12.7489999999999" calcext:value-type="float">
            <text:p>12,74899999999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594" calcext:value-type="float">
            <text:p>594</text:p>
          </table:table-cell>
          <table:table-cell office:value-type="float" office:value="8.35599999999997" calcext:value-type="float">
            <text:p>8,35599999999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  <table:table-cell office:value-type="float" office:value="1222" calcext:value-type="float">
            <text:p>1222</text:p>
          </table:table-cell>
          <table:table-cell office:value-type="float" office:value="15.5389999999999" calcext:value-type="float">
            <text:p>15,53899999999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4" calcext:value-type="float">
            <text:p>764</text:p>
          </table:table-cell>
          <table:table-cell office:value-type="float" office:value="1815" calcext:value-type="float">
            <text:p>1815</text:p>
          </table:table-cell>
          <table:table-cell office:value-type="float" office:value="23.223" calcext:value-type="float">
            <text:p>23,2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54" calcext:value-type="float">
            <text:p>2454</text:p>
          </table:table-cell>
          <table:table-cell office:value-type="float" office:value="3227" calcext:value-type="float">
            <text:p>322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6" calcext:value-type="float">
            <text:p>216</text:p>
          </table:table-cell>
          <table:table-cell office:value-type="float" office:value="536" calcext:value-type="float">
            <text:p>536</text:p>
          </table:table-cell>
          <table:table-cell office:value-type="float" office:value="7.18799999999999" calcext:value-type="float">
            <text:p>7,187999999999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28" calcext:value-type="float">
            <text:p>628</text:p>
          </table:table-cell>
          <table:table-cell office:value-type="float" office:value="1520" calcext:value-type="float">
            <text:p>1520</text:p>
          </table:table-cell>
          <table:table-cell office:value-type="float" office:value="19.739" calcext:value-type="float">
            <text:p>19,73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17" calcext:value-type="float">
            <text:p>1217</text:p>
          </table:table-cell>
          <table:table-cell office:value-type="float" office:value="2888" calcext:value-type="float">
            <text:p>2888</text:p>
          </table:table-cell>
          <table:table-cell office:value-type="float" office:value="38.2270000000002" calcext:value-type="float">
            <text:p>38,22700000000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991" calcext:value-type="float">
            <text:p>1991</text:p>
          </table:table-cell>
          <table:table-cell office:value-type="float" office:value="4811" calcext:value-type="float">
            <text:p>4811</text:p>
          </table:table-cell>
          <table:table-cell office:value-type="float" office:value="62.7710000000011" calcext:value-type="float">
            <text:p>62,771000000001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28" calcext:value-type="float">
            <text:p>228</text:p>
          </table:table-cell>
          <table:table-cell office:value-type="float" office:value="1373" calcext:value-type="float">
            <text:p>1373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3" calcext:value-type="float">
            <text:p>303</text:p>
          </table:table-cell>
          <table:table-cell office:value-type="float" office:value="768" calcext:value-type="float">
            <text:p>768</text:p>
          </table:table-cell>
          <table:table-cell office:value-type="float" office:value="9.95899999999995" calcext:value-type="float">
            <text:p>9,9589999999999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608" calcext:value-type="float">
            <text:p>1608</text:p>
          </table:table-cell>
          <table:table-cell office:value-type="float" office:value="3805" calcext:value-type="float">
            <text:p>3805</text:p>
          </table:table-cell>
          <table:table-cell office:value-type="float" office:value="50.5920000000008" calcext:value-type="float">
            <text:p>50,592000000000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79" calcext:value-type="float">
            <text:p>979</text:p>
          </table:table-cell>
          <table:table-cell office:value-type="float" office:value="2368" calcext:value-type="float">
            <text:p>2368</text:p>
          </table:table-cell>
          <table:table-cell office:value-type="float" office:value="31.458" calcext:value-type="float">
            <text:p>31,45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3" calcext:value-type="float">
            <text:p>843</text:p>
          </table:table-cell>
          <table:table-cell office:value-type="float" office:value="1972" calcext:value-type="float">
            <text:p>1972</text:p>
          </table:table-cell>
          <table:table-cell office:value-type="float" office:value="25.573" calcext:value-type="float">
            <text:p>25,57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436" calcext:value-type="float">
            <text:p>1436</text:p>
          </table:table-cell>
          <table:table-cell office:value-type="float" office:value="2554" calcext:value-type="float">
            <text:p>2554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2" calcext:value-type="float">
            <text:p>822</text:p>
          </table:table-cell>
          <table:table-cell office:value-type="float" office:value="1943" calcext:value-type="float">
            <text:p>1943</text:p>
          </table:table-cell>
          <table:table-cell office:value-type="float" office:value="26.297" calcext:value-type="float">
            <text:p>26,2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33" calcext:value-type="float">
            <text:p>333</text:p>
          </table:table-cell>
          <table:table-cell office:value-type="float" office:value="818" calcext:value-type="float">
            <text:p>818</text:p>
          </table:table-cell>
          <table:table-cell office:value-type="float" office:value="11.0119999999999" calcext:value-type="float">
            <text:p>11,011999999999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741" calcext:value-type="float">
            <text:p>1741</text:p>
          </table:table-cell>
          <table:table-cell office:value-type="float" office:value="4089" calcext:value-type="float">
            <text:p>4089</text:p>
          </table:table-cell>
          <table:table-cell office:value-type="float" office:value="53.5660000000007" calcext:value-type="float">
            <text:p>53,566000000000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48" calcext:value-type="float">
            <text:p>1148</text:p>
          </table:table-cell>
          <table:table-cell office:value-type="float" office:value="2807" calcext:value-type="float">
            <text:p>2807</text:p>
          </table:table-cell>
          <table:table-cell office:value-type="float" office:value="36.8510000000002" calcext:value-type="float">
            <text:p>36,8510000000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412" calcext:value-type="float">
            <text:p>6412</text:p>
          </table:table-cell>
          <table:table-cell office:value-type="float" office:value="4478" calcext:value-type="float">
            <text:p>447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5" calcext:value-type="float">
            <text:p>885</text:p>
          </table:table-cell>
          <table:table-cell office:value-type="float" office:value="2094" calcext:value-type="float">
            <text:p>2094</text:p>
          </table:table-cell>
          <table:table-cell table:style-name="ce2" office:value-type="date" office:date-value="1900-01-27T02:09:36" calcext:value-type="date">
            <text:p>27.01.19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0" calcext:value-type="float">
            <text:p>410</text:p>
          </table:table-cell>
          <table:table-cell office:value-type="float" office:value="1038" calcext:value-type="float">
            <text:p>1038</text:p>
          </table:table-cell>
          <table:table-cell office:value-type="float" office:value="14.055" calcext:value-type="float">
            <text:p>14,05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72" calcext:value-type="float">
            <text:p>1672</text:p>
          </table:table-cell>
          <table:table-cell office:value-type="float" office:value="4039" calcext:value-type="float">
            <text:p>4039</text:p>
          </table:table-cell>
          <table:table-cell office:value-type="float" office:value="53.7280000000008" calcext:value-type="float">
            <text:p>53,72800000000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41" calcext:value-type="float">
            <text:p>1141</text:p>
          </table:table-cell>
          <table:table-cell office:value-type="float" office:value="2736" calcext:value-type="float">
            <text:p>2736</text:p>
          </table:table-cell>
          <table:table-cell office:value-type="float" office:value="34.6310000000001" calcext:value-type="float">
            <text:p>34,63100000000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47" calcext:value-type="float">
            <text:p>7347</text:p>
          </table:table-cell>
          <table:table-cell office:value-type="float" office:value="9011" calcext:value-type="float">
            <text:p>9011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85" calcext:value-type="float">
            <text:p>1885</text:p>
          </table:table-cell>
          <table:table-cell office:value-type="float" office:value="4478" calcext:value-type="float">
            <text:p>4478</text:p>
          </table:table-cell>
          <table:table-cell office:value-type="float" office:value="60.820000000001" calcext:value-type="float">
            <text:p>60,8200000000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254" calcext:value-type="float">
            <text:p>2254</text:p>
          </table:table-cell>
          <table:table-cell office:value-type="float" office:value="5320" calcext:value-type="float">
            <text:p>5320</text:p>
          </table:table-cell>
          <table:table-cell office:value-type="float" office:value="69.4500000000015" calcext:value-type="float">
            <text:p>69,45000000000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486" calcext:value-type="float">
            <text:p>6486</text:p>
          </table:table-cell>
          <table:table-cell office:value-type="float" office:value="15359" calcext:value-type="float">
            <text:p>15359</text:p>
          </table:table-cell>
          <table:table-cell office:value-type="float" office:value="207.338999999995" calcext:value-type="float">
            <text:p>207,33899999999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29" calcext:value-type="float">
            <text:p>1729</text:p>
          </table:table-cell>
          <table:table-cell office:value-type="float" office:value="4179" calcext:value-type="float">
            <text:p>4179</text:p>
          </table:table-cell>
          <table:table-cell office:value-type="float" office:value="55.268000000001" calcext:value-type="float">
            <text:p>55,2680000000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73" calcext:value-type="float">
            <text:p>15073</text:p>
          </table:table-cell>
          <table:table-cell office:value-type="float" office:value="7306" calcext:value-type="float">
            <text:p>730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22"/>
          <table:table-cell office:value-type="float" office:value="1366" calcext:value-type="float">
            <text:p>1366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1">
          <table:table-cell/>
          <table:table-cell office:value-type="string" calcext:value-type="string">
            <text:p>Limit 500</text:p>
          </table:table-cell>
          <table:table-cell office:value-type="string" calcext:value-type="string">
            <text:p>Limit 1000</text:p>
          </table:table-cell>
          <table:table-cell office:value-type="string" calcext:value-type="string">
            <text:p>Limit 2000</text:p>
          </table:table-cell>
          <table:table-cell office:value-type="string" calcext:value-type="string">
            <text:p>Limit 4000</text:p>
          </table:table-cell>
          <table:table-cell office:value-type="string" calcext:value-type="string">
            <text:p>Limit 8000</text:p>
          </table:table-cell>
          <table:table-cell office:value-type="string" calcext:value-type="string">
            <text:p>Limit 10000</text:p>
          </table:table-cell>
          <table:table-cell office:value-type="string" calcext:value-type="string">
            <text:p>Limit 15000</text:p>
          </table:table-cell>
          <table:table-cell table:number-columns-repeated="2"/>
          <table:table-cell office:value-type="string" calcext:value-type="string">
            <text:p>Ilość gi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 500</text:p>
          </table:table-cell>
          <table:table-cell table:formula="of:=COUNTIFS([.B1:.B106];&quot;&lt;=500&quot;)" office:value-type="float" office:value="85" calcext:value-type="float">
            <text:p>85</text:p>
          </table:table-cell>
          <table:table-cell table:formula="of:=COUNTIFS([.G1:.G106];&quot;&lt;=500&quot;)" office:value-type="float" office:value="59" calcext:value-type="float">
            <text:p>59</text:p>
          </table:table-cell>
          <table:table-cell table:formula="of:=COUNTIFS([.L1:.L106];&quot;&lt;=500&quot;)" office:value-type="float" office:value="35" calcext:value-type="float">
            <text:p>35</text:p>
          </table:table-cell>
          <table:table-cell table:formula="of:=COUNTIFS([.Q1:.Q106];&quot;&lt;=500&quot;)" office:value-type="float" office:value="21" calcext:value-type="float">
            <text:p>21</text:p>
          </table:table-cell>
          <table:table-cell table:formula="of:=COUNTIFS([.V1:.V106];&quot;&lt;=500&quot;)" office:value-type="float" office:value="13" calcext:value-type="float">
            <text:p>13</text:p>
          </table:table-cell>
          <table:table-cell table:formula="of:=COUNTIFS([.W1:.W106];&quot;&lt;=500&quot;)" office:value-type="float" office:value="3" calcext:value-type="float">
            <text:p>3</text:p>
          </table:table-cell>
          <table:table-cell table:formula="of:=COUNTIFS([.X1:.X106];&quot;&lt;=500&quot;)" office:value-type="float" office:value="4" calcext:value-type="float">
            <text:p>4</text:p>
          </table:table-cell>
          <table:table-cell/>
          <table:table-cell office:value-type="string" calcext:value-type="string">
            <text:p>&lt; 500</text:p>
          </table:table-cell>
          <table:table-cell table:formula="of:=SUM([.B108:.H108])"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142857142857" calcext:value-type="float">
            <text:p>6,15142857142857</text:p>
          </table:table-cell>
          <table:table-cell office:value-type="float" office:value="36.34" calcext:value-type="float">
            <text:p>36,34</text:p>
          </table:table-cell>
          <table:table-cell office:value-type="float" office:value="412.020999999942" calcext:value-type="float">
            <text:p>412,020999999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0 – 1000</text:p>
          </table:table-cell>
          <table:table-cell table:formula="of:=COUNTIFS([.B1:.B106];&quot;&lt;=1000&quot;;[.B1:.B106];&quot;&gt;=500&quot;)" office:value-type="float" office:value="14" calcext:value-type="float">
            <text:p>14</text:p>
          </table:table-cell>
          <table:table-cell table:formula="of:=COUNTIFS([.G1:.G106];&quot;&lt;=1000&quot;;[.G1:.G106];&quot;&gt;=500&quot;)" office:value-type="float" office:value="28" calcext:value-type="float">
            <text:p>28</text:p>
          </table:table-cell>
          <table:table-cell table:formula="of:=COUNTIFS([.L1:.L106];&quot;&lt;=1000&quot;;[.L1:.L106];&quot;&gt;=500&quot;)" office:value-type="float" office:value="26" calcext:value-type="float">
            <text:p>26</text:p>
          </table:table-cell>
          <table:table-cell table:formula="of:=COUNTIFS([.Q1:.Q106];&quot;&lt;=1000&quot;;[.Q1:.Q106];&quot;&gt;=500&quot;)" office:value-type="float" office:value="29" calcext:value-type="float">
            <text:p>29</text:p>
          </table:table-cell>
          <table:table-cell table:formula="of:=COUNTIFS([.V1:.V106];&quot;&lt;=1000&quot;;[.V1:.V106];&quot;&gt;=500&quot;)" office:value-type="float" office:value="13" calcext:value-type="float">
            <text:p>13</text:p>
          </table:table-cell>
          <table:table-cell table:formula="of:=COUNTIFS([.W1:.W106];&quot;&lt;=1000&quot;;[.W1:.W106];&quot;&gt;=500&quot;)" office:value-type="float" office:value="18" calcext:value-type="float">
            <text:p>18</text:p>
          </table:table-cell>
          <table:table-cell table:formula="of:=COUNTIFS([.X1:.X106];&quot;&lt;=1000&quot;;[.X1:.X106];&quot;&gt;=500&quot;)" office:value-type="float" office:value="18" calcext:value-type="float">
            <text:p>18</text:p>
          </table:table-cell>
          <table:table-cell/>
          <table:table-cell office:value-type="string" calcext:value-type="string">
            <text:p>500 – 1000</text:p>
          </table:table-cell>
          <table:table-cell table:formula="of:=SUM([.B109:.H109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542857142857" calcext:value-type="float">
            <text:p>11,0542857142857</text:p>
          </table:table-cell>
          <table:table-cell office:value-type="float" office:value="53.6571428571429" calcext:value-type="float">
            <text:p>53,6571428571429</text:p>
          </table:table-cell>
          <table:table-cell office:value-type="float" office:value="206.78799999999" calcext:value-type="float">
            <text:p>206,787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– 1500</text:p>
          </table:table-cell>
          <table:table-cell table:formula="of:=COUNTIFS([.B1:.B106];&quot;&lt;=1500&quot;;[.B1:.B106];&quot;&gt;=1000&quot;)" office:value-type="float" office:value="3" calcext:value-type="float">
            <text:p>3</text:p>
          </table:table-cell>
          <table:table-cell table:formula="of:=COUNTIFS([.G1:.G106];&quot;&lt;=1500&quot;;[.G1:.G106];&quot;&gt;=1000&quot;)" office:value-type="float" office:value="14" calcext:value-type="float">
            <text:p>14</text:p>
          </table:table-cell>
          <table:table-cell table:formula="of:=COUNTIFS([.L1:.L106];&quot;&lt;=1500&quot;;[.L1:.L106];&quot;&gt;=1000&quot;)" office:value-type="float" office:value="11" calcext:value-type="float">
            <text:p>11</text:p>
          </table:table-cell>
          <table:table-cell table:formula="of:=COUNTIFS([.Q1:.Q106];&quot;&lt;=1500&quot;;[.Q1:.Q106];&quot;&gt;=1000&quot;)" office:value-type="float" office:value="15" calcext:value-type="float">
            <text:p>15</text:p>
          </table:table-cell>
          <table:table-cell table:formula="of:=COUNTIFS([.V1:.V106];&quot;&lt;=1500&quot;;[.V1:.V106];&quot;&gt;=1000&quot;)" office:value-type="float" office:value="14" calcext:value-type="float">
            <text:p>14</text:p>
          </table:table-cell>
          <table:table-cell table:formula="of:=COUNTIFS([.W1:.W106];&quot;&lt;=1500&quot;;[.W1:.W106];&quot;&gt;=1000&quot;)" office:value-type="float" office:value="11" calcext:value-type="float">
            <text:p>11</text:p>
          </table:table-cell>
          <table:table-cell table:formula="of:=COUNTIFS([.X1:.X106];&quot;&lt;=1500&quot;;[.X1:.X106];&quot;&gt;=1000&quot;)" office:value-type="float" office:value="7" calcext:value-type="float">
            <text:p>7</text:p>
          </table:table-cell>
          <table:table-cell/>
          <table:table-cell office:value-type="string" calcext:value-type="string">
            <text:p>1000 – 1500</text:p>
          </table:table-cell>
          <table:table-cell table:formula="of:=SUM([.B110:.H110])"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7257142857143" calcext:value-type="float">
            <text:p>15,7257142857143</text:p>
          </table:table-cell>
          <table:table-cell office:value-type="float" office:value="69.8685714285714" calcext:value-type="float">
            <text:p>69,8685714285714</text:p>
          </table:table-cell>
          <table:table-cell office:value-type="float" office:value="196.064999999993" calcext:value-type="float">
            <text:p>196,064999999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00 – 2000</text:p>
          </table:table-cell>
          <table:table-cell table:formula="of:=COUNTIFS([.B1:.B106];&quot;&lt;=2000&quot;;[.B1:.B106];&quot;&gt;=1500&quot;)" office:value-type="float" office:value="3" calcext:value-type="float">
            <text:p>3</text:p>
          </table:table-cell>
          <table:table-cell table:formula="of:=COUNTIFS([.G1:.G106];&quot;&lt;=2000&quot;;[.G1:.G106];&quot;&gt;=1500&quot;)" office:value-type="float" office:value="2" calcext:value-type="float">
            <text:p>2</text:p>
          </table:table-cell>
          <table:table-cell table:formula="of:=COUNTIFS([.L1:.L106];&quot;&lt;=2000&quot;;[.L1:.L106];&quot;&gt;=1500&quot;)" office:value-type="float" office:value="10" calcext:value-type="float">
            <text:p>10</text:p>
          </table:table-cell>
          <table:table-cell table:formula="of:=COUNTIFS([.Q1:.Q106];&quot;&lt;=2000&quot;;[.Q1:.Q106];&quot;&gt;=1500&quot;)" office:value-type="float" office:value="17" calcext:value-type="float">
            <text:p>17</text:p>
          </table:table-cell>
          <table:table-cell table:formula="of:=COUNTIFS([.V1:.V106];&quot;&lt;=2000&quot;;[.V1:.V106];&quot;&gt;=1500&quot;)" office:value-type="float" office:value="9" calcext:value-type="float">
            <text:p>9</text:p>
          </table:table-cell>
          <table:table-cell table:formula="of:=COUNTIFS([.W1:.W106];&quot;&lt;=2000&quot;;[.W1:.W106];&quot;&gt;=1500&quot;)" office:value-type="float" office:value="4" calcext:value-type="float">
            <text:p>4</text:p>
          </table:table-cell>
          <table:table-cell table:formula="of:=COUNTIFS([.X1:.X106];&quot;&lt;=2000&quot;;[.X1:.X106];&quot;&gt;=1500&quot;)" office:value-type="float" office:value="11" calcext:value-type="float">
            <text:p>11</text:p>
          </table:table-cell>
          <table:table-cell/>
          <table:table-cell office:value-type="string" calcext:value-type="string">
            <text:p>1500 – 2000</text:p>
          </table:table-cell>
          <table:table-cell table:formula="of:=SUM([.B111:.H111])"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2685714285714" calcext:value-type="float">
            <text:p>21,2685714285714</text:p>
          </table:table-cell>
          <table:table-cell office:value-type="float" office:value="87.5057142857143" calcext:value-type="float">
            <text:p>87,5057142857143</text:p>
          </table:table-cell>
          <table:table-cell office:value-type="float" office:value="213.71699999999" calcext:value-type="float">
            <text:p>213,716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0 – 2500</text:p>
          </table:table-cell>
          <table:table-cell table:formula="of:=COUNTIFS([.B1:.B106];&quot;&lt;=2500&quot;;[.B1:.B106];&quot;&gt;=2000&quot;)" office:value-type="float" office:value="0" calcext:value-type="float">
            <text:p>0</text:p>
          </table:table-cell>
          <table:table-cell table:formula="of:=COUNTIFS([.G1:.G106];&quot;&lt;=2500&quot;;[.G1:.G106];&quot;&gt;=2000&quot;)" office:value-type="float" office:value="2" calcext:value-type="float">
            <text:p>2</text:p>
          </table:table-cell>
          <table:table-cell table:formula="of:=COUNTIFS([.L1:.L106];&quot;&lt;=2500&quot;;[.L1:.L106];&quot;&gt;=2000&quot;)" office:value-type="float" office:value="4" calcext:value-type="float">
            <text:p>4</text:p>
          </table:table-cell>
          <table:table-cell table:formula="of:=COUNTIFS([.Q1:.Q106];&quot;&lt;=2500&quot;;[.Q1:.Q106];&quot;&gt;=2000&quot;)" office:value-type="float" office:value="7" calcext:value-type="float">
            <text:p>7</text:p>
          </table:table-cell>
          <table:table-cell table:formula="of:=COUNTIFS([.V1:.V106];&quot;&lt;=2500&quot;;[.V1:.V106];&quot;&gt;=2000&quot;)" office:value-type="float" office:value="13" calcext:value-type="float">
            <text:p>13</text:p>
          </table:table-cell>
          <table:table-cell table:formula="of:=COUNTIFS([.W1:.W106];&quot;&lt;=2500&quot;;[.W1:.W106];&quot;&gt;=2000&quot;)" office:value-type="float" office:value="6" calcext:value-type="float">
            <text:p>6</text:p>
          </table:table-cell>
          <table:table-cell table:formula="of:=COUNTIFS([.X1:.X106];&quot;&lt;=2500&quot;;[.X1:.X106];&quot;&gt;=2000&quot;)" office:value-type="float" office:value="2" calcext:value-type="float">
            <text:p>2</text:p>
          </table:table-cell>
          <table:table-cell/>
          <table:table-cell office:value-type="string" calcext:value-type="string">
            <text:p>2000 – 2500</text:p>
          </table:table-cell>
          <table:table-cell table:formula="of:=SUM([.B112:.H112])"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.2171428571429" calcext:value-type="float">
            <text:p>29,2171428571429</text:p>
          </table:table-cell>
          <table:table-cell office:value-type="float" office:value="110.388571428571" calcext:value-type="float">
            <text:p>110,388571428571</text:p>
          </table:table-cell>
          <table:table-cell office:value-type="float" office:value="301.172999999976" calcext:value-type="float">
            <text:p>301,1729999999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string" calcext:value-type="string">
            <text:p>58.455000000000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3000</text:p>
          </table:table-cell>
          <table:table-cell table:formula="of:=COUNTIFS([.B1:.B106];&quot;&lt;=3000&quot;;[.B1:.B106];&quot;&gt;=2500&quot;)" office:value-type="float" office:value="0" calcext:value-type="float">
            <text:p>0</text:p>
          </table:table-cell>
          <table:table-cell table:formula="of:=COUNTIFS([.G1:.G106];&quot;&lt;=3000&quot;;[.G1:.G106];&quot;&gt;=2500&quot;)" office:value-type="float" office:value="0" calcext:value-type="float">
            <text:p>0</text:p>
          </table:table-cell>
          <table:table-cell table:formula="of:=COUNTIFS([.L1:.L106];&quot;&lt;=3000&quot;;[.L1:.L106];&quot;&gt;=2500&quot;)" office:value-type="float" office:value="6" calcext:value-type="float">
            <text:p>6</text:p>
          </table:table-cell>
          <table:table-cell table:formula="of:=COUNTIFS([.Q1:.Q106];&quot;&lt;=3000&quot;;[.Q1:.Q106];&quot;&gt;=2500&quot;)" office:value-type="float" office:value="6" calcext:value-type="float">
            <text:p>6</text:p>
          </table:table-cell>
          <table:table-cell table:formula="of:=COUNTIFS([.V1:.V106];&quot;&lt;=3000&quot;;[.V1:.V106];&quot;&gt;=2500&quot;)" office:value-type="float" office:value="5" calcext:value-type="float">
            <text:p>5</text:p>
          </table:table-cell>
          <table:table-cell table:formula="of:=COUNTIFS([.W1:.W106];&quot;&lt;=3000&quot;;[.W1:.W106];&quot;&gt;=2500&quot;)" office:value-type="float" office:value="2" calcext:value-type="float">
            <text:p>2</text:p>
          </table:table-cell>
          <table:table-cell table:formula="of:=COUNTIFS([.X1:.X106];&quot;&lt;=3000&quot;;[.X1:.X106];&quot;&gt;=2500&quot;)" office:value-type="float" office:value="7" calcext:value-type="float">
            <text:p>7</text:p>
          </table:table-cell>
          <table:table-cell/>
          <table:table-cell office:value-type="string" calcext:value-type="string">
            <text:p>2500 – 3000</text:p>
          </table:table-cell>
          <table:table-cell table:formula="of:=SUM([.B113:.H113])"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.5571428571429" calcext:value-type="float">
            <text:p>39,5571428571429</text:p>
          </table:table-cell>
          <table:table-cell office:value-type="float" office:value="137.845714285714" calcext:value-type="float">
            <text:p>137,845714285714</text:p>
          </table:table-cell>
          <table:table-cell office:value-type="float" office:value="344.15399999996" calcext:value-type="float">
            <text:p>344,153999999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string" calcext:value-type="string">
            <text:p>33.0950000000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0 – 3500</text:p>
          </table:table-cell>
          <table:table-cell table:formula="of:=COUNTIFS([.B1:.B106];&quot;&lt;=3500&quot;;[.B1:.B106];&quot;&gt;=3000&quot;)" office:value-type="float" office:value="0" calcext:value-type="float">
            <text:p>0</text:p>
          </table:table-cell>
          <table:table-cell table:formula="of:=COUNTIFS([.G1:.G106];&quot;&lt;=3500&quot;;[.G1:.G106];&quot;&gt;=3000&quot;)" office:value-type="float" office:value="0" calcext:value-type="float">
            <text:p>0</text:p>
          </table:table-cell>
          <table:table-cell table:formula="of:=COUNTIFS([.L1:.L106];&quot;&lt;=3500&quot;;[.L1:.L106];&quot;&gt;=3000&quot;)" office:value-type="float" office:value="3" calcext:value-type="float">
            <text:p>3</text:p>
          </table:table-cell>
          <table:table-cell table:formula="of:=COUNTIFS([.Q1:.Q106];&quot;&lt;=3500&quot;;[.Q1:.Q106];&quot;&gt;=3000&quot;)" office:value-type="float" office:value="2" calcext:value-type="float">
            <text:p>2</text:p>
          </table:table-cell>
          <table:table-cell table:formula="of:=COUNTIFS([.V1:.V106];&quot;&lt;=3500&quot;;[.V1:.V106];&quot;&gt;=3000&quot;)" office:value-type="float" office:value="5" calcext:value-type="float">
            <text:p>5</text:p>
          </table:table-cell>
          <table:table-cell table:formula="of:=COUNTIFS([.W1:.W106];&quot;&lt;=3500&quot;;[.W1:.W106];&quot;&gt;=3000&quot;)" office:value-type="float" office:value="4" calcext:value-type="float">
            <text:p>4</text:p>
          </table:table-cell>
          <table:table-cell table:formula="of:=COUNTIFS([.X1:.X106];&quot;&lt;=3500&quot;;[.X1:.X106];&quot;&gt;=3000&quot;)" office:value-type="float" office:value="4" calcext:value-type="float">
            <text:p>4</text:p>
          </table:table-cell>
          <table:table-cell/>
          <table:table-cell office:value-type="string" calcext:value-type="string">
            <text:p>3000 – 3500</text:p>
          </table:table-cell>
          <table:table-cell table:formula="of:=SUM([.B114:.H114])"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.12" calcext:value-type="float">
            <text:p>52,12</text:p>
          </table:table-cell>
          <table:table-cell office:value-type="float" office:value="169.605714285714" calcext:value-type="float">
            <text:p>169,605714285714</text:p>
          </table:table-cell>
          <table:table-cell office:value-type="float" office:value="411.391999999943" calcext:value-type="float">
            <text:p>411,39199999994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string" calcext:value-type="string">
            <text:p>18.646999999999924</text:p>
          </table:table-cell>
          <table:table-cell/>
          <table:table-cell office:value-type="float" office:value="25615" calcext:value-type="float">
            <text:p>25615</text:p>
          </table:table-cell>
          <table:table-cell/>
        </table:table-row>
        <table:table-row table:style-name="ro1">
          <table:table-cell office:value-type="string" calcext:value-type="string">
            <text:p>3500 – 4000</text:p>
          </table:table-cell>
          <table:table-cell table:formula="of:=COUNTIFS([.B1:.B106];&quot;&lt;=4000&quot;;[.B1:.B106];&quot;&gt;=3500&quot;)" office:value-type="float" office:value="0" calcext:value-type="float">
            <text:p>0</text:p>
          </table:table-cell>
          <table:table-cell table:formula="of:=COUNTIFS([.G1:.G106];&quot;&lt;=4000&quot;;[.G1:.G106];&quot;&gt;=3500&quot;)" office:value-type="float" office:value="0" calcext:value-type="float">
            <text:p>0</text:p>
          </table:table-cell>
          <table:table-cell table:formula="of:=COUNTIFS([.L1:.L106];&quot;&lt;=4000&quot;;[.L1:.L106];&quot;&gt;=3500&quot;)" office:value-type="float" office:value="3" calcext:value-type="float">
            <text:p>3</text:p>
          </table:table-cell>
          <table:table-cell table:formula="of:=COUNTIFS([.Q1:.Q106];&quot;&lt;=4000&quot;;[.Q1:.Q106];&quot;&gt;=3500&quot;)" office:value-type="float" office:value="2" calcext:value-type="float">
            <text:p>2</text:p>
          </table:table-cell>
          <table:table-cell table:formula="of:=COUNTIFS([.V1:.V106];&quot;&lt;=4000&quot;;[.V1:.V106];&quot;&gt;=3500&quot;)" office:value-type="float" office:value="8" calcext:value-type="float">
            <text:p>8</text:p>
          </table:table-cell>
          <table:table-cell table:formula="of:=COUNTIFS([.W1:.W106];&quot;&lt;=4000&quot;;[.W1:.W106];&quot;&gt;=3500&quot;)" office:value-type="float" office:value="3" calcext:value-type="float">
            <text:p>3</text:p>
          </table:table-cell>
          <table:table-cell table:formula="of:=COUNTIFS([.X1:.X106];&quot;&lt;=4000&quot;;[.X1:.X106];&quot;&gt;=3500&quot;)" office:value-type="float" office:value="4" calcext:value-type="float">
            <text:p>4</text:p>
          </table:table-cell>
          <table:table-cell/>
          <table:table-cell office:value-type="string" calcext:value-type="string">
            <text:p>3500 – 4000</text:p>
          </table:table-cell>
          <table:table-cell table:formula="of:=SUM([.B115:.H115])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.4542857142857" calcext:value-type="float">
            <text:p>72,4542857142857</text:p>
          </table:table-cell>
          <table:table-cell office:value-type="float" office:value="219.608571428571" calcext:value-type="float">
            <text:p>219,608571428571</text:p>
          </table:table-cell>
          <table:table-cell office:value-type="float" office:value="660.073999999817" calcext:value-type="float">
            <text:p>660,07399999981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10.33799999999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0 – 4500</text:p>
          </table:table-cell>
          <table:table-cell table:formula="of:=COUNTIFS([.B1:.B106];&quot;&lt;=4500&quot;;[.B1:.B106];&quot;&gt;=4000&quot;)" office:value-type="float" office:value="0" calcext:value-type="float">
            <text:p>0</text:p>
          </table:table-cell>
          <table:table-cell table:formula="of:=COUNTIFS([.G1:.G106];&quot;&lt;=4500&quot;;[.G1:.G106];&quot;&gt;=4000&quot;)" office:value-type="float" office:value="0" calcext:value-type="float">
            <text:p>0</text:p>
          </table:table-cell>
          <table:table-cell table:formula="of:=COUNTIFS([.L1:.L106];&quot;&lt;=4500&quot;;[.L1:.L106];&quot;&gt;=4000&quot;)" office:value-type="float" office:value="5" calcext:value-type="float">
            <text:p>5</text:p>
          </table:table-cell>
          <table:table-cell table:formula="of:=COUNTIFS([.Q1:.Q106];&quot;&lt;=4500&quot;;[.Q1:.Q106];&quot;&gt;=4000&quot;)" office:value-type="float" office:value="3" calcext:value-type="float">
            <text:p>3</text:p>
          </table:table-cell>
          <table:table-cell table:formula="of:=COUNTIFS([.V1:.V106];&quot;&lt;=4500&quot;;[.V1:.V106];&quot;&gt;=4000&quot;)" office:value-type="float" office:value="4" calcext:value-type="float">
            <text:p>4</text:p>
          </table:table-cell>
          <table:table-cell table:formula="of:=COUNTIFS([.W1:.W106];&quot;&lt;=4500&quot;;[.W1:.W106];&quot;&gt;=4000&quot;)" office:value-type="float" office:value="1" calcext:value-type="float">
            <text:p>1</text:p>
          </table:table-cell>
          <table:table-cell table:formula="of:=COUNTIFS([.X1:.X106];&quot;&lt;=4500&quot;;[.X1:.X106];&quot;&gt;=4000&quot;)" office:value-type="float" office:value="3" calcext:value-type="float">
            <text:p>3</text:p>
          </table:table-cell>
          <table:table-cell/>
          <table:table-cell office:value-type="string" calcext:value-type="string">
            <text:p>4000 – 4500</text:p>
          </table:table-cell>
          <table:table-cell table:formula="of:=SUM([.B116:.H116])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.4314285714286" calcext:value-type="float">
            <text:p>90,4314285714286</text:p>
          </table:table-cell>
          <table:table-cell office:value-type="float" office:value="263.931428571429" calcext:value-type="float">
            <text:p>263,931428571429</text:p>
          </table:table-cell>
          <table:table-cell office:value-type="float" office:value="624.657999999848" calcext:value-type="float">
            <text:p>624,65799999984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8.48199999999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0 – 5000</text:p>
          </table:table-cell>
          <table:table-cell table:formula="of:=COUNTIFS([.B1:.B106];&quot;&lt;=5000&quot;;[.B1:.B106];&quot;&gt;=4500&quot;)" office:value-type="float" office:value="0" calcext:value-type="float">
            <text:p>0</text:p>
          </table:table-cell>
          <table:table-cell table:formula="of:=COUNTIFS([.G1:.G106];&quot;&lt;=5000&quot;;[.G1:.G106];&quot;&gt;=4500&quot;)" office:value-type="float" office:value="0" calcext:value-type="float">
            <text:p>0</text:p>
          </table:table-cell>
          <table:table-cell table:formula="of:=COUNTIFS([.L1:.L106];&quot;&lt;=5000&quot;;[.L1:.L106];&quot;&gt;=4500&quot;)" office:value-type="float" office:value="1" calcext:value-type="float">
            <text:p>1</text:p>
          </table:table-cell>
          <table:table-cell table:formula="of:=COUNTIFS([.Q1:.Q106];&quot;&lt;=5000&quot;;[.Q1:.Q106];&quot;&gt;=4500&quot;)" office:value-type="float" office:value="1" calcext:value-type="float">
            <text:p>1</text:p>
          </table:table-cell>
          <table:table-cell table:formula="of:=COUNTIFS([.V1:.V106];&quot;&lt;=5000&quot;;[.V1:.V106];&quot;&gt;=4500&quot;)" office:value-type="float" office:value="5" calcext:value-type="float">
            <text:p>5</text:p>
          </table:table-cell>
          <table:table-cell table:formula="of:=COUNTIFS([.W1:.W106];&quot;&lt;=5000&quot;;[.W1:.W106];&quot;&gt;=4500&quot;)" office:value-type="float" office:value="9" calcext:value-type="float">
            <text:p>9</text:p>
          </table:table-cell>
          <table:table-cell table:formula="of:=COUNTIFS([.X1:.X106];&quot;&lt;=5000&quot;;[.X1:.X106];&quot;&gt;=4500&quot;)" office:value-type="float" office:value="3" calcext:value-type="float">
            <text:p>3</text:p>
          </table:table-cell>
          <table:table-cell/>
          <table:table-cell office:value-type="string" calcext:value-type="string">
            <text:p>4500 – 5000</text:p>
          </table:table-cell>
          <table:table-cell table:formula="of:=SUM([.B117:.H117]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1.868571428571" calcext:value-type="float">
            <text:p>111,868571428571</text:p>
          </table:table-cell>
          <table:table-cell office:value-type="float" office:value="315.945714285714" calcext:value-type="float">
            <text:p>315,945714285714</text:p>
          </table:table-cell>
          <table:table-cell office:value-type="float" office:value="743.209999999758" calcext:value-type="float">
            <text:p>743,20999999975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006" calcext:value-type="float">
            <text:p>5006</text:p>
          </table:table-cell>
          <table:table-cell office:value-type="string" calcext:value-type="string">
            <text:p>76.58600000000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0 – 5500</text:p>
          </table:table-cell>
          <table:table-cell table:formula="of:=COUNTIFS([.B1:.B106];&quot;&lt;=5500&quot;;[.B1:.B106];&quot;&gt;=5000&quot;)" office:value-type="float" office:value="0" calcext:value-type="float">
            <text:p>0</text:p>
          </table:table-cell>
          <table:table-cell table:formula="of:=COUNTIFS([.G1:.G106];&quot;&lt;=5500&quot;;[.G1:.G106];&quot;&gt;=5000&quot;)" office:value-type="float" office:value="0" calcext:value-type="float">
            <text:p>0</text:p>
          </table:table-cell>
          <table:table-cell table:formula="of:=COUNTIFS([.L1:.L106];&quot;&lt;=5500&quot;;[.L1:.L106];&quot;&gt;=5000&quot;)" office:value-type="float" office:value="0" calcext:value-type="float">
            <text:p>0</text:p>
          </table:table-cell>
          <table:table-cell table:formula="of:=COUNTIFS([.Q1:.Q106];&quot;&lt;=5500&quot;;[.Q1:.Q106];&quot;&gt;=5000&quot;)" office:value-type="float" office:value="1" calcext:value-type="float">
            <text:p>1</text:p>
          </table:table-cell>
          <table:table-cell table:formula="of:=COUNTIFS([.V1:.V106];&quot;&lt;=5500&quot;;[.V1:.V106];&quot;&gt;=5000&quot;)" office:value-type="float" office:value="1" calcext:value-type="float">
            <text:p>1</text:p>
          </table:table-cell>
          <table:table-cell table:formula="of:=COUNTIFS([.W1:.W106];&quot;&lt;=5500&quot;;[.W1:.W106];&quot;&gt;=5000&quot;)" office:value-type="float" office:value="5" calcext:value-type="float">
            <text:p>5</text:p>
          </table:table-cell>
          <table:table-cell table:formula="of:=COUNTIFS([.X1:.X106];&quot;&lt;=5500&quot;;[.X1:.X106];&quot;&gt;=5000&quot;)" office:value-type="float" office:value="6" calcext:value-type="float">
            <text:p>6</text:p>
          </table:table-cell>
          <table:table-cell/>
          <table:table-cell office:value-type="string" calcext:value-type="string">
            <text:p>5000 – 5500</text:p>
          </table:table-cell>
          <table:table-cell table:formula="of:=SUM([.B118:.H118])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3.034285714286" calcext:value-type="float">
            <text:p>143,034285714286</text:p>
          </table:table-cell>
          <table:table-cell office:value-type="float" office:value="391.922857142857" calcext:value-type="float">
            <text:p>391,922857142857</text:p>
          </table:table-cell>
          <table:table-cell office:value-type="float" office:value="1101.82499999966" calcext:value-type="float">
            <text:p>1101,8249999996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string" calcext:value-type="string">
            <text:p>30.670999999999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0 – 6000</text:p>
          </table:table-cell>
          <table:table-cell table:formula="of:=COUNTIFS([.B1:.B106];&quot;&lt;=6000&quot;;[.B1:.B106];&quot;&gt;=5500&quot;)" office:value-type="float" office:value="0" calcext:value-type="float">
            <text:p>0</text:p>
          </table:table-cell>
          <table:table-cell table:formula="of:=COUNTIFS([.G1:.G106];&quot;&lt;=6000&quot;;[.G1:.G106];&quot;&gt;=5500&quot;)" office:value-type="float" office:value="0" calcext:value-type="float">
            <text:p>0</text:p>
          </table:table-cell>
          <table:table-cell table:formula="of:=COUNTIFS([.L1:.L106];&quot;&lt;=6000&quot;;[.L1:.L106];&quot;&gt;=5500&quot;)" office:value-type="float" office:value="0" calcext:value-type="float">
            <text:p>0</text:p>
          </table:table-cell>
          <table:table-cell table:formula="of:=COUNTIFS([.Q1:.Q106];&quot;&lt;=6000&quot;;[.Q1:.Q106];&quot;&gt;=5500&quot;)" office:value-type="float" office:value="1" calcext:value-type="float">
            <text:p>1</text:p>
          </table:table-cell>
          <table:table-cell table:formula="of:=COUNTIFS([.V1:.V106];&quot;&lt;=6000&quot;;[.V1:.V106];&quot;&gt;=5500&quot;)" office:value-type="float" office:value="0" calcext:value-type="float">
            <text:p>0</text:p>
          </table:table-cell>
          <table:table-cell table:formula="of:=COUNTIFS([.W1:.W106];&quot;&lt;=6000&quot;;[.W1:.W106];&quot;&gt;=5500&quot;)" office:value-type="float" office:value="5" calcext:value-type="float">
            <text:p>5</text:p>
          </table:table-cell>
          <table:table-cell table:formula="of:=COUNTIFS([.X1:.X106];&quot;&lt;=6000&quot;;[.X1:.X106];&quot;&gt;=5500&quot;)" office:value-type="float" office:value="5" calcext:value-type="float">
            <text:p>5</text:p>
          </table:table-cell>
          <table:table-cell/>
          <table:table-cell office:value-type="string" calcext:value-type="string">
            <text:p>5500 – 6000</text:p>
          </table:table-cell>
          <table:table-cell table:formula="of:=SUM([.B119:.H119])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6.631428571429" calcext:value-type="float">
            <text:p>176,631428571429</text:p>
          </table:table-cell>
          <table:table-cell office:value-type="float" office:value="473.354285714286" calcext:value-type="float">
            <text:p>473,354285714286</text:p>
          </table:table-cell>
          <table:table-cell office:value-type="float" office:value="1201.00699999979" calcext:value-type="float">
            <text:p>1201,0069999997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string" calcext:value-type="string">
            <text:p>30.5459999999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00 – 6500</text:p>
          </table:table-cell>
          <table:table-cell table:formula="of:=COUNTIFS([.B1:.B106];&quot;&lt;=6500&quot;;[.B1:.B106];&quot;&gt;=6000&quot;)" office:value-type="float" office:value="0" calcext:value-type="float">
            <text:p>0</text:p>
          </table:table-cell>
          <table:table-cell table:formula="of:=COUNTIFS([.G1:.G106];&quot;&lt;=6500&quot;;[.G1:.G106];&quot;&gt;=6000&quot;)" office:value-type="float" office:value="0" calcext:value-type="float">
            <text:p>0</text:p>
          </table:table-cell>
          <table:table-cell table:formula="of:=COUNTIFS([.L1:.L106];&quot;&lt;=6500&quot;;[.L1:.L106];&quot;&gt;=6000&quot;)" office:value-type="float" office:value="1" calcext:value-type="float">
            <text:p>1</text:p>
          </table:table-cell>
          <table:table-cell table:formula="of:=COUNTIFS([.Q1:.Q106];&quot;&lt;=6500&quot;;[.Q1:.Q106];&quot;&gt;=6000&quot;)" office:value-type="float" office:value="0" calcext:value-type="float">
            <text:p>0</text:p>
          </table:table-cell>
          <table:table-cell table:formula="of:=COUNTIFS([.V1:.V106];&quot;&lt;=6500&quot;;[.V1:.V106];&quot;&gt;=6000&quot;)" office:value-type="float" office:value="2" calcext:value-type="float">
            <text:p>2</text:p>
          </table:table-cell>
          <table:table-cell table:formula="of:=COUNTIFS([.W1:.W106];&quot;&lt;=6500&quot;;[.W1:.W106];&quot;&gt;=6000&quot;)" office:value-type="float" office:value="4" calcext:value-type="float">
            <text:p>4</text:p>
          </table:table-cell>
          <table:table-cell table:formula="of:=COUNTIFS([.X1:.X106];&quot;&lt;=6500&quot;;[.X1:.X106];&quot;&gt;=6000&quot;)" office:value-type="float" office:value="3" calcext:value-type="float">
            <text:p>3</text:p>
          </table:table-cell>
          <table:table-cell/>
          <table:table-cell office:value-type="string" calcext:value-type="string">
            <text:p>6000 – 6500</text:p>
          </table:table-cell>
          <table:table-cell table:formula="of:=SUM([.B120:.H120]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2.168571428571" calcext:value-type="float">
            <text:p>212,168571428571</text:p>
          </table:table-cell>
          <table:table-cell office:value-type="float" office:value="559.188571428571" calcext:value-type="float">
            <text:p>559,188571428571</text:p>
          </table:table-cell>
          <table:table-cell office:value-type="float" office:value="1334.43999999994" calcext:value-type="float">
            <text:p>1334,4399999999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.31099999999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00 – 7000</text:p>
          </table:table-cell>
          <table:table-cell table:formula="of:=COUNTIFS([.B1:.B106];&quot;&lt;=7000&quot;;[.B1:.B106];&quot;&gt;=6500&quot;)" office:value-type="float" office:value="0" calcext:value-type="float">
            <text:p>0</text:p>
          </table:table-cell>
          <table:table-cell table:formula="of:=COUNTIFS([.G1:.G106];&quot;&lt;=7000&quot;;[.G1:.G106];&quot;&gt;=6500&quot;)" office:value-type="float" office:value="0" calcext:value-type="float">
            <text:p>0</text:p>
          </table:table-cell>
          <table:table-cell table:formula="of:=COUNTIFS([.L1:.L106];&quot;&lt;=7000&quot;;[.L1:.L106];&quot;&gt;=6500&quot;)" office:value-type="float" office:value="0" calcext:value-type="float">
            <text:p>0</text:p>
          </table:table-cell>
          <table:table-cell table:formula="of:=COUNTIFS([.Q1:.Q106];&quot;&lt;=7000&quot;;[.Q1:.Q106];&quot;&gt;=6500&quot;)" office:value-type="float" office:value="0" calcext:value-type="float">
            <text:p>0</text:p>
          </table:table-cell>
          <table:table-cell table:formula="of:=COUNTIFS([.V1:.V106];&quot;&lt;=7000&quot;;[.V1:.V106];&quot;&gt;=6500&quot;)" office:value-type="float" office:value="2" calcext:value-type="float">
            <text:p>2</text:p>
          </table:table-cell>
          <table:table-cell table:formula="of:=COUNTIFS([.W1:.W106];&quot;&lt;=7000&quot;;[.W1:.W106];&quot;&gt;=6500&quot;)" office:value-type="float" office:value="3" calcext:value-type="float">
            <text:p>3</text:p>
          </table:table-cell>
          <table:table-cell table:formula="of:=COUNTIFS([.X1:.X106];&quot;&lt;=7000&quot;;[.X1:.X106];&quot;&gt;=6500&quot;)" office:value-type="float" office:value="2" calcext:value-type="float">
            <text:p>2</text:p>
          </table:table-cell>
          <table:table-cell/>
          <table:table-cell office:value-type="string" calcext:value-type="string">
            <text:p>6500 – 7000</text:p>
          </table:table-cell>
          <table:table-cell table:formula="of:=SUM([.B121:.H121])"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1.788571428571" calcext:value-type="float">
            <text:p>251,788571428571</text:p>
          </table:table-cell>
          <table:table-cell office:value-type="float" office:value="654.571428571429" calcext:value-type="float">
            <text:p>654,571428571429</text:p>
          </table:table-cell>
          <table:table-cell office:value-type="float" office:value="1532.92500000019" calcext:value-type="float">
            <text:p>1532,925000000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25.9969999999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0 – 7500</text:p>
          </table:table-cell>
          <table:table-cell table:formula="of:=COUNTIFS([.B1:.B106];&quot;&lt;=7500&quot;;[.B1:.B106];&quot;&gt;=7000&quot;)" office:value-type="float" office:value="0" calcext:value-type="float">
            <text:p>0</text:p>
          </table:table-cell>
          <table:table-cell table:formula="of:=COUNTIFS([.G1:.G106];&quot;&lt;=7500&quot;;[.G1:.G106];&quot;&gt;=7000&quot;)" office:value-type="float" office:value="0" calcext:value-type="float">
            <text:p>0</text:p>
          </table:table-cell>
          <table:table-cell table:formula="of:=COUNTIFS([.L1:.L106];&quot;&lt;=7500&quot;;[.L1:.L106];&quot;&gt;=7000&quot;)" office:value-type="float" office:value="0" calcext:value-type="float">
            <text:p>0</text:p>
          </table:table-cell>
          <table:table-cell table:formula="of:=COUNTIFS([.Q1:.Q106];&quot;&lt;=7500&quot;;[.Q1:.Q106];&quot;&gt;=7000&quot;)" office:value-type="float" office:value="0" calcext:value-type="float">
            <text:p>0</text:p>
          </table:table-cell>
          <table:table-cell table:formula="of:=COUNTIFS([.V1:.V106];&quot;&lt;=7500&quot;;[.V1:.V106];&quot;&gt;=7000&quot;)" office:value-type="float" office:value="2" calcext:value-type="float">
            <text:p>2</text:p>
          </table:table-cell>
          <table:table-cell table:formula="of:=COUNTIFS([.W1:.W106];&quot;&lt;=7500&quot;;[.W1:.W106];&quot;&gt;=7000&quot;)" office:value-type="float" office:value="5" calcext:value-type="float">
            <text:p>5</text:p>
          </table:table-cell>
          <table:table-cell table:formula="of:=COUNTIFS([.X1:.X106];&quot;&lt;=7500&quot;;[.X1:.X106];&quot;&gt;=7000&quot;)" office:value-type="float" office:value="3" calcext:value-type="float">
            <text:p>3</text:p>
          </table:table-cell>
          <table:table-cell/>
          <table:table-cell office:value-type="string" calcext:value-type="string">
            <text:p>7000 – 7500</text:p>
          </table:table-cell>
          <table:table-cell table:formula="of:=SUM([.B122:.H122])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3.08" calcext:value-type="float">
            <text:p>303,08</text:p>
          </table:table-cell>
          <table:table-cell office:value-type="float" office:value="777.057142857143" calcext:value-type="float">
            <text:p>777,057142857143</text:p>
          </table:table-cell>
          <table:table-cell office:value-type="float" office:value="1905.69000000055" calcext:value-type="float">
            <text:p>1905,6900000005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6.07599999999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00 – 8000</text:p>
          </table:table-cell>
          <table:table-cell table:formula="of:=COUNTIFS([.B1:.B106];&quot;&lt;=8000&quot;;[.B1:.B106];&quot;&gt;=7500&quot;)" office:value-type="float" office:value="0" calcext:value-type="float">
            <text:p>0</text:p>
          </table:table-cell>
          <table:table-cell table:formula="of:=COUNTIFS([.G1:.G106];&quot;&lt;=8000&quot;;[.G1:.G106];&quot;&gt;=7500&quot;)" office:value-type="float" office:value="0" calcext:value-type="float">
            <text:p>0</text:p>
          </table:table-cell>
          <table:table-cell table:formula="of:=COUNTIFS([.L1:.L106];&quot;&lt;=8000&quot;;[.L1:.L106];&quot;&gt;=7500&quot;)" office:value-type="float" office:value="0" calcext:value-type="float">
            <text:p>0</text:p>
          </table:table-cell>
          <table:table-cell table:formula="of:=COUNTIFS([.Q1:.Q106];&quot;&lt;=8000&quot;;[.Q1:.Q106];&quot;&gt;=7500&quot;)" office:value-type="float" office:value="0" calcext:value-type="float">
            <text:p>0</text:p>
          </table:table-cell>
          <table:table-cell table:formula="of:=COUNTIFS([.V1:.V106];&quot;&lt;=8000&quot;;[.V1:.V106];&quot;&gt;=7500&quot;)" office:value-type="float" office:value="3" calcext:value-type="float">
            <text:p>3</text:p>
          </table:table-cell>
          <table:table-cell table:formula="of:=COUNTIFS([.W1:.W106];&quot;&lt;=8000&quot;;[.W1:.W106];&quot;&gt;=7500&quot;)" office:value-type="float" office:value="1" calcext:value-type="float">
            <text:p>1</text:p>
          </table:table-cell>
          <table:table-cell table:formula="of:=COUNTIFS([.X1:.X106];&quot;&lt;=8000&quot;;[.X1:.X106];&quot;&gt;=7500&quot;)" office:value-type="float" office:value="2" calcext:value-type="float">
            <text:p>2</text:p>
          </table:table-cell>
          <table:table-cell/>
          <table:table-cell office:value-type="string" calcext:value-type="string">
            <text:p>7500 – 8000</text:p>
          </table:table-cell>
          <table:table-cell table:formula="of:=SUM([.B123:.H123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2.04" calcext:value-type="float">
            <text:p>362,04</text:p>
          </table:table-cell>
          <table:table-cell office:value-type="float" office:value="918.131428571429" calcext:value-type="float">
            <text:p>918,131428571429</text:p>
          </table:table-cell>
          <table:table-cell office:value-type="float" office:value="2404.56500000055" calcext:value-type="float">
            <text:p>2404,5650000005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692" calcext:value-type="float">
            <text:p>4692</text:p>
          </table:table-cell>
          <table:table-cell office:value-type="string" calcext:value-type="string">
            <text:p>68.63800000000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0 – 8500</text:p>
          </table:table-cell>
          <table:table-cell table:formula="of:=COUNTIFS([.B1:.B106];&quot;&lt;=8500&quot;;[.B1:.B106];&quot;&gt;=8000&quot;)" office:value-type="float" office:value="0" calcext:value-type="float">
            <text:p>0</text:p>
          </table:table-cell>
          <table:table-cell table:formula="of:=COUNTIFS([.G1:.G106];&quot;&lt;=8500&quot;;[.G1:.G106];&quot;&gt;=8000&quot;)" office:value-type="float" office:value="0" calcext:value-type="float">
            <text:p>0</text:p>
          </table:table-cell>
          <table:table-cell table:formula="of:=COUNTIFS([.L1:.L106];&quot;&lt;=8500&quot;;[.L1:.L106];&quot;&gt;=8000&quot;)" office:value-type="float" office:value="0" calcext:value-type="float">
            <text:p>0</text:p>
          </table:table-cell>
          <table:table-cell table:formula="of:=COUNTIFS([.Q1:.Q106];&quot;&lt;=8500&quot;;[.Q1:.Q106];&quot;&gt;=8000&quot;)" office:value-type="float" office:value="0" calcext:value-type="float">
            <text:p>0</text:p>
          </table:table-cell>
          <table:table-cell table:formula="of:=COUNTIFS([.V1:.V106];&quot;&lt;=8500&quot;;[.V1:.V106];&quot;&gt;=8000&quot;)" office:value-type="float" office:value="1" calcext:value-type="float">
            <text:p>1</text:p>
          </table:table-cell>
          <table:table-cell table:formula="of:=COUNTIFS([.W1:.W106];&quot;&lt;=8500&quot;;[.W1:.W106];&quot;&gt;=8000&quot;)" office:value-type="float" office:value="3" calcext:value-type="float">
            <text:p>3</text:p>
          </table:table-cell>
          <table:table-cell table:formula="of:=COUNTIFS([.X1:.X106];&quot;&lt;=8500&quot;;[.X1:.X106];&quot;&gt;=8000&quot;)" office:value-type="float" office:value="2" calcext:value-type="float">
            <text:p>2</text:p>
          </table:table-cell>
          <table:table-cell/>
          <table:table-cell office:value-type="string" calcext:value-type="string">
            <text:p>8000 – 8500</text:p>
          </table:table-cell>
          <table:table-cell table:formula="of:=SUM([.B124:.H124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7.622857142857" calcext:value-type="float">
            <text:p>417,622857142857</text:p>
          </table:table-cell>
          <table:table-cell office:value-type="float" office:value="1050.96" calcext:value-type="float">
            <text:p>1050,96</text:p>
          </table:table-cell>
          <table:table-cell office:value-type="float" office:value="2460.29700000043" calcext:value-type="float">
            <text:p>2460,2970000004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916" calcext:value-type="float">
            <text:p>4916</text:p>
          </table:table-cell>
          <table:table-cell office:value-type="string" calcext:value-type="string">
            <text:p>74.04300000000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00 – 9000</text:p>
          </table:table-cell>
          <table:table-cell table:formula="of:=COUNTIFS([.B1:.B106];&quot;&lt;=9000&quot;;[.B1:.B106];&quot;&gt;=8500&quot;)" office:value-type="float" office:value="0" calcext:value-type="float">
            <text:p>0</text:p>
          </table:table-cell>
          <table:table-cell table:formula="of:=COUNTIFS([.G1:.G106];&quot;&lt;=9000&quot;;[.G1:.G106];&quot;&gt;=8500&quot;)" office:value-type="float" office:value="0" calcext:value-type="float">
            <text:p>0</text:p>
          </table:table-cell>
          <table:table-cell table:formula="of:=COUNTIFS([.L1:.L106];&quot;&lt;=9000&quot;;[.L1:.L106];&quot;&gt;=8500&quot;)" office:value-type="float" office:value="0" calcext:value-type="float">
            <text:p>0</text:p>
          </table:table-cell>
          <table:table-cell table:formula="of:=COUNTIFS([.Q1:.Q106];&quot;&lt;=9000&quot;;[.Q1:.Q106];&quot;&gt;=8500&quot;)" office:value-type="float" office:value="0" calcext:value-type="float">
            <text:p>0</text:p>
          </table:table-cell>
          <table:table-cell table:formula="of:=COUNTIFS([.V1:.V106];&quot;&lt;=9000&quot;;[.V1:.V106];&quot;&gt;=8500&quot;)" office:value-type="float" office:value="1" calcext:value-type="float">
            <text:p>1</text:p>
          </table:table-cell>
          <table:table-cell table:formula="of:=COUNTIFS([.W1:.W106];&quot;&lt;=9000&quot;;[.W1:.W106];&quot;&gt;=8500&quot;)" office:value-type="float" office:value="1" calcext:value-type="float">
            <text:p>1</text:p>
          </table:table-cell>
          <table:table-cell table:formula="of:=COUNTIFS([.X1:.X106];&quot;&lt;=9000&quot;;[.X1:.X106];&quot;&gt;=8500&quot;)" office:value-type="float" office:value="1" calcext:value-type="float">
            <text:p>1</text:p>
          </table:table-cell>
          <table:table-cell/>
          <table:table-cell office:value-type="string" calcext:value-type="string">
            <text:p>8500 – 9000</text:p>
          </table:table-cell>
          <table:table-cell table:formula="of:=SUM([.B125:.H125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7.38" calcext:value-type="float">
            <text:p>487,38</text:p>
          </table:table-cell>
          <table:table-cell office:value-type="float" office:value="1217.19428571429" calcext:value-type="float">
            <text:p>1217,19428571429</text:p>
          </table:table-cell>
          <table:table-cell office:value-type="float" office:value="2914.42500000076" calcext:value-type="float">
            <text:p>2914,4250000007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076" calcext:value-type="float">
            <text:p>4076</text:p>
          </table:table-cell>
          <table:table-cell office:value-type="string" calcext:value-type="string">
            <text:p>61.524000000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00 – 9500</text:p>
          </table:table-cell>
          <table:table-cell table:formula="of:=COUNTIFS([.B1:.B106];&quot;&lt;=9500&quot;;[.B1:.B106];&quot;&gt;=9000&quot;)" office:value-type="float" office:value="0" calcext:value-type="float">
            <text:p>0</text:p>
          </table:table-cell>
          <table:table-cell table:formula="of:=COUNTIFS([.G1:.G106];&quot;&lt;=9500&quot;;[.G1:.G106];&quot;&gt;=9000&quot;)" office:value-type="float" office:value="0" calcext:value-type="float">
            <text:p>0</text:p>
          </table:table-cell>
          <table:table-cell table:formula="of:=COUNTIFS([.L1:.L106];&quot;&lt;=9500&quot;;[.L1:.L106];&quot;&gt;=9000&quot;)" office:value-type="float" office:value="0" calcext:value-type="float">
            <text:p>0</text:p>
          </table:table-cell>
          <table:table-cell table:formula="of:=COUNTIFS([.Q1:.Q106];&quot;&lt;=9500&quot;;[.Q1:.Q106];&quot;&gt;=9000&quot;)" office:value-type="float" office:value="0" calcext:value-type="float">
            <text:p>0</text:p>
          </table:table-cell>
          <table:table-cell table:formula="of:=COUNTIFS([.V1:.V106];&quot;&lt;=9500&quot;;[.V1:.V106];&quot;&gt;=9000&quot;)" office:value-type="float" office:value="0" calcext:value-type="float">
            <text:p>0</text:p>
          </table:table-cell>
          <table:table-cell table:formula="of:=COUNTIFS([.W1:.W106];&quot;&lt;=9500&quot;;[.W1:.W106];&quot;&gt;=9000&quot;)" office:value-type="float" office:value="2" calcext:value-type="float">
            <text:p>2</text:p>
          </table:table-cell>
          <table:table-cell table:formula="of:=COUNTIFS([.X1:.X106];&quot;&lt;=9500&quot;;[.X1:.X106];&quot;&gt;=9000&quot;)" office:value-type="float" office:value="2" calcext:value-type="float">
            <text:p>2</text:p>
          </table:table-cell>
          <table:table-cell/>
          <table:table-cell office:value-type="string" calcext:value-type="string">
            <text:p>9000 – 9500</text:p>
          </table:table-cell>
          <table:table-cell table:formula="of:=SUM([.B126:.H126])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45.237142857143" calcext:value-type="float">
            <text:p>545,237142857143</text:p>
          </table:table-cell>
          <table:table-cell office:value-type="float" office:value="1355.28857142857" calcext:value-type="float">
            <text:p>1355,28857142857</text:p>
          </table:table-cell>
          <table:table-cell office:value-type="float" office:value="2806.55700000023" calcext:value-type="float">
            <text:p>2806,5570000002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13.226999999999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00 – 10000</text:p>
          </table:table-cell>
          <table:table-cell table:formula="of:=COUNTIFS([.B1:.B106];&quot;&lt;=10000&quot;;[.B1:.B106];&quot;&gt;=9500&quot;)" office:value-type="float" office:value="0" calcext:value-type="float">
            <text:p>0</text:p>
          </table:table-cell>
          <table:table-cell table:formula="of:=COUNTIFS([.G1:.G106];&quot;&lt;=10000&quot;;[.G1:.G106];&quot;&gt;=9500&quot;)" office:value-type="float" office:value="0" calcext:value-type="float">
            <text:p>0</text:p>
          </table:table-cell>
          <table:table-cell table:formula="of:=COUNTIFS([.L1:.L106];&quot;&lt;=10000&quot;;[.L1:.L106];&quot;&gt;=9500&quot;)" office:value-type="float" office:value="0" calcext:value-type="float">
            <text:p>0</text:p>
          </table:table-cell>
          <table:table-cell table:formula="of:=COUNTIFS([.Q1:.Q106];&quot;&lt;=10000&quot;;[.Q1:.Q106];&quot;&gt;=9500&quot;)" office:value-type="float" office:value="0" calcext:value-type="float">
            <text:p>0</text:p>
          </table:table-cell>
          <table:table-cell table:formula="of:=COUNTIFS([.V1:.V106];&quot;&lt;=10000&quot;;[.V1:.V106];&quot;&gt;=9500&quot;)" office:value-type="float" office:value="1" calcext:value-type="float">
            <text:p>1</text:p>
          </table:table-cell>
          <table:table-cell table:formula="of:=COUNTIFS([.W1:.W106];&quot;&lt;=10000&quot;;[.W1:.W106];&quot;&gt;=9500&quot;)" office:value-type="float" office:value="2" calcext:value-type="float">
            <text:p>2</text:p>
          </table:table-cell>
          <table:table-cell table:formula="of:=COUNTIFS([.X1:.X106];&quot;&lt;=10000&quot;;[.X1:.X106];&quot;&gt;=9500&quot;)" office:value-type="float" office:value="4" calcext:value-type="float">
            <text:p>4</text:p>
          </table:table-cell>
          <table:table-cell/>
          <table:table-cell office:value-type="string" calcext:value-type="string">
            <text:p>9500 – 10000</text:p>
          </table:table-cell>
          <table:table-cell table:formula="of:=SUM([.B127:.H127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30.757142857143" calcext:value-type="float">
            <text:p>630,757142857143</text:p>
          </table:table-cell>
          <table:table-cell office:value-type="float" office:value="1559.41714285714" calcext:value-type="float">
            <text:p>1559,41714285714</text:p>
          </table:table-cell>
          <table:table-cell office:value-type="float" office:value="4052.8700000005" calcext:value-type="float">
            <text:p>4052,870000000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135.029000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 10000</text:p>
          </table:table-cell>
          <table:table-cell table:formula="of:=COUNTIFS([.B1:.B105];&quot;&gt;=10000&quot;)" office:value-type="float" office:value="0" calcext:value-type="float">
            <text:p>0</text:p>
          </table:table-cell>
          <table:table-cell table:formula="of:=COUNTIFS([.G1:.G105];&quot;&gt;=10000&quot;)" office:value-type="float" office:value="0" calcext:value-type="float">
            <text:p>0</text:p>
          </table:table-cell>
          <table:table-cell table:formula="of:=COUNTIFS([.L1:.L105];&quot;&gt;=10000&quot;)" office:value-type="float" office:value="0" calcext:value-type="float">
            <text:p>0</text:p>
          </table:table-cell>
          <table:table-cell table:formula="of:=COUNTIFS([.Q1:.Q105];&quot;&gt;=10000&quot;)" office:value-type="float" office:value="0" calcext:value-type="float">
            <text:p>0</text:p>
          </table:table-cell>
          <table:table-cell table:formula="of:=COUNTIFS([.V1:.V105];&quot;&gt;=10000&quot;)" office:value-type="float" office:value="3" calcext:value-type="float">
            <text:p>3</text:p>
          </table:table-cell>
          <table:table-cell table:formula="of:=COUNTIFS([.W1:.W105];&quot;&gt;=10000&quot;)" office:value-type="float" office:value="14" calcext:value-type="float">
            <text:p>14</text:p>
          </table:table-cell>
          <table:table-cell table:formula="of:=COUNTIFS([.X1:.X105];&quot;&gt;=10000&quot;)" office:value-type="float" office:value="12" calcext:value-type="float">
            <text:p>12</text:p>
          </table:table-cell>
          <table:table-cell/>
          <table:table-cell office:value-type="string" calcext:value-type="string">
            <text:p>&gt; 10000</text:p>
          </table:table-cell>
          <table:table-cell table:formula="of:=SUM([.B128:.H128])"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2.385714285714" calcext:value-type="float">
            <text:p>712,385714285714</text:p>
          </table:table-cell>
          <table:table-cell office:value-type="float" office:value="1753.98" calcext:value-type="float">
            <text:p>1753,98</text:p>
          </table:table-cell>
          <table:table-cell office:value-type="float" office:value="3835.38000000065" calcext:value-type="float">
            <text:p>3835,3800000006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429" calcext:value-type="float">
            <text:p>1429</text:p>
          </table:table-cell>
          <table:table-cell office:value-type="string" calcext:value-type="string">
            <text:p>18.57599999999993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1959.65142857143" calcext:value-type="float">
            <text:p>1959,65142857143</text:p>
          </table:table-cell>
          <table:table-cell office:value-type="float" office:value="4722.48571428572" calcext:value-type="float">
            <text:p>4722,48571428572</text:p>
          </table:table-cell>
          <table:table-cell office:value-type="float" office:value="1034.05399999955" calcext:value-type="float">
            <text:p>1034,0539999995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26.93900000000003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1972.8" calcext:value-type="float">
            <text:p>1972,8</text:p>
          </table:table-cell>
          <table:table-cell office:value-type="float" office:value="4753.65142857143" calcext:value-type="float">
            <text:p>4753,65142857143</text:p>
          </table:table-cell>
          <table:table-cell office:value-type="float" office:value="3362.89600000086" calcext:value-type="float">
            <text:p>3362,8960000008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string" calcext:value-type="string">
            <text:p>45.474000000000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1987.28" calcext:value-type="float">
            <text:p>1987,28</text:p>
          </table:table-cell>
          <table:table-cell office:value-type="float" office:value="4788.05142857143" calcext:value-type="float">
            <text:p>4788,05142857143</text:p>
          </table:table-cell>
          <table:table-cell office:value-type="float" office:value="3718.50600000077" calcext:value-type="float">
            <text:p>3718,5060000007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string" calcext:value-type="string">
            <text:p>11.79599999999995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2039.38285714286" calcext:value-type="float">
            <text:p>2039,38285714286</text:p>
          </table:table-cell>
          <table:table-cell office:value-type="float" office:value="4910.89428571429" calcext:value-type="float">
            <text:p>4910,89428571429</text:p>
          </table:table-cell>
          <table:table-cell office:value-type="float" office:value="5305.09400000297" calcext:value-type="float">
            <text:p>5305,0940000029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988" calcext:value-type="float">
            <text:p>5988</text:p>
          </table:table-cell>
          <table:table-cell office:value-type="string" calcext:value-type="string">
            <text:p>86.1760000000020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2067.87142857143" calcext:value-type="float">
            <text:p>2067,87142857143</text:p>
          </table:table-cell>
          <table:table-cell office:value-type="float" office:value="4978.43428571429" calcext:value-type="float">
            <text:p>4978,43428571429</text:p>
          </table:table-cell>
          <table:table-cell office:value-type="float" office:value="4983.29600000244" calcext:value-type="float">
            <text:p>4983,2960000024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7.87399999999998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2081.04857142857" calcext:value-type="float">
            <text:p>2081,04857142857</text:p>
          </table:table-cell>
          <table:table-cell office:value-type="float" office:value="5009.94" calcext:value-type="float">
            <text:p>5009,94</text:p>
          </table:table-cell>
          <table:table-cell office:value-type="float" office:value="3427.8370000007" calcext:value-type="float">
            <text:p>3427,837000000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4116" calcext:value-type="float">
            <text:p>14116</text:p>
          </table:table-cell>
          <table:table-cell office:value-type="string" calcext:value-type="string">
            <text:p>231.5259999999941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2092.32857142857" calcext:value-type="float">
            <text:p>2092,32857142857</text:p>
          </table:table-cell>
          <table:table-cell office:value-type="float" office:value="5036.18285714286" calcext:value-type="float">
            <text:p>5036,18285714286</text:p>
          </table:table-cell>
          <table:table-cell office:value-type="float" office:value="4156.55300000094" calcext:value-type="float">
            <text:p>4156,5530000009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14.08499999999994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2119.93428571429" calcext:value-type="float">
            <text:p>2119,93428571429</text:p>
          </table:table-cell>
          <table:table-cell office:value-type="float" office:value="5102.00571428571" calcext:value-type="float">
            <text:p>5102,00571428571</text:p>
          </table:table-cell>
          <table:table-cell office:value-type="float" office:value="4788.89000000171" calcext:value-type="float">
            <text:p>4788,8900000017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9.2299999999999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2143.95142857143" calcext:value-type="float">
            <text:p>2143,95142857143</text:p>
          </table:table-cell>
          <table:table-cell office:value-type="float" office:value="5159.14857142857" calcext:value-type="float">
            <text:p>5159,14857142857</text:p>
          </table:table-cell>
          <table:table-cell office:value-type="float" office:value="4401.55600000134" calcext:value-type="float">
            <text:p>4401,5560000013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string" calcext:value-type="string">
            <text:p>52.79400000000071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2161.69428571429" calcext:value-type="float">
            <text:p>2161,69428571429</text:p>
          </table:table-cell>
          <table:table-cell office:value-type="float" office:value="5201.42285714286" calcext:value-type="float">
            <text:p>5201,42285714286</text:p>
          </table:table-cell>
          <table:table-cell office:value-type="float" office:value="3945.46800000093" calcext:value-type="float">
            <text:p>3945,4680000009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051" calcext:value-type="float">
            <text:p>6051</text:p>
          </table:table-cell>
          <table:table-cell office:value-type="string" calcext:value-type="string">
            <text:p>87.9410000000018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2184.42571428571" calcext:value-type="float">
            <text:p>2184,42571428571</text:p>
          </table:table-cell>
          <table:table-cell office:value-type="float" office:value="5254.81714285714" calcext:value-type="float">
            <text:p>5254,81714285714</text:p>
          </table:table-cell>
          <table:table-cell office:value-type="float" office:value="4400.7570000012" calcext:value-type="float">
            <text:p>4400,75700000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string" calcext:value-type="string">
            <text:p>19.116999999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196.25428571429" calcext:value-type="float">
            <text:p>2196,25428571429</text:p>
          </table:table-cell>
          <table:table-cell office:value-type="float" office:value="5282.85714285714" calcext:value-type="float">
            <text:p>5282,85714285714</text:p>
          </table:table-cell>
          <table:table-cell office:value-type="float" office:value="3771.86600000075" calcext:value-type="float">
            <text:p>3771,8660000007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4740" calcext:value-type="float">
            <text:p>14740</text:p>
          </table:table-cell>
          <table:table-cell office:value-type="string" calcext:value-type="string">
            <text:p>209.62699999999626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2213.71428571429" calcext:value-type="float">
            <text:p>2213,71428571429</text:p>
          </table:table-cell>
          <table:table-cell office:value-type="float" office:value="5325.00857142857" calcext:value-type="float">
            <text:p>5325,00857142857</text:p>
          </table:table-cell>
          <table:table-cell office:value-type="float" office:value="3505.26400000067" calcext:value-type="float">
            <text:p>3505,2640000006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42" calcext:value-type="float">
            <text:p>6242</text:p>
          </table:table-cell>
          <table:table-cell office:value-type="string" calcext:value-type="string">
            <text:p>85.7280000000020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2243.14571428571" calcext:value-type="float">
            <text:p>2243,14571428571</text:p>
          </table:table-cell>
          <table:table-cell office:value-type="float" office:value="5395.14285714286" calcext:value-type="float">
            <text:p>5395,14285714286</text:p>
          </table:table-cell>
          <table:table-cell office:value-type="float" office:value="5447.63000000279" calcext:value-type="float">
            <text:p>5447,6300000027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2.66399999999999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2257.87428571429" calcext:value-type="float">
            <text:p>2257,87428571429</text:p>
          </table:table-cell>
          <table:table-cell office:value-type="float" office:value="5429.72" calcext:value-type="float">
            <text:p>5429,72</text:p>
          </table:table-cell>
          <table:table-cell office:value-type="float" office:value="4004.27200000081" calcext:value-type="float">
            <text:p>4004,2720000008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18.8060000000000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2282.13428571429" calcext:value-type="float">
            <text:p>2282,13428571429</text:p>
          </table:table-cell>
          <table:table-cell office:value-type="float" office:value="5487.73428571429" calcext:value-type="float">
            <text:p>5487,73428571429</text:p>
          </table:table-cell>
          <table:table-cell office:value-type="float" office:value="4459.82300000128" calcext:value-type="float">
            <text:p>4459,823000001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16.35599999999994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2305.26285714286" calcext:value-type="float">
            <text:p>2305,26285714286</text:p>
          </table:table-cell>
          <table:table-cell office:value-type="float" office:value="5542.62571428571" calcext:value-type="float">
            <text:p>5542,62571428571</text:p>
          </table:table-cell>
          <table:table-cell office:value-type="float" office:value="3627.60900000084" calcext:value-type="float">
            <text:p>3627,6090000008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22.05999999999997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2325.28571428571" calcext:value-type="float">
            <text:p>2325,28571428571</text:p>
          </table:table-cell>
          <table:table-cell office:value-type="float" office:value="5590.10285714286" calcext:value-type="float">
            <text:p>5590,10285714286</text:p>
          </table:table-cell>
          <table:table-cell office:value-type="float" office:value="5401.2570000027" calcext:value-type="float">
            <text:p>5401,257000002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17.1899999999999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2347.36" calcext:value-type="float">
            <text:p>2347,36</text:p>
          </table:table-cell>
          <table:table-cell office:value-type="float" office:value="5642.54571428571" calcext:value-type="float">
            <text:p>5642,54571428571</text:p>
          </table:table-cell>
          <table:table-cell office:value-type="float" office:value="4962.81200000178" calcext:value-type="float">
            <text:p>4962,8120000017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string" calcext:value-type="string">
            <text:p>15.3679999999999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2353.57142857143" calcext:value-type="float">
            <text:p>2353,57142857143</text:p>
          </table:table-cell>
          <table:table-cell office:value-type="float" office:value="5657.37714285714" calcext:value-type="float">
            <text:p>5657,37714285714</text:p>
          </table:table-cell>
          <table:table-cell office:value-type="float" office:value="4406.25600000093" calcext:value-type="float">
            <text:p>4406,2560000009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string" calcext:value-type="string">
            <text:p>25.98200000000000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2376.46571428571" calcext:value-type="float">
            <text:p>2376,46571428571</text:p>
          </table:table-cell>
          <table:table-cell office:value-type="float" office:value="5712.01428571429" calcext:value-type="float">
            <text:p>5712,01428571429</text:p>
          </table:table-cell>
          <table:table-cell office:value-type="float" office:value="5411.09000000188" calcext:value-type="float">
            <text:p>5411,0900000018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string" calcext:value-type="string">
            <text:p>22.54700000000005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2387.03428571429" calcext:value-type="float">
            <text:p>2387,03428571429</text:p>
          </table:table-cell>
          <table:table-cell office:value-type="float" office:value="5737.09714285714" calcext:value-type="float">
            <text:p>5737,09714285714</text:p>
          </table:table-cell>
          <table:table-cell office:value-type="float" office:value="4292.01500000084" calcext:value-type="float">
            <text:p>4292,0150000008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6604" calcext:value-type="float">
            <text:p>16604</text:p>
          </table:table-cell>
          <table:table-cell office:value-type="string" calcext:value-type="string">
            <text:p>232.9929999999935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7" calcext:value-type="float">
            <text:p>67</text:p>
          </table:table-cell>
          <table:table-cell office:value-type="float" office:value="2407.85714285714" calcext:value-type="float">
            <text:p>2407,85714285714</text:p>
          </table:table-cell>
          <table:table-cell office:value-type="float" office:value="5786.28" calcext:value-type="float">
            <text:p>5786,28</text:p>
          </table:table-cell>
          <table:table-cell office:value-type="float" office:value="5662.91500000369" calcext:value-type="float">
            <text:p>5662,9150000036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786" calcext:value-type="float">
            <text:p>2786</text:p>
          </table:table-cell>
          <table:table-cell office:value-type="string" calcext:value-type="string">
            <text:p>37.5830000000001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2430.38857142857" calcext:value-type="float">
            <text:p>2430,38857142857</text:p>
          </table:table-cell>
          <table:table-cell office:value-type="float" office:value="5839.57142857143" calcext:value-type="float">
            <text:p>5839,57142857143</text:p>
          </table:table-cell>
          <table:table-cell office:value-type="float" office:value="5012.6500000028" calcext:value-type="float">
            <text:p>5012,650000002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string" calcext:value-type="string">
            <text:p>44.5300000000003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9" calcext:value-type="float">
            <text:p>69</text:p>
          </table:table-cell>
          <table:table-cell office:value-type="float" office:value="2440.76571428571" calcext:value-type="float">
            <text:p>2440,76571428571</text:p>
          </table:table-cell>
          <table:table-cell office:value-type="float" office:value="5864.24" calcext:value-type="float">
            <text:p>5864,24</text:p>
          </table:table-cell>
          <table:table-cell office:value-type="float" office:value="4203.15800000133" calcext:value-type="float">
            <text:p>4203,158000001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5091" calcext:value-type="float">
            <text:p>5091</text:p>
          </table:table-cell>
          <table:table-cell office:value-type="string" calcext:value-type="string">
            <text:p>68.0530000000016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70" calcext:value-type="float">
            <text:p>70</text:p>
          </table:table-cell>
          <table:table-cell office:value-type="float" office:value="2457.08" calcext:value-type="float">
            <text:p>2457,08</text:p>
          </table:table-cell>
          <table:table-cell office:value-type="float" office:value="5902.64857142857" calcext:value-type="float">
            <text:p>5902,64857142857</text:p>
          </table:table-cell>
          <table:table-cell office:value-type="float" office:value="4890.67700000255" calcext:value-type="float">
            <text:p>4890,6770000025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10.91499999999996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2466.40571428571" calcext:value-type="float">
            <text:p>2466,40571428571</text:p>
          </table:table-cell>
          <table:table-cell office:value-type="float" office:value="5924.72285714286" calcext:value-type="float">
            <text:p>5924,72285714286</text:p>
          </table:table-cell>
          <table:table-cell office:value-type="float" office:value="4360.80000000159" calcext:value-type="float">
            <text:p>4360,80000000159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string" calcext:value-type="string">
            <text:p>31.27699999999999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2479.18285714286" calcext:value-type="float">
            <text:p>2479,18285714286</text:p>
          </table:table-cell>
          <table:table-cell office:value-type="float" office:value="5955.20857142857" calcext:value-type="float">
            <text:p>5955,20857142857</text:p>
          </table:table-cell>
          <table:table-cell office:value-type="float" office:value="3821.22700000092" calcext:value-type="float">
            <text:p>3821,2270000009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string" calcext:value-type="string">
            <text:p>25.911999999999896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73" calcext:value-type="float">
            <text:p>73</text:p>
          </table:table-cell>
          <table:table-cell office:value-type="string" calcext:value-type="string">
            <text:p><text:s/>2494.477142857143</text:p>
          </table:table-cell>
          <table:table-cell office:value-type="string" calcext:value-type="string">
            <text:p><text:s/>5991.628571428571</text:p>
          </table:table-cell>
          <table:table-cell office:value-type="string" calcext:value-type="string">
            <text:p><text:s/>3811.702000000832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3.43999999999999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AVERAGE([.P108:.P156])" office:value-type="float" office:value="3069.9890000009" calcext:value-type="float">
            <text:p>3069,989000000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34.45900000000002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string" calcext:value-type="string">
            <text:p>29.49200000000002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18.77999999999998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0" calcext:value-type="float">
            <text:p>50</text:p>
          </table:table-cell>
          <table:table-cell/>
          <table:table-cell office:value-type="float" office:value="3064" calcext:value-type="float">
            <text:p>3064</text:p>
          </table:table-cell>
          <table:table-cell office:value-type="string" calcext:value-type="string">
            <text:p>43.26400000000056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1" calcext:value-type="float">
            <text:p>51</text:p>
          </table:table-cell>
          <table:table-cell/>
          <table:table-cell office:value-type="float" office:value="10716" calcext:value-type="float">
            <text:p>10716</text:p>
          </table:table-cell>
          <table:table-cell office:value-type="string" calcext:value-type="string">
            <text:p>151.619000000001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2" calcext:value-type="float">
            <text:p>5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3.02499999999999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3" calcext:value-type="float">
            <text:p>53</text:p>
          </table:table-cell>
          <table:table-cell/>
          <table:table-cell office:value-type="float" office:value="11203" calcext:value-type="float">
            <text:p>11203</text:p>
          </table:table-cell>
          <table:table-cell office:value-type="string" calcext:value-type="string">
            <text:p>159.6260000000004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4" calcext:value-type="float">
            <text:p>54</text:p>
          </table:table-cell>
          <table:table-cell/>
          <table:table-cell office:value-type="float" office:value="4141" calcext:value-type="float">
            <text:p>4141</text:p>
          </table:table-cell>
          <table:table-cell office:value-type="string" calcext:value-type="string">
            <text:p>57.15300000000084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/>
          <table:table-cell office:value-type="float" office:value="11889" calcext:value-type="float">
            <text:p>11889</text:p>
          </table:table-cell>
          <table:table-cell office:value-type="string" calcext:value-type="string">
            <text:p>168.0809999999994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3.22099999999999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7" calcext:value-type="float">
            <text:p>57</text:p>
          </table:table-cell>
          <table:table-cell/>
          <table:table-cell office:value-type="float" office:value="2686" calcext:value-type="float">
            <text:p>2686</text:p>
          </table:table-cell>
          <table:table-cell office:value-type="string" calcext:value-type="string">
            <text:p>38.6190000000000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string" calcext:value-type="string">
            <text:p>19.9719999999999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/>
          <table:table-cell office:value-type="float" office:value="4082" calcext:value-type="float">
            <text:p>4082</text:p>
          </table:table-cell>
          <table:table-cell office:value-type="string" calcext:value-type="string">
            <text:p>56.70700000000084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4.68999999999999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11.5729999999999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4.473999999999989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/>
          <table:table-cell office:value-type="float" office:value="7518" calcext:value-type="float">
            <text:p>7518</text:p>
          </table:table-cell>
          <table:table-cell office:value-type="string" calcext:value-type="string">
            <text:p>106.7170000000028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4" calcext:value-type="float">
            <text:p>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3.64799999999994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string" calcext:value-type="string">
            <text:p>30.30700000000005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6" calcext:value-type="float">
            <text:p>66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string" calcext:value-type="string">
            <text:p>68.9950000000014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7" calcext:value-type="float">
            <text:p>67</text:p>
          </table:table-cell>
          <table:table-cell/>
          <table:table-cell office:value-type="float" office:value="4803" calcext:value-type="float">
            <text:p>4803</text:p>
          </table:table-cell>
          <table:table-cell office:value-type="string" calcext:value-type="string">
            <text:p>68.3270000000013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string" calcext:value-type="string">
            <text:p>41.2070000000002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69" calcext:value-type="float">
            <text:p>69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string" calcext:value-type="string">
            <text:p>33.6219999999999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string" calcext:value-type="string">
            <text:p>49.1820000000005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1" calcext:value-type="float">
            <text:p>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7.28199999999998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2" calcext:value-type="float">
            <text:p>72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25.6850000000000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11.39899999999993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/>
          <table:table-cell office:value-type="float" office:value="4464" calcext:value-type="float">
            <text:p>4464</text:p>
          </table:table-cell>
          <table:table-cell office:value-type="string" calcext:value-type="string">
            <text:p>62.4470000000011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/>
          <table:table-cell office:value-type="float" office:value="5134" calcext:value-type="float">
            <text:p>5134</text:p>
          </table:table-cell>
          <table:table-cell office:value-type="string" calcext:value-type="string">
            <text:p>72.087000000001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20.70899999999997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7" calcext:value-type="float">
            <text:p>77</text:p>
          </table:table-cell>
          <table:table-cell/>
          <table:table-cell office:value-type="float" office:value="3178" calcext:value-type="float">
            <text:p>3178</text:p>
          </table:table-cell>
          <table:table-cell office:value-type="string" calcext:value-type="string">
            <text:p>44.6960000000004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/>
          <table:table-cell office:value-type="float" office:value="2536" calcext:value-type="float">
            <text:p>2536</text:p>
          </table:table-cell>
          <table:table-cell office:value-type="string" calcext:value-type="string">
            <text:p>36.60800000000010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7.30099999999998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20.70699999999999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/>
          <table:table-cell office:value-type="float" office:value="8147" calcext:value-type="float">
            <text:p>8147</text:p>
          </table:table-cell>
          <table:table-cell office:value-type="string" calcext:value-type="string">
            <text:p>117.1820000000027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/>
          <table:table-cell office:value-type="float" office:value="6720" calcext:value-type="float">
            <text:p>6720</text:p>
          </table:table-cell>
          <table:table-cell office:value-type="string" calcext:value-type="string">
            <text:p>95.867000000002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/>
          <table:table-cell office:value-type="float" office:value="19023" calcext:value-type="float">
            <text:p>19023</text:p>
          </table:table-cell>
          <table:table-cell office:value-type="string" calcext:value-type="string">
            <text:p>267.115999999991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string" calcext:value-type="string">
            <text:p>105.20200000000229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string" calcext:value-type="string">
            <text:p>18.05099999999993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5.24099999999999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/>
          <table:table-cell office:value-type="float" office:value="11904" calcext:value-type="float">
            <text:p>11904</text:p>
          </table:table-cell>
          <table:table-cell office:value-type="string" calcext:value-type="string">
            <text:p>165.6529999999990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14.75199999999992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89" calcext:value-type="float">
            <text:p>89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6.51199999999998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/>
          <table:table-cell office:value-type="float" office:value="5986" calcext:value-type="float">
            <text:p>5986</text:p>
          </table:table-cell>
          <table:table-cell office:value-type="string" calcext:value-type="string">
            <text:p>84.022000000001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20.7449999999999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/>
          <table:table-cell office:value-type="float" office:value="9531" calcext:value-type="float">
            <text:p>9531</text:p>
          </table:table-cell>
          <table:table-cell office:value-type="string" calcext:value-type="string">
            <text:p>133.6770000000030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23.348999999999972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18.0629999999999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22.272000000000038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19.7819999999999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/>
          <table:table-cell office:value-type="float" office:value="3031" calcext:value-type="float">
            <text:p>3031</text:p>
          </table:table-cell>
          <table:table-cell office:value-type="string" calcext:value-type="string">
            <text:p>42.6490000000004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/>
          <table:table-cell office:value-type="float" office:value="3780" calcext:value-type="float">
            <text:p>3780</text:p>
          </table:table-cell>
          <table:table-cell office:value-type="string" calcext:value-type="string">
            <text:p>53.8100000000008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/>
          <table:table-cell office:value-type="float" office:value="2744" calcext:value-type="float">
            <text:p>2744</text:p>
          </table:table-cell>
          <table:table-cell office:value-type="string" calcext:value-type="string">
            <text:p>38.70800000000030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/>
          <table:table-cell office:value-type="float" office:value="1338" calcext:value-type="float">
            <text:p>1338</text:p>
          </table:table-cell>
          <table:table-cell office:value-type="string" calcext:value-type="string">
            <text:p>19.5799999999999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1" calcext:value-type="float">
            <text:p>10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10.95799999999997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2" calcext:value-type="float">
            <text:p>102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23.3429999999999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3" calcext:value-type="float">
            <text:p>103</text:p>
          </table:table-cell>
          <table:table-cell/>
          <table:table-cell office:value-type="float" office:value="7496" calcext:value-type="float">
            <text:p>7496</text:p>
          </table:table-cell>
          <table:table-cell office:value-type="string" calcext:value-type="string">
            <text:p>105.1750000000028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4" calcext:value-type="float">
            <text:p>10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string" calcext:value-type="string">
            <text:p>57.1710000000009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05" calcext:value-type="float">
            <text:p>105</text:p>
          </table:table-cell>
          <table:table-cell/>
          <table:table-cell office:value-type="float" office:value="9564" calcext:value-type="float">
            <text:p>9564</text:p>
          </table:table-cell>
          <table:table-cell office:value-type="string" calcext:value-type="string">
            <text:p>134.97800000000282</text:p>
          </table:table-cell>
          <table:table-cell table:number-columns-repeated="3"/>
        </table:table-row>
      </table:table>
      <table:table table:name="Ilość gier" table:style-name="ta1">
        <table:shapes>
          <draw:frame draw:z-index="0" draw:style-name="gr1" draw:text-style-name="P1" svg:width="160.03mm" svg:height="90.06mm" svg:x="20.59mm" svg:y="915.92mm">
            <draw:object draw:notify-on-update-of-ranges="'Ilość gier'.A173:'Ilość gier'.A173 'Ilość gier'.A174:'Ilość gier'.A194 'Ilość gier'.B173:'Ilość gier'.B173 'Ilość gier'.B174:'Ilość gier'.B194 'Ilość gier'.C173:'Ilość gier'.C173 'Ilość gier'.C174:'Ilość gier'.C194 'Ilość gier'.D173:'Ilość gier'.D173 'Ilość gier'.D174:'Ilość gier'.D194 'Ilość gier'.E173:'Ilość gier'.E173 'Ilość gier'.E174:'Ilość gier'.E194 'Ilość gier'.F173:'Ilość gier'.F173 'Ilość gier'.F174:'Ilość gier'.F194 'Ilość gier'.G173:'Ilość gier'.G173 'Ilość gier'.G174:'Ilość gier'.G194 'Ilość gier'.H173:'Ilość gier'.H173 'Ilość gier'.H174:'Ilość gier'.H194 'Ilość gier'.I173:'Ilość gier'.I173 'Ilość gier'.I174:'Ilość gier'.I1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3mm" svg:height="90.06mm" svg:x="180.63mm" svg:y="913.65mm">
            <draw:object draw:notify-on-update-of-ranges="'Ilość gier'.L173:'Ilość gier'.L173 'Ilość gier'.L174:'Ilość gier'.L194 'Ilość gier'.M173:'Ilość gier'.M173 'Ilość gier'.M174:'Ilość gier'.M1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857142857143" calcext:value-type="float">
            <text:p>8,80857142857143</text:p>
          </table:table-cell>
          <table:table-cell office:value-type="float" office:value="42.6085714285714" calcext:value-type="float">
            <text:p>42,6085714285714</text:p>
          </table:table-cell>
          <table:table-cell office:value-type="float" office:value="162.776999999999" calcext:value-type="float">
            <text:p>162,77699999999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6,05,2021</text:p>
          </table:table-cell>
          <table:table-cell office:value-type="float" office:value="37.2457142857143" calcext:value-type="float">
            <text:p>37,2457142857143</text:p>
          </table:table-cell>
          <table:table-cell office:value-type="float" office:value="284.355999999975" calcext:value-type="float">
            <text:p>284,355999999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5142857142857" calcext:value-type="float">
            <text:p>6,15142857142857</text:p>
          </table:table-cell>
          <table:table-cell office:value-type="float" office:value="36.34" calcext:value-type="float">
            <text:p>36,34</text:p>
          </table:table-cell>
          <table:table-cell office:value-type="float" office:value="430.719999999938" calcext:value-type="float">
            <text:p>430,7199999999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9142857142857" calcext:value-type="float">
            <text:p>7,29142857142857</text:p>
          </table:table-cell>
          <table:table-cell office:value-type="float" office:value="39.1571428571429" calcext:value-type="float">
            <text:p>39,1571428571429</text:p>
          </table:table-cell>
          <table:table-cell office:value-type="float" office:value="590.682999999862" calcext:value-type="float">
            <text:p>590,68299999986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7.01142857142857" calcext:value-type="float">
            <text:p>7,01142857142857</text:p>
          </table:table-cell>
          <table:table-cell office:value-type="float" office:value="38.2171428571429" calcext:value-type="float">
            <text:p>38,2171428571429</text:p>
          </table:table-cell>
          <table:table-cell office:value-type="float" office:value="863.538999999657" calcext:value-type="float">
            <text:p>863,538999999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171428571429" calcext:value-type="float">
            <text:p>13,9171428571429</text:p>
          </table:table-cell>
          <table:table-cell office:value-type="float" office:value="60.1885714285714" calcext:value-type="float">
            <text:p>60,1885714285714</text:p>
          </table:table-cell>
          <table:table-cell office:value-type="float" office:value="70.6810000000014" calcext:value-type="float">
            <text:p>70,68100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857142857143" calcext:value-type="float">
            <text:p>10,1857142857143</text:p>
          </table:table-cell>
          <table:table-cell office:value-type="float" office:value="51.7285714285714" calcext:value-type="float">
            <text:p>51,7285714285714</text:p>
          </table:table-cell>
          <table:table-cell office:value-type="float" office:value="115.950000000004" calcext:value-type="float">
            <text:p>115,950000000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142857142857" calcext:value-type="float">
            <text:p>10,7142857142857</text:p>
          </table:table-cell>
          <table:table-cell office:value-type="float" office:value="52.9371428571429" calcext:value-type="float">
            <text:p>52,9371428571429</text:p>
          </table:table-cell>
          <table:table-cell office:value-type="float" office:value="213.855999999991" calcext:value-type="float">
            <text:p>213,855999999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857142857143" calcext:value-type="float">
            <text:p>10,1857142857143</text:p>
          </table:table-cell>
          <table:table-cell office:value-type="float" office:value="51.9428571428571" calcext:value-type="float">
            <text:p>51,9428571428571</text:p>
          </table:table-cell>
          <table:table-cell office:value-type="float" office:value="202.05299999999" calcext:value-type="float">
            <text:p>202,0529999999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.92571428571429" calcext:value-type="float">
            <text:p>9,92571428571429</text:p>
          </table:table-cell>
          <table:table-cell office:value-type="float" office:value="51.0571428571429" calcext:value-type="float">
            <text:p>51,0571428571429</text:p>
          </table:table-cell>
          <table:table-cell office:value-type="float" office:value="306.030999999968" calcext:value-type="float">
            <text:p>306,030999999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314285714286" calcext:value-type="float">
            <text:p>17,6314285714286</text:p>
          </table:table-cell>
          <table:table-cell office:value-type="float" office:value="73.9057142857143" calcext:value-type="float">
            <text:p>73,9057142857143</text:p>
          </table:table-cell>
          <table:table-cell office:value-type="float" office:value="56.0960000000011" calcext:value-type="float">
            <text:p>56,0960000000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1114285714286" calcext:value-type="float">
            <text:p>14,1114285714286</text:p>
          </table:table-cell>
          <table:table-cell office:value-type="float" office:value="66.0742857142857" calcext:value-type="float">
            <text:p>66,0742857142857</text:p>
          </table:table-cell>
          <table:table-cell office:value-type="float" office:value="114.241000000004" calcext:value-type="float">
            <text:p>114,241000000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4085714285714" calcext:value-type="float">
            <text:p>14,4085714285714</text:p>
          </table:table-cell>
          <table:table-cell office:value-type="float" office:value="66.8085714285714" calcext:value-type="float">
            <text:p>66,8085714285714</text:p>
          </table:table-cell>
          <table:table-cell office:value-type="float" office:value="171.079999999997" calcext:value-type="float">
            <text:p>171,079999999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74" calcext:value-type="float">
            <text:p>15,74</text:p>
          </table:table-cell>
          <table:table-cell office:value-type="float" office:value="70.1828571428572" calcext:value-type="float">
            <text:p>70,1828571428572</text:p>
          </table:table-cell>
          <table:table-cell office:value-type="float" office:value="285.156999999973" calcext:value-type="float">
            <text:p>285,15699999997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5.3142857142857" calcext:value-type="float">
            <text:p>15,3142857142857</text:p>
          </table:table-cell>
          <table:table-cell office:value-type="float" office:value="69.0028571428571" calcext:value-type="float">
            <text:p>69,0028571428571</text:p>
          </table:table-cell>
          <table:table-cell office:value-type="float" office:value="416.992999999941" calcext:value-type="float">
            <text:p>416,992999999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8057142857143" calcext:value-type="float">
            <text:p>24,8057142857143</text:p>
          </table:table-cell>
          <table:table-cell office:value-type="float" office:value="94.7828571428571" calcext:value-type="float">
            <text:p>94,7828571428571</text:p>
          </table:table-cell>
          <table:table-cell office:value-type="float" office:value="87.2230000000025" calcext:value-type="float">
            <text:p>87,22300000000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9514285714286" calcext:value-type="float">
            <text:p>20,9514285714286</text:p>
          </table:table-cell>
          <table:table-cell office:value-type="float" office:value="86.4114285714286" calcext:value-type="float">
            <text:p>86,4114285714286</text:p>
          </table:table-cell>
          <table:table-cell office:value-type="float" office:value="164.816999999996" calcext:value-type="float">
            <text:p>164,8169999999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.36" calcext:value-type="float">
            <text:p>22,36</text:p>
          </table:table-cell>
          <table:table-cell office:value-type="float" office:value="90.4485714285714" calcext:value-type="float">
            <text:p>90,4485714285714</text:p>
          </table:table-cell>
          <table:table-cell office:value-type="float" office:value="285.006999999976" calcext:value-type="float">
            <text:p>285,0069999999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54" calcext:value-type="float">
            <text:p>21,54</text:p>
          </table:table-cell>
          <table:table-cell office:value-type="float" office:value="88.1657142857143" calcext:value-type="float">
            <text:p>88,1657142857143</text:p>
          </table:table-cell>
          <table:table-cell office:value-type="float" office:value="285.76399999997" calcext:value-type="float">
            <text:p>285,7639999999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2.0371428571429" calcext:value-type="float">
            <text:p>22,0371428571429</text:p>
          </table:table-cell>
          <table:table-cell office:value-type="float" office:value="89.34" calcext:value-type="float">
            <text:p>89,34</text:p>
          </table:table-cell>
          <table:table-cell office:value-type="float" office:value="484.139999999923" calcext:value-type="float">
            <text:p>484,13999999992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8.5542857142857" calcext:value-type="float">
            <text:p>28,5542857142857</text:p>
          </table:table-cell>
          <table:table-cell office:value-type="float" office:value="108.222857142857" calcext:value-type="float">
            <text:p>108,222857142857</text:p>
          </table:table-cell>
          <table:table-cell office:value-type="float" office:value="180.870999999995" calcext:value-type="float">
            <text:p>180,8709999999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3085714285714" calcext:value-type="float">
            <text:p>34,3085714285714</text:p>
          </table:table-cell>
          <table:table-cell office:value-type="float" office:value="122.725714285714" calcext:value-type="float">
            <text:p>122,725714285714</text:p>
          </table:table-cell>
          <table:table-cell office:value-type="float" office:value="401.24399999995" calcext:value-type="float">
            <text:p>401,243999999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.8428571428571" calcext:value-type="float">
            <text:p>31,8428571428571</text:p>
          </table:table-cell>
          <table:table-cell office:value-type="float" office:value="116.374285714286" calcext:value-type="float">
            <text:p>116,374285714286</text:p>
          </table:table-cell>
          <table:table-cell office:value-type="float" office:value="454.757999999933" calcext:value-type="float">
            <text:p>454,75799999993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0.4028571428571" calcext:value-type="float">
            <text:p>30,4028571428571</text:p>
          </table:table-cell>
          <table:table-cell office:value-type="float" office:value="113.242857142857" calcext:value-type="float">
            <text:p>113,242857142857</text:p>
          </table:table-cell>
          <table:table-cell office:value-type="float" office:value="577.115999999865" calcext:value-type="float">
            <text:p>577,115999999865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9.5742857142857" calcext:value-type="float">
            <text:p>39,5742857142857</text:p>
          </table:table-cell>
          <table:table-cell office:value-type="float" office:value="137.068571428571" calcext:value-type="float">
            <text:p>137,068571428571</text:p>
          </table:table-cell>
          <table:table-cell office:value-type="float" office:value="238.620999999983" calcext:value-type="float">
            <text:p>238,6209999999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42" calcext:value-type="float">
            <text:p>46,42</text:p>
          </table:table-cell>
          <table:table-cell office:value-type="float" office:value="154.734285714286" calcext:value-type="float">
            <text:p>154,734285714286</text:p>
          </table:table-cell>
          <table:table-cell office:value-type="float" office:value="410.260999999947" calcext:value-type="float">
            <text:p>410,2609999999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0028571428571" calcext:value-type="float">
            <text:p>42,0028571428571</text:p>
          </table:table-cell>
          <table:table-cell office:value-type="float" office:value="143.268571428571" calcext:value-type="float">
            <text:p>143,268571428571</text:p>
          </table:table-cell>
          <table:table-cell office:value-type="float" office:value="448.578999999936" calcext:value-type="float">
            <text:p>448,57899999993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8.8457142857143" calcext:value-type="float">
            <text:p>38,8457142857143</text:p>
          </table:table-cell>
          <table:table-cell office:value-type="float" office:value="135.997142857143" calcext:value-type="float">
            <text:p>135,997142857143</text:p>
          </table:table-cell>
          <table:table-cell office:value-type="float" office:value="576.39099999987" calcext:value-type="float">
            <text:p>576,3909999998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4.4542857142857" calcext:value-type="float">
            <text:p>54,4542857142857</text:p>
          </table:table-cell>
          <table:table-cell office:value-type="float" office:value="173.842857142857" calcext:value-type="float">
            <text:p>173,842857142857</text:p>
          </table:table-cell>
          <table:table-cell office:value-type="float" office:value="310.242999999969" calcext:value-type="float">
            <text:p>310,2429999999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.6971428571429" calcext:value-type="float">
            <text:p>57,6971428571429</text:p>
          </table:table-cell>
          <table:table-cell office:value-type="float" office:value="183.645714285714" calcext:value-type="float">
            <text:p>183,645714285714</text:p>
          </table:table-cell>
          <table:table-cell office:value-type="float" office:value="391.751999999955" calcext:value-type="float">
            <text:p>391,7519999999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.7857142857143" calcext:value-type="float">
            <text:p>53,7857142857143</text:p>
          </table:table-cell>
          <table:table-cell office:value-type="float" office:value="173.491428571429" calcext:value-type="float">
            <text:p>173,491428571429</text:p>
          </table:table-cell>
          <table:table-cell office:value-type="float" office:value="516.060999999909" calcext:value-type="float">
            <text:p>516,06099999990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8.6514285714286" calcext:value-type="float">
            <text:p>48,6514285714286</text:p>
          </table:table-cell>
          <table:table-cell office:value-type="float" office:value="160.817142857143" calcext:value-type="float">
            <text:p>160,817142857143</text:p>
          </table:table-cell>
          <table:table-cell office:value-type="float" office:value="655.650999999799" calcext:value-type="float">
            <text:p>655,650999999799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16.7" calcext:value-type="float">
            <text:p>216,7</text:p>
          </table:table-cell>
          <table:table-cell office:value-type="float" office:value="378.811999999951" calcext:value-type="float">
            <text:p>378,8119999999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.8742857142857" calcext:value-type="float">
            <text:p>80,8742857142857</text:p>
          </table:table-cell>
          <table:table-cell office:value-type="float" office:value="239.971428571429" calcext:value-type="float">
            <text:p>239,971428571429</text:p>
          </table:table-cell>
          <table:table-cell office:value-type="float" office:value="746.48199999978" calcext:value-type="float">
            <text:p>746,481999999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.8285714285714" calcext:value-type="float">
            <text:p>70,8285714285714</text:p>
          </table:table-cell>
          <table:table-cell office:value-type="float" office:value="216.005714285714" calcext:value-type="float">
            <text:p>216,005714285714</text:p>
          </table:table-cell>
          <table:table-cell office:value-type="float" office:value="752.922999999725" calcext:value-type="float">
            <text:p>752,92299999972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3.3685714285714" calcext:value-type="float">
            <text:p>63,3685714285714</text:p>
          </table:table-cell>
          <table:table-cell office:value-type="float" office:value="196.917142857143" calcext:value-type="float">
            <text:p>196,917142857143</text:p>
          </table:table-cell>
          <table:table-cell office:value-type="float" office:value="992.630999999552" calcext:value-type="float">
            <text:p>992,63099999955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01.402857142857" calcext:value-type="float">
            <text:p>101,402857142857</text:p>
          </table:table-cell>
          <table:table-cell office:value-type="float" office:value="289.654285714286" calcext:value-type="float">
            <text:p>289,654285714286</text:p>
          </table:table-cell>
          <table:table-cell office:value-type="float" office:value="701.700999999798" calcext:value-type="float">
            <text:p>701,7009999997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.4742857142857" calcext:value-type="float">
            <text:p>87,4742857142857</text:p>
          </table:table-cell>
          <table:table-cell office:value-type="float" office:value="256.94" calcext:value-type="float">
            <text:p>256,94</text:p>
          </table:table-cell>
          <table:table-cell office:value-type="float" office:value="787.980999999692" calcext:value-type="float">
            <text:p>787,9809999996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7.0057142857143" calcext:value-type="float">
            <text:p>77,0057142857143</text:p>
          </table:table-cell>
          <table:table-cell office:value-type="float" office:value="230.597142857143" calcext:value-type="float">
            <text:p>230,597142857143</text:p>
          </table:table-cell>
          <table:table-cell office:value-type="float" office:value="1004.34299999954" calcext:value-type="float">
            <text:p>1004,34299999954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33.962857142857" calcext:value-type="float">
            <text:p>133,962857142857</text:p>
          </table:table-cell>
          <table:table-cell office:value-type="float" office:value="367.314285714286" calcext:value-type="float">
            <text:p>367,314285714286</text:p>
          </table:table-cell>
          <table:table-cell office:value-type="float" office:value="1071.70799999967" calcext:value-type="float">
            <text:p>1071,707999999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.971428571429" calcext:value-type="float">
            <text:p>105,971428571429</text:p>
          </table:table-cell>
          <table:table-cell office:value-type="float" office:value="301.308571428571" calcext:value-type="float">
            <text:p>301,308571428571</text:p>
          </table:table-cell>
          <table:table-cell office:value-type="float" office:value="896.020999999607" calcext:value-type="float">
            <text:p>896,02099999960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0.6342857142857" calcext:value-type="float">
            <text:p>90,6342857142857</text:p>
          </table:table-cell>
          <table:table-cell office:value-type="float" office:value="263.902857142857" calcext:value-type="float">
            <text:p>263,902857142857</text:p>
          </table:table-cell>
          <table:table-cell office:value-type="float" office:value="1081.17999999961" calcext:value-type="float">
            <text:p>1081,1799999996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24.765714285714" calcext:value-type="float">
            <text:p>124,765714285714</text:p>
          </table:table-cell>
          <table:table-cell office:value-type="float" office:value="346.971428571429" calcext:value-type="float">
            <text:p>346,971428571429</text:p>
          </table:table-cell>
          <table:table-cell office:value-type="float" office:value="1014.50599999952" calcext:value-type="float">
            <text:p>1014,5059999995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05.111428571429" calcext:value-type="float">
            <text:p>105,111428571429</text:p>
          </table:table-cell>
          <table:table-cell office:value-type="float" office:value="299.12" calcext:value-type="float">
            <text:p>299,12</text:p>
          </table:table-cell>
          <table:table-cell office:value-type="float" office:value="1272.60699999991" calcext:value-type="float">
            <text:p>1272,60699999991</text:p>
          </table:table-cell>
        </table:table-row>
        <table:table-row table:style-name="ro1">
          <table:table-cell table:number-columns-repeated="25"/>
          <table:table-cell office:value-type="float" office:value="11" calcext:value-type="float">
            <text:p>11</text:p>
          </table:table-cell>
          <table:table-cell office:value-type="float" office:value="125.388571428571" calcext:value-type="float">
            <text:p>125,388571428571</text:p>
          </table:table-cell>
          <table:table-cell office:value-type="float" office:value="347.274285714286" calcext:value-type="float">
            <text:p>347,274285714286</text:p>
          </table:table-cell>
          <table:table-cell office:value-type="float" office:value="1582.10200000031" calcext:value-type="float">
            <text:p>1582,10200000031</text:p>
          </table:table-cell>
        </table:table-row>
        <table:table-row table:style-name="ro1" table:number-rows-repeated="39">
          <table:table-cell table:number-columns-repeated="29"/>
        </table:table-row>
        <table:table-row table:style-name="ro1">
          <table:table-cell table:number-columns-repeated="3"/>
          <table:table-cell table:formula="of:=AVERAGE([.D1:.D51])" office:value-type="float" office:value="94.194250000001" calcext:value-type="float">
            <text:p>94,194250000001</text:p>
          </table:table-cell>
          <table:table-cell table:number-columns-repeated="4"/>
          <table:table-cell table:formula="of:=AVERAGE([.I1:.I51])" office:value-type="float" office:value="223.488874999985" calcext:value-type="float">
            <text:p>223,488874999985</text:p>
          </table:table-cell>
          <table:table-cell table:number-columns-repeated="4"/>
          <table:table-cell table:formula="of:=AVERAGE([.N1:.N51])" office:value-type="float" office:value="482.3810999999" calcext:value-type="float">
            <text:p>482,3810999999</text:p>
          </table:table-cell>
          <table:table-cell table:number-columns-repeated="4"/>
          <table:table-cell table:formula="of:=AVERAGE([.S1:.S51])" office:value-type="float" office:value="566.771454545283" calcext:value-type="float">
            <text:p>566,771454545283</text:p>
          </table:table-cell>
          <table:table-cell table:number-columns-repeated="9"/>
          <table:table-cell table:formula="of:=AVERAGE([.AC1:.AC51])" office:value-type="float" office:value="817.726999999829" calcext:value-type="float">
            <text:p>817,726999999829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19" calcext:value-type="float">
            <text:p>94,19</text:p>
          </table:table-cell>
          <table:table-cell table:formula="of:=[.B57]/[.B56]" office:value-type="float" office:value="2.3726510245249" calcext:value-type="float">
            <text:p>2,372651024524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.48" calcext:value-type="float">
            <text:p>223,48</text:p>
          </table:table-cell>
          <table:table-cell table:formula="of:=[.B58]/[.B57]" office:value-type="float" office:value="2.15849293001611" calcext:value-type="float">
            <text:p>2,15849293001611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.38" calcext:value-type="float">
            <text:p>482,38</text:p>
          </table:table-cell>
          <table:table-cell table:formula="of:=[.B59]/[.B58]" office:value-type="float" office:value="1.17482068079108" calcext:value-type="float">
            <text:p>1,17482068079108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6.71" calcext:value-type="float">
            <text:p>566,71</text:p>
          </table:table-cell>
          <table:table-cell table:formula="of:=[.B60]/[.B59]" office:value-type="float" office:value="1.32559863069295" calcext:value-type="float">
            <text:p>1,32559863069295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1.23" calcext:value-type="float">
            <text:p>751,23</text:p>
          </table:table-cell>
          <table:table-cell table:formula="of:=[.B61]/[.B60]" office:value-type="float" office:value="1.22102418699999" calcext:value-type="float">
            <text:p>1,22102418699999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7.27" calcext:value-type="float">
            <text:p>917,27</text:p>
          </table:table-cell>
          <table:table-cell table:formula="of:=[.B62]/[.B61]" office:value-type="float" office:value="1.25092938829352" calcext:value-type="float">
            <text:p>1,25092938829352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7.44" calcext:value-type="float">
            <text:p>1147,44</text:p>
          </table:table-cell>
          <table:table-cell table:formula="of:=[.B63]/[.B62]" office:value-type="float" office:value="1.22249529387158" calcext:value-type="float">
            <text:p>1,22249529387158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2.74" calcext:value-type="float">
            <text:p>1402,74</text:p>
          </table:table-cell>
          <table:table-cell table:formula="of:=[.B64]/[.B63]" office:value-type="float" office:value="0" calcext:value-type="float">
            <text:p>0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2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765" calcext:value-type="float">
            <text:p>765</text:p>
          </table:table-cell>
          <table:table-cell office:value-type="float" office:value="722" calcext:value-type="float">
            <text:p>722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2" calcext:value-type="float">
            <text:p>32</text:p>
          </table:table-cell>
          <table:table-cell office:value-type="float" office:value="773" calcext:value-type="float">
            <text:p>773</text:p>
          </table:table-cell>
          <table:table-cell office:value-type="float" office:value="520" calcext:value-type="float">
            <text:p>520</text:p>
          </table:table-cell>
          <table:table-cell office:value-type="float" office:value="1861" calcext:value-type="float">
            <text:p>1861</text:p>
          </table:table-cell>
          <table:table-cell office:value-type="float" office:value="59" calcext:value-type="float">
            <text:p>59</text:p>
          </table:table-cell>
          <table:table-cell office:value-type="float" office:value="247" calcext:value-type="float">
            <text:p>247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99" calcext:value-type="float">
            <text:p>399</text:p>
          </table:table-cell>
          <table:table-cell office:value-type="float" office:value="211" calcext:value-type="float">
            <text:p>211</text:p>
          </table:table-cell>
          <table:table-cell office:value-type="float" office:value="1086" calcext:value-type="float">
            <text:p>1086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590" calcext:value-type="float">
            <text:p>590</text:p>
          </table:table-cell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" calcext:value-type="float">
            <text:p>614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office:value-type="float" office:value="875" calcext:value-type="float">
            <text:p>875</text:p>
          </table:table-cell>
          <table:table-cell office:value-type="float" office:value="1707" calcext:value-type="float">
            <text:p>1707</text:p>
          </table:table-cell>
          <table:table-cell office:value-type="float" office:value="1735" calcext:value-type="float">
            <text:p>1735</text:p>
          </table:table-cell>
          <table:table-cell office:value-type="float" office:value="741" calcext:value-type="float">
            <text:p>741</text:p>
          </table:table-cell>
          <table:table-cell table:number-columns-repeated="21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1309" calcext:value-type="float">
            <text:p>1309</text:p>
          </table:table-cell>
          <table:table-cell office:value-type="float" office:value="1183" calcext:value-type="float">
            <text:p>1183</text:p>
          </table:table-cell>
          <table:table-cell office:value-type="float" office:value="216" calcext:value-type="float">
            <text:p>216</text:p>
          </table:table-cell>
          <table:table-cell office:value-type="float" office:value="1864" calcext:value-type="float">
            <text:p>1864</text:p>
          </table:table-cell>
          <table:table-cell office:value-type="float" office:value="658" calcext:value-type="float">
            <text:p>658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634" calcext:value-type="float">
            <text:p>634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  <table:table-cell office:value-type="float" office:value="1448" calcext:value-type="float">
            <text:p>1448</text:p>
          </table:table-cell>
          <table:table-cell office:value-type="float" office:value="324" calcext:value-type="float">
            <text:p>324</text:p>
          </table:table-cell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90" calcext:value-type="float">
            <text:p>990</text:p>
          </table:table-cell>
          <table:table-cell office:value-type="float" office:value="312" calcext:value-type="float">
            <text:p>312</text:p>
          </table:table-cell>
          <table:table-cell office:value-type="float" office:value="231" calcext:value-type="float">
            <text:p>231</text:p>
          </table:table-cell>
          <table:table-cell office:value-type="float" office:value="1050" calcext:value-type="float">
            <text:p>1050</text:p>
          </table:table-cell>
          <table:table-cell office:value-type="float" office:value="76" calcext:value-type="float">
            <text:p>76</text:p>
          </table:table-cell>
          <table:table-cell office:value-type="float" office:value="606" calcext:value-type="float">
            <text:p>606</text:p>
          </table:table-cell>
          <table:table-cell office:value-type="float" office:value="1027" calcext:value-type="float">
            <text:p>1027</text:p>
          </table:table-cell>
          <table:table-cell table:number-columns-repeated="21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98" calcext:value-type="float">
            <text:p>398</text:p>
          </table:table-cell>
          <table:table-cell office:value-type="float" office:value="1208" calcext:value-type="float">
            <text:p>1208</text:p>
          </table:table-cell>
          <table:table-cell office:value-type="float" office:value="770" calcext:value-type="float">
            <text:p>770</text:p>
          </table:table-cell>
          <table:table-cell office:value-type="float" office:value="3163" calcext:value-type="float">
            <text:p>3163</text:p>
          </table:table-cell>
          <table:table-cell office:value-type="float" office:value="272" calcext:value-type="float">
            <text:p>272</text:p>
          </table:table-cell>
          <table:table-cell office:value-type="float" office:value="2560" calcext:value-type="float">
            <text:p>2560</text:p>
          </table:table-cell>
          <table:table-cell office:value-type="float" office:value="703" calcext:value-type="float">
            <text:p>703</text:p>
          </table:table-cell>
          <table:table-cell table:number-columns-repeated="2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715" calcext:value-type="float">
            <text:p>1715</text:p>
          </table:table-cell>
          <table:table-cell office:value-type="float" office:value="181" calcext:value-type="float">
            <text:p>181</text:p>
          </table:table-cell>
          <table:table-cell office:value-type="float" office:value="913" calcext:value-type="float">
            <text:p>913</text:p>
          </table:table-cell>
          <table:table-cell office:value-type="float" office:value="5760" calcext:value-type="float">
            <text:p>576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1691" calcext:value-type="float">
            <text:p>1691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1" calcext:value-type="float">
            <text:p>241</text:p>
          </table:table-cell>
          <table:table-cell office:value-type="float" office:value="862" calcext:value-type="float">
            <text:p>862</text:p>
          </table:table-cell>
          <table:table-cell office:value-type="float" office:value="193" calcext:value-type="float">
            <text:p>193</text:p>
          </table:table-cell>
          <table:table-cell office:value-type="float" office:value="771" calcext:value-type="float">
            <text:p>771</text:p>
          </table:table-cell>
          <table:table-cell office:value-type="float" office:value="269" calcext:value-type="float">
            <text:p>269</text:p>
          </table:table-cell>
          <table:table-cell office:value-type="float" office:value="2547" calcext:value-type="float">
            <text:p>2547</text:p>
          </table:table-cell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38" calcext:value-type="float">
            <text:p>238</text:p>
          </table:table-cell>
          <table:table-cell office:value-type="float" office:value="759" calcext:value-type="float">
            <text:p>759</text:p>
          </table:table-cell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  <table:table-cell office:value-type="float" office:value="638" calcext:value-type="float">
            <text:p>638</text:p>
          </table:table-cell>
          <table:table-cell office:value-type="float" office:value="1355" calcext:value-type="float">
            <text:p>1355</text:p>
          </table:table-cell>
          <table:table-cell office:value-type="float" office:value="1486" calcext:value-type="float">
            <text:p>1486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562" calcext:value-type="float">
            <text:p>562</text:p>
          </table:table-cell>
          <table:table-cell office:value-type="float" office:value="925" calcext:value-type="float">
            <text:p>925</text:p>
          </table:table-cell>
          <table:table-cell office:value-type="float" office:value="198" calcext:value-type="float">
            <text:p>198</text:p>
          </table:table-cell>
          <table:table-cell office:value-type="float" office:value="2262" calcext:value-type="float">
            <text:p>2262</text:p>
          </table:table-cell>
          <table:table-cell table:number-columns-repeated="2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97" calcext:value-type="float">
            <text:p>1197</text:p>
          </table:table-cell>
          <table:table-cell office:value-type="float" office:value="835" calcext:value-type="float">
            <text:p>835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534" calcext:value-type="float">
            <text:p>534</text:p>
          </table:table-cell>
          <table:table-cell office:value-type="float" office:value="625" calcext:value-type="float">
            <text:p>625</text:p>
          </table:table-cell>
          <table:table-cell office:value-type="float" office:value="2244" calcext:value-type="float">
            <text:p>2244</text:p>
          </table:table-cell>
          <table:table-cell table:number-columns-repeated="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23" calcext:value-type="float">
            <text:p>523</text:p>
          </table:table-cell>
          <table:table-cell office:value-type="float" office:value="1651" calcext:value-type="float">
            <text:p>1651</text:p>
          </table:table-cell>
          <table:table-cell office:value-type="float" office:value="302" calcext:value-type="float">
            <text:p>302</text:p>
          </table:table-cell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229" calcext:value-type="float">
            <text:p>229</text:p>
          </table:table-cell>
          <table:table-cell office:value-type="float" office:value="562" calcext:value-type="float">
            <text:p>562</text:p>
          </table:table-cell>
          <table:table-cell table:number-columns-repeated="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18" calcext:value-type="float">
            <text:p>918</text:p>
          </table:table-cell>
          <table:table-cell office:value-type="float" office:value="2818" calcext:value-type="float">
            <text:p>2818</text:p>
          </table:table-cell>
          <table:table-cell office:value-type="float" office:value="483" calcext:value-type="float">
            <text:p>483</text:p>
          </table:table-cell>
          <table:table-cell office:value-type="float" office:value="995" calcext:value-type="float">
            <text:p>995</text:p>
          </table:table-cell>
          <table:table-cell office:value-type="float" office:value="291" calcext:value-type="float">
            <text:p>291</text:p>
          </table:table-cell>
          <table:table-cell office:value-type="float" office:value="4268" calcext:value-type="float">
            <text:p>4268</text:p>
          </table:table-cell>
          <table:table-cell office:value-type="float" office:value="986" calcext:value-type="float">
            <text:p>986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8" calcext:value-type="float">
            <text:p>348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4287" calcext:value-type="float">
            <text:p>4287</text:p>
          </table:table-cell>
          <table:table-cell office:value-type="float" office:value="668" calcext:value-type="float">
            <text:p>668</text:p>
          </table:table-cell>
          <table:table-cell office:value-type="float" office:value="2234" calcext:value-type="float">
            <text:p>2234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6" calcext:value-type="float">
            <text:p>596</text:p>
          </table:table-cell>
          <table:table-cell office:value-type="float" office:value="1192" calcext:value-type="float">
            <text:p>1192</text:p>
          </table:table-cell>
          <table:table-cell office:value-type="float" office:value="2249" calcext:value-type="float">
            <text:p>2249</text:p>
          </table:table-cell>
          <table:table-cell office:value-type="float" office:value="402" calcext:value-type="float">
            <text:p>402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float" office:value="1440" calcext:value-type="float">
            <text:p>1440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office:value-type="float" office:value="410" calcext:value-type="float">
            <text:p>410</text:p>
          </table:table-cell>
          <table:table-cell office:value-type="float" office:value="706" calcext:value-type="float">
            <text:p>706</text:p>
          </table:table-cell>
          <table:table-cell office:value-type="float" office:value="371" calcext:value-type="float">
            <text:p>371</text:p>
          </table:table-cell>
          <table:table-cell office:value-type="float" office:value="147" calcext:value-type="float">
            <text:p>147</text:p>
          </table:table-cell>
          <table:table-cell office:value-type="float" office:value="4429" calcext:value-type="float">
            <text:p>4429</text:p>
          </table:table-cell>
          <table:table-cell office:value-type="float" office:value="2086" calcext:value-type="float">
            <text:p>2086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2" calcext:value-type="float">
            <text:p>952</text:p>
          </table:table-cell>
          <table:table-cell office:value-type="float" office:value="1297" calcext:value-type="float">
            <text:p>1297</text:p>
          </table:table-cell>
          <table:table-cell office:value-type="float" office:value="1909" calcext:value-type="float">
            <text:p>1909</text:p>
          </table:table-cell>
          <table:table-cell office:value-type="float" office:value="1343" calcext:value-type="float">
            <text:p>1343</text:p>
          </table:table-cell>
          <table:table-cell office:value-type="float" office:value="2234" calcext:value-type="float">
            <text:p>2234</text:p>
          </table:table-cell>
          <table:table-cell office:value-type="float" office:value="757" calcext:value-type="float">
            <text:p>757</text:p>
          </table:table-cell>
          <table:table-cell office:value-type="float" office:value="2055" calcext:value-type="float">
            <text:p>2055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42" calcext:value-type="float">
            <text:p>1942</text:p>
          </table:table-cell>
          <table:table-cell office:value-type="float" office:value="4024" calcext:value-type="float">
            <text:p>4024</text:p>
          </table:table-cell>
          <table:table-cell office:value-type="float" office:value="554" calcext:value-type="float">
            <text:p>554</text:p>
          </table:table-cell>
          <table:table-cell office:value-type="float" office:value="1493" calcext:value-type="float">
            <text:p>1493</text:p>
          </table:table-cell>
          <table:table-cell office:value-type="float" office:value="730" calcext:value-type="float">
            <text:p>73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6" calcext:value-type="float">
            <text:p>406</text:p>
          </table:table-cell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1047" calcext:value-type="float">
            <text:p>1047</text:p>
          </table:table-cell>
          <table:table-cell office:value-type="float" office:value="179" calcext:value-type="float">
            <text:p>179</text:p>
          </table:table-cell>
          <table:table-cell office:value-type="float" office:value="979" calcext:value-type="float">
            <text:p>979</text:p>
          </table:table-cell>
          <table:table-cell office:value-type="float" office:value="805" calcext:value-type="float">
            <text:p>805</text:p>
          </table:table-cell>
          <table:table-cell table:number-columns-repeated="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6" calcext:value-type="float">
            <text:p>196</text:p>
          </table:table-cell>
          <table:table-cell office:value-type="float" office:value="719" calcext:value-type="float">
            <text:p>719</text:p>
          </table:table-cell>
          <table:table-cell office:value-type="float" office:value="487" calcext:value-type="float">
            <text:p>487</text:p>
          </table:table-cell>
          <table:table-cell office:value-type="float" office:value="1135" calcext:value-type="float">
            <text:p>1135</text:p>
          </table:table-cell>
          <table:table-cell office:value-type="float" office:value="407" calcext:value-type="float">
            <text:p>407</text:p>
          </table:table-cell>
          <table:table-cell office:value-type="float" office:value="2613" calcext:value-type="float">
            <text:p>2613</text:p>
          </table:table-cell>
          <table:table-cell office:value-type="float" office:value="782" calcext:value-type="float">
            <text:p>782</text:p>
          </table:table-cell>
          <table:table-cell table:number-columns-repeated="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3055" calcext:value-type="float">
            <text:p>3055</text:p>
          </table:table-cell>
          <table:table-cell office:value-type="float" office:value="61" calcext:value-type="float">
            <text:p>61</text:p>
          </table:table-cell>
          <table:table-cell office:value-type="float" office:value="269" calcext:value-type="float">
            <text:p>269</text:p>
          </table:table-cell>
          <table:table-cell office:value-type="float" office:value="4320" calcext:value-type="float">
            <text:p>4320</text:p>
          </table:table-cell>
          <table:table-cell office:value-type="float" office:value="953" calcext:value-type="float">
            <text:p>953</text:p>
          </table:table-cell>
          <table:table-cell table:number-columns-repeated="2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46" calcext:value-type="float">
            <text:p>346</text:p>
          </table:table-cell>
          <table:table-cell office:value-type="float" office:value="65" calcext:value-type="float">
            <text:p>65</text:p>
          </table:table-cell>
          <table:table-cell office:value-type="float" office:value="1541" calcext:value-type="float">
            <text:p>1541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894" calcext:value-type="float">
            <text:p>894</text:p>
          </table:table-cell>
          <table:table-cell office:value-type="float" office:value="1830" calcext:value-type="float">
            <text:p>1830</text:p>
          </table:table-cell>
          <table:table-cell table:number-columns-repeated="2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35" calcext:value-type="float">
            <text:p>335</text:p>
          </table:table-cell>
          <table:table-cell office:value-type="float" office:value="376" calcext:value-type="float">
            <text:p>376</text:p>
          </table:table-cell>
          <table:table-cell office:value-type="float" office:value="1605" calcext:value-type="float">
            <text:p>1605</text:p>
          </table:table-cell>
          <table:table-cell office:value-type="float" office:value="3397" calcext:value-type="float">
            <text:p>3397</text:p>
          </table:table-cell>
          <table:table-cell office:value-type="float" office:value="199" calcext:value-type="float">
            <text:p>199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4" calcext:value-type="float">
            <text:p>154</text:p>
          </table:table-cell>
          <table:table-cell office:value-type="float" office:value="2338" calcext:value-type="float">
            <text:p>2338</text:p>
          </table:table-cell>
          <table:table-cell office:value-type="float" office:value="826" calcext:value-type="float">
            <text:p>826</text:p>
          </table:table-cell>
          <table:table-cell office:value-type="float" office:value="680" calcext:value-type="float">
            <text:p>680</text:p>
          </table:table-cell>
          <table:table-cell office:value-type="float" office:value="619" calcext:value-type="float">
            <text:p>619</text:p>
          </table:table-cell>
          <table:table-cell office:value-type="float" office:value="348" calcext:value-type="float">
            <text:p>348</text:p>
          </table:table-cell>
          <table:table-cell office:value-type="float" office:value="2086" calcext:value-type="float">
            <text:p>2086</text:p>
          </table:table-cell>
          <table:table-cell table:number-columns-repeated="21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74" calcext:value-type="float">
            <text:p>174</text:p>
          </table:table-cell>
          <table:table-cell office:value-type="float" office:value="671" calcext:value-type="float">
            <text:p>671</text:p>
          </table:table-cell>
          <table:table-cell office:value-type="float" office:value="1660" calcext:value-type="float">
            <text:p>1660</text:p>
          </table:table-cell>
          <table:table-cell office:value-type="float" office:value="1705" calcext:value-type="float">
            <text:p>1705</text:p>
          </table:table-cell>
          <table:table-cell office:value-type="float" office:value="1083" calcext:value-type="float">
            <text:p>1083</text:p>
          </table:table-cell>
          <table:table-cell office:value-type="float" office:value="1370" calcext:value-type="float">
            <text:p>1370</text:p>
          </table:table-cell>
          <table:table-cell office:value-type="float" office:value="2659" calcext:value-type="float">
            <text:p>265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2" calcext:value-type="float">
            <text:p>562</text:p>
          </table:table-cell>
          <table:table-cell office:value-type="float" office:value="4325" calcext:value-type="float">
            <text:p>4325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office:value-type="float" office:value="1882" calcext:value-type="float">
            <text:p>1882</text:p>
          </table:table-cell>
          <table:table-cell office:value-type="float" office:value="253" calcext:value-type="float">
            <text:p>253</text:p>
          </table:table-cell>
          <table:table-cell table:number-columns-repeated="21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99" calcext:value-type="float">
            <text:p>299</text:p>
          </table:table-cell>
          <table:table-cell office:value-type="float" office:value="1354" calcext:value-type="float">
            <text:p>1354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float" office:value="489" calcext:value-type="float">
            <text:p>489</text:p>
          </table:table-cell>
          <table:table-cell office:value-type="float" office:value="658" calcext:value-type="float">
            <text:p>658</text:p>
          </table:table-cell>
          <table:table-cell office:value-type="float" office:value="515" calcext:value-type="float">
            <text:p>515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office:value-type="float" office:value="1534" calcext:value-type="float">
            <text:p>1534</text:p>
          </table:table-cell>
          <table:table-cell office:value-type="float" office:value="268" calcext:value-type="float">
            <text:p>268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office:value-type="float" office:value="4142" calcext:value-type="float">
            <text:p>4142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2" calcext:value-type="float">
            <text:p>692</text:p>
          </table:table-cell>
          <table:table-cell office:value-type="float" office:value="1678" calcext:value-type="float">
            <text:p>1678</text:p>
          </table:table-cell>
          <table:table-cell office:value-type="float" office:value="1777" calcext:value-type="float">
            <text:p>1777</text:p>
          </table:table-cell>
          <table:table-cell office:value-type="float" office:value="409" calcext:value-type="float">
            <text:p>409</text:p>
          </table:table-cell>
          <table:table-cell office:value-type="float" office:value="1052" calcext:value-type="float">
            <text:p>1052</text:p>
          </table:table-cell>
          <table:table-cell office:value-type="float" office:value="2426" calcext:value-type="float">
            <text:p>2426</text:p>
          </table:table-cell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1" calcext:value-type="float">
            <text:p>2021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987" calcext:value-type="float">
            <text:p>1987</text:p>
          </table:table-cell>
          <table:table-cell office:value-type="float" office:value="894" calcext:value-type="float">
            <text:p>894</text:p>
          </table:table-cell>
          <table:table-cell office:value-type="float" office:value="999" calcext:value-type="float">
            <text:p>999</text:p>
          </table:table-cell>
          <table:table-cell office:value-type="float" office:value="940" calcext:value-type="float">
            <text:p>940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977" calcext:value-type="float">
            <text:p>977</text:p>
          </table:table-cell>
          <table:table-cell office:value-type="float" office:value="476" calcext:value-type="float">
            <text:p>476</text:p>
          </table:table-cell>
          <table:table-cell office:value-type="float" office:value="602" calcext:value-type="float">
            <text:p>602</text:p>
          </table:table-cell>
          <table:table-cell office:value-type="float" office:value="721" calcext:value-type="float">
            <text:p>721</text:p>
          </table:table-cell>
          <table:table-cell office:value-type="float" office:value="3390" calcext:value-type="float">
            <text:p>3390</text:p>
          </table:table-cell>
          <table:table-cell office:value-type="float" office:value="973" calcext:value-type="float">
            <text:p>973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44" calcext:value-type="float">
            <text:p>744</text:p>
          </table:table-cell>
          <table:table-cell office:value-type="float" office:value="1198" calcext:value-type="float">
            <text:p>1198</text:p>
          </table:table-cell>
          <table:table-cell office:value-type="float" office:value="1256" calcext:value-type="float">
            <text:p>1256</text:p>
          </table:table-cell>
          <table:table-cell office:value-type="float" office:value="1905" calcext:value-type="float">
            <text:p>1905</text:p>
          </table:table-cell>
          <table:table-cell office:value-type="float" office:value="960" calcext:value-type="float">
            <text:p>960</text:p>
          </table:table-cell>
          <table:table-cell office:value-type="float" office:value="119" calcext:value-type="float">
            <text:p>119</text:p>
          </table:table-cell>
          <table:table-cell office:value-type="float" office:value="369" calcext:value-type="float">
            <text:p>369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564" calcext:value-type="float">
            <text:p>564</text:p>
          </table:table-cell>
          <table:table-cell office:value-type="float" office:value="1542" calcext:value-type="float">
            <text:p>1542</text:p>
          </table:table-cell>
          <table:table-cell office:value-type="float" office:value="189" calcext:value-type="float">
            <text:p>189</text:p>
          </table:table-cell>
          <table:table-cell office:value-type="float" office:value="629" calcext:value-type="float">
            <text:p>629</text:p>
          </table:table-cell>
          <table:table-cell office:value-type="float" office:value="2651" calcext:value-type="float">
            <text:p>2651</text:p>
          </table:table-cell>
          <table:table-cell office:value-type="float" office:value="392" calcext:value-type="float">
            <text:p>392</text:p>
          </table:table-cell>
          <table:table-cell table:number-columns-repeated="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82" calcext:value-type="float">
            <text:p>82</text:p>
          </table:table-cell>
          <table:table-cell office:value-type="float" office:value="377" calcext:value-type="float">
            <text:p>377</text:p>
          </table:table-cell>
          <table:table-cell office:value-type="float" office:value="1374" calcext:value-type="float">
            <text:p>1374</text:p>
          </table:table-cell>
          <table:table-cell office:value-type="float" office:value="421" calcext:value-type="float">
            <text:p>421</text:p>
          </table:table-cell>
          <table:table-cell office:value-type="float" office:value="881" calcext:value-type="float">
            <text:p>881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297" calcext:value-type="float">
            <text:p>297</text:p>
          </table:table-cell>
          <table:table-cell office:value-type="float" office:value="586" calcext:value-type="float">
            <text:p>586</text:p>
          </table:table-cell>
          <table:table-cell office:value-type="float" office:value="933" calcext:value-type="float">
            <text:p>933</text:p>
          </table:table-cell>
          <table:table-cell office:value-type="float" office:value="213" calcext:value-type="float">
            <text:p>213</text:p>
          </table:table-cell>
          <table:table-cell office:value-type="float" office:value="581" calcext:value-type="float">
            <text:p>581</text:p>
          </table:table-cell>
          <table:table-cell office:value-type="float" office:value="2145" calcext:value-type="float">
            <text:p>2145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2668" calcext:value-type="float">
            <text:p>2668</text:p>
          </table:table-cell>
          <table:table-cell office:value-type="float" office:value="725" calcext:value-type="float">
            <text:p>725</text:p>
          </table:table-cell>
          <table:table-cell office:value-type="float" office:value="162" calcext:value-type="float">
            <text:p>162</text:p>
          </table:table-cell>
          <table:table-cell office:value-type="float" office:value="954" calcext:value-type="float">
            <text:p>954</text:p>
          </table:table-cell>
          <table:table-cell office:value-type="float" office:value="3999" calcext:value-type="float">
            <text:p>3999</text:p>
          </table:table-cell>
          <table:table-cell office:value-type="float" office:value="2752" calcext:value-type="float">
            <text:p>2752</text:p>
          </table:table-cell>
          <table:table-cell table:number-columns-repeated="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" calcext:value-type="float">
            <text:p>1455</text:p>
          </table:table-cell>
          <table:table-cell office:value-type="float" office:value="246" calcext:value-type="float">
            <text:p>246</text:p>
          </table:table-cell>
          <table:table-cell office:value-type="float" office:value="1328" calcext:value-type="float">
            <text:p>1328</text:p>
          </table:table-cell>
          <table:table-cell office:value-type="float" office:value="3320" calcext:value-type="float">
            <text:p>3320</text:p>
          </table:table-cell>
          <table:table-cell office:value-type="float" office:value="247" calcext:value-type="float">
            <text:p>247</text:p>
          </table:table-cell>
          <table:table-cell office:value-type="float" office:value="1079" calcext:value-type="float">
            <text:p>1079</text:p>
          </table:table-cell>
          <table:table-cell office:value-type="float" office:value="1522" calcext:value-type="float">
            <text:p>1522</text:p>
          </table:table-cell>
          <table:table-cell table:number-columns-repeated="21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88" calcext:value-type="float">
            <text:p>488</text:p>
          </table:table-cell>
          <table:table-cell office:value-type="float" office:value="500" calcext:value-type="float">
            <text:p>500</text:p>
          </table:table-cell>
          <table:table-cell office:value-type="float" office:value="1808" calcext:value-type="float">
            <text:p>1808</text:p>
          </table:table-cell>
          <table:table-cell office:value-type="float" office:value="493" calcext:value-type="float">
            <text:p>493</text:p>
          </table:table-cell>
          <table:table-cell office:value-type="float" office:value="240" calcext:value-type="float">
            <text:p>240</text:p>
          </table:table-cell>
          <table:table-cell office:value-type="float" office:value="1726" calcext:value-type="float">
            <text:p>1726</text:p>
          </table:table-cell>
          <table:table-cell office:value-type="float" office:value="1152" calcext:value-type="float">
            <text:p>1152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" calcext:value-type="float">
            <text:p>34</text:p>
          </table:table-cell>
          <table:table-cell office:value-type="float" office:value="1301" calcext:value-type="float">
            <text:p>1301</text:p>
          </table:table-cell>
          <table:table-cell office:value-type="float" office:value="1704" calcext:value-type="float">
            <text:p>1704</text:p>
          </table:table-cell>
          <table:table-cell office:value-type="float" office:value="113" calcext:value-type="float">
            <text:p>113</text:p>
          </table:table-cell>
          <table:table-cell office:value-type="float" office:value="581" calcext:value-type="float">
            <text:p>581</text:p>
          </table:table-cell>
          <table:table-cell office:value-type="float" office:value="2159" calcext:value-type="float">
            <text:p>2159</text:p>
          </table:table-cell>
          <table:table-cell office:value-type="float" office:value="2880" calcext:value-type="float">
            <text:p>2880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4" calcext:value-type="float">
            <text:p>704</text:p>
          </table:table-cell>
          <table:table-cell office:value-type="float" office:value="345" calcext:value-type="float">
            <text:p>345</text:p>
          </table:table-cell>
          <table:table-cell office:value-type="float" office:value="1259" calcext:value-type="float">
            <text:p>1259</text:p>
          </table:table-cell>
          <table:table-cell office:value-type="float" office:value="888" calcext:value-type="float">
            <text:p>888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64" calcext:value-type="float">
            <text:p>664</text:p>
          </table:table-cell>
          <table:table-cell table:number-columns-repeated="21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276" calcext:value-type="float">
            <text:p>3276</text:p>
          </table:table-cell>
          <table:table-cell office:value-type="float" office:value="49" calcext:value-type="float">
            <text:p>49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office:value-type="float" office:value="518" calcext:value-type="float">
            <text:p>518</text:p>
          </table:table-cell>
          <table:table-cell office:value-type="float" office:value="185" calcext:value-type="float">
            <text:p>185</text:p>
          </table:table-cell>
          <table:table-cell office:value-type="float" office:value="2789" calcext:value-type="float">
            <text:p>2789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3" calcext:value-type="float">
            <text:p>213</text:p>
          </table:table-cell>
          <table:table-cell office:value-type="float" office:value="483" calcext:value-type="float">
            <text:p>483</text:p>
          </table:table-cell>
          <table:table-cell office:value-type="float" office:value="109" calcext:value-type="float">
            <text:p>109</text:p>
          </table:table-cell>
          <table:table-cell office:value-type="float" office:value="1684" calcext:value-type="float">
            <text:p>1684</text:p>
          </table:table-cell>
          <table:table-cell office:value-type="float" office:value="255" calcext:value-type="float">
            <text:p>255</text:p>
          </table:table-cell>
          <table:table-cell office:value-type="float" office:value="777" calcext:value-type="float">
            <text:p>777</text:p>
          </table:table-cell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3" calcext:value-type="float">
            <text:p>473</text:p>
          </table:table-cell>
          <table:table-cell office:value-type="float" office:value="560" calcext:value-type="float">
            <text:p>560</text:p>
          </table:table-cell>
          <table:table-cell office:value-type="float" office:value="1829" calcext:value-type="float">
            <text:p>1829</text:p>
          </table:table-cell>
          <table:table-cell office:value-type="float" office:value="1788" calcext:value-type="float">
            <text:p>1788</text:p>
          </table:table-cell>
          <table:table-cell office:value-type="float" office:value="842" calcext:value-type="float">
            <text:p>842</text:p>
          </table:table-cell>
          <table:table-cell office:value-type="float" office:value="836" calcext:value-type="float">
            <text:p>836</text:p>
          </table:table-cell>
          <table:table-cell office:value-type="float" office:value="2569" calcext:value-type="float">
            <text:p>2569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9" calcext:value-type="float">
            <text:p>229</text:p>
          </table:table-cell>
          <table:table-cell office:value-type="float" office:value="1365" calcext:value-type="float">
            <text:p>1365</text:p>
          </table:table-cell>
          <table:table-cell office:value-type="float" office:value="1191" calcext:value-type="float">
            <text:p>1191</text:p>
          </table:table-cell>
          <table:table-cell office:value-type="float" office:value="2783" calcext:value-type="float">
            <text:p>2783</text:p>
          </table:table-cell>
          <table:table-cell office:value-type="float" office:value="903" calcext:value-type="float">
            <text:p>903</text:p>
          </table:table-cell>
          <table:table-cell office:value-type="float" office:value="476" calcext:value-type="float">
            <text:p>476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2652" calcext:value-type="float">
            <text:p>2652</text:p>
          </table:table-cell>
          <table:table-cell office:value-type="float" office:value="999" calcext:value-type="float">
            <text:p>999</text:p>
          </table:table-cell>
          <table:table-cell office:value-type="float" office:value="1983" calcext:value-type="float">
            <text:p>1983</text:p>
          </table:table-cell>
          <table:table-cell office:value-type="float" office:value="659" calcext:value-type="float">
            <text:p>659</text:p>
          </table:table-cell>
          <table:table-cell office:value-type="float" office:value="1517" calcext:value-type="float">
            <text:p>1517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523" calcext:value-type="float">
            <text:p>523</text:p>
          </table:table-cell>
          <table:table-cell office:value-type="float" office:value="387" calcext:value-type="float">
            <text:p>387</text:p>
          </table:table-cell>
          <table:table-cell office:value-type="float" office:value="475" calcext:value-type="float">
            <text:p>475</text:p>
          </table:table-cell>
          <table:table-cell office:value-type="float" office:value="1449" calcext:value-type="float">
            <text:p>1449</text:p>
          </table:table-cell>
          <table:table-cell office:value-type="float" office:value="3558" calcext:value-type="float">
            <text:p>3558</text:p>
          </table:table-cell>
          <table:table-cell office:value-type="float" office:value="3375" calcext:value-type="float">
            <text:p>3375</text:p>
          </table:table-cell>
          <table:table-cell table:number-columns-repeated="2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48" calcext:value-type="float">
            <text:p>848</text:p>
          </table:table-cell>
          <table:table-cell office:value-type="float" office:value="621" calcext:value-type="float">
            <text:p>621</text:p>
          </table:table-cell>
          <table:table-cell office:value-type="float" office:value="1782" calcext:value-type="float">
            <text:p>1782</text:p>
          </table:table-cell>
          <table:table-cell office:value-type="float" office:value="1863" calcext:value-type="float">
            <text:p>1863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271" calcext:value-type="float">
            <text:p>2271</text:p>
          </table:table-cell>
          <table:table-cell table:number-columns-repeated="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1" calcext:value-type="float">
            <text:p>241</text:p>
          </table:table-cell>
          <table:table-cell office:value-type="float" office:value="1134" calcext:value-type="float">
            <text:p>1134</text:p>
          </table:table-cell>
          <table:table-cell office:value-type="float" office:value="378" calcext:value-type="float">
            <text:p>378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719" calcext:value-type="float">
            <text:p>719</text:p>
          </table:table-cell>
          <table:table-cell office:value-type="float" office:value="1262" calcext:value-type="float">
            <text:p>1262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585" calcext:value-type="float">
            <text:p>585</text:p>
          </table:table-cell>
          <table:table-cell office:value-type="float" office:value="798" calcext:value-type="float">
            <text:p>798</text:p>
          </table:table-cell>
          <table:table-cell office:value-type="float" office:value="395" calcext:value-type="float">
            <text:p>395</text:p>
          </table:table-cell>
          <table:table-cell office:value-type="float" office:value="1185" calcext:value-type="float">
            <text:p>1185</text:p>
          </table:table-cell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3" calcext:value-type="float">
            <text:p>1033</text:p>
          </table:table-cell>
          <table:table-cell office:value-type="float" office:value="1106" calcext:value-type="float">
            <text:p>1106</text:p>
          </table:table-cell>
          <table:table-cell office:value-type="float" office:value="2498" calcext:value-type="float">
            <text:p>2498</text:p>
          </table:table-cell>
          <table:table-cell office:value-type="float" office:value="462" calcext:value-type="float">
            <text:p>462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2799" calcext:value-type="float">
            <text:p>2799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10" calcext:value-type="float">
            <text:p>1310</text:p>
          </table:table-cell>
          <table:table-cell office:value-type="float" office:value="1312" calcext:value-type="float">
            <text:p>1312</text:p>
          </table:table-cell>
          <table:table-cell office:value-type="float" office:value="371" calcext:value-type="float">
            <text:p>371</text:p>
          </table:table-cell>
          <table:table-cell office:value-type="float" office:value="2146" calcext:value-type="float">
            <text:p>2146</text:p>
          </table:table-cell>
          <table:table-cell office:value-type="float" office:value="297" calcext:value-type="float">
            <text:p>297</text:p>
          </table:table-cell>
          <table:table-cell office:value-type="float" office:value="2671" calcext:value-type="float">
            <text:p>2671</text:p>
          </table:table-cell>
          <table:table-cell office:value-type="float" office:value="589" calcext:value-type="float">
            <text:p>589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1088" calcext:value-type="float">
            <text:p>1088</text:p>
          </table:table-cell>
          <table:table-cell office:value-type="float" office:value="1950" calcext:value-type="float">
            <text:p>1950</text:p>
          </table:table-cell>
          <table:table-cell office:value-type="float" office:value="1353" calcext:value-type="float">
            <text:p>1353</text:p>
          </table:table-cell>
          <table:table-cell office:value-type="float" office:value="443" calcext:value-type="float">
            <text:p>443</text:p>
          </table:table-cell>
          <table:table-cell office:value-type="float" office:value="1441" calcext:value-type="float">
            <text:p>1441</text:p>
          </table:table-cell>
          <table:table-cell table:number-columns-repeated="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43" calcext:value-type="float">
            <text:p>343</text:p>
          </table:table-cell>
          <table:table-cell office:value-type="float" office:value="229" calcext:value-type="float">
            <text:p>229</text:p>
          </table:table-cell>
          <table:table-cell office:value-type="float" office:value="826" calcext:value-type="float">
            <text:p>826</text:p>
          </table:table-cell>
          <table:table-cell office:value-type="float" office:value="1636" calcext:value-type="float">
            <text:p>1636</text:p>
          </table:table-cell>
          <table:table-cell office:value-type="float" office:value="1710" calcext:value-type="float">
            <text:p>1710</text:p>
          </table:table-cell>
          <table:table-cell office:value-type="float" office:value="468" calcext:value-type="float">
            <text:p>468</text:p>
          </table:table-cell>
          <table:table-cell office:value-type="float" office:value="781" calcext:value-type="float">
            <text:p>781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9" calcext:value-type="float">
            <text:p>159</text:p>
          </table:table-cell>
          <table:table-cell office:value-type="float" office:value="297" calcext:value-type="float">
            <text:p>297</text:p>
          </table:table-cell>
          <table:table-cell office:value-type="float" office:value="521" calcext:value-type="float">
            <text:p>521</text:p>
          </table:table-cell>
          <table:table-cell office:value-type="float" office:value="3700" calcext:value-type="float">
            <text:p>3700</text:p>
          </table:table-cell>
          <table:table-cell office:value-type="float" office:value="321" calcext:value-type="float">
            <text:p>321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85" calcext:value-type="float">
            <text:p>285</text:p>
          </table:table-cell>
          <table:table-cell office:value-type="float" office:value="1233" calcext:value-type="float">
            <text:p>1233</text:p>
          </table:table-cell>
          <table:table-cell office:value-type="float" office:value="134" calcext:value-type="float">
            <text:p>134</text:p>
          </table:table-cell>
          <table:table-cell office:value-type="float" office:value="2538" calcext:value-type="float">
            <text:p>2538</text:p>
          </table:table-cell>
          <table:table-cell office:value-type="float" office:value="418" calcext:value-type="float">
            <text:p>418</text:p>
          </table:table-cell>
          <table:table-cell office:value-type="float" office:value="782" calcext:value-type="float">
            <text:p>782</text:p>
          </table:table-cell>
          <table:table-cell office:value-type="float" office:value="3598" calcext:value-type="float">
            <text:p>3598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595" calcext:value-type="float">
            <text:p>595</text:p>
          </table:table-cell>
          <table:table-cell office:value-type="float" office:value="1572" calcext:value-type="float">
            <text:p>1572</text:p>
          </table:table-cell>
          <table:table-cell office:value-type="float" office:value="925" calcext:value-type="float">
            <text:p>925</text:p>
          </table:table-cell>
          <table:table-cell office:value-type="float" office:value="2006" calcext:value-type="float">
            <text:p>2006</text:p>
          </table:table-cell>
          <table:table-cell office:value-type="float" office:value="331" calcext:value-type="float">
            <text:p>331</text:p>
          </table:table-cell>
          <table:table-cell office:value-type="float" office:value="1932" calcext:value-type="float">
            <text:p>1932</text:p>
          </table:table-cell>
          <table:table-cell table:number-columns-repeated="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office:value-type="float" office:value="180" calcext:value-type="float">
            <text:p>180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3084" calcext:value-type="float">
            <text:p>3084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5" calcext:value-type="float">
            <text:p>355</text:p>
          </table:table-cell>
          <table:table-cell office:value-type="float" office:value="1761" calcext:value-type="float">
            <text:p>1761</text:p>
          </table:table-cell>
          <table:table-cell office:value-type="float" office:value="817" calcext:value-type="float">
            <text:p>817</text:p>
          </table:table-cell>
          <table:table-cell office:value-type="float" office:value="1321" calcext:value-type="float">
            <text:p>1321</text:p>
          </table:table-cell>
          <table:table-cell office:value-type="float" office:value="652" calcext:value-type="float">
            <text:p>652</text:p>
          </table:table-cell>
          <table:table-cell office:value-type="float" office:value="1936" calcext:value-type="float">
            <text:p>1936</text:p>
          </table:table-cell>
          <table:table-cell office:value-type="float" office:value="4623" calcext:value-type="float">
            <text:p>4623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2" calcext:value-type="float">
            <text:p>312</text:p>
          </table:table-cell>
          <table:table-cell office:value-type="float" office:value="178" calcext:value-type="float">
            <text:p>178</text:p>
          </table:table-cell>
          <table:table-cell office:value-type="float" office:value="309" calcext:value-type="float">
            <text:p>309</text:p>
          </table:table-cell>
          <table:table-cell office:value-type="float" office:value="245" calcext:value-type="float">
            <text:p>245</text:p>
          </table:table-cell>
          <table:table-cell office:value-type="float" office:value="1097" calcext:value-type="float">
            <text:p>1097</text:p>
          </table:table-cell>
          <table:table-cell office:value-type="float" office:value="1753" calcext:value-type="float">
            <text:p>1753</text:p>
          </table:table-cell>
          <table:table-cell office:value-type="float" office:value="1485" calcext:value-type="float">
            <text:p>1485</text:p>
          </table:table-cell>
          <table:table-cell table:number-columns-repeated="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float" office:value="1007" calcext:value-type="float">
            <text:p>1007</text:p>
          </table:table-cell>
          <table:table-cell office:value-type="float" office:value="371" calcext:value-type="float">
            <text:p>371</text:p>
          </table:table-cell>
          <table:table-cell office:value-type="float" office:value="3692" calcext:value-type="float">
            <text:p>3692</text:p>
          </table:table-cell>
          <table:table-cell office:value-type="float" office:value="2874" calcext:value-type="float">
            <text:p>287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2" calcext:value-type="float">
            <text:p>312</text:p>
          </table:table-cell>
          <table:table-cell office:value-type="float" office:value="486" calcext:value-type="float">
            <text:p>486</text:p>
          </table:table-cell>
          <table:table-cell office:value-type="float" office:value="2332" calcext:value-type="float">
            <text:p>2332</text:p>
          </table:table-cell>
          <table:table-cell office:value-type="float" office:value="151" calcext:value-type="float">
            <text:p>151</text:p>
          </table:table-cell>
          <table:table-cell office:value-type="float" office:value="1345" calcext:value-type="float">
            <text:p>1345</text:p>
          </table:table-cell>
          <table:table-cell office:value-type="float" office:value="1078" calcext:value-type="float">
            <text:p>1078</text:p>
          </table:table-cell>
          <table:table-cell office:value-type="float" office:value="728" calcext:value-type="float">
            <text:p>728</text:p>
          </table:table-cell>
          <table:table-cell table:number-columns-repeated="2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13" calcext:value-type="float">
            <text:p>1413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396" calcext:value-type="float">
            <text:p>1396</text:p>
          </table:table-cell>
          <table:table-cell office:value-type="float" office:value="166" calcext:value-type="float">
            <text:p>166</text:p>
          </table:table-cell>
          <table:table-cell office:value-type="float" office:value="338" calcext:value-type="float">
            <text:p>338</text:p>
          </table:table-cell>
          <table:table-cell office:value-type="float" office:value="2450" calcext:value-type="float">
            <text:p>2450</text:p>
          </table:table-cell>
          <table:table-cell table:number-columns-repeated="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35" calcext:value-type="float">
            <text:p>135</text:p>
          </table:table-cell>
          <table:table-cell office:value-type="float" office:value="404" calcext:value-type="float">
            <text:p>404</text:p>
          </table:table-cell>
          <table:table-cell office:value-type="float" office:value="1179" calcext:value-type="float">
            <text:p>1179</text:p>
          </table:table-cell>
          <table:table-cell office:value-type="float" office:value="1016" calcext:value-type="float">
            <text:p>1016</text:p>
          </table:table-cell>
          <table:table-cell office:value-type="float" office:value="794" calcext:value-type="float">
            <text:p>794</text:p>
          </table:table-cell>
          <table:table-cell office:value-type="float" office:value="358" calcext:value-type="float">
            <text:p>358</text:p>
          </table:table-cell>
          <table:table-cell office:value-type="float" office:value="5126" calcext:value-type="float">
            <text:p>5126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7" calcext:value-type="float">
            <text:p>707</text:p>
          </table:table-cell>
          <table:table-cell office:value-type="float" office:value="551" calcext:value-type="float">
            <text:p>551</text:p>
          </table:table-cell>
          <table:table-cell office:value-type="float" office:value="4562" calcext:value-type="float">
            <text:p>4562</text:p>
          </table:table-cell>
          <table:table-cell office:value-type="float" office:value="1737" calcext:value-type="float">
            <text:p>1737</text:p>
          </table:table-cell>
          <table:table-cell office:value-type="float" office:value="227" calcext:value-type="float">
            <text:p>227</text:p>
          </table:table-cell>
          <table:table-cell office:value-type="float" office:value="3064" calcext:value-type="float">
            <text:p>3064</text:p>
          </table:table-cell>
          <table:table-cell office:value-type="float" office:value="1013" calcext:value-type="float">
            <text:p>1013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1009" calcext:value-type="float">
            <text:p>1009</text:p>
          </table:table-cell>
          <table:table-cell office:value-type="float" office:value="1775" calcext:value-type="float">
            <text:p>1775</text:p>
          </table:table-cell>
          <table:table-cell office:value-type="float" office:value="2384" calcext:value-type="float">
            <text:p>2384</text:p>
          </table:table-cell>
          <table:table-cell office:value-type="float" office:value="192" calcext:value-type="float">
            <text:p>192</text:p>
          </table:table-cell>
          <table:table-cell office:value-type="float" office:value="494" calcext:value-type="float">
            <text:p>494</text:p>
          </table:table-cell>
          <table:table-cell office:value-type="float" office:value="3812" calcext:value-type="float">
            <text:p>3812</text:p>
          </table:table-cell>
          <table:table-cell table:number-columns-repeated="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2301" calcext:value-type="float">
            <text:p>2301</text:p>
          </table:table-cell>
          <table:table-cell office:value-type="float" office:value="2607" calcext:value-type="float">
            <text:p>2607</text:p>
          </table:table-cell>
          <table:table-cell office:value-type="float" office:value="1209" calcext:value-type="float">
            <text:p>1209</text:p>
          </table:table-cell>
          <table:table-cell office:value-type="float" office:value="393" calcext:value-type="float">
            <text:p>393</text:p>
          </table:table-cell>
          <table:table-cell office:value-type="float" office:value="2272" calcext:value-type="float">
            <text:p>2272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679" calcext:value-type="float">
            <text:p>1679</text:p>
          </table:table-cell>
          <table:table-cell office:value-type="float" office:value="950" calcext:value-type="float">
            <text:p>950</text:p>
          </table:table-cell>
          <table:table-cell office:value-type="float" office:value="579" calcext:value-type="float">
            <text:p>579</text:p>
          </table:table-cell>
          <table:table-cell office:value-type="float" office:value="410" calcext:value-type="float">
            <text:p>410</text:p>
          </table:table-cell>
          <table:table-cell office:value-type="float" office:value="606" calcext:value-type="float">
            <text:p>606</text:p>
          </table:table-cell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65" calcext:value-type="float">
            <text:p>165</text:p>
          </table:table-cell>
          <table:table-cell office:value-type="float" office:value="2055" calcext:value-type="float">
            <text:p>2055</text:p>
          </table:table-cell>
          <table:table-cell office:value-type="float" office:value="700" calcext:value-type="float">
            <text:p>700</text:p>
          </table:table-cell>
          <table:table-cell office:value-type="float" office:value="1192" calcext:value-type="float">
            <text:p>1192</text:p>
          </table:table-cell>
          <table:table-cell office:value-type="float" office:value="1450" calcext:value-type="float">
            <text:p>1450</text:p>
          </table:table-cell>
          <table:table-cell office:value-type="float" office:value="338" calcext:value-type="float">
            <text:p>338</text:p>
          </table:table-cell>
          <table:table-cell office:value-type="float" office:value="942" calcext:value-type="float">
            <text:p>942</text:p>
          </table:table-cell>
          <table:table-cell table:number-columns-repeated="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66" calcext:value-type="float">
            <text:p>866</text:p>
          </table:table-cell>
          <table:table-cell office:value-type="float" office:value="1414" calcext:value-type="float">
            <text:p>1414</text:p>
          </table:table-cell>
          <table:table-cell office:value-type="float" office:value="1034" calcext:value-type="float">
            <text:p>1034</text:p>
          </table:table-cell>
          <table:table-cell office:value-type="float" office:value="160" calcext:value-type="float">
            <text:p>160</text:p>
          </table:table-cell>
          <table:table-cell office:value-type="float" office:value="397" calcext:value-type="float">
            <text:p>397</text:p>
          </table:table-cell>
          <table:table-cell office:value-type="float" office:value="1328" calcext:value-type="float">
            <text:p>1328</text:p>
          </table:table-cell>
          <table:table-cell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0" calcext:value-type="float">
            <text:p>1220</text:p>
          </table:table-cell>
          <table:table-cell office:value-type="float" office:value="157" calcext:value-type="float">
            <text:p>157</text:p>
          </table:table-cell>
          <table:table-cell office:value-type="float" office:value="862" calcext:value-type="float">
            <text:p>862</text:p>
          </table:table-cell>
          <table:table-cell office:value-type="float" office:value="1826" calcext:value-type="float">
            <text:p>1826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256" calcext:value-type="float">
            <text:p>2256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072" calcext:value-type="float">
            <text:p>1072</text:p>
          </table:table-cell>
          <table:table-cell table:number-columns-repeated="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7" calcext:value-type="float">
            <text:p>147</text:p>
          </table:table-cell>
          <table:table-cell office:value-type="float" office:value="1324" calcext:value-type="float">
            <text:p>1324</text:p>
          </table:table-cell>
          <table:table-cell office:value-type="float" office:value="96" calcext:value-type="float">
            <text:p>96</text:p>
          </table:table-cell>
          <table:table-cell office:value-type="float" office:value="3365" calcext:value-type="float">
            <text:p>3365</text:p>
          </table:table-cell>
          <table:table-cell office:value-type="float" office:value="310" calcext:value-type="float">
            <text:p>310</text:p>
          </table:table-cell>
          <table:table-cell office:value-type="float" office:value="909" calcext:value-type="float">
            <text:p>909</text:p>
          </table:table-cell>
          <table:table-cell office:value-type="float" office:value="631" calcext:value-type="float">
            <text:p>631</text:p>
          </table:table-cell>
          <table:table-cell table:number-columns-repeated="2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3" calcext:value-type="float">
            <text:p>53</text:p>
          </table:table-cell>
          <table:table-cell office:value-type="float" office:value="850" calcext:value-type="float">
            <text:p>850</text:p>
          </table:table-cell>
          <table:table-cell office:value-type="float" office:value="1186" calcext:value-type="float">
            <text:p>1186</text:p>
          </table:table-cell>
          <table:table-cell office:value-type="float" office:value="1861" calcext:value-type="float">
            <text:p>1861</text:p>
          </table:table-cell>
          <table:table-cell office:value-type="float" office:value="3077" calcext:value-type="float">
            <text:p>3077</text:p>
          </table:table-cell>
          <table:table-cell office:value-type="float" office:value="1243" calcext:value-type="float">
            <text:p>1243</text:p>
          </table:table-cell>
          <table:table-cell office:value-type="float" office:value="3855" calcext:value-type="float">
            <text:p>3855</text:p>
          </table:table-cell>
          <table:table-cell table:number-columns-repeated="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9" calcext:value-type="float">
            <text:p>239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 office:value-type="float" office:value="1302" calcext:value-type="float">
            <text:p>1302</text:p>
          </table:table-cell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00" calcext:value-type="float">
            <text:p>1600</text:p>
          </table:table-cell>
          <table:table-cell office:value-type="float" office:value="414" calcext:value-type="float">
            <text:p>414</text:p>
          </table:table-cell>
          <table:table-cell office:value-type="float" office:value="893" calcext:value-type="float">
            <text:p>893</text:p>
          </table:table-cell>
          <table:table-cell office:value-type="float" office:value="136" calcext:value-type="float">
            <text:p>136</text:p>
          </table:table-cell>
          <table:table-cell office:value-type="float" office:value="745" calcext:value-type="float">
            <text:p>745</text:p>
          </table:table-cell>
          <table:table-cell office:value-type="float" office:value="1020" calcext:value-type="float">
            <text:p>1020</text:p>
          </table:table-cell>
          <table:table-cell office:value-type="float" office:value="517" calcext:value-type="float">
            <text:p>517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4323" calcext:value-type="float">
            <text:p>4323</text:p>
          </table:table-cell>
          <table:table-cell office:value-type="float" office:value="1622" calcext:value-type="float">
            <text:p>1622</text:p>
          </table:table-cell>
          <table:table-cell office:value-type="float" office:value="544" calcext:value-type="float">
            <text:p>544</text:p>
          </table:table-cell>
          <table:table-cell office:value-type="float" office:value="1601" calcext:value-type="float">
            <text:p>1601</text:p>
          </table:table-cell>
          <table:table-cell office:value-type="float" office:value="2725" calcext:value-type="float">
            <text:p>2725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2122" calcext:value-type="float">
            <text:p>2122</text:p>
          </table:table-cell>
          <table:table-cell office:value-type="float" office:value="800" calcext:value-type="float">
            <text:p>800</text:p>
          </table:table-cell>
          <table:table-cell office:value-type="float" office:value="1987" calcext:value-type="float">
            <text:p>1987</text:p>
          </table:table-cell>
          <table:table-cell office:value-type="float" office:value="1492" calcext:value-type="float">
            <text:p>1492</text:p>
          </table:table-cell>
          <table:table-cell office:value-type="float" office:value="1114" calcext:value-type="float">
            <text:p>1114</text:p>
          </table:table-cell>
          <table:table-cell office:value-type="float" office:value="3266" calcext:value-type="float">
            <text:p>3266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54" calcext:value-type="float">
            <text:p>1654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672" calcext:value-type="float">
            <text:p>672</text:p>
          </table:table-cell>
          <table:table-cell office:value-type="float" office:value="934" calcext:value-type="float">
            <text:p>934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2" calcext:value-type="float">
            <text:p>392</text:p>
          </table:table-cell>
          <table:table-cell office:value-type="float" office:value="852" calcext:value-type="float">
            <text:p>852</text:p>
          </table:table-cell>
          <table:table-cell office:value-type="float" office:value="1299" calcext:value-type="float">
            <text:p>1299</text:p>
          </table:table-cell>
          <table:table-cell office:value-type="float" office:value="629" calcext:value-type="float">
            <text:p>629</text:p>
          </table:table-cell>
          <table:table-cell office:value-type="float" office:value="828" calcext:value-type="float">
            <text:p>828</text:p>
          </table:table-cell>
          <table:table-cell office:value-type="float" office:value="524" calcext:value-type="float">
            <text:p>524</text:p>
          </table:table-cell>
          <table:table-cell office:value-type="float" office:value="1983" calcext:value-type="float">
            <text:p>1983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office:value-type="float" office:value="1224" calcext:value-type="float">
            <text:p>1224</text:p>
          </table:table-cell>
          <table:table-cell office:value-type="float" office:value="1661" calcext:value-type="float">
            <text:p>1661</text:p>
          </table:table-cell>
          <table:table-cell office:value-type="float" office:value="411" calcext:value-type="float">
            <text:p>411</text:p>
          </table:table-cell>
          <table:table-cell office:value-type="float" office:value="513" calcext:value-type="float">
            <text:p>513</text:p>
          </table:table-cell>
          <table:table-cell office:value-type="float" office:value="248" calcext:value-type="float">
            <text:p>248</text:p>
          </table:table-cell>
          <table:table-cell office:value-type="float" office:value="1212" calcext:value-type="float">
            <text:p>1212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22" calcext:value-type="float">
            <text:p>122</text:p>
          </table:table-cell>
          <table:table-cell office:value-type="float" office:value="902" calcext:value-type="float">
            <text:p>902</text:p>
          </table:table-cell>
          <table:table-cell office:value-type="float" office:value="4224" calcext:value-type="float">
            <text:p>4224</text:p>
          </table:table-cell>
          <table:table-cell office:value-type="float" office:value="4330" calcext:value-type="float">
            <text:p>4330</text:p>
          </table:table-cell>
          <table:table-cell office:value-type="float" office:value="976" calcext:value-type="float">
            <text:p>976</text:p>
          </table:table-cell>
          <table:table-cell office:value-type="float" office:value="1182" calcext:value-type="float">
            <text:p>1182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3" calcext:value-type="float">
            <text:p>303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869" calcext:value-type="float">
            <text:p>869</text:p>
          </table:table-cell>
          <table:table-cell office:value-type="float" office:value="501" calcext:value-type="float">
            <text:p>501</text:p>
          </table:table-cell>
          <table:table-cell table:number-columns-repeated="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28" calcext:value-type="float">
            <text:p>1128</text:p>
          </table:table-cell>
          <table:table-cell office:value-type="float" office:value="250" calcext:value-type="float">
            <text:p>250</text:p>
          </table:table-cell>
          <table:table-cell office:value-type="float" office:value="541" calcext:value-type="float">
            <text:p>541</text:p>
          </table:table-cell>
          <table:table-cell office:value-type="float" office:value="201" calcext:value-type="float">
            <text:p>201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  <table:table-cell office:value-type="float" office:value="1595" calcext:value-type="float">
            <text:p>1595</text:p>
          </table:table-cell>
          <table:table-cell table:number-columns-repeated="21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58" calcext:value-type="float">
            <text:p>758</text:p>
          </table:table-cell>
          <table:table-cell office:value-type="float" office:value="1797" calcext:value-type="float">
            <text:p>1797</text:p>
          </table:table-cell>
          <table:table-cell office:value-type="float" office:value="1898" calcext:value-type="float">
            <text:p>1898</text:p>
          </table:table-cell>
          <table:table-cell office:value-type="float" office:value="406" calcext:value-type="float">
            <text:p>406</text:p>
          </table:table-cell>
          <table:table-cell office:value-type="float" office:value="1744" calcext:value-type="float">
            <text:p>1744</text:p>
          </table:table-cell>
          <table:table-cell office:value-type="float" office:value="384" calcext:value-type="float">
            <text:p>384</text:p>
          </table:table-cell>
          <table:table-cell office:value-type="float" office:value="2866" calcext:value-type="float">
            <text:p>2866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57" calcext:value-type="float">
            <text:p>157</text:p>
          </table:table-cell>
          <table:table-cell office:value-type="float" office:value="2202" calcext:value-type="float">
            <text:p>2202</text:p>
          </table:table-cell>
          <table:table-cell office:value-type="float" office:value="712" calcext:value-type="float">
            <text:p>712</text:p>
          </table:table-cell>
          <table:table-cell office:value-type="float" office:value="2178" calcext:value-type="float">
            <text:p>2178</text:p>
          </table:table-cell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27" calcext:value-type="float">
            <text:p>127</text:p>
          </table:table-cell>
          <table:table-cell office:value-type="float" office:value="414" calcext:value-type="float">
            <text:p>414</text:p>
          </table:table-cell>
          <table:table-cell office:value-type="float" office:value="2399" calcext:value-type="float">
            <text:p>2399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645" calcext:value-type="float">
            <text:p>4645</text:p>
          </table:table-cell>
          <table:table-cell office:value-type="float" office:value="1458" calcext:value-type="float">
            <text:p>1458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861" calcext:value-type="float">
            <text:p>861</text:p>
          </table:table-cell>
          <table:table-cell office:value-type="float" office:value="2723" calcext:value-type="float">
            <text:p>2723</text:p>
          </table:table-cell>
          <table:table-cell office:value-type="float" office:value="1100" calcext:value-type="float">
            <text:p>1100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67" calcext:value-type="float">
            <text:p>567</text:p>
          </table:table-cell>
          <table:table-cell office:value-type="float" office:value="58" calcext:value-type="float">
            <text:p>58</text:p>
          </table:table-cell>
          <table:table-cell office:value-type="float" office:value="372" calcext:value-type="float">
            <text:p>372</text:p>
          </table:table-cell>
          <table:table-cell office:value-type="float" office:value="313" calcext:value-type="float">
            <text:p>313</text:p>
          </table:table-cell>
          <table:table-cell office:value-type="float" office:value="423" calcext:value-type="float">
            <text:p>423</text:p>
          </table:table-cell>
          <table:table-cell office:value-type="float" office:value="209" calcext:value-type="float">
            <text:p>209</text:p>
          </table:table-cell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4" calcext:value-type="float">
            <text:p>704</text:p>
          </table:table-cell>
          <table:table-cell office:value-type="float" office:value="924" calcext:value-type="float">
            <text:p>924</text:p>
          </table:table-cell>
          <table:table-cell office:value-type="float" office:value="621" calcext:value-type="float">
            <text:p>621</text:p>
          </table:table-cell>
          <table:table-cell office:value-type="float" office:value="1611" calcext:value-type="float">
            <text:p>1611</text:p>
          </table:table-cell>
          <table:table-cell office:value-type="float" office:value="509" calcext:value-type="float">
            <text:p>509</text:p>
          </table:table-cell>
          <table:table-cell office:value-type="float" office:value="4319" calcext:value-type="float">
            <text:p>4319</text:p>
          </table:table-cell>
          <table:table-cell office:value-type="float" office:value="2631" calcext:value-type="float">
            <text:p>2631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1" calcext:value-type="float">
            <text:p>1331</text:p>
          </table:table-cell>
          <table:table-cell office:value-type="float" office:value="248" calcext:value-type="float">
            <text:p>248</text:p>
          </table:table-cell>
          <table:table-cell office:value-type="float" office:value="1993" calcext:value-type="float">
            <text:p>1993</text:p>
          </table:table-cell>
          <table:table-cell office:value-type="float" office:value="606" calcext:value-type="float">
            <text:p>606</text:p>
          </table:table-cell>
          <table:table-cell office:value-type="float" office:value="701" calcext:value-type="float">
            <text:p>70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  <table:table-cell office:value-type="float" office:value="589" calcext:value-type="float">
            <text:p>589</text:p>
          </table:table-cell>
          <table:table-cell office:value-type="float" office:value="4046" calcext:value-type="float">
            <text:p>4046</text:p>
          </table:table-cell>
          <table:table-cell office:value-type="float" office:value="1237" calcext:value-type="float">
            <text:p>1237</text:p>
          </table:table-cell>
          <table:table-cell office:value-type="float" office:value="1663" calcext:value-type="float">
            <text:p>1663</text:p>
          </table:table-cell>
          <table:table-cell office:value-type="float" office:value="509" calcext:value-type="float">
            <text:p>509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05" calcext:value-type="float">
            <text:p>1405</text:p>
          </table:table-cell>
          <table:table-cell office:value-type="float" office:value="281" calcext:value-type="float">
            <text:p>281</text:p>
          </table:table-cell>
          <table:table-cell office:value-type="float" office:value="159" calcext:value-type="float">
            <text:p>159</text:p>
          </table:table-cell>
          <table:table-cell office:value-type="float" office:value="1525" calcext:value-type="float">
            <text:p>1525</text:p>
          </table:table-cell>
          <table:table-cell office:value-type="float" office:value="176" calcext:value-type="float">
            <text:p>176</text:p>
          </table:table-cell>
          <table:table-cell office:value-type="float" office:value="349" calcext:value-type="float">
            <text:p>349</text:p>
          </table:table-cell>
          <table:table-cell office:value-type="float" office:value="2109" calcext:value-type="float">
            <text:p>2109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923" calcext:value-type="float">
            <text:p>923</text:p>
          </table:table-cell>
          <table:table-cell office:value-type="float" office:value="978" calcext:value-type="float">
            <text:p>978</text:p>
          </table:table-cell>
          <table:table-cell office:value-type="float" office:value="360" calcext:value-type="float">
            <text:p>360</text:p>
          </table:table-cell>
          <table:table-cell office:value-type="float" office:value="386" calcext:value-type="float">
            <text:p>386</text:p>
          </table:table-cell>
          <table:table-cell office:value-type="float" office:value="623" calcext:value-type="float">
            <text:p>623</text:p>
          </table:table-cell>
          <table:table-cell office:value-type="float" office:value="2960" calcext:value-type="float">
            <text:p>2960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840" calcext:value-type="float">
            <text:p>840</text:p>
          </table:table-cell>
          <table:table-cell office:value-type="float" office:value="2548" calcext:value-type="float">
            <text:p>2548</text:p>
          </table:table-cell>
          <table:table-cell office:value-type="float" office:value="232" calcext:value-type="float">
            <text:p>232</text:p>
          </table:table-cell>
          <table:table-cell office:value-type="float" office:value="1326" calcext:value-type="float">
            <text:p>1326</text:p>
          </table:table-cell>
          <table:table-cell office:value-type="float" office:value="3456" calcext:value-type="float">
            <text:p>3456</text:p>
          </table:table-cell>
          <table:table-cell office:value-type="float" office:value="763" calcext:value-type="float">
            <text:p>763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  <table:table-cell office:value-type="float" office:value="2769" calcext:value-type="float">
            <text:p>2769</text:p>
          </table:table-cell>
          <table:table-cell office:value-type="float" office:value="1138" calcext:value-type="float">
            <text:p>1138</text:p>
          </table:table-cell>
          <table:table-cell office:value-type="float" office:value="867" calcext:value-type="float">
            <text:p>867</text:p>
          </table:table-cell>
          <table:table-cell office:value-type="float" office:value="256" calcext:value-type="float">
            <text:p>256</text:p>
          </table:table-cell>
          <table:table-cell office:value-type="float" office:value="1134" calcext:value-type="float">
            <text:p>1134</text:p>
          </table:table-cell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4" calcext:value-type="float">
            <text:p>224</text:p>
          </table:table-cell>
          <table:table-cell office:value-type="float" office:value="1120" calcext:value-type="float">
            <text:p>1120</text:p>
          </table:table-cell>
          <table:table-cell office:value-type="float" office:value="294" calcext:value-type="float">
            <text:p>294</text:p>
          </table:table-cell>
          <table:table-cell office:value-type="float" office:value="2570" calcext:value-type="float">
            <text:p>2570</text:p>
          </table:table-cell>
          <table:table-cell office:value-type="float" office:value="853" calcext:value-type="float">
            <text:p>85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9" calcext:value-type="float">
            <text:p>699</text:p>
          </table:table-cell>
          <table:table-cell office:value-type="float" office:value="575" calcext:value-type="float">
            <text:p>575</text:p>
          </table:table-cell>
          <table:table-cell office:value-type="float" office:value="833" calcext:value-type="float">
            <text:p>833</text:p>
          </table:table-cell>
          <table:table-cell office:value-type="float" office:value="1745" calcext:value-type="float">
            <text:p>1745</text:p>
          </table:table-cell>
          <table:table-cell office:value-type="float" office:value="1218" calcext:value-type="float">
            <text:p>1218</text:p>
          </table:table-cell>
          <table:table-cell office:value-type="float" office:value="501" calcext:value-type="float">
            <text:p>501</text:p>
          </table:table-cell>
          <table:table-cell office:value-type="float" office:value="8500" calcext:value-type="float">
            <text:p>8500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57" calcext:value-type="float">
            <text:p>1857</text:p>
          </table:table-cell>
          <table:table-cell office:value-type="float" office:value="128" calcext:value-type="float">
            <text:p>128</text:p>
          </table:table-cell>
          <table:table-cell office:value-type="float" office:value="2449" calcext:value-type="float">
            <text:p>2449</text:p>
          </table:table-cell>
          <table:table-cell office:value-type="float" office:value="525" calcext:value-type="float">
            <text:p>525</text:p>
          </table:table-cell>
          <table:table-cell office:value-type="float" office:value="1377" calcext:value-type="float">
            <text:p>1377</text:p>
          </table:table-cell>
          <table:table-cell office:value-type="float" office:value="1217" calcext:value-type="float">
            <text:p>1217</text:p>
          </table:table-cell>
          <table:table-cell office:value-type="float" office:value="2299" calcext:value-type="float">
            <text:p>2299</text:p>
          </table:table-cell>
          <table:table-cell table:number-columns-repeated="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41" calcext:value-type="float">
            <text:p>541</text:p>
          </table:table-cell>
          <table:table-cell office:value-type="float" office:value="368" calcext:value-type="float">
            <text:p>368</text:p>
          </table:table-cell>
          <table:table-cell office:value-type="float" office:value="812" calcext:value-type="float">
            <text:p>812</text:p>
          </table:table-cell>
          <table:table-cell office:value-type="float" office:value="1235" calcext:value-type="float">
            <text:p>1235</text:p>
          </table:table-cell>
          <table:table-cell office:value-type="float" office:value="1314" calcext:value-type="float">
            <text:p>1314</text:p>
          </table:table-cell>
          <table:table-cell office:value-type="float" office:value="979" calcext:value-type="float">
            <text:p>979</text:p>
          </table:table-cell>
          <table:table-cell office:value-type="float" office:value="1282" calcext:value-type="float">
            <text:p>1282</text:p>
          </table:table-cell>
          <table:table-cell table:number-columns-repeated="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1837" calcext:value-type="float">
            <text:p>1837</text:p>
          </table:table-cell>
          <table:table-cell office:value-type="float" office:value="2306" calcext:value-type="float">
            <text:p>2306</text:p>
          </table:table-cell>
          <table:table-cell office:value-type="float" office:value="1900" calcext:value-type="float">
            <text:p>1900</text:p>
          </table:table-cell>
          <table:table-cell office:value-type="float" office:value="1741" calcext:value-type="float">
            <text:p>1741</text:p>
          </table:table-cell>
          <table:table-cell office:value-type="float" office:value="4497" calcext:value-type="float">
            <text:p>4497</text:p>
          </table:table-cell>
          <table:table-cell table:number-columns-repeated="2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46" calcext:value-type="float">
            <text:p>546</text:p>
          </table:table-cell>
          <table:table-cell office:value-type="float" office:value="2022" calcext:value-type="float">
            <text:p>2022</text:p>
          </table:table-cell>
          <table:table-cell office:value-type="float" office:value="1430" calcext:value-type="float">
            <text:p>1430</text:p>
          </table:table-cell>
          <table:table-cell office:value-type="float" office:value="2955" calcext:value-type="float">
            <text:p>2955</text:p>
          </table:table-cell>
          <table:table-cell office:value-type="float" office:value="3514" calcext:value-type="float">
            <text:p>3514</text:p>
          </table:table-cell>
          <table:table-cell office:value-type="float" office:value="1672" calcext:value-type="float">
            <text:p>1672</text:p>
          </table:table-cell>
          <table:table-cell office:value-type="float" office:value="2399" calcext:value-type="float">
            <text:p>2399</text:p>
          </table:table-cell>
          <table:table-cell table:number-columns-repeated="2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2" calcext:value-type="float">
            <text:p>632</text:p>
          </table:table-cell>
          <table:table-cell office:value-type="float" office:value="1720" calcext:value-type="float">
            <text:p>1720</text:p>
          </table:table-cell>
          <table:table-cell office:value-type="float" office:value="1995" calcext:value-type="float">
            <text:p>1995</text:p>
          </table:table-cell>
          <table:table-cell office:value-type="float" office:value="5021" calcext:value-type="float">
            <text:p>5021</text:p>
          </table:table-cell>
          <table:table-cell office:value-type="float" office:value="2946" calcext:value-type="float">
            <text:p>2946</text:p>
          </table:table-cell>
          <table:table-cell office:value-type="float" office:value="6486" calcext:value-type="float">
            <text:p>6486</text:p>
          </table:table-cell>
          <table:table-cell office:value-type="float" office:value="6298" calcext:value-type="float">
            <text:p>6298</text:p>
          </table:table-cell>
          <table:table-cell table:number-columns-repeated="2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1 gra</text:p>
          </table:table-cell>
          <table:table-cell office:value-type="string" calcext:value-type="string">
            <text:p>2 gry</text:p>
          </table:table-cell>
          <table:table-cell office:value-type="string" calcext:value-type="string">
            <text:p>3 gry</text:p>
          </table:table-cell>
          <table:table-cell office:value-type="string" calcext:value-type="string">
            <text:p>4 gry</text:p>
          </table:table-cell>
          <table:table-cell office:value-type="string" calcext:value-type="string">
            <text:p>5 gier</text:p>
          </table:table-cell>
          <table:table-cell office:value-type="string" calcext:value-type="string">
            <text:p>6 gier</text:p>
          </table:table-cell>
          <table:table-cell office:value-type="string" calcext:value-type="string">
            <text:p>7 gier</text:p>
          </table:table-cell>
          <table:table-cell office:value-type="string" calcext:value-type="string">
            <text:p>8 gier</text:p>
          </table:table-cell>
          <table:table-cell table:number-columns-repeated="2"/>
          <table:table-cell office:value-type="string" calcext:value-type="string">
            <text:p>Przedział punktowy</text:p>
          </table:table-cell>
          <table:table-cell office:value-type="string" calcext:value-type="string">
            <text:p>Ilość gier w przedzia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 500</text:p>
          </table:table-cell>
          <table:table-cell table:formula="of:=COUNTIFS([.A65:.A170];&quot;&lt;=500&quot;)" office:value-type="float" office:value="64" calcext:value-type="float">
            <text:p>64</text:p>
          </table:table-cell>
          <table:table-cell table:formula="of:=COUNTIFS([.B65:.B170];&quot;&lt;=500&quot;)" office:value-type="float" office:value="67" calcext:value-type="float">
            <text:p>67</text:p>
          </table:table-cell>
          <table:table-cell table:formula="of:=COUNTIFS([.C65:.C170];&quot;&lt;=500&quot;)" office:value-type="float" office:value="48" calcext:value-type="float">
            <text:p>48</text:p>
          </table:table-cell>
          <table:table-cell table:formula="of:=COUNTIFS([.D65:.D170];&quot;&lt;=500&quot;)" office:value-type="float" office:value="36" calcext:value-type="float">
            <text:p>36</text:p>
          </table:table-cell>
          <table:table-cell table:formula="of:=COUNTIFS([.E65:.E170];&quot;&lt;=500&quot;)" office:value-type="float" office:value="40" calcext:value-type="float">
            <text:p>40</text:p>
          </table:table-cell>
          <table:table-cell table:formula="of:=COUNTIFS([.F65:.F170];&quot;&lt;=500&quot;)" office:value-type="float" office:value="45" calcext:value-type="float">
            <text:p>45</text:p>
          </table:table-cell>
          <table:table-cell table:formula="of:=COUNTIFS([.G65:.G170];&quot;&lt;=500&quot;)" office:value-type="float" office:value="35" calcext:value-type="float">
            <text:p>35</text:p>
          </table:table-cell>
          <table:table-cell table:formula="of:=COUNTIFS([.H65:.H170];&quot;&lt;=500&quot;)" office:value-type="float" office:value="21" calcext:value-type="float">
            <text:p>21</text:p>
          </table:table-cell>
          <table:table-cell table:formula="of:=SUM([.B174:.I174])" office:value-type="float" office:value="356" calcext:value-type="float">
            <text:p>356</text:p>
          </table:table-cell>
          <table:table-cell/>
          <table:table-cell office:value-type="string" calcext:value-type="string">
            <text:p>&lt; 500</text:p>
          </table:table-cell>
          <table:table-cell table:formula="of:=SUM([.E174:.L174])"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0 – 1000</text:p>
          </table:table-cell>
          <table:table-cell table:formula="of:=COUNTIFS([.A65:.A170];&quot;&lt;=1000&quot;;[.A65:.A170];&quot;&gt;=500&quot;)" office:value-type="float" office:value="28" calcext:value-type="float">
            <text:p>28</text:p>
          </table:table-cell>
          <table:table-cell table:formula="of:=COUNTIFS([.B65:.B170];&quot;&lt;=1000&quot;;[.B65:.B170];&quot;&gt;=500&quot;)" office:value-type="float" office:value="22" calcext:value-type="float">
            <text:p>22</text:p>
          </table:table-cell>
          <table:table-cell table:formula="of:=COUNTIFS([.C65:.C170];&quot;&lt;=1000&quot;;[.C65:.C170];&quot;&gt;=500&quot;)" office:value-type="float" office:value="27" calcext:value-type="float">
            <text:p>27</text:p>
          </table:table-cell>
          <table:table-cell table:formula="of:=COUNTIFS([.D65:.D170];&quot;&lt;=1000&quot;;[.D65:.D170];&quot;&gt;=500&quot;)" office:value-type="float" office:value="27" calcext:value-type="float">
            <text:p>27</text:p>
          </table:table-cell>
          <table:table-cell table:formula="of:=COUNTIFS([.E65:.E170];&quot;&lt;=1000&quot;;[.E65:.E170];&quot;&gt;=500&quot;)" office:value-type="float" office:value="16" calcext:value-type="float">
            <text:p>16</text:p>
          </table:table-cell>
          <table:table-cell table:formula="of:=COUNTIFS([.F65:.F170];&quot;&lt;=1000&quot;;[.F65:.F170];&quot;&gt;=500&quot;)" office:value-type="float" office:value="31" calcext:value-type="float">
            <text:p>31</text:p>
          </table:table-cell>
          <table:table-cell table:formula="of:=COUNTIFS([.G65:.G170];&quot;&lt;=1000&quot;;[.G65:.G170];&quot;&gt;=500&quot;)" office:value-type="float" office:value="26" calcext:value-type="float">
            <text:p>26</text:p>
          </table:table-cell>
          <table:table-cell table:formula="of:=COUNTIFS([.H65:.H170];&quot;&lt;=1000&quot;;[.H65:.H170];&quot;&gt;=500&quot;)" office:value-type="float" office:value="26" calcext:value-type="float">
            <text:p>26</text:p>
          </table:table-cell>
          <table:table-cell table:formula="of:=SUM([.B175:.I175])" office:value-type="float" office:value="203" calcext:value-type="float">
            <text:p>203</text:p>
          </table:table-cell>
          <table:table-cell/>
          <table:table-cell office:value-type="string" calcext:value-type="string">
            <text:p>500 – 1000</text:p>
          </table:table-cell>
          <table:table-cell table:formula="of:=SUM([.E175:.L175])" office:value-type="float" office:value="329" calcext:value-type="float">
            <text:p>3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00 – 1500</text:p>
          </table:table-cell>
          <table:table-cell table:formula="of:=COUNTIFS([.A65:.A170];&quot;&lt;=1500&quot;;[.A65:.A170];&quot;&gt;=1000&quot;)" office:value-type="float" office:value="10" calcext:value-type="float">
            <text:p>10</text:p>
          </table:table-cell>
          <table:table-cell table:formula="of:=COUNTIFS([.B65:.B170];&quot;&lt;=1500&quot;;[.B65:.B170];&quot;&gt;=1000&quot;)" office:value-type="float" office:value="9" calcext:value-type="float">
            <text:p>9</text:p>
          </table:table-cell>
          <table:table-cell table:formula="of:=COUNTIFS([.C65:.C170];&quot;&lt;=1500&quot;;[.C65:.C170];&quot;&gt;=1000&quot;)" office:value-type="float" office:value="16" calcext:value-type="float">
            <text:p>16</text:p>
          </table:table-cell>
          <table:table-cell table:formula="of:=COUNTIFS([.D65:.D170];&quot;&lt;=1500&quot;;[.D65:.D170];&quot;&gt;=1000&quot;)" office:value-type="float" office:value="13" calcext:value-type="float">
            <text:p>13</text:p>
          </table:table-cell>
          <table:table-cell table:formula="of:=COUNTIFS([.E65:.E170];&quot;&lt;=1500&quot;;[.E65:.E170];&quot;&gt;=1000&quot;)" office:value-type="float" office:value="12" calcext:value-type="float">
            <text:p>12</text:p>
          </table:table-cell>
          <table:table-cell table:formula="of:=COUNTIFS([.F65:.F170];&quot;&lt;=1500&quot;;[.F65:.F170];&quot;&gt;=1000&quot;)" office:value-type="float" office:value="18" calcext:value-type="float">
            <text:p>18</text:p>
          </table:table-cell>
          <table:table-cell table:formula="of:=COUNTIFS([.G65:.G170];&quot;&lt;=1500&quot;;[.G65:.G170];&quot;&gt;=1000&quot;)" office:value-type="float" office:value="11" calcext:value-type="float">
            <text:p>11</text:p>
          </table:table-cell>
          <table:table-cell table:formula="of:=COUNTIFS([.H65:.H170];&quot;&lt;=1500&quot;;[.H65:.H170];&quot;&gt;=1000&quot;)" office:value-type="float" office:value="15" calcext:value-type="float">
            <text:p>15</text:p>
          </table:table-cell>
          <table:table-cell table:formula="of:=SUM([.B176:.I176])" office:value-type="float" office:value="104" calcext:value-type="float">
            <text:p>104</text:p>
          </table:table-cell>
          <table:table-cell/>
          <table:table-cell office:value-type="string" calcext:value-type="string">
            <text:p>1000 – 1500</text:p>
          </table:table-cell>
          <table:table-cell table:formula="of:=SUM([.E176:.L176])"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00 – 2000</text:p>
          </table:table-cell>
          <table:table-cell table:formula="of:=COUNTIFS([.A65:.A170];&quot;&lt;=2000&quot;;[.A65:.A170];&quot;&gt;=1500&quot;)" office:value-type="float" office:value="2" calcext:value-type="float">
            <text:p>2</text:p>
          </table:table-cell>
          <table:table-cell table:formula="of:=COUNTIFS([.B65:.B170];&quot;&lt;=2000&quot;;[.B65:.B170];&quot;&gt;=1500&quot;)" office:value-type="float" office:value="5" calcext:value-type="float">
            <text:p>5</text:p>
          </table:table-cell>
          <table:table-cell table:formula="of:=COUNTIFS([.C65:.C170];&quot;&lt;=2000&quot;;[.C65:.C170];&quot;&gt;=1500&quot;)" office:value-type="float" office:value="6" calcext:value-type="float">
            <text:p>6</text:p>
          </table:table-cell>
          <table:table-cell table:formula="of:=COUNTIFS([.D65:.D170];&quot;&lt;=2000&quot;;[.D65:.D170];&quot;&gt;=1500&quot;)" office:value-type="float" office:value="18" calcext:value-type="float">
            <text:p>18</text:p>
          </table:table-cell>
          <table:table-cell table:formula="of:=COUNTIFS([.E65:.E170];&quot;&lt;=2000&quot;;[.E65:.E170];&quot;&gt;=1500&quot;)" office:value-type="float" office:value="18" calcext:value-type="float">
            <text:p>18</text:p>
          </table:table-cell>
          <table:table-cell table:formula="of:=COUNTIFS([.F65:.F170];&quot;&lt;=2000&quot;;[.F65:.F170];&quot;&gt;=1500&quot;)" office:value-type="float" office:value="5" calcext:value-type="float">
            <text:p>5</text:p>
          </table:table-cell>
          <table:table-cell table:formula="of:=COUNTIFS([.G65:.G170];&quot;&lt;=2000&quot;;[.G65:.G170];&quot;&gt;=1500&quot;)" office:value-type="float" office:value="10" calcext:value-type="float">
            <text:p>10</text:p>
          </table:table-cell>
          <table:table-cell table:formula="of:=COUNTIFS([.H65:.H170];&quot;&lt;=2000&quot;;[.H65:.H170];&quot;&gt;=1500&quot;)" office:value-type="float" office:value="7" calcext:value-type="float">
            <text:p>7</text:p>
          </table:table-cell>
          <table:table-cell table:formula="of:=SUM([.B177:.I177])" office:value-type="float" office:value="71" calcext:value-type="float">
            <text:p>71</text:p>
          </table:table-cell>
          <table:table-cell/>
          <table:table-cell office:value-type="string" calcext:value-type="string">
            <text:p>1500 – 2000</text:p>
          </table:table-cell>
          <table:table-cell table:formula="of:=SUM([.E177:.L177])"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0 – 2500</text:p>
          </table:table-cell>
          <table:table-cell table:formula="of:=COUNTIFS([.A65:.A170];&quot;&lt;=2500&quot;;[.A65:.A170];&quot;&gt;=2000&quot;)" office:value-type="float" office:value="0" calcext:value-type="float">
            <text:p>0</text:p>
          </table:table-cell>
          <table:table-cell table:formula="of:=COUNTIFS([.B65:.B170];&quot;&lt;=2500&quot;;[.B65:.B170];&quot;&gt;=2000&quot;)" office:value-type="float" office:value="1" calcext:value-type="float">
            <text:p>1</text:p>
          </table:table-cell>
          <table:table-cell table:formula="of:=COUNTIFS([.C65:.C170];&quot;&lt;=2500&quot;;[.C65:.C170];&quot;&gt;=2000&quot;)" office:value-type="float" office:value="4" calcext:value-type="float">
            <text:p>4</text:p>
          </table:table-cell>
          <table:table-cell table:formula="of:=COUNTIFS([.D65:.D170];&quot;&lt;=2500&quot;;[.D65:.D170];&quot;&gt;=2000&quot;)" office:value-type="float" office:value="6" calcext:value-type="float">
            <text:p>6</text:p>
          </table:table-cell>
          <table:table-cell table:formula="of:=COUNTIFS([.E65:.E170];&quot;&lt;=2500&quot;;[.E65:.E170];&quot;&gt;=2000&quot;)" office:value-type="float" office:value="4" calcext:value-type="float">
            <text:p>4</text:p>
          </table:table-cell>
          <table:table-cell table:formula="of:=COUNTIFS([.F65:.F170];&quot;&lt;=2500&quot;;[.F65:.F170];&quot;&gt;=2000&quot;)" office:value-type="float" office:value="2" calcext:value-type="float">
            <text:p>2</text:p>
          </table:table-cell>
          <table:table-cell table:formula="of:=COUNTIFS([.G65:.G170];&quot;&lt;=2500&quot;;[.G65:.G170];&quot;&gt;=2000&quot;)" office:value-type="float" office:value="4" calcext:value-type="float">
            <text:p>4</text:p>
          </table:table-cell>
          <table:table-cell table:formula="of:=COUNTIFS([.H65:.H170];&quot;&lt;=2500&quot;;[.H65:.H170];&quot;&gt;=2000&quot;)" office:value-type="float" office:value="13" calcext:value-type="float">
            <text:p>13</text:p>
          </table:table-cell>
          <table:table-cell table:formula="of:=SUM([.B178:.I178])" office:value-type="float" office:value="34" calcext:value-type="float">
            <text:p>34</text:p>
          </table:table-cell>
          <table:table-cell/>
          <table:table-cell office:value-type="string" calcext:value-type="string">
            <text:p>2000 – 2500</text:p>
          </table:table-cell>
          <table:table-cell table:formula="of:=SUM([.E178:.L178])"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500 – 3000</text:p>
          </table:table-cell>
          <table:table-cell table:formula="of:=COUNTIFS([.A65:.A170];&quot;&lt;=3000&quot;;[.A65:.A170];&quot;&gt;=2500&quot;)" office:value-type="float" office:value="1" calcext:value-type="float">
            <text:p>1</text:p>
          </table:table-cell>
          <table:table-cell table:formula="of:=COUNTIFS([.B65:.B170];&quot;&lt;=3000&quot;;[.B65:.B170];&quot;&gt;=2500&quot;)" office:value-type="float" office:value="0" calcext:value-type="float">
            <text:p>0</text:p>
          </table:table-cell>
          <table:table-cell table:formula="of:=COUNTIFS([.C65:.C170];&quot;&lt;=3000&quot;;[.C65:.C170];&quot;&gt;=2500&quot;)" office:value-type="float" office:value="3" calcext:value-type="float">
            <text:p>3</text:p>
          </table:table-cell>
          <table:table-cell table:formula="of:=COUNTIFS([.D65:.D170];&quot;&lt;=3000&quot;;[.D65:.D170];&quot;&gt;=2500&quot;)" office:value-type="float" office:value="2" calcext:value-type="float">
            <text:p>2</text:p>
          </table:table-cell>
          <table:table-cell table:formula="of:=COUNTIFS([.E65:.E170];&quot;&lt;=3000&quot;;[.E65:.E170];&quot;&gt;=2500&quot;)" office:value-type="float" office:value="5" calcext:value-type="float">
            <text:p>5</text:p>
          </table:table-cell>
          <table:table-cell table:formula="of:=COUNTIFS([.F65:.F170];&quot;&lt;=3000&quot;;[.F65:.F170];&quot;&gt;=2500&quot;)" office:value-type="float" office:value="1" calcext:value-type="float">
            <text:p>1</text:p>
          </table:table-cell>
          <table:table-cell table:formula="of:=COUNTIFS([.G65:.G170];&quot;&lt;=3000&quot;;[.G65:.G170];&quot;&gt;=2500&quot;)" office:value-type="float" office:value="6" calcext:value-type="float">
            <text:p>6</text:p>
          </table:table-cell>
          <table:table-cell table:formula="of:=COUNTIFS([.H65:.H170];&quot;&lt;=3000&quot;;[.H65:.H170];&quot;&gt;=2500&quot;)" office:value-type="float" office:value="11" calcext:value-type="float">
            <text:p>11</text:p>
          </table:table-cell>
          <table:table-cell table:formula="of:=SUM([.B179:.I179])" office:value-type="float" office:value="29" calcext:value-type="float">
            <text:p>29</text:p>
          </table:table-cell>
          <table:table-cell/>
          <table:table-cell office:value-type="string" calcext:value-type="string">
            <text:p>2500 – 3000</text:p>
          </table:table-cell>
          <table:table-cell table:formula="of:=SUM([.E179:.L179])"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00 – 3500</text:p>
          </table:table-cell>
          <table:table-cell table:formula="of:=COUNTIFS([.A65:.A170];&quot;&lt;=3500&quot;;[.A65:.A170];&quot;&gt;=3000&quot;)" office:value-type="float" office:value="0" calcext:value-type="float">
            <text:p>0</text:p>
          </table:table-cell>
          <table:table-cell table:formula="of:=COUNTIFS([.B65:.B170];&quot;&lt;=3500&quot;;[.B65:.B170];&quot;&gt;=3000&quot;)" office:value-type="float" office:value="1" calcext:value-type="float">
            <text:p>1</text:p>
          </table:table-cell>
          <table:table-cell table:formula="of:=COUNTIFS([.C65:.C170];&quot;&lt;=3500&quot;;[.C65:.C170];&quot;&gt;=3000&quot;)" office:value-type="float" office:value="0" calcext:value-type="float">
            <text:p>0</text:p>
          </table:table-cell>
          <table:table-cell table:formula="of:=COUNTIFS([.D65:.D170];&quot;&lt;=3500&quot;;[.D65:.D170];&quot;&gt;=3000&quot;)" office:value-type="float" office:value="1" calcext:value-type="float">
            <text:p>1</text:p>
          </table:table-cell>
          <table:table-cell table:formula="of:=COUNTIFS([.E65:.E170];&quot;&lt;=3500&quot;;[.E65:.E170];&quot;&gt;=3000&quot;)" office:value-type="float" office:value="4" calcext:value-type="float">
            <text:p>4</text:p>
          </table:table-cell>
          <table:table-cell table:formula="of:=COUNTIFS([.F65:.F170];&quot;&lt;=3500&quot;;[.F65:.F170];&quot;&gt;=3000&quot;)" office:value-type="float" office:value="1" calcext:value-type="float">
            <text:p>1</text:p>
          </table:table-cell>
          <table:table-cell table:formula="of:=COUNTIFS([.G65:.G170];&quot;&lt;=3500&quot;;[.G65:.G170];&quot;&gt;=3000&quot;)" office:value-type="float" office:value="3" calcext:value-type="float">
            <text:p>3</text:p>
          </table:table-cell>
          <table:table-cell table:formula="of:=COUNTIFS([.H65:.H170];&quot;&lt;=3500&quot;;[.H65:.H170];&quot;&gt;=3000&quot;)" office:value-type="float" office:value="3" calcext:value-type="float">
            <text:p>3</text:p>
          </table:table-cell>
          <table:table-cell table:formula="of:=SUM([.B180:.I180])" office:value-type="float" office:value="13" calcext:value-type="float">
            <text:p>13</text:p>
          </table:table-cell>
          <table:table-cell/>
          <table:table-cell office:value-type="string" calcext:value-type="string">
            <text:p>3000 – 3500</text:p>
          </table:table-cell>
          <table:table-cell table:formula="of:=SUM([.E180:.L180])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500 – 4000</text:p>
          </table:table-cell>
          <table:table-cell table:formula="of:=COUNTIFS([.A65:.A170];&quot;&lt;=4000&quot;;[.A65:.A170];&quot;&gt;=3500&quot;)" office:value-type="float" office:value="0" calcext:value-type="float">
            <text:p>0</text:p>
          </table:table-cell>
          <table:table-cell table:formula="of:=COUNTIFS([.B65:.B170];&quot;&lt;=4000&quot;;[.B65:.B170];&quot;&gt;=3500&quot;)" office:value-type="float" office:value="0" calcext:value-type="float">
            <text:p>0</text:p>
          </table:table-cell>
          <table:table-cell table:formula="of:=COUNTIFS([.C65:.C170];&quot;&lt;=4000&quot;;[.C65:.C170];&quot;&gt;=3500&quot;)" office:value-type="float" office:value="0" calcext:value-type="float">
            <text:p>0</text:p>
          </table:table-cell>
          <table:table-cell table:formula="of:=COUNTIFS([.D65:.D170];&quot;&lt;=4000&quot;;[.D65:.D170];&quot;&gt;=3500&quot;)" office:value-type="float" office:value="0" calcext:value-type="float">
            <text:p>0</text:p>
          </table:table-cell>
          <table:table-cell table:formula="of:=COUNTIFS([.E65:.E170];&quot;&lt;=4000&quot;;[.E65:.E170];&quot;&gt;=3500&quot;)" office:value-type="float" office:value="1" calcext:value-type="float">
            <text:p>1</text:p>
          </table:table-cell>
          <table:table-cell table:formula="of:=COUNTIFS([.F65:.F170];&quot;&lt;=4000&quot;;[.F65:.F170];&quot;&gt;=3500&quot;)" office:value-type="float" office:value="1" calcext:value-type="float">
            <text:p>1</text:p>
          </table:table-cell>
          <table:table-cell table:formula="of:=COUNTIFS([.G65:.G170];&quot;&lt;=4000&quot;;[.G65:.G170];&quot;&gt;=3500&quot;)" office:value-type="float" office:value="3" calcext:value-type="float">
            <text:p>3</text:p>
          </table:table-cell>
          <table:table-cell table:formula="of:=COUNTIFS([.H65:.H170];&quot;&lt;=4000&quot;;[.H65:.H170];&quot;&gt;=3500&quot;)" office:value-type="float" office:value="3" calcext:value-type="float">
            <text:p>3</text:p>
          </table:table-cell>
          <table:table-cell table:formula="of:=SUM([.B181:.I181])" office:value-type="float" office:value="8" calcext:value-type="float">
            <text:p>8</text:p>
          </table:table-cell>
          <table:table-cell/>
          <table:table-cell office:value-type="string" calcext:value-type="string">
            <text:p>3500 – 4000</text:p>
          </table:table-cell>
          <table:table-cell table:formula="of:=SUM([.E181:.L181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00 – 4500</text:p>
          </table:table-cell>
          <table:table-cell table:formula="of:=COUNTIFS([.A65:.A170];&quot;&lt;=4500&quot;;[.A65:.A170];&quot;&gt;=4000&quot;)" office:value-type="float" office:value="0" calcext:value-type="float">
            <text:p>0</text:p>
          </table:table-cell>
          <table:table-cell table:formula="of:=COUNTIFS([.B65:.B170];&quot;&lt;=4500&quot;;[.B65:.B170];&quot;&gt;=4000&quot;)" office:value-type="float" office:value="0" calcext:value-type="float">
            <text:p>0</text:p>
          </table:table-cell>
          <table:table-cell table:formula="of:=COUNTIFS([.C65:.C170];&quot;&lt;=4500&quot;;[.C65:.C170];&quot;&gt;=4000&quot;)" office:value-type="float" office:value="2" calcext:value-type="float">
            <text:p>2</text:p>
          </table:table-cell>
          <table:table-cell table:formula="of:=COUNTIFS([.D65:.D170];&quot;&lt;=4500&quot;;[.D65:.D170];&quot;&gt;=4000&quot;)" office:value-type="float" office:value="1" calcext:value-type="float">
            <text:p>1</text:p>
          </table:table-cell>
          <table:table-cell table:formula="of:=COUNTIFS([.E65:.E170];&quot;&lt;=4500&quot;;[.E65:.E170];&quot;&gt;=4000&quot;)" office:value-type="float" office:value="3" calcext:value-type="float">
            <text:p>3</text:p>
          </table:table-cell>
          <table:table-cell table:formula="of:=COUNTIFS([.F65:.F170];&quot;&lt;=4500&quot;;[.F65:.F170];&quot;&gt;=4000&quot;)" office:value-type="float" office:value="1" calcext:value-type="float">
            <text:p>1</text:p>
          </table:table-cell>
          <table:table-cell table:formula="of:=COUNTIFS([.G65:.G170];&quot;&lt;=4500&quot;;[.G65:.G170];&quot;&gt;=4000&quot;)" office:value-type="float" office:value="5" calcext:value-type="float">
            <text:p>5</text:p>
          </table:table-cell>
          <table:table-cell table:formula="of:=COUNTIFS([.H65:.H170];&quot;&lt;=4500&quot;;[.H65:.H170];&quot;&gt;=4000&quot;)" office:value-type="float" office:value="2" calcext:value-type="float">
            <text:p>2</text:p>
          </table:table-cell>
          <table:table-cell table:formula="of:=SUM([.B182:.I182])" office:value-type="float" office:value="14" calcext:value-type="float">
            <text:p>14</text:p>
          </table:table-cell>
          <table:table-cell/>
          <table:table-cell office:value-type="string" calcext:value-type="string">
            <text:p>4000 – 4500</text:p>
          </table:table-cell>
          <table:table-cell table:formula="of:=SUM([.E182:.L182])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500 – 5000</text:p>
          </table:table-cell>
          <table:table-cell table:formula="of:=COUNTIFS([.A65:.A170];&quot;&lt;=5000&quot;;[.A65:.A170];&quot;&gt;=4500&quot;)" office:value-type="float" office:value="0" calcext:value-type="float">
            <text:p>0</text:p>
          </table:table-cell>
          <table:table-cell table:formula="of:=COUNTIFS([.B65:.B170];&quot;&lt;=5000&quot;;[.B65:.B170];&quot;&gt;=4500&quot;)" office:value-type="float" office:value="0" calcext:value-type="float">
            <text:p>0</text:p>
          </table:table-cell>
          <table:table-cell table:formula="of:=COUNTIFS([.C65:.C170];&quot;&lt;=5000&quot;;[.C65:.C170];&quot;&gt;=4500&quot;)" office:value-type="float" office:value="0" calcext:value-type="float">
            <text:p>0</text:p>
          </table:table-cell>
          <table:table-cell table:formula="of:=COUNTIFS([.D65:.D170];&quot;&lt;=5000&quot;;[.D65:.D170];&quot;&gt;=4500&quot;)" office:value-type="float" office:value="1" calcext:value-type="float">
            <text:p>1</text:p>
          </table:table-cell>
          <table:table-cell table:formula="of:=COUNTIFS([.E65:.E170];&quot;&lt;=5000&quot;;[.E65:.E170];&quot;&gt;=4500&quot;)" office:value-type="float" office:value="0" calcext:value-type="float">
            <text:p>0</text:p>
          </table:table-cell>
          <table:table-cell table:formula="of:=COUNTIFS([.F65:.F170];&quot;&lt;=5000&quot;;[.F65:.F170];&quot;&gt;=4500&quot;)" office:value-type="float" office:value="0" calcext:value-type="float">
            <text:p>0</text:p>
          </table:table-cell>
          <table:table-cell table:formula="of:=COUNTIFS([.G65:.G170];&quot;&lt;=5000&quot;;[.G65:.G170];&quot;&gt;=4500&quot;)" office:value-type="float" office:value="1" calcext:value-type="float">
            <text:p>1</text:p>
          </table:table-cell>
          <table:table-cell table:formula="of:=COUNTIFS([.H65:.H170];&quot;&lt;=5000&quot;;[.H65:.H170];&quot;&gt;=4500&quot;)" office:value-type="float" office:value="1" calcext:value-type="float">
            <text:p>1</text:p>
          </table:table-cell>
          <table:table-cell table:formula="of:=SUM([.B183:.I183])" office:value-type="float" office:value="3" calcext:value-type="float">
            <text:p>3</text:p>
          </table:table-cell>
          <table:table-cell/>
          <table:table-cell office:value-type="string" calcext:value-type="string">
            <text:p>4500 – 5000</text:p>
          </table:table-cell>
          <table:table-cell table:formula="of:=SUM([.E183:.L18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00 – 5500</text:p>
          </table:table-cell>
          <table:table-cell table:formula="of:=COUNTIFS([.A65:.A170];&quot;&lt;=5500&quot;;[.A65:.A170];&quot;&gt;=5000&quot;)" office:value-type="float" office:value="0" calcext:value-type="float">
            <text:p>0</text:p>
          </table:table-cell>
          <table:table-cell table:formula="of:=COUNTIFS([.B65:.B170];&quot;&lt;=5500&quot;;[.B65:.B170];&quot;&gt;=5000&quot;)" office:value-type="float" office:value="0" calcext:value-type="float">
            <text:p>0</text:p>
          </table:table-cell>
          <table:table-cell table:formula="of:=COUNTIFS([.C65:.C170];&quot;&lt;=5500&quot;;[.C65:.C170];&quot;&gt;=5000&quot;)" office:value-type="float" office:value="0" calcext:value-type="float">
            <text:p>0</text:p>
          </table:table-cell>
          <table:table-cell table:formula="of:=COUNTIFS([.D65:.D170];&quot;&lt;=5500&quot;;[.D65:.D170];&quot;&gt;=5000&quot;)" office:value-type="float" office:value="0" calcext:value-type="float">
            <text:p>0</text:p>
          </table:table-cell>
          <table:table-cell table:formula="of:=COUNTIFS([.E65:.E170];&quot;&lt;=5500&quot;;[.E65:.E170];&quot;&gt;=5000&quot;)" office:value-type="float" office:value="1" calcext:value-type="float">
            <text:p>1</text:p>
          </table:table-cell>
          <table:table-cell table:formula="of:=COUNTIFS([.F65:.F170];&quot;&lt;=5500&quot;;[.F65:.F170];&quot;&gt;=5000&quot;)" office:value-type="float" office:value="0" calcext:value-type="float">
            <text:p>0</text:p>
          </table:table-cell>
          <table:table-cell table:formula="of:=COUNTIFS([.G65:.G170];&quot;&lt;=5500&quot;;[.G65:.G170];&quot;&gt;=5000&quot;)" office:value-type="float" office:value="0" calcext:value-type="float">
            <text:p>0</text:p>
          </table:table-cell>
          <table:table-cell table:formula="of:=COUNTIFS([.H65:.H170];&quot;&lt;=5500&quot;;[.H65:.H170];&quot;&gt;=5000&quot;)" office:value-type="float" office:value="1" calcext:value-type="float">
            <text:p>1</text:p>
          </table:table-cell>
          <table:table-cell table:formula="of:=SUM([.B184:.I184])" office:value-type="float" office:value="2" calcext:value-type="float">
            <text:p>2</text:p>
          </table:table-cell>
          <table:table-cell/>
          <table:table-cell office:value-type="string" calcext:value-type="string">
            <text:p>5000 – 5500</text:p>
          </table:table-cell>
          <table:table-cell table:formula="of:=SUM([.E184:.L18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500 – 6000</text:p>
          </table:table-cell>
          <table:table-cell table:formula="of:=COUNTIFS([.A65:.A170];&quot;&lt;=6000&quot;;[.A65:.A170];&quot;&gt;=5500&quot;)" office:value-type="float" office:value="0" calcext:value-type="float">
            <text:p>0</text:p>
          </table:table-cell>
          <table:table-cell table:formula="of:=COUNTIFS([.B65:.B170];&quot;&lt;=6000&quot;;[.B65:.B170];&quot;&gt;=5500&quot;)" office:value-type="float" office:value="0" calcext:value-type="float">
            <text:p>0</text:p>
          </table:table-cell>
          <table:table-cell table:formula="of:=COUNTIFS([.C65:.C170];&quot;&lt;=6000&quot;;[.C65:.C170];&quot;&gt;=5500&quot;)" office:value-type="float" office:value="0" calcext:value-type="float">
            <text:p>0</text:p>
          </table:table-cell>
          <table:table-cell table:formula="of:=COUNTIFS([.D65:.D170];&quot;&lt;=6000&quot;;[.D65:.D170];&quot;&gt;=5500&quot;)" office:value-type="float" office:value="0" calcext:value-type="float">
            <text:p>0</text:p>
          </table:table-cell>
          <table:table-cell table:formula="of:=COUNTIFS([.E65:.E170];&quot;&lt;=6000&quot;;[.E65:.E170];&quot;&gt;=5500&quot;)" office:value-type="float" office:value="1" calcext:value-type="float">
            <text:p>1</text:p>
          </table:table-cell>
          <table:table-cell table:formula="of:=COUNTIFS([.F65:.F170];&quot;&lt;=6000&quot;;[.F65:.F170];&quot;&gt;=5500&quot;)" office:value-type="float" office:value="0" calcext:value-type="float">
            <text:p>0</text:p>
          </table:table-cell>
          <table:table-cell table:formula="of:=COUNTIFS([.G65:.G170];&quot;&lt;=6000&quot;;[.G65:.G170];&quot;&gt;=5500&quot;)" office:value-type="float" office:value="0" calcext:value-type="float">
            <text:p>0</text:p>
          </table:table-cell>
          <table:table-cell table:formula="of:=COUNTIFS([.H65:.H170];&quot;&lt;=6000&quot;;[.H65:.H170];&quot;&gt;=5500&quot;)" office:value-type="float" office:value="0" calcext:value-type="float">
            <text:p>0</text:p>
          </table:table-cell>
          <table:table-cell table:formula="of:=SUM([.B185:.I185])" office:value-type="float" office:value="1" calcext:value-type="float">
            <text:p>1</text:p>
          </table:table-cell>
          <table:table-cell/>
          <table:table-cell office:value-type="string" calcext:value-type="string">
            <text:p>5500 – 6000</text:p>
          </table:table-cell>
          <table:table-cell table:formula="of:=SUM([.E185:.L18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00 – 6500</text:p>
          </table:table-cell>
          <table:table-cell table:formula="of:=COUNTIFS([.A65:.A170];&quot;&lt;=6500&quot;;[.A65:.A170];&quot;&gt;=6000&quot;)" office:value-type="float" office:value="0" calcext:value-type="float">
            <text:p>0</text:p>
          </table:table-cell>
          <table:table-cell table:formula="of:=COUNTIFS([.B65:.B170];&quot;&lt;=6500&quot;;[.B65:.B170];&quot;&gt;=6000&quot;)" office:value-type="float" office:value="0" calcext:value-type="float">
            <text:p>0</text:p>
          </table:table-cell>
          <table:table-cell table:formula="of:=COUNTIFS([.C65:.C170];&quot;&lt;=6500&quot;;[.C65:.C170];&quot;&gt;=6000&quot;)" office:value-type="float" office:value="0" calcext:value-type="float">
            <text:p>0</text:p>
          </table:table-cell>
          <table:table-cell table:formula="of:=COUNTIFS([.D65:.D170];&quot;&lt;=6500&quot;;[.D65:.D170];&quot;&gt;=6000&quot;)" office:value-type="float" office:value="0" calcext:value-type="float">
            <text:p>0</text:p>
          </table:table-cell>
          <table:table-cell table:formula="of:=COUNTIFS([.E65:.E170];&quot;&lt;=6500&quot;;[.E65:.E170];&quot;&gt;=6000&quot;)" office:value-type="float" office:value="0" calcext:value-type="float">
            <text:p>0</text:p>
          </table:table-cell>
          <table:table-cell table:formula="of:=COUNTIFS([.F65:.F170];&quot;&lt;=6500&quot;;[.F65:.F170];&quot;&gt;=6000&quot;)" office:value-type="float" office:value="0" calcext:value-type="float">
            <text:p>0</text:p>
          </table:table-cell>
          <table:table-cell table:formula="of:=COUNTIFS([.G65:.G170];&quot;&lt;=6500&quot;;[.G65:.G170];&quot;&gt;=6000&quot;)" office:value-type="float" office:value="1" calcext:value-type="float">
            <text:p>1</text:p>
          </table:table-cell>
          <table:table-cell table:formula="of:=COUNTIFS([.H65:.H170];&quot;&lt;=6500&quot;;[.H65:.H170];&quot;&gt;=6000&quot;)" office:value-type="float" office:value="1" calcext:value-type="float">
            <text:p>1</text:p>
          </table:table-cell>
          <table:table-cell table:formula="of:=SUM([.B186:.I186])" office:value-type="float" office:value="2" calcext:value-type="float">
            <text:p>2</text:p>
          </table:table-cell>
          <table:table-cell/>
          <table:table-cell office:value-type="string" calcext:value-type="string">
            <text:p>6000 – 6500</text:p>
          </table:table-cell>
          <table:table-cell table:formula="of:=SUM([.E186:.L186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500 – 7000</text:p>
          </table:table-cell>
          <table:table-cell table:formula="of:=COUNTIFS([.A65:.A170];&quot;&lt;=7000&quot;;[.A65:.A170];&quot;&gt;=6500&quot;)" office:value-type="float" office:value="0" calcext:value-type="float">
            <text:p>0</text:p>
          </table:table-cell>
          <table:table-cell table:formula="of:=COUNTIFS([.B65:.B170];&quot;&lt;=7000&quot;;[.B65:.B170];&quot;&gt;=6500&quot;)" office:value-type="float" office:value="0" calcext:value-type="float">
            <text:p>0</text:p>
          </table:table-cell>
          <table:table-cell table:formula="of:=COUNTIFS([.C65:.C170];&quot;&lt;=7000&quot;;[.C65:.C170];&quot;&gt;=6500&quot;)" office:value-type="float" office:value="0" calcext:value-type="float">
            <text:p>0</text:p>
          </table:table-cell>
          <table:table-cell table:formula="of:=COUNTIFS([.D65:.D170];&quot;&lt;=7000&quot;;[.D65:.D170];&quot;&gt;=6500&quot;)" office:value-type="float" office:value="0" calcext:value-type="float">
            <text:p>0</text:p>
          </table:table-cell>
          <table:table-cell table:formula="of:=COUNTIFS([.E65:.E170];&quot;&lt;=7000&quot;;[.E65:.E170];&quot;&gt;=6500&quot;)" office:value-type="float" office:value="0" calcext:value-type="float">
            <text:p>0</text:p>
          </table:table-cell>
          <table:table-cell table:formula="of:=COUNTIFS([.F65:.F170];&quot;&lt;=7000&quot;;[.F65:.F170];&quot;&gt;=6500&quot;)" office:value-type="float" office:value="0" calcext:value-type="float">
            <text:p>0</text:p>
          </table:table-cell>
          <table:table-cell table:formula="of:=COUNTIFS([.G65:.G170];&quot;&lt;=7000&quot;;[.G65:.G170];&quot;&gt;=6500&quot;)" office:value-type="float" office:value="0" calcext:value-type="float">
            <text:p>0</text:p>
          </table:table-cell>
          <table:table-cell table:formula="of:=COUNTIFS([.H65:.H170];&quot;&lt;=7000&quot;;[.H65:.H170];&quot;&gt;=6500&quot;)" office:value-type="float" office:value="0" calcext:value-type="float">
            <text:p>0</text:p>
          </table:table-cell>
          <table:table-cell table:formula="of:=SUM([.B187:.I187])" office:value-type="float" office:value="0" calcext:value-type="float">
            <text:p>0</text:p>
          </table:table-cell>
          <table:table-cell/>
          <table:table-cell office:value-type="string" calcext:value-type="string">
            <text:p>6500 – 7000</text:p>
          </table:table-cell>
          <table:table-cell table:formula="of:=SUM([.E187:.L187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000 – 7500</text:p>
          </table:table-cell>
          <table:table-cell table:formula="of:=COUNTIFS([.A65:.A170];&quot;&lt;=7500&quot;;[.A65:.A170];&quot;&gt;=7000&quot;)" office:value-type="float" office:value="0" calcext:value-type="float">
            <text:p>0</text:p>
          </table:table-cell>
          <table:table-cell table:formula="of:=COUNTIFS([.B65:.B170];&quot;&lt;=7500&quot;;[.B65:.B170];&quot;&gt;=7000&quot;)" office:value-type="float" office:value="0" calcext:value-type="float">
            <text:p>0</text:p>
          </table:table-cell>
          <table:table-cell table:formula="of:=COUNTIFS([.C65:.C170];&quot;&lt;=7500&quot;;[.C65:.C170];&quot;&gt;=7000&quot;)" office:value-type="float" office:value="0" calcext:value-type="float">
            <text:p>0</text:p>
          </table:table-cell>
          <table:table-cell table:formula="of:=COUNTIFS([.D65:.D170];&quot;&lt;=7500&quot;;[.D65:.D170];&quot;&gt;=7000&quot;)" office:value-type="float" office:value="0" calcext:value-type="float">
            <text:p>0</text:p>
          </table:table-cell>
          <table:table-cell table:formula="of:=COUNTIFS([.E65:.E170];&quot;&lt;=7500&quot;;[.E65:.E170];&quot;&gt;=7000&quot;)" office:value-type="float" office:value="0" calcext:value-type="float">
            <text:p>0</text:p>
          </table:table-cell>
          <table:table-cell table:formula="of:=COUNTIFS([.F65:.F170];&quot;&lt;=7500&quot;;[.F65:.F170];&quot;&gt;=7000&quot;)" office:value-type="float" office:value="0" calcext:value-type="float">
            <text:p>0</text:p>
          </table:table-cell>
          <table:table-cell table:formula="of:=COUNTIFS([.G65:.G170];&quot;&lt;=7500&quot;;[.G65:.G170];&quot;&gt;=7000&quot;)" office:value-type="float" office:value="0" calcext:value-type="float">
            <text:p>0</text:p>
          </table:table-cell>
          <table:table-cell table:formula="of:=COUNTIFS([.H65:.H170];&quot;&lt;=7500&quot;;[.H65:.H170];&quot;&gt;=7000&quot;)" office:value-type="float" office:value="0" calcext:value-type="float">
            <text:p>0</text:p>
          </table:table-cell>
          <table:table-cell table:formula="of:=SUM([.B188:.I188])" office:value-type="float" office:value="0" calcext:value-type="float">
            <text:p>0</text:p>
          </table:table-cell>
          <table:table-cell/>
          <table:table-cell office:value-type="string" calcext:value-type="string">
            <text:p>7000 – 7500</text:p>
          </table:table-cell>
          <table:table-cell table:formula="of:=SUM([.E188:.L18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500 – 8000</text:p>
          </table:table-cell>
          <table:table-cell table:formula="of:=COUNTIFS([.A65:.A170];&quot;&lt;=8000&quot;;[.A65:.A170];&quot;&gt;=7500&quot;)" office:value-type="float" office:value="0" calcext:value-type="float">
            <text:p>0</text:p>
          </table:table-cell>
          <table:table-cell table:formula="of:=COUNTIFS([.B65:.B170];&quot;&lt;=8000&quot;;[.B65:.B170];&quot;&gt;=7500&quot;)" office:value-type="float" office:value="0" calcext:value-type="float">
            <text:p>0</text:p>
          </table:table-cell>
          <table:table-cell table:formula="of:=COUNTIFS([.C65:.C170];&quot;&lt;=8000&quot;;[.C65:.C170];&quot;&gt;=7500&quot;)" office:value-type="float" office:value="0" calcext:value-type="float">
            <text:p>0</text:p>
          </table:table-cell>
          <table:table-cell table:formula="of:=COUNTIFS([.D65:.D170];&quot;&lt;=8000&quot;;[.D65:.D170];&quot;&gt;=7500&quot;)" office:value-type="float" office:value="0" calcext:value-type="float">
            <text:p>0</text:p>
          </table:table-cell>
          <table:table-cell table:formula="of:=COUNTIFS([.E65:.E170];&quot;&lt;=8000&quot;;[.E65:.E170];&quot;&gt;=7500&quot;)" office:value-type="float" office:value="0" calcext:value-type="float">
            <text:p>0</text:p>
          </table:table-cell>
          <table:table-cell table:formula="of:=COUNTIFS([.F65:.F170];&quot;&lt;=8000&quot;;[.F65:.F170];&quot;&gt;=7500&quot;)" office:value-type="float" office:value="0" calcext:value-type="float">
            <text:p>0</text:p>
          </table:table-cell>
          <table:table-cell table:formula="of:=COUNTIFS([.G65:.G170];&quot;&lt;=8000&quot;;[.G65:.G170];&quot;&gt;=7500&quot;)" office:value-type="float" office:value="0" calcext:value-type="float">
            <text:p>0</text:p>
          </table:table-cell>
          <table:table-cell table:formula="of:=COUNTIFS([.H65:.H170];&quot;&lt;=8000&quot;;[.H65:.H170];&quot;&gt;=7500&quot;)" office:value-type="float" office:value="0" calcext:value-type="float">
            <text:p>0</text:p>
          </table:table-cell>
          <table:table-cell table:formula="of:=SUM([.B189:.I189])" office:value-type="float" office:value="0" calcext:value-type="float">
            <text:p>0</text:p>
          </table:table-cell>
          <table:table-cell/>
          <table:table-cell office:value-type="string" calcext:value-type="string">
            <text:p>7500 – 8000</text:p>
          </table:table-cell>
          <table:table-cell table:formula="of:=SUM([.E189:.L189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00 – 8500</text:p>
          </table:table-cell>
          <table:table-cell table:formula="of:=COUNTIFS([.A65:.A170];&quot;&lt;=8500&quot;;[.A65:.A170];&quot;&gt;=8000&quot;)" office:value-type="float" office:value="0" calcext:value-type="float">
            <text:p>0</text:p>
          </table:table-cell>
          <table:table-cell table:formula="of:=COUNTIFS([.B65:.B170];&quot;&lt;=8500&quot;;[.B65:.B170];&quot;&gt;=8000&quot;)" office:value-type="float" office:value="0" calcext:value-type="float">
            <text:p>0</text:p>
          </table:table-cell>
          <table:table-cell table:formula="of:=COUNTIFS([.C65:.C170];&quot;&lt;=8500&quot;;[.C65:.C170];&quot;&gt;=8000&quot;)" office:value-type="float" office:value="0" calcext:value-type="float">
            <text:p>0</text:p>
          </table:table-cell>
          <table:table-cell table:formula="of:=COUNTIFS([.D65:.D170];&quot;&lt;=8500&quot;;[.D65:.D170];&quot;&gt;=8000&quot;)" office:value-type="float" office:value="0" calcext:value-type="float">
            <text:p>0</text:p>
          </table:table-cell>
          <table:table-cell table:formula="of:=COUNTIFS([.E65:.E170];&quot;&lt;=8500&quot;;[.E65:.E170];&quot;&gt;=8000&quot;)" office:value-type="float" office:value="0" calcext:value-type="float">
            <text:p>0</text:p>
          </table:table-cell>
          <table:table-cell table:formula="of:=COUNTIFS([.F65:.F170];&quot;&lt;=8500&quot;;[.F65:.F170];&quot;&gt;=8000&quot;)" office:value-type="float" office:value="0" calcext:value-type="float">
            <text:p>0</text:p>
          </table:table-cell>
          <table:table-cell table:formula="of:=COUNTIFS([.G65:.G170];&quot;&lt;=8500&quot;;[.G65:.G170];&quot;&gt;=8000&quot;)" office:value-type="float" office:value="0" calcext:value-type="float">
            <text:p>0</text:p>
          </table:table-cell>
          <table:table-cell table:formula="of:=COUNTIFS([.H65:.H170];&quot;&lt;=8500&quot;;[.H65:.H170];&quot;&gt;=8000&quot;)" office:value-type="float" office:value="1" calcext:value-type="float">
            <text:p>1</text:p>
          </table:table-cell>
          <table:table-cell table:formula="of:=SUM([.B190:.I190])" office:value-type="float" office:value="1" calcext:value-type="float">
            <text:p>1</text:p>
          </table:table-cell>
          <table:table-cell/>
          <table:table-cell office:value-type="string" calcext:value-type="string">
            <text:p>8000 – 8500</text:p>
          </table:table-cell>
          <table:table-cell table:formula="of:=SUM([.E190:.L190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500 – 9000</text:p>
          </table:table-cell>
          <table:table-cell table:formula="of:=COUNTIFS([.A65:.A170];&quot;&lt;=9000&quot;;[.A65:.A170];&quot;&gt;=8500&quot;)" office:value-type="float" office:value="0" calcext:value-type="float">
            <text:p>0</text:p>
          </table:table-cell>
          <table:table-cell table:formula="of:=COUNTIFS([.B65:.B170];&quot;&lt;=9000&quot;;[.B65:.B170];&quot;&gt;=8500&quot;)" office:value-type="float" office:value="0" calcext:value-type="float">
            <text:p>0</text:p>
          </table:table-cell>
          <table:table-cell table:formula="of:=COUNTIFS([.C65:.C170];&quot;&lt;=9000&quot;;[.C65:.C170];&quot;&gt;=8500&quot;)" office:value-type="float" office:value="0" calcext:value-type="float">
            <text:p>0</text:p>
          </table:table-cell>
          <table:table-cell table:formula="of:=COUNTIFS([.D65:.D170];&quot;&lt;=9000&quot;;[.D65:.D170];&quot;&gt;=8500&quot;)" office:value-type="float" office:value="0" calcext:value-type="float">
            <text:p>0</text:p>
          </table:table-cell>
          <table:table-cell table:formula="of:=COUNTIFS([.E65:.E170];&quot;&lt;=9000&quot;;[.E65:.E170];&quot;&gt;=8500&quot;)" office:value-type="float" office:value="0" calcext:value-type="float">
            <text:p>0</text:p>
          </table:table-cell>
          <table:table-cell table:formula="of:=COUNTIFS([.F65:.F170];&quot;&lt;=9000&quot;;[.F65:.F170];&quot;&gt;=8500&quot;)" office:value-type="float" office:value="0" calcext:value-type="float">
            <text:p>0</text:p>
          </table:table-cell>
          <table:table-cell table:formula="of:=COUNTIFS([.G65:.G170];&quot;&lt;=9000&quot;;[.G65:.G170];&quot;&gt;=8500&quot;)" office:value-type="float" office:value="0" calcext:value-type="float">
            <text:p>0</text:p>
          </table:table-cell>
          <table:table-cell table:formula="of:=COUNTIFS([.H65:.H170];&quot;&lt;=9000&quot;;[.H65:.H170];&quot;&gt;=8500&quot;)" office:value-type="float" office:value="1" calcext:value-type="float">
            <text:p>1</text:p>
          </table:table-cell>
          <table:table-cell table:formula="of:=SUM([.B191:.I191])" office:value-type="float" office:value="1" calcext:value-type="float">
            <text:p>1</text:p>
          </table:table-cell>
          <table:table-cell/>
          <table:table-cell office:value-type="string" calcext:value-type="string">
            <text:p>8500 – 9000</text:p>
          </table:table-cell>
          <table:table-cell table:formula="of:=SUM([.E191:.L1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00 – 9500</text:p>
          </table:table-cell>
          <table:table-cell table:formula="of:=COUNTIFS([.A65:.A170];&quot;&lt;=9500&quot;;[.A65:.A170];&quot;&gt;=9000&quot;)" office:value-type="float" office:value="0" calcext:value-type="float">
            <text:p>0</text:p>
          </table:table-cell>
          <table:table-cell table:formula="of:=COUNTIFS([.B65:.B170];&quot;&lt;=9500&quot;;[.B65:.B170];&quot;&gt;=9000&quot;)" office:value-type="float" office:value="0" calcext:value-type="float">
            <text:p>0</text:p>
          </table:table-cell>
          <table:table-cell table:formula="of:=COUNTIFS([.C65:.C170];&quot;&lt;=9500&quot;;[.C65:.C170];&quot;&gt;=9000&quot;)" office:value-type="float" office:value="0" calcext:value-type="float">
            <text:p>0</text:p>
          </table:table-cell>
          <table:table-cell table:formula="of:=COUNTIFS([.D65:.D170];&quot;&lt;=9500&quot;;[.D65:.D170];&quot;&gt;=9000&quot;)" office:value-type="float" office:value="0" calcext:value-type="float">
            <text:p>0</text:p>
          </table:table-cell>
          <table:table-cell table:formula="of:=COUNTIFS([.E65:.E170];&quot;&lt;=9500&quot;;[.E65:.E170];&quot;&gt;=9000&quot;)" office:value-type="float" office:value="0" calcext:value-type="float">
            <text:p>0</text:p>
          </table:table-cell>
          <table:table-cell table:formula="of:=COUNTIFS([.F65:.F170];&quot;&lt;=9500&quot;;[.F65:.F170];&quot;&gt;=9000&quot;)" office:value-type="float" office:value="0" calcext:value-type="float">
            <text:p>0</text:p>
          </table:table-cell>
          <table:table-cell table:formula="of:=COUNTIFS([.G65:.G170];&quot;&lt;=9500&quot;;[.G65:.G170];&quot;&gt;=9000&quot;)" office:value-type="float" office:value="0" calcext:value-type="float">
            <text:p>0</text:p>
          </table:table-cell>
          <table:table-cell table:formula="of:=COUNTIFS([.H65:.H170];&quot;&lt;=9500&quot;;[.H65:.H170];&quot;&gt;=9000&quot;)" office:value-type="float" office:value="0" calcext:value-type="float">
            <text:p>0</text:p>
          </table:table-cell>
          <table:table-cell table:formula="of:=SUM([.B192:.I192])" office:value-type="float" office:value="0" calcext:value-type="float">
            <text:p>0</text:p>
          </table:table-cell>
          <table:table-cell/>
          <table:table-cell office:value-type="string" calcext:value-type="string">
            <text:p>9000 – 9500</text:p>
          </table:table-cell>
          <table:table-cell table:formula="of:=SUM([.E192:.L192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00 – 10000</text:p>
          </table:table-cell>
          <table:table-cell table:formula="of:=COUNTIFS([.A65:.A170];&quot;&lt;=10000&quot;;[.A65:.A170];&quot;&gt;=9500&quot;)" office:value-type="float" office:value="0" calcext:value-type="float">
            <text:p>0</text:p>
          </table:table-cell>
          <table:table-cell table:formula="of:=COUNTIFS([.B65:.B170];&quot;&lt;=10000&quot;;[.B65:.B170];&quot;&gt;=9500&quot;)" office:value-type="float" office:value="0" calcext:value-type="float">
            <text:p>0</text:p>
          </table:table-cell>
          <table:table-cell table:formula="of:=COUNTIFS([.C65:.C170];&quot;&lt;=10000&quot;;[.C65:.C170];&quot;&gt;=9500&quot;)" office:value-type="float" office:value="0" calcext:value-type="float">
            <text:p>0</text:p>
          </table:table-cell>
          <table:table-cell table:formula="of:=COUNTIFS([.D65:.D170];&quot;&lt;=10000&quot;;[.D65:.D170];&quot;&gt;=9500&quot;)" office:value-type="float" office:value="0" calcext:value-type="float">
            <text:p>0</text:p>
          </table:table-cell>
          <table:table-cell table:formula="of:=COUNTIFS([.E65:.E170];&quot;&lt;=10000&quot;;[.E65:.E170];&quot;&gt;=9500&quot;)" office:value-type="float" office:value="0" calcext:value-type="float">
            <text:p>0</text:p>
          </table:table-cell>
          <table:table-cell table:formula="of:=COUNTIFS([.F65:.F170];&quot;&lt;=10000&quot;;[.F65:.F170];&quot;&gt;=9500&quot;)" office:value-type="float" office:value="0" calcext:value-type="float">
            <text:p>0</text:p>
          </table:table-cell>
          <table:table-cell table:formula="of:=COUNTIFS([.G65:.G170];&quot;&lt;=10000&quot;;[.G65:.G170];&quot;&gt;=9500&quot;)" office:value-type="float" office:value="0" calcext:value-type="float">
            <text:p>0</text:p>
          </table:table-cell>
          <table:table-cell table:formula="of:=COUNTIFS([.H65:.H170];&quot;&lt;=10000&quot;;[.H65:.H170];&quot;&gt;=9500&quot;)" office:value-type="float" office:value="0" calcext:value-type="float">
            <text:p>0</text:p>
          </table:table-cell>
          <table:table-cell table:formula="of:=SUM([.B193:.I193])" office:value-type="float" office:value="0" calcext:value-type="float">
            <text:p>0</text:p>
          </table:table-cell>
          <table:table-cell/>
          <table:table-cell office:value-type="string" calcext:value-type="string">
            <text:p>9500 – 10000</text:p>
          </table:table-cell>
          <table:table-cell table:formula="of:=SUM([.E193:.L19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gt; 10000</text:p>
          </table:table-cell>
          <table:table-cell table:formula="of:=COUNTIFS([.A65:.A170];&quot;&gt;=10000&quot;)" office:value-type="float" office:value="0" calcext:value-type="float">
            <text:p>0</text:p>
          </table:table-cell>
          <table:table-cell table:formula="of:=COUNTIFS([.B65:.B170];&quot;&gt;=10000&quot;)" office:value-type="float" office:value="0" calcext:value-type="float">
            <text:p>0</text:p>
          </table:table-cell>
          <table:table-cell table:formula="of:=COUNTIFS([.C65:.C170];&quot;&gt;=10000&quot;)" office:value-type="float" office:value="0" calcext:value-type="float">
            <text:p>0</text:p>
          </table:table-cell>
          <table:table-cell table:formula="of:=COUNTIFS([.D65:.D170];&quot;&gt;=10000&quot;)" office:value-type="float" office:value="0" calcext:value-type="float">
            <text:p>0</text:p>
          </table:table-cell>
          <table:table-cell table:formula="of:=COUNTIFS([.E65:.E170];&quot;&gt;=10000&quot;)" office:value-type="float" office:value="0" calcext:value-type="float">
            <text:p>0</text:p>
          </table:table-cell>
          <table:table-cell table:formula="of:=COUNTIFS([.F65:.F170];&quot;&gt;=10000&quot;)" office:value-type="float" office:value="0" calcext:value-type="float">
            <text:p>0</text:p>
          </table:table-cell>
          <table:table-cell table:formula="of:=COUNTIFS([.G65:.G170];&quot;&gt;=10000&quot;)" office:value-type="float" office:value="0" calcext:value-type="float">
            <text:p>0</text:p>
          </table:table-cell>
          <table:table-cell table:formula="of:=COUNTIFS([.H65:.H170];&quot;&gt;=10000&quot;)" office:value-type="float" office:value="0" calcext:value-type="float">
            <text:p>0</text:p>
          </table:table-cell>
          <table:table-cell table:formula="of:=SUM([.B194:.I194])" office:value-type="float" office:value="0" calcext:value-type="float">
            <text:p>0</text:p>
          </table:table-cell>
          <table:table-cell/>
          <table:table-cell office:value-type="string" calcext:value-type="string">
            <text:p>&gt; 10000</text:p>
          </table:table-cell>
          <table:table-cell table:formula="of:=SUM([.E194:.L194])" office:value-type="float" office:value="0" calcext:value-type="float">
            <text:p>0</text:p>
          </table:table-cell>
          <table:table-cell table:number-columns-repeated="16"/>
        </table:table-row>
      </table:table>
      <table:table table:name="Gen Pso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15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SO7_GEN0_T8000_PER2_c10,5_c20,5_w0,5-0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0_T8000_PER2_c10,5_c20,5_w0,5-1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0_T8000_PER2_c10,5_c20,5_w0,5-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1_T8000_PER2_c10,5_c20,5_w0,5-0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1_T8000_PER2_c10,5_c20,5_w0,5-1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1_T8000_PER2_c10,5_c20,5_w0,5-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2_T8000_PER2_c10,5_c20,5_w0,5-0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2_T8000_PER2_c10,5_c20,5_w0,5-1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  <table:table-cell/>
          <table:table-cell office:value-type="string" calcext:value-type="string">
            <text:p>PSO7_GEN2_T8000_PER2_c10,5_c20,5_w0,5-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etriminos</text:p>
          </table:table-cell>
          <table:table-cell office:value-type="string" calcext:value-type="string">
            <text:p>gam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010" calcext:value-type="float">
            <text:p>1010</text:p>
          </table:table-cell>
          <table:table-cell office:value-type="float" office:value="15.0549999999999" calcext:value-type="float">
            <text:p>15,054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4723" calcext:value-type="float">
            <text:p>4723</text:p>
          </table:table-cell>
          <table:table-cell office:value-type="float" office:value="53.2160000000009" calcext:value-type="float">
            <text:p>53,216000000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2037" calcext:value-type="float">
            <text:p>2037</text:p>
          </table:table-cell>
          <table:table-cell office:value-type="float" office:value="16.9489999999999" calcext:value-type="float">
            <text:p>16,948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210" calcext:value-type="float">
            <text:p>1210</text:p>
          </table:table-cell>
          <table:table-cell office:value-type="float" office:value="12.8629999999999" calcext:value-type="float">
            <text:p>12,862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04" calcext:value-type="float">
            <text:p>504</text:p>
          </table:table-cell>
          <table:table-cell office:value-type="float" office:value="5.76199999999998" calcext:value-type="float">
            <text:p>5,76199999999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81" calcext:value-type="float">
            <text:p>481</text:p>
          </table:table-cell>
          <table:table-cell office:value-type="float" office:value="3.60899999999998" calcext:value-type="float">
            <text:p>3,60899999999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office:value-type="float" office:value="3104" calcext:value-type="float">
            <text:p>3104</text:p>
          </table:table-cell>
          <table:table-cell office:value-type="float" office:value="40.5350000000003" calcext:value-type="float">
            <text:p>40,5350000000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258" calcext:value-type="float">
            <text:p>1258</text:p>
          </table:table-cell>
          <table:table-cell office:value-type="float" office:value="15.1329999999999" calcext:value-type="float">
            <text:p>15,132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2186" calcext:value-type="float">
            <text:p>2186</text:p>
          </table:table-cell>
          <table:table-cell office:value-type="float" office:value="18.8639999999999" calcext:value-type="float">
            <text:p>18,863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float" office:value="8619" calcext:value-type="float">
            <text:p>8619</text:p>
          </table:table-cell>
          <table:table-cell office:value-type="float" office:value="81.5940000000023" calcext:value-type="float">
            <text:p>81,5940000000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7" calcext:value-type="float">
            <text:p>2687</text:p>
          </table:table-cell>
          <table:table-cell office:value-type="float" office:value="6331" calcext:value-type="float">
            <text:p>6331</text:p>
          </table:table-cell>
          <table:table-cell office:value-type="float" office:value="71.5550000000016" calcext:value-type="float">
            <text:p>71,555000000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6" calcext:value-type="float">
            <text:p>896</text:p>
          </table:table-cell>
          <table:table-cell office:value-type="float" office:value="2124" calcext:value-type="float">
            <text:p>2124</text:p>
          </table:table-cell>
          <table:table-cell office:value-type="float" office:value="16.9429999999999" calcext:value-type="float">
            <text:p>16,942999999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1.703" calcext:value-type="float">
            <text:p>1,7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970" calcext:value-type="float">
            <text:p>970</text:p>
          </table:table-cell>
          <table:table-cell office:value-type="float" office:value="10.8689999999999" calcext:value-type="float">
            <text:p>10,868999999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1189" calcext:value-type="float">
            <text:p>1189</text:p>
          </table:table-cell>
          <table:table-cell office:value-type="float" office:value="8.85999999999998" calcext:value-type="float">
            <text:p>8,859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4" calcext:value-type="float">
            <text:p>954</text:p>
          </table:table-cell>
          <table:table-cell office:value-type="float" office:value="2229" calcext:value-type="float">
            <text:p>2229</text:p>
          </table:table-cell>
          <table:table-cell office:value-type="float" office:value="27.1980000000001" calcext:value-type="float">
            <text:p>27,198000000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7" calcext:value-type="float">
            <text:p>1187</text:p>
          </table:table-cell>
          <table:table-cell office:value-type="float" office:value="2768" calcext:value-type="float">
            <text:p>2768</text:p>
          </table:table-cell>
          <table:table-cell office:value-type="float" office:value="32.8020000000001" calcext:value-type="float">
            <text:p>32,802000000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575" calcext:value-type="float">
            <text:p>575</text:p>
          </table:table-cell>
          <table:table-cell office:value-type="float" office:value="4.88199999999999" calcext:value-type="float">
            <text:p>4,881999999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" calcext:value-type="float">
            <text:p>1544</text:p>
          </table:table-cell>
          <table:table-cell office:value-type="float" office:value="3616" calcext:value-type="float">
            <text:p>3616</text:p>
          </table:table-cell>
          <table:table-cell office:value-type="float" office:value="35.2020000000003" calcext:value-type="float">
            <text:p>35,202000000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3267" calcext:value-type="float">
            <text:p>3267</text:p>
          </table:table-cell>
          <table:table-cell office:value-type="float" office:value="37.6830000000003" calcext:value-type="float">
            <text:p>37,683000000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63" calcext:value-type="float">
            <text:p>2163</text:p>
          </table:table-cell>
          <table:table-cell office:value-type="float" office:value="5080" calcext:value-type="float">
            <text:p>5080</text:p>
          </table:table-cell>
          <table:table-cell office:value-type="float" office:value="43.7910000000007" calcext:value-type="float">
            <text:p>43,7910000000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370" calcext:value-type="float">
            <text:p>370</text:p>
          </table:table-cell>
          <table:table-cell office:value-type="float" office:value="3.96899999999999" calcext:value-type="float">
            <text:p>3,9689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1248" calcext:value-type="float">
            <text:p>1248</text:p>
          </table:table-cell>
          <table:table-cell office:value-type="float" office:value="13.8649999999999" calcext:value-type="float">
            <text:p>13,864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648" calcext:value-type="float">
            <text:p>648</text:p>
          </table:table-cell>
          <table:table-cell office:value-type="float" office:value="4.88399999999997" calcext:value-type="float">
            <text:p>4,883999999999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1248" calcext:value-type="float">
            <text:p>1248</text:p>
          </table:table-cell>
          <table:table-cell office:value-type="float" office:value="14.6519999999999" calcext:value-type="float">
            <text:p>14,651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1658" calcext:value-type="float">
            <text:p>1658</text:p>
          </table:table-cell>
          <table:table-cell office:value-type="float" office:value="18.467" calcext:value-type="float">
            <text:p>18,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1203" calcext:value-type="float">
            <text:p>1203</text:p>
          </table:table-cell>
          <table:table-cell office:value-type="float" office:value="10.4609999999999" calcext:value-type="float">
            <text:p>10,4609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1095" calcext:value-type="float">
            <text:p>1095</text:p>
          </table:table-cell>
          <table:table-cell office:value-type="float" office:value="12.1969999999999" calcext:value-type="float">
            <text:p>12,196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96" calcext:value-type="float">
            <text:p>296</text:p>
          </table:table-cell>
          <table:table-cell office:value-type="float" office:value="3.61899999999999" calcext:value-type="float">
            <text:p>3,6189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94" calcext:value-type="float">
            <text:p>194</text:p>
          </table:table-cell>
          <table:table-cell office:value-type="float" office:value="1.518" calcext:value-type="float">
            <text:p>1,5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989" calcext:value-type="float">
            <text:p>989</text:p>
          </table:table-cell>
          <table:table-cell office:value-type="float" office:value="10.819" calcext:value-type="float">
            <text:p>10,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661" calcext:value-type="float">
            <text:p>661</text:p>
          </table:table-cell>
          <table:table-cell office:value-type="float" office:value="6.93099999999999" calcext:value-type="float">
            <text:p>6,9309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298" calcext:value-type="float">
            <text:p>298</text:p>
          </table:table-cell>
          <table:table-cell office:value-type="float" office:value="2.21799999999999" calcext:value-type="float">
            <text:p>2,2179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15" calcext:value-type="float">
            <text:p>1415</text:p>
          </table:table-cell>
          <table:table-cell office:value-type="float" office:value="16.8999999999999" calcext:value-type="float">
            <text:p>16,899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8" calcext:value-type="float">
            <text:p>1188</text:p>
          </table:table-cell>
          <table:table-cell office:value-type="float" office:value="2689" calcext:value-type="float">
            <text:p>2689</text:p>
          </table:table-cell>
          <table:table-cell office:value-type="float" office:value="31.94" calcext:value-type="float">
            <text:p>31,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41" calcext:value-type="float">
            <text:p>2841</text:p>
          </table:table-cell>
          <table:table-cell office:value-type="float" office:value="6290" calcext:value-type="float">
            <text:p>6290</text:p>
          </table:table-cell>
          <table:table-cell office:value-type="float" office:value="56.5700000000006" calcext:value-type="float">
            <text:p>56,5700000000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4" calcext:value-type="float">
            <text:p>1164</text:p>
          </table:table-cell>
          <table:table-cell office:value-type="float" office:value="2715" calcext:value-type="float">
            <text:p>2715</text:p>
          </table:table-cell>
          <table:table-cell office:value-type="float" office:value="30.0450000000001" calcext:value-type="float">
            <text:p>30,04500000000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1" calcext:value-type="float">
            <text:p>651</text:p>
          </table:table-cell>
          <table:table-cell office:value-type="float" office:value="1575" calcext:value-type="float">
            <text:p>1575</text:p>
          </table:table-cell>
          <table:table-cell office:value-type="float" office:value="18.4219999999999" calcext:value-type="float">
            <text:p>18,421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02" calcext:value-type="float">
            <text:p>6202</text:p>
          </table:table-cell>
          <table:table-cell office:value-type="float" office:value="14470" calcext:value-type="float">
            <text:p>14470</text:p>
          </table:table-cell>
          <table:table-cell office:value-type="float" office:value="124.514000000006" calcext:value-type="float">
            <text:p>124,514000000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354" calcext:value-type="float">
            <text:p>354</text:p>
          </table:table-cell>
          <table:table-cell office:value-type="float" office:value="3.88499999999999" calcext:value-type="float">
            <text:p>3,884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1.799" calcext:value-type="float">
            <text:p>1,7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006" calcext:value-type="float">
            <text:p>1006</text:p>
          </table:table-cell>
          <table:table-cell office:value-type="float" office:value="7.36199999999997" calcext:value-type="float">
            <text:p>7,361999999999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.822" calcext:value-type="float">
            <text:p>1,8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1681" calcext:value-type="float">
            <text:p>1681</text:p>
          </table:table-cell>
          <table:table-cell office:value-type="float" office:value="19.974" calcext:value-type="float">
            <text:p>19,9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33" calcext:value-type="float">
            <text:p>3533</text:p>
          </table:table-cell>
          <table:table-cell office:value-type="float" office:value="7940" calcext:value-type="float">
            <text:p>7940</text:p>
          </table:table-cell>
          <table:table-cell office:value-type="float" office:value="70.6180000000015" calcext:value-type="float">
            <text:p>70,6180000000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  <table:table-cell office:value-type="float" office:value="1737" calcext:value-type="float">
            <text:p>1737</text:p>
          </table:table-cell>
          <table:table-cell office:value-type="float" office:value="19.962" calcext:value-type="float">
            <text:p>19,9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51" calcext:value-type="float">
            <text:p>2251</text:p>
          </table:table-cell>
          <table:table-cell office:value-type="float" office:value="5311" calcext:value-type="float">
            <text:p>5311</text:p>
          </table:table-cell>
          <table:table-cell office:value-type="float" office:value="61.8380000000011" calcext:value-type="float">
            <text:p>61,83800000000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628" calcext:value-type="float">
            <text:p>628</text:p>
          </table:table-cell>
          <table:table-cell office:value-type="float" office:value="5.49399999999998" calcext:value-type="float">
            <text:p>5,493999999999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4" calcext:value-type="float">
            <text:p>644</text:p>
          </table:table-cell>
          <table:table-cell office:value-type="float" office:value="1518" calcext:value-type="float">
            <text:p>1518</text:p>
          </table:table-cell>
          <table:table-cell office:value-type="float" office:value="17.0519999999999" calcext:value-type="float">
            <text:p>17,05199999999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1599" calcext:value-type="float">
            <text:p>1599</text:p>
          </table:table-cell>
          <table:table-cell office:value-type="float" office:value="17.72" calcext:value-type="float">
            <text:p>17,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16" calcext:value-type="float">
            <text:p>1116</text:p>
          </table:table-cell>
          <table:table-cell office:value-type="float" office:value="2554" calcext:value-type="float">
            <text:p>2554</text:p>
          </table:table-cell>
          <table:table-cell office:value-type="float" office:value="19.135" calcext:value-type="float">
            <text:p>19,1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37" calcext:value-type="float">
            <text:p>1337</text:p>
          </table:table-cell>
          <table:table-cell office:value-type="float" office:value="3040" calcext:value-type="float">
            <text:p>3040</text:p>
          </table:table-cell>
          <table:table-cell office:value-type="float" office:value="34.8150000000002" calcext:value-type="float">
            <text:p>34,81500000000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2" calcext:value-type="float">
            <text:p>1472</text:p>
          </table:table-cell>
          <table:table-cell office:value-type="float" office:value="3317" calcext:value-type="float">
            <text:p>3317</text:p>
          </table:table-cell>
          <table:table-cell office:value-type="float" office:value="38.2030000000003" calcext:value-type="float">
            <text:p>38,20300000000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93" calcext:value-type="float">
            <text:p>1393</text:p>
          </table:table-cell>
          <table:table-cell office:value-type="float" office:value="3158" calcext:value-type="float">
            <text:p>3158</text:p>
          </table:table-cell>
          <table:table-cell office:value-type="float" office:value="27.5040000000003" calcext:value-type="float">
            <text:p>27,5040000000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9" calcext:value-type="float">
            <text:p>2529</text:p>
          </table:table-cell>
          <table:table-cell office:value-type="float" office:value="6000" calcext:value-type="float">
            <text:p>6000</text:p>
          </table:table-cell>
          <table:table-cell office:value-type="float" office:value="65.9370000000014" calcext:value-type="float">
            <text:p>65,93700000000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14" calcext:value-type="float">
            <text:p>2114</text:p>
          </table:table-cell>
          <table:table-cell office:value-type="float" office:value="4952" calcext:value-type="float">
            <text:p>4952</text:p>
          </table:table-cell>
          <table:table-cell office:value-type="float" office:value="56.732000000001" calcext:value-type="float">
            <text:p>56,7320000000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68" calcext:value-type="float">
            <text:p>2068</text:p>
          </table:table-cell>
          <table:table-cell office:value-type="float" office:value="4854" calcext:value-type="float">
            <text:p>4854</text:p>
          </table:table-cell>
          <table:table-cell office:value-type="float" office:value="40.4630000000006" calcext:value-type="float">
            <text:p>40,4630000000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288" calcext:value-type="float">
            <text:p>288</text:p>
          </table:table-cell>
          <table:table-cell office:value-type="float" office:value="3.07299999999999" calcext:value-type="float">
            <text:p>3,072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1160" calcext:value-type="float">
            <text:p>1160</text:p>
          </table:table-cell>
          <table:table-cell office:value-type="float" office:value="12.5959999999999" calcext:value-type="float">
            <text:p>12,595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353" calcext:value-type="float">
            <text:p>353</text:p>
          </table:table-cell>
          <table:table-cell office:value-type="float" office:value="2.53299999999999" calcext:value-type="float">
            <text:p>2,532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08" calcext:value-type="float">
            <text:p>1408</text:p>
          </table:table-cell>
          <table:table-cell office:value-type="float" office:value="3180" calcext:value-type="float">
            <text:p>3180</text:p>
          </table:table-cell>
          <table:table-cell office:value-type="float" office:value="37.4820000000004" calcext:value-type="float">
            <text:p>37,48200000000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390" calcext:value-type="float">
            <text:p>390</text:p>
          </table:table-cell>
          <table:table-cell office:value-type="float" office:value="4.85099999999999" calcext:value-type="float">
            <text:p>4,850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1474" calcext:value-type="float">
            <text:p>1474</text:p>
          </table:table-cell>
          <table:table-cell office:value-type="float" office:value="13.2369999999999" calcext:value-type="float">
            <text:p>13,236999999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7" calcext:value-type="float">
            <text:p>1247</text:p>
          </table:table-cell>
          <table:table-cell office:value-type="float" office:value="2919" calcext:value-type="float">
            <text:p>2919</text:p>
          </table:table-cell>
          <table:table-cell office:value-type="float" office:value="32.0670000000002" calcext:value-type="float">
            <text:p>32,0670000000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5.77599999999999" calcext:value-type="float">
            <text:p>5,775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1" calcext:value-type="float">
            <text:p>3201</text:p>
          </table:table-cell>
          <table:table-cell office:value-type="float" office:value="7561" calcext:value-type="float">
            <text:p>7561</text:p>
          </table:table-cell>
          <table:table-cell office:value-type="float" office:value="64.6200000000011" calcext:value-type="float">
            <text:p>64,62000000000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874" calcext:value-type="float">
            <text:p>874</text:p>
          </table:table-cell>
          <table:table-cell office:value-type="float" office:value="9.17599999999996" calcext:value-type="float">
            <text:p>9,175999999999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2.58399999999999" calcext:value-type="float">
            <text:p>2,583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338" calcext:value-type="float">
            <text:p>338</text:p>
          </table:table-cell>
          <table:table-cell office:value-type="float" office:value="2.18699999999999" calcext:value-type="float">
            <text:p>2,186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904" calcext:value-type="float">
            <text:p>904</text:p>
          </table:table-cell>
          <table:table-cell office:value-type="float" office:value="11.151" calcext:value-type="float">
            <text:p>11,1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81" calcext:value-type="float">
            <text:p>1481</text:p>
          </table:table-cell>
          <table:table-cell office:value-type="float" office:value="3354" calcext:value-type="float">
            <text:p>3354</text:p>
          </table:table-cell>
          <table:table-cell office:value-type="float" office:value="39.8720000000003" calcext:value-type="float">
            <text:p>39,87200000000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 office:value-type="float" office:value="6898" calcext:value-type="float">
            <text:p>6898</text:p>
          </table:table-cell>
          <table:table-cell office:value-type="float" office:value="60.3390000000009" calcext:value-type="float">
            <text:p>60,3390000000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2" calcext:value-type="float">
            <text:p>3672</text:p>
          </table:table-cell>
          <table:table-cell office:value-type="float" office:value="8613" calcext:value-type="float">
            <text:p>8613</text:p>
          </table:table-cell>
          <table:table-cell office:value-type="float" office:value="95.7150000000025" calcext:value-type="float">
            <text:p>95,71500000000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541" calcext:value-type="float">
            <text:p>541</text:p>
          </table:table-cell>
          <table:table-cell office:value-type="float" office:value="6.12699999999999" calcext:value-type="float">
            <text:p>6,126999999999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2" calcext:value-type="float">
            <text:p>1122</text:p>
          </table:table-cell>
          <table:table-cell office:value-type="float" office:value="2658" calcext:value-type="float">
            <text:p>2658</text:p>
          </table:table-cell>
          <table:table-cell office:value-type="float" office:value="22.1530000000001" calcext:value-type="float">
            <text:p>22,15300000000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float" office:value="903" calcext:value-type="float">
            <text:p>903</text:p>
          </table:table-cell>
          <table:table-cell office:value-type="float" office:value="9.80799999999996" calcext:value-type="float">
            <text:p>9,807999999999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465" calcext:value-type="float">
            <text:p>465</text:p>
          </table:table-cell>
          <table:table-cell office:value-type="float" office:value="4.69399999999998" calcext:value-type="float">
            <text:p>4,693999999999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94" calcext:value-type="float">
            <text:p>1294</text:p>
          </table:table-cell>
          <table:table-cell office:value-type="float" office:value="2985" calcext:value-type="float">
            <text:p>2985</text:p>
          </table:table-cell>
          <table:table-cell office:value-type="float" office:value="21.4020000000002" calcext:value-type="float">
            <text:p>21,40200000000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2506" calcext:value-type="float">
            <text:p>2506</text:p>
          </table:table-cell>
          <table:table-cell office:value-type="float" office:value="31.7950000000001" calcext:value-type="float">
            <text:p>31,79500000000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424" calcext:value-type="float">
            <text:p>2424</text:p>
          </table:table-cell>
          <table:table-cell office:value-type="float" office:value="30.347" calcext:value-type="float">
            <text:p>30,3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0" calcext:value-type="float">
            <text:p>3260</text:p>
          </table:table-cell>
          <table:table-cell office:value-type="float" office:value="7364" calcext:value-type="float">
            <text:p>7364</text:p>
          </table:table-cell>
          <table:table-cell office:value-type="float" office:value="65.5170000000008" calcext:value-type="float">
            <text:p>65,5170000000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office:value-type="float" office:value="1328" calcext:value-type="float">
            <text:p>1328</text:p>
          </table:table-cell>
          <table:table-cell office:value-type="float" office:value="15.0009999999999" calcext:value-type="float">
            <text:p>15,00099999999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2328" calcext:value-type="float">
            <text:p>2328</text:p>
          </table:table-cell>
          <table:table-cell office:value-type="float" office:value="27.5850000000001" calcext:value-type="float">
            <text:p>27,5850000000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01" calcext:value-type="float">
            <text:p>1301</text:p>
          </table:table-cell>
          <table:table-cell office:value-type="float" office:value="3119" calcext:value-type="float">
            <text:p>3119</text:p>
          </table:table-cell>
          <table:table-cell office:value-type="float" office:value="27.0030000000003" calcext:value-type="float">
            <text:p>27,00300000000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.51599999999999" calcext:value-type="float">
            <text:p>2,515999999999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.696" calcext:value-type="float">
            <text:p>0,6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float" office:value="640" calcext:value-type="float">
            <text:p>640</text:p>
          </table:table-cell>
          <table:table-cell office:value-type="float" office:value="4.45099999999996" calcext:value-type="float">
            <text:p>4,450999999999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8" calcext:value-type="float">
            <text:p>858</text:p>
          </table:table-cell>
          <table:table-cell office:value-type="float" office:value="1949" calcext:value-type="float">
            <text:p>1949</text:p>
          </table:table-cell>
          <table:table-cell office:value-type="float" office:value="24.656" calcext:value-type="float">
            <text:p>24,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09" calcext:value-type="float">
            <text:p>3909</text:p>
          </table:table-cell>
          <table:table-cell office:value-type="float" office:value="8840" calcext:value-type="float">
            <text:p>8840</text:p>
          </table:table-cell>
          <table:table-cell office:value-type="float" office:value="106.106000000002" calcext:value-type="float">
            <text:p>106,106000000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3250" calcext:value-type="float">
            <text:p>3250</text:p>
          </table:table-cell>
          <table:table-cell office:value-type="float" office:value="29.5250000000003" calcext:value-type="float">
            <text:p>29,5250000000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306" calcext:value-type="float">
            <text:p>306</text:p>
          </table:table-cell>
          <table:table-cell office:value-type="float" office:value="3.46299999999999" calcext:value-type="float">
            <text:p>3,4629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1.668" calcext:value-type="float">
            <text:p>1,6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48" calcext:value-type="float">
            <text:p>1548</text:p>
          </table:table-cell>
          <table:table-cell office:value-type="float" office:value="3587" calcext:value-type="float">
            <text:p>3587</text:p>
          </table:table-cell>
          <table:table-cell office:value-type="float" office:value="30.3840000000005" calcext:value-type="float">
            <text:p>30,3840000000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  <table:table-cell office:value-type="float" office:value="2.145" calcext:value-type="float">
            <text:p>2,1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22" calcext:value-type="float">
            <text:p>722</text:p>
          </table:table-cell>
          <table:table-cell office:value-type="float" office:value="1672" calcext:value-type="float">
            <text:p>1672</text:p>
          </table:table-cell>
          <table:table-cell office:value-type="float" office:value="18.5539999999999" calcext:value-type="float">
            <text:p>18,553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785" calcext:value-type="float">
            <text:p>785</text:p>
          </table:table-cell>
          <table:table-cell office:value-type="float" office:value="5.55099999999995" calcext:value-type="float">
            <text:p>5,550999999999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float" office:value="418" calcext:value-type="float">
            <text:p>418</text:p>
          </table:table-cell>
          <table:table-cell office:value-type="float" office:value="5.31399999999999" calcext:value-type="float">
            <text:p>5,3139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67" calcext:value-type="float">
            <text:p>1167</text:p>
          </table:table-cell>
          <table:table-cell office:value-type="float" office:value="2684" calcext:value-type="float">
            <text:p>2684</text:p>
          </table:table-cell>
          <table:table-cell office:value-type="float" office:value="32.5870000000001" calcext:value-type="float">
            <text:p>32,5870000000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64" calcext:value-type="float">
            <text:p>2764</text:p>
          </table:table-cell>
          <table:table-cell office:value-type="float" office:value="6219" calcext:value-type="float">
            <text:p>6219</text:p>
          </table:table-cell>
          <table:table-cell office:value-type="float" office:value="55.2020000000011" calcext:value-type="float">
            <text:p>55,202000000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office:value-type="float" office:value="3131" calcext:value-type="float">
            <text:p>3131</text:p>
          </table:table-cell>
          <table:table-cell office:value-type="float" office:value="35.9790000000001" calcext:value-type="float">
            <text:p>35,97900000000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95" calcext:value-type="float">
            <text:p>895</text:p>
          </table:table-cell>
          <table:table-cell office:value-type="float" office:value="2139" calcext:value-type="float">
            <text:p>2139</text:p>
          </table:table-cell>
          <table:table-cell office:value-type="float" office:value="24.869" calcext:value-type="float">
            <text:p>24,8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office:value-type="float" office:value="688" calcext:value-type="float">
            <text:p>688</text:p>
          </table:table-cell>
          <table:table-cell office:value-type="float" office:value="5.67099999999996" calcext:value-type="float">
            <text:p>5,670999999999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34" calcext:value-type="float">
            <text:p>634</text:p>
          </table:table-cell>
          <table:table-cell office:value-type="float" office:value="8.27599999999997" calcext:value-type="float">
            <text:p>8,275999999999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479" calcext:value-type="float">
            <text:p>479</text:p>
          </table:table-cell>
          <table:table-cell office:value-type="float" office:value="5.50099999999998" calcext:value-type="float">
            <text:p>5,500999999999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4" calcext:value-type="float">
            <text:p>484</text:p>
          </table:table-cell>
          <table:table-cell office:value-type="float" office:value="1149" calcext:value-type="float">
            <text:p>1149</text:p>
          </table:table-cell>
          <table:table-cell office:value-type="float" office:value="8.39099999999995" calcext:value-type="float">
            <text:p>8,390999999999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1440" calcext:value-type="float">
            <text:p>1440</text:p>
          </table:table-cell>
          <table:table-cell office:value-type="float" office:value="18.248" calcext:value-type="float">
            <text:p>18,2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9" calcext:value-type="float">
            <text:p>1149</text:p>
          </table:table-cell>
          <table:table-cell office:value-type="float" office:value="2657" calcext:value-type="float">
            <text:p>2657</text:p>
          </table:table-cell>
          <table:table-cell office:value-type="float" office:value="31.3720000000001" calcext:value-type="float">
            <text:p>31,37200000000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6" calcext:value-type="float">
            <text:p>526</text:p>
          </table:table-cell>
          <table:table-cell office:value-type="float" office:value="1245" calcext:value-type="float">
            <text:p>1245</text:p>
          </table:table-cell>
          <table:table-cell office:value-type="float" office:value="11.2469999999999" calcext:value-type="float">
            <text:p>11,246999999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3" calcext:value-type="float">
            <text:p>963</text:p>
          </table:table-cell>
          <table:table-cell office:value-type="float" office:value="2345" calcext:value-type="float">
            <text:p>2345</text:p>
          </table:table-cell>
          <table:table-cell office:value-type="float" office:value="26.221" calcext:value-type="float">
            <text:p>26,2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float" office:value="2230" calcext:value-type="float">
            <text:p>2230</text:p>
          </table:table-cell>
          <table:table-cell office:value-type="float" office:value="25.842" calcext:value-type="float">
            <text:p>25,8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14" calcext:value-type="float">
            <text:p>1914</text:p>
          </table:table-cell>
          <table:table-cell office:value-type="float" office:value="4566" calcext:value-type="float">
            <text:p>4566</text:p>
          </table:table-cell>
          <table:table-cell office:value-type="float" office:value="38.9320000000006" calcext:value-type="float">
            <text:p>38,93200000000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1225" calcext:value-type="float">
            <text:p>1225</text:p>
          </table:table-cell>
          <table:table-cell office:value-type="float" office:value="14.2029999999999" calcext:value-type="float">
            <text:p>14,2029999999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office:value-type="float" office:value="611" calcext:value-type="float">
            <text:p>611</text:p>
          </table:table-cell>
          <table:table-cell office:value-type="float" office:value="6.46199999999998" calcext:value-type="float">
            <text:p>6,461999999999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2.88299999999998" calcext:value-type="float">
            <text:p>2,882999999999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82" calcext:value-type="float">
            <text:p>782</text:p>
          </table:table-cell>
          <table:table-cell office:value-type="float" office:value="1781" calcext:value-type="float">
            <text:p>1781</text:p>
          </table:table-cell>
          <table:table-cell office:value-type="float" office:value="23.072" calcext:value-type="float">
            <text:p>23,0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60" calcext:value-type="float">
            <text:p>760</text:p>
          </table:table-cell>
          <table:table-cell office:value-type="float" office:value="1767" calcext:value-type="float">
            <text:p>1767</text:p>
          </table:table-cell>
          <table:table-cell office:value-type="float" office:value="20.81" calcext:value-type="float">
            <text:p>20,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402" calcext:value-type="float">
            <text:p>402</text:p>
          </table:table-cell>
          <table:table-cell office:value-type="float" office:value="3.46499999999999" calcext:value-type="float">
            <text:p>3,464999999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7" calcext:value-type="float">
            <text:p>10507</text:p>
          </table:table-cell>
          <table:table-cell office:value-type="float" office:value="24748" calcext:value-type="float">
            <text:p>24748</text:p>
          </table:table-cell>
          <table:table-cell office:value-type="float" office:value="277.817999999984" calcext:value-type="float">
            <text:p>277,8179999999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80" calcext:value-type="float">
            <text:p>1380</text:p>
          </table:table-cell>
          <table:table-cell office:value-type="float" office:value="3190" calcext:value-type="float">
            <text:p>3190</text:p>
          </table:table-cell>
          <table:table-cell office:value-type="float" office:value="37.8250000000003" calcext:value-type="float">
            <text:p>37,82500000000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85" calcext:value-type="float">
            <text:p>1985</text:p>
          </table:table-cell>
          <table:table-cell office:value-type="float" office:value="4715" calcext:value-type="float">
            <text:p>4715</text:p>
          </table:table-cell>
          <table:table-cell office:value-type="float" office:value="39.7270000000007" calcext:value-type="float">
            <text:p>39,72700000000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37" calcext:value-type="float">
            <text:p>437</text:p>
          </table:table-cell>
          <table:table-cell office:value-type="float" office:value="4.63099999999998" calcext:value-type="float">
            <text:p>4,630999999999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575" calcext:value-type="float">
            <text:p>575</text:p>
          </table:table-cell>
          <table:table-cell office:value-type="float" office:value="6.10699999999998" calcext:value-type="float">
            <text:p>6,106999999999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1.332" calcext:value-type="float">
            <text:p>1,3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2" calcext:value-type="float">
            <text:p>382</text:p>
          </table:table-cell>
          <table:table-cell office:value-type="float" office:value="904" calcext:value-type="float">
            <text:p>904</text:p>
          </table:table-cell>
          <table:table-cell office:value-type="float" office:value="11.631" calcext:value-type="float">
            <text:p>11,6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90" calcext:value-type="float">
            <text:p>790</text:p>
          </table:table-cell>
          <table:table-cell office:value-type="float" office:value="1761" calcext:value-type="float">
            <text:p>1761</text:p>
          </table:table-cell>
          <table:table-cell office:value-type="float" office:value="20.6639999999999" calcext:value-type="float">
            <text:p>20,663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64" calcext:value-type="float">
            <text:p>2864</text:p>
          </table:table-cell>
          <table:table-cell office:value-type="float" office:value="6511" calcext:value-type="float">
            <text:p>6511</text:p>
          </table:table-cell>
          <table:table-cell office:value-type="float" office:value="58.1150000000014" calcext:value-type="float">
            <text:p>58,115000000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8" calcext:value-type="float">
            <text:p>3278</text:p>
          </table:table-cell>
          <table:table-cell office:value-type="float" office:value="7763" calcext:value-type="float">
            <text:p>7763</text:p>
          </table:table-cell>
          <table:table-cell office:value-type="float" office:value="89.0570000000025" calcext:value-type="float">
            <text:p>89,05700000000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11" calcext:value-type="float">
            <text:p>1311</text:p>
          </table:table-cell>
          <table:table-cell office:value-type="float" office:value="3155" calcext:value-type="float">
            <text:p>3155</text:p>
          </table:table-cell>
          <table:table-cell office:value-type="float" office:value="37.2500000000002" calcext:value-type="float">
            <text:p>37,25000000000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69" calcext:value-type="float">
            <text:p>1169</text:p>
          </table:table-cell>
          <table:table-cell office:value-type="float" office:value="2785" calcext:value-type="float">
            <text:p>2785</text:p>
          </table:table-cell>
          <table:table-cell office:value-type="float" office:value="23.7740000000001" calcext:value-type="float">
            <text:p>23,77400000000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470" calcext:value-type="float">
            <text:p>470</text:p>
          </table:table-cell>
          <table:table-cell office:value-type="float" office:value="5.09999999999998" calcext:value-type="float">
            <text:p>5,099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651" calcext:value-type="float">
            <text:p>651</text:p>
          </table:table-cell>
          <table:table-cell office:value-type="float" office:value="7.40099999999998" calcext:value-type="float">
            <text:p>7,400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4" calcext:value-type="float">
            <text:p>614</text:p>
          </table:table-cell>
          <table:table-cell office:value-type="float" office:value="1444" calcext:value-type="float">
            <text:p>1444</text:p>
          </table:table-cell>
          <table:table-cell office:value-type="float" office:value="10.614" calcext:value-type="float">
            <text:p>10,6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8" calcext:value-type="float">
            <text:p>618</text:p>
          </table:table-cell>
          <table:table-cell office:value-type="float" office:value="1397" calcext:value-type="float">
            <text:p>1397</text:p>
          </table:table-cell>
          <table:table-cell office:value-type="float" office:value="17.925" calcext:value-type="float">
            <text:p>17,9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7" calcext:value-type="float">
            <text:p>2507</text:p>
          </table:table-cell>
          <table:table-cell office:value-type="float" office:value="5667" calcext:value-type="float">
            <text:p>5667</text:p>
          </table:table-cell>
          <table:table-cell office:value-type="float" office:value="67.7440000000017" calcext:value-type="float">
            <text:p>67,74400000000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50" calcext:value-type="float">
            <text:p>1350</text:p>
          </table:table-cell>
          <table:table-cell office:value-type="float" office:value="3031" calcext:value-type="float">
            <text:p>3031</text:p>
          </table:table-cell>
          <table:table-cell office:value-type="float" office:value="24.5590000000002" calcext:value-type="float">
            <text:p>24,5590000000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62" calcext:value-type="float">
            <text:p>9462</text:p>
          </table:table-cell>
          <table:table-cell office:value-type="float" office:value="22037" calcext:value-type="float">
            <text:p>22037</text:p>
          </table:table-cell>
          <table:table-cell office:value-type="float" office:value="250.774999999988" calcext:value-type="float">
            <text:p>250,7749999999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office:value-type="float" office:value="1581" calcext:value-type="float">
            <text:p>1581</text:p>
          </table:table-cell>
          <table:table-cell office:value-type="float" office:value="18.6179999999999" calcext:value-type="float">
            <text:p>18,617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418" calcext:value-type="float">
            <text:p>418</text:p>
          </table:table-cell>
          <table:table-cell office:value-type="float" office:value="3.53099999999999" calcext:value-type="float">
            <text:p>3,5309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4" calcext:value-type="float">
            <text:p>324</text:p>
          </table:table-cell>
          <table:table-cell office:value-type="float" office:value="769" calcext:value-type="float">
            <text:p>769</text:p>
          </table:table-cell>
          <table:table-cell office:value-type="float" office:value="8.61999999999998" calcext:value-type="float">
            <text:p>8,619999999999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28" calcext:value-type="float">
            <text:p>1528</text:p>
          </table:table-cell>
          <table:table-cell office:value-type="float" office:value="3542" calcext:value-type="float">
            <text:p>3542</text:p>
          </table:table-cell>
          <table:table-cell office:value-type="float" office:value="40.2880000000005" calcext:value-type="float">
            <text:p>40,28800000000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404" calcext:value-type="float">
            <text:p>1404</text:p>
          </table:table-cell>
          <table:table-cell office:value-type="float" office:value="10.2509999999999" calcext:value-type="float">
            <text:p>10,250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47" calcext:value-type="float">
            <text:p>4147</text:p>
          </table:table-cell>
          <table:table-cell office:value-type="float" office:value="9273" calcext:value-type="float">
            <text:p>9273</text:p>
          </table:table-cell>
          <table:table-cell office:value-type="float" office:value="115.921000000003" calcext:value-type="float">
            <text:p>115,9210000000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float" office:value="1300" calcext:value-type="float">
            <text:p>1300</text:p>
          </table:table-cell>
          <table:table-cell office:value-type="float" office:value="14.9599999999999" calcext:value-type="float">
            <text:p>14,959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211" calcext:value-type="float">
            <text:p>4211</text:p>
          </table:table-cell>
          <table:table-cell office:value-type="float" office:value="9417" calcext:value-type="float">
            <text:p>9417</text:p>
          </table:table-cell>
          <table:table-cell office:value-type="float" office:value="74.8390000000011" calcext:value-type="float">
            <text:p>74,8390000000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2" calcext:value-type="float">
            <text:p>652</text:p>
          </table:table-cell>
          <table:table-cell office:value-type="float" office:value="1546" calcext:value-type="float">
            <text:p>1546</text:p>
          </table:table-cell>
          <table:table-cell office:value-type="float" office:value="17.937" calcext:value-type="float">
            <text:p>17,9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04" calcext:value-type="float">
            <text:p>3404</text:p>
          </table:table-cell>
          <table:table-cell office:value-type="float" office:value="8050" calcext:value-type="float">
            <text:p>8050</text:p>
          </table:table-cell>
          <table:table-cell office:value-type="float" office:value="91.5220000000021" calcext:value-type="float">
            <text:p>91,52200000000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 office:value-type="float" office:value="856" calcext:value-type="float">
            <text:p>856</text:p>
          </table:table-cell>
          <table:table-cell office:value-type="float" office:value="6.87199999999998" calcext:value-type="float">
            <text:p>6,871999999999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  <table:table-cell office:value-type="float" office:value="1436" calcext:value-type="float">
            <text:p>1436</text:p>
          </table:table-cell>
          <table:table-cell office:value-type="float" office:value="16.9139999999999" calcext:value-type="float">
            <text:p>16,913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 office:value-type="float" office:value="1312" calcext:value-type="float">
            <text:p>1312</text:p>
          </table:table-cell>
          <table:table-cell office:value-type="float" office:value="14.9519999999999" calcext:value-type="float">
            <text:p>14,951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1.95299999999999" calcext:value-type="float">
            <text:p>1,9529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82" calcext:value-type="float">
            <text:p>4682</text:p>
          </table:table-cell>
          <table:table-cell office:value-type="float" office:value="10629" calcext:value-type="float">
            <text:p>10629</text:p>
          </table:table-cell>
          <table:table-cell office:value-type="float" office:value="133.236000000002" calcext:value-type="float">
            <text:p>133,2360000000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82" calcext:value-type="float">
            <text:p>1082</text:p>
          </table:table-cell>
          <table:table-cell office:value-type="float" office:value="2514" calcext:value-type="float">
            <text:p>2514</text:p>
          </table:table-cell>
          <table:table-cell office:value-type="float" office:value="29.4100000000001" calcext:value-type="float">
            <text:p>29,41000000000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50" calcext:value-type="float">
            <text:p>1750</text:p>
          </table:table-cell>
          <table:table-cell office:value-type="float" office:value="3965" calcext:value-type="float">
            <text:p>3965</text:p>
          </table:table-cell>
          <table:table-cell office:value-type="float" office:value="33.0500000000008" calcext:value-type="float">
            <text:p>33,0500000000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794" calcext:value-type="float">
            <text:p>794</text:p>
          </table:table-cell>
          <table:table-cell office:value-type="float" office:value="8.50899999999998" calcext:value-type="float">
            <text:p>8,508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614" calcext:value-type="float">
            <text:p>5614</text:p>
          </table:table-cell>
          <table:table-cell office:value-type="float" office:value="13156" calcext:value-type="float">
            <text:p>13156</text:p>
          </table:table-cell>
          <table:table-cell office:value-type="float" office:value="149.963000000001" calcext:value-type="float">
            <text:p>149,9630000000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799" calcext:value-type="float">
            <text:p>799</text:p>
          </table:table-cell>
          <table:table-cell office:value-type="float" office:value="6.44999999999996" calcext:value-type="float">
            <text:p>6,449999999999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501" calcext:value-type="float">
            <text:p>501</text:p>
          </table:table-cell>
          <table:table-cell office:value-type="float" office:value="5.32199999999998" calcext:value-type="float">
            <text:p>5,321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  <table:table-cell office:value-type="float" office:value="644" calcext:value-type="float">
            <text:p>644</text:p>
          </table:table-cell>
          <table:table-cell office:value-type="float" office:value="7.38199999999997" calcext:value-type="float">
            <text:p>7,381999999999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66" calcext:value-type="float">
            <text:p>1066</text:p>
          </table:table-cell>
          <table:table-cell office:value-type="float" office:value="2394" calcext:value-type="float">
            <text:p>2394</text:p>
          </table:table-cell>
          <table:table-cell office:value-type="float" office:value="17.419" calcext:value-type="float">
            <text:p>17,4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547" calcext:value-type="float">
            <text:p>547</text:p>
          </table:table-cell>
          <table:table-cell office:value-type="float" office:value="6.81799999999998" calcext:value-type="float">
            <text:p>6,817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57" calcext:value-type="float">
            <text:p>1457</text:p>
          </table:table-cell>
          <table:table-cell office:value-type="float" office:value="3291" calcext:value-type="float">
            <text:p>3291</text:p>
          </table:table-cell>
          <table:table-cell office:value-type="float" office:value="37.6710000000004" calcext:value-type="float">
            <text:p>37,67100000000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8" calcext:value-type="float">
            <text:p>328</text:p>
          </table:table-cell>
          <table:table-cell office:value-type="float" office:value="792" calcext:value-type="float">
            <text:p>792</text:p>
          </table:table-cell>
          <table:table-cell office:value-type="float" office:value="6.06099999999998" calcext:value-type="float">
            <text:p>6,06099999999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65" calcext:value-type="float">
            <text:p>5465</text:p>
          </table:table-cell>
          <table:table-cell office:value-type="float" office:value="12965" calcext:value-type="float">
            <text:p>12965</text:p>
          </table:table-cell>
          <table:table-cell office:value-type="float" office:value="144.913000000002" calcext:value-type="float">
            <text:p>144,9130000000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15" calcext:value-type="float">
            <text:p>2615</text:p>
          </table:table-cell>
          <table:table-cell office:value-type="float" office:value="6108" calcext:value-type="float">
            <text:p>6108</text:p>
          </table:table-cell>
          <table:table-cell office:value-type="float" office:value="68.5520000000016" calcext:value-type="float">
            <text:p>68,55200000000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08" calcext:value-type="float">
            <text:p>908</text:p>
          </table:table-cell>
          <table:table-cell office:value-type="float" office:value="2174" calcext:value-type="float">
            <text:p>2174</text:p>
          </table:table-cell>
          <table:table-cell office:value-type="float" office:value="18.3009999999999" calcext:value-type="float">
            <text:p>18,300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84" calcext:value-type="float">
            <text:p>284</text:p>
          </table:table-cell>
          <table:table-cell office:value-type="float" office:value="3.04499999999999" calcext:value-type="float">
            <text:p>3,0449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7" calcext:value-type="float">
            <text:p>487</text:p>
          </table:table-cell>
          <table:table-cell office:value-type="float" office:value="1110" calcext:value-type="float">
            <text:p>1110</text:p>
          </table:table-cell>
          <table:table-cell office:value-type="float" office:value="12.1529999999999" calcext:value-type="float">
            <text:p>12,152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0.669000000000001" calcext:value-type="float">
            <text:p>0,6690000000000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38" calcext:value-type="float">
            <text:p>538</text:p>
          </table:table-cell>
          <table:table-cell office:value-type="float" office:value="1210" calcext:value-type="float">
            <text:p>1210</text:p>
          </table:table-cell>
          <table:table-cell office:value-type="float" office:value="15.8879999999999" calcext:value-type="float">
            <text:p>15,887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568" calcext:value-type="float">
            <text:p>2568</text:p>
          </table:table-cell>
          <table:table-cell office:value-type="float" office:value="29.6080000000002" calcext:value-type="float">
            <text:p>29,60800000000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13" calcext:value-type="float">
            <text:p>1313</text:p>
          </table:table-cell>
          <table:table-cell office:value-type="float" office:value="2878" calcext:value-type="float">
            <text:p>2878</text:p>
          </table:table-cell>
          <table:table-cell office:value-type="float" office:value="23.5210000000003" calcext:value-type="float">
            <text:p>23,52100000000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office:value-type="float" office:value="2603" calcext:value-type="float">
            <text:p>2603</text:p>
          </table:table-cell>
          <table:table-cell office:value-type="float" office:value="27.5880000000002" calcext:value-type="float">
            <text:p>27,58800000000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267" calcext:value-type="float">
            <text:p>4267</text:p>
          </table:table-cell>
          <table:table-cell office:value-type="float" office:value="10043" calcext:value-type="float">
            <text:p>10043</text:p>
          </table:table-cell>
          <table:table-cell office:value-type="float" office:value="113.310000000004" calcext:value-type="float">
            <text:p>113,310000000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35" calcext:value-type="float">
            <text:p>1635</text:p>
          </table:table-cell>
          <table:table-cell office:value-type="float" office:value="3940" calcext:value-type="float">
            <text:p>3940</text:p>
          </table:table-cell>
          <table:table-cell office:value-type="float" office:value="33.2160000000006" calcext:value-type="float">
            <text:p>33,21600000000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2.30199999999999" calcext:value-type="float">
            <text:p>2,30199999999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500" calcext:value-type="float">
            <text:p>500</text:p>
          </table:table-cell>
          <table:table-cell office:value-type="float" office:value="3.26599999999998" calcext:value-type="float">
            <text:p>3,265999999999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729" calcext:value-type="float">
            <text:p>729</text:p>
          </table:table-cell>
          <table:table-cell office:value-type="float" office:value="9.54499999999996" calcext:value-type="float">
            <text:p>9,544999999999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55" calcext:value-type="float">
            <text:p>1355</text:p>
          </table:table-cell>
          <table:table-cell office:value-type="float" office:value="3137" calcext:value-type="float">
            <text:p>3137</text:p>
          </table:table-cell>
          <table:table-cell office:value-type="float" office:value="37.2580000000002" calcext:value-type="float">
            <text:p>37,25800000000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66" calcext:value-type="float">
            <text:p>266</text:p>
          </table:table-cell>
          <table:table-cell office:value-type="float" office:value="3.005" calcext:value-type="float">
            <text:p>3,0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38" calcext:value-type="float">
            <text:p>838</text:p>
          </table:table-cell>
          <table:table-cell office:value-type="float" office:value="2010" calcext:value-type="float">
            <text:p>2010</text:p>
          </table:table-cell>
          <table:table-cell office:value-type="float" office:value="22.4030000000001" calcext:value-type="float">
            <text:p>22,40300000000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00" calcext:value-type="float">
            <text:p>2400</text:p>
          </table:table-cell>
          <table:table-cell office:value-type="float" office:value="5657" calcext:value-type="float">
            <text:p>5657</text:p>
          </table:table-cell>
          <table:table-cell office:value-type="float" office:value="47.4120000000009" calcext:value-type="float">
            <text:p>47,41200000000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393" calcext:value-type="float">
            <text:p>393</text:p>
          </table:table-cell>
          <table:table-cell office:value-type="float" office:value="4.36899999999999" calcext:value-type="float">
            <text:p>4,368999999999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1.701" calcext:value-type="float">
            <text:p>1,7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21" calcext:value-type="float">
            <text:p>2121</text:p>
          </table:table-cell>
          <table:table-cell office:value-type="float" office:value="4835" calcext:value-type="float">
            <text:p>4835</text:p>
          </table:table-cell>
          <table:table-cell office:value-type="float" office:value="61.975000000001" calcext:value-type="float">
            <text:p>61,9750000000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2.124" calcext:value-type="float">
            <text:p>2,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02" calcext:value-type="float">
            <text:p>4502</text:p>
          </table:table-cell>
          <table:table-cell office:value-type="float" office:value="10163" calcext:value-type="float">
            <text:p>10163</text:p>
          </table:table-cell>
          <table:table-cell office:value-type="float" office:value="89.8520000000025" calcext:value-type="float">
            <text:p>89,8520000000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.221" calcext:value-type="float">
            <text:p>1,2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61" calcext:value-type="float">
            <text:p>1361</text:p>
          </table:table-cell>
          <table:table-cell office:value-type="float" office:value="3214" calcext:value-type="float">
            <text:p>3214</text:p>
          </table:table-cell>
          <table:table-cell office:value-type="float" office:value="36.1700000000003" calcext:value-type="float">
            <text:p>36,17000000000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12" calcext:value-type="float">
            <text:p>1412</text:p>
          </table:table-cell>
          <table:table-cell office:value-type="float" office:value="3308" calcext:value-type="float">
            <text:p>3308</text:p>
          </table:table-cell>
          <table:table-cell office:value-type="float" office:value="27.0470000000003" calcext:value-type="float">
            <text:p>27,04700000000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261" calcext:value-type="float">
            <text:p>261</text:p>
          </table:table-cell>
          <table:table-cell office:value-type="float" office:value="2.79699999999999" calcext:value-type="float">
            <text:p>2,79699999999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78" calcext:value-type="float">
            <text:p>178</text:p>
          </table:table-cell>
          <table:table-cell office:value-type="float" office:value="1.738" calcext:value-type="float">
            <text:p>1,7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0" calcext:value-type="float">
            <text:p>430</text:p>
          </table:table-cell>
          <table:table-cell office:value-type="float" office:value="1025" calcext:value-type="float">
            <text:p>1025</text:p>
          </table:table-cell>
          <table:table-cell office:value-type="float" office:value="7.44199999999997" calcext:value-type="float">
            <text:p>7,441999999999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38" calcext:value-type="float">
            <text:p>1238</text:p>
          </table:table-cell>
          <table:table-cell office:value-type="float" office:value="2813" calcext:value-type="float">
            <text:p>2813</text:p>
          </table:table-cell>
          <table:table-cell office:value-type="float" office:value="35.8230000000002" calcext:value-type="float">
            <text:p>35,82300000000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94" calcext:value-type="float">
            <text:p>494</text:p>
          </table:table-cell>
          <table:table-cell office:value-type="float" office:value="1177" calcext:value-type="float">
            <text:p>1177</text:p>
          </table:table-cell>
          <table:table-cell office:value-type="float" office:value="13.8779999999999" calcext:value-type="float">
            <text:p>13,8779999999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42" calcext:value-type="float">
            <text:p>11642</text:p>
          </table:table-cell>
          <table:table-cell office:value-type="float" office:value="26035" calcext:value-type="float">
            <text:p>26035</text:p>
          </table:table-cell>
          <table:table-cell office:value-type="float" office:value="253.073999999978" calcext:value-type="float">
            <text:p>253,0739999999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29" calcext:value-type="float">
            <text:p>2729</text:p>
          </table:table-cell>
          <table:table-cell office:value-type="float" office:value="6332" calcext:value-type="float">
            <text:p>6332</text:p>
          </table:table-cell>
          <table:table-cell office:value-type="float" office:value="71.1650000000015" calcext:value-type="float">
            <text:p>71,16500000000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11" calcext:value-type="float">
            <text:p>1611</text:p>
          </table:table-cell>
          <table:table-cell office:value-type="float" office:value="3803" calcext:value-type="float">
            <text:p>3803</text:p>
          </table:table-cell>
          <table:table-cell office:value-type="float" office:value="44.2180000000007" calcext:value-type="float">
            <text:p>44,21800000000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4" calcext:value-type="float">
            <text:p>264</text:p>
          </table:table-cell>
          <table:table-cell office:value-type="float" office:value="686" calcext:value-type="float">
            <text:p>686</text:p>
          </table:table-cell>
          <table:table-cell office:value-type="float" office:value="5.38699999999997" calcext:value-type="float">
            <text:p>5,386999999999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415" calcext:value-type="float">
            <text:p>415</text:p>
          </table:table-cell>
          <table:table-cell office:value-type="float" office:value="4.83099999999999" calcext:value-type="float">
            <text:p>4,8309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3" calcext:value-type="float">
            <text:p>313</text:p>
          </table:table-cell>
          <table:table-cell office:value-type="float" office:value="731" calcext:value-type="float">
            <text:p>731</text:p>
          </table:table-cell>
          <table:table-cell office:value-type="float" office:value="8.36899999999998" calcext:value-type="float">
            <text:p>8,368999999999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19" calcext:value-type="float">
            <text:p>919</text:p>
          </table:table-cell>
          <table:table-cell office:value-type="float" office:value="2151" calcext:value-type="float">
            <text:p>2151</text:p>
          </table:table-cell>
          <table:table-cell office:value-type="float" office:value="16.1189999999999" calcext:value-type="float">
            <text:p>16,118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289" calcext:value-type="float">
            <text:p>289</text:p>
          </table:table-cell>
          <table:table-cell office:value-type="float" office:value="3.37699999999999" calcext:value-type="float">
            <text:p>3,3769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87" calcext:value-type="float">
            <text:p>2187</text:p>
          </table:table-cell>
          <table:table-cell office:value-type="float" office:value="4972" calcext:value-type="float">
            <text:p>4972</text:p>
          </table:table-cell>
          <table:table-cell office:value-type="float" office:value="58.6090000000011" calcext:value-type="float">
            <text:p>58,60900000000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34" calcext:value-type="float">
            <text:p>634</text:p>
          </table:table-cell>
          <table:table-cell office:value-type="float" office:value="6.33799999999998" calcext:value-type="float">
            <text:p>6,3379999999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460" calcext:value-type="float">
            <text:p>460</text:p>
          </table:table-cell>
          <table:table-cell office:value-type="float" office:value="5.50999999999998" calcext:value-type="float">
            <text:p>5,509999999999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48" calcext:value-type="float">
            <text:p>948</text:p>
          </table:table-cell>
          <table:table-cell office:value-type="float" office:value="2289" calcext:value-type="float">
            <text:p>2289</text:p>
          </table:table-cell>
          <table:table-cell office:value-type="float" office:value="26.5660000000001" calcext:value-type="float">
            <text:p>26,56600000000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10" calcext:value-type="float">
            <text:p>2810</text:p>
          </table:table-cell>
          <table:table-cell office:value-type="float" office:value="6703" calcext:value-type="float">
            <text:p>6703</text:p>
          </table:table-cell>
          <table:table-cell office:value-type="float" office:value="56.5760000000007" calcext:value-type="float">
            <text:p>56,57600000000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444" calcext:value-type="float">
            <text:p>444</text:p>
          </table:table-cell>
          <table:table-cell office:value-type="float" office:value="4.30199999999998" calcext:value-type="float">
            <text:p>4,301999999999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24" calcext:value-type="float">
            <text:p>1224</text:p>
          </table:table-cell>
          <table:table-cell office:value-type="float" office:value="2816" calcext:value-type="float">
            <text:p>2816</text:p>
          </table:table-cell>
          <table:table-cell office:value-type="float" office:value="32.7130000000002" calcext:value-type="float">
            <text:p>32,71300000000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313" calcext:value-type="float">
            <text:p>313</text:p>
          </table:table-cell>
          <table:table-cell office:value-type="float" office:value="2.29799999999999" calcext:value-type="float">
            <text:p>2,2979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21" calcext:value-type="float">
            <text:p>1521</text:p>
          </table:table-cell>
          <table:table-cell office:value-type="float" office:value="3443" calcext:value-type="float">
            <text:p>3443</text:p>
          </table:table-cell>
          <table:table-cell office:value-type="float" office:value="41.7530000000004" calcext:value-type="float">
            <text:p>41,75300000000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office:value-type="float" office:value="12.8059999999999" calcext:value-type="float">
            <text:p>12,805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67" calcext:value-type="float">
            <text:p>1967</text:p>
          </table:table-cell>
          <table:table-cell office:value-type="float" office:value="4463" calcext:value-type="float">
            <text:p>4463</text:p>
          </table:table-cell>
          <table:table-cell office:value-type="float" office:value="42.5690000000005" calcext:value-type="float">
            <text:p>42,5690000000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4" calcext:value-type="float">
            <text:p>524</text:p>
          </table:table-cell>
          <table:table-cell office:value-type="float" office:value="1264" calcext:value-type="float">
            <text:p>1264</text:p>
          </table:table-cell>
          <table:table-cell office:value-type="float" office:value="14.6889999999999" calcext:value-type="float">
            <text:p>14,6889999999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80" calcext:value-type="float">
            <text:p>1080</text:p>
          </table:table-cell>
          <table:table-cell office:value-type="float" office:value="2572" calcext:value-type="float">
            <text:p>2572</text:p>
          </table:table-cell>
          <table:table-cell office:value-type="float" office:value="28.6860000000001" calcext:value-type="float">
            <text:p>28,68600000000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42" calcext:value-type="float">
            <text:p>2142</text:p>
          </table:table-cell>
          <table:table-cell office:value-type="float" office:value="5128" calcext:value-type="float">
            <text:p>5128</text:p>
          </table:table-cell>
          <table:table-cell office:value-type="float" office:value="42.7000000000007" calcext:value-type="float">
            <text:p>42,70000000000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405" calcext:value-type="float">
            <text:p>405</text:p>
          </table:table-cell>
          <table:table-cell office:value-type="float" office:value="4.28299999999999" calcext:value-type="float">
            <text:p>4,28299999999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office:value-type="float" office:value="491" calcext:value-type="float">
            <text:p>491</text:p>
          </table:table-cell>
          <table:table-cell office:value-type="float" office:value="5.45999999999998" calcext:value-type="float">
            <text:p>5,459999999999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62" calcext:value-type="float">
            <text:p>762</text:p>
          </table:table-cell>
          <table:table-cell office:value-type="float" office:value="1753" calcext:value-type="float">
            <text:p>1753</text:p>
          </table:table-cell>
          <table:table-cell office:value-type="float" office:value="13.09" calcext:value-type="float">
            <text:p>13,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10" calcext:value-type="float">
            <text:p>810</text:p>
          </table:table-cell>
          <table:table-cell office:value-type="float" office:value="1847" calcext:value-type="float">
            <text:p>1847</text:p>
          </table:table-cell>
          <table:table-cell office:value-type="float" office:value="21.31" calcext:value-type="float">
            <text:p>21,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float" office:value="1809" calcext:value-type="float">
            <text:p>1809</text:p>
          </table:table-cell>
          <table:table-cell office:value-type="float" office:value="20.493" calcext:value-type="float">
            <text:p>20,4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323" calcext:value-type="float">
            <text:p>323</text:p>
          </table:table-cell>
          <table:table-cell office:value-type="float" office:value="3.02499999999999" calcext:value-type="float">
            <text:p>3,0249999999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44" calcext:value-type="float">
            <text:p>3544</text:p>
          </table:table-cell>
          <table:table-cell office:value-type="float" office:value="8315" calcext:value-type="float">
            <text:p>8315</text:p>
          </table:table-cell>
          <table:table-cell office:value-type="float" office:value="92.640000000002" calcext:value-type="float">
            <text:p>92,6400000000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8" calcext:value-type="float">
            <text:p>1008</text:p>
          </table:table-cell>
          <table:table-cell office:value-type="float" office:value="2407" calcext:value-type="float">
            <text:p>2407</text:p>
          </table:table-cell>
          <table:table-cell office:value-type="float" office:value="27.2860000000001" calcext:value-type="float">
            <text:p>27,28600000000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46" calcext:value-type="float">
            <text:p>746</text:p>
          </table:table-cell>
          <table:table-cell office:value-type="float" office:value="1824" calcext:value-type="float">
            <text:p>1824</text:p>
          </table:table-cell>
          <table:table-cell office:value-type="float" office:value="15.2169999999998" calcext:value-type="float">
            <text:p>15,21699999999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  <table:table-cell office:value-type="float" office:value="1110" calcext:value-type="float">
            <text:p>1110</text:p>
          </table:table-cell>
          <table:table-cell office:value-type="float" office:value="11.9739999999999" calcext:value-type="float">
            <text:p>11,973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339" calcext:value-type="float">
            <text:p>339</text:p>
          </table:table-cell>
          <table:table-cell office:value-type="float" office:value="3.57499999999999" calcext:value-type="float">
            <text:p>3,5749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float" office:value="3.38899999999998" calcext:value-type="float">
            <text:p>3,388999999999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910" calcext:value-type="float">
            <text:p>910</text:p>
          </table:table-cell>
          <table:table-cell office:value-type="float" office:value="11.334" calcext:value-type="float">
            <text:p>11,3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89" calcext:value-type="float">
            <text:p>889</text:p>
          </table:table-cell>
          <table:table-cell office:value-type="float" office:value="2035" calcext:value-type="float">
            <text:p>2035</text:p>
          </table:table-cell>
          <table:table-cell office:value-type="float" office:value="24.116" calcext:value-type="float">
            <text:p>24,1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78" calcext:value-type="float">
            <text:p>778</text:p>
          </table:table-cell>
          <table:table-cell office:value-type="float" office:value="1810" calcext:value-type="float">
            <text:p>1810</text:p>
          </table:table-cell>
          <table:table-cell office:value-type="float" office:value="17.8889999999999" calcext:value-type="float">
            <text:p>17,888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2" calcext:value-type="float">
            <text:p>2462</text:p>
          </table:table-cell>
          <table:table-cell office:value-type="float" office:value="5792" calcext:value-type="float">
            <text:p>5792</text:p>
          </table:table-cell>
          <table:table-cell office:value-type="float" office:value="67.7210000000014" calcext:value-type="float">
            <text:p>67,72100000000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1" calcext:value-type="float">
            <text:p>991</text:p>
          </table:table-cell>
          <table:table-cell office:value-type="float" office:value="2381" calcext:value-type="float">
            <text:p>2381</text:p>
          </table:table-cell>
          <table:table-cell office:value-type="float" office:value="26.2880000000001" calcext:value-type="float">
            <text:p>26,28800000000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4" calcext:value-type="float">
            <text:p>364</text:p>
          </table:table-cell>
          <table:table-cell office:value-type="float" office:value="894" calcext:value-type="float">
            <text:p>894</text:p>
          </table:table-cell>
          <table:table-cell office:value-type="float" office:value="7.09299999999995" calcext:value-type="float">
            <text:p>7,092999999999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office:value-type="float" office:value="2.29399999999999" calcext:value-type="float">
            <text:p>2,293999999999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34" calcext:value-type="float">
            <text:p>834</text:p>
          </table:table-cell>
          <table:table-cell office:value-type="float" office:value="1952" calcext:value-type="float">
            <text:p>1952</text:p>
          </table:table-cell>
          <table:table-cell office:value-type="float" office:value="21.924" calcext:value-type="float">
            <text:p>21,9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3" calcext:value-type="float">
            <text:p>453</text:p>
          </table:table-cell>
          <table:table-cell office:value-type="float" office:value="1046" calcext:value-type="float">
            <text:p>1046</text:p>
          </table:table-cell>
          <table:table-cell office:value-type="float" office:value="8.26899999999996" calcext:value-type="float">
            <text:p>8,268999999999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float" office:value="876" calcext:value-type="float">
            <text:p>876</text:p>
          </table:table-cell>
          <table:table-cell office:value-type="float" office:value="10.283" calcext:value-type="float">
            <text:p>10,2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4654" calcext:value-type="float">
            <text:p>4654</text:p>
          </table:table-cell>
          <table:table-cell office:value-type="float" office:value="55.3630000000011" calcext:value-type="float">
            <text:p>55,3630000000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4" calcext:value-type="float">
            <text:p>1134</text:p>
          </table:table-cell>
          <table:table-cell office:value-type="float" office:value="2601" calcext:value-type="float">
            <text:p>2601</text:p>
          </table:table-cell>
          <table:table-cell office:value-type="float" office:value="25.7230000000001" calcext:value-type="float">
            <text:p>25,723000000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7" calcext:value-type="float">
            <text:p>1177</text:p>
          </table:table-cell>
          <table:table-cell office:value-type="float" office:value="2808" calcext:value-type="float">
            <text:p>2808</text:p>
          </table:table-cell>
          <table:table-cell office:value-type="float" office:value="32.7070000000002" calcext:value-type="float">
            <text:p>32,70700000000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79" calcext:value-type="float">
            <text:p>1179</text:p>
          </table:table-cell>
          <table:table-cell office:value-type="float" office:value="2882" calcext:value-type="float">
            <text:p>2882</text:p>
          </table:table-cell>
          <table:table-cell office:value-type="float" office:value="32.4960000000002" calcext:value-type="float">
            <text:p>32,49600000000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office:value-type="float" office:value="783" calcext:value-type="float">
            <text:p>783</text:p>
          </table:table-cell>
          <table:table-cell office:value-type="float" office:value="6.54799999999996" calcext:value-type="float">
            <text:p>6,547999999999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503" calcext:value-type="float">
            <text:p>503</text:p>
          </table:table-cell>
          <table:table-cell office:value-type="float" office:value="5.89299999999999" calcext:value-type="float">
            <text:p>5,892999999999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765" calcext:value-type="float">
            <text:p>765</text:p>
          </table:table-cell>
          <table:table-cell office:value-type="float" office:value="8.82599999999996" calcext:value-type="float">
            <text:p>8,825999999999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25" calcext:value-type="float">
            <text:p>725</text:p>
          </table:table-cell>
          <table:table-cell office:value-type="float" office:value="1702" calcext:value-type="float">
            <text:p>1702</text:p>
          </table:table-cell>
          <table:table-cell office:value-type="float" office:value="12.767" calcext:value-type="float">
            <text:p>12,7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34" calcext:value-type="float">
            <text:p>1834</text:p>
          </table:table-cell>
          <table:table-cell office:value-type="float" office:value="4149" calcext:value-type="float">
            <text:p>4149</text:p>
          </table:table-cell>
          <table:table-cell office:value-type="float" office:value="49.8900000000008" calcext:value-type="float">
            <text:p>49,89000000000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99" calcext:value-type="float">
            <text:p>2999</text:p>
          </table:table-cell>
          <table:table-cell office:value-type="float" office:value="6691" calcext:value-type="float">
            <text:p>6691</text:p>
          </table:table-cell>
          <table:table-cell office:value-type="float" office:value="65.7650000000009" calcext:value-type="float">
            <text:p>65,7650000000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2095" calcext:value-type="float">
            <text:p>2095</text:p>
          </table:table-cell>
          <table:table-cell office:value-type="float" office:value="23.6140000000001" calcext:value-type="float">
            <text:p>23,6140000000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15" calcext:value-type="float">
            <text:p>415</text:p>
          </table:table-cell>
          <table:table-cell office:value-type="float" office:value="1033" calcext:value-type="float">
            <text:p>1033</text:p>
          </table:table-cell>
          <table:table-cell office:value-type="float" office:value="10.723" calcext:value-type="float">
            <text:p>10,7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247" calcext:value-type="float">
            <text:p>2247</text:p>
          </table:table-cell>
          <table:table-cell office:value-type="float" office:value="5320" calcext:value-type="float">
            <text:p>5320</text:p>
          </table:table-cell>
          <table:table-cell office:value-type="float" office:value="44.4320000000009" calcext:value-type="float">
            <text:p>44,43200000000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2.758" calcext:value-type="float">
            <text:p>2,7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59" calcext:value-type="float">
            <text:p>359</text:p>
          </table:table-cell>
          <table:table-cell office:value-type="float" office:value="857" calcext:value-type="float">
            <text:p>857</text:p>
          </table:table-cell>
          <table:table-cell office:value-type="float" office:value="6.04199999999995" calcext:value-type="float">
            <text:p>6,041999999999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2" calcext:value-type="float">
            <text:p>362</text:p>
          </table:table-cell>
          <table:table-cell office:value-type="float" office:value="871" calcext:value-type="float">
            <text:p>871</text:p>
          </table:table-cell>
          <table:table-cell office:value-type="float" office:value="11.1329999999999" calcext:value-type="float">
            <text:p>11,132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43" calcext:value-type="float">
            <text:p>543</text:p>
          </table:table-cell>
          <table:table-cell office:value-type="float" office:value="1286" calcext:value-type="float">
            <text:p>1286</text:p>
          </table:table-cell>
          <table:table-cell office:value-type="float" office:value="14.8589999999999" calcext:value-type="float">
            <text:p>14,858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67" calcext:value-type="float">
            <text:p>2167</text:p>
          </table:table-cell>
          <table:table-cell office:value-type="float" office:value="4871" calcext:value-type="float">
            <text:p>4871</text:p>
          </table:table-cell>
          <table:table-cell office:value-type="float" office:value="47.1710000000007" calcext:value-type="float">
            <text:p>47,1710000000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8" calcext:value-type="float">
            <text:p>2638</text:p>
          </table:table-cell>
          <table:table-cell office:value-type="float" office:value="6135" calcext:value-type="float">
            <text:p>6135</text:p>
          </table:table-cell>
          <table:table-cell office:value-type="float" office:value="71.3320000000015" calcext:value-type="float">
            <text:p>71,33200000000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4780" calcext:value-type="float">
            <text:p>4780</text:p>
          </table:table-cell>
          <table:table-cell office:value-type="float" office:value="53.357000000001" calcext:value-type="float">
            <text:p>53,3570000000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78" calcext:value-type="float">
            <text:p>978</text:p>
          </table:table-cell>
          <table:table-cell office:value-type="float" office:value="2342" calcext:value-type="float">
            <text:p>2342</text:p>
          </table:table-cell>
          <table:table-cell office:value-type="float" office:value="20.117" calcext:value-type="float">
            <text:p>20,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428" calcext:value-type="float">
            <text:p>428</text:p>
          </table:table-cell>
          <table:table-cell office:value-type="float" office:value="4.43399999999999" calcext:value-type="float">
            <text:p>4,43399999999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1.532" calcext:value-type="float">
            <text:p>1,5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90" calcext:value-type="float">
            <text:p>1090</text:p>
          </table:table-cell>
          <table:table-cell office:value-type="float" office:value="2500" calcext:value-type="float">
            <text:p>2500</text:p>
          </table:table-cell>
          <table:table-cell office:value-type="float" office:value="18.4720000000001" calcext:value-type="float">
            <text:p>18,47200000000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4" calcext:value-type="float">
            <text:p>474</text:p>
          </table:table-cell>
          <table:table-cell office:value-type="float" office:value="1115" calcext:value-type="float">
            <text:p>1115</text:p>
          </table:table-cell>
          <table:table-cell office:value-type="float" office:value="13.4279999999999" calcext:value-type="float">
            <text:p>13,4279999999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4" calcext:value-type="float">
            <text:p>1004</text:p>
          </table:table-cell>
          <table:table-cell office:value-type="float" office:value="2237" calcext:value-type="float">
            <text:p>2237</text:p>
          </table:table-cell>
          <table:table-cell office:value-type="float" office:value="26.678" calcext:value-type="float">
            <text:p>26,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34" calcext:value-type="float">
            <text:p>7134</text:p>
          </table:table-cell>
          <table:table-cell office:value-type="float" office:value="16136" calcext:value-type="float">
            <text:p>16136</text:p>
          </table:table-cell>
          <table:table-cell office:value-type="float" office:value="157.025999999998" calcext:value-type="float">
            <text:p>157,025999999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458" calcext:value-type="float">
            <text:p>458</text:p>
          </table:table-cell>
          <table:table-cell office:value-type="float" office:value="5.01399999999999" calcext:value-type="float">
            <text:p>5,0139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7" calcext:value-type="float">
            <text:p>377</text:p>
          </table:table-cell>
          <table:table-cell office:value-type="float" office:value="929" calcext:value-type="float">
            <text:p>929</text:p>
          </table:table-cell>
          <table:table-cell office:value-type="float" office:value="10.2559999999999" calcext:value-type="float">
            <text:p>10,255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22" calcext:value-type="float">
            <text:p>1622</text:p>
          </table:table-cell>
          <table:table-cell office:value-type="float" office:value="3879" calcext:value-type="float">
            <text:p>3879</text:p>
          </table:table-cell>
          <table:table-cell office:value-type="float" office:value="32.7770000000005" calcext:value-type="float">
            <text:p>32,777000000000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59" calcext:value-type="float">
            <text:p>259</text:p>
          </table:table-cell>
          <table:table-cell office:value-type="float" office:value="2.84399999999999" calcext:value-type="float">
            <text:p>2,8439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62" calcext:value-type="float">
            <text:p>262</text:p>
          </table:table-cell>
          <table:table-cell office:value-type="float" office:value="2.46199999999999" calcext:value-type="float">
            <text:p>2,4619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office:value-type="float" office:value="611" calcext:value-type="float">
            <text:p>611</text:p>
          </table:table-cell>
          <table:table-cell office:value-type="float" office:value="4.30199999999996" calcext:value-type="float">
            <text:p>4,301999999999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13" calcext:value-type="float">
            <text:p>3813</text:p>
          </table:table-cell>
          <table:table-cell office:value-type="float" office:value="8588" calcext:value-type="float">
            <text:p>8588</text:p>
          </table:table-cell>
          <table:table-cell office:value-type="float" office:value="105.138000000003" calcext:value-type="float">
            <text:p>105,1380000000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37" calcext:value-type="float">
            <text:p>1137</text:p>
          </table:table-cell>
          <table:table-cell office:value-type="float" office:value="2570" calcext:value-type="float">
            <text:p>2570</text:p>
          </table:table-cell>
          <table:table-cell office:value-type="float" office:value="30.0380000000001" calcext:value-type="float">
            <text:p>30,03800000000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42" calcext:value-type="float">
            <text:p>642</text:p>
          </table:table-cell>
          <table:table-cell office:value-type="float" office:value="1462" calcext:value-type="float">
            <text:p>1462</text:p>
          </table:table-cell>
          <table:table-cell office:value-type="float" office:value="13.7899999999999" calcext:value-type="float">
            <text:p>13,789999999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8" calcext:value-type="float">
            <text:p>728</text:p>
          </table:table-cell>
          <table:table-cell office:value-type="float" office:value="1721" calcext:value-type="float">
            <text:p>1721</text:p>
          </table:table-cell>
          <table:table-cell office:value-type="float" office:value="19.168" calcext:value-type="float">
            <text:p>19,1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1" calcext:value-type="float">
            <text:p>461</text:p>
          </table:table-cell>
          <table:table-cell office:value-type="float" office:value="1115" calcext:value-type="float">
            <text:p>1115</text:p>
          </table:table-cell>
          <table:table-cell office:value-type="float" office:value="12.1319999999999" calcext:value-type="float">
            <text:p>12,13199999999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1" calcext:value-type="float">
            <text:p>701</text:p>
          </table:table-cell>
          <table:table-cell office:value-type="float" office:value="1689" calcext:value-type="float">
            <text:p>1689</text:p>
          </table:table-cell>
          <table:table-cell office:value-type="float" office:value="13.9109999999999" calcext:value-type="float">
            <text:p>13,91099999999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.825" calcext:value-type="float">
            <text:p>1,8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1.772" calcext:value-type="float">
            <text:p>1,7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5" calcext:value-type="float">
            <text:p>415</text:p>
          </table:table-cell>
          <table:table-cell office:value-type="float" office:value="958" calcext:value-type="float">
            <text:p>958</text:p>
          </table:table-cell>
          <table:table-cell office:value-type="float" office:value="6.93099999999996" calcext:value-type="float">
            <text:p>6,930999999999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8" calcext:value-type="float">
            <text:p>408</text:p>
          </table:table-cell>
          <table:table-cell office:value-type="float" office:value="960" calcext:value-type="float">
            <text:p>960</text:p>
          </table:table-cell>
          <table:table-cell office:value-type="float" office:value="12.585" calcext:value-type="float">
            <text:p>12,5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93" calcext:value-type="float">
            <text:p>1193</text:p>
          </table:table-cell>
          <table:table-cell office:value-type="float" office:value="2696" calcext:value-type="float">
            <text:p>2696</text:p>
          </table:table-cell>
          <table:table-cell office:value-type="float" office:value="31.549" calcext:value-type="float">
            <text:p>31,5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011" calcext:value-type="float">
            <text:p>2011</text:p>
          </table:table-cell>
          <table:table-cell office:value-type="float" office:value="18.975" calcext:value-type="float">
            <text:p>18,9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" calcext:value-type="float">
            <text:p>669</text:p>
          </table:table-cell>
          <table:table-cell office:value-type="float" office:value="1623" calcext:value-type="float">
            <text:p>1623</text:p>
          </table:table-cell>
          <table:table-cell office:value-type="float" office:value="18.5559999999999" calcext:value-type="float">
            <text:p>18,555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52" calcext:value-type="float">
            <text:p>5752</text:p>
          </table:table-cell>
          <table:table-cell office:value-type="float" office:value="13425" calcext:value-type="float">
            <text:p>13425</text:p>
          </table:table-cell>
          <table:table-cell office:value-type="float" office:value="153.623" calcext:value-type="float">
            <text:p>153,6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881" calcext:value-type="float">
            <text:p>4881</text:p>
          </table:table-cell>
          <table:table-cell office:value-type="float" office:value="11524" calcext:value-type="float">
            <text:p>11524</text:p>
          </table:table-cell>
          <table:table-cell office:value-type="float" office:value="99.0020000000036" calcext:value-type="float">
            <text:p>99,00200000000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9" calcext:value-type="float">
            <text:p>209</text:p>
          </table:table-cell>
          <table:table-cell office:value-type="float" office:value="546" calcext:value-type="float">
            <text:p>546</text:p>
          </table:table-cell>
          <table:table-cell office:value-type="float" office:value="5.82699999999999" calcext:value-type="float">
            <text:p>5,8269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office:value-type="float" office:value="452" calcext:value-type="float">
            <text:p>452</text:p>
          </table:table-cell>
          <table:table-cell office:value-type="float" office:value="4.77099999999999" calcext:value-type="float">
            <text:p>4,7709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279" calcext:value-type="float">
            <text:p>279</text:p>
          </table:table-cell>
          <table:table-cell office:value-type="float" office:value="3.30199999999999" calcext:value-type="float">
            <text:p>3,3019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483" calcext:value-type="float">
            <text:p>483</text:p>
          </table:table-cell>
          <table:table-cell office:value-type="float" office:value="5.78599999999998" calcext:value-type="float">
            <text:p>5,785999999999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1" calcext:value-type="float">
            <text:p>2441</text:p>
          </table:table-cell>
          <table:table-cell office:value-type="float" office:value="5449" calcext:value-type="float">
            <text:p>5449</text:p>
          </table:table-cell>
          <table:table-cell office:value-type="float" office:value="52.1670000000007" calcext:value-type="float">
            <text:p>52,16700000000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71" calcext:value-type="float">
            <text:p>3271</text:p>
          </table:table-cell>
          <table:table-cell office:value-type="float" office:value="7722" calcext:value-type="float">
            <text:p>7722</text:p>
          </table:table-cell>
          <table:table-cell office:value-type="float" office:value="86.6720000000023" calcext:value-type="float">
            <text:p>86,67200000000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24" calcext:value-type="float">
            <text:p>624</text:p>
          </table:table-cell>
          <table:table-cell office:value-type="float" office:value="1460" calcext:value-type="float">
            <text:p>1460</text:p>
          </table:table-cell>
          <table:table-cell office:value-type="float" office:value="16.0909999999999" calcext:value-type="float">
            <text:p>16,090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office:value-type="float" office:value="4.30999999999999" calcext:value-type="float">
            <text:p>4,3099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office:value-type="float" office:value="5.10799999999999" calcext:value-type="float">
            <text:p>5,1079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501" calcext:value-type="float">
            <text:p>501</text:p>
          </table:table-cell>
          <table:table-cell office:value-type="float" office:value="5.37599999999998" calcext:value-type="float">
            <text:p>5,375999999999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office:value-type="float" office:value="373" calcext:value-type="float">
            <text:p>373</text:p>
          </table:table-cell>
          <table:table-cell office:value-type="float" office:value="2.72699999999999" calcext:value-type="float">
            <text:p>2,7269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457" calcext:value-type="float">
            <text:p>457</text:p>
          </table:table-cell>
          <table:table-cell office:value-type="float" office:value="5.73799999999998" calcext:value-type="float">
            <text:p>5,737999999999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51" calcext:value-type="float">
            <text:p>1151</text:p>
          </table:table-cell>
          <table:table-cell office:value-type="float" office:value="2579" calcext:value-type="float">
            <text:p>2579</text:p>
          </table:table-cell>
          <table:table-cell office:value-type="float" office:value="30.9690000000001" calcext:value-type="float">
            <text:p>30,96900000000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11" calcext:value-type="float">
            <text:p>3211</text:p>
          </table:table-cell>
          <table:table-cell office:value-type="float" office:value="7326" calcext:value-type="float">
            <text:p>7326</text:p>
          </table:table-cell>
          <table:table-cell office:value-type="float" office:value="70.5670000000016" calcext:value-type="float">
            <text:p>70,5670000000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  <table:table-cell office:value-type="float" office:value="1048" calcext:value-type="float">
            <text:p>1048</text:p>
          </table:table-cell>
          <table:table-cell office:value-type="float" office:value="11.6199999999999" calcext:value-type="float">
            <text:p>11,61999999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15" calcext:value-type="float">
            <text:p>2115</text:p>
          </table:table-cell>
          <table:table-cell office:value-type="float" office:value="5014" calcext:value-type="float">
            <text:p>5014</text:p>
          </table:table-cell>
          <table:table-cell office:value-type="float" office:value="53.9830000000009" calcext:value-type="float">
            <text:p>53,98300000000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48" calcext:value-type="float">
            <text:p>1448</text:p>
          </table:table-cell>
          <table:table-cell office:value-type="float" office:value="3433" calcext:value-type="float">
            <text:p>3433</text:p>
          </table:table-cell>
          <table:table-cell office:value-type="float" office:value="28.1240000000004" calcext:value-type="float">
            <text:p>28,12400000000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office:value-type="float" office:value="1142" calcext:value-type="float">
            <text:p>1142</text:p>
          </table:table-cell>
          <table:table-cell office:value-type="float" office:value="12.841" calcext:value-type="float">
            <text:p>12,8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float" office:value="1337" calcext:value-type="float">
            <text:p>1337</text:p>
          </table:table-cell>
          <table:table-cell office:value-type="float" office:value="14.8349999999999" calcext:value-type="float">
            <text:p>14,83499999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53" calcext:value-type="float">
            <text:p>2453</text:p>
          </table:table-cell>
          <table:table-cell office:value-type="float" office:value="5471" calcext:value-type="float">
            <text:p>5471</text:p>
          </table:table-cell>
          <table:table-cell office:value-type="float" office:value="67.2910000000013" calcext:value-type="float">
            <text:p>67,29100000000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55" calcext:value-type="float">
            <text:p>2955</text:p>
          </table:table-cell>
          <table:table-cell office:value-type="float" office:value="6707" calcext:value-type="float">
            <text:p>6707</text:p>
          </table:table-cell>
          <table:table-cell office:value-type="float" office:value="81.0070000000013" calcext:value-type="float">
            <text:p>81,00700000000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1" calcext:value-type="float">
            <text:p>591</text:p>
          </table:table-cell>
          <table:table-cell office:value-type="float" office:value="1371" calcext:value-type="float">
            <text:p>1371</text:p>
          </table:table-cell>
          <table:table-cell office:value-type="float" office:value="13.0339999999999" calcext:value-type="float">
            <text:p>13,0339999999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24" calcext:value-type="float">
            <text:p>2624</text:p>
          </table:table-cell>
          <table:table-cell office:value-type="float" office:value="6278" calcext:value-type="float">
            <text:p>6278</text:p>
          </table:table-cell>
          <table:table-cell office:value-type="float" office:value="70.6140000000014" calcext:value-type="float">
            <text:p>70,61400000000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11" calcext:value-type="float">
            <text:p>3511</text:p>
          </table:table-cell>
          <table:table-cell office:value-type="float" office:value="8230" calcext:value-type="float">
            <text:p>8230</text:p>
          </table:table-cell>
          <table:table-cell office:value-type="float" office:value="89.5790000000022" calcext:value-type="float">
            <text:p>89,57900000000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49" calcext:value-type="float">
            <text:p>1049</text:p>
          </table:table-cell>
          <table:table-cell office:value-type="float" office:value="2516" calcext:value-type="float">
            <text:p>2516</text:p>
          </table:table-cell>
          <table:table-cell office:value-type="float" office:value="21.487" calcext:value-type="float">
            <text:p>21,4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 office:value-type="float" office:value="390" calcext:value-type="float">
            <text:p>390</text:p>
          </table:table-cell>
          <table:table-cell office:value-type="float" office:value="4.42399999999999" calcext:value-type="float">
            <text:p>4,4239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417" calcext:value-type="float">
            <text:p>417</text:p>
          </table:table-cell>
          <table:table-cell office:value-type="float" office:value="4.68699999999998" calcext:value-type="float">
            <text:p>4,686999999999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5" calcext:value-type="float">
            <text:p>415</text:p>
          </table:table-cell>
          <table:table-cell office:value-type="float" office:value="999" calcext:value-type="float">
            <text:p>999</text:p>
          </table:table-cell>
          <table:table-cell office:value-type="float" office:value="6.91899999999995" calcext:value-type="float">
            <text:p>6,9189999999999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32" calcext:value-type="float">
            <text:p>732</text:p>
          </table:table-cell>
          <table:table-cell office:value-type="float" office:value="1744" calcext:value-type="float">
            <text:p>1744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66" calcext:value-type="float">
            <text:p>3266</text:p>
          </table:table-cell>
          <table:table-cell office:value-type="float" office:value="7326" calcext:value-type="float">
            <text:p>7326</text:p>
          </table:table-cell>
          <table:table-cell office:value-type="float" office:value="87.9960000000028" calcext:value-type="float">
            <text:p>87,99600000000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32" calcext:value-type="float">
            <text:p>832</text:p>
          </table:table-cell>
          <table:table-cell office:value-type="float" office:value="1957" calcext:value-type="float">
            <text:p>1957</text:p>
          </table:table-cell>
          <table:table-cell office:value-type="float" office:value="19.4729999999999" calcext:value-type="float">
            <text:p>19,4729999999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2" calcext:value-type="float">
            <text:p>862</text:p>
          </table:table-cell>
          <table:table-cell office:value-type="float" office:value="2099" calcext:value-type="float">
            <text:p>2099</text:p>
          </table:table-cell>
          <table:table-cell office:value-type="float" office:value="23.53" calcext:value-type="float">
            <text:p>23,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73" calcext:value-type="float">
            <text:p>2373</text:p>
          </table:table-cell>
          <table:table-cell office:value-type="float" office:value="5550" calcext:value-type="float">
            <text:p>5550</text:p>
          </table:table-cell>
          <table:table-cell office:value-type="float" office:value="61.9360000000012" calcext:value-type="float">
            <text:p>61,93600000000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570" calcext:value-type="float">
            <text:p>570</text:p>
          </table:table-cell>
          <table:table-cell office:value-type="float" office:value="4.69999999999998" calcext:value-type="float">
            <text:p>4,699999999999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0" calcext:value-type="float">
            <text:p>540</text:p>
          </table:table-cell>
          <table:table-cell office:value-type="float" office:value="1248" calcext:value-type="float">
            <text:p>1248</text:p>
          </table:table-cell>
          <table:table-cell office:value-type="float" office:value="14.0909999999999" calcext:value-type="float">
            <text:p>14,09099999999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3" calcext:value-type="float">
            <text:p>593</text:p>
          </table:table-cell>
          <table:table-cell office:value-type="float" office:value="1419" calcext:value-type="float">
            <text:p>1419</text:p>
          </table:table-cell>
          <table:table-cell office:value-type="float" office:value="16.5239999999999" calcext:value-type="float">
            <text:p>16,52399999999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5" calcext:value-type="float">
            <text:p>355</text:p>
          </table:table-cell>
          <table:table-cell office:value-type="float" office:value="878" calcext:value-type="float">
            <text:p>878</text:p>
          </table:table-cell>
          <table:table-cell office:value-type="float" office:value="6.49199999999997" calcext:value-type="float">
            <text:p>6,491999999999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25" calcext:value-type="float">
            <text:p>525</text:p>
          </table:table-cell>
          <table:table-cell office:value-type="float" office:value="1263" calcext:value-type="float">
            <text:p>1263</text:p>
          </table:table-cell>
          <table:table-cell office:value-type="float" office:value="15.929" calcext:value-type="float">
            <text:p>15,9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0" calcext:value-type="float">
            <text:p>670</text:p>
          </table:table-cell>
          <table:table-cell office:value-type="float" office:value="1575" calcext:value-type="float">
            <text:p>1575</text:p>
          </table:table-cell>
          <table:table-cell office:value-type="float" office:value="17.6139999999999" calcext:value-type="float">
            <text:p>17,61399999999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03" calcext:value-type="float">
            <text:p>3803</text:p>
          </table:table-cell>
          <table:table-cell office:value-type="float" office:value="8524" calcext:value-type="float">
            <text:p>8524</text:p>
          </table:table-cell>
          <table:table-cell office:value-type="float" office:value="82.1500000000022" calcext:value-type="float">
            <text:p>82,15000000000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47" calcext:value-type="float">
            <text:p>2247</text:p>
          </table:table-cell>
          <table:table-cell office:value-type="float" office:value="5346" calcext:value-type="float">
            <text:p>5346</text:p>
          </table:table-cell>
          <table:table-cell office:value-type="float" office:value="59.0870000000011" calcext:value-type="float">
            <text:p>59,08700000000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19" calcext:value-type="float">
            <text:p>2919</text:p>
          </table:table-cell>
          <table:table-cell office:value-type="float" office:value="6785" calcext:value-type="float">
            <text:p>6785</text:p>
          </table:table-cell>
          <table:table-cell office:value-type="float" office:value="76.1840000000017" calcext:value-type="float">
            <text:p>76,1840000000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665" calcext:value-type="float">
            <text:p>665</text:p>
          </table:table-cell>
          <table:table-cell office:value-type="float" office:value="5.51799999999997" calcext:value-type="float">
            <text:p>5,5179999999999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0.959000000000001" calcext:value-type="float">
            <text:p>0,9590000000000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2" calcext:value-type="float">
            <text:p>992</text:p>
          </table:table-cell>
          <table:table-cell office:value-type="float" office:value="2283" calcext:value-type="float">
            <text:p>2283</text:p>
          </table:table-cell>
          <table:table-cell office:value-type="float" office:value="25.208" calcext:value-type="float">
            <text:p>25,2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0.985000000000001" calcext:value-type="float">
            <text:p>0,9850000000000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1" calcext:value-type="float">
            <text:p>531</text:p>
          </table:table-cell>
          <table:table-cell office:value-type="float" office:value="1202" calcext:value-type="float">
            <text:p>1202</text:p>
          </table:table-cell>
          <table:table-cell office:value-type="float" office:value="15.151" calcext:value-type="float">
            <text:p>15,1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11" calcext:value-type="float">
            <text:p>3711</text:p>
          </table:table-cell>
          <table:table-cell office:value-type="float" office:value="8280" calcext:value-type="float">
            <text:p>8280</text:p>
          </table:table-cell>
          <table:table-cell office:value-type="float" office:value="99.3080000000024" calcext:value-type="float">
            <text:p>99,30800000000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854" calcext:value-type="float">
            <text:p>854</text:p>
          </table:table-cell>
          <table:table-cell office:value-type="float" office:value="8.25799999999996" calcext:value-type="float">
            <text:p>8,257999999999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0" calcext:value-type="float">
            <text:p>1110</text:p>
          </table:table-cell>
          <table:table-cell office:value-type="float" office:value="2636" calcext:value-type="float">
            <text:p>2636</text:p>
          </table:table-cell>
          <table:table-cell office:value-type="float" office:value="29.254" calcext:value-type="float">
            <text:p>29,25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71" calcext:value-type="float">
            <text:p>1071</text:p>
          </table:table-cell>
          <table:table-cell office:value-type="float" office:value="2616" calcext:value-type="float">
            <text:p>2616</text:p>
          </table:table-cell>
          <table:table-cell office:value-type="float" office:value="30.5320000000002" calcext:value-type="float">
            <text:p>30,53200000000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5" calcext:value-type="float">
            <text:p>275</text:p>
          </table:table-cell>
          <table:table-cell office:value-type="float" office:value="713" calcext:value-type="float">
            <text:p>713</text:p>
          </table:table-cell>
          <table:table-cell office:value-type="float" office:value="5.94299999999998" calcext:value-type="float">
            <text:p>5,942999999999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  <table:table-cell office:value-type="float" office:value="423" calcext:value-type="float">
            <text:p>423</text:p>
          </table:table-cell>
          <table:table-cell office:value-type="float" office:value="4.58799999999999" calcext:value-type="float">
            <text:p>4,587999999999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75" calcext:value-type="float">
            <text:p>175</text:p>
          </table:table-cell>
          <table:table-cell office:value-type="float" office:value="1.819" calcext:value-type="float">
            <text:p>1,8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2.39999999999999" calcext:value-type="float">
            <text:p>2,399999999999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11" calcext:value-type="float">
            <text:p>511</text:p>
          </table:table-cell>
          <table:table-cell office:value-type="float" office:value="1192" calcext:value-type="float">
            <text:p>1192</text:p>
          </table:table-cell>
          <table:table-cell office:value-type="float" office:value="16.295" calcext:value-type="float">
            <text:p>16,29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46" calcext:value-type="float">
            <text:p>1346</text:p>
          </table:table-cell>
          <table:table-cell office:value-type="float" office:value="3068" calcext:value-type="float">
            <text:p>3068</text:p>
          </table:table-cell>
          <table:table-cell office:value-type="float" office:value="35.2040000000003" calcext:value-type="float">
            <text:p>35,20400000000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71" calcext:value-type="float">
            <text:p>2571</text:p>
          </table:table-cell>
          <table:table-cell office:value-type="float" office:value="6047" calcext:value-type="float">
            <text:p>6047</text:p>
          </table:table-cell>
          <table:table-cell office:value-type="float" office:value="67.0970000000016" calcext:value-type="float">
            <text:p>67,0970000000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92" calcext:value-type="float">
            <text:p>792</text:p>
          </table:table-cell>
          <table:table-cell office:value-type="float" office:value="1906" calcext:value-type="float">
            <text:p>1906</text:p>
          </table:table-cell>
          <table:table-cell office:value-type="float" office:value="20.677" calcext:value-type="float">
            <text:p>20,6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10" calcext:value-type="float">
            <text:p>1110</text:p>
          </table:table-cell>
          <table:table-cell office:value-type="float" office:value="2652" calcext:value-type="float">
            <text:p>2652</text:p>
          </table:table-cell>
          <table:table-cell office:value-type="float" office:value="21.943" calcext:value-type="float">
            <text:p>21,9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  <table:table-cell office:value-type="float" office:value="669" calcext:value-type="float">
            <text:p>669</text:p>
          </table:table-cell>
          <table:table-cell office:value-type="float" office:value="7.87199999999997" calcext:value-type="float">
            <text:p>7,871999999999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float" office:value="1432" calcext:value-type="float">
            <text:p>1432</text:p>
          </table:table-cell>
          <table:table-cell office:value-type="float" office:value="16.2309999999999" calcext:value-type="float">
            <text:p>16,230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  <table:table-cell office:value-type="float" office:value="733" calcext:value-type="float">
            <text:p>733</text:p>
          </table:table-cell>
          <table:table-cell office:value-type="float" office:value="5.33199999999996" calcext:value-type="float">
            <text:p>5,331999999999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354" calcext:value-type="float">
            <text:p>354</text:p>
          </table:table-cell>
          <table:table-cell office:value-type="float" office:value="4.78199999999999" calcext:value-type="float">
            <text:p>4,7819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60" calcext:value-type="float">
            <text:p>1160</text:p>
          </table:table-cell>
          <table:table-cell office:value-type="float" office:value="2630" calcext:value-type="float">
            <text:p>2630</text:p>
          </table:table-cell>
          <table:table-cell office:value-type="float" office:value="30.9560000000001" calcext:value-type="float">
            <text:p>30,9560000000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2994" calcext:value-type="float">
            <text:p>2994</text:p>
          </table:table-cell>
          <table:table-cell office:value-type="float" office:value="28.6940000000003" calcext:value-type="float">
            <text:p>28,6940000000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32" calcext:value-type="float">
            <text:p>3632</text:p>
          </table:table-cell>
          <table:table-cell office:value-type="float" office:value="8552" calcext:value-type="float">
            <text:p>8552</text:p>
          </table:table-cell>
          <table:table-cell office:value-type="float" office:value="93.2270000000029" calcext:value-type="float">
            <text:p>93,22700000000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00" calcext:value-type="float">
            <text:p>4700</text:p>
          </table:table-cell>
          <table:table-cell office:value-type="float" office:value="11098" calcext:value-type="float">
            <text:p>11098</text:p>
          </table:table-cell>
          <table:table-cell office:value-type="float" office:value="123.377000000004" calcext:value-type="float">
            <text:p>123,3770000000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8" calcext:value-type="float">
            <text:p>648</text:p>
          </table:table-cell>
          <table:table-cell office:value-type="float" office:value="1548" calcext:value-type="float">
            <text:p>1548</text:p>
          </table:table-cell>
          <table:table-cell office:value-type="float" office:value="13.2979999999998" calcext:value-type="float">
            <text:p>13,297999999999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8" calcext:value-type="float">
            <text:p>238</text:p>
          </table:table-cell>
          <table:table-cell office:value-type="float" office:value="608" calcext:value-type="float">
            <text:p>608</text:p>
          </table:table-cell>
          <table:table-cell office:value-type="float" office:value="6.92099999999997" calcext:value-type="float">
            <text:p>6,9209999999999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18" calcext:value-type="float">
            <text:p>718</text:p>
          </table:table-cell>
          <table:table-cell office:value-type="float" office:value="1657" calcext:value-type="float">
            <text:p>1657</text:p>
          </table:table-cell>
          <table:table-cell office:value-type="float" office:value="17.89" calcext:value-type="float">
            <text:p>17,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9" calcext:value-type="float">
            <text:p>189</text:p>
          </table:table-cell>
          <table:table-cell office:value-type="float" office:value="475" calcext:value-type="float">
            <text:p>475</text:p>
          </table:table-cell>
          <table:table-cell office:value-type="float" office:value="3.39399999999999" calcext:value-type="float">
            <text:p>3,39399999999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office:value-type="float" office:value="2.652" calcext:value-type="float">
            <text:p>2,6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96" calcext:value-type="float">
            <text:p>2496</text:p>
          </table:table-cell>
          <table:table-cell office:value-type="float" office:value="5578" calcext:value-type="float">
            <text:p>5578</text:p>
          </table:table-cell>
          <table:table-cell office:value-type="float" office:value="53.4150000000009" calcext:value-type="float">
            <text:p>53,4150000000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00" calcext:value-type="float">
            <text:p>3400</text:p>
          </table:table-cell>
          <table:table-cell office:value-type="float" office:value="7939" calcext:value-type="float">
            <text:p>7939</text:p>
          </table:table-cell>
          <table:table-cell office:value-type="float" office:value="86.8890000000022" calcext:value-type="float">
            <text:p>86,8890000000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04" calcext:value-type="float">
            <text:p>1804</text:p>
          </table:table-cell>
          <table:table-cell office:value-type="float" office:value="4321" calcext:value-type="float">
            <text:p>4321</text:p>
          </table:table-cell>
          <table:table-cell office:value-type="float" office:value="47.5940000000006" calcext:value-type="float">
            <text:p>47,5940000000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561" calcext:value-type="float">
            <text:p>5561</text:p>
          </table:table-cell>
          <table:table-cell office:value-type="float" office:value="13059" calcext:value-type="float">
            <text:p>13059</text:p>
          </table:table-cell>
          <table:table-cell office:value-type="float" office:value="111.734000000005" calcext:value-type="float">
            <text:p>111,734000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2.67099999999999" calcext:value-type="float">
            <text:p>2,670999999999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7" calcext:value-type="float">
            <text:p>527</text:p>
          </table:table-cell>
          <table:table-cell office:value-type="float" office:value="1223" calcext:value-type="float">
            <text:p>1223</text:p>
          </table:table-cell>
          <table:table-cell office:value-type="float" office:value="13.9629999999999" calcext:value-type="float">
            <text:p>13,96299999999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office:value-type="float" office:value="677" calcext:value-type="float">
            <text:p>677</text:p>
          </table:table-cell>
          <table:table-cell office:value-type="float" office:value="5.15099999999997" calcext:value-type="float">
            <text:p>5,1509999999999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02" calcext:value-type="float">
            <text:p>3102</text:p>
          </table:table-cell>
          <table:table-cell office:value-type="float" office:value="7011" calcext:value-type="float">
            <text:p>7011</text:p>
          </table:table-cell>
          <table:table-cell office:value-type="float" office:value="92.1600000000023" calcext:value-type="float">
            <text:p>92,1600000000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2.82799999999999" calcext:value-type="float">
            <text:p>2,827999999999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office:value-type="float" office:value="7.41399999999997" calcext:value-type="float">
            <text:p>7,413999999999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96" calcext:value-type="float">
            <text:p>2496</text:p>
          </table:table-cell>
          <table:table-cell office:value-type="float" office:value="5837" calcext:value-type="float">
            <text:p>5837</text:p>
          </table:table-cell>
          <table:table-cell office:value-type="float" office:value="63.0420000000012" calcext:value-type="float">
            <text:p>63,04200000000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51" calcext:value-type="float">
            <text:p>651</text:p>
          </table:table-cell>
          <table:table-cell office:value-type="float" office:value="1555" calcext:value-type="float">
            <text:p>1555</text:p>
          </table:table-cell>
          <table:table-cell office:value-type="float" office:value="17.8339999999999" calcext:value-type="float">
            <text:p>17,833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2" calcext:value-type="float">
            <text:p>342</text:p>
          </table:table-cell>
          <table:table-cell office:value-type="float" office:value="836" calcext:value-type="float">
            <text:p>836</text:p>
          </table:table-cell>
          <table:table-cell office:value-type="float" office:value="7.37199999999997" calcext:value-type="float">
            <text:p>7,3719999999999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272" calcext:value-type="float">
            <text:p>272</text:p>
          </table:table-cell>
          <table:table-cell office:value-type="float" office:value="3.03899999999999" calcext:value-type="float">
            <text:p>3,038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office:value-type="float" office:value="507" calcext:value-type="float">
            <text:p>507</text:p>
          </table:table-cell>
          <table:table-cell office:value-type="float" office:value="5.34699999999999" calcext:value-type="float">
            <text:p>5,346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3" calcext:value-type="float">
            <text:p>443</text:p>
          </table:table-cell>
          <table:table-cell office:value-type="float" office:value="998" calcext:value-type="float">
            <text:p>998</text:p>
          </table:table-cell>
          <table:table-cell office:value-type="float" office:value="7.31499999999997" calcext:value-type="float">
            <text:p>7,3149999999999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2" calcext:value-type="float">
            <text:p>362</text:p>
          </table:table-cell>
          <table:table-cell office:value-type="float" office:value="810" calcext:value-type="float">
            <text:p>810</text:p>
          </table:table-cell>
          <table:table-cell office:value-type="float" office:value="10.493" calcext:value-type="float">
            <text:p>10,49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291" calcext:value-type="float">
            <text:p>291</text:p>
          </table:table-cell>
          <table:table-cell office:value-type="float" office:value="3.39399999999999" calcext:value-type="float">
            <text:p>3,393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1465" calcext:value-type="float">
            <text:p>1465</text:p>
          </table:table-cell>
          <table:table-cell office:value-type="float" office:value="14.0919999999999" calcext:value-type="float">
            <text:p>14,0919999999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0" calcext:value-type="float">
            <text:p>560</text:p>
          </table:table-cell>
          <table:table-cell office:value-type="float" office:value="1385" calcext:value-type="float">
            <text:p>1385</text:p>
          </table:table-cell>
          <table:table-cell office:value-type="float" office:value="15.0879999999999" calcext:value-type="float">
            <text:p>15,087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658" calcext:value-type="float">
            <text:p>2658</text:p>
          </table:table-cell>
          <table:table-cell office:value-type="float" office:value="6230" calcext:value-type="float">
            <text:p>6230</text:p>
          </table:table-cell>
          <table:table-cell office:value-type="float" office:value="70.8230000000014" calcext:value-type="float">
            <text:p>70,82300000000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77" calcext:value-type="float">
            <text:p>4977</text:p>
          </table:table-cell>
          <table:table-cell office:value-type="float" office:value="11845" calcext:value-type="float">
            <text:p>11845</text:p>
          </table:table-cell>
          <table:table-cell office:value-type="float" office:value="101.888000000003" calcext:value-type="float">
            <text:p>101,8880000000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452" calcext:value-type="float">
            <text:p>452</text:p>
          </table:table-cell>
          <table:table-cell office:value-type="float" office:value="5.41699999999998" calcext:value-type="float">
            <text:p>5,4169999999999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276" calcext:value-type="float">
            <text:p>276</text:p>
          </table:table-cell>
          <table:table-cell office:value-type="float" office:value="2.82599999999999" calcext:value-type="float">
            <text:p>2,8259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4" calcext:value-type="float">
            <text:p>704</text:p>
          </table:table-cell>
          <table:table-cell office:value-type="float" office:value="1626" calcext:value-type="float">
            <text:p>1626</text:p>
          </table:table-cell>
          <table:table-cell office:value-type="float" office:value="11.8969999999999" calcext:value-type="float">
            <text:p>11,896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80" calcext:value-type="float">
            <text:p>2380</text:p>
          </table:table-cell>
          <table:table-cell office:value-type="float" office:value="5253" calcext:value-type="float">
            <text:p>5253</text:p>
          </table:table-cell>
          <table:table-cell office:value-type="float" office:value="67.6630000000012" calcext:value-type="float">
            <text:p>67,66300000000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433" calcext:value-type="float">
            <text:p>433</text:p>
          </table:table-cell>
          <table:table-cell office:value-type="float" office:value="5.04899999999999" calcext:value-type="float">
            <text:p>5,0489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81" calcext:value-type="float">
            <text:p>2081</text:p>
          </table:table-cell>
          <table:table-cell office:value-type="float" office:value="4779" calcext:value-type="float">
            <text:p>4779</text:p>
          </table:table-cell>
          <table:table-cell office:value-type="float" office:value="46.1740000000004" calcext:value-type="float">
            <text:p>46,1740000000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69" calcext:value-type="float">
            <text:p>1669</text:p>
          </table:table-cell>
          <table:table-cell office:value-type="float" office:value="3880" calcext:value-type="float">
            <text:p>3880</text:p>
          </table:table-cell>
          <table:table-cell office:value-type="float" office:value="42.3240000000006" calcext:value-type="float">
            <text:p>42,3240000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46" calcext:value-type="float">
            <text:p>246</text:p>
          </table:table-cell>
          <table:table-cell office:value-type="float" office:value="3.05899999999999" calcext:value-type="float">
            <text:p>3,0589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float" office:value="1587" calcext:value-type="float">
            <text:p>1587</text:p>
          </table:table-cell>
          <table:table-cell office:value-type="float" office:value="13.6629999999999" calcext:value-type="float">
            <text:p>13,662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1184" calcext:value-type="float">
            <text:p>1184</text:p>
          </table:table-cell>
          <table:table-cell office:value-type="float" office:value="13.7559999999999" calcext:value-type="float">
            <text:p>13,755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20" calcext:value-type="float">
            <text:p>420</text:p>
          </table:table-cell>
          <table:table-cell office:value-type="float" office:value="1019" calcext:value-type="float">
            <text:p>1019</text:p>
          </table:table-cell>
          <table:table-cell office:value-type="float" office:value="11.5099999999999" calcext:value-type="float">
            <text:p>11,509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1157" calcext:value-type="float">
            <text:p>1157</text:p>
          </table:table-cell>
          <table:table-cell office:value-type="float" office:value="8.42699999999998" calcext:value-type="float">
            <text:p>8,426999999999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88" calcext:value-type="float">
            <text:p>788</text:p>
          </table:table-cell>
          <table:table-cell office:value-type="float" office:value="1794" calcext:value-type="float">
            <text:p>1794</text:p>
          </table:table-cell>
          <table:table-cell office:value-type="float" office:value="21.616" calcext:value-type="float">
            <text:p>21,6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  <table:table-cell office:value-type="float" office:value="1033" calcext:value-type="float">
            <text:p>1033</text:p>
          </table:table-cell>
          <table:table-cell office:value-type="float" office:value="12.0379999999999" calcext:value-type="float">
            <text:p>12,037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90" calcext:value-type="float">
            <text:p>2090</text:p>
          </table:table-cell>
          <table:table-cell office:value-type="float" office:value="4670" calcext:value-type="float">
            <text:p>4670</text:p>
          </table:table-cell>
          <table:table-cell office:value-type="float" office:value="45.1740000000007" calcext:value-type="float">
            <text:p>45,1740000000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25" calcext:value-type="float">
            <text:p>1625</text:p>
          </table:table-cell>
          <table:table-cell office:value-type="float" office:value="3915" calcext:value-type="float">
            <text:p>3915</text:p>
          </table:table-cell>
          <table:table-cell office:value-type="float" office:value="43.4290000000004" calcext:value-type="float">
            <text:p>43,42900000000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71" calcext:value-type="float">
            <text:p>771</text:p>
          </table:table-cell>
          <table:table-cell office:value-type="float" office:value="1876" calcext:value-type="float">
            <text:p>1876</text:p>
          </table:table-cell>
          <table:table-cell office:value-type="float" office:value="20.639" calcext:value-type="float">
            <text:p>20,63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497" calcext:value-type="float">
            <text:p>2497</text:p>
          </table:table-cell>
          <table:table-cell office:value-type="float" office:value="5912" calcext:value-type="float">
            <text:p>5912</text:p>
          </table:table-cell>
          <table:table-cell office:value-type="float" office:value="49.8930000000009" calcext:value-type="float">
            <text:p>49,8930000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581" calcext:value-type="float">
            <text:p>581</text:p>
          </table:table-cell>
          <table:table-cell office:value-type="float" office:value="6.69499999999998" calcext:value-type="float">
            <text:p>6,6949999999999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  <table:table-cell office:value-type="float" office:value="524" calcext:value-type="float">
            <text:p>524</text:p>
          </table:table-cell>
          <table:table-cell office:value-type="float" office:value="5.51199999999997" calcext:value-type="float">
            <text:p>5,511999999999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office:value-type="float" office:value="517" calcext:value-type="float">
            <text:p>517</text:p>
          </table:table-cell>
          <table:table-cell office:value-type="float" office:value="3.46699999999998" calcext:value-type="float">
            <text:p>3,4669999999999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15" calcext:value-type="float">
            <text:p>615</text:p>
          </table:table-cell>
          <table:table-cell office:value-type="float" office:value="1431" calcext:value-type="float">
            <text:p>1431</text:p>
          </table:table-cell>
          <table:table-cell office:value-type="float" office:value="17.768" calcext:value-type="float">
            <text:p>17,7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4586" calcext:value-type="float">
            <text:p>4586</text:p>
          </table:table-cell>
          <table:table-cell office:value-type="float" office:value="51.7520000000008" calcext:value-type="float">
            <text:p>51,7520000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8" calcext:value-type="float">
            <text:p>418</text:p>
          </table:table-cell>
          <table:table-cell office:value-type="float" office:value="1001" calcext:value-type="float">
            <text:p>1001</text:p>
          </table:table-cell>
          <table:table-cell office:value-type="float" office:value="9.69499999999995" calcext:value-type="float">
            <text:p>9,694999999999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51" calcext:value-type="float">
            <text:p>4051</text:p>
          </table:table-cell>
          <table:table-cell office:value-type="float" office:value="9480" calcext:value-type="float">
            <text:p>9480</text:p>
          </table:table-cell>
          <table:table-cell office:value-type="float" office:value="105.703000000003" calcext:value-type="float">
            <text:p>105,70300000000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10" calcext:value-type="float">
            <text:p>1310</text:p>
          </table:table-cell>
          <table:table-cell office:value-type="float" office:value="3089" calcext:value-type="float">
            <text:p>3089</text:p>
          </table:table-cell>
          <table:table-cell office:value-type="float" office:value="34.2520000000003" calcext:value-type="float">
            <text:p>34,252000000000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04" calcext:value-type="float">
            <text:p>1604</text:p>
          </table:table-cell>
          <table:table-cell office:value-type="float" office:value="3814" calcext:value-type="float">
            <text:p>3814</text:p>
          </table:table-cell>
          <table:table-cell office:value-type="float" office:value="32.7410000000006" calcext:value-type="float">
            <text:p>32,74100000000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3" calcext:value-type="float">
            <text:p>373</text:p>
          </table:table-cell>
          <table:table-cell office:value-type="float" office:value="934" calcext:value-type="float">
            <text:p>934</text:p>
          </table:table-cell>
          <table:table-cell office:value-type="float" office:value="10.7079999999999" calcext:value-type="float">
            <text:p>10,707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5" calcext:value-type="float">
            <text:p>615</text:p>
          </table:table-cell>
          <table:table-cell office:value-type="float" office:value="1408" calcext:value-type="float">
            <text:p>1408</text:p>
          </table:table-cell>
          <table:table-cell office:value-type="float" office:value="15.9819999999999" calcext:value-type="float">
            <text:p>15,981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4" calcext:value-type="float">
            <text:p>294</text:p>
          </table:table-cell>
          <table:table-cell office:value-type="float" office:value="729" calcext:value-type="float">
            <text:p>729</text:p>
          </table:table-cell>
          <table:table-cell office:value-type="float" office:value="5.30199999999996" calcext:value-type="float">
            <text:p>5,3019999999999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08" calcext:value-type="float">
            <text:p>3408</text:p>
          </table:table-cell>
          <table:table-cell office:value-type="float" office:value="7633" calcext:value-type="float">
            <text:p>7633</text:p>
          </table:table-cell>
          <table:table-cell office:value-type="float" office:value="98.7810000000028" calcext:value-type="float">
            <text:p>98,78100000000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9" calcext:value-type="float">
            <text:p>379</text:p>
          </table:table-cell>
          <table:table-cell office:value-type="float" office:value="872" calcext:value-type="float">
            <text:p>872</text:p>
          </table:table-cell>
          <table:table-cell office:value-type="float" office:value="9.91199999999998" calcext:value-type="float">
            <text:p>9,911999999999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80" calcext:value-type="float">
            <text:p>1980</text:p>
          </table:table-cell>
          <table:table-cell office:value-type="float" office:value="4375" calcext:value-type="float">
            <text:p>4375</text:p>
          </table:table-cell>
          <table:table-cell office:value-type="float" office:value="40.8720000000005" calcext:value-type="float">
            <text:p>40,8720000000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1" calcext:value-type="float">
            <text:p>851</text:p>
          </table:table-cell>
          <table:table-cell office:value-type="float" office:value="1984" calcext:value-type="float">
            <text:p>1984</text:p>
          </table:table-cell>
          <table:table-cell office:value-type="float" office:value="21.877" calcext:value-type="float">
            <text:p>21,8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11" calcext:value-type="float">
            <text:p>1811</text:p>
          </table:table-cell>
          <table:table-cell office:value-type="float" office:value="4279" calcext:value-type="float">
            <text:p>4279</text:p>
          </table:table-cell>
          <table:table-cell office:value-type="float" office:value="49.6510000000007" calcext:value-type="float">
            <text:p>49,6510000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90" calcext:value-type="float">
            <text:p>1290</text:p>
          </table:table-cell>
          <table:table-cell office:value-type="float" office:value="3095" calcext:value-type="float">
            <text:p>3095</text:p>
          </table:table-cell>
          <table:table-cell office:value-type="float" office:value="26.0640000000003" calcext:value-type="float">
            <text:p>26,064000000000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9" calcext:value-type="float">
            <text:p>699</text:p>
          </table:table-cell>
          <table:table-cell office:value-type="float" office:value="1655" calcext:value-type="float">
            <text:p>1655</text:p>
          </table:table-cell>
          <table:table-cell office:value-type="float" office:value="19.115" calcext:value-type="float">
            <text:p>19,1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314" calcext:value-type="float">
            <text:p>314</text:p>
          </table:table-cell>
          <table:table-cell office:value-type="float" office:value="3.20599999999999" calcext:value-type="float">
            <text:p>3,2059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46" calcext:value-type="float">
            <text:p>3346</text:p>
          </table:table-cell>
          <table:table-cell office:value-type="float" office:value="7502" calcext:value-type="float">
            <text:p>7502</text:p>
          </table:table-cell>
          <table:table-cell office:value-type="float" office:value="99.2090000000031" calcext:value-type="float">
            <text:p>99,20900000000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1047" calcext:value-type="float">
            <text:p>1047</text:p>
          </table:table-cell>
          <table:table-cell office:value-type="float" office:value="11.806" calcext:value-type="float">
            <text:p>11,8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55" calcext:value-type="float">
            <text:p>555</text:p>
          </table:table-cell>
          <table:table-cell office:value-type="float" office:value="1315" calcext:value-type="float">
            <text:p>1315</text:p>
          </table:table-cell>
          <table:table-cell office:value-type="float" office:value="12.5799999999999" calcext:value-type="float">
            <text:p>12,5799999999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90" calcext:value-type="float">
            <text:p>1590</text:p>
          </table:table-cell>
          <table:table-cell office:value-type="float" office:value="3775" calcext:value-type="float">
            <text:p>3775</text:p>
          </table:table-cell>
          <table:table-cell office:value-type="float" office:value="41.3230000000003" calcext:value-type="float">
            <text:p>41,32300000000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43" calcext:value-type="float">
            <text:p>443</text:p>
          </table:table-cell>
          <table:table-cell office:value-type="float" office:value="1051" calcext:value-type="float">
            <text:p>1051</text:p>
          </table:table-cell>
          <table:table-cell office:value-type="float" office:value="11.6909999999999" calcext:value-type="float">
            <text:p>11,69099999999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32" calcext:value-type="float">
            <text:p>632</text:p>
          </table:table-cell>
          <table:table-cell office:value-type="float" office:value="1509" calcext:value-type="float">
            <text:p>1509</text:p>
          </table:table-cell>
          <table:table-cell office:value-type="float" office:value="12.6969999999999" calcext:value-type="float">
            <text:p>12,69699999999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9" calcext:value-type="float">
            <text:p>709</text:p>
          </table:table-cell>
          <table:table-cell office:value-type="float" office:value="1629" calcext:value-type="float">
            <text:p>1629</text:p>
          </table:table-cell>
          <table:table-cell office:value-type="float" office:value="18.5779999999999" calcext:value-type="float">
            <text:p>18,57799999999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20" calcext:value-type="float">
            <text:p>420</text:p>
          </table:table-cell>
          <table:table-cell office:value-type="float" office:value="1010" calcext:value-type="float">
            <text:p>1010</text:p>
          </table:table-cell>
          <table:table-cell office:value-type="float" office:value="11.304" calcext:value-type="float">
            <text:p>11,3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0.749000000000001" calcext:value-type="float">
            <text:p>0,74900000000000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505" calcext:value-type="float">
            <text:p>505</text:p>
          </table:table-cell>
          <table:table-cell office:value-type="float" office:value="6.98199999999998" calcext:value-type="float">
            <text:p>6,981999999999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89" calcext:value-type="float">
            <text:p>3589</text:p>
          </table:table-cell>
          <table:table-cell office:value-type="float" office:value="8136" calcext:value-type="float">
            <text:p>8136</text:p>
          </table:table-cell>
          <table:table-cell office:value-type="float" office:value="94.5570000000027" calcext:value-type="float">
            <text:p>94,557000000002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36" calcext:value-type="float">
            <text:p>2636</text:p>
          </table:table-cell>
          <table:table-cell office:value-type="float" office:value="6022" calcext:value-type="float">
            <text:p>6022</text:p>
          </table:table-cell>
          <table:table-cell office:value-type="float" office:value="57.6190000000009" calcext:value-type="float">
            <text:p>57,6190000000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99" calcext:value-type="float">
            <text:p>2699</text:p>
          </table:table-cell>
          <table:table-cell office:value-type="float" office:value="6349" calcext:value-type="float">
            <text:p>6349</text:p>
          </table:table-cell>
          <table:table-cell office:value-type="float" office:value="68.7940000000013" calcext:value-type="float">
            <text:p>68,79400000000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1298" calcext:value-type="float">
            <text:p>1298</text:p>
          </table:table-cell>
          <table:table-cell office:value-type="float" office:value="16.1869999999999" calcext:value-type="float">
            <text:p>16,186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9" calcext:value-type="float">
            <text:p>1289</text:p>
          </table:table-cell>
          <table:table-cell office:value-type="float" office:value="3084" calcext:value-type="float">
            <text:p>3084</text:p>
          </table:table-cell>
          <table:table-cell office:value-type="float" office:value="26.6160000000003" calcext:value-type="float">
            <text:p>26,61600000000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8" calcext:value-type="float">
            <text:p>378</text:p>
          </table:table-cell>
          <table:table-cell office:value-type="float" office:value="912" calcext:value-type="float">
            <text:p>912</text:p>
          </table:table-cell>
          <table:table-cell office:value-type="float" office:value="10.8569999999999" calcext:value-type="float">
            <text:p>10,856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1070" calcext:value-type="float">
            <text:p>1070</text:p>
          </table:table-cell>
          <table:table-cell office:value-type="float" office:value="12.1279999999999" calcext:value-type="float">
            <text:p>12,127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343" calcext:value-type="float">
            <text:p>343</text:p>
          </table:table-cell>
          <table:table-cell office:value-type="float" office:value="2.44899999999999" calcext:value-type="float">
            <text:p>2,4489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99" calcext:value-type="float">
            <text:p>1399</text:p>
          </table:table-cell>
          <table:table-cell office:value-type="float" office:value="3091" calcext:value-type="float">
            <text:p>3091</text:p>
          </table:table-cell>
          <table:table-cell office:value-type="float" office:value="38.2030000000003" calcext:value-type="float">
            <text:p>38,20300000000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2.59999999999999" calcext:value-type="float">
            <text:p>2,5999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3" calcext:value-type="float">
            <text:p>2873</text:p>
          </table:table-cell>
          <table:table-cell office:value-type="float" office:value="6424" calcext:value-type="float">
            <text:p>6424</text:p>
          </table:table-cell>
          <table:table-cell office:value-type="float" office:value="59.4130000000011" calcext:value-type="float">
            <text:p>59,41300000000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10" calcext:value-type="float">
            <text:p>1510</text:p>
          </table:table-cell>
          <table:table-cell office:value-type="float" office:value="3570" calcext:value-type="float">
            <text:p>3570</text:p>
          </table:table-cell>
          <table:table-cell office:value-type="float" office:value="38.5510000000004" calcext:value-type="float">
            <text:p>38,55100000000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5" calcext:value-type="float">
            <text:p>395</text:p>
          </table:table-cell>
          <table:table-cell office:value-type="float" office:value="978" calcext:value-type="float">
            <text:p>978</text:p>
          </table:table-cell>
          <table:table-cell office:value-type="float" office:value="10.8689999999999" calcext:value-type="float">
            <text:p>10,86899999999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39" calcext:value-type="float">
            <text:p>1439</text:p>
          </table:table-cell>
          <table:table-cell office:value-type="float" office:value="3405" calcext:value-type="float">
            <text:p>3405</text:p>
          </table:table-cell>
          <table:table-cell office:value-type="float" office:value="29.0940000000005" calcext:value-type="float">
            <text:p>29,09400000000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office:value-type="float" office:value="2.13599999999999" calcext:value-type="float">
            <text:p>2,135999999999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439" calcext:value-type="float">
            <text:p>439</text:p>
          </table:table-cell>
          <table:table-cell office:value-type="float" office:value="5.07799999999998" calcext:value-type="float">
            <text:p>5,077999999999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735" calcext:value-type="float">
            <text:p>735</text:p>
          </table:table-cell>
          <table:table-cell office:value-type="float" office:value="5.48099999999996" calcext:value-type="float">
            <text:p>5,480999999999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office:value-type="float" office:value="4157" calcext:value-type="float">
            <text:p>4157</text:p>
          </table:table-cell>
          <table:table-cell office:value-type="float" office:value="51.4750000000008" calcext:value-type="float">
            <text:p>51,4750000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25" calcext:value-type="float">
            <text:p>1525</text:p>
          </table:table-cell>
          <table:table-cell office:value-type="float" office:value="3389" calcext:value-type="float">
            <text:p>3389</text:p>
          </table:table-cell>
          <table:table-cell office:value-type="float" office:value="38.6030000000003" calcext:value-type="float">
            <text:p>38,603000000000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22" calcext:value-type="float">
            <text:p>4022</text:p>
          </table:table-cell>
          <table:table-cell office:value-type="float" office:value="9128" calcext:value-type="float">
            <text:p>9128</text:p>
          </table:table-cell>
          <table:table-cell office:value-type="float" office:value="71.7520000000012" calcext:value-type="float">
            <text:p>71,7520000000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31" calcext:value-type="float">
            <text:p>2331</text:p>
          </table:table-cell>
          <table:table-cell office:value-type="float" office:value="5528" calcext:value-type="float">
            <text:p>5528</text:p>
          </table:table-cell>
          <table:table-cell office:value-type="float" office:value="59.4560000000011" calcext:value-type="float">
            <text:p>59,45600000000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38" calcext:value-type="float">
            <text:p>938</text:p>
          </table:table-cell>
          <table:table-cell office:value-type="float" office:value="2268" calcext:value-type="float">
            <text:p>2268</text:p>
          </table:table-cell>
          <table:table-cell office:value-type="float" office:value="26.7670000000002" calcext:value-type="float">
            <text:p>26,767000000000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6" calcext:value-type="float">
            <text:p>636</text:p>
          </table:table-cell>
          <table:table-cell office:value-type="float" office:value="5.07599999999998" calcext:value-type="float">
            <text:p>5,075999999999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44" calcext:value-type="float">
            <text:p>844</text:p>
          </table:table-cell>
          <table:table-cell office:value-type="float" office:value="1964" calcext:value-type="float">
            <text:p>1964</text:p>
          </table:table-cell>
          <table:table-cell office:value-type="float" office:value="21.8280000000001" calcext:value-type="float">
            <text:p>21,82800000000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float" office:value="782" calcext:value-type="float">
            <text:p>782</text:p>
          </table:table-cell>
          <table:table-cell office:value-type="float" office:value="8.89599999999997" calcext:value-type="float">
            <text:p>8,895999999999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312" calcext:value-type="float">
            <text:p>312</text:p>
          </table:table-cell>
          <table:table-cell office:value-type="float" office:value="2.31299999999999" calcext:value-type="float">
            <text:p>2,3129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06" calcext:value-type="float">
            <text:p>1206</text:p>
          </table:table-cell>
          <table:table-cell office:value-type="float" office:value="2750" calcext:value-type="float">
            <text:p>2750</text:p>
          </table:table-cell>
          <table:table-cell office:value-type="float" office:value="33.4920000000002" calcext:value-type="float">
            <text:p>33,492000000000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780" calcext:value-type="float">
            <text:p>780</text:p>
          </table:table-cell>
          <table:table-cell office:value-type="float" office:value="8.99899999999997" calcext:value-type="float">
            <text:p>8,998999999999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float" office:value="2.32499999999999" calcext:value-type="float">
            <text:p>2,32499999999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47" calcext:value-type="float">
            <text:p>7047</text:p>
          </table:table-cell>
          <table:table-cell office:value-type="float" office:value="16588" calcext:value-type="float">
            <text:p>16588</text:p>
          </table:table-cell>
          <table:table-cell office:value-type="float" office:value="182.455999999996" calcext:value-type="float">
            <text:p>182,4559999999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814" calcext:value-type="float">
            <text:p>4814</text:p>
          </table:table-cell>
          <table:table-cell office:value-type="float" office:value="11429" calcext:value-type="float">
            <text:p>11429</text:p>
          </table:table-cell>
          <table:table-cell office:value-type="float" office:value="131.401000000004" calcext:value-type="float">
            <text:p>131,40100000000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29" calcext:value-type="float">
            <text:p>829</text:p>
          </table:table-cell>
          <table:table-cell office:value-type="float" office:value="1958" calcext:value-type="float">
            <text:p>1958</text:p>
          </table:table-cell>
          <table:table-cell office:value-type="float" office:value="16.8439999999999" calcext:value-type="float">
            <text:p>16,84399999999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5" calcext:value-type="float">
            <text:p>425</text:p>
          </table:table-cell>
          <table:table-cell office:value-type="float" office:value="1012" calcext:value-type="float">
            <text:p>1012</text:p>
          </table:table-cell>
          <table:table-cell office:value-type="float" office:value="10.988" calcext:value-type="float">
            <text:p>10,9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  <table:table-cell office:value-type="float" office:value="1426" calcext:value-type="float">
            <text:p>1426</text:p>
          </table:table-cell>
          <table:table-cell office:value-type="float" office:value="16.4129999999999" calcext:value-type="float">
            <text:p>16,41299999999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0" calcext:value-type="float">
            <text:p>330</text:p>
          </table:table-cell>
          <table:table-cell office:value-type="float" office:value="758" calcext:value-type="float">
            <text:p>758</text:p>
          </table:table-cell>
          <table:table-cell office:value-type="float" office:value="5.61199999999997" calcext:value-type="float">
            <text:p>5,611999999999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42" calcext:value-type="float">
            <text:p>1942</text:p>
          </table:table-cell>
          <table:table-cell office:value-type="float" office:value="4376" calcext:value-type="float">
            <text:p>4376</text:p>
          </table:table-cell>
          <table:table-cell office:value-type="float" office:value="53.7210000000009" calcext:value-type="float">
            <text:p>53,7210000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04" calcext:value-type="float">
            <text:p>904</text:p>
          </table:table-cell>
          <table:table-cell office:value-type="float" office:value="2029" calcext:value-type="float">
            <text:p>2029</text:p>
          </table:table-cell>
          <table:table-cell office:value-type="float" office:value="23.483" calcext:value-type="float">
            <text:p>23,48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0" calcext:value-type="float">
            <text:p>600</text:p>
          </table:table-cell>
          <table:table-cell office:value-type="float" office:value="1441" calcext:value-type="float">
            <text:p>1441</text:p>
          </table:table-cell>
          <table:table-cell office:value-type="float" office:value="11.5829999999999" calcext:value-type="float">
            <text:p>11,5829999999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5" calcext:value-type="float">
            <text:p>2355</text:p>
          </table:table-cell>
          <table:table-cell office:value-type="float" office:value="5453" calcext:value-type="float">
            <text:p>5453</text:p>
          </table:table-cell>
          <table:table-cell office:value-type="float" office:value="59.493000000001" calcext:value-type="float">
            <text:p>59,4930000000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02" calcext:value-type="float">
            <text:p>1902</text:p>
          </table:table-cell>
          <table:table-cell office:value-type="float" office:value="4478" calcext:value-type="float">
            <text:p>4478</text:p>
          </table:table-cell>
          <table:table-cell office:value-type="float" office:value="48.7430000000007" calcext:value-type="float">
            <text:p>48,7430000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43" calcext:value-type="float">
            <text:p>1143</text:p>
          </table:table-cell>
          <table:table-cell office:value-type="float" office:value="2743" calcext:value-type="float">
            <text:p>2743</text:p>
          </table:table-cell>
          <table:table-cell office:value-type="float" office:value="23.7210000000002" calcext:value-type="float">
            <text:p>23,72100000000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62" calcext:value-type="float">
            <text:p>862</text:p>
          </table:table-cell>
          <table:table-cell office:value-type="float" office:value="2009" calcext:value-type="float">
            <text:p>2009</text:p>
          </table:table-cell>
          <table:table-cell office:value-type="float" office:value="23.327" calcext:value-type="float">
            <text:p>23,32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53" calcext:value-type="float">
            <text:p>653</text:p>
          </table:table-cell>
          <table:table-cell office:value-type="float" office:value="1482" calcext:value-type="float">
            <text:p>1482</text:p>
          </table:table-cell>
          <table:table-cell office:value-type="float" office:value="17.2679999999999" calcext:value-type="float">
            <text:p>17,26799999999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28" calcext:value-type="float">
            <text:p>228</text:p>
          </table:table-cell>
          <table:table-cell office:value-type="float" office:value="558" calcext:value-type="float">
            <text:p>558</text:p>
          </table:table-cell>
          <table:table-cell office:value-type="float" office:value="4.17299999999997" calcext:value-type="float">
            <text:p>4,172999999999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951" calcext:value-type="float">
            <text:p>951</text:p>
          </table:table-cell>
          <table:table-cell office:value-type="float" office:value="11.1119999999999" calcext:value-type="float">
            <text:p>11,11199999999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25" calcext:value-type="float">
            <text:p>325</text:p>
          </table:table-cell>
          <table:table-cell office:value-type="float" office:value="782" calcext:value-type="float">
            <text:p>782</text:p>
          </table:table-cell>
          <table:table-cell office:value-type="float" office:value="9.34499999999996" calcext:value-type="float">
            <text:p>9,344999999999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716" calcext:value-type="float">
            <text:p>3716</text:p>
          </table:table-cell>
          <table:table-cell office:value-type="float" office:value="8267" calcext:value-type="float">
            <text:p>8267</text:p>
          </table:table-cell>
          <table:table-cell office:value-type="float" office:value="67.3160000000003" calcext:value-type="float">
            <text:p>67,3160000000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8" calcext:value-type="float">
            <text:p>1438</text:p>
          </table:table-cell>
          <table:table-cell office:value-type="float" office:value="3464" calcext:value-type="float">
            <text:p>3464</text:p>
          </table:table-cell>
          <table:table-cell office:value-type="float" office:value="38.3240000000004" calcext:value-type="float">
            <text:p>38,32400000000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87" calcext:value-type="float">
            <text:p>3887</text:p>
          </table:table-cell>
          <table:table-cell office:value-type="float" office:value="9092" calcext:value-type="float">
            <text:p>9092</text:p>
          </table:table-cell>
          <table:table-cell office:value-type="float" office:value="102.998000000003" calcext:value-type="float">
            <text:p>102,9980000000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6" calcext:value-type="float">
            <text:p>816</text:p>
          </table:table-cell>
          <table:table-cell office:value-type="float" office:value="1966" calcext:value-type="float">
            <text:p>1966</text:p>
          </table:table-cell>
          <table:table-cell office:value-type="float" office:value="17.5879999999999" calcext:value-type="float">
            <text:p>17,587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740" calcext:value-type="float">
            <text:p>740</text:p>
          </table:table-cell>
          <table:table-cell office:value-type="float" office:value="8.56099999999997" calcext:value-type="float">
            <text:p>8,5609999999999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float" office:value="635" calcext:value-type="float">
            <text:p>635</text:p>
          </table:table-cell>
          <table:table-cell office:value-type="float" office:value="6.85499999999998" calcext:value-type="float">
            <text:p>6,8549999999999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.325" calcext:value-type="float">
            <text:p>1,3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280" calcext:value-type="float">
            <text:p>3280</text:p>
          </table:table-cell>
          <table:table-cell office:value-type="float" office:value="7298" calcext:value-type="float">
            <text:p>7298</text:p>
          </table:table-cell>
          <table:table-cell office:value-type="float" office:value="88.520000000002" calcext:value-type="float">
            <text:p>88,5200000000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627" calcext:value-type="float">
            <text:p>2627</text:p>
          </table:table-cell>
          <table:table-cell office:value-type="float" office:value="5944" calcext:value-type="float">
            <text:p>5944</text:p>
          </table:table-cell>
          <table:table-cell office:value-type="float" office:value="69.8740000000016" calcext:value-type="float">
            <text:p>69,8740000000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3" calcext:value-type="float">
            <text:p>813</text:p>
          </table:table-cell>
          <table:table-cell office:value-type="float" office:value="1838" calcext:value-type="float">
            <text:p>1838</text:p>
          </table:table-cell>
          <table:table-cell office:value-type="float" office:value="16.3929999999999" calcext:value-type="float">
            <text:p>16,39299999999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9430" calcext:value-type="float">
            <text:p>9430</text:p>
          </table:table-cell>
          <table:table-cell office:value-type="float" office:value="104.091000000003" calcext:value-type="float">
            <text:p>104,09100000000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73" calcext:value-type="float">
            <text:p>973</text:p>
          </table:table-cell>
          <table:table-cell office:value-type="float" office:value="2327" calcext:value-type="float">
            <text:p>2327</text:p>
          </table:table-cell>
          <table:table-cell office:value-type="float" office:value="25.3210000000001" calcext:value-type="float">
            <text:p>25,32100000000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387" calcext:value-type="float">
            <text:p>7387</text:p>
          </table:table-cell>
          <table:table-cell office:value-type="float" office:value="17392" calcext:value-type="float">
            <text:p>17392</text:p>
          </table:table-cell>
          <table:table-cell office:value-type="float" office:value="146.804000000001" calcext:value-type="float">
            <text:p>146,8040000000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381" calcext:value-type="float">
            <text:p>381</text:p>
          </table:table-cell>
          <table:table-cell office:value-type="float" office:value="4.38399999999998" calcext:value-type="float">
            <text:p>4,3839999999999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462" calcext:value-type="float">
            <text:p>462</text:p>
          </table:table-cell>
          <table:table-cell office:value-type="float" office:value="4.64599999999999" calcext:value-type="float">
            <text:p>4,645999999999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99" calcext:value-type="float">
            <text:p>499</text:p>
          </table:table-cell>
          <table:table-cell office:value-type="float" office:value="1189" calcext:value-type="float">
            <text:p>1189</text:p>
          </table:table-cell>
          <table:table-cell office:value-type="float" office:value="8.95599999999995" calcext:value-type="float">
            <text:p>8,9559999999999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08" calcext:value-type="float">
            <text:p>1808</text:p>
          </table:table-cell>
          <table:table-cell office:value-type="float" office:value="4122" calcext:value-type="float">
            <text:p>4122</text:p>
          </table:table-cell>
          <table:table-cell office:value-type="float" office:value="47.7530000000006" calcext:value-type="float">
            <text:p>47,7530000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60" calcext:value-type="float">
            <text:p>2460</text:p>
          </table:table-cell>
          <table:table-cell office:value-type="float" office:value="5584" calcext:value-type="float">
            <text:p>5584</text:p>
          </table:table-cell>
          <table:table-cell office:value-type="float" office:value="67.1630000000013" calcext:value-type="float">
            <text:p>67,16300000000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07" calcext:value-type="float">
            <text:p>1807</text:p>
          </table:table-cell>
          <table:table-cell office:value-type="float" office:value="4067" calcext:value-type="float">
            <text:p>4067</text:p>
          </table:table-cell>
          <table:table-cell office:value-type="float" office:value="32.6650000000008" calcext:value-type="float">
            <text:p>32,66500000000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7" calcext:value-type="float">
            <text:p>1307</text:p>
          </table:table-cell>
          <table:table-cell office:value-type="float" office:value="3060" calcext:value-type="float">
            <text:p>3060</text:p>
          </table:table-cell>
          <table:table-cell office:value-type="float" office:value="34.0830000000002" calcext:value-type="float">
            <text:p>34,08300000000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86" calcext:value-type="float">
            <text:p>2086</text:p>
          </table:table-cell>
          <table:table-cell office:value-type="float" office:value="4983" calcext:value-type="float">
            <text:p>4983</text:p>
          </table:table-cell>
          <table:table-cell office:value-type="float" office:value="54.914000000001" calcext:value-type="float">
            <text:p>54,9140000000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65" calcext:value-type="float">
            <text:p>665</text:p>
          </table:table-cell>
          <table:table-cell office:value-type="float" office:value="1629" calcext:value-type="float">
            <text:p>1629</text:p>
          </table:table-cell>
          <table:table-cell office:value-type="float" office:value="13.7249999999999" calcext:value-type="float">
            <text:p>13,724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321" calcext:value-type="float">
            <text:p>321</text:p>
          </table:table-cell>
          <table:table-cell office:value-type="float" office:value="3.63499999999999" calcext:value-type="float">
            <text:p>3,6349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office:value-type="float" office:value="3.20999999999999" calcext:value-type="float">
            <text:p>3,2099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99" calcext:value-type="float">
            <text:p>399</text:p>
          </table:table-cell>
          <table:table-cell office:value-type="float" office:value="927" calcext:value-type="float">
            <text:p>927</text:p>
          </table:table-cell>
          <table:table-cell office:value-type="float" office:value="6.69599999999995" calcext:value-type="float">
            <text:p>6,6959999999999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85" calcext:value-type="float">
            <text:p>2085</text:p>
          </table:table-cell>
          <table:table-cell office:value-type="float" office:value="4743" calcext:value-type="float">
            <text:p>4743</text:p>
          </table:table-cell>
          <table:table-cell office:value-type="float" office:value="57.6740000000009" calcext:value-type="float">
            <text:p>57,6740000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885" calcext:value-type="float">
            <text:p>1885</text:p>
          </table:table-cell>
          <table:table-cell office:value-type="float" office:value="4218" calcext:value-type="float">
            <text:p>4218</text:p>
          </table:table-cell>
          <table:table-cell office:value-type="float" office:value="50.9690000000007" calcext:value-type="float">
            <text:p>50,9690000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06" calcext:value-type="float">
            <text:p>706</text:p>
          </table:table-cell>
          <table:table-cell office:value-type="float" office:value="1614" calcext:value-type="float">
            <text:p>1614</text:p>
          </table:table-cell>
          <table:table-cell office:value-type="float" office:value="13.8639999999999" calcext:value-type="float">
            <text:p>13,86399999999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95" calcext:value-type="float">
            <text:p>1295</text:p>
          </table:table-cell>
          <table:table-cell office:value-type="float" office:value="3014" calcext:value-type="float">
            <text:p>3014</text:p>
          </table:table-cell>
          <table:table-cell office:value-type="float" office:value="33.1980000000002" calcext:value-type="float">
            <text:p>33,19800000000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70" calcext:value-type="float">
            <text:p>670</text:p>
          </table:table-cell>
          <table:table-cell office:value-type="float" office:value="1622" calcext:value-type="float">
            <text:p>1622</text:p>
          </table:table-cell>
          <table:table-cell office:value-type="float" office:value="16.8639999999999" calcext:value-type="float">
            <text:p>16,863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20" calcext:value-type="float">
            <text:p>1620</text:p>
          </table:table-cell>
          <table:table-cell office:value-type="float" office:value="3776" calcext:value-type="float">
            <text:p>3776</text:p>
          </table:table-cell>
          <table:table-cell office:value-type="float" office:value="31.6400000000005" calcext:value-type="float">
            <text:p>31,64000000000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3" calcext:value-type="float">
            <text:p>203</text:p>
          </table:table-cell>
          <table:table-cell office:value-type="float" office:value="498" calcext:value-type="float">
            <text:p>498</text:p>
          </table:table-cell>
          <table:table-cell office:value-type="float" office:value="5.29999999999999" calcext:value-type="float">
            <text:p>5,2999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673" calcext:value-type="float">
            <text:p>673</text:p>
          </table:table-cell>
          <table:table-cell office:value-type="float" office:value="8.38899999999998" calcext:value-type="float">
            <text:p>8,388999999999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627" calcext:value-type="float">
            <text:p>627</text:p>
          </table:table-cell>
          <table:table-cell office:value-type="float" office:value="4.78399999999996" calcext:value-type="float">
            <text:p>4,783999999999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589" calcext:value-type="float">
            <text:p>1589</text:p>
          </table:table-cell>
          <table:table-cell office:value-type="float" office:value="3615" calcext:value-type="float">
            <text:p>3615</text:p>
          </table:table-cell>
          <table:table-cell office:value-type="float" office:value="45.3130000000004" calcext:value-type="float">
            <text:p>45,3130000000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11" calcext:value-type="float">
            <text:p>1011</text:p>
          </table:table-cell>
          <table:table-cell office:value-type="float" office:value="2270" calcext:value-type="float">
            <text:p>2270</text:p>
          </table:table-cell>
          <table:table-cell office:value-type="float" office:value="26.16" calcext:value-type="float">
            <text:p>26,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88" calcext:value-type="float">
            <text:p>1488</text:p>
          </table:table-cell>
          <table:table-cell office:value-type="float" office:value="3262" calcext:value-type="float">
            <text:p>3262</text:p>
          </table:table-cell>
          <table:table-cell office:value-type="float" office:value="28.5390000000004" calcext:value-type="float">
            <text:p>28,5390000000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5" calcext:value-type="float">
            <text:p>2015</text:p>
          </table:table-cell>
          <table:table-cell office:value-type="float" office:value="4797" calcext:value-type="float">
            <text:p>4797</text:p>
          </table:table-cell>
          <table:table-cell office:value-type="float" office:value="53.4410000000007" calcext:value-type="float">
            <text:p>53,4410000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75" calcext:value-type="float">
            <text:p>1075</text:p>
          </table:table-cell>
          <table:table-cell office:value-type="float" office:value="2514" calcext:value-type="float">
            <text:p>2514</text:p>
          </table:table-cell>
          <table:table-cell office:value-type="float" office:value="27.8020000000001" calcext:value-type="float">
            <text:p>27,80200000000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967" calcext:value-type="float">
            <text:p>5967</text:p>
          </table:table-cell>
          <table:table-cell office:value-type="float" office:value="14147" calcext:value-type="float">
            <text:p>14147</text:p>
          </table:table-cell>
          <table:table-cell office:value-type="float" office:value="121.908000000006" calcext:value-type="float">
            <text:p>121,9080000000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253" calcext:value-type="float">
            <text:p>253</text:p>
          </table:table-cell>
          <table:table-cell office:value-type="float" office:value="2.93499999999999" calcext:value-type="float">
            <text:p>2,9349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office:value-type="float" office:value="2361" calcext:value-type="float">
            <text:p>2361</text:p>
          </table:table-cell>
          <table:table-cell office:value-type="float" office:value="27.785" calcext:value-type="float">
            <text:p>27,78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 office:value-type="float" office:value="852" calcext:value-type="float">
            <text:p>852</text:p>
          </table:table-cell>
          <table:table-cell office:value-type="float" office:value="6.34999999999996" calcext:value-type="float">
            <text:p>6,349999999999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23" calcext:value-type="float">
            <text:p>1323</text:p>
          </table:table-cell>
          <table:table-cell office:value-type="float" office:value="3022" calcext:value-type="float">
            <text:p>3022</text:p>
          </table:table-cell>
          <table:table-cell office:value-type="float" office:value="36.4380000000002" calcext:value-type="float">
            <text:p>36,43800000000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24" calcext:value-type="float">
            <text:p>1924</text:p>
          </table:table-cell>
          <table:table-cell office:value-type="float" office:value="4287" calcext:value-type="float">
            <text:p>4287</text:p>
          </table:table-cell>
          <table:table-cell office:value-type="float" office:value="49.3860000000008" calcext:value-type="float">
            <text:p>49,3860000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44" calcext:value-type="float">
            <text:p>744</text:p>
          </table:table-cell>
          <table:table-cell office:value-type="float" office:value="1690" calcext:value-type="float">
            <text:p>1690</text:p>
          </table:table-cell>
          <table:table-cell office:value-type="float" office:value="13.8909999999999" calcext:value-type="float">
            <text:p>13,89099999999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90" calcext:value-type="float">
            <text:p>1690</text:p>
          </table:table-cell>
          <table:table-cell office:value-type="float" office:value="3984" calcext:value-type="float">
            <text:p>3984</text:p>
          </table:table-cell>
          <table:table-cell office:value-type="float" office:value="42.8320000000004" calcext:value-type="float">
            <text:p>42,8320000000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646" calcext:value-type="float">
            <text:p>4646</text:p>
          </table:table-cell>
          <table:table-cell office:value-type="float" office:value="10881" calcext:value-type="float">
            <text:p>10881</text:p>
          </table:table-cell>
          <table:table-cell office:value-type="float" office:value="121.322000000004" calcext:value-type="float">
            <text:p>121,322000000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01" calcext:value-type="float">
            <text:p>2501</text:p>
          </table:table-cell>
          <table:table-cell office:value-type="float" office:value="5945" calcext:value-type="float">
            <text:p>5945</text:p>
          </table:table-cell>
          <table:table-cell office:value-type="float" office:value="50.145000000001" calcext:value-type="float">
            <text:p>50,145000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622" calcext:value-type="float">
            <text:p>622</text:p>
          </table:table-cell>
          <table:table-cell office:value-type="float" office:value="6.86599999999998" calcext:value-type="float">
            <text:p>6,865999999999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1.826" calcext:value-type="float">
            <text:p>1,8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804" calcext:value-type="float">
            <text:p>804</text:p>
          </table:table-cell>
          <table:table-cell office:value-type="float" office:value="6.32599999999995" calcext:value-type="float">
            <text:p>6,325999999999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52" calcext:value-type="float">
            <text:p>1052</text:p>
          </table:table-cell>
          <table:table-cell office:value-type="float" office:value="2404" calcext:value-type="float">
            <text:p>2404</text:p>
          </table:table-cell>
          <table:table-cell office:value-type="float" office:value="28.4360000000001" calcext:value-type="float">
            <text:p>28,4360000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1" calcext:value-type="float">
            <text:p>2221</text:p>
          </table:table-cell>
          <table:table-cell office:value-type="float" office:value="5010" calcext:value-type="float">
            <text:p>5010</text:p>
          </table:table-cell>
          <table:table-cell office:value-type="float" office:value="57.218000000001" calcext:value-type="float">
            <text:p>57,218000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1505" calcext:value-type="float">
            <text:p>1505</text:p>
          </table:table-cell>
          <table:table-cell office:value-type="float" office:value="11.9209999999999" calcext:value-type="float">
            <text:p>11,920999999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87" calcext:value-type="float">
            <text:p>1487</text:p>
          </table:table-cell>
          <table:table-cell office:value-type="float" office:value="3485" calcext:value-type="float">
            <text:p>3485</text:p>
          </table:table-cell>
          <table:table-cell office:value-type="float" office:value="37.9980000000004" calcext:value-type="float">
            <text:p>37,998000000000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451" calcext:value-type="float">
            <text:p>451</text:p>
          </table:table-cell>
          <table:table-cell office:value-type="float" office:value="5.40399999999999" calcext:value-type="float">
            <text:p>5,4039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66" calcext:value-type="float">
            <text:p>3966</text:p>
          </table:table-cell>
          <table:table-cell office:value-type="float" office:value="9372" calcext:value-type="float">
            <text:p>9372</text:p>
          </table:table-cell>
          <table:table-cell office:value-type="float" office:value="80.8260000000021" calcext:value-type="float">
            <text:p>80,82600000000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75" calcext:value-type="float">
            <text:p>175</text:p>
          </table:table-cell>
          <table:table-cell office:value-type="float" office:value="2.053" calcext:value-type="float">
            <text:p>2,05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.78699999999999" calcext:value-type="float">
            <text:p>2,7869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262" calcext:value-type="float">
            <text:p>262</text:p>
          </table:table-cell>
          <table:table-cell office:value-type="float" office:value="1.92599999999999" calcext:value-type="float">
            <text:p>1,9259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1941" calcext:value-type="float">
            <text:p>1941</text:p>
          </table:table-cell>
          <table:table-cell office:value-type="float" office:value="23.697" calcext:value-type="float">
            <text:p>23,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07" calcext:value-type="float">
            <text:p>1007</text:p>
          </table:table-cell>
          <table:table-cell office:value-type="float" office:value="2340" calcext:value-type="float">
            <text:p>2340</text:p>
          </table:table-cell>
          <table:table-cell office:value-type="float" office:value="28.134" calcext:value-type="float">
            <text:p>28,13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14" calcext:value-type="float">
            <text:p>3914</text:p>
          </table:table-cell>
          <table:table-cell office:value-type="float" office:value="8785" calcext:value-type="float">
            <text:p>8785</text:p>
          </table:table-cell>
          <table:table-cell office:value-type="float" office:value="71.3040000000008" calcext:value-type="float">
            <text:p>71,3040000000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7" calcext:value-type="float">
            <text:p>407</text:p>
          </table:table-cell>
          <table:table-cell office:value-type="float" office:value="1015" calcext:value-type="float">
            <text:p>1015</text:p>
          </table:table-cell>
          <table:table-cell office:value-type="float" office:value="10.9489999999999" calcext:value-type="float">
            <text:p>10,948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09" calcext:value-type="float">
            <text:p>1909</text:p>
          </table:table-cell>
          <table:table-cell office:value-type="float" office:value="4499" calcext:value-type="float">
            <text:p>4499</text:p>
          </table:table-cell>
          <table:table-cell office:value-type="float" office:value="50.0020000000005" calcext:value-type="float">
            <text:p>50,00200000000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121" calcext:value-type="float">
            <text:p>2121</text:p>
          </table:table-cell>
          <table:table-cell office:value-type="float" office:value="5077" calcext:value-type="float">
            <text:p>5077</text:p>
          </table:table-cell>
          <table:table-cell office:value-type="float" office:value="44.0620000000006" calcext:value-type="float">
            <text:p>44,06200000000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9" calcext:value-type="float">
            <text:p>329</text:p>
          </table:table-cell>
          <table:table-cell office:value-type="float" office:value="781" calcext:value-type="float">
            <text:p>781</text:p>
          </table:table-cell>
          <table:table-cell office:value-type="float" office:value="9.00299999999996" calcext:value-type="float">
            <text:p>9,002999999999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64" calcext:value-type="float">
            <text:p>464</text:p>
          </table:table-cell>
          <table:table-cell office:value-type="float" office:value="1089" calcext:value-type="float">
            <text:p>1089</text:p>
          </table:table-cell>
          <table:table-cell office:value-type="float" office:value="12.3639999999999" calcext:value-type="float">
            <text:p>12,363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office:value-type="float" office:value="1675" calcext:value-type="float">
            <text:p>1675</text:p>
          </table:table-cell>
          <table:table-cell office:value-type="float" office:value="11.972" calcext:value-type="float">
            <text:p>11,97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2.36299999999999" calcext:value-type="float">
            <text:p>2,3629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373" calcext:value-type="float">
            <text:p>373</text:p>
          </table:table-cell>
          <table:table-cell office:value-type="float" office:value="4.17899999999999" calcext:value-type="float">
            <text:p>4,17899999999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73" calcext:value-type="float">
            <text:p>1173</text:p>
          </table:table-cell>
          <table:table-cell office:value-type="float" office:value="2716" calcext:value-type="float">
            <text:p>2716</text:p>
          </table:table-cell>
          <table:table-cell office:value-type="float" office:value="21.5230000000001" calcext:value-type="float">
            <text:p>21,52300000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 office:value-type="float" office:value="844" calcext:value-type="float">
            <text:p>844</text:p>
          </table:table-cell>
          <table:table-cell office:value-type="float" office:value="8.84499999999996" calcext:value-type="float">
            <text:p>8,8449999999999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25" calcext:value-type="float">
            <text:p>1825</text:p>
          </table:table-cell>
          <table:table-cell office:value-type="float" office:value="4258" calcext:value-type="float">
            <text:p>4258</text:p>
          </table:table-cell>
          <table:table-cell office:value-type="float" office:value="47.2450000000006" calcext:value-type="float">
            <text:p>47,24500000000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910" calcext:value-type="float">
            <text:p>2910</text:p>
          </table:table-cell>
          <table:table-cell office:value-type="float" office:value="6893" calcext:value-type="float">
            <text:p>6893</text:p>
          </table:table-cell>
          <table:table-cell office:value-type="float" office:value="59.3330000000009" calcext:value-type="float">
            <text:p>59,3330000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5" calcext:value-type="float">
            <text:p>595</text:p>
          </table:table-cell>
          <table:table-cell office:value-type="float" office:value="1395" calcext:value-type="float">
            <text:p>1395</text:p>
          </table:table-cell>
          <table:table-cell office:value-type="float" office:value="16.3909999999999" calcext:value-type="float">
            <text:p>16,39099999999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97" calcext:value-type="float">
            <text:p>297</text:p>
          </table:table-cell>
          <table:table-cell office:value-type="float" office:value="728" calcext:value-type="float">
            <text:p>728</text:p>
          </table:table-cell>
          <table:table-cell office:value-type="float" office:value="8.25299999999996" calcext:value-type="float">
            <text:p>8,2529999999999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8" calcext:value-type="float">
            <text:p>338</text:p>
          </table:table-cell>
          <table:table-cell office:value-type="float" office:value="828" calcext:value-type="float">
            <text:p>828</text:p>
          </table:table-cell>
          <table:table-cell office:value-type="float" office:value="6.12999999999996" calcext:value-type="float">
            <text:p>6,1299999999999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27" calcext:value-type="float">
            <text:p>527</text:p>
          </table:table-cell>
          <table:table-cell office:value-type="float" office:value="1223" calcext:value-type="float">
            <text:p>1223</text:p>
          </table:table-cell>
          <table:table-cell office:value-type="float" office:value="14.2429999999999" calcext:value-type="float">
            <text:p>14,24299999999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5" calcext:value-type="float">
            <text:p>1255</text:p>
          </table:table-cell>
          <table:table-cell office:value-type="float" office:value="2845" calcext:value-type="float">
            <text:p>2845</text:p>
          </table:table-cell>
          <table:table-cell office:value-type="float" office:value="34.7790000000002" calcext:value-type="float">
            <text:p>34,779000000000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055" calcext:value-type="float">
            <text:p>2055</text:p>
          </table:table-cell>
          <table:table-cell office:value-type="float" office:value="4605" calcext:value-type="float">
            <text:p>4605</text:p>
          </table:table-cell>
          <table:table-cell office:value-type="float" office:value="37.3050000000007" calcext:value-type="float">
            <text:p>37,3050000000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67" calcext:value-type="float">
            <text:p>4567</text:p>
          </table:table-cell>
          <table:table-cell office:value-type="float" office:value="10679" calcext:value-type="float">
            <text:p>10679</text:p>
          </table:table-cell>
          <table:table-cell office:value-type="float" office:value="115.656000000004" calcext:value-type="float">
            <text:p>115,6560000000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360" calcext:value-type="float">
            <text:p>5360</text:p>
          </table:table-cell>
          <table:table-cell office:value-type="float" office:value="12626" calcext:value-type="float">
            <text:p>12626</text:p>
          </table:table-cell>
          <table:table-cell office:value-type="float" office:value="139.935000000003" calcext:value-type="float">
            <text:p>139,9350000000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91" calcext:value-type="float">
            <text:p>1291</text:p>
          </table:table-cell>
          <table:table-cell office:value-type="float" office:value="3072" calcext:value-type="float">
            <text:p>3072</text:p>
          </table:table-cell>
          <table:table-cell office:value-type="float" office:value="26.0930000000002" calcext:value-type="float">
            <text:p>26,09300000000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2.19699999999999" calcext:value-type="float">
            <text:p>2,1969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383" calcext:value-type="float">
            <text:p>383</text:p>
          </table:table-cell>
          <table:table-cell office:value-type="float" office:value="4.27699999999999" calcext:value-type="float">
            <text:p>4,2769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6" calcext:value-type="float">
            <text:p>726</text:p>
          </table:table-cell>
          <table:table-cell office:value-type="float" office:value="1663" calcext:value-type="float">
            <text:p>1663</text:p>
          </table:table-cell>
          <table:table-cell office:value-type="float" office:value="18.547" calcext:value-type="float">
            <text:p>18,54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90" calcext:value-type="float">
            <text:p>2290</text:p>
          </table:table-cell>
          <table:table-cell office:value-type="float" office:value="5179" calcext:value-type="float">
            <text:p>5179</text:p>
          </table:table-cell>
          <table:table-cell office:value-type="float" office:value="60.4670000000011" calcext:value-type="float">
            <text:p>60,46700000000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2208" calcext:value-type="float">
            <text:p>2208</text:p>
          </table:table-cell>
          <table:table-cell office:value-type="float" office:value="17.9909999999999" calcext:value-type="float">
            <text:p>17,9909999999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5" calcext:value-type="float">
            <text:p>5255</text:p>
          </table:table-cell>
          <table:table-cell office:value-type="float" office:value="12368" calcext:value-type="float">
            <text:p>12368</text:p>
          </table:table-cell>
          <table:table-cell office:value-type="float" office:value="134.315000000003" calcext:value-type="float">
            <text:p>134,3150000000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76" calcext:value-type="float">
            <text:p>776</text:p>
          </table:table-cell>
          <table:table-cell office:value-type="float" office:value="1870" calcext:value-type="float">
            <text:p>1870</text:p>
          </table:table-cell>
          <table:table-cell office:value-type="float" office:value="20.5869999999999" calcext:value-type="float">
            <text:p>20,586999999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752" calcext:value-type="float">
            <text:p>2752</text:p>
          </table:table-cell>
          <table:table-cell office:value-type="float" office:value="6484" calcext:value-type="float">
            <text:p>6484</text:p>
          </table:table-cell>
          <table:table-cell office:value-type="float" office:value="54.7350000000009" calcext:value-type="float">
            <text:p>54,7350000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7" calcext:value-type="float">
            <text:p>207</text:p>
          </table:table-cell>
          <table:table-cell office:value-type="float" office:value="511" calcext:value-type="float">
            <text:p>511</text:p>
          </table:table-cell>
          <table:table-cell office:value-type="float" office:value="5.52499999999999" calcext:value-type="float">
            <text:p>5,5249999999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27" calcext:value-type="float">
            <text:p>527</text:p>
          </table:table-cell>
          <table:table-cell office:value-type="float" office:value="1303" calcext:value-type="float">
            <text:p>1303</text:p>
          </table:table-cell>
          <table:table-cell office:value-type="float" office:value="9.25399999999997" calcext:value-type="float">
            <text:p>9,253999999999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89" calcext:value-type="float">
            <text:p>2989</text:p>
          </table:table-cell>
          <table:table-cell office:value-type="float" office:value="6743" calcext:value-type="float">
            <text:p>6743</text:p>
          </table:table-cell>
          <table:table-cell office:value-type="float" office:value="81.2660000000022" calcext:value-type="float">
            <text:p>81,26600000000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1.274" calcext:value-type="float">
            <text:p>1,2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690" calcext:value-type="float">
            <text:p>4690</text:p>
          </table:table-cell>
          <table:table-cell office:value-type="float" office:value="10657" calcext:value-type="float">
            <text:p>10657</text:p>
          </table:table-cell>
          <table:table-cell office:value-type="float" office:value="90.7530000000034" calcext:value-type="float">
            <text:p>90,7530000000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float" office:value="600" calcext:value-type="float">
            <text:p>600</text:p>
          </table:table-cell>
          <table:table-cell office:value-type="float" office:value="5.89799999999999" calcext:value-type="float">
            <text:p>5,897999999999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89" calcext:value-type="float">
            <text:p>4089</text:p>
          </table:table-cell>
          <table:table-cell office:value-type="float" office:value="9516" calcext:value-type="float">
            <text:p>9516</text:p>
          </table:table-cell>
          <table:table-cell office:value-type="float" office:value="105.485000000003" calcext:value-type="float">
            <text:p>105,4850000000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2.45799999999999" calcext:value-type="float">
            <text:p>2,457999999999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397" calcext:value-type="float">
            <text:p>397</text:p>
          </table:table-cell>
          <table:table-cell office:value-type="float" office:value="4.37099999999999" calcext:value-type="float">
            <text:p>4,370999999999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float" office:value="1583" calcext:value-type="float">
            <text:p>1583</text:p>
          </table:table-cell>
          <table:table-cell office:value-type="float" office:value="17.918" calcext:value-type="float">
            <text:p>17,9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1.512" calcext:value-type="float">
            <text:p>1,5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919" calcext:value-type="float">
            <text:p>2919</text:p>
          </table:table-cell>
          <table:table-cell office:value-type="float" office:value="6544" calcext:value-type="float">
            <text:p>6544</text:p>
          </table:table-cell>
          <table:table-cell office:value-type="float" office:value="80.6510000000019" calcext:value-type="float">
            <text:p>80,6510000000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604" calcext:value-type="float">
            <text:p>6604</text:p>
          </table:table-cell>
          <table:table-cell office:value-type="float" office:value="14996" calcext:value-type="float">
            <text:p>14996</text:p>
          </table:table-cell>
          <table:table-cell office:value-type="float" office:value="176.739999999999" calcext:value-type="float">
            <text:p>176,7399999999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14" calcext:value-type="float">
            <text:p>1214</text:p>
          </table:table-cell>
          <table:table-cell office:value-type="float" office:value="2771" calcext:value-type="float">
            <text:p>2771</text:p>
          </table:table-cell>
          <table:table-cell office:value-type="float" office:value="24.0630000000001" calcext:value-type="float">
            <text:p>24,063000000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23" calcext:value-type="float">
            <text:p>3323</text:p>
          </table:table-cell>
          <table:table-cell office:value-type="float" office:value="7699" calcext:value-type="float">
            <text:p>7699</text:p>
          </table:table-cell>
          <table:table-cell office:value-type="float" office:value="83.1880000000021" calcext:value-type="float">
            <text:p>83,1880000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41" calcext:value-type="float">
            <text:p>941</text:p>
          </table:table-cell>
          <table:table-cell office:value-type="float" office:value="2271" calcext:value-type="float">
            <text:p>2271</text:p>
          </table:table-cell>
          <table:table-cell office:value-type="float" office:value="24.389" calcext:value-type="float">
            <text:p>24,38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31" calcext:value-type="float">
            <text:p>7431</text:p>
          </table:table-cell>
          <table:table-cell office:value-type="float" office:value="17401" calcext:value-type="float">
            <text:p>17401</text:p>
          </table:table-cell>
          <table:table-cell office:value-type="float" office:value="148.802000000002" calcext:value-type="float">
            <text:p>148,80200000000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2.142" calcext:value-type="float">
            <text:p>2,14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float" office:value="517" calcext:value-type="float">
            <text:p>517</text:p>
          </table:table-cell>
          <table:table-cell office:value-type="float" office:value="5.44099999999999" calcext:value-type="float">
            <text:p>5,440999999999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12" calcext:value-type="float">
            <text:p>712</text:p>
          </table:table-cell>
          <table:table-cell office:value-type="float" office:value="1645" calcext:value-type="float">
            <text:p>1645</text:p>
          </table:table-cell>
          <table:table-cell office:value-type="float" office:value="11.9909999999999" calcext:value-type="float">
            <text:p>11,99099999999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48" calcext:value-type="float">
            <text:p>1048</text:p>
          </table:table-cell>
          <table:table-cell office:value-type="float" office:value="2363" calcext:value-type="float">
            <text:p>2363</text:p>
          </table:table-cell>
          <table:table-cell office:value-type="float" office:value="30.7010000000001" calcext:value-type="float">
            <text:p>30,7010000000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552" calcext:value-type="float">
            <text:p>1552</text:p>
          </table:table-cell>
          <table:table-cell office:value-type="float" office:value="3536" calcext:value-type="float">
            <text:p>3536</text:p>
          </table:table-cell>
          <table:table-cell office:value-type="float" office:value="41.8790000000004" calcext:value-type="float">
            <text:p>41,879000000000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736" calcext:value-type="float">
            <text:p>3736</text:p>
          </table:table-cell>
          <table:table-cell office:value-type="float" office:value="8379" calcext:value-type="float">
            <text:p>8379</text:p>
          </table:table-cell>
          <table:table-cell office:value-type="float" office:value="69.032000000001" calcext:value-type="float">
            <text:p>69,0320000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1" calcext:value-type="float">
            <text:p>1801</text:p>
          </table:table-cell>
          <table:table-cell office:value-type="float" office:value="4287" calcext:value-type="float">
            <text:p>4287</text:p>
          </table:table-cell>
          <table:table-cell office:value-type="float" office:value="46.4830000000007" calcext:value-type="float">
            <text:p>46,4830000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009" calcext:value-type="float">
            <text:p>3009</text:p>
          </table:table-cell>
          <table:table-cell office:value-type="float" office:value="7118" calcext:value-type="float">
            <text:p>7118</text:p>
          </table:table-cell>
          <table:table-cell office:value-type="float" office:value="78.2680000000022" calcext:value-type="float">
            <text:p>78,26800000000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06" calcext:value-type="float">
            <text:p>1606</text:p>
          </table:table-cell>
          <table:table-cell office:value-type="float" office:value="3830" calcext:value-type="float">
            <text:p>3830</text:p>
          </table:table-cell>
          <table:table-cell office:value-type="float" office:value="32.8440000000007" calcext:value-type="float">
            <text:p>32,8440000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  <table:table-cell office:value-type="float" office:value="518" calcext:value-type="float">
            <text:p>518</text:p>
          </table:table-cell>
          <table:table-cell office:value-type="float" office:value="6.07899999999998" calcext:value-type="float">
            <text:p>6,078999999999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3.97199999999999" calcext:value-type="float">
            <text:p>3,971999999999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office:value-type="float" office:value="928" calcext:value-type="float">
            <text:p>928</text:p>
          </table:table-cell>
          <table:table-cell office:value-type="float" office:value="6.78899999999996" calcext:value-type="float">
            <text:p>6,788999999999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22" calcext:value-type="float">
            <text:p>2522</text:p>
          </table:table-cell>
          <table:table-cell office:value-type="float" office:value="5622" calcext:value-type="float">
            <text:p>5622</text:p>
          </table:table-cell>
          <table:table-cell office:value-type="float" office:value="69.8440000000017" calcext:value-type="float">
            <text:p>69,844000000001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174" calcext:value-type="float">
            <text:p>4174</text:p>
          </table:table-cell>
          <table:table-cell office:value-type="float" office:value="9318" calcext:value-type="float">
            <text:p>9318</text:p>
          </table:table-cell>
          <table:table-cell office:value-type="float" office:value="108.433000000003" calcext:value-type="float">
            <text:p>108,4330000000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949" calcext:value-type="float">
            <text:p>5949</text:p>
          </table:table-cell>
          <table:table-cell office:value-type="float" office:value="13277" calcext:value-type="float">
            <text:p>13277</text:p>
          </table:table-cell>
          <table:table-cell office:value-type="float" office:value="106.981000000006" calcext:value-type="float">
            <text:p>106,981000000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9" calcext:value-type="float">
            <text:p>1109</text:p>
          </table:table-cell>
          <table:table-cell office:value-type="float" office:value="2588" calcext:value-type="float">
            <text:p>2588</text:p>
          </table:table-cell>
          <table:table-cell office:value-type="float" office:value="28.6020000000001" calcext:value-type="float">
            <text:p>28,602000000000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974" calcext:value-type="float">
            <text:p>974</text:p>
          </table:table-cell>
          <table:table-cell office:value-type="float" office:value="10.623" calcext:value-type="float">
            <text:p>10,62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78" calcext:value-type="float">
            <text:p>278</text:p>
          </table:table-cell>
          <table:table-cell office:value-type="float" office:value="698" calcext:value-type="float">
            <text:p>698</text:p>
          </table:table-cell>
          <table:table-cell office:value-type="float" office:value="5.74199999999998" calcext:value-type="float">
            <text:p>5,741999999999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513" calcext:value-type="float">
            <text:p>513</text:p>
          </table:table-cell>
          <table:table-cell office:value-type="float" office:value="5.83199999999998" calcext:value-type="float">
            <text:p>5,831999999999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0.998000000000001" calcext:value-type="float">
            <text:p>0,99800000000000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70" calcext:value-type="float">
            <text:p>570</text:p>
          </table:table-cell>
          <table:table-cell office:value-type="float" office:value="1304" calcext:value-type="float">
            <text:p>1304</text:p>
          </table:table-cell>
          <table:table-cell office:value-type="float" office:value="9.71099999999995" calcext:value-type="float">
            <text:p>9,710999999999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76" calcext:value-type="float">
            <text:p>1376</text:p>
          </table:table-cell>
          <table:table-cell office:value-type="float" office:value="3009" calcext:value-type="float">
            <text:p>3009</text:p>
          </table:table-cell>
          <table:table-cell office:value-type="float" office:value="36.3050000000002" calcext:value-type="float">
            <text:p>36,30500000000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2.097" calcext:value-type="float">
            <text:p>2,0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7" calcext:value-type="float">
            <text:p>1007</text:p>
          </table:table-cell>
          <table:table-cell office:value-type="float" office:value="2292" calcext:value-type="float">
            <text:p>2292</text:p>
          </table:table-cell>
          <table:table-cell office:value-type="float" office:value="18.1819999999999" calcext:value-type="float">
            <text:p>18,1819999999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38" calcext:value-type="float">
            <text:p>3938</text:p>
          </table:table-cell>
          <table:table-cell office:value-type="float" office:value="9273" calcext:value-type="float">
            <text:p>9273</text:p>
          </table:table-cell>
          <table:table-cell office:value-type="float" office:value="102.007000000003" calcext:value-type="float">
            <text:p>102,0070000000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99" calcext:value-type="float">
            <text:p>1199</text:p>
          </table:table-cell>
          <table:table-cell office:value-type="float" office:value="2942" calcext:value-type="float">
            <text:p>2942</text:p>
          </table:table-cell>
          <table:table-cell office:value-type="float" office:value="24.6560000000001" calcext:value-type="float">
            <text:p>24,65600000000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241" calcext:value-type="float">
            <text:p>241</text:p>
          </table:table-cell>
          <table:table-cell office:value-type="float" office:value="2.65699999999999" calcext:value-type="float">
            <text:p>2,656999999999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7" calcext:value-type="float">
            <text:p>667</text:p>
          </table:table-cell>
          <table:table-cell office:value-type="float" office:value="1525" calcext:value-type="float">
            <text:p>1525</text:p>
          </table:table-cell>
          <table:table-cell office:value-type="float" office:value="16.6179999999999" calcext:value-type="float">
            <text:p>16,61799999999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office:value-type="float" office:value="891" calcext:value-type="float">
            <text:p>891</text:p>
          </table:table-cell>
          <table:table-cell office:value-type="float" office:value="6.59299999999997" calcext:value-type="float">
            <text:p>6,592999999999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28" calcext:value-type="float">
            <text:p>1528</text:p>
          </table:table-cell>
          <table:table-cell office:value-type="float" office:value="3484" calcext:value-type="float">
            <text:p>3484</text:p>
          </table:table-cell>
          <table:table-cell office:value-type="float" office:value="41.0730000000003" calcext:value-type="float">
            <text:p>41,07300000000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6" calcext:value-type="float">
            <text:p>606</text:p>
          </table:table-cell>
          <table:table-cell office:value-type="float" office:value="1422" calcext:value-type="float">
            <text:p>1422</text:p>
          </table:table-cell>
          <table:table-cell office:value-type="float" office:value="16.4249999999999" calcext:value-type="float">
            <text:p>16,42499999999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16" calcext:value-type="float">
            <text:p>1716</text:p>
          </table:table-cell>
          <table:table-cell office:value-type="float" office:value="3915" calcext:value-type="float">
            <text:p>3915</text:p>
          </table:table-cell>
          <table:table-cell office:value-type="float" office:value="31.7550000000007" calcext:value-type="float">
            <text:p>31,75500000000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292" calcext:value-type="float">
            <text:p>292</text:p>
          </table:table-cell>
          <table:table-cell office:value-type="float" office:value="3.81299999999999" calcext:value-type="float">
            <text:p>3,8129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54" calcext:value-type="float">
            <text:p>3654</text:p>
          </table:table-cell>
          <table:table-cell office:value-type="float" office:value="8625" calcext:value-type="float">
            <text:p>8625</text:p>
          </table:table-cell>
          <table:table-cell office:value-type="float" office:value="93.8430000000029" calcext:value-type="float">
            <text:p>93,843000000002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72" calcext:value-type="float">
            <text:p>2372</text:p>
          </table:table-cell>
          <table:table-cell office:value-type="float" office:value="5578" calcext:value-type="float">
            <text:p>5578</text:p>
          </table:table-cell>
          <table:table-cell office:value-type="float" office:value="47.1240000000007" calcext:value-type="float">
            <text:p>47,1240000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float" office:value="440" calcext:value-type="float">
            <text:p>440</text:p>
          </table:table-cell>
          <table:table-cell office:value-type="float" office:value="4.89399999999999" calcext:value-type="float">
            <text:p>4,8939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1216" calcext:value-type="float">
            <text:p>1216</text:p>
          </table:table-cell>
          <table:table-cell office:value-type="float" office:value="12.9799999999999" calcext:value-type="float">
            <text:p>12,979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7" calcext:value-type="float">
            <text:p>267</text:p>
          </table:table-cell>
          <table:table-cell office:value-type="float" office:value="644" calcext:value-type="float">
            <text:p>644</text:p>
          </table:table-cell>
          <table:table-cell office:value-type="float" office:value="4.68999999999997" calcext:value-type="float">
            <text:p>4,689999999999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75" calcext:value-type="float">
            <text:p>375</text:p>
          </table:table-cell>
          <table:table-cell office:value-type="float" office:value="922" calcext:value-type="float">
            <text:p>922</text:p>
          </table:table-cell>
          <table:table-cell office:value-type="float" office:value="11.1339999999999" calcext:value-type="float">
            <text:p>11,133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64" calcext:value-type="float">
            <text:p>1964</text:p>
          </table:table-cell>
          <table:table-cell office:value-type="float" office:value="4440" calcext:value-type="float">
            <text:p>4440</text:p>
          </table:table-cell>
          <table:table-cell office:value-type="float" office:value="53.0190000000008" calcext:value-type="float">
            <text:p>53,0190000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35" calcext:value-type="float">
            <text:p>2635</text:p>
          </table:table-cell>
          <table:table-cell office:value-type="float" office:value="5967" calcext:value-type="float">
            <text:p>5967</text:p>
          </table:table-cell>
          <table:table-cell office:value-type="float" office:value="48.4850000000008" calcext:value-type="float">
            <text:p>48,48500000000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23" calcext:value-type="float">
            <text:p>6423</text:p>
          </table:table-cell>
          <table:table-cell office:value-type="float" office:value="14955" calcext:value-type="float">
            <text:p>14955</text:p>
          </table:table-cell>
          <table:table-cell office:value-type="float" office:value="167.873999999998" calcext:value-type="float">
            <text:p>167,8739999999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office:value-type="float" office:value="572" calcext:value-type="float">
            <text:p>572</text:p>
          </table:table-cell>
          <table:table-cell office:value-type="float" office:value="6.34999999999997" calcext:value-type="float">
            <text:p>6,349999999999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  <table:table-cell office:value-type="float" office:value="6011" calcext:value-type="float">
            <text:p>6011</text:p>
          </table:table-cell>
          <table:table-cell office:value-type="float" office:value="51.3200000000009" calcext:value-type="float">
            <text:p>51,320000000000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02" calcext:value-type="float">
            <text:p>802</text:p>
          </table:table-cell>
          <table:table-cell office:value-type="float" office:value="1841" calcext:value-type="float">
            <text:p>1841</text:p>
          </table:table-cell>
          <table:table-cell office:value-type="float" office:value="21.927" calcext:value-type="float">
            <text:p>21,9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office:value-type="float" office:value="753" calcext:value-type="float">
            <text:p>753</text:p>
          </table:table-cell>
          <table:table-cell office:value-type="float" office:value="8.30299999999998" calcext:value-type="float">
            <text:p>8,302999999999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28" calcext:value-type="float">
            <text:p>728</text:p>
          </table:table-cell>
          <table:table-cell office:value-type="float" office:value="1668" calcext:value-type="float">
            <text:p>1668</text:p>
          </table:table-cell>
          <table:table-cell office:value-type="float" office:value="12.3689999999999" calcext:value-type="float">
            <text:p>12,36899999999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1033" calcext:value-type="float">
            <text:p>1033</text:p>
          </table:table-cell>
          <table:table-cell office:value-type="float" office:value="12.876" calcext:value-type="float">
            <text:p>12,8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03" calcext:value-type="float">
            <text:p>3503</text:p>
          </table:table-cell>
          <table:table-cell office:value-type="float" office:value="7860" calcext:value-type="float">
            <text:p>7860</text:p>
          </table:table-cell>
          <table:table-cell office:value-type="float" office:value="92.7410000000024" calcext:value-type="float">
            <text:p>92,741000000002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09" calcext:value-type="float">
            <text:p>1209</text:p>
          </table:table-cell>
          <table:table-cell office:value-type="float" office:value="2747" calcext:value-type="float">
            <text:p>2747</text:p>
          </table:table-cell>
          <table:table-cell office:value-type="float" office:value="24.2880000000002" calcext:value-type="float">
            <text:p>24,28800000000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24" calcext:value-type="float">
            <text:p>4924</text:p>
          </table:table-cell>
          <table:table-cell office:value-type="float" office:value="11515" calcext:value-type="float">
            <text:p>11515</text:p>
          </table:table-cell>
          <table:table-cell office:value-type="float" office:value="131.834000000004" calcext:value-type="float">
            <text:p>131,834000000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6" calcext:value-type="float">
            <text:p>696</text:p>
          </table:table-cell>
          <table:table-cell office:value-type="float" office:value="1631" calcext:value-type="float">
            <text:p>1631</text:p>
          </table:table-cell>
          <table:table-cell office:value-type="float" office:value="17.6419999999999" calcext:value-type="float">
            <text:p>17,64199999999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2.19599999999999" calcext:value-type="float">
            <text:p>2,195999999999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office:value-type="float" office:value="639" calcext:value-type="float">
            <text:p>639</text:p>
          </table:table-cell>
          <table:table-cell office:value-type="float" office:value="7.46099999999997" calcext:value-type="float">
            <text:p>7,460999999999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6" calcext:value-type="float">
            <text:p>496</text:p>
          </table:table-cell>
          <table:table-cell office:value-type="float" office:value="1228" calcext:value-type="float">
            <text:p>1228</text:p>
          </table:table-cell>
          <table:table-cell office:value-type="float" office:value="13.4189999999999" calcext:value-type="float">
            <text:p>13,41899999999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602" calcext:value-type="float">
            <text:p>602</text:p>
          </table:table-cell>
          <table:table-cell office:value-type="float" office:value="4.59199999999996" calcext:value-type="float">
            <text:p>4,591999999999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456" calcext:value-type="float">
            <text:p>3456</text:p>
          </table:table-cell>
          <table:table-cell office:value-type="float" office:value="7820" calcext:value-type="float">
            <text:p>7820</text:p>
          </table:table-cell>
          <table:table-cell office:value-type="float" office:value="98.2910000000028" calcext:value-type="float">
            <text:p>98,291000000002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96" calcext:value-type="float">
            <text:p>396</text:p>
          </table:table-cell>
          <table:table-cell office:value-type="float" office:value="931" calcext:value-type="float">
            <text:p>931</text:p>
          </table:table-cell>
          <table:table-cell office:value-type="float" office:value="10.636" calcext:value-type="float">
            <text:p>10,6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810" calcext:value-type="float">
            <text:p>3810</text:p>
          </table:table-cell>
          <table:table-cell office:value-type="float" office:value="8458" calcext:value-type="float">
            <text:p>8458</text:p>
          </table:table-cell>
          <table:table-cell office:value-type="float" office:value="72.1380000000013" calcext:value-type="float">
            <text:p>72,13800000000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15" calcext:value-type="float">
            <text:p>3415</text:p>
          </table:table-cell>
          <table:table-cell office:value-type="float" office:value="8010" calcext:value-type="float">
            <text:p>8010</text:p>
          </table:table-cell>
          <table:table-cell office:value-type="float" office:value="94.9120000000032" calcext:value-type="float">
            <text:p>94,912000000003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8" calcext:value-type="float">
            <text:p>508</text:p>
          </table:table-cell>
          <table:table-cell office:value-type="float" office:value="1240" calcext:value-type="float">
            <text:p>1240</text:p>
          </table:table-cell>
          <table:table-cell office:value-type="float" office:value="12.9829999999999" calcext:value-type="float">
            <text:p>12,98299999999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437" calcext:value-type="float">
            <text:p>3437</text:p>
          </table:table-cell>
          <table:table-cell office:value-type="float" office:value="8091" calcext:value-type="float">
            <text:p>8091</text:p>
          </table:table-cell>
          <table:table-cell office:value-type="float" office:value="69.0630000000014" calcext:value-type="float">
            <text:p>69,06300000000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float" office:value="586" calcext:value-type="float">
            <text:p>586</text:p>
          </table:table-cell>
          <table:table-cell office:value-type="float" office:value="6.70399999999998" calcext:value-type="float">
            <text:p>6,703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513" calcext:value-type="float">
            <text:p>513</text:p>
          </table:table-cell>
          <table:table-cell office:value-type="float" office:value="5.988" calcext:value-type="float">
            <text:p>5,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4" calcext:value-type="float">
            <text:p>604</text:p>
          </table:table-cell>
          <table:table-cell office:value-type="float" office:value="1384" calcext:value-type="float">
            <text:p>1384</text:p>
          </table:table-cell>
          <table:table-cell office:value-type="float" office:value="10.372" calcext:value-type="float">
            <text:p>10,37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479" calcext:value-type="float">
            <text:p>479</text:p>
          </table:table-cell>
          <table:table-cell office:value-type="float" office:value="5.24599999999998" calcext:value-type="float">
            <text:p>5,245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04" calcext:value-type="float">
            <text:p>1604</text:p>
          </table:table-cell>
          <table:table-cell office:value-type="float" office:value="3636" calcext:value-type="float">
            <text:p>3636</text:p>
          </table:table-cell>
          <table:table-cell office:value-type="float" office:value="42.6270000000005" calcext:value-type="float">
            <text:p>42,62700000000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97" calcext:value-type="float">
            <text:p>397</text:p>
          </table:table-cell>
          <table:table-cell office:value-type="float" office:value="895" calcext:value-type="float">
            <text:p>895</text:p>
          </table:table-cell>
          <table:table-cell office:value-type="float" office:value="7.48999999999996" calcext:value-type="float">
            <text:p>7,489999999999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0" calcext:value-type="float">
            <text:p>590</text:p>
          </table:table-cell>
          <table:table-cell office:value-type="float" office:value="1460" calcext:value-type="float">
            <text:p>1460</text:p>
          </table:table-cell>
          <table:table-cell office:value-type="float" office:value="16.1049999999999" calcext:value-type="float">
            <text:p>16,104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96" calcext:value-type="float">
            <text:p>896</text:p>
          </table:table-cell>
          <table:table-cell office:value-type="float" office:value="2167" calcext:value-type="float">
            <text:p>2167</text:p>
          </table:table-cell>
          <table:table-cell office:value-type="float" office:value="23.17" calcext:value-type="float">
            <text:p>23,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94" calcext:value-type="float">
            <text:p>1994</text:p>
          </table:table-cell>
          <table:table-cell office:value-type="float" office:value="4735" calcext:value-type="float">
            <text:p>4735</text:p>
          </table:table-cell>
          <table:table-cell office:value-type="float" office:value="39.6050000000006" calcext:value-type="float">
            <text:p>39,6050000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4" calcext:value-type="float">
            <text:p>674</text:p>
          </table:table-cell>
          <table:table-cell office:value-type="float" office:value="1576" calcext:value-type="float">
            <text:p>1576</text:p>
          </table:table-cell>
          <table:table-cell office:value-type="float" office:value="18.226" calcext:value-type="float">
            <text:p>18,2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3.06999999999999" calcext:value-type="float">
            <text:p>3,0699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773" calcext:value-type="float">
            <text:p>773</text:p>
          </table:table-cell>
          <table:table-cell office:value-type="float" office:value="5.55899999999996" calcext:value-type="float">
            <text:p>5,558999999999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31" calcext:value-type="float">
            <text:p>2931</text:p>
          </table:table-cell>
          <table:table-cell office:value-type="float" office:value="6649" calcext:value-type="float">
            <text:p>6649</text:p>
          </table:table-cell>
          <table:table-cell office:value-type="float" office:value="80.9540000000017" calcext:value-type="float">
            <text:p>80,95400000000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262" calcext:value-type="float">
            <text:p>262</text:p>
          </table:table-cell>
          <table:table-cell office:value-type="float" office:value="2.81799999999999" calcext:value-type="float">
            <text:p>2,8179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48" calcext:value-type="float">
            <text:p>5548</text:p>
          </table:table-cell>
          <table:table-cell office:value-type="float" office:value="12448" calcext:value-type="float">
            <text:p>12448</text:p>
          </table:table-cell>
          <table:table-cell office:value-type="float" office:value="100.551000000005" calcext:value-type="float">
            <text:p>100,5510000000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40" calcext:value-type="float">
            <text:p>2840</text:p>
          </table:table-cell>
          <table:table-cell office:value-type="float" office:value="6672" calcext:value-type="float">
            <text:p>6672</text:p>
          </table:table-cell>
          <table:table-cell office:value-type="float" office:value="75.7000000000016" calcext:value-type="float">
            <text:p>75,7000000000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42" calcext:value-type="float">
            <text:p>442</text:p>
          </table:table-cell>
          <table:table-cell office:value-type="float" office:value="1008" calcext:value-type="float">
            <text:p>1008</text:p>
          </table:table-cell>
          <table:table-cell office:value-type="float" office:value="10.494" calcext:value-type="float">
            <text:p>10,4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1378" calcext:value-type="float">
            <text:p>1378</text:p>
          </table:table-cell>
          <table:table-cell office:value-type="float" office:value="11.5739999999999" calcext:value-type="float">
            <text:p>11,573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520" calcext:value-type="float">
            <text:p>520</text:p>
          </table:table-cell>
          <table:table-cell office:value-type="float" office:value="5.71099999999999" calcext:value-type="float">
            <text:p>5,7109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447" calcext:value-type="float">
            <text:p>447</text:p>
          </table:table-cell>
          <table:table-cell office:value-type="float" office:value="4.89099999999999" calcext:value-type="float">
            <text:p>4,8909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625" calcext:value-type="float">
            <text:p>625</text:p>
          </table:table-cell>
          <table:table-cell office:value-type="float" office:value="4.79499999999997" calcext:value-type="float">
            <text:p>4,794999999999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8" calcext:value-type="float">
            <text:p>548</text:p>
          </table:table-cell>
          <table:table-cell office:value-type="float" office:value="1257" calcext:value-type="float">
            <text:p>1257</text:p>
          </table:table-cell>
          <table:table-cell office:value-type="float" office:value="14.2939999999999" calcext:value-type="float">
            <text:p>14,293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479" calcext:value-type="float">
            <text:p>479</text:p>
          </table:table-cell>
          <table:table-cell office:value-type="float" office:value="5.28599999999998" calcext:value-type="float">
            <text:p>5,2859999999999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18" calcext:value-type="float">
            <text:p>918</text:p>
          </table:table-cell>
          <table:table-cell office:value-type="float" office:value="2073" calcext:value-type="float">
            <text:p>2073</text:p>
          </table:table-cell>
          <table:table-cell office:value-type="float" office:value="16.5099999999999" calcext:value-type="float">
            <text:p>16,5099999999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89" calcext:value-type="float">
            <text:p>4689</text:p>
          </table:table-cell>
          <table:table-cell office:value-type="float" office:value="11093" calcext:value-type="float">
            <text:p>11093</text:p>
          </table:table-cell>
          <table:table-cell office:value-type="float" office:value="125.309000000004" calcext:value-type="float">
            <text:p>125,3090000000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038" calcext:value-type="float">
            <text:p>2038</text:p>
          </table:table-cell>
          <table:table-cell office:value-type="float" office:value="4814" calcext:value-type="float">
            <text:p>4814</text:p>
          </table:table-cell>
          <table:table-cell office:value-type="float" office:value="52.5870000000008" calcext:value-type="float">
            <text:p>52,5870000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42" calcext:value-type="float">
            <text:p>1742</text:p>
          </table:table-cell>
          <table:table-cell office:value-type="float" office:value="4140" calcext:value-type="float">
            <text:p>4140</text:p>
          </table:table-cell>
          <table:table-cell office:value-type="float" office:value="35.3310000000006" calcext:value-type="float">
            <text:p>35,331000000000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18" calcext:value-type="float">
            <text:p>918</text:p>
          </table:table-cell>
          <table:table-cell office:value-type="float" office:value="2129" calcext:value-type="float">
            <text:p>2129</text:p>
          </table:table-cell>
          <table:table-cell office:value-type="float" office:value="24.772" calcext:value-type="float">
            <text:p>24,77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14" calcext:value-type="float">
            <text:p>214</text:p>
          </table:table-cell>
          <table:table-cell office:value-type="float" office:value="2.23599999999999" calcext:value-type="float">
            <text:p>2,235999999999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1.049" calcext:value-type="float">
            <text:p>1,04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087" calcext:value-type="float">
            <text:p>2087</text:p>
          </table:table-cell>
          <table:table-cell office:value-type="float" office:value="4726" calcext:value-type="float">
            <text:p>4726</text:p>
          </table:table-cell>
          <table:table-cell office:value-type="float" office:value="59.8060000000009" calcext:value-type="float">
            <text:p>59,8060000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office:value-type="float" office:value="1637" calcext:value-type="float">
            <text:p>1637</text:p>
          </table:table-cell>
          <table:table-cell office:value-type="float" office:value="19.616" calcext:value-type="float">
            <text:p>19,6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21" calcext:value-type="float">
            <text:p>1221</text:p>
          </table:table-cell>
          <table:table-cell office:value-type="float" office:value="2734" calcext:value-type="float">
            <text:p>2734</text:p>
          </table:table-cell>
          <table:table-cell office:value-type="float" office:value="21.6160000000001" calcext:value-type="float">
            <text:p>21,61600000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62" calcext:value-type="float">
            <text:p>2762</text:p>
          </table:table-cell>
          <table:table-cell office:value-type="float" office:value="6503" calcext:value-type="float">
            <text:p>6503</text:p>
          </table:table-cell>
          <table:table-cell office:value-type="float" office:value="74.4430000000018" calcext:value-type="float">
            <text:p>74,44300000000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112" calcext:value-type="float">
            <text:p>3112</text:p>
          </table:table-cell>
          <table:table-cell office:value-type="float" office:value="7351" calcext:value-type="float">
            <text:p>7351</text:p>
          </table:table-cell>
          <table:table-cell office:value-type="float" office:value="80.9370000000019" calcext:value-type="float">
            <text:p>80,93700000000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824" calcext:value-type="float">
            <text:p>7824</text:p>
          </table:table-cell>
          <table:table-cell office:value-type="float" office:value="18319" calcext:value-type="float">
            <text:p>18319</text:p>
          </table:table-cell>
          <table:table-cell office:value-type="float" office:value="156.706999999998" calcext:value-type="float">
            <text:p>156,7069999999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6" calcext:value-type="float">
            <text:p>176</text:p>
          </table:table-cell>
          <table:table-cell office:value-type="float" office:value="446" calcext:value-type="float">
            <text:p>446</text:p>
          </table:table-cell>
          <table:table-cell office:value-type="float" office:value="5.04499999999999" calcext:value-type="float">
            <text:p>5,0449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237" calcext:value-type="float">
            <text:p>237</text:p>
          </table:table-cell>
          <table:table-cell office:value-type="float" office:value="2.65399999999999" calcext:value-type="float">
            <text:p>2,6539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  <table:table-cell office:value-type="float" office:value="853" calcext:value-type="float">
            <text:p>853</text:p>
          </table:table-cell>
          <table:table-cell office:value-type="float" office:value="6.44299999999995" calcext:value-type="float">
            <text:p>6,442999999999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37" calcext:value-type="float">
            <text:p>1737</text:p>
          </table:table-cell>
          <table:table-cell office:value-type="float" office:value="3911" calcext:value-type="float">
            <text:p>3911</text:p>
          </table:table-cell>
          <table:table-cell office:value-type="float" office:value="47.3080000000006" calcext:value-type="float">
            <text:p>47,3080000000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5" calcext:value-type="float">
            <text:p>2405</text:p>
          </table:table-cell>
          <table:table-cell office:value-type="float" office:value="5340" calcext:value-type="float">
            <text:p>5340</text:p>
          </table:table-cell>
          <table:table-cell office:value-type="float" office:value="63.8660000000011" calcext:value-type="float">
            <text:p>63,866000000001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219" calcext:value-type="float">
            <text:p>6219</text:p>
          </table:table-cell>
          <table:table-cell office:value-type="float" office:value="13899" calcext:value-type="float">
            <text:p>13899</text:p>
          </table:table-cell>
          <table:table-cell office:value-type="float" office:value="112.135000000008" calcext:value-type="float">
            <text:p>112,1350000000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87" calcext:value-type="float">
            <text:p>2187</text:p>
          </table:table-cell>
          <table:table-cell office:value-type="float" office:value="5138" calcext:value-type="float">
            <text:p>5138</text:p>
          </table:table-cell>
          <table:table-cell office:value-type="float" office:value="58.9120000000009" calcext:value-type="float">
            <text:p>58,9120000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68" calcext:value-type="float">
            <text:p>1068</text:p>
          </table:table-cell>
          <table:table-cell office:value-type="float" office:value="2585" calcext:value-type="float">
            <text:p>2585</text:p>
          </table:table-cell>
          <table:table-cell office:value-type="float" office:value="26.7310000000001" calcext:value-type="float">
            <text:p>26,731000000000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721" calcext:value-type="float">
            <text:p>1721</text:p>
          </table:table-cell>
          <table:table-cell office:value-type="float" office:value="4038" calcext:value-type="float">
            <text:p>4038</text:p>
          </table:table-cell>
          <table:table-cell office:value-type="float" office:value="34.6510000000007" calcext:value-type="float">
            <text:p>34,6510000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29" calcext:value-type="float">
            <text:p>329</text:p>
          </table:table-cell>
          <table:table-cell office:value-type="float" office:value="800" calcext:value-type="float">
            <text:p>800</text:p>
          </table:table-cell>
          <table:table-cell office:value-type="float" office:value="8.58899999999997" calcext:value-type="float">
            <text:p>8,588999999999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460" calcext:value-type="float">
            <text:p>460</text:p>
          </table:table-cell>
          <table:table-cell office:value-type="float" office:value="3.06599999999998" calcext:value-type="float">
            <text:p>3,06599999999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87" calcext:value-type="float">
            <text:p>1287</text:p>
          </table:table-cell>
          <table:table-cell office:value-type="float" office:value="3009" calcext:value-type="float">
            <text:p>3009</text:p>
          </table:table-cell>
          <table:table-cell office:value-type="float" office:value="35.7490000000002" calcext:value-type="float">
            <text:p>35,74900000000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8" calcext:value-type="float">
            <text:p>788</text:p>
          </table:table-cell>
          <table:table-cell office:value-type="float" office:value="1845" calcext:value-type="float">
            <text:p>1845</text:p>
          </table:table-cell>
          <table:table-cell office:value-type="float" office:value="21.346" calcext:value-type="float">
            <text:p>21,34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34" calcext:value-type="float">
            <text:p>1234</text:p>
          </table:table-cell>
          <table:table-cell office:value-type="float" office:value="2825" calcext:value-type="float">
            <text:p>2825</text:p>
          </table:table-cell>
          <table:table-cell office:value-type="float" office:value="24.9230000000002" calcext:value-type="float">
            <text:p>24,9230000000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449" calcext:value-type="float">
            <text:p>449</text:p>
          </table:table-cell>
          <table:table-cell office:value-type="float" office:value="4.46099999999999" calcext:value-type="float">
            <text:p>4,46099999999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84" calcext:value-type="float">
            <text:p>1584</text:p>
          </table:table-cell>
          <table:table-cell office:value-type="float" office:value="3757" calcext:value-type="float">
            <text:p>3757</text:p>
          </table:table-cell>
          <table:table-cell office:value-type="float" office:value="41.1980000000004" calcext:value-type="float">
            <text:p>41,1980000000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921" calcext:value-type="float">
            <text:p>921</text:p>
          </table:table-cell>
          <table:table-cell office:value-type="float" office:value="7.88899999999996" calcext:value-type="float">
            <text:p>7,888999999999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77" calcext:value-type="float">
            <text:p>1177</text:p>
          </table:table-cell>
          <table:table-cell office:value-type="float" office:value="2721" calcext:value-type="float">
            <text:p>2721</text:p>
          </table:table-cell>
          <table:table-cell office:value-type="float" office:value="31.3320000000001" calcext:value-type="float">
            <text:p>31,33200000000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2" calcext:value-type="float">
            <text:p>1082</text:p>
          </table:table-cell>
          <table:table-cell office:value-type="float" office:value="2445" calcext:value-type="float">
            <text:p>2445</text:p>
          </table:table-cell>
          <table:table-cell office:value-type="float" office:value="26.4760000000001" calcext:value-type="float">
            <text:p>26,47600000000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58" calcext:value-type="float">
            <text:p>358</text:p>
          </table:table-cell>
          <table:table-cell office:value-type="float" office:value="2.68299999999999" calcext:value-type="float">
            <text:p>2,68299999999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51" calcext:value-type="float">
            <text:p>1651</text:p>
          </table:table-cell>
          <table:table-cell office:value-type="float" office:value="3731" calcext:value-type="float">
            <text:p>3731</text:p>
          </table:table-cell>
          <table:table-cell office:value-type="float" office:value="43.7420000000007" calcext:value-type="float">
            <text:p>43,7420000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 office:value-type="float" office:value="4484" calcext:value-type="float">
            <text:p>4484</text:p>
          </table:table-cell>
          <table:table-cell office:value-type="float" office:value="52.9490000000007" calcext:value-type="float">
            <text:p>52,9490000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46" calcext:value-type="float">
            <text:p>2946</text:p>
          </table:table-cell>
          <table:table-cell office:value-type="float" office:value="6669" calcext:value-type="float">
            <text:p>6669</text:p>
          </table:table-cell>
          <table:table-cell office:value-type="float" office:value="56.2320000000008" calcext:value-type="float">
            <text:p>56,23200000000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24" calcext:value-type="float">
            <text:p>1324</text:p>
          </table:table-cell>
          <table:table-cell office:value-type="float" office:value="3132" calcext:value-type="float">
            <text:p>3132</text:p>
          </table:table-cell>
          <table:table-cell office:value-type="float" office:value="36.1220000000003" calcext:value-type="float">
            <text:p>36,1220000000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024" calcext:value-type="float">
            <text:p>3024</text:p>
          </table:table-cell>
          <table:table-cell office:value-type="float" office:value="7013" calcext:value-type="float">
            <text:p>7013</text:p>
          </table:table-cell>
          <table:table-cell office:value-type="float" office:value="75.8670000000018" calcext:value-type="float">
            <text:p>75,86700000000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389" calcext:value-type="float">
            <text:p>4389</text:p>
          </table:table-cell>
          <table:table-cell office:value-type="float" office:value="10291" calcext:value-type="float">
            <text:p>10291</text:p>
          </table:table-cell>
          <table:table-cell office:value-type="float" office:value="88.8940000000029" calcext:value-type="float">
            <text:p>88,89400000000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4" calcext:value-type="float">
            <text:p>414</text:p>
          </table:table-cell>
          <table:table-cell office:value-type="float" office:value="986" calcext:value-type="float">
            <text:p>986</text:p>
          </table:table-cell>
          <table:table-cell office:value-type="float" office:value="10.7159999999999" calcext:value-type="float">
            <text:p>10,715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87" calcext:value-type="float">
            <text:p>487</text:p>
          </table:table-cell>
          <table:table-cell office:value-type="float" office:value="1185" calcext:value-type="float">
            <text:p>1185</text:p>
          </table:table-cell>
          <table:table-cell office:value-type="float" office:value="12.7849999999999" calcext:value-type="float">
            <text:p>12,784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92" calcext:value-type="float">
            <text:p>292</text:p>
          </table:table-cell>
          <table:table-cell office:value-type="float" office:value="692" calcext:value-type="float">
            <text:p>692</text:p>
          </table:table-cell>
          <table:table-cell office:value-type="float" office:value="5.52399999999998" calcext:value-type="float">
            <text:p>5,523999999999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143" calcext:value-type="float">
            <text:p>3143</text:p>
          </table:table-cell>
          <table:table-cell office:value-type="float" office:value="7163" calcext:value-type="float">
            <text:p>7163</text:p>
          </table:table-cell>
          <table:table-cell office:value-type="float" office:value="85.6740000000018" calcext:value-type="float">
            <text:p>85,67400000000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618" calcext:value-type="float">
            <text:p>4618</text:p>
          </table:table-cell>
          <table:table-cell office:value-type="float" office:value="10429" calcext:value-type="float">
            <text:p>10429</text:p>
          </table:table-cell>
          <table:table-cell office:value-type="float" office:value="122.047000000004" calcext:value-type="float">
            <text:p>122,047000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40" calcext:value-type="float">
            <text:p>2540</text:p>
          </table:table-cell>
          <table:table-cell office:value-type="float" office:value="5710" calcext:value-type="float">
            <text:p>5710</text:p>
          </table:table-cell>
          <table:table-cell office:value-type="float" office:value="48.4460000000006" calcext:value-type="float">
            <text:p>48,44600000000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14" calcext:value-type="float">
            <text:p>2514</text:p>
          </table:table-cell>
          <table:table-cell office:value-type="float" office:value="6038" calcext:value-type="float">
            <text:p>6038</text:p>
          </table:table-cell>
          <table:table-cell office:value-type="float" office:value="68.4320000000015" calcext:value-type="float">
            <text:p>68,432000000001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office:value-type="float" office:value="1617" calcext:value-type="float">
            <text:p>1617</text:p>
          </table:table-cell>
          <table:table-cell office:value-type="float" office:value="17.4629999999999" calcext:value-type="float">
            <text:p>17,46299999999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61" calcext:value-type="float">
            <text:p>1661</text:p>
          </table:table-cell>
          <table:table-cell office:value-type="float" office:value="3949" calcext:value-type="float">
            <text:p>3949</text:p>
          </table:table-cell>
          <table:table-cell office:value-type="float" office:value="34.0510000000006" calcext:value-type="float">
            <text:p>34,0510000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24" calcext:value-type="float">
            <text:p>524</text:p>
          </table:table-cell>
          <table:table-cell office:value-type="float" office:value="1280" calcext:value-type="float">
            <text:p>1280</text:p>
          </table:table-cell>
          <table:table-cell office:value-type="float" office:value="14.0889999999999" calcext:value-type="float">
            <text:p>14,08899999999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16" calcext:value-type="float">
            <text:p>316</text:p>
          </table:table-cell>
          <table:table-cell office:value-type="float" office:value="781" calcext:value-type="float">
            <text:p>781</text:p>
          </table:table-cell>
          <table:table-cell office:value-type="float" office:value="8.59499999999997" calcext:value-type="float">
            <text:p>8,594999999999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496" calcext:value-type="float">
            <text:p>496</text:p>
          </table:table-cell>
          <table:table-cell office:value-type="float" office:value="3.54299999999997" calcext:value-type="float">
            <text:p>3,542999999999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51" calcext:value-type="float">
            <text:p>1451</text:p>
          </table:table-cell>
          <table:table-cell office:value-type="float" office:value="3223" calcext:value-type="float">
            <text:p>3223</text:p>
          </table:table-cell>
          <table:table-cell office:value-type="float" office:value="36.5880000000003" calcext:value-type="float">
            <text:p>36,58800000000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49" calcext:value-type="float">
            <text:p>1949</text:p>
          </table:table-cell>
          <table:table-cell office:value-type="float" office:value="4423" calcext:value-type="float">
            <text:p>4423</text:p>
          </table:table-cell>
          <table:table-cell office:value-type="float" office:value="53.0270000000009" calcext:value-type="float">
            <text:p>53,02700000000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7" calcext:value-type="float">
            <text:p>1907</text:p>
          </table:table-cell>
          <table:table-cell office:value-type="float" office:value="4331" calcext:value-type="float">
            <text:p>4331</text:p>
          </table:table-cell>
          <table:table-cell office:value-type="float" office:value="35.5890000000007" calcext:value-type="float">
            <text:p>35,58900000000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0" calcext:value-type="float">
            <text:p>430</text:p>
          </table:table-cell>
          <table:table-cell office:value-type="float" office:value="1061" calcext:value-type="float">
            <text:p>1061</text:p>
          </table:table-cell>
          <table:table-cell office:value-type="float" office:value="12.076" calcext:value-type="float">
            <text:p>12,07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82" calcext:value-type="float">
            <text:p>5982</text:p>
          </table:table-cell>
          <table:table-cell office:value-type="float" office:value="14121" calcext:value-type="float">
            <text:p>14121</text:p>
          </table:table-cell>
          <table:table-cell office:value-type="float" office:value="155.415000000001" calcext:value-type="float">
            <text:p>155,41500000000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42" calcext:value-type="float">
            <text:p>242</text:p>
          </table:table-cell>
          <table:table-cell office:value-type="float" office:value="620" calcext:value-type="float">
            <text:p>620</text:p>
          </table:table-cell>
          <table:table-cell office:value-type="float" office:value="5.29899999999998" calcext:value-type="float">
            <text:p>5,298999999999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1.604" calcext:value-type="float">
            <text:p>1,60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3" calcext:value-type="float">
            <text:p>263</text:p>
          </table:table-cell>
          <table:table-cell office:value-type="float" office:value="641" calcext:value-type="float">
            <text:p>641</text:p>
          </table:table-cell>
          <table:table-cell office:value-type="float" office:value="7.04699999999997" calcext:value-type="float">
            <text:p>7,0469999999999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1" calcext:value-type="float">
            <text:p>231</text:p>
          </table:table-cell>
          <table:table-cell office:value-type="float" office:value="558" calcext:value-type="float">
            <text:p>558</text:p>
          </table:table-cell>
          <table:table-cell office:value-type="float" office:value="3.80799999999998" calcext:value-type="float">
            <text:p>3,807999999999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0" calcext:value-type="float">
            <text:p>700</text:p>
          </table:table-cell>
          <table:table-cell office:value-type="float" office:value="1616" calcext:value-type="float">
            <text:p>1616</text:p>
          </table:table-cell>
          <table:table-cell office:value-type="float" office:value="19.3939999999999" calcext:value-type="float">
            <text:p>19,393999999999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23" calcext:value-type="float">
            <text:p>223</text:p>
          </table:table-cell>
          <table:table-cell office:value-type="float" office:value="531" calcext:value-type="float">
            <text:p>531</text:p>
          </table:table-cell>
          <table:table-cell office:value-type="float" office:value="5.92899999999998" calcext:value-type="float">
            <text:p>5,928999999999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40" calcext:value-type="float">
            <text:p>740</text:p>
          </table:table-cell>
          <table:table-cell office:value-type="float" office:value="1723" calcext:value-type="float">
            <text:p>1723</text:p>
          </table:table-cell>
          <table:table-cell office:value-type="float" office:value="13.7919999999999" calcext:value-type="float">
            <text:p>13,7919999999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20.2499999999999" calcext:value-type="float">
            <text:p>20,249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85" calcext:value-type="float">
            <text:p>1685</text:p>
          </table:table-cell>
          <table:table-cell office:value-type="float" office:value="3972" calcext:value-type="float">
            <text:p>3972</text:p>
          </table:table-cell>
          <table:table-cell office:value-type="float" office:value="43.5780000000005" calcext:value-type="float">
            <text:p>43,5780000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8" calcext:value-type="float">
            <text:p>2368</text:p>
          </table:table-cell>
          <table:table-cell office:value-type="float" office:value="5629" calcext:value-type="float">
            <text:p>5629</text:p>
          </table:table-cell>
          <table:table-cell office:value-type="float" office:value="47.7540000000011" calcext:value-type="float">
            <text:p>47,75400000000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2" calcext:value-type="float">
            <text:p>302</text:p>
          </table:table-cell>
          <table:table-cell office:value-type="float" office:value="756" calcext:value-type="float">
            <text:p>756</text:p>
          </table:table-cell>
          <table:table-cell office:value-type="float" office:value="8.83099999999996" calcext:value-type="float">
            <text:p>8,830999999999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455" calcext:value-type="float">
            <text:p>455</text:p>
          </table:table-cell>
          <table:table-cell office:value-type="float" office:value="4.97799999999999" calcext:value-type="float">
            <text:p>4,9779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360" calcext:value-type="float">
            <text:p>360</text:p>
          </table:table-cell>
          <table:table-cell office:value-type="float" office:value="2.40899999999999" calcext:value-type="float">
            <text:p>2,4089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7" calcext:value-type="float">
            <text:p>517</text:p>
          </table:table-cell>
          <table:table-cell office:value-type="float" office:value="1186" calcext:value-type="float">
            <text:p>1186</text:p>
          </table:table-cell>
          <table:table-cell office:value-type="float" office:value="14.7709999999999" calcext:value-type="float">
            <text:p>14,770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81" calcext:value-type="float">
            <text:p>4981</text:p>
          </table:table-cell>
          <table:table-cell office:value-type="float" office:value="11152" calcext:value-type="float">
            <text:p>11152</text:p>
          </table:table-cell>
          <table:table-cell office:value-type="float" office:value="131.416000000004" calcext:value-type="float">
            <text:p>131,41600000000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44" calcext:value-type="float">
            <text:p>1544</text:p>
          </table:table-cell>
          <table:table-cell office:value-type="float" office:value="3534" calcext:value-type="float">
            <text:p>3534</text:p>
          </table:table-cell>
          <table:table-cell office:value-type="float" office:value="28.7070000000003" calcext:value-type="float">
            <text:p>28,70700000000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2" calcext:value-type="float">
            <text:p>832</text:p>
          </table:table-cell>
          <table:table-cell office:value-type="float" office:value="2026" calcext:value-type="float">
            <text:p>2026</text:p>
          </table:table-cell>
          <table:table-cell office:value-type="float" office:value="22.1690000000001" calcext:value-type="float">
            <text:p>22,169000000000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85" calcext:value-type="float">
            <text:p>1985</text:p>
          </table:table-cell>
          <table:table-cell office:value-type="float" office:value="4682" calcext:value-type="float">
            <text:p>4682</text:p>
          </table:table-cell>
          <table:table-cell office:value-type="float" office:value="49.0060000000008" calcext:value-type="float">
            <text:p>49,00600000000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float" office:value="685" calcext:value-type="float">
            <text:p>685</text:p>
          </table:table-cell>
          <table:table-cell office:value-type="float" office:value="5.44399999999997" calcext:value-type="float">
            <text:p>5,4439999999999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310" calcext:value-type="float">
            <text:p>310</text:p>
          </table:table-cell>
          <table:table-cell office:value-type="float" office:value="3.49799999999999" calcext:value-type="float">
            <text:p>3,497999999999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9" calcext:value-type="float">
            <text:p>609</text:p>
          </table:table-cell>
          <table:table-cell office:value-type="float" office:value="1432" calcext:value-type="float">
            <text:p>1432</text:p>
          </table:table-cell>
          <table:table-cell office:value-type="float" office:value="14.9539999999999" calcext:value-type="float">
            <text:p>14,95399999999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65" calcext:value-type="float">
            <text:p>865</text:p>
          </table:table-cell>
          <table:table-cell office:value-type="float" office:value="1993" calcext:value-type="float">
            <text:p>1993</text:p>
          </table:table-cell>
          <table:table-cell office:value-type="float" office:value="14.362" calcext:value-type="float">
            <text:p>14,3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33" calcext:value-type="float">
            <text:p>1033</text:p>
          </table:table-cell>
          <table:table-cell office:value-type="float" office:value="2367" calcext:value-type="float">
            <text:p>2367</text:p>
          </table:table-cell>
          <table:table-cell office:value-type="float" office:value="28.2850000000001" calcext:value-type="float">
            <text:p>28,285000000000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222" calcext:value-type="float">
            <text:p>3222</text:p>
          </table:table-cell>
          <table:table-cell office:value-type="float" office:value="7311" calcext:value-type="float">
            <text:p>7311</text:p>
          </table:table-cell>
          <table:table-cell office:value-type="float" office:value="86.4300000000023" calcext:value-type="float">
            <text:p>86,43000000000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.276" calcext:value-type="float">
            <text:p>1,2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472" calcext:value-type="float">
            <text:p>472</text:p>
          </table:table-cell>
          <table:table-cell office:value-type="float" office:value="5.58599999999999" calcext:value-type="float">
            <text:p>5,5859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569" calcext:value-type="float">
            <text:p>1569</text:p>
          </table:table-cell>
          <table:table-cell office:value-type="float" office:value="3724" calcext:value-type="float">
            <text:p>3724</text:p>
          </table:table-cell>
          <table:table-cell office:value-type="float" office:value="40.6260000000004" calcext:value-type="float">
            <text:p>40,6260000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79" calcext:value-type="float">
            <text:p>279</text:p>
          </table:table-cell>
          <table:table-cell office:value-type="float" office:value="694" calcext:value-type="float">
            <text:p>694</text:p>
          </table:table-cell>
          <table:table-cell office:value-type="float" office:value="5.60399999999998" calcext:value-type="float">
            <text:p>5,603999999999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2.155" calcext:value-type="float">
            <text:p>2,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78" calcext:value-type="float">
            <text:p>378</text:p>
          </table:table-cell>
          <table:table-cell office:value-type="float" office:value="851" calcext:value-type="float">
            <text:p>851</text:p>
          </table:table-cell>
          <table:table-cell office:value-type="float" office:value="9.54199999999995" calcext:value-type="float">
            <text:p>9,5419999999999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468" calcext:value-type="float">
            <text:p>468</text:p>
          </table:table-cell>
          <table:table-cell office:value-type="float" office:value="3.33499999999998" calcext:value-type="float">
            <text:p>3,334999999999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16" calcext:value-type="float">
            <text:p>5316</text:p>
          </table:table-cell>
          <table:table-cell office:value-type="float" office:value="12007" calcext:value-type="float">
            <text:p>12007</text:p>
          </table:table-cell>
          <table:table-cell office:value-type="float" office:value="145.829000000002" calcext:value-type="float">
            <text:p>145,8290000000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33" calcext:value-type="float">
            <text:p>1433</text:p>
          </table:table-cell>
          <table:table-cell office:value-type="float" office:value="3299" calcext:value-type="float">
            <text:p>3299</text:p>
          </table:table-cell>
          <table:table-cell office:value-type="float" office:value="38.2270000000003" calcext:value-type="float">
            <text:p>38,227000000000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8" calcext:value-type="float">
            <text:p>1898</text:p>
          </table:table-cell>
          <table:table-cell office:value-type="float" office:value="4346" calcext:value-type="float">
            <text:p>4346</text:p>
          </table:table-cell>
          <table:table-cell office:value-type="float" office:value="36.7580000000005" calcext:value-type="float">
            <text:p>36,75800000000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1" calcext:value-type="float">
            <text:p>2041</text:p>
          </table:table-cell>
          <table:table-cell office:value-type="float" office:value="4768" calcext:value-type="float">
            <text:p>4768</text:p>
          </table:table-cell>
          <table:table-cell office:value-type="float" office:value="55.0320000000009" calcext:value-type="float">
            <text:p>55,0320000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746" calcext:value-type="float">
            <text:p>2746</text:p>
          </table:table-cell>
          <table:table-cell office:value-type="float" office:value="6470" calcext:value-type="float">
            <text:p>6470</text:p>
          </table:table-cell>
          <table:table-cell office:value-type="float" office:value="68.2790000000013" calcext:value-type="float">
            <text:p>68,27900000000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18" calcext:value-type="float">
            <text:p>618</text:p>
          </table:table-cell>
          <table:table-cell office:value-type="float" office:value="1491" calcext:value-type="float">
            <text:p>1491</text:p>
          </table:table-cell>
          <table:table-cell office:value-type="float" office:value="13.2979999999999" calcext:value-type="float">
            <text:p>13,297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28" calcext:value-type="float">
            <text:p>428</text:p>
          </table:table-cell>
          <table:table-cell office:value-type="float" office:value="1029" calcext:value-type="float">
            <text:p>1029</text:p>
          </table:table-cell>
          <table:table-cell office:value-type="float" office:value="11.5499999999999" calcext:value-type="float">
            <text:p>11,549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2.86399999999999" calcext:value-type="float">
            <text:p>2,8639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30" calcext:value-type="float">
            <text:p>430</text:p>
          </table:table-cell>
          <table:table-cell office:value-type="float" office:value="1009" calcext:value-type="float">
            <text:p>1009</text:p>
          </table:table-cell>
          <table:table-cell office:value-type="float" office:value="7.61099999999997" calcext:value-type="float">
            <text:p>7,610999999999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30" calcext:value-type="float">
            <text:p>1430</text:p>
          </table:table-cell>
          <table:table-cell office:value-type="float" office:value="3270" calcext:value-type="float">
            <text:p>3270</text:p>
          </table:table-cell>
          <table:table-cell office:value-type="float" office:value="38.8780000000003" calcext:value-type="float">
            <text:p>38,87800000000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997" calcext:value-type="float">
            <text:p>1997</text:p>
          </table:table-cell>
          <table:table-cell office:value-type="float" office:value="4528" calcext:value-type="float">
            <text:p>4528</text:p>
          </table:table-cell>
          <table:table-cell office:value-type="float" office:value="52.4020000000009" calcext:value-type="float">
            <text:p>52,4020000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office:value-type="float" office:value="8.20699999999995" calcext:value-type="float">
            <text:p>8,206999999999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47" calcext:value-type="float">
            <text:p>5347</text:p>
          </table:table-cell>
          <table:table-cell office:value-type="float" office:value="12629" calcext:value-type="float">
            <text:p>12629</text:p>
          </table:table-cell>
          <table:table-cell office:value-type="float" office:value="145.074000000002" calcext:value-type="float">
            <text:p>145,0740000000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724" calcext:value-type="float">
            <text:p>1724</text:p>
          </table:table-cell>
          <table:table-cell office:value-type="float" office:value="4111" calcext:value-type="float">
            <text:p>4111</text:p>
          </table:table-cell>
          <table:table-cell office:value-type="float" office:value="44.8750000000007" calcext:value-type="float">
            <text:p>44,8750000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45" calcext:value-type="float">
            <text:p>1545</text:p>
          </table:table-cell>
          <table:table-cell office:value-type="float" office:value="3615" calcext:value-type="float">
            <text:p>3615</text:p>
          </table:table-cell>
          <table:table-cell office:value-type="float" office:value="29.5040000000007" calcext:value-type="float">
            <text:p>29,5040000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385" calcext:value-type="float">
            <text:p>385</text:p>
          </table:table-cell>
          <table:table-cell office:value-type="float" office:value="4.38099999999998" calcext:value-type="float">
            <text:p>4,380999999999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2.44999999999999" calcext:value-type="float">
            <text:p>2,449999999999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78" calcext:value-type="float">
            <text:p>378</text:p>
          </table:table-cell>
          <table:table-cell office:value-type="float" office:value="904" calcext:value-type="float">
            <text:p>904</text:p>
          </table:table-cell>
          <table:table-cell office:value-type="float" office:value="6.33899999999997" calcext:value-type="float">
            <text:p>6,338999999999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89" calcext:value-type="float">
            <text:p>289</text:p>
          </table:table-cell>
          <table:table-cell office:value-type="float" office:value="696" calcext:value-type="float">
            <text:p>696</text:p>
          </table:table-cell>
          <table:table-cell office:value-type="float" office:value="7.40799999999998" calcext:value-type="float">
            <text:p>7,407999999999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4" calcext:value-type="float">
            <text:p>404</text:p>
          </table:table-cell>
          <table:table-cell office:value-type="float" office:value="945" calcext:value-type="float">
            <text:p>945</text:p>
          </table:table-cell>
          <table:table-cell office:value-type="float" office:value="10.9829999999999" calcext:value-type="float">
            <text:p>10,98299999999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58" calcext:value-type="float">
            <text:p>2158</text:p>
          </table:table-cell>
          <table:table-cell office:value-type="float" office:value="4948" calcext:value-type="float">
            <text:p>4948</text:p>
          </table:table-cell>
          <table:table-cell office:value-type="float" office:value="40.8430000000009" calcext:value-type="float">
            <text:p>40,84300000000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538" calcext:value-type="float">
            <text:p>538</text:p>
          </table:table-cell>
          <table:table-cell office:value-type="float" office:value="6.06999999999998" calcext:value-type="float">
            <text:p>6,069999999999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72" calcext:value-type="float">
            <text:p>1172</text:p>
          </table:table-cell>
          <table:table-cell office:value-type="float" office:value="2794" calcext:value-type="float">
            <text:p>2794</text:p>
          </table:table-cell>
          <table:table-cell office:value-type="float" office:value="29.6340000000001" calcext:value-type="float">
            <text:p>29,63400000000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036" calcext:value-type="float">
            <text:p>5036</text:p>
          </table:table-cell>
          <table:table-cell office:value-type="float" office:value="11843" calcext:value-type="float">
            <text:p>11843</text:p>
          </table:table-cell>
          <table:table-cell office:value-type="float" office:value="92.6020000000055" calcext:value-type="float">
            <text:p>92,602000000005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5.13399999999998" calcext:value-type="float">
            <text:p>5,133999999999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07" calcext:value-type="float">
            <text:p>407</text:p>
          </table:table-cell>
          <table:table-cell office:value-type="float" office:value="930" calcext:value-type="float">
            <text:p>930</text:p>
          </table:table-cell>
          <table:table-cell office:value-type="float" office:value="10.021" calcext:value-type="float">
            <text:p>10,0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715" calcext:value-type="float">
            <text:p>715</text:p>
          </table:table-cell>
          <table:table-cell office:value-type="float" office:value="5.13399999999997" calcext:value-type="float">
            <text:p>5,133999999999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 office:value-type="float" office:value="1520" calcext:value-type="float">
            <text:p>1520</text:p>
          </table:table-cell>
          <table:table-cell office:value-type="float" office:value="17.41" calcext:value-type="float">
            <text:p>17,4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401" calcext:value-type="float">
            <text:p>401</text:p>
          </table:table-cell>
          <table:table-cell office:value-type="float" office:value="4.34599999999999" calcext:value-type="float">
            <text:p>4,345999999999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11" calcext:value-type="float">
            <text:p>1411</text:p>
          </table:table-cell>
          <table:table-cell office:value-type="float" office:value="3219" calcext:value-type="float">
            <text:p>3219</text:p>
          </table:table-cell>
          <table:table-cell office:value-type="float" office:value="25.7120000000005" calcext:value-type="float">
            <text:p>25,7120000000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12" calcext:value-type="float">
            <text:p>1812</text:p>
          </table:table-cell>
          <table:table-cell office:value-type="float" office:value="4281" calcext:value-type="float">
            <text:p>4281</text:p>
          </table:table-cell>
          <table:table-cell office:value-type="float" office:value="47.6550000000007" calcext:value-type="float">
            <text:p>47,65500000000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56" calcext:value-type="float">
            <text:p>5556</text:p>
          </table:table-cell>
          <table:table-cell office:value-type="float" office:value="13109" calcext:value-type="float">
            <text:p>13109</text:p>
          </table:table-cell>
          <table:table-cell office:value-type="float" office:value="143.250000000002" calcext:value-type="float">
            <text:p>143,2500000000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08" calcext:value-type="float">
            <text:p>1608</text:p>
          </table:table-cell>
          <table:table-cell office:value-type="float" office:value="3777" calcext:value-type="float">
            <text:p>3777</text:p>
          </table:table-cell>
          <table:table-cell office:value-type="float" office:value="29.4850000000008" calcext:value-type="float">
            <text:p>29,48500000000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9" calcext:value-type="float">
            <text:p>609</text:p>
          </table:table-cell>
          <table:table-cell office:value-type="float" office:value="1434" calcext:value-type="float">
            <text:p>1434</text:p>
          </table:table-cell>
          <table:table-cell office:value-type="float" office:value="15.3419999999999" calcext:value-type="float">
            <text:p>15,341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1072" calcext:value-type="float">
            <text:p>1072</text:p>
          </table:table-cell>
          <table:table-cell office:value-type="float" office:value="12.1949999999999" calcext:value-type="float">
            <text:p>12,194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84" calcext:value-type="float">
            <text:p>584</text:p>
          </table:table-cell>
          <table:table-cell office:value-type="float" office:value="1361" calcext:value-type="float">
            <text:p>1361</text:p>
          </table:table-cell>
          <table:table-cell office:value-type="float" office:value="10.223" calcext:value-type="float">
            <text:p>10,2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2.35999999999999" calcext:value-type="float">
            <text:p>2,3599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2" calcext:value-type="float">
            <text:p>1112</text:p>
          </table:table-cell>
          <table:table-cell office:value-type="float" office:value="2535" calcext:value-type="float">
            <text:p>2535</text:p>
          </table:table-cell>
          <table:table-cell office:value-type="float" office:value="29.2890000000001" calcext:value-type="float">
            <text:p>29,28900000000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97" calcext:value-type="float">
            <text:p>1497</text:p>
          </table:table-cell>
          <table:table-cell office:value-type="float" office:value="3330" calcext:value-type="float">
            <text:p>3330</text:p>
          </table:table-cell>
          <table:table-cell office:value-type="float" office:value="27.9490000000004" calcext:value-type="float">
            <text:p>27,94900000000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23" calcext:value-type="float">
            <text:p>3323</text:p>
          </table:table-cell>
          <table:table-cell office:value-type="float" office:value="7890" calcext:value-type="float">
            <text:p>7890</text:p>
          </table:table-cell>
          <table:table-cell office:value-type="float" office:value="89.5990000000025" calcext:value-type="float">
            <text:p>89,599000000002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204" calcext:value-type="float">
            <text:p>4204</text:p>
          </table:table-cell>
          <table:table-cell office:value-type="float" office:value="9946" calcext:value-type="float">
            <text:p>9946</text:p>
          </table:table-cell>
          <table:table-cell office:value-type="float" office:value="107.129000000003" calcext:value-type="float">
            <text:p>107,12900000000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56" calcext:value-type="float">
            <text:p>356</text:p>
          </table:table-cell>
          <table:table-cell office:value-type="float" office:value="875" calcext:value-type="float">
            <text:p>875</text:p>
          </table:table-cell>
          <table:table-cell office:value-type="float" office:value="6.68299999999996" calcext:value-type="float">
            <text:p>6,6829999999999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45" calcext:value-type="float">
            <text:p>245</text:p>
          </table:table-cell>
          <table:table-cell office:value-type="float" office:value="622" calcext:value-type="float">
            <text:p>622</text:p>
          </table:table-cell>
          <table:table-cell office:value-type="float" office:value="7.11299999999997" calcext:value-type="float">
            <text:p>7,112999999999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79" calcext:value-type="float">
            <text:p>379</text:p>
          </table:table-cell>
          <table:table-cell office:value-type="float" office:value="871" calcext:value-type="float">
            <text:p>871</text:p>
          </table:table-cell>
          <table:table-cell office:value-type="float" office:value="9.02199999999997" calcext:value-type="float">
            <text:p>9,021999999999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73" calcext:value-type="float">
            <text:p>473</text:p>
          </table:table-cell>
          <table:table-cell office:value-type="float" office:value="1101" calcext:value-type="float">
            <text:p>1101</text:p>
          </table:table-cell>
          <table:table-cell office:value-type="float" office:value="8.00799999999995" calcext:value-type="float">
            <text:p>8,007999999999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733" calcext:value-type="float">
            <text:p>3733</text:p>
          </table:table-cell>
          <table:table-cell office:value-type="float" office:value="8397" calcext:value-type="float">
            <text:p>8397</text:p>
          </table:table-cell>
          <table:table-cell office:value-type="float" office:value="98.2770000000031" calcext:value-type="float">
            <text:p>98,277000000003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96" calcext:value-type="float">
            <text:p>1496</text:p>
          </table:table-cell>
          <table:table-cell office:value-type="float" office:value="3465" calcext:value-type="float">
            <text:p>3465</text:p>
          </table:table-cell>
          <table:table-cell office:value-type="float" office:value="40.1400000000003" calcext:value-type="float">
            <text:p>40,140000000000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954" calcext:value-type="float">
            <text:p>4954</text:p>
          </table:table-cell>
          <table:table-cell office:value-type="float" office:value="11134" calcext:value-type="float">
            <text:p>11134</text:p>
          </table:table-cell>
          <table:table-cell office:value-type="float" office:value="96.2120000000046" calcext:value-type="float">
            <text:p>96,21200000000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21" calcext:value-type="float">
            <text:p>6221</text:p>
          </table:table-cell>
          <table:table-cell office:value-type="float" office:value="14744" calcext:value-type="float">
            <text:p>14744</text:p>
          </table:table-cell>
          <table:table-cell office:value-type="float" office:value="173.602999999998" calcext:value-type="float">
            <text:p>173,60299999999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830" calcext:value-type="float">
            <text:p>2830</text:p>
          </table:table-cell>
          <table:table-cell office:value-type="float" office:value="6738" calcext:value-type="float">
            <text:p>6738</text:p>
          </table:table-cell>
          <table:table-cell office:value-type="float" office:value="73.3230000000017" calcext:value-type="float">
            <text:p>73,32300000000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9" calcext:value-type="float">
            <text:p>919</text:p>
          </table:table-cell>
          <table:table-cell office:value-type="float" office:value="2213" calcext:value-type="float">
            <text:p>2213</text:p>
          </table:table-cell>
          <table:table-cell office:value-type="float" office:value="17.3519999999998" calcext:value-type="float">
            <text:p>17,351999999999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  <table:table-cell office:value-type="float" office:value="533" calcext:value-type="float">
            <text:p>533</text:p>
          </table:table-cell>
          <table:table-cell office:value-type="float" office:value="6.25699999999998" calcext:value-type="float">
            <text:p>6,2569999999999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float" office:value="339" calcext:value-type="float">
            <text:p>339</text:p>
          </table:table-cell>
          <table:table-cell office:value-type="float" office:value="3.60799999999999" calcext:value-type="float">
            <text:p>3,607999999999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260" calcext:value-type="float">
            <text:p>260</text:p>
          </table:table-cell>
          <table:table-cell office:value-type="float" office:value="1.688" calcext:value-type="float">
            <text:p>1,68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203" calcext:value-type="float">
            <text:p>3203</text:p>
          </table:table-cell>
          <table:table-cell office:value-type="float" office:value="7120" calcext:value-type="float">
            <text:p>7120</text:p>
          </table:table-cell>
          <table:table-cell office:value-type="float" office:value="86.033000000002" calcext:value-type="float">
            <text:p>86,03300000000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454" calcext:value-type="float">
            <text:p>4454</text:p>
          </table:table-cell>
          <table:table-cell office:value-type="float" office:value="10039" calcext:value-type="float">
            <text:p>10039</text:p>
          </table:table-cell>
          <table:table-cell office:value-type="float" office:value="116.923000000004" calcext:value-type="float">
            <text:p>116,9230000000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.638" calcext:value-type="float">
            <text:p>1,6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0" calcext:value-type="float">
            <text:p>1120</text:p>
          </table:table-cell>
          <table:table-cell office:value-type="float" office:value="2695" calcext:value-type="float">
            <text:p>2695</text:p>
          </table:table-cell>
          <table:table-cell office:value-type="float" office:value="31.0490000000001" calcext:value-type="float">
            <text:p>31,049000000000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78" calcext:value-type="float">
            <text:p>1878</text:p>
          </table:table-cell>
          <table:table-cell office:value-type="float" office:value="4478" calcext:value-type="float">
            <text:p>4478</text:p>
          </table:table-cell>
          <table:table-cell office:value-type="float" office:value="49.1950000000007" calcext:value-type="float">
            <text:p>49,19500000000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50" calcext:value-type="float">
            <text:p>750</text:p>
          </table:table-cell>
          <table:table-cell office:value-type="float" office:value="1783" calcext:value-type="float">
            <text:p>1783</text:p>
          </table:table-cell>
          <table:table-cell office:value-type="float" office:value="13.7479999999999" calcext:value-type="float">
            <text:p>13,747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40" calcext:value-type="float">
            <text:p>340</text:p>
          </table:table-cell>
          <table:table-cell office:value-type="float" office:value="797" calcext:value-type="float">
            <text:p>797</text:p>
          </table:table-cell>
          <table:table-cell office:value-type="float" office:value="9.23599999999996" calcext:value-type="float">
            <text:p>9,235999999999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442" calcext:value-type="float">
            <text:p>442</text:p>
          </table:table-cell>
          <table:table-cell office:value-type="float" office:value="4.83299999999999" calcext:value-type="float">
            <text:p>4,8329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12" calcext:value-type="float">
            <text:p>212</text:p>
          </table:table-cell>
          <table:table-cell office:value-type="float" office:value="532" calcext:value-type="float">
            <text:p>532</text:p>
          </table:table-cell>
          <table:table-cell office:value-type="float" office:value="3.97999999999997" calcext:value-type="float">
            <text:p>3,979999999999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91" calcext:value-type="float">
            <text:p>1091</text:p>
          </table:table-cell>
          <table:table-cell office:value-type="float" office:value="2507" calcext:value-type="float">
            <text:p>2507</text:p>
          </table:table-cell>
          <table:table-cell office:value-type="float" office:value="29.392" calcext:value-type="float">
            <text:p>29,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1" calcext:value-type="float">
            <text:p>791</text:p>
          </table:table-cell>
          <table:table-cell office:value-type="float" office:value="1841" calcext:value-type="float">
            <text:p>1841</text:p>
          </table:table-cell>
          <table:table-cell office:value-type="float" office:value="20.865" calcext:value-type="float">
            <text:p>20,86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93" calcext:value-type="float">
            <text:p>1393</text:p>
          </table:table-cell>
          <table:table-cell office:value-type="float" office:value="3156" calcext:value-type="float">
            <text:p>3156</text:p>
          </table:table-cell>
          <table:table-cell office:value-type="float" office:value="26.4840000000003" calcext:value-type="float">
            <text:p>26,48400000000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8" calcext:value-type="float">
            <text:p>1458</text:p>
          </table:table-cell>
          <table:table-cell office:value-type="float" office:value="3504" calcext:value-type="float">
            <text:p>3504</text:p>
          </table:table-cell>
          <table:table-cell office:value-type="float" office:value="39.6330000000005" calcext:value-type="float">
            <text:p>39,63300000000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61" calcext:value-type="float">
            <text:p>661</text:p>
          </table:table-cell>
          <table:table-cell office:value-type="float" office:value="7.18099999999997" calcext:value-type="float">
            <text:p>7,180999999999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127" calcext:value-type="float">
            <text:p>5127</text:p>
          </table:table-cell>
          <table:table-cell office:value-type="float" office:value="12021" calcext:value-type="float">
            <text:p>12021</text:p>
          </table:table-cell>
          <table:table-cell office:value-type="float" office:value="95.5800000000043" calcext:value-type="float">
            <text:p>95,580000000004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2" calcext:value-type="float">
            <text:p>352</text:p>
          </table:table-cell>
          <table:table-cell office:value-type="float" office:value="831" calcext:value-type="float">
            <text:p>831</text:p>
          </table:table-cell>
          <table:table-cell office:value-type="float" office:value="9.56399999999997" calcext:value-type="float">
            <text:p>9,563999999999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.22599999999999" calcext:value-type="float">
            <text:p>2,225999999999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30" calcext:value-type="float">
            <text:p>430</text:p>
          </table:table-cell>
          <table:table-cell office:value-type="float" office:value="994" calcext:value-type="float">
            <text:p>994</text:p>
          </table:table-cell>
          <table:table-cell office:value-type="float" office:value="7.07899999999997" calcext:value-type="float">
            <text:p>7,078999999999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23" calcext:value-type="float">
            <text:p>1023</text:p>
          </table:table-cell>
          <table:table-cell office:value-type="float" office:value="2317" calcext:value-type="float">
            <text:p>2317</text:p>
          </table:table-cell>
          <table:table-cell office:value-type="float" office:value="27.198" calcext:value-type="float">
            <text:p>27,1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1.844" calcext:value-type="float">
            <text:p>1,84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98" calcext:value-type="float">
            <text:p>3698</text:p>
          </table:table-cell>
          <table:table-cell office:value-type="float" office:value="8321" calcext:value-type="float">
            <text:p>8321</text:p>
          </table:table-cell>
          <table:table-cell office:value-type="float" office:value="68.4400000000013" calcext:value-type="float">
            <text:p>68,44000000000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7" calcext:value-type="float">
            <text:p>1227</text:p>
          </table:table-cell>
          <table:table-cell office:value-type="float" office:value="2941" calcext:value-type="float">
            <text:p>2941</text:p>
          </table:table-cell>
          <table:table-cell office:value-type="float" office:value="33.8370000000002" calcext:value-type="float">
            <text:p>33,83700000000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945" calcext:value-type="float">
            <text:p>3945</text:p>
          </table:table-cell>
          <table:table-cell office:value-type="float" office:value="9210" calcext:value-type="float">
            <text:p>9210</text:p>
          </table:table-cell>
          <table:table-cell office:value-type="float" office:value="99.674000000003" calcext:value-type="float">
            <text:p>99,6740000000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90" calcext:value-type="float">
            <text:p>3090</text:p>
          </table:table-cell>
          <table:table-cell office:value-type="float" office:value="7290" calcext:value-type="float">
            <text:p>7290</text:p>
          </table:table-cell>
          <table:table-cell office:value-type="float" office:value="56.8230000000004" calcext:value-type="float">
            <text:p>56,82300000000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68" calcext:value-type="float">
            <text:p>268</text:p>
          </table:table-cell>
          <table:table-cell office:value-type="float" office:value="656" calcext:value-type="float">
            <text:p>656</text:p>
          </table:table-cell>
          <table:table-cell office:value-type="float" office:value="7.19499999999997" calcext:value-type="float">
            <text:p>7,194999999999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379" calcext:value-type="float">
            <text:p>379</text:p>
          </table:table-cell>
          <table:table-cell office:value-type="float" office:value="4.22499999999999" calcext:value-type="float">
            <text:p>4,2249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3" calcext:value-type="float">
            <text:p>503</text:p>
          </table:table-cell>
          <table:table-cell office:value-type="float" office:value="1147" calcext:value-type="float">
            <text:p>1147</text:p>
          </table:table-cell>
          <table:table-cell office:value-type="float" office:value="8.59699999999995" calcext:value-type="float">
            <text:p>8,596999999999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13" calcext:value-type="float">
            <text:p>313</text:p>
          </table:table-cell>
          <table:table-cell office:value-type="float" office:value="717" calcext:value-type="float">
            <text:p>717</text:p>
          </table:table-cell>
          <table:table-cell office:value-type="float" office:value="8.45099999999997" calcext:value-type="float">
            <text:p>8,450999999999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61" calcext:value-type="float">
            <text:p>1361</text:p>
          </table:table-cell>
          <table:table-cell office:value-type="float" office:value="3059" calcext:value-type="float">
            <text:p>3059</text:p>
          </table:table-cell>
          <table:table-cell office:value-type="float" office:value="35.6640000000002" calcext:value-type="float">
            <text:p>35,66400000000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8" calcext:value-type="float">
            <text:p>738</text:p>
          </table:table-cell>
          <table:table-cell office:value-type="float" office:value="1673" calcext:value-type="float">
            <text:p>1673</text:p>
          </table:table-cell>
          <table:table-cell office:value-type="float" office:value="13.7149999999999" calcext:value-type="float">
            <text:p>13,7149999999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93" calcext:value-type="float">
            <text:p>2293</text:p>
          </table:table-cell>
          <table:table-cell office:value-type="float" office:value="5368" calcext:value-type="float">
            <text:p>5368</text:p>
          </table:table-cell>
          <table:table-cell office:value-type="float" office:value="61.4070000000009" calcext:value-type="float">
            <text:p>61,407000000000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45" calcext:value-type="float">
            <text:p>445</text:p>
          </table:table-cell>
          <table:table-cell office:value-type="float" office:value="1088" calcext:value-type="float">
            <text:p>1088</text:p>
          </table:table-cell>
          <table:table-cell office:value-type="float" office:value="12.0609999999999" calcext:value-type="float">
            <text:p>12,060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7" calcext:value-type="float">
            <text:p>1197</text:p>
          </table:table-cell>
          <table:table-cell office:value-type="float" office:value="2828" calcext:value-type="float">
            <text:p>2828</text:p>
          </table:table-cell>
          <table:table-cell office:value-type="float" office:value="20.6399999999999" calcext:value-type="float">
            <text:p>20,639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32" calcext:value-type="float">
            <text:p>532</text:p>
          </table:table-cell>
          <table:table-cell office:value-type="float" office:value="1275" calcext:value-type="float">
            <text:p>1275</text:p>
          </table:table-cell>
          <table:table-cell office:value-type="float" office:value="14.5859999999999" calcext:value-type="float">
            <text:p>14,585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48" calcext:value-type="float">
            <text:p>648</text:p>
          </table:table-cell>
          <table:table-cell office:value-type="float" office:value="1535" calcext:value-type="float">
            <text:p>1535</text:p>
          </table:table-cell>
          <table:table-cell office:value-type="float" office:value="16.8819999999999" calcext:value-type="float">
            <text:p>16,8819999999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8" calcext:value-type="float">
            <text:p>628</text:p>
          </table:table-cell>
          <table:table-cell office:value-type="float" office:value="1449" calcext:value-type="float">
            <text:p>1449</text:p>
          </table:table-cell>
          <table:table-cell office:value-type="float" office:value="10.785" calcext:value-type="float">
            <text:p>10,78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83" calcext:value-type="float">
            <text:p>1483</text:p>
          </table:table-cell>
          <table:table-cell office:value-type="float" office:value="3369" calcext:value-type="float">
            <text:p>3369</text:p>
          </table:table-cell>
          <table:table-cell office:value-type="float" office:value="40.6730000000003" calcext:value-type="float">
            <text:p>40,67300000000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87" calcext:value-type="float">
            <text:p>1187</text:p>
          </table:table-cell>
          <table:table-cell office:value-type="float" office:value="2710" calcext:value-type="float">
            <text:p>2710</text:p>
          </table:table-cell>
          <table:table-cell office:value-type="float" office:value="32.1280000000001" calcext:value-type="float">
            <text:p>32,12800000000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4" calcext:value-type="float">
            <text:p>484</text:p>
          </table:table-cell>
          <table:table-cell office:value-type="float" office:value="1130" calcext:value-type="float">
            <text:p>1130</text:p>
          </table:table-cell>
          <table:table-cell office:value-type="float" office:value="9.33699999999998" calcext:value-type="float">
            <text:p>9,33699999999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84" calcext:value-type="float">
            <text:p>1784</text:p>
          </table:table-cell>
          <table:table-cell office:value-type="float" office:value="4171" calcext:value-type="float">
            <text:p>4171</text:p>
          </table:table-cell>
          <table:table-cell office:value-type="float" office:value="48.9560000000007" calcext:value-type="float">
            <text:p>48,9560000000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82" calcext:value-type="float">
            <text:p>3682</text:p>
          </table:table-cell>
          <table:table-cell office:value-type="float" office:value="8704" calcext:value-type="float">
            <text:p>8704</text:p>
          </table:table-cell>
          <table:table-cell office:value-type="float" office:value="94.5990000000025" calcext:value-type="float">
            <text:p>94,59900000000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387" calcext:value-type="float">
            <text:p>6387</text:p>
          </table:table-cell>
          <table:table-cell office:value-type="float" office:value="15046" calcext:value-type="float">
            <text:p>15046</text:p>
          </table:table-cell>
          <table:table-cell office:value-type="float" office:value="114.883000000008" calcext:value-type="float">
            <text:p>114,88300000000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319" calcext:value-type="float">
            <text:p>319</text:p>
          </table:table-cell>
          <table:table-cell office:value-type="float" office:value="3.57699999999998" calcext:value-type="float">
            <text:p>3,576999999999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87" calcext:value-type="float">
            <text:p>387</text:p>
          </table:table-cell>
          <table:table-cell office:value-type="float" office:value="931" calcext:value-type="float">
            <text:p>931</text:p>
          </table:table-cell>
          <table:table-cell office:value-type="float" office:value="9.86199999999995" calcext:value-type="float">
            <text:p>9,8619999999999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580" calcext:value-type="float">
            <text:p>580</text:p>
          </table:table-cell>
          <table:table-cell office:value-type="float" office:value="4.54599999999997" calcext:value-type="float">
            <text:p>4,54599999999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95" calcext:value-type="float">
            <text:p>295</text:p>
          </table:table-cell>
          <table:table-cell office:value-type="float" office:value="707" calcext:value-type="float">
            <text:p>707</text:p>
          </table:table-cell>
          <table:table-cell office:value-type="float" office:value="8.60699999999996" calcext:value-type="float">
            <text:p>8,6069999999999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72" calcext:value-type="float">
            <text:p>572</text:p>
          </table:table-cell>
          <table:table-cell office:value-type="float" office:value="1316" calcext:value-type="float">
            <text:p>1316</text:p>
          </table:table-cell>
          <table:table-cell office:value-type="float" office:value="15.4809999999999" calcext:value-type="float">
            <text:p>15,48099999999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742" calcext:value-type="float">
            <text:p>2742</text:p>
          </table:table-cell>
          <table:table-cell office:value-type="float" office:value="6107" calcext:value-type="float">
            <text:p>6107</text:p>
          </table:table-cell>
          <table:table-cell office:value-type="float" office:value="49.6800000000006" calcext:value-type="float">
            <text:p>49,68000000000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7" calcext:value-type="float">
            <text:p>267</text:p>
          </table:table-cell>
          <table:table-cell office:value-type="float" office:value="668" calcext:value-type="float">
            <text:p>668</text:p>
          </table:table-cell>
          <table:table-cell office:value-type="float" office:value="7.81599999999998" calcext:value-type="float">
            <text:p>7,815999999999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81" calcext:value-type="float">
            <text:p>281</text:p>
          </table:table-cell>
          <table:table-cell office:value-type="float" office:value="722" calcext:value-type="float">
            <text:p>722</text:p>
          </table:table-cell>
          <table:table-cell office:value-type="float" office:value="7.66899999999998" calcext:value-type="float">
            <text:p>7,668999999999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76" calcext:value-type="float">
            <text:p>676</text:p>
          </table:table-cell>
          <table:table-cell office:value-type="float" office:value="1596" calcext:value-type="float">
            <text:p>1596</text:p>
          </table:table-cell>
          <table:table-cell office:value-type="float" office:value="11.447" calcext:value-type="float">
            <text:p>11,4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float" office:value="2.88599999999999" calcext:value-type="float">
            <text:p>2,8859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5" calcext:value-type="float">
            <text:p>305</text:p>
          </table:table-cell>
          <table:table-cell office:value-type="float" office:value="734" calcext:value-type="float">
            <text:p>734</text:p>
          </table:table-cell>
          <table:table-cell office:value-type="float" office:value="7.58899999999998" calcext:value-type="float">
            <text:p>7,588999999999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0.960000000000001" calcext:value-type="float">
            <text:p>0,9600000000000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659" calcext:value-type="float">
            <text:p>1659</text:p>
          </table:table-cell>
          <table:table-cell office:value-type="float" office:value="3710" calcext:value-type="float">
            <text:p>3710</text:p>
          </table:table-cell>
          <table:table-cell office:value-type="float" office:value="44.3690000000005" calcext:value-type="float">
            <text:p>44,3690000000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171" calcext:value-type="float">
            <text:p>4171</text:p>
          </table:table-cell>
          <table:table-cell office:value-type="float" office:value="9351" calcext:value-type="float">
            <text:p>9351</text:p>
          </table:table-cell>
          <table:table-cell office:value-type="float" office:value="108.145000000003" calcext:value-type="float">
            <text:p>108,1450000000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64" calcext:value-type="float">
            <text:p>7164</text:p>
          </table:table-cell>
          <table:table-cell office:value-type="float" office:value="16002" calcext:value-type="float">
            <text:p>16002</text:p>
          </table:table-cell>
          <table:table-cell office:value-type="float" office:value="131.669000000007" calcext:value-type="float">
            <text:p>131,6690000000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96" calcext:value-type="float">
            <text:p>4896</text:p>
          </table:table-cell>
          <table:table-cell office:value-type="float" office:value="11495" calcext:value-type="float">
            <text:p>11495</text:p>
          </table:table-cell>
          <table:table-cell office:value-type="float" office:value="132.711000000003" calcext:value-type="float">
            <text:p>132,7110000000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4" calcext:value-type="float">
            <text:p>554</text:p>
          </table:table-cell>
          <table:table-cell office:value-type="float" office:value="1350" calcext:value-type="float">
            <text:p>1350</text:p>
          </table:table-cell>
          <table:table-cell office:value-type="float" office:value="14.5949999999999" calcext:value-type="float">
            <text:p>14,594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56" calcext:value-type="float">
            <text:p>2656</text:p>
          </table:table-cell>
          <table:table-cell office:value-type="float" office:value="6236" calcext:value-type="float">
            <text:p>6236</text:p>
          </table:table-cell>
          <table:table-cell office:value-type="float" office:value="47.7780000000006" calcext:value-type="float">
            <text:p>47,778000000000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9" calcext:value-type="float">
            <text:p>889</text:p>
          </table:table-cell>
          <table:table-cell office:value-type="float" office:value="2050" calcext:value-type="float">
            <text:p>2050</text:p>
          </table:table-cell>
          <table:table-cell office:value-type="float" office:value="21.692" calcext:value-type="float">
            <text:p>21,6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13" calcext:value-type="float">
            <text:p>313</text:p>
          </table:table-cell>
          <table:table-cell office:value-type="float" office:value="754" calcext:value-type="float">
            <text:p>754</text:p>
          </table:table-cell>
          <table:table-cell office:value-type="float" office:value="8.45699999999997" calcext:value-type="float">
            <text:p>8,4569999999999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office:value-type="float" office:value="770" calcext:value-type="float">
            <text:p>770</text:p>
          </table:table-cell>
          <table:table-cell office:value-type="float" office:value="5.77599999999996" calcext:value-type="float">
            <text:p>5,7759999999999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3" calcext:value-type="float">
            <text:p>553</text:p>
          </table:table-cell>
          <table:table-cell office:value-type="float" office:value="1304" calcext:value-type="float">
            <text:p>1304</text:p>
          </table:table-cell>
          <table:table-cell office:value-type="float" office:value="15.6559999999999" calcext:value-type="float">
            <text:p>15,655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454" calcext:value-type="float">
            <text:p>454</text:p>
          </table:table-cell>
          <table:table-cell office:value-type="float" office:value="5.41799999999999" calcext:value-type="float">
            <text:p>5,4179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30" calcext:value-type="float">
            <text:p>2530</text:p>
          </table:table-cell>
          <table:table-cell office:value-type="float" office:value="5669" calcext:value-type="float">
            <text:p>5669</text:p>
          </table:table-cell>
          <table:table-cell office:value-type="float" office:value="45.2830000000007" calcext:value-type="float">
            <text:p>45,2830000000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39" calcext:value-type="float">
            <text:p>3039</text:p>
          </table:table-cell>
          <table:table-cell office:value-type="float" office:value="7254" calcext:value-type="float">
            <text:p>7254</text:p>
          </table:table-cell>
          <table:table-cell office:value-type="float" office:value="82.3750000000019" calcext:value-type="float">
            <text:p>82,3750000000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47" calcext:value-type="float">
            <text:p>4847</text:p>
          </table:table-cell>
          <table:table-cell office:value-type="float" office:value="11490" calcext:value-type="float">
            <text:p>11490</text:p>
          </table:table-cell>
          <table:table-cell office:value-type="float" office:value="126.096000000004" calcext:value-type="float">
            <text:p>126,096000000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61" calcext:value-type="float">
            <text:p>5761</text:p>
          </table:table-cell>
          <table:table-cell office:value-type="float" office:value="13573" calcext:value-type="float">
            <text:p>13573</text:p>
          </table:table-cell>
          <table:table-cell office:value-type="float" office:value="103.857000000006" calcext:value-type="float">
            <text:p>103,857000000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25" calcext:value-type="float">
            <text:p>1225</text:p>
          </table:table-cell>
          <table:table-cell office:value-type="float" office:value="2777" calcext:value-type="float">
            <text:p>2777</text:p>
          </table:table-cell>
          <table:table-cell office:value-type="float" office:value="31.0350000000001" calcext:value-type="float">
            <text:p>31,03500000000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38" calcext:value-type="float">
            <text:p>838</text:p>
          </table:table-cell>
          <table:table-cell office:value-type="float" office:value="9.07399999999997" calcext:value-type="float">
            <text:p>9,07399999999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545" calcext:value-type="float">
            <text:p>545</text:p>
          </table:table-cell>
          <table:table-cell office:value-type="float" office:value="4.02399999999997" calcext:value-type="float">
            <text:p>4,02399999999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53" calcext:value-type="float">
            <text:p>3453</text:p>
          </table:table-cell>
          <table:table-cell office:value-type="float" office:value="7724" calcext:value-type="float">
            <text:p>7724</text:p>
          </table:table-cell>
          <table:table-cell office:value-type="float" office:value="93.2270000000023" calcext:value-type="float">
            <text:p>93,2270000000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1.406" calcext:value-type="float">
            <text:p>1,4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705" calcext:value-type="float">
            <text:p>705</text:p>
          </table:table-cell>
          <table:table-cell office:value-type="float" office:value="5.60899999999998" calcext:value-type="float">
            <text:p>5,608999999999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60" calcext:value-type="float">
            <text:p>3360</text:p>
          </table:table-cell>
          <table:table-cell office:value-type="float" office:value="7928" calcext:value-type="float">
            <text:p>7928</text:p>
          </table:table-cell>
          <table:table-cell office:value-type="float" office:value="88.6980000000022" calcext:value-type="float">
            <text:p>88,698000000002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12" calcext:value-type="float">
            <text:p>812</text:p>
          </table:table-cell>
          <table:table-cell office:value-type="float" office:value="1966" calcext:value-type="float">
            <text:p>1966</text:p>
          </table:table-cell>
          <table:table-cell office:value-type="float" office:value="21.555" calcext:value-type="float">
            <text:p>21,55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046" calcext:value-type="float">
            <text:p>3046</text:p>
          </table:table-cell>
          <table:table-cell office:value-type="float" office:value="7065" calcext:value-type="float">
            <text:p>7065</text:p>
          </table:table-cell>
          <table:table-cell office:value-type="float" office:value="53.8170000000007" calcext:value-type="float">
            <text:p>53,817000000000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1" calcext:value-type="float">
            <text:p>531</text:p>
          </table:table-cell>
          <table:table-cell office:value-type="float" office:value="1286" calcext:value-type="float">
            <text:p>1286</text:p>
          </table:table-cell>
          <table:table-cell office:value-type="float" office:value="14.7279999999999" calcext:value-type="float">
            <text:p>14,72799999999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25" calcext:value-type="float">
            <text:p>325</text:p>
          </table:table-cell>
          <table:table-cell office:value-type="float" office:value="821" calcext:value-type="float">
            <text:p>821</text:p>
          </table:table-cell>
          <table:table-cell office:value-type="float" office:value="8.91199999999996" calcext:value-type="float">
            <text:p>8,91199999999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34" calcext:value-type="float">
            <text:p>334</text:p>
          </table:table-cell>
          <table:table-cell office:value-type="float" office:value="805" calcext:value-type="float">
            <text:p>805</text:p>
          </table:table-cell>
          <table:table-cell office:value-type="float" office:value="5.92499999999996" calcext:value-type="float">
            <text:p>5,92499999999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448" calcext:value-type="float">
            <text:p>2448</text:p>
          </table:table-cell>
          <table:table-cell office:value-type="float" office:value="5449" calcext:value-type="float">
            <text:p>5449</text:p>
          </table:table-cell>
          <table:table-cell office:value-type="float" office:value="65.2380000000013" calcext:value-type="float">
            <text:p>65,23800000000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793" calcext:value-type="float">
            <text:p>2793</text:p>
          </table:table-cell>
          <table:table-cell office:value-type="float" office:value="6293" calcext:value-type="float">
            <text:p>6293</text:p>
          </table:table-cell>
          <table:table-cell office:value-type="float" office:value="74.6330000000013" calcext:value-type="float">
            <text:p>74,63300000000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9" calcext:value-type="float">
            <text:p>379</text:p>
          </table:table-cell>
          <table:table-cell office:value-type="float" office:value="850" calcext:value-type="float">
            <text:p>850</text:p>
          </table:table-cell>
          <table:table-cell office:value-type="float" office:value="6.95299999999996" calcext:value-type="float">
            <text:p>6,952999999999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77" calcext:value-type="float">
            <text:p>4177</text:p>
          </table:table-cell>
          <table:table-cell office:value-type="float" office:value="9736" calcext:value-type="float">
            <text:p>9736</text:p>
          </table:table-cell>
          <table:table-cell office:value-type="float" office:value="111.315000000003" calcext:value-type="float">
            <text:p>111,3150000000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677" calcext:value-type="float">
            <text:p>6677</text:p>
          </table:table-cell>
          <table:table-cell office:value-type="float" office:value="15631" calcext:value-type="float">
            <text:p>15631</text:p>
          </table:table-cell>
          <table:table-cell office:value-type="float" office:value="170.415999999999" calcext:value-type="float">
            <text:p>170,415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599" calcext:value-type="float">
            <text:p>0,5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61" calcext:value-type="float">
            <text:p>361</text:p>
          </table:table-cell>
          <table:table-cell office:value-type="float" office:value="850" calcext:value-type="float">
            <text:p>850</text:p>
          </table:table-cell>
          <table:table-cell office:value-type="float" office:value="9.47999999999997" calcext:value-type="float">
            <text:p>9,4799999999999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69" calcext:value-type="float">
            <text:p>669</text:p>
          </table:table-cell>
          <table:table-cell office:value-type="float" office:value="1581" calcext:value-type="float">
            <text:p>1581</text:p>
          </table:table-cell>
          <table:table-cell office:value-type="float" office:value="17.4339999999999" calcext:value-type="float">
            <text:p>17,4339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233" calcext:value-type="float">
            <text:p>233</text:p>
          </table:table-cell>
          <table:table-cell office:value-type="float" office:value="2.64999999999999" calcext:value-type="float">
            <text:p>2,64999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23" calcext:value-type="float">
            <text:p>623</text:p>
          </table:table-cell>
          <table:table-cell office:value-type="float" office:value="1467" calcext:value-type="float">
            <text:p>1467</text:p>
          </table:table-cell>
          <table:table-cell office:value-type="float" office:value="17.4409999999999" calcext:value-type="float">
            <text:p>17,4409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256" calcext:value-type="float">
            <text:p>2256</text:p>
          </table:table-cell>
          <table:table-cell office:value-type="float" office:value="5017" calcext:value-type="float">
            <text:p>5017</text:p>
          </table:table-cell>
          <table:table-cell office:value-type="float" office:value="59.778000000001" calcext:value-type="float">
            <text:p>59,7780000000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380" calcext:value-type="float">
            <text:p>380</text:p>
          </table:table-cell>
          <table:table-cell office:value-type="float" office:value="4.32399999999999" calcext:value-type="float">
            <text:p>4,32399999999999</text:p>
          </table:table-cell>
        </table:table-row>
        <table:table-row table:style-name="ro1">
          <table:table-cell/>
          <table:table-cell table:formula="of:=AVERAGE([.B2:.B103])" office:value-type="float" office:value="2204.37254901961" calcext:value-type="float">
            <text:p>2204,37254901961</text:p>
          </table:table-cell>
          <table:table-cell table:formula="of:=AVERAGE([.C2:.C103])" office:value-type="float" office:value="5200.07843137255" calcext:value-type="float">
            <text:p>5200,07843137255</text:p>
          </table:table-cell>
          <table:table-cell table:formula="of:=AVERAGE([.D2:.D103])" office:value-type="float" office:value="58.1729509803927" calcext:value-type="float">
            <text:p>58,1729509803927</text:p>
          </table:table-cell>
          <table:table-cell table:number-columns-repeated="2"/>
          <table:table-cell table:formula="of:=AVERAGE([.G2:.G103])" office:value-type="float" office:value="1867.83333333333" calcext:value-type="float">
            <text:p>1867,83333333333</text:p>
          </table:table-cell>
          <table:table-cell table:formula="of:=AVERAGE([.H2:.H103])" office:value-type="float" office:value="4418.30392156863" calcext:value-type="float">
            <text:p>4418,30392156863</text:p>
          </table:table-cell>
          <table:table-cell table:formula="of:=AVERAGE([.I2:.I103])" office:value-type="float" office:value="49.0984607843145" calcext:value-type="float">
            <text:p>49,0984607843145</text:p>
          </table:table-cell>
          <table:table-cell table:number-columns-repeated="2"/>
          <table:table-cell table:formula="of:=AVERAGE([.L2:.L103])" office:value-type="float" office:value="1865.57843137255" calcext:value-type="float">
            <text:p>1865,57843137255</text:p>
          </table:table-cell>
          <table:table-cell table:formula="of:=AVERAGE([.M2:.M103])" office:value-type="float" office:value="4418.50980392157" calcext:value-type="float">
            <text:p>4418,50980392157</text:p>
          </table:table-cell>
          <table:table-cell table:formula="of:=AVERAGE([.N2:.N103])" office:value-type="float" office:value="36.8942549019616" calcext:value-type="float">
            <text:p>36,8942549019616</text:p>
          </table:table-cell>
          <table:table-cell table:number-columns-repeated="2"/>
          <table:table-cell table:formula="of:=AVERAGE([.Q2:.Q103])" office:value-type="float" office:value="302.794117647059" calcext:value-type="float">
            <text:p>302,794117647059</text:p>
          </table:table-cell>
          <table:table-cell table:formula="of:=AVERAGE([.R2:.R103])" office:value-type="float" office:value="733.21568627451" calcext:value-type="float">
            <text:p>733,21568627451</text:p>
          </table:table-cell>
          <table:table-cell table:formula="of:=AVERAGE([.S2:.S103])" office:value-type="float" office:value="8.26250980392154" calcext:value-type="float">
            <text:p>8,26250980392154</text:p>
          </table:table-cell>
          <table:table-cell table:number-columns-repeated="2"/>
          <table:table-cell table:formula="of:=AVERAGE([.V2:.V103])" office:value-type="float" office:value="341.147058823529" calcext:value-type="float">
            <text:p>341,147058823529</text:p>
          </table:table-cell>
          <table:table-cell table:formula="of:=AVERAGE([.W2:.W103])" office:value-type="float" office:value="818.352941176471" calcext:value-type="float">
            <text:p>818,352941176471</text:p>
          </table:table-cell>
          <table:table-cell table:formula="of:=AVERAGE([.X2:.X103])" office:value-type="float" office:value="9.07448039215684" calcext:value-type="float">
            <text:p>9,07448039215684</text:p>
          </table:table-cell>
          <table:table-cell table:number-columns-repeated="2"/>
          <table:table-cell table:formula="of:=AVERAGE([.AA2:.AA103])" office:value-type="float" office:value="345.343137254902" calcext:value-type="float">
            <text:p>345,343137254902</text:p>
          </table:table-cell>
          <table:table-cell table:formula="of:=AVERAGE([.AB2:.AB103])" office:value-type="float" office:value="826.43137254902" calcext:value-type="float">
            <text:p>826,43137254902</text:p>
          </table:table-cell>
          <table:table-cell table:formula="of:=AVERAGE([.AC2:.AC103])" office:value-type="float" office:value="6.06255882352939" calcext:value-type="float">
            <text:p>6,06255882352939</text:p>
          </table:table-cell>
          <table:table-cell table:number-columns-repeated="2"/>
          <table:table-cell table:formula="of:=AVERAGE([.AF2:.AF103])" office:value-type="float" office:value="1329.29411764706" calcext:value-type="float">
            <text:p>1329,29411764706</text:p>
          </table:table-cell>
          <table:table-cell table:formula="of:=AVERAGE([.AG2:.AG103])" office:value-type="float" office:value="3016.60784313725" calcext:value-type="float">
            <text:p>3016,60784313725</text:p>
          </table:table-cell>
          <table:table-cell table:formula="of:=AVERAGE([.AH2:.AH103])" office:value-type="float" office:value="37.015990196079" calcext:value-type="float">
            <text:p>37,015990196079</text:p>
          </table:table-cell>
          <table:table-cell table:number-columns-repeated="2"/>
          <table:table-cell table:formula="of:=AVERAGE([.AK2:.AK103])" office:value-type="float" office:value="1402.28431372549" calcext:value-type="float">
            <text:p>1402,28431372549</text:p>
          </table:table-cell>
          <table:table-cell table:formula="of:=AVERAGE([.AL2:.AL103])" office:value-type="float" office:value="3188.38235294118" calcext:value-type="float">
            <text:p>3188,38235294118</text:p>
          </table:table-cell>
          <table:table-cell table:formula="of:=AVERAGE([.AM2:.AM103])" office:value-type="float" office:value="37.4893235294123" calcext:value-type="float">
            <text:p>37,4893235294123</text:p>
          </table:table-cell>
          <table:table-cell table:number-columns-repeated="2"/>
          <table:table-cell table:formula="of:=AVERAGE([.AP2:.AP103])" office:value-type="float" office:value="1979.86274509804" calcext:value-type="float">
            <text:p>1979,86274509804</text:p>
          </table:table-cell>
          <table:table-cell table:formula="of:=AVERAGE([.AQ2:.AQ103])" office:value-type="float" office:value="4472.00980392157" calcext:value-type="float">
            <text:p>4472,00980392157</text:p>
          </table:table-cell>
          <table:table-cell table:formula="of:=AVERAGE([.AR2:.AR103])" office:value-type="float" office:value="39.0300588235299" calcext:value-type="float">
            <text:p>39,0300588235299</text:p>
          </table:table-cell>
        </table:table-row>
        <table:table-row table:style-name="ro1">
          <table:table-cell/>
          <table:table-cell table:formula="of:=MAX([.B2:.B103])" office:value-type="float" office:value="10507" calcext:value-type="float">
            <text:p>10507</text:p>
          </table:table-cell>
          <table:table-cell table:formula="of:=MAX([.C2:.C103])" office:value-type="float" office:value="24748" calcext:value-type="float">
            <text:p>24748</text:p>
          </table:table-cell>
          <table:table-cell table:formula="of:=MAX([.D2:.D103])" office:value-type="float" office:value="277.817999999984" calcext:value-type="float">
            <text:p>277,817999999984</text:p>
          </table:table-cell>
          <table:table-cell table:number-columns-repeated="2"/>
          <table:table-cell table:formula="of:=MAX([.G2:.G103])" office:value-type="float" office:value="6677" calcext:value-type="float">
            <text:p>6677</text:p>
          </table:table-cell>
          <table:table-cell table:formula="of:=MAX([.H2:.H103])" office:value-type="float" office:value="15631" calcext:value-type="float">
            <text:p>15631</text:p>
          </table:table-cell>
          <table:table-cell table:formula="of:=MAX([.I2:.I103])" office:value-type="float" office:value="170.415999999999" calcext:value-type="float">
            <text:p>170,415999999999</text:p>
          </table:table-cell>
          <table:table-cell table:number-columns-repeated="2"/>
          <table:table-cell table:formula="of:=MAX([.L2:.L103])" office:value-type="float" office:value="7824" calcext:value-type="float">
            <text:p>7824</text:p>
          </table:table-cell>
          <table:table-cell table:formula="of:=MAX([.M2:.M103])" office:value-type="float" office:value="18319" calcext:value-type="float">
            <text:p>18319</text:p>
          </table:table-cell>
          <table:table-cell table:formula="of:=MAX([.N2:.N103])" office:value-type="float" office:value="156.706999999998" calcext:value-type="float">
            <text:p>156,706999999998</text:p>
          </table:table-cell>
          <table:table-cell table:number-columns-repeated="2"/>
          <table:table-cell table:formula="of:=MAX([.Q2:.Q103])" office:value-type="float" office:value="1225" calcext:value-type="float">
            <text:p>1225</text:p>
          </table:table-cell>
          <table:table-cell table:formula="of:=MAX([.R2:.R103])" office:value-type="float" office:value="2777" calcext:value-type="float">
            <text:p>2777</text:p>
          </table:table-cell>
          <table:table-cell table:formula="of:=MAX([.S2:.S103])" office:value-type="float" office:value="31.3320000000001" calcext:value-type="float">
            <text:p>31,3320000000001</text:p>
          </table:table-cell>
          <table:table-cell table:number-columns-repeated="2"/>
          <table:table-cell table:formula="of:=MAX([.V2:.V103])" office:value-type="float" office:value="1528" calcext:value-type="float">
            <text:p>1528</text:p>
          </table:table-cell>
          <table:table-cell table:formula="of:=MAX([.W2:.W103])" office:value-type="float" office:value="3542" calcext:value-type="float">
            <text:p>3542</text:p>
          </table:table-cell>
          <table:table-cell table:formula="of:=MAX([.X2:.X103])" office:value-type="float" office:value="40.2880000000005" calcext:value-type="float">
            <text:p>40,2880000000005</text:p>
          </table:table-cell>
          <table:table-cell table:number-columns-repeated="2"/>
          <table:table-cell table:formula="of:=MAX([.AA2:.AA103])" office:value-type="float" office:value="1294" calcext:value-type="float">
            <text:p>1294</text:p>
          </table:table-cell>
          <table:table-cell table:formula="of:=MAX([.AB2:.AB103])" office:value-type="float" office:value="2985" calcext:value-type="float">
            <text:p>2985</text:p>
          </table:table-cell>
          <table:table-cell table:formula="of:=MAX([.AC2:.AC103])" office:value-type="float" office:value="21.4020000000002" calcext:value-type="float">
            <text:p>21,4020000000002</text:p>
          </table:table-cell>
          <table:table-cell table:number-columns-repeated="2"/>
          <table:table-cell table:formula="of:=MAX([.AF2:.AF103])" office:value-type="float" office:value="5316" calcext:value-type="float">
            <text:p>5316</text:p>
          </table:table-cell>
          <table:table-cell table:formula="of:=MAX([.AG2:.AG103])" office:value-type="float" office:value="12007" calcext:value-type="float">
            <text:p>12007</text:p>
          </table:table-cell>
          <table:table-cell table:formula="of:=MAX([.AH2:.AH103])" office:value-type="float" office:value="145.829000000002" calcext:value-type="float">
            <text:p>145,829000000002</text:p>
          </table:table-cell>
          <table:table-cell table:number-columns-repeated="2"/>
          <table:table-cell table:formula="of:=MAX([.AK2:.AK103])" office:value-type="float" office:value="6604" calcext:value-type="float">
            <text:p>6604</text:p>
          </table:table-cell>
          <table:table-cell table:formula="of:=MAX([.AL2:.AL103])" office:value-type="float" office:value="14996" calcext:value-type="float">
            <text:p>14996</text:p>
          </table:table-cell>
          <table:table-cell table:formula="of:=MAX([.AM2:.AM103])" office:value-type="float" office:value="176.739999999999" calcext:value-type="float">
            <text:p>176,739999999999</text:p>
          </table:table-cell>
          <table:table-cell table:number-columns-repeated="2"/>
          <table:table-cell table:formula="of:=MAX([$Arkusz8.C3:$Arkusz8.C11])" office:value-type="float" office:value="10813" calcext:value-type="float">
            <text:p>10813</text:p>
          </table:table-cell>
          <table:table-cell table:formula="of:=MAX([.AQ2:.AQ103])" office:value-type="float" office:value="26035" calcext:value-type="float">
            <text:p>26035</text:p>
          </table:table-cell>
          <table:table-cell table:formula="of:=MAX([.AR2:.AR103])" office:value-type="float" office:value="253.073999999978" calcext:value-type="float">
            <text:p>253,073999999978</text:p>
          </table:table-cell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GEN 0</text:p>
          </table:table-cell>
          <table:table-cell table:number-columns-repeated="3"/>
          <table:table-cell office:value-type="string" calcext:value-type="string">
            <text:p>GEN 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 – Simple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31" calcext:value-type="float">
            <text:p>4000031</text:p>
          </table:table-cell>
          <table:table-cell office:value-type="float" office:value="18.232" calcext:value-type="float">
            <text:p>18,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22" calcext:value-type="float">
            <text:p>1000022</text:p>
          </table:table-cell>
          <table:table-cell office:value-type="float" office:value="14.7889999999999" calcext:value-type="float">
            <text:p>14,788999999999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- RST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[.AF105]" office:value-type="float" office:value="5316" calcext:value-type="float">
            <text:p>5316</text:p>
          </table:table-cell>
          <table:table-cell table:style-name="ce4" table:formula="of:=[.Q105]" office:value-type="float" office:value="1225" calcext:value-type="float">
            <text:p>1225</text:p>
          </table:table-cell>
          <table:table-cell table:style-name="ce4" table:formula="of:=[.B105]" office:value-type="float" office:value="10507" calcext:value-type="float">
            <text:p>105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030" calcext:value-type="float">
            <text:p>3000030</text:p>
          </table:table-cell>
          <table:table-cell office:value-type="float" office:value="17.3319999999999" calcext:value-type="float">
            <text:p>17,331999999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024" calcext:value-type="float">
            <text:p>1000024</text:p>
          </table:table-cell>
          <table:table-cell office:value-type="float" office:value="17.1659999999999" calcext:value-type="float">
            <text:p>17,165999999999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-NEW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AK105]" office:value-type="float" office:value="6604" calcext:value-type="float">
            <text:p>6604</text:p>
          </table:table-cell>
          <table:table-cell table:style-name="ce4" table:formula="of:=[.V105]" office:value-type="float" office:value="1528" calcext:value-type="float">
            <text:p>1528</text:p>
          </table:table-cell>
          <table:table-cell table:style-name="ce4" table:formula="of:=[.G105]" office:value-type="float" office:value="6677" calcext:value-type="float">
            <text:p>66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7000357" calcext:value-type="float">
            <text:p>137000357</text:p>
          </table:table-cell>
          <table:table-cell office:value-type="float" office:value="160.330000000001" calcext:value-type="float">
            <text:p>160,330000000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00036" calcext:value-type="float">
            <text:p>3000036</text:p>
          </table:table-cell>
          <table:table-cell office:value-type="float" office:value="23.3910000000001" calcext:value-type="float">
            <text:p>23,3910000000001</text:p>
          </table:table-cell>
          <table:table-cell table:number-columns-repeated="3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L105]" office:value-type="float" office:value="7824" calcext:value-type="float">
            <text:p>7824</text:p>
          </table:table-cell>
          <table:table-cell table:style-name="ce4" table:formula="of:=[.AA105]" office:value-type="float" office:value="1294" calcext:value-type="float">
            <text:p>1294</text:p>
          </table:table-cell>
          <table:table-cell table:style-name="ce5" table:formula="of:=[.AP105]" office:value-type="float" office:value="10813" calcext:value-type="float">
            <text:p>108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000197" calcext:value-type="float">
            <text:p>69000197</text:p>
          </table:table-cell>
          <table:table-cell office:value-type="float" office:value="129.844000000004" calcext:value-type="float">
            <text:p>129,844000000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000066" calcext:value-type="float">
            <text:p>15000066</text:p>
          </table:table-cell>
          <table:table-cell office:value-type="float" office:value="47.1550000000009" calcext:value-type="float">
            <text:p>47,1550000000009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64000659" calcext:value-type="float">
            <text:p>264000659</text:p>
          </table:table-cell>
          <table:table-cell office:value-type="float" office:value="360.319999999965" calcext:value-type="float">
            <text:p>360,3199999999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000110" calcext:value-type="float">
            <text:p>32000110</text:p>
          </table:table-cell>
          <table:table-cell office:value-type="float" office:value="64.9010000000014" calcext:value-type="float">
            <text:p>64,9010000000014</text:p>
          </table:table-cell>
          <table:table-cell table:number-columns-repeated="31"/>
        </table:table-row>
        <table:table-row table:style-name="ro1">
          <table:table-cell/>
          <table:table-cell table:style-name="ce5" table:number-columns-repeated="4"/>
          <table:table-cell/>
          <table:table-cell office:value-type="float" office:value="6" calcext:value-type="float">
            <text:p>6</text:p>
          </table:table-cell>
          <table:table-cell office:value-type="float" office:value="417001020" calcext:value-type="float">
            <text:p>417001020</text:p>
          </table:table-cell>
          <table:table-cell office:value-type="float" office:value="515.424999999935" calcext:value-type="float">
            <text:p>515,4249999999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000144" calcext:value-type="float">
            <text:p>45000144</text:p>
          </table:table-cell>
          <table:table-cell office:value-type="float" office:value="84.8570000000022" calcext:value-type="float">
            <text:p>84,8570000000022</text:p>
          </table:table-cell>
          <table:table-cell table:number-columns-repeated="31"/>
        </table:table-row>
        <table:table-row table:style-name="ro1">
          <table:table-cell/>
          <table:table-cell table:style-name="ce5" office:value-type="string" calcext:value-type="string">
            <text:p>AV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2000992" calcext:value-type="float">
            <text:p>402000992</text:p>
          </table:table-cell>
          <table:table-cell office:value-type="float" office:value="637.783999999825" calcext:value-type="float">
            <text:p>637,7839999998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000309" calcext:value-type="float">
            <text:p>121000309</text:p>
          </table:table-cell>
          <table:table-cell office:value-type="float" office:value="195.121999999993" calcext:value-type="float">
            <text:p>195,121999999993</text:p>
          </table:table-cell>
          <table:table-cell table:number-columns-repeated="3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4" table:formula="of:=[.AF104]" office:value-type="float" office:value="1329.29411764706" calcext:value-type="float">
            <text:p>1329,29411764706</text:p>
          </table:table-cell>
          <table:table-cell table:style-name="ce5" table:formula="of:=[.Q104]" office:value-type="float" office:value="302.794117647059" calcext:value-type="float">
            <text:p>302,794117647059</text:p>
          </table:table-cell>
          <table:table-cell table:style-name="ce5" table:formula="of:=[.B104]" office:value-type="float" office:value="2204.37254901961" calcext:value-type="float">
            <text:p>2204,372549019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3001638" calcext:value-type="float">
            <text:p>673001638</text:p>
          </table:table-cell>
          <table:table-cell office:value-type="float" office:value="982.614999999461" calcext:value-type="float">
            <text:p>982,614999999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3000793" calcext:value-type="float">
            <text:p>333000793</text:p>
          </table:table-cell>
          <table:table-cell office:value-type="float" office:value="423.823999999952" calcext:value-type="float">
            <text:p>423,8239999999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4" table:formula="of:=[.AK104]" office:value-type="float" office:value="1402.28431372549" calcext:value-type="float">
            <text:p>1402,28431372549</text:p>
          </table:table-cell>
          <table:table-cell table:style-name="ce5" table:formula="of:=[.V104]" office:value-type="float" office:value="341.147058823529" calcext:value-type="float">
            <text:p>341,147058823529</text:p>
          </table:table-cell>
          <table:table-cell table:style-name="ce5" table:formula="of:=[.G104]" office:value-type="float" office:value="1867.83333333333" calcext:value-type="float">
            <text:p>1867,83333333333</text:p>
          </table:table-cell>
          <table:table-cell table:number-columns-repeated="3"/>
          <table:table-cell table:formula="of:=AVERAGE([.I111:.I118])" office:value-type="float" office:value="352.735249999899" calcext:value-type="float">
            <text:p>352,735249999899</text:p>
          </table:table-cell>
          <table:table-cell table:number-columns-repeated="3"/>
          <table:table-cell table:formula="of:=AVERAGE([.M111:.M118])" office:value-type="float" office:value="108.900624999994" calcext:value-type="float">
            <text:p>108,900624999994</text:p>
          </table:table-cell>
          <table:table-cell table:number-columns-repeated="4"/>
          <table:table-cell table:formula="of:=AVERAGE([.I111:.I118]) + 453.52" office:value-type="float" office:value="806.255249999899" calcext:value-type="float">
            <text:p>806,255249999899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[.L104]" office:value-type="float" office:value="1865.57843137255" calcext:value-type="float">
            <text:p>1865,57843137255</text:p>
          </table:table-cell>
          <table:table-cell table:style-name="ce5" table:formula="of:=[.AA104]" office:value-type="float" office:value="345.343137254902" calcext:value-type="float">
            <text:p>345,343137254902</text:p>
          </table:table-cell>
          <table:table-cell table:style-name="ce4" table:formula="of:=[.AP104]" office:value-type="float" office:value="1979.86274509804" calcext:value-type="float">
            <text:p>1979,86274509804</text:p>
          </table:table-cell>
          <table:table-cell table:number-columns-repeated="3"/>
          <table:table-cell table:formula="of:=MAX([.I111:.I118])" office:value-type="float" office:value="982.614999999461" calcext:value-type="float">
            <text:p>982,614999999461</text:p>
          </table:table-cell>
          <table:table-cell table:number-columns-repeated="3"/>
          <table:table-cell table:formula="of:=MAX([.M111:.M118])" office:value-type="float" office:value="423.823999999952" calcext:value-type="float">
            <text:p>423,823999999952</text:p>
          </table:table-cell>
          <table:table-cell table:number-columns-repeated="4"/>
          <table:table-cell table:formula="of:=MAX([.I111:.I118])" office:value-type="float" office:value="982.614999999461" calcext:value-type="float">
            <text:p>982,614999999461</text:p>
          </table:table-cell>
          <table:table-cell table:number-columns-repeated="26"/>
        </table:table-row>
      </table:table>
      <table:table table:name="Arkusz5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.455000000003" calcext:value-type="float">
            <text:p>100,455000000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4.56099999999998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.979999999999996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6.35499999999999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13.83799999999995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.06399999999998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23.636999999999965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0.157999999999952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4.454999999999993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9" calcext:value-type="float">
            <text:p>989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28.4759999999999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7.9899999999999824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7.17399999999997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4.314999999999986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25" calcext:value-type="float">
            <text:p>1425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40.837000000000266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2" calcext:value-type="float">
            <text:p>82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22.768999999999988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5.899999999999983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721" calcext:value-type="float">
            <text:p>72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20.107999999999933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573" calcext:value-type="float">
            <text:p>2573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72.09600000000162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3.05499999999994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7.471999999999987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675" calcext:value-type="float">
            <text:p>1675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46.81400000000044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5.712999999999989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61" calcext:value-type="float">
            <text:p>46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13.96399999999995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.960999999999988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.555999999999994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187" calcext:value-type="float">
            <text:p>2187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2.43400000000109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0.71299999999994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.042999999999987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113" calcext:value-type="float">
            <text:p>1113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32.52100000000003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8.0499999999999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64" calcext:value-type="float">
            <text:p>2364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9.5350000000012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08" calcext:value-type="float">
            <text:p>808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23.04699999999997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782" calcext:value-type="float">
            <text:p>1782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50.8210000000005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427" calcext:value-type="float">
            <text:p>42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1.931999999999942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7.963999999999982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.195999999999995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811" calcext:value-type="float">
            <text:p>81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23.85800000000006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393" calcext:value-type="float">
            <text:p>393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1.174999999999956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6.5509999999999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67" calcext:value-type="float">
            <text:p>46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13.899999999999928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66" calcext:value-type="float">
            <text:p>566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5.658999999999917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589" calcext:value-type="float">
            <text:p>58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17.23899999999996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922" calcext:value-type="float">
            <text:p>1922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54.74400000000087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604" calcext:value-type="float">
            <text:p>1604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45.2670000000003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329" calcext:value-type="float">
            <text:p>329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10.354999999999977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502" calcext:value-type="float">
            <text:p>150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43.00500000000044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648" calcext:value-type="float">
            <text:p>64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18.46599999999998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.2169999999999916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371" calcext:value-type="float">
            <text:p>37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9.66199999999998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857" calcext:value-type="float">
            <text:p>85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5.07699999999995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27.49100000000006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21.238999999999994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8.715999999999983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23.064999999999976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2.34699999999995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.466999999999991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621" calcext:value-type="float">
            <text:p>162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44.840000000000465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11.038999999999938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1699" calcext:value-type="float">
            <text:p>1699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48.192000000000526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3.576999999999986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.1109999999999953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3.7839999999999905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1.467999999999948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74" calcext:value-type="float">
            <text:p>674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18.655999999999985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18.66699999999996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0" calcext:value-type="float">
            <text:p>670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8.092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6.2139999999999835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221" calcext:value-type="float">
            <text:p>22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6.952999999999977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372" calcext:value-type="float">
            <text:p>37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0.777999999999958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68" calcext:value-type="float">
            <text:p>1068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27.78399999999994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34" calcext:value-type="float">
            <text:p>934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26.15100000000001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.9299999999999953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5.56999999999998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0.10899999999997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042" calcext:value-type="float">
            <text:p>1042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29.45900000000004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404" calcext:value-type="float">
            <text:p>1404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40.11700000000028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14.628999999999946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513" calcext:value-type="float">
            <text:p>2513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71.45700000000141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745" calcext:value-type="float">
            <text:p>74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20.943999999999917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417" calcext:value-type="float">
            <text:p>41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2.804999999999955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7.927999999999973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8.140999999999972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17.62099999999995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7.466999999999968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4.65999999999999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.3859999999999966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441" calcext:value-type="float">
            <text:p>44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12.612999999999946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87" calcext:value-type="float">
            <text:p>8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5.308000000000003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834" calcext:value-type="float">
            <text:p>1834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51.296000000000795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7.495999999999982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339" calcext:value-type="float">
            <text:p>33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0.971999999999957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35" calcext:value-type="float">
            <text:p>1235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36.89400000000018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335" calcext:value-type="float">
            <text:p>33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.437999999999963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197" calcext:value-type="float">
            <text:p>1197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6.27400000000022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325" calcext:value-type="float">
            <text:p>32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9.083999999999966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715" calcext:value-type="float">
            <text:p>71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21.24399999999997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9.091999999999967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729" calcext:value-type="float">
            <text:p>729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22.365999999999918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5.029999999999989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408" calcext:value-type="float">
            <text:p>40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11.860999999999947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887" calcext:value-type="float">
            <text:p>8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6.46599999999999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636" calcext:value-type="float">
            <text:p>636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19.50499999999997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220" calcext:value-type="float">
            <text:p>22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7.758999999999988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977" calcext:value-type="float">
            <text:p>977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28.925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710" calcext:value-type="float">
            <text:p>71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2.811999999999976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3403" calcext:value-type="float">
            <text:p>3403</text:p>
          </table:table-cell>
          <table:table-cell office:value-type="float" office:value="7718" calcext:value-type="float">
            <text:p>7718</text:p>
          </table:table-cell>
          <table:table-cell office:value-type="string" calcext:value-type="string">
            <text:p>104.8550000000032</text:p>
          </table:table-cell>
        </table:table-row>
      </table:table>
      <table:table table:name="Arkusz6" table:style-name="ta1">
        <table:shapes>
          <draw:frame draw:z-index="0" draw:style-name="gr1" draw:text-style-name="P1" svg:width="251.12mm" svg:height="90.06mm" svg:x="1.24mm" svg:y="589.03mm">
            <draw:object draw:notify-on-update-of-ranges="Arkusz6.A107:Arkusz6.A107 Arkusz6.A108:Arkusz6.A128 Arkusz6.B107:Arkusz6.B107 Arkusz6.B108:Arkusz6.B128 Arkusz6.C107:Arkusz6.C107 Arkusz6.C108:Arkusz6.C128 Arkusz6.D107:Arkusz6.D107 Arkusz6.D108:Arkusz6.D128 Arkusz6.E107:Arkusz6.E107 Arkusz6.E108:Arkusz6.E128 Arkusz6.F107:Arkusz6.F107 Arkusz6.F108:Arkusz6.F128 Arkusz6.G107:Arkusz6.G107 Arkusz6.G108:Arkusz6.G128 Arkusz6.H107:Arkusz6.H107 Arkusz6.H108:Arkusz6.H128 Arkusz6.I107:Arkusz6.I107 Arkusz6.I108:Arkusz6.I128 Arkusz6.J107:Arkusz6.J107 Arkusz6.J108:Arkusz6.J128 Arkusz6.K107:Arkusz6.K107 Arkusz6.K108:Arkusz6.K1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78.39mm" svg:height="90.06mm" svg:x="0.99mm" svg:y="675.83mm">
            <draw:object draw:notify-on-update-of-ranges="Arkusz6.Q108:Arkusz6.Q128 Arkusz6.R107:Arkusz6.R107 Arkusz6.R108:Arkusz6.R1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89" calcext:value-type="float">
            <text:p>389</text:p>
          </table:table-cell>
          <table:table-cell office:value-type="float" office:value="4.56099999999999" calcext:value-type="float">
            <text:p>4,5609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office:value-type="float" office:value="3.06599999999999" calcext:value-type="float">
            <text:p>3,0659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1872" calcext:value-type="float">
            <text:p>1872</text:p>
          </table:table-cell>
          <table:table-cell office:value-type="float" office:value="16.753" calcext:value-type="float">
            <text:p>16,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44" calcext:value-type="float">
            <text:p>2644</text:p>
          </table:table-cell>
          <table:table-cell office:value-type="float" office:value="6011" calcext:value-type="float">
            <text:p>6011</text:p>
          </table:table-cell>
          <table:table-cell office:value-type="float" office:value="52.0520000000009" calcext:value-type="float">
            <text:p>52,052000000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741" calcext:value-type="float">
            <text:p>741</text:p>
          </table:table-cell>
          <table:table-cell office:value-type="float" office:value="6.31999999999997" calcext:value-type="float">
            <text:p>6,31999999999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728" calcext:value-type="float">
            <text:p>728</text:p>
          </table:table-cell>
          <table:table-cell office:value-type="float" office:value="6.13399999999996" calcext:value-type="float">
            <text:p>6,13399999999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635" calcext:value-type="float">
            <text:p>635</text:p>
          </table:table-cell>
          <table:table-cell office:value-type="float" office:value="8.21299999999997" calcext:value-type="float">
            <text:p>8,21299999999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2186" calcext:value-type="float">
            <text:p>2186</text:p>
          </table:table-cell>
          <table:table-cell office:value-type="float" office:value="18.8639999999999" calcext:value-type="float">
            <text:p>18,863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088" calcext:value-type="float">
            <text:p>1088</text:p>
          </table:table-cell>
          <table:table-cell office:value-type="float" office:value="9.20599999999995" calcext:value-type="float">
            <text:p>9,20599999999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2" calcext:value-type="float">
            <text:p>2172</text:p>
          </table:table-cell>
          <table:table-cell office:value-type="float" office:value="4813" calcext:value-type="float">
            <text:p>4813</text:p>
          </table:table-cell>
          <table:table-cell office:value-type="float" office:value="39.1800000000008" calcext:value-type="float">
            <text:p>39,180000000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567" calcext:value-type="float">
            <text:p>1567</text:p>
          </table:table-cell>
          <table:table-cell office:value-type="float" office:value="22.35" calcext:value-type="float">
            <text:p>22,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2273" calcext:value-type="float">
            <text:p>2273</text:p>
          </table:table-cell>
          <table:table-cell office:value-type="float" office:value="20.4650000000001" calcext:value-type="float">
            <text:p>20,465000000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879" calcext:value-type="float">
            <text:p>879</text:p>
          </table:table-cell>
          <table:table-cell office:value-type="float" office:value="7.40399999999995" calcext:value-type="float">
            <text:p>7,40399999999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float" office:value="3.08699999999998" calcext:value-type="float">
            <text:p>3,086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615" calcext:value-type="float">
            <text:p>615</text:p>
          </table:table-cell>
          <table:table-cell office:value-type="float" office:value="5.09999999999998" calcext:value-type="float">
            <text:p>5,099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6" calcext:value-type="float">
            <text:p>786</text:p>
          </table:table-cell>
          <table:table-cell office:value-type="float" office:value="1853" calcext:value-type="float">
            <text:p>1853</text:p>
          </table:table-cell>
          <table:table-cell office:value-type="float" office:value="24.569" calcext:value-type="float">
            <text:p>24,5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575" calcext:value-type="float">
            <text:p>575</text:p>
          </table:table-cell>
          <table:table-cell office:value-type="float" office:value="4.88199999999999" calcext:value-type="float">
            <text:p>4,8819999999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675" calcext:value-type="float">
            <text:p>675</text:p>
          </table:table-cell>
          <table:table-cell office:value-type="float" office:value="5.83199999999998" calcext:value-type="float">
            <text:p>5,83199999999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4" calcext:value-type="float">
            <text:p>694</text:p>
          </table:table-cell>
          <table:table-cell office:value-type="float" office:value="1583" calcext:value-type="float">
            <text:p>1583</text:p>
          </table:table-cell>
          <table:table-cell office:value-type="float" office:value="12.6369999999999" calcext:value-type="float">
            <text:p>12,63699999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513" calcext:value-type="float">
            <text:p>513</text:p>
          </table:table-cell>
          <table:table-cell office:value-type="float" office:value="6.35499999999999" calcext:value-type="float">
            <text:p>6,3549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766" calcext:value-type="float">
            <text:p>1766</text:p>
          </table:table-cell>
          <table:table-cell office:value-type="float" office:value="24.676" calcext:value-type="float">
            <text:p>24,6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1" calcext:value-type="float">
            <text:p>1891</text:p>
          </table:table-cell>
          <table:table-cell office:value-type="float" office:value="4357" calcext:value-type="float">
            <text:p>4357</text:p>
          </table:table-cell>
          <table:table-cell office:value-type="float" office:value="39.7440000000005" calcext:value-type="float">
            <text:p>39,7440000000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5.15199999999998" calcext:value-type="float">
            <text:p>5,151999999999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38" calcext:value-type="float">
            <text:p>1638</text:p>
          </table:table-cell>
          <table:table-cell office:value-type="float" office:value="3765" calcext:value-type="float">
            <text:p>3765</text:p>
          </table:table-cell>
          <table:table-cell office:value-type="float" office:value="30.9920000000007" calcext:value-type="float">
            <text:p>30,9920000000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2" calcext:value-type="float">
            <text:p>1412</text:p>
          </table:table-cell>
          <table:table-cell office:value-type="float" office:value="3270" calcext:value-type="float">
            <text:p>3270</text:p>
          </table:table-cell>
          <table:table-cell office:value-type="float" office:value="28.0380000000003" calcext:value-type="float">
            <text:p>28,038000000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float" office:value="1582" calcext:value-type="float">
            <text:p>1582</text:p>
          </table:table-cell>
          <table:table-cell office:value-type="float" office:value="21.343" calcext:value-type="float">
            <text:p>21,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1203" calcext:value-type="float">
            <text:p>1203</text:p>
          </table:table-cell>
          <table:table-cell office:value-type="float" office:value="10.4609999999999" calcext:value-type="float">
            <text:p>10,46099999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03" calcext:value-type="float">
            <text:p>9703</text:p>
          </table:table-cell>
          <table:table-cell office:value-type="float" office:value="22182" calcext:value-type="float">
            <text:p>22182</text:p>
          </table:table-cell>
          <table:table-cell office:value-type="float" office:value="181.682999999987" calcext:value-type="float">
            <text:p>181,6829999999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1012" calcext:value-type="float">
            <text:p>1012</text:p>
          </table:table-cell>
          <table:table-cell office:value-type="float" office:value="8.12499999999996" calcext:value-type="float">
            <text:p>8,1249999999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1057" calcext:value-type="float">
            <text:p>1057</text:p>
          </table:table-cell>
          <table:table-cell office:value-type="float" office:value="13.838" calcext:value-type="float">
            <text:p>13,8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604" calcext:value-type="float">
            <text:p>604</text:p>
          </table:table-cell>
          <table:table-cell office:value-type="float" office:value="8.03599999999998" calcext:value-type="float">
            <text:p>8,035999999999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2158" calcext:value-type="float">
            <text:p>2158</text:p>
          </table:table-cell>
          <table:table-cell office:value-type="float" office:value="20.2920000000001" calcext:value-type="float">
            <text:p>20,2920000000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1" calcext:value-type="float">
            <text:p>1051</text:p>
          </table:table-cell>
          <table:table-cell office:value-type="float" office:value="2376" calcext:value-type="float">
            <text:p>2376</text:p>
          </table:table-cell>
          <table:table-cell office:value-type="float" office:value="19.398" calcext:value-type="float">
            <text:p>19,3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5" calcext:value-type="float">
            <text:p>685</text:p>
          </table:table-cell>
          <table:table-cell office:value-type="float" office:value="1628" calcext:value-type="float">
            <text:p>1628</text:p>
          </table:table-cell>
          <table:table-cell office:value-type="float" office:value="12.5549999999999" calcext:value-type="float">
            <text:p>12,554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1305" calcext:value-type="float">
            <text:p>1305</text:p>
          </table:table-cell>
          <table:table-cell office:value-type="float" office:value="11.2149999999999" calcext:value-type="float">
            <text:p>11,214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816" calcext:value-type="float">
            <text:p>1816</text:p>
          </table:table-cell>
          <table:table-cell office:value-type="float" office:value="24.4599999999999" calcext:value-type="float">
            <text:p>24,4599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41" calcext:value-type="float">
            <text:p>2841</text:p>
          </table:table-cell>
          <table:table-cell office:value-type="float" office:value="6290" calcext:value-type="float">
            <text:p>6290</text:p>
          </table:table-cell>
          <table:table-cell office:value-type="float" office:value="56.5700000000006" calcext:value-type="float">
            <text:p>56,5700000000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259" calcext:value-type="float">
            <text:p>18259</text:p>
          </table:table-cell>
          <table:table-cell office:value-type="float" office:value="41925" calcext:value-type="float">
            <text:p>41925</text:p>
          </table:table-cell>
          <table:table-cell office:value-type="float" office:value="366.052999999942" calcext:value-type="float">
            <text:p>366,052999999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91" calcext:value-type="float">
            <text:p>1391</text:p>
          </table:table-cell>
          <table:table-cell office:value-type="float" office:value="3034" calcext:value-type="float">
            <text:p>3034</text:p>
          </table:table-cell>
          <table:table-cell office:value-type="float" office:value="25.8940000000002" calcext:value-type="float">
            <text:p>25,894000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35" calcext:value-type="float">
            <text:p>435</text:p>
          </table:table-cell>
          <table:table-cell office:value-type="float" office:value="5.06399999999999" calcext:value-type="float">
            <text:p>5,063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1506" calcext:value-type="float">
            <text:p>1506</text:p>
          </table:table-cell>
          <table:table-cell office:value-type="float" office:value="20.848" calcext:value-type="float">
            <text:p>20,8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87" calcext:value-type="float">
            <text:p>1787</text:p>
          </table:table-cell>
          <table:table-cell office:value-type="float" office:value="15.9809999999999" calcext:value-type="float">
            <text:p>15,980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1644" calcext:value-type="float">
            <text:p>1644</text:p>
          </table:table-cell>
          <table:table-cell office:value-type="float" office:value="14.0499999999999" calcext:value-type="float">
            <text:p>14,04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646" calcext:value-type="float">
            <text:p>646</text:p>
          </table:table-cell>
          <table:table-cell office:value-type="float" office:value="5.25899999999999" calcext:value-type="float">
            <text:p>5,25899999999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office:value-type="float" office:value="3.62299999999998" calcext:value-type="float">
            <text:p>3,622999999999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office:value-type="float" office:value="1523" calcext:value-type="float">
            <text:p>1523</text:p>
          </table:table-cell>
          <table:table-cell office:value-type="float" office:value="19.151" calcext:value-type="float">
            <text:p>19,1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33" calcext:value-type="float">
            <text:p>3533</text:p>
          </table:table-cell>
          <table:table-cell office:value-type="float" office:value="7940" calcext:value-type="float">
            <text:p>7940</text:p>
          </table:table-cell>
          <table:table-cell office:value-type="float" office:value="70.6180000000015" calcext:value-type="float">
            <text:p>70,61800000000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42" calcext:value-type="float">
            <text:p>5342</text:p>
          </table:table-cell>
          <table:table-cell office:value-type="float" office:value="12299" calcext:value-type="float">
            <text:p>12299</text:p>
          </table:table-cell>
          <table:table-cell office:value-type="float" office:value="101.146000000005" calcext:value-type="float">
            <text:p>101,1460000000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1970" calcext:value-type="float">
            <text:p>1970</text:p>
          </table:table-cell>
          <table:table-cell office:value-type="float" office:value="15.4129999999999" calcext:value-type="float">
            <text:p>15,41299999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office:value-type="float" office:value="1839" calcext:value-type="float">
            <text:p>1839</text:p>
          </table:table-cell>
          <table:table-cell office:value-type="float" office:value="23.637" calcext:value-type="float">
            <text:p>23,6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718" calcext:value-type="float">
            <text:p>718</text:p>
          </table:table-cell>
          <table:table-cell office:value-type="float" office:value="9.28499999999998" calcext:value-type="float">
            <text:p>9,284999999999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631" calcext:value-type="float">
            <text:p>631</text:p>
          </table:table-cell>
          <table:table-cell office:value-type="float" office:value="5.82999999999998" calcext:value-type="float">
            <text:p>5,829999999999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7" calcext:value-type="float">
            <text:p>867</text:p>
          </table:table-cell>
          <table:table-cell office:value-type="float" office:value="1998" calcext:value-type="float">
            <text:p>1998</text:p>
          </table:table-cell>
          <table:table-cell office:value-type="float" office:value="15.4489999999999" calcext:value-type="float">
            <text:p>15,44899999999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4595" calcext:value-type="float">
            <text:p>4595</text:p>
          </table:table-cell>
          <table:table-cell office:value-type="float" office:value="38.093000000001" calcext:value-type="float">
            <text:p>38,093000000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59" calcext:value-type="float">
            <text:p>4059</text:p>
          </table:table-cell>
          <table:table-cell office:value-type="float" office:value="9333" calcext:value-type="float">
            <text:p>9333</text:p>
          </table:table-cell>
          <table:table-cell office:value-type="float" office:value="79.4110000000025" calcext:value-type="float">
            <text:p>79,41100000000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6" calcext:value-type="float">
            <text:p>1096</text:p>
          </table:table-cell>
          <table:table-cell office:value-type="float" office:value="2567" calcext:value-type="float">
            <text:p>2567</text:p>
          </table:table-cell>
          <table:table-cell office:value-type="float" office:value="34.082" calcext:value-type="float">
            <text:p>34,0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93" calcext:value-type="float">
            <text:p>1393</text:p>
          </table:table-cell>
          <table:table-cell office:value-type="float" office:value="3158" calcext:value-type="float">
            <text:p>3158</text:p>
          </table:table-cell>
          <table:table-cell office:value-type="float" office:value="27.5040000000003" calcext:value-type="float">
            <text:p>27,50400000000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7" calcext:value-type="float">
            <text:p>507</text:p>
          </table:table-cell>
          <table:table-cell office:value-type="float" office:value="1179" calcext:value-type="float">
            <text:p>1179</text:p>
          </table:table-cell>
          <table:table-cell office:value-type="float" office:value="9.41999999999996" calcext:value-type="float">
            <text:p>9,419999999999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77" calcext:value-type="float">
            <text:p>2777</text:p>
          </table:table-cell>
          <table:table-cell office:value-type="float" office:value="6091" calcext:value-type="float">
            <text:p>6091</text:p>
          </table:table-cell>
          <table:table-cell office:value-type="float" office:value="49.1010000000006" calcext:value-type="float">
            <text:p>49,1010000000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806" calcext:value-type="float">
            <text:p>806</text:p>
          </table:table-cell>
          <table:table-cell office:value-type="float" office:value="10.158" calcext:value-type="float">
            <text:p>10,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office:value-type="float" office:value="1321" calcext:value-type="float">
            <text:p>1321</text:p>
          </table:table-cell>
          <table:table-cell office:value-type="float" office:value="17.1539999999999" calcext:value-type="float">
            <text:p>17,153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93" calcext:value-type="float">
            <text:p>293</text:p>
          </table:table-cell>
          <table:table-cell office:value-type="float" office:value="2.54299999999999" calcext:value-type="float">
            <text:p>2,542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07" calcext:value-type="float">
            <text:p>2907</text:p>
          </table:table-cell>
          <table:table-cell office:value-type="float" office:value="6692" calcext:value-type="float">
            <text:p>6692</text:p>
          </table:table-cell>
          <table:table-cell office:value-type="float" office:value="55.3220000000011" calcext:value-type="float">
            <text:p>55,3220000000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8" calcext:value-type="float">
            <text:p>428</text:p>
          </table:table-cell>
          <table:table-cell office:value-type="float" office:value="1048" calcext:value-type="float">
            <text:p>1048</text:p>
          </table:table-cell>
          <table:table-cell office:value-type="float" office:value="8.86099999999992" calcext:value-type="float">
            <text:p>8,860999999999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0" calcext:value-type="float">
            <text:p>870</text:p>
          </table:table-cell>
          <table:table-cell office:value-type="float" office:value="2023" calcext:value-type="float">
            <text:p>2023</text:p>
          </table:table-cell>
          <table:table-cell office:value-type="float" office:value="16.8989999999998" calcext:value-type="float">
            <text:p>16,89899999999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1604" calcext:value-type="float">
            <text:p>1604</text:p>
          </table:table-cell>
          <table:table-cell office:value-type="float" office:value="20.775" calcext:value-type="float">
            <text:p>20,7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1474" calcext:value-type="float">
            <text:p>1474</text:p>
          </table:table-cell>
          <table:table-cell office:value-type="float" office:value="13.2369999999999" calcext:value-type="float">
            <text:p>13,236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1566" calcext:value-type="float">
            <text:p>1566</text:p>
          </table:table-cell>
          <table:table-cell office:value-type="float" office:value="12.4089999999999" calcext:value-type="float">
            <text:p>12,408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30" calcext:value-type="float">
            <text:p>2430</text:p>
          </table:table-cell>
          <table:table-cell office:value-type="float" office:value="5322" calcext:value-type="float">
            <text:p>5322</text:p>
          </table:table-cell>
          <table:table-cell office:value-type="float" office:value="44.3120000000009" calcext:value-type="float">
            <text:p>44,3120000000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364" calcext:value-type="float">
            <text:p>364</text:p>
          </table:table-cell>
          <table:table-cell office:value-type="float" office:value="4.45499999999999" calcext:value-type="float">
            <text:p>4,4549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.069" calcext:value-type="float">
            <text:p>3,0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float" office:value="913" calcext:value-type="float">
            <text:p>913</text:p>
          </table:table-cell>
          <table:table-cell office:value-type="float" office:value="8.30499999999997" calcext:value-type="float">
            <text:p>8,304999999999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97" calcext:value-type="float">
            <text:p>1297</text:p>
          </table:table-cell>
          <table:table-cell office:value-type="float" office:value="3013" calcext:value-type="float">
            <text:p>3013</text:p>
          </table:table-cell>
          <table:table-cell office:value-type="float" office:value="23.9990000000002" calcext:value-type="float">
            <text:p>23,9990000000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70" calcext:value-type="float">
            <text:p>2070</text:p>
          </table:table-cell>
          <table:table-cell office:value-type="float" office:value="4805" calcext:value-type="float">
            <text:p>4805</text:p>
          </table:table-cell>
          <table:table-cell office:value-type="float" office:value="39.0820000000008" calcext:value-type="float">
            <text:p>39,08200000000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634" calcext:value-type="float">
            <text:p>634</text:p>
          </table:table-cell>
          <table:table-cell office:value-type="float" office:value="5.09299999999998" calcext:value-type="float">
            <text:p>5,092999999999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3" calcext:value-type="float">
            <text:p>533</text:p>
          </table:table-cell>
          <table:table-cell office:value-type="float" office:value="1255" calcext:value-type="float">
            <text:p>1255</text:p>
          </table:table-cell>
          <table:table-cell office:value-type="float" office:value="15.3659999999999" calcext:value-type="float">
            <text:p>15,365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 office:value-type="float" office:value="6898" calcext:value-type="float">
            <text:p>6898</text:p>
          </table:table-cell>
          <table:table-cell office:value-type="float" office:value="60.3390000000009" calcext:value-type="float">
            <text:p>60,33900000000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446" calcext:value-type="float">
            <text:p>446</text:p>
          </table:table-cell>
          <table:table-cell office:value-type="float" office:value="3.34799999999998" calcext:value-type="float">
            <text:p>3,347999999999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770" calcext:value-type="float">
            <text:p>4770</text:p>
          </table:table-cell>
          <table:table-cell office:value-type="float" office:value="10304" calcext:value-type="float">
            <text:p>10304</text:p>
          </table:table-cell>
          <table:table-cell office:value-type="float" office:value="84.9020000000029" calcext:value-type="float">
            <text:p>84,9020000000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9" calcext:value-type="float">
            <text:p>989</text:p>
          </table:table-cell>
          <table:table-cell office:value-type="float" office:value="2248" calcext:value-type="float">
            <text:p>2248</text:p>
          </table:table-cell>
          <table:table-cell office:value-type="float" office:value="28.476" calcext:value-type="float">
            <text:p>28,4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86" calcext:value-type="float">
            <text:p>1286</text:p>
          </table:table-cell>
          <table:table-cell office:value-type="float" office:value="3026" calcext:value-type="float">
            <text:p>3026</text:p>
          </table:table-cell>
          <table:table-cell office:value-type="float" office:value="39.4590000000004" calcext:value-type="float">
            <text:p>39,4590000000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26" calcext:value-type="float">
            <text:p>926</text:p>
          </table:table-cell>
          <table:table-cell office:value-type="float" office:value="2191" calcext:value-type="float">
            <text:p>2191</text:p>
          </table:table-cell>
          <table:table-cell office:value-type="float" office:value="20.064" calcext:value-type="float">
            <text:p>20,0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5" calcext:value-type="float">
            <text:p>985</text:p>
          </table:table-cell>
          <table:table-cell office:value-type="float" office:value="2323" calcext:value-type="float">
            <text:p>2323</text:p>
          </table:table-cell>
          <table:table-cell office:value-type="float" office:value="18.2849999999999" calcext:value-type="float">
            <text:p>18,28499999999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6" calcext:value-type="float">
            <text:p>1556</text:p>
          </table:table-cell>
          <table:table-cell office:value-type="float" office:value="3672" calcext:value-type="float">
            <text:p>3672</text:p>
          </table:table-cell>
          <table:table-cell office:value-type="float" office:value="30.6070000000004" calcext:value-type="float">
            <text:p>30,6070000000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986" calcext:value-type="float">
            <text:p>986</text:p>
          </table:table-cell>
          <table:table-cell office:value-type="float" office:value="9.17999999999995" calcext:value-type="float">
            <text:p>9,179999999999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1633" calcext:value-type="float">
            <text:p>1633</text:p>
          </table:table-cell>
          <table:table-cell office:value-type="float" office:value="20.8509999999999" calcext:value-type="float">
            <text:p>20,85099999999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0" calcext:value-type="float">
            <text:p>3260</text:p>
          </table:table-cell>
          <table:table-cell office:value-type="float" office:value="7364" calcext:value-type="float">
            <text:p>7364</text:p>
          </table:table-cell>
          <table:table-cell office:value-type="float" office:value="65.5170000000008" calcext:value-type="float">
            <text:p>65,5170000000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float" office:value="3.75599999999998" calcext:value-type="float">
            <text:p>3,755999999999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float" office:value="692" calcext:value-type="float">
            <text:p>692</text:p>
          </table:table-cell>
          <table:table-cell office:value-type="float" office:value="7.98999999999998" calcext:value-type="float">
            <text:p>7,989999999999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14" calcext:value-type="float">
            <text:p>614</text:p>
          </table:table-cell>
          <table:table-cell office:value-type="float" office:value="8.23499999999998" calcext:value-type="float">
            <text:p>8,234999999999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48" calcext:value-type="float">
            <text:p>948</text:p>
          </table:table-cell>
          <table:table-cell office:value-type="float" office:value="2229" calcext:value-type="float">
            <text:p>2229</text:p>
          </table:table-cell>
          <table:table-cell office:value-type="float" office:value="20.594" calcext:value-type="float">
            <text:p>20,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8" calcext:value-type="float">
            <text:p>958</text:p>
          </table:table-cell>
          <table:table-cell office:value-type="float" office:value="2202" calcext:value-type="float">
            <text:p>2202</text:p>
          </table:table-cell>
          <table:table-cell office:value-type="float" office:value="18.702" calcext:value-type="float">
            <text:p>18,7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91" calcext:value-type="float">
            <text:p>1591</text:p>
          </table:table-cell>
          <table:table-cell office:value-type="float" office:value="3701" calcext:value-type="float">
            <text:p>3701</text:p>
          </table:table-cell>
          <table:table-cell office:value-type="float" office:value="31.0000000000005" calcext:value-type="float">
            <text:p>31,0000000000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38" calcext:value-type="float">
            <text:p>3738</text:p>
          </table:table-cell>
          <table:table-cell office:value-type="float" office:value="8639" calcext:value-type="float">
            <text:p>8639</text:p>
          </table:table-cell>
          <table:table-cell office:value-type="float" office:value="74.5210000000017" calcext:value-type="float">
            <text:p>74,5210000000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76" calcext:value-type="float">
            <text:p>1576</text:p>
          </table:table-cell>
          <table:table-cell office:value-type="float" office:value="3718" calcext:value-type="float">
            <text:p>3718</text:p>
          </table:table-cell>
          <table:table-cell office:value-type="float" office:value="48.0480000000005" calcext:value-type="float">
            <text:p>48,0480000000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3250" calcext:value-type="float">
            <text:p>3250</text:p>
          </table:table-cell>
          <table:table-cell office:value-type="float" office:value="29.5250000000003" calcext:value-type="float">
            <text:p>29,52500000000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97" calcext:value-type="float">
            <text:p>1997</text:p>
          </table:table-cell>
          <table:table-cell office:value-type="float" office:value="4615" calcext:value-type="float">
            <text:p>4615</text:p>
          </table:table-cell>
          <table:table-cell office:value-type="float" office:value="37.2380000000007" calcext:value-type="float">
            <text:p>37,2380000000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float" office:value="566" calcext:value-type="float">
            <text:p>566</text:p>
          </table:table-cell>
          <table:table-cell office:value-type="float" office:value="7.17399999999998" calcext:value-type="float">
            <text:p>7,173999999999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26" calcext:value-type="float">
            <text:p>1526</text:p>
          </table:table-cell>
          <table:table-cell office:value-type="float" office:value="3548" calcext:value-type="float">
            <text:p>3548</text:p>
          </table:table-cell>
          <table:table-cell office:value-type="float" office:value="45.5090000000006" calcext:value-type="float">
            <text:p>45,50900000000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67" calcext:value-type="float">
            <text:p>1167</text:p>
          </table:table-cell>
          <table:table-cell office:value-type="float" office:value="2816" calcext:value-type="float">
            <text:p>2816</text:p>
          </table:table-cell>
          <table:table-cell office:value-type="float" office:value="25.3900000000001" calcext:value-type="float">
            <text:p>25,3900000000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float" office:value="420" calcext:value-type="float">
            <text:p>420</text:p>
          </table:table-cell>
          <table:table-cell office:value-type="float" office:value="3.89399999999998" calcext:value-type="float">
            <text:p>3,893999999999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42" calcext:value-type="float">
            <text:p>942</text:p>
          </table:table-cell>
          <table:table-cell office:value-type="float" office:value="2222" calcext:value-type="float">
            <text:p>2222</text:p>
          </table:table-cell>
          <table:table-cell office:value-type="float" office:value="18.5719999999999" calcext:value-type="float">
            <text:p>18,571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829" calcext:value-type="float">
            <text:p>829</text:p>
          </table:table-cell>
          <table:table-cell office:value-type="float" office:value="6.40299999999998" calcext:value-type="float">
            <text:p>6,402999999999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461" calcext:value-type="float">
            <text:p>461</text:p>
          </table:table-cell>
          <table:table-cell office:value-type="float" office:value="5.82299999999999" calcext:value-type="float">
            <text:p>5,822999999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64" calcext:value-type="float">
            <text:p>2764</text:p>
          </table:table-cell>
          <table:table-cell office:value-type="float" office:value="6219" calcext:value-type="float">
            <text:p>6219</text:p>
          </table:table-cell>
          <table:table-cell office:value-type="float" office:value="55.2020000000011" calcext:value-type="float">
            <text:p>55,20200000000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84" calcext:value-type="float">
            <text:p>1084</text:p>
          </table:table-cell>
          <table:table-cell office:value-type="float" office:value="2546" calcext:value-type="float">
            <text:p>2546</text:p>
          </table:table-cell>
          <table:table-cell office:value-type="float" office:value="20.458" calcext:value-type="float">
            <text:p>20,4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83" calcext:value-type="float">
            <text:p>1883</text:p>
          </table:table-cell>
          <table:table-cell office:value-type="float" office:value="4078" calcext:value-type="float">
            <text:p>4078</text:p>
          </table:table-cell>
          <table:table-cell office:value-type="float" office:value="33.0800000000008" calcext:value-type="float">
            <text:p>33,08000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59" calcext:value-type="float">
            <text:p>359</text:p>
          </table:table-cell>
          <table:table-cell office:value-type="float" office:value="4.31499999999999" calcext:value-type="float">
            <text:p>4,31499999999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94" calcext:value-type="float">
            <text:p>1894</text:p>
          </table:table-cell>
          <table:table-cell office:value-type="float" office:value="4418" calcext:value-type="float">
            <text:p>4418</text:p>
          </table:table-cell>
          <table:table-cell office:value-type="float" office:value="58.0780000000009" calcext:value-type="float">
            <text:p>58,07800000000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1343" calcext:value-type="float">
            <text:p>1343</text:p>
          </table:table-cell>
          <table:table-cell office:value-type="float" office:value="12.7709999999999" calcext:value-type="float">
            <text:p>12,7709999999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82" calcext:value-type="float">
            <text:p>1282</text:p>
          </table:table-cell>
          <table:table-cell office:value-type="float" office:value="2967" calcext:value-type="float">
            <text:p>2967</text:p>
          </table:table-cell>
          <table:table-cell office:value-type="float" office:value="26.1360000000002" calcext:value-type="float">
            <text:p>26,1360000000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85" calcext:value-type="float">
            <text:p>2885</text:p>
          </table:table-cell>
          <table:table-cell office:value-type="float" office:value="6668" calcext:value-type="float">
            <text:p>6668</text:p>
          </table:table-cell>
          <table:table-cell office:value-type="float" office:value="55.037000000001" calcext:value-type="float">
            <text:p>55,0370000000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80" calcext:value-type="float">
            <text:p>5380</text:p>
          </table:table-cell>
          <table:table-cell office:value-type="float" office:value="12483" calcext:value-type="float">
            <text:p>12483</text:p>
          </table:table-cell>
          <table:table-cell office:value-type="float" office:value="105.539000000006" calcext:value-type="float">
            <text:p>105,5390000000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3.26899999999999" calcext:value-type="float">
            <text:p>3,26899999999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6" calcext:value-type="float">
            <text:p>526</text:p>
          </table:table-cell>
          <table:table-cell office:value-type="float" office:value="1245" calcext:value-type="float">
            <text:p>1245</text:p>
          </table:table-cell>
          <table:table-cell office:value-type="float" office:value="11.2469999999999" calcext:value-type="float">
            <text:p>11,2469999999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70" calcext:value-type="float">
            <text:p>3170</text:p>
          </table:table-cell>
          <table:table-cell office:value-type="float" office:value="7407" calcext:value-type="float">
            <text:p>7407</text:p>
          </table:table-cell>
          <table:table-cell office:value-type="float" office:value="65.6390000000011" calcext:value-type="float">
            <text:p>65,63900000000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23" calcext:value-type="float">
            <text:p>923</text:p>
          </table:table-cell>
          <table:table-cell office:value-type="float" office:value="2025" calcext:value-type="float">
            <text:p>2025</text:p>
          </table:table-cell>
          <table:table-cell office:value-type="float" office:value="16.2269999999998" calcext:value-type="float">
            <text:p>16,2269999999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25" calcext:value-type="float">
            <text:p>1425</text:p>
          </table:table-cell>
          <table:table-cell office:value-type="float" office:value="3115" calcext:value-type="float">
            <text:p>3115</text:p>
          </table:table-cell>
          <table:table-cell office:value-type="float" office:value="40.8370000000003" calcext:value-type="float">
            <text:p>40,8370000000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8" calcext:value-type="float">
            <text:p>748</text:p>
          </table:table-cell>
          <table:table-cell office:value-type="float" office:value="1733" calcext:value-type="float">
            <text:p>1733</text:p>
          </table:table-cell>
          <table:table-cell office:value-type="float" office:value="21.543" calcext:value-type="float">
            <text:p>21,5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50" calcext:value-type="float">
            <text:p>850</text:p>
          </table:table-cell>
          <table:table-cell office:value-type="float" office:value="2028" calcext:value-type="float">
            <text:p>2028</text:p>
          </table:table-cell>
          <table:table-cell office:value-type="float" office:value="18.8439999999999" calcext:value-type="float">
            <text:p>18,8439999999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1" calcext:value-type="float">
            <text:p>601</text:p>
          </table:table-cell>
          <table:table-cell office:value-type="float" office:value="1424" calcext:value-type="float">
            <text:p>1424</text:p>
          </table:table-cell>
          <table:table-cell office:value-type="float" office:value="12.4179999999999" calcext:value-type="float">
            <text:p>12,4179999999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1270" calcext:value-type="float">
            <text:p>1270</text:p>
          </table:table-cell>
          <table:table-cell office:value-type="float" office:value="10.6119999999999" calcext:value-type="float">
            <text:p>10,6119999999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98" calcext:value-type="float">
            <text:p>4498</text:p>
          </table:table-cell>
          <table:table-cell office:value-type="float" office:value="10433" calcext:value-type="float">
            <text:p>10433</text:p>
          </table:table-cell>
          <table:table-cell office:value-type="float" office:value="88.647000000003" calcext:value-type="float">
            <text:p>88,647000000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76" calcext:value-type="float">
            <text:p>2876</text:p>
          </table:table-cell>
          <table:table-cell office:value-type="float" office:value="6556" calcext:value-type="float">
            <text:p>6556</text:p>
          </table:table-cell>
          <table:table-cell office:value-type="float" office:value="85.3580000000015" calcext:value-type="float">
            <text:p>85,35800000000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402" calcext:value-type="float">
            <text:p>402</text:p>
          </table:table-cell>
          <table:table-cell office:value-type="float" office:value="3.46499999999999" calcext:value-type="float">
            <text:p>3,464999999999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96" calcext:value-type="float">
            <text:p>3496</text:p>
          </table:table-cell>
          <table:table-cell office:value-type="float" office:value="8057" calcext:value-type="float">
            <text:p>8057</text:p>
          </table:table-cell>
          <table:table-cell office:value-type="float" office:value="70.8410000000014" calcext:value-type="float">
            <text:p>70,84100000000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80" calcext:value-type="float">
            <text:p>2480</text:p>
          </table:table-cell>
          <table:table-cell office:value-type="float" office:value="5432" calcext:value-type="float">
            <text:p>5432</text:p>
          </table:table-cell>
          <table:table-cell office:value-type="float" office:value="44.2950000000007" calcext:value-type="float">
            <text:p>44,2950000000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2" calcext:value-type="float">
            <text:p>822</text:p>
          </table:table-cell>
          <table:table-cell office:value-type="float" office:value="1792" calcext:value-type="float">
            <text:p>1792</text:p>
          </table:table-cell>
          <table:table-cell office:value-type="float" office:value="22.769" calcext:value-type="float">
            <text:p>22,7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71" calcext:value-type="float">
            <text:p>671</text:p>
          </table:table-cell>
          <table:table-cell office:value-type="float" office:value="1634" calcext:value-type="float">
            <text:p>1634</text:p>
          </table:table-cell>
          <table:table-cell office:value-type="float" office:value="21.194" calcext:value-type="float">
            <text:p>21,1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49" calcext:value-type="float">
            <text:p>749</text:p>
          </table:table-cell>
          <table:table-cell office:value-type="float" office:value="1748" calcext:value-type="float">
            <text:p>1748</text:p>
          </table:table-cell>
          <table:table-cell office:value-type="float" office:value="16.5989999999999" calcext:value-type="float">
            <text:p>16,598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70" calcext:value-type="float">
            <text:p>3470</text:p>
          </table:table-cell>
          <table:table-cell office:value-type="float" office:value="7856" calcext:value-type="float">
            <text:p>7856</text:p>
          </table:table-cell>
          <table:table-cell office:value-type="float" office:value="71.9700000000016" calcext:value-type="float">
            <text:p>71,97000000000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1191" calcext:value-type="float">
            <text:p>1191</text:p>
          </table:table-cell>
          <table:table-cell office:value-type="float" office:value="10.4599999999999" calcext:value-type="float">
            <text:p>10,45999999999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05" calcext:value-type="float">
            <text:p>9605</text:p>
          </table:table-cell>
          <table:table-cell office:value-type="float" office:value="22292" calcext:value-type="float">
            <text:p>22292</text:p>
          </table:table-cell>
          <table:table-cell office:value-type="float" office:value="189.962999999992" calcext:value-type="float">
            <text:p>189,962999999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office:value-type="float" office:value="660" calcext:value-type="float">
            <text:p>660</text:p>
          </table:table-cell>
          <table:table-cell office:value-type="float" office:value="9.59999999999996" calcext:value-type="float">
            <text:p>9,599999999999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64" calcext:value-type="float">
            <text:p>2864</text:p>
          </table:table-cell>
          <table:table-cell office:value-type="float" office:value="6511" calcext:value-type="float">
            <text:p>6511</text:p>
          </table:table-cell>
          <table:table-cell office:value-type="float" office:value="58.1150000000014" calcext:value-type="float">
            <text:p>58,11500000000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591" calcext:value-type="float">
            <text:p>8591</text:p>
          </table:table-cell>
          <table:table-cell office:value-type="float" office:value="19627" calcext:value-type="float">
            <text:p>19627</text:p>
          </table:table-cell>
          <table:table-cell office:value-type="float" office:value="162.058999999996" calcext:value-type="float">
            <text:p>162,0589999999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float" office:value="3767" calcext:value-type="float">
            <text:p>3767</text:p>
          </table:table-cell>
          <table:table-cell office:value-type="float" office:value="30.1740000000008" calcext:value-type="float">
            <text:p>30,1740000000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497" calcext:value-type="float">
            <text:p>497</text:p>
          </table:table-cell>
          <table:table-cell office:value-type="float" office:value="5.89999999999998" calcext:value-type="float">
            <text:p>5,899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692" calcext:value-type="float">
            <text:p>692</text:p>
          </table:table-cell>
          <table:table-cell office:value-type="float" office:value="7.72399999999998" calcext:value-type="float">
            <text:p>7,723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414" calcext:value-type="float">
            <text:p>414</text:p>
          </table:table-cell>
          <table:table-cell office:value-type="float" office:value="3.57699999999998" calcext:value-type="float">
            <text:p>3,576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630" calcext:value-type="float">
            <text:p>630</text:p>
          </table:table-cell>
          <table:table-cell office:value-type="float" office:value="5.16499999999997" calcext:value-type="float">
            <text:p>5,164999999999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792" calcext:value-type="float">
            <text:p>792</text:p>
          </table:table-cell>
          <table:table-cell office:value-type="float" office:value="6.86799999999998" calcext:value-type="float">
            <text:p>6,86799999999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49" calcext:value-type="float">
            <text:p>2249</text:p>
          </table:table-cell>
          <table:table-cell office:value-type="float" office:value="5172" calcext:value-type="float">
            <text:p>5172</text:p>
          </table:table-cell>
          <table:table-cell office:value-type="float" office:value="45.0910000000005" calcext:value-type="float">
            <text:p>45,09100000000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5" calcext:value-type="float">
            <text:p>1335</text:p>
          </table:table-cell>
          <table:table-cell office:value-type="float" office:value="3054" calcext:value-type="float">
            <text:p>3054</text:p>
          </table:table-cell>
          <table:table-cell office:value-type="float" office:value="42.2230000000004" calcext:value-type="float">
            <text:p>42,22300000000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50" calcext:value-type="float">
            <text:p>1350</text:p>
          </table:table-cell>
          <table:table-cell office:value-type="float" office:value="3031" calcext:value-type="float">
            <text:p>3031</text:p>
          </table:table-cell>
          <table:table-cell office:value-type="float" office:value="24.5590000000002" calcext:value-type="float">
            <text:p>24,55900000000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1388" calcext:value-type="float">
            <text:p>1388</text:p>
          </table:table-cell>
          <table:table-cell office:value-type="float" office:value="10.9489999999999" calcext:value-type="float">
            <text:p>10,94899999999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32" calcext:value-type="float">
            <text:p>1532</text:p>
          </table:table-cell>
          <table:table-cell office:value-type="float" office:value="3366" calcext:value-type="float">
            <text:p>3366</text:p>
          </table:table-cell>
          <table:table-cell office:value-type="float" office:value="26.9330000000004" calcext:value-type="float">
            <text:p>26,933000000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1" calcext:value-type="float">
            <text:p>721</text:p>
          </table:table-cell>
          <table:table-cell office:value-type="float" office:value="1595" calcext:value-type="float">
            <text:p>1595</text:p>
          </table:table-cell>
          <table:table-cell office:value-type="float" office:value="20.1079999999999" calcext:value-type="float">
            <text:p>20,107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2" calcext:value-type="float">
            <text:p>602</text:p>
          </table:table-cell>
          <table:table-cell office:value-type="float" office:value="1392" calcext:value-type="float">
            <text:p>1392</text:p>
          </table:table-cell>
          <table:table-cell office:value-type="float" office:value="18.8709999999999" calcext:value-type="float">
            <text:p>18,870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8" calcext:value-type="float">
            <text:p>648</text:p>
          </table:table-cell>
          <table:table-cell office:value-type="float" office:value="1502" calcext:value-type="float">
            <text:p>1502</text:p>
          </table:table-cell>
          <table:table-cell office:value-type="float" office:value="13.6939999999999" calcext:value-type="float">
            <text:p>13,693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9" calcext:value-type="float">
            <text:p>3009</text:p>
          </table:table-cell>
          <table:table-cell office:value-type="float" office:value="6857" calcext:value-type="float">
            <text:p>6857</text:p>
          </table:table-cell>
          <table:table-cell office:value-type="float" office:value="61.5770000000011" calcext:value-type="float">
            <text:p>61,57700000000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1274" calcext:value-type="float">
            <text:p>1274</text:p>
          </table:table-cell>
          <table:table-cell office:value-type="float" office:value="10.7069999999999" calcext:value-type="float">
            <text:p>10,70699999999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1" calcext:value-type="float">
            <text:p>991</text:p>
          </table:table-cell>
          <table:table-cell office:value-type="float" office:value="2377" calcext:value-type="float">
            <text:p>2377</text:p>
          </table:table-cell>
          <table:table-cell office:value-type="float" office:value="21.239" calcext:value-type="float">
            <text:p>21,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678" calcext:value-type="float">
            <text:p>678</text:p>
          </table:table-cell>
          <table:table-cell office:value-type="float" office:value="8.63599999999997" calcext:value-type="float">
            <text:p>8,635999999999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211" calcext:value-type="float">
            <text:p>4211</text:p>
          </table:table-cell>
          <table:table-cell office:value-type="float" office:value="9417" calcext:value-type="float">
            <text:p>9417</text:p>
          </table:table-cell>
          <table:table-cell office:value-type="float" office:value="74.8390000000011" calcext:value-type="float">
            <text:p>74,83900000000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51" calcext:value-type="float">
            <text:p>1851</text:p>
          </table:table-cell>
          <table:table-cell office:value-type="float" office:value="4297" calcext:value-type="float">
            <text:p>4297</text:p>
          </table:table-cell>
          <table:table-cell office:value-type="float" office:value="36.9640000000006" calcext:value-type="float">
            <text:p>36,9640000000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24" calcext:value-type="float">
            <text:p>3324</text:p>
          </table:table-cell>
          <table:table-cell office:value-type="float" office:value="7273" calcext:value-type="float">
            <text:p>7273</text:p>
          </table:table-cell>
          <table:table-cell office:value-type="float" office:value="58.8240000000003" calcext:value-type="float">
            <text:p>58,8240000000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3" calcext:value-type="float">
            <text:p>2573</text:p>
          </table:table-cell>
          <table:table-cell office:value-type="float" office:value="5759" calcext:value-type="float">
            <text:p>5759</text:p>
          </table:table-cell>
          <table:table-cell office:value-type="float" office:value="72.0960000000016" calcext:value-type="float">
            <text:p>72,09600000000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881" calcext:value-type="float">
            <text:p>881</text:p>
          </table:table-cell>
          <table:table-cell office:value-type="float" office:value="11.8579999999999" calcext:value-type="float">
            <text:p>11,857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79" calcext:value-type="float">
            <text:p>779</text:p>
          </table:table-cell>
          <table:table-cell office:value-type="float" office:value="1821" calcext:value-type="float">
            <text:p>1821</text:p>
          </table:table-cell>
          <table:table-cell office:value-type="float" office:value="16.1879999999999" calcext:value-type="float">
            <text:p>16,187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502" calcext:value-type="float">
            <text:p>502</text:p>
          </table:table-cell>
          <table:table-cell office:value-type="float" office:value="3.96799999999998" calcext:value-type="float">
            <text:p>3,967999999999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02" calcext:value-type="float">
            <text:p>2102</text:p>
          </table:table-cell>
          <table:table-cell office:value-type="float" office:value="4919" calcext:value-type="float">
            <text:p>4919</text:p>
          </table:table-cell>
          <table:table-cell office:value-type="float" office:value="41.9130000000008" calcext:value-type="float">
            <text:p>41,91300000000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.445" calcext:value-type="float">
            <text:p>1,4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545" calcext:value-type="float">
            <text:p>545</text:p>
          </table:table-cell>
          <table:table-cell office:value-type="float" office:value="7.41499999999999" calcext:value-type="float">
            <text:p>7,414999999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50" calcext:value-type="float">
            <text:p>1750</text:p>
          </table:table-cell>
          <table:table-cell office:value-type="float" office:value="3965" calcext:value-type="float">
            <text:p>3965</text:p>
          </table:table-cell>
          <table:table-cell office:value-type="float" office:value="33.0500000000008" calcext:value-type="float">
            <text:p>33,05000000000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float" office:value="3577" calcext:value-type="float">
            <text:p>3577</text:p>
          </table:table-cell>
          <table:table-cell office:value-type="float" office:value="30.0860000000006" calcext:value-type="float">
            <text:p>30,08600000000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office:value-type="float" office:value="1434" calcext:value-type="float">
            <text:p>1434</text:p>
          </table:table-cell>
          <table:table-cell office:value-type="float" office:value="11.4479999999999" calcext:value-type="float">
            <text:p>11,447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1073" calcext:value-type="float">
            <text:p>1073</text:p>
          </table:table-cell>
          <table:table-cell office:value-type="float" office:value="13.0549999999999" calcext:value-type="float">
            <text:p>13,05499999999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382" calcext:value-type="float">
            <text:p>382</text:p>
          </table:table-cell>
          <table:table-cell office:value-type="float" office:value="4.90499999999999" calcext:value-type="float">
            <text:p>4,904999999999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89" calcext:value-type="float">
            <text:p>1889</text:p>
          </table:table-cell>
          <table:table-cell office:value-type="float" office:value="4341" calcext:value-type="float">
            <text:p>4341</text:p>
          </table:table-cell>
          <table:table-cell office:value-type="float" office:value="41.0770000000006" calcext:value-type="float">
            <text:p>41,07700000000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34" calcext:value-type="float">
            <text:p>834</text:p>
          </table:table-cell>
          <table:table-cell office:value-type="float" office:value="1934" calcext:value-type="float">
            <text:p>1934</text:p>
          </table:table-cell>
          <table:table-cell office:value-type="float" office:value="15.3809999999999" calcext:value-type="float">
            <text:p>15,38099999999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75" calcext:value-type="float">
            <text:p>1675</text:p>
          </table:table-cell>
          <table:table-cell office:value-type="float" office:value="3862" calcext:value-type="float">
            <text:p>3862</text:p>
          </table:table-cell>
          <table:table-cell office:value-type="float" office:value="31.7900000000006" calcext:value-type="float">
            <text:p>31,79000000000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28" calcext:value-type="float">
            <text:p>1028</text:p>
          </table:table-cell>
          <table:table-cell office:value-type="float" office:value="2396" calcext:value-type="float">
            <text:p>2396</text:p>
          </table:table-cell>
          <table:table-cell office:value-type="float" office:value="21.112" calcext:value-type="float">
            <text:p>21,1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office:value-type="float" office:value="539" calcext:value-type="float">
            <text:p>539</text:p>
          </table:table-cell>
          <table:table-cell office:value-type="float" office:value="7.29899999999998" calcext:value-type="float">
            <text:p>7,298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8" calcext:value-type="float">
            <text:p>328</text:p>
          </table:table-cell>
          <table:table-cell office:value-type="float" office:value="792" calcext:value-type="float">
            <text:p>792</text:p>
          </table:table-cell>
          <table:table-cell office:value-type="float" office:value="6.06099999999998" calcext:value-type="float">
            <text:p>6,060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office:value-type="float" office:value="910" calcext:value-type="float">
            <text:p>910</text:p>
          </table:table-cell>
          <table:table-cell office:value-type="float" office:value="7.05099999999998" calcext:value-type="float">
            <text:p>7,050999999999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23" calcext:value-type="float">
            <text:p>4223</text:p>
          </table:table-cell>
          <table:table-cell office:value-type="float" office:value="9494" calcext:value-type="float">
            <text:p>9494</text:p>
          </table:table-cell>
          <table:table-cell office:value-type="float" office:value="76.5550000000012" calcext:value-type="float">
            <text:p>76,5550000000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575" calcext:value-type="float">
            <text:p>575</text:p>
          </table:table-cell>
          <table:table-cell office:value-type="float" office:value="7.47199999999999" calcext:value-type="float">
            <text:p>7,4719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90" calcext:value-type="float">
            <text:p>1390</text:p>
          </table:table-cell>
          <table:table-cell office:value-type="float" office:value="3276" calcext:value-type="float">
            <text:p>3276</text:p>
          </table:table-cell>
          <table:table-cell office:value-type="float" office:value="44.1440000000004" calcext:value-type="float">
            <text:p>44,14400000000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  <table:table-cell office:value-type="float" office:value="1068" calcext:value-type="float">
            <text:p>1068</text:p>
          </table:table-cell>
          <table:table-cell office:value-type="float" office:value="9.72199999999996" calcext:value-type="float">
            <text:p>9,721999999999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9" calcext:value-type="float">
            <text:p>499</text:p>
          </table:table-cell>
          <table:table-cell office:value-type="float" office:value="1198" calcext:value-type="float">
            <text:p>1198</text:p>
          </table:table-cell>
          <table:table-cell office:value-type="float" office:value="11.2509999999999" calcext:value-type="float">
            <text:p>11,250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33" calcext:value-type="float">
            <text:p>833</text:p>
          </table:table-cell>
          <table:table-cell office:value-type="float" office:value="1919" calcext:value-type="float">
            <text:p>1919</text:p>
          </table:table-cell>
          <table:table-cell office:value-type="float" office:value="15.4469999999999" calcext:value-type="float">
            <text:p>15,446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59" calcext:value-type="float">
            <text:p>2659</text:p>
          </table:table-cell>
          <table:table-cell office:value-type="float" office:value="6236" calcext:value-type="float">
            <text:p>6236</text:p>
          </table:table-cell>
          <table:table-cell office:value-type="float" office:value="53.5920000000009" calcext:value-type="float">
            <text:p>53,59200000000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office:value-type="float" office:value="852" calcext:value-type="float">
            <text:p>852</text:p>
          </table:table-cell>
          <table:table-cell office:value-type="float" office:value="11.3849999999999" calcext:value-type="float">
            <text:p>11,3849999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13" calcext:value-type="float">
            <text:p>1313</text:p>
          </table:table-cell>
          <table:table-cell office:value-type="float" office:value="2878" calcext:value-type="float">
            <text:p>2878</text:p>
          </table:table-cell>
          <table:table-cell office:value-type="float" office:value="23.5210000000003" calcext:value-type="float">
            <text:p>23,52100000000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2" calcext:value-type="float">
            <text:p>412</text:p>
          </table:table-cell>
          <table:table-cell office:value-type="float" office:value="1015" calcext:value-type="float">
            <text:p>1015</text:p>
          </table:table-cell>
          <table:table-cell office:value-type="float" office:value="8.03599999999996" calcext:value-type="float">
            <text:p>8,035999999999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27" calcext:value-type="float">
            <text:p>2527</text:p>
          </table:table-cell>
          <table:table-cell office:value-type="float" office:value="5544" calcext:value-type="float">
            <text:p>5544</text:p>
          </table:table-cell>
          <table:table-cell office:value-type="float" office:value="44.6730000000008" calcext:value-type="float">
            <text:p>44,67300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5" calcext:value-type="float">
            <text:p>1675</text:p>
          </table:table-cell>
          <table:table-cell office:value-type="float" office:value="3701" calcext:value-type="float">
            <text:p>3701</text:p>
          </table:table-cell>
          <table:table-cell office:value-type="float" office:value="46.8140000000004" calcext:value-type="float">
            <text:p>46,8140000000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15" calcext:value-type="float">
            <text:p>3615</text:p>
          </table:table-cell>
          <table:table-cell office:value-type="float" office:value="8376" calcext:value-type="float">
            <text:p>8376</text:p>
          </table:table-cell>
          <table:table-cell office:value-type="float" office:value="111.253000000003" calcext:value-type="float">
            <text:p>111,2530000000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02" calcext:value-type="float">
            <text:p>402</text:p>
          </table:table-cell>
          <table:table-cell office:value-type="float" office:value="3.70199999999998" calcext:value-type="float">
            <text:p>3,701999999999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45" calcext:value-type="float">
            <text:p>1145</text:p>
          </table:table-cell>
          <table:table-cell office:value-type="float" office:value="2678" calcext:value-type="float">
            <text:p>2678</text:p>
          </table:table-cell>
          <table:table-cell office:value-type="float" office:value="22.0240000000002" calcext:value-type="float">
            <text:p>22,02400000000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89" calcext:value-type="float">
            <text:p>989</text:p>
          </table:table-cell>
          <table:table-cell office:value-type="float" office:value="2373" calcext:value-type="float">
            <text:p>2373</text:p>
          </table:table-cell>
          <table:table-cell office:value-type="float" office:value="19.97" calcext:value-type="float">
            <text:p>19,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389" calcext:value-type="float">
            <text:p>389</text:p>
          </table:table-cell>
          <table:table-cell office:value-type="float" office:value="3.22999999999999" calcext:value-type="float">
            <text:p>3,22999999999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office:value-type="float" office:value="1563" calcext:value-type="float">
            <text:p>1563</text:p>
          </table:table-cell>
          <table:table-cell office:value-type="float" office:value="21.172" calcext:value-type="float">
            <text:p>21,1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0.816" calcext:value-type="float">
            <text:p>0,8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1024" calcext:value-type="float">
            <text:p>1024</text:p>
          </table:table-cell>
          <table:table-cell office:value-type="float" office:value="8.28599999999997" calcext:value-type="float">
            <text:p>8,28599999999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25" calcext:value-type="float">
            <text:p>1225</text:p>
          </table:table-cell>
          <table:table-cell office:value-type="float" office:value="2654" calcext:value-type="float">
            <text:p>2654</text:p>
          </table:table-cell>
          <table:table-cell office:value-type="float" office:value="20.6940000000001" calcext:value-type="float">
            <text:p>20,694000000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464" calcext:value-type="float">
            <text:p>464</text:p>
          </table:table-cell>
          <table:table-cell office:value-type="float" office:value="5.71299999999999" calcext:value-type="float">
            <text:p>5,712999999999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05" calcext:value-type="float">
            <text:p>2705</text:p>
          </table:table-cell>
          <table:table-cell office:value-type="float" office:value="6280" calcext:value-type="float">
            <text:p>6280</text:p>
          </table:table-cell>
          <table:table-cell office:value-type="float" office:value="80.9430000000021" calcext:value-type="float">
            <text:p>80,94300000000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01" calcext:value-type="float">
            <text:p>1301</text:p>
          </table:table-cell>
          <table:table-cell office:value-type="float" office:value="3033" calcext:value-type="float">
            <text:p>3033</text:p>
          </table:table-cell>
          <table:table-cell office:value-type="float" office:value="28.2250000000002" calcext:value-type="float">
            <text:p>28,22500000000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1.827" calcext:value-type="float">
            <text:p>1,8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2" calcext:value-type="float">
            <text:p>602</text:p>
          </table:table-cell>
          <table:table-cell office:value-type="float" office:value="1429" calcext:value-type="float">
            <text:p>1429</text:p>
          </table:table-cell>
          <table:table-cell office:value-type="float" office:value="11.7339999999999" calcext:value-type="float">
            <text:p>11,73399999999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15" calcext:value-type="float">
            <text:p>3015</text:p>
          </table:table-cell>
          <table:table-cell office:value-type="float" office:value="7025" calcext:value-type="float">
            <text:p>7025</text:p>
          </table:table-cell>
          <table:table-cell office:value-type="float" office:value="60.4720000000008" calcext:value-type="float">
            <text:p>60,47200000000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22" calcext:value-type="float">
            <text:p>1822</text:p>
          </table:table-cell>
          <table:table-cell office:value-type="float" office:value="4096" calcext:value-type="float">
            <text:p>4096</text:p>
          </table:table-cell>
          <table:table-cell office:value-type="float" office:value="55.763000000001" calcext:value-type="float">
            <text:p>55,7630000000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02" calcext:value-type="float">
            <text:p>4502</text:p>
          </table:table-cell>
          <table:table-cell office:value-type="float" office:value="10163" calcext:value-type="float">
            <text:p>10163</text:p>
          </table:table-cell>
          <table:table-cell office:value-type="float" office:value="89.8520000000025" calcext:value-type="float">
            <text:p>89,85200000000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01" calcext:value-type="float">
            <text:p>1101</text:p>
          </table:table-cell>
          <table:table-cell office:value-type="float" office:value="2543" calcext:value-type="float">
            <text:p>2543</text:p>
          </table:table-cell>
          <table:table-cell office:value-type="float" office:value="22.0240000000001" calcext:value-type="float">
            <text:p>22,02400000000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37" calcext:value-type="float">
            <text:p>337</text:p>
          </table:table-cell>
          <table:table-cell office:value-type="float" office:value="2.69199999999999" calcext:value-type="float">
            <text:p>2,6919999999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1" calcext:value-type="float">
            <text:p>461</text:p>
          </table:table-cell>
          <table:table-cell office:value-type="float" office:value="1061" calcext:value-type="float">
            <text:p>1061</text:p>
          </table:table-cell>
          <table:table-cell office:value-type="float" office:value="13.964" calcext:value-type="float">
            <text:p>13,9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66" calcext:value-type="float">
            <text:p>266</text:p>
          </table:table-cell>
          <table:table-cell office:value-type="float" office:value="3.16499999999999" calcext:value-type="float">
            <text:p>3,16499999999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95" calcext:value-type="float">
            <text:p>395</text:p>
          </table:table-cell>
          <table:table-cell office:value-type="float" office:value="946" calcext:value-type="float">
            <text:p>946</text:p>
          </table:table-cell>
          <table:table-cell office:value-type="float" office:value="8.20799999999996" calcext:value-type="float">
            <text:p>8,20799999999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45" calcext:value-type="float">
            <text:p>1145</text:p>
          </table:table-cell>
          <table:table-cell office:value-type="float" office:value="2627" calcext:value-type="float">
            <text:p>2627</text:p>
          </table:table-cell>
          <table:table-cell office:value-type="float" office:value="20.9200000000002" calcext:value-type="float">
            <text:p>20,92000000000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5" calcext:value-type="float">
            <text:p>455</text:p>
          </table:table-cell>
          <table:table-cell office:value-type="float" office:value="1098" calcext:value-type="float">
            <text:p>1098</text:p>
          </table:table-cell>
          <table:table-cell office:value-type="float" office:value="8.80599999999996" calcext:value-type="float">
            <text:p>8,80599999999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62" calcext:value-type="float">
            <text:p>1262</text:p>
          </table:table-cell>
          <table:table-cell office:value-type="float" office:value="2879" calcext:value-type="float">
            <text:p>2879</text:p>
          </table:table-cell>
          <table:table-cell office:value-type="float" office:value="24.5990000000002" calcext:value-type="float">
            <text:p>24,59900000000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83" calcext:value-type="float">
            <text:p>1183</text:p>
          </table:table-cell>
          <table:table-cell office:value-type="float" office:value="2794" calcext:value-type="float">
            <text:p>2794</text:p>
          </table:table-cell>
          <table:table-cell office:value-type="float" office:value="37.9560000000001" calcext:value-type="float">
            <text:p>37,95600000000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42" calcext:value-type="float">
            <text:p>11642</text:p>
          </table:table-cell>
          <table:table-cell office:value-type="float" office:value="26035" calcext:value-type="float">
            <text:p>26035</text:p>
          </table:table-cell>
          <table:table-cell office:value-type="float" office:value="253.073999999978" calcext:value-type="float">
            <text:p>253,0739999999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  <table:table-cell office:value-type="float" office:value="736" calcext:value-type="float">
            <text:p>736</text:p>
          </table:table-cell>
          <table:table-cell office:value-type="float" office:value="5.98199999999997" calcext:value-type="float">
            <text:p>5,981999999999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974" calcext:value-type="float">
            <text:p>4974</text:p>
          </table:table-cell>
          <table:table-cell office:value-type="float" office:value="10795" calcext:value-type="float">
            <text:p>10795</text:p>
          </table:table-cell>
          <table:table-cell office:value-type="float" office:value="87.1220000000031" calcext:value-type="float">
            <text:p>87,12200000000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335" calcext:value-type="float">
            <text:p>335</text:p>
          </table:table-cell>
          <table:table-cell office:value-type="float" office:value="3.96099999999999" calcext:value-type="float">
            <text:p>3,96099999999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36" calcext:value-type="float">
            <text:p>2536</text:p>
          </table:table-cell>
          <table:table-cell office:value-type="float" office:value="5872" calcext:value-type="float">
            <text:p>5872</text:p>
          </table:table-cell>
          <table:table-cell office:value-type="float" office:value="78.9600000000016" calcext:value-type="float">
            <text:p>78,96000000000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65" calcext:value-type="float">
            <text:p>1665</text:p>
          </table:table-cell>
          <table:table-cell office:value-type="float" office:value="3803" calcext:value-type="float">
            <text:p>3803</text:p>
          </table:table-cell>
          <table:table-cell office:value-type="float" office:value="33.1130000000007" calcext:value-type="float">
            <text:p>33,11300000000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33" calcext:value-type="float">
            <text:p>2033</text:p>
          </table:table-cell>
          <table:table-cell office:value-type="float" office:value="4683" calcext:value-type="float">
            <text:p>4683</text:p>
          </table:table-cell>
          <table:table-cell office:value-type="float" office:value="38.5390000000007" calcext:value-type="float">
            <text:p>38,53900000000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774" calcext:value-type="float">
            <text:p>774</text:p>
          </table:table-cell>
          <table:table-cell office:value-type="float" office:value="5.87299999999997" calcext:value-type="float">
            <text:p>5,872999999999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4" calcext:value-type="float">
            <text:p>464</text:p>
          </table:table-cell>
          <table:table-cell office:value-type="float" office:value="1139" calcext:value-type="float">
            <text:p>1139</text:p>
          </table:table-cell>
          <table:table-cell office:value-type="float" office:value="9.62199999999996" calcext:value-type="float">
            <text:p>9,621999999999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92" calcext:value-type="float">
            <text:p>1792</text:p>
          </table:table-cell>
          <table:table-cell office:value-type="float" office:value="4086" calcext:value-type="float">
            <text:p>4086</text:p>
          </table:table-cell>
          <table:table-cell office:value-type="float" office:value="54.3820000000008" calcext:value-type="float">
            <text:p>54,38200000000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34" calcext:value-type="float">
            <text:p>634</text:p>
          </table:table-cell>
          <table:table-cell office:value-type="float" office:value="6.33799999999998" calcext:value-type="float">
            <text:p>6,337999999999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  <table:table-cell office:value-type="float" office:value="475" calcext:value-type="float">
            <text:p>475</text:p>
          </table:table-cell>
          <table:table-cell office:value-type="float" office:value="3.84599999999998" calcext:value-type="float">
            <text:p>3,845999999999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92" calcext:value-type="float">
            <text:p>1192</text:p>
          </table:table-cell>
          <table:table-cell office:value-type="float" office:value="2750" calcext:value-type="float">
            <text:p>2750</text:p>
          </table:table-cell>
          <table:table-cell office:value-type="float" office:value="21.9210000000001" calcext:value-type="float">
            <text:p>21,92100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2.55599999999999" calcext:value-type="float">
            <text:p>2,5559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54" calcext:value-type="float">
            <text:p>1654</text:p>
          </table:table-cell>
          <table:table-cell office:value-type="float" office:value="3852" calcext:value-type="float">
            <text:p>3852</text:p>
          </table:table-cell>
          <table:table-cell office:value-type="float" office:value="50.7960000000006" calcext:value-type="float">
            <text:p>50,79600000000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6" calcext:value-type="float">
            <text:p>396</text:p>
          </table:table-cell>
          <table:table-cell office:value-type="float" office:value="946" calcext:value-type="float">
            <text:p>946</text:p>
          </table:table-cell>
          <table:table-cell office:value-type="float" office:value="8.12199999999997" calcext:value-type="float">
            <text:p>8,12199999999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9" calcext:value-type="float">
            <text:p>1129</text:p>
          </table:table-cell>
          <table:table-cell office:value-type="float" office:value="2638" calcext:value-type="float">
            <text:p>2638</text:p>
          </table:table-cell>
          <table:table-cell office:value-type="float" office:value="21.9080000000002" calcext:value-type="float">
            <text:p>21,90800000000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368" calcext:value-type="float">
            <text:p>368</text:p>
          </table:table-cell>
          <table:table-cell office:value-type="float" office:value="3.05299999999999" calcext:value-type="float">
            <text:p>3,0529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office:value-type="float" office:value="811" calcext:value-type="float">
            <text:p>811</text:p>
          </table:table-cell>
          <table:table-cell office:value-type="float" office:value="6.61099999999998" calcext:value-type="float">
            <text:p>6,610999999999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7" calcext:value-type="float">
            <text:p>1137</text:p>
          </table:table-cell>
          <table:table-cell office:value-type="float" office:value="2611" calcext:value-type="float">
            <text:p>2611</text:p>
          </table:table-cell>
          <table:table-cell office:value-type="float" office:value="35.6630000000001" calcext:value-type="float">
            <text:p>35,66300000000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67" calcext:value-type="float">
            <text:p>1967</text:p>
          </table:table-cell>
          <table:table-cell office:value-type="float" office:value="4463" calcext:value-type="float">
            <text:p>4463</text:p>
          </table:table-cell>
          <table:table-cell office:value-type="float" office:value="42.5690000000005" calcext:value-type="float">
            <text:p>42,56900000000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88" calcext:value-type="float">
            <text:p>888</text:p>
          </table:table-cell>
          <table:table-cell office:value-type="float" office:value="2055" calcext:value-type="float">
            <text:p>2055</text:p>
          </table:table-cell>
          <table:table-cell office:value-type="float" office:value="17.0879999999999" calcext:value-type="float">
            <text:p>17,08799999999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49" calcext:value-type="float">
            <text:p>549</text:p>
          </table:table-cell>
          <table:table-cell office:value-type="float" office:value="1226" calcext:value-type="float">
            <text:p>1226</text:p>
          </table:table-cell>
          <table:table-cell office:value-type="float" office:value="9.80199999999997" calcext:value-type="float">
            <text:p>9,801999999999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7" calcext:value-type="float">
            <text:p>2187</text:p>
          </table:table-cell>
          <table:table-cell office:value-type="float" office:value="4946" calcext:value-type="float">
            <text:p>4946</text:p>
          </table:table-cell>
          <table:table-cell office:value-type="float" office:value="62.4340000000011" calcext:value-type="float">
            <text:p>62,43400000000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28" calcext:value-type="float">
            <text:p>228</text:p>
          </table:table-cell>
          <table:table-cell office:value-type="float" office:value="2.88899999999999" calcext:value-type="float">
            <text:p>2,88899999999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371" calcext:value-type="float">
            <text:p>371</text:p>
          </table:table-cell>
          <table:table-cell table:style-name="ce3" office:value-type="float" office:value="3.33699999999998" calcext:value-type="float">
            <text:p>3,336999999999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504" calcext:value-type="float">
            <text:p>504</text:p>
          </table:table-cell>
          <table:table-cell office:value-type="float" office:value="3.75199999999998" calcext:value-type="float">
            <text:p>3,751999999999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9" calcext:value-type="float">
            <text:p>359</text:p>
          </table:table-cell>
          <table:table-cell office:value-type="float" office:value="872" calcext:value-type="float">
            <text:p>872</text:p>
          </table:table-cell>
          <table:table-cell office:value-type="float" office:value="6.80999999999996" calcext:value-type="float">
            <text:p>6,809999999999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8" calcext:value-type="float">
            <text:p>278</text:p>
          </table:table-cell>
          <table:table-cell office:value-type="float" office:value="700" calcext:value-type="float">
            <text:p>700</text:p>
          </table:table-cell>
          <table:table-cell office:value-type="float" office:value="5.63299999999998" calcext:value-type="float">
            <text:p>5,632999999999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09" calcext:value-type="float">
            <text:p>2109</text:p>
          </table:table-cell>
          <table:table-cell office:value-type="float" office:value="4851" calcext:value-type="float">
            <text:p>4851</text:p>
          </table:table-cell>
          <table:table-cell office:value-type="float" office:value="62.7630000000012" calcext:value-type="float">
            <text:p>62,76300000000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323" calcext:value-type="float">
            <text:p>323</text:p>
          </table:table-cell>
          <table:table-cell office:value-type="float" office:value="3.02499999999999" calcext:value-type="float">
            <text:p>3,02499999999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64" calcext:value-type="float">
            <text:p>4064</text:p>
          </table:table-cell>
          <table:table-cell office:value-type="float" office:value="9379" calcext:value-type="float">
            <text:p>9379</text:p>
          </table:table-cell>
          <table:table-cell office:value-type="float" office:value="77.3300000000016" calcext:value-type="float">
            <text:p>77,33000000000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8" calcext:value-type="float">
            <text:p>338</text:p>
          </table:table-cell>
          <table:table-cell office:value-type="float" office:value="778" calcext:value-type="float">
            <text:p>778</text:p>
          </table:table-cell>
          <table:table-cell office:value-type="float" office:value="6.01399999999996" calcext:value-type="float">
            <text:p>6,01399999999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856" calcext:value-type="float">
            <text:p>856</text:p>
          </table:table-cell>
          <table:table-cell office:value-type="float" office:value="10.7129999999999" calcext:value-type="float">
            <text:p>10,712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23" calcext:value-type="float">
            <text:p>223</text:p>
          </table:table-cell>
          <table:table-cell office:value-type="float" office:value="2.66299999999999" calcext:value-type="float">
            <text:p>2,6629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15.4139999999999" calcext:value-type="float">
            <text:p>15,413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08" calcext:value-type="float">
            <text:p>808</text:p>
          </table:table-cell>
          <table:table-cell office:value-type="float" office:value="1887" calcext:value-type="float">
            <text:p>1887</text:p>
          </table:table-cell>
          <table:table-cell office:value-type="float" office:value="15.1769999999998" calcext:value-type="float">
            <text:p>15,17699999999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25" calcext:value-type="float">
            <text:p>1025</text:p>
          </table:table-cell>
          <table:table-cell office:value-type="float" office:value="2457" calcext:value-type="float">
            <text:p>2457</text:p>
          </table:table-cell>
          <table:table-cell office:value-type="float" office:value="20.393" calcext:value-type="float">
            <text:p>20,3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  <table:table-cell office:value-type="float" office:value="5779" calcext:value-type="float">
            <text:p>5779</text:p>
          </table:table-cell>
          <table:table-cell office:value-type="float" office:value="50.896000000001" calcext:value-type="float">
            <text:p>50,8960000000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02" calcext:value-type="float">
            <text:p>502</text:p>
          </table:table-cell>
          <table:table-cell office:value-type="float" office:value="1168" calcext:value-type="float">
            <text:p>1168</text:p>
          </table:table-cell>
          <table:table-cell office:value-type="float" office:value="15.3409999999999" calcext:value-type="float">
            <text:p>15,340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78" calcext:value-type="float">
            <text:p>778</text:p>
          </table:table-cell>
          <table:table-cell office:value-type="float" office:value="1810" calcext:value-type="float">
            <text:p>1810</text:p>
          </table:table-cell>
          <table:table-cell office:value-type="float" office:value="17.8889999999999" calcext:value-type="float">
            <text:p>17,8889999999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251" calcext:value-type="float">
            <text:p>6251</text:p>
          </table:table-cell>
          <table:table-cell office:value-type="float" office:value="14545" calcext:value-type="float">
            <text:p>14545</text:p>
          </table:table-cell>
          <table:table-cell office:value-type="float" office:value="123.592000000007" calcext:value-type="float">
            <text:p>123,5920000000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82" calcext:value-type="float">
            <text:p>782</text:p>
          </table:table-cell>
          <table:table-cell office:value-type="float" office:value="1791" calcext:value-type="float">
            <text:p>1791</text:p>
          </table:table-cell>
          <table:table-cell office:value-type="float" office:value="14.4359999999999" calcext:value-type="float">
            <text:p>14,435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407" calcext:value-type="float">
            <text:p>407</text:p>
          </table:table-cell>
          <table:table-cell office:value-type="float" office:value="5.04299999999999" calcext:value-type="float">
            <text:p>5,042999999999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67" calcext:value-type="float">
            <text:p>1267</text:p>
          </table:table-cell>
          <table:table-cell office:value-type="float" office:value="3022" calcext:value-type="float">
            <text:p>3022</text:p>
          </table:table-cell>
          <table:table-cell office:value-type="float" office:value="39.7390000000003" calcext:value-type="float">
            <text:p>39,73900000000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06" calcext:value-type="float">
            <text:p>1506</text:p>
          </table:table-cell>
          <table:table-cell office:value-type="float" office:value="3461" calcext:value-type="float">
            <text:p>3461</text:p>
          </table:table-cell>
          <table:table-cell office:value-type="float" office:value="28.1290000000004" calcext:value-type="float">
            <text:p>28,12900000000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office:value-type="float" office:value="642" calcext:value-type="float">
            <text:p>642</text:p>
          </table:table-cell>
          <table:table-cell office:value-type="float" office:value="5.16399999999999" calcext:value-type="float">
            <text:p>5,163999999999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72" calcext:value-type="float">
            <text:p>1472</text:p>
          </table:table-cell>
          <table:table-cell office:value-type="float" office:value="3408" calcext:value-type="float">
            <text:p>3408</text:p>
          </table:table-cell>
          <table:table-cell office:value-type="float" office:value="27.9060000000005" calcext:value-type="float">
            <text:p>27,9060000000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7" calcext:value-type="float">
            <text:p>367</text:p>
          </table:table-cell>
          <table:table-cell office:value-type="float" office:value="895" calcext:value-type="float">
            <text:p>895</text:p>
          </table:table-cell>
          <table:table-cell office:value-type="float" office:value="7.78499999999996" calcext:value-type="float">
            <text:p>7,784999999999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6" calcext:value-type="float">
            <text:p>996</text:p>
          </table:table-cell>
          <table:table-cell office:value-type="float" office:value="2369" calcext:value-type="float">
            <text:p>2369</text:p>
          </table:table-cell>
          <table:table-cell office:value-type="float" office:value="30.921" calcext:value-type="float">
            <text:p>30,9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4" calcext:value-type="float">
            <text:p>1134</text:p>
          </table:table-cell>
          <table:table-cell office:value-type="float" office:value="2601" calcext:value-type="float">
            <text:p>2601</text:p>
          </table:table-cell>
          <table:table-cell office:value-type="float" office:value="25.7230000000001" calcext:value-type="float">
            <text:p>25,72300000000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47" calcext:value-type="float">
            <text:p>447</text:p>
          </table:table-cell>
          <table:table-cell office:value-type="float" office:value="1083" calcext:value-type="float">
            <text:p>1083</text:p>
          </table:table-cell>
          <table:table-cell office:value-type="float" office:value="8.46999999999994" calcext:value-type="float">
            <text:p>8,469999999999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8" calcext:value-type="float">
            <text:p>268</text:p>
          </table:table-cell>
          <table:table-cell office:value-type="float" office:value="631" calcext:value-type="float">
            <text:p>631</text:p>
          </table:table-cell>
          <table:table-cell office:value-type="float" office:value="5.49699999999998" calcext:value-type="float">
            <text:p>5,4969999999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3" calcext:value-type="float">
            <text:p>1113</text:p>
          </table:table-cell>
          <table:table-cell office:value-type="float" office:value="2528" calcext:value-type="float">
            <text:p>2528</text:p>
          </table:table-cell>
          <table:table-cell office:value-type="float" office:value="32.521" calcext:value-type="float">
            <text:p>32,5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44" calcext:value-type="float">
            <text:p>544</text:p>
          </table:table-cell>
          <table:table-cell office:value-type="float" office:value="1275" calcext:value-type="float">
            <text:p>1275</text:p>
          </table:table-cell>
          <table:table-cell office:value-type="float" office:value="16.5859999999999" calcext:value-type="float">
            <text:p>16,58599999999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380" calcext:value-type="float">
            <text:p>4380</text:p>
          </table:table-cell>
          <table:table-cell office:value-type="float" office:value="10009" calcext:value-type="float">
            <text:p>10009</text:p>
          </table:table-cell>
          <table:table-cell office:value-type="float" office:value="81.622000000003" calcext:value-type="float">
            <text:p>81,6220000000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25" calcext:value-type="float">
            <text:p>1725</text:p>
          </table:table-cell>
          <table:table-cell office:value-type="float" office:value="3973" calcext:value-type="float">
            <text:p>3973</text:p>
          </table:table-cell>
          <table:table-cell office:value-type="float" office:value="32.4650000000006" calcext:value-type="float">
            <text:p>32,46500000000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32" calcext:value-type="float">
            <text:p>1132</text:p>
          </table:table-cell>
          <table:table-cell office:value-type="float" office:value="2666" calcext:value-type="float">
            <text:p>2666</text:p>
          </table:table-cell>
          <table:table-cell office:value-type="float" office:value="21.6500000000001" calcext:value-type="float">
            <text:p>21,650000000000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1397" calcext:value-type="float">
            <text:p>1397</text:p>
          </table:table-cell>
          <table:table-cell office:value-type="float" office:value="11.4979999999999" calcext:value-type="float">
            <text:p>11,49799999999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62" calcext:value-type="float">
            <text:p>2162</text:p>
          </table:table-cell>
          <table:table-cell office:value-type="float" office:value="4947" calcext:value-type="float">
            <text:p>4947</text:p>
          </table:table-cell>
          <table:table-cell office:value-type="float" office:value="64.1470000000011" calcext:value-type="float">
            <text:p>64,14700000000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99" calcext:value-type="float">
            <text:p>2999</text:p>
          </table:table-cell>
          <table:table-cell office:value-type="float" office:value="6691" calcext:value-type="float">
            <text:p>6691</text:p>
          </table:table-cell>
          <table:table-cell office:value-type="float" office:value="65.7650000000009" calcext:value-type="float">
            <text:p>65,76500000000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19" calcext:value-type="float">
            <text:p>1219</text:p>
          </table:table-cell>
          <table:table-cell office:value-type="float" office:value="2817" calcext:value-type="float">
            <text:p>2817</text:p>
          </table:table-cell>
          <table:table-cell office:value-type="float" office:value="23.4010000000002" calcext:value-type="float">
            <text:p>23,40100000000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float" office:value="1.657" calcext:value-type="float">
            <text:p>1,6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688" calcext:value-type="float">
            <text:p>688</text:p>
          </table:table-cell>
          <table:table-cell office:value-type="float" office:value="8.04999999999999" calcext:value-type="float">
            <text:p>8,0499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float" office:value="1326" calcext:value-type="float">
            <text:p>1326</text:p>
          </table:table-cell>
          <table:table-cell office:value-type="float" office:value="17.5009999999999" calcext:value-type="float">
            <text:p>17,500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7" calcext:value-type="float">
            <text:p>537</text:p>
          </table:table-cell>
          <table:table-cell office:value-type="float" office:value="1252" calcext:value-type="float">
            <text:p>1252</text:p>
          </table:table-cell>
          <table:table-cell office:value-type="float" office:value="9.81199999999993" calcext:value-type="float">
            <text:p>9,811999999999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7" calcext:value-type="float">
            <text:p>707</text:p>
          </table:table-cell>
          <table:table-cell office:value-type="float" office:value="1675" calcext:value-type="float">
            <text:p>1675</text:p>
          </table:table-cell>
          <table:table-cell office:value-type="float" office:value="13.4709999999999" calcext:value-type="float">
            <text:p>13,470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84" calcext:value-type="float">
            <text:p>1584</text:p>
          </table:table-cell>
          <table:table-cell office:value-type="float" office:value="3687" calcext:value-type="float">
            <text:p>3687</text:p>
          </table:table-cell>
          <table:table-cell office:value-type="float" office:value="30.7960000000006" calcext:value-type="float">
            <text:p>30,79600000000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60" calcext:value-type="float">
            <text:p>1260</text:p>
          </table:table-cell>
          <table:table-cell office:value-type="float" office:value="3002" calcext:value-type="float">
            <text:p>3002</text:p>
          </table:table-cell>
          <table:table-cell office:value-type="float" office:value="25.9840000000003" calcext:value-type="float">
            <text:p>25,98400000000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2.76499999999999" calcext:value-type="float">
            <text:p>2,764999999999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67" calcext:value-type="float">
            <text:p>2167</text:p>
          </table:table-cell>
          <table:table-cell office:value-type="float" office:value="4871" calcext:value-type="float">
            <text:p>4871</text:p>
          </table:table-cell>
          <table:table-cell office:value-type="float" office:value="47.1710000000007" calcext:value-type="float">
            <text:p>47,17100000000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49" calcext:value-type="float">
            <text:p>2149</text:p>
          </table:table-cell>
          <table:table-cell office:value-type="float" office:value="4979" calcext:value-type="float">
            <text:p>4979</text:p>
          </table:table-cell>
          <table:table-cell office:value-type="float" office:value="42.2040000000009" calcext:value-type="float">
            <text:p>42,20400000000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1882" calcext:value-type="float">
            <text:p>1882</text:p>
          </table:table-cell>
          <table:table-cell office:value-type="float" office:value="15.6299999999999" calcext:value-type="float">
            <text:p>15,629999999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4" calcext:value-type="float">
            <text:p>2364</text:p>
          </table:table-cell>
          <table:table-cell office:value-type="float" office:value="5400" calcext:value-type="float">
            <text:p>5400</text:p>
          </table:table-cell>
          <table:table-cell office:value-type="float" office:value="69.5350000000012" calcext:value-type="float">
            <text:p>69,53500000000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59" calcext:value-type="float">
            <text:p>1659</text:p>
          </table:table-cell>
          <table:table-cell office:value-type="float" office:value="3832" calcext:value-type="float">
            <text:p>3832</text:p>
          </table:table-cell>
          <table:table-cell office:value-type="float" office:value="48.8610000000005" calcext:value-type="float">
            <text:p>48,86100000000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57" calcext:value-type="float">
            <text:p>2157</text:p>
          </table:table-cell>
          <table:table-cell office:value-type="float" office:value="4989" calcext:value-type="float">
            <text:p>4989</text:p>
          </table:table-cell>
          <table:table-cell office:value-type="float" office:value="42.9160000000008" calcext:value-type="float">
            <text:p>42,91600000000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8" calcext:value-type="float">
            <text:p>478</text:p>
          </table:table-cell>
          <table:table-cell office:value-type="float" office:value="1068" calcext:value-type="float">
            <text:p>1068</text:p>
          </table:table-cell>
          <table:table-cell office:value-type="float" office:value="8.90099999999995" calcext:value-type="float">
            <text:p>8,900999999999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21" calcext:value-type="float">
            <text:p>1921</text:p>
          </table:table-cell>
          <table:table-cell office:value-type="float" office:value="4527" calcext:value-type="float">
            <text:p>4527</text:p>
          </table:table-cell>
          <table:table-cell office:value-type="float" office:value="37.1790000000009" calcext:value-type="float">
            <text:p>37,17900000000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1" calcext:value-type="float">
            <text:p>591</text:p>
          </table:table-cell>
          <table:table-cell office:value-type="float" office:value="1394" calcext:value-type="float">
            <text:p>1394</text:p>
          </table:table-cell>
          <table:table-cell office:value-type="float" office:value="11.4789999999999" calcext:value-type="float">
            <text:p>11,4789999999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0" calcext:value-type="float">
            <text:p>610</text:p>
          </table:table-cell>
          <table:table-cell office:value-type="float" office:value="1516" calcext:value-type="float">
            <text:p>1516</text:p>
          </table:table-cell>
          <table:table-cell office:value-type="float" office:value="20.06" calcext:value-type="float">
            <text:p>20,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34" calcext:value-type="float">
            <text:p>7134</text:p>
          </table:table-cell>
          <table:table-cell office:value-type="float" office:value="16136" calcext:value-type="float">
            <text:p>16136</text:p>
          </table:table-cell>
          <table:table-cell office:value-type="float" office:value="157.025999999998" calcext:value-type="float">
            <text:p>157,0259999999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27" calcext:value-type="float">
            <text:p>1627</text:p>
          </table:table-cell>
          <table:table-cell office:value-type="float" office:value="3725" calcext:value-type="float">
            <text:p>3725</text:p>
          </table:table-cell>
          <table:table-cell office:value-type="float" office:value="31.3520000000007" calcext:value-type="float">
            <text:p>31,35200000000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0" calcext:value-type="float">
            <text:p>560</text:p>
          </table:table-cell>
          <table:table-cell office:value-type="float" office:value="1262" calcext:value-type="float">
            <text:p>1262</text:p>
          </table:table-cell>
          <table:table-cell office:value-type="float" office:value="9.51199999999996" calcext:value-type="float">
            <text:p>9,511999999999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8" calcext:value-type="float">
            <text:p>808</text:p>
          </table:table-cell>
          <table:table-cell office:value-type="float" office:value="1838" calcext:value-type="float">
            <text:p>1838</text:p>
          </table:table-cell>
          <table:table-cell office:value-type="float" office:value="23.047" calcext:value-type="float">
            <text:p>23,04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92" calcext:value-type="float">
            <text:p>492</text:p>
          </table:table-cell>
          <table:table-cell office:value-type="float" office:value="1182" calcext:value-type="float">
            <text:p>1182</text:p>
          </table:table-cell>
          <table:table-cell office:value-type="float" office:value="15.5849999999999" calcext:value-type="float">
            <text:p>15,584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425" calcext:value-type="float">
            <text:p>425</text:p>
          </table:table-cell>
          <table:table-cell office:value-type="float" office:value="3.33799999999998" calcext:value-type="float">
            <text:p>3,337999999999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3" calcext:value-type="float">
            <text:p>2023</text:p>
          </table:table-cell>
          <table:table-cell office:value-type="float" office:value="4755" calcext:value-type="float">
            <text:p>4755</text:p>
          </table:table-cell>
          <table:table-cell office:value-type="float" office:value="40.2090000000006" calcext:value-type="float">
            <text:p>40,20900000000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45" calcext:value-type="float">
            <text:p>845</text:p>
          </table:table-cell>
          <table:table-cell office:value-type="float" office:value="1962" calcext:value-type="float">
            <text:p>1962</text:p>
          </table:table-cell>
          <table:table-cell office:value-type="float" office:value="16.3709999999998" calcext:value-type="float">
            <text:p>16,37099999999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10" calcext:value-type="float">
            <text:p>1410</text:p>
          </table:table-cell>
          <table:table-cell office:value-type="float" office:value="3194" calcext:value-type="float">
            <text:p>3194</text:p>
          </table:table-cell>
          <table:table-cell office:value-type="float" office:value="41.9810000000002" calcext:value-type="float">
            <text:p>41,98100000000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42" calcext:value-type="float">
            <text:p>642</text:p>
          </table:table-cell>
          <table:table-cell office:value-type="float" office:value="1462" calcext:value-type="float">
            <text:p>1462</text:p>
          </table:table-cell>
          <table:table-cell office:value-type="float" office:value="13.7899999999999" calcext:value-type="float">
            <text:p>13,789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1.94399999999999" calcext:value-type="float">
            <text:p>1,94399999999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6" calcext:value-type="float">
            <text:p>616</text:p>
          </table:table-cell>
          <table:table-cell office:value-type="float" office:value="1390" calcext:value-type="float">
            <text:p>1390</text:p>
          </table:table-cell>
          <table:table-cell office:value-type="float" office:value="11.191" calcext:value-type="float">
            <text:p>11,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2" calcext:value-type="float">
            <text:p>1782</text:p>
          </table:table-cell>
          <table:table-cell office:value-type="float" office:value="3948" calcext:value-type="float">
            <text:p>3948</text:p>
          </table:table-cell>
          <table:table-cell office:value-type="float" office:value="50.8210000000006" calcext:value-type="float">
            <text:p>50,8210000000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11" calcext:value-type="float">
            <text:p>1411</text:p>
          </table:table-cell>
          <table:table-cell office:value-type="float" office:value="3223" calcext:value-type="float">
            <text:p>3223</text:p>
          </table:table-cell>
          <table:table-cell office:value-type="float" office:value="42.2470000000005" calcext:value-type="float">
            <text:p>42,24700000000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8" calcext:value-type="float">
            <text:p>1258</text:p>
          </table:table-cell>
          <table:table-cell office:value-type="float" office:value="2881" calcext:value-type="float">
            <text:p>2881</text:p>
          </table:table-cell>
          <table:table-cell office:value-type="float" office:value="23.9120000000003" calcext:value-type="float">
            <text:p>23,9120000000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1" calcext:value-type="float">
            <text:p>381</text:p>
          </table:table-cell>
          <table:table-cell office:value-type="float" office:value="925" calcext:value-type="float">
            <text:p>925</text:p>
          </table:table-cell>
          <table:table-cell office:value-type="float" office:value="7.57099999999997" calcext:value-type="float">
            <text:p>7,570999999999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0" calcext:value-type="float">
            <text:p>360</text:p>
          </table:table-cell>
          <table:table-cell office:value-type="float" office:value="918" calcext:value-type="float">
            <text:p>918</text:p>
          </table:table-cell>
          <table:table-cell office:value-type="float" office:value="7.31599999999998" calcext:value-type="float">
            <text:p>7,315999999999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82" calcext:value-type="float">
            <text:p>1782</text:p>
          </table:table-cell>
          <table:table-cell office:value-type="float" office:value="4174" calcext:value-type="float">
            <text:p>4174</text:p>
          </table:table-cell>
          <table:table-cell office:value-type="float" office:value="35.5480000000005" calcext:value-type="float">
            <text:p>35,54800000000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74" calcext:value-type="float">
            <text:p>1874</text:p>
          </table:table-cell>
          <table:table-cell office:value-type="float" office:value="4416" calcext:value-type="float">
            <text:p>4416</text:p>
          </table:table-cell>
          <table:table-cell office:value-type="float" office:value="56.667000000001" calcext:value-type="float">
            <text:p>56,667000000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011" calcext:value-type="float">
            <text:p>2011</text:p>
          </table:table-cell>
          <table:table-cell office:value-type="float" office:value="18.975" calcext:value-type="float">
            <text:p>18,9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27" calcext:value-type="float">
            <text:p>2527</text:p>
          </table:table-cell>
          <table:table-cell office:value-type="float" office:value="5739" calcext:value-type="float">
            <text:p>5739</text:p>
          </table:table-cell>
          <table:table-cell office:value-type="float" office:value="46.296" calcext:value-type="float">
            <text:p>46,2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7" calcext:value-type="float">
            <text:p>227</text:p>
          </table:table-cell>
          <table:table-cell office:value-type="float" office:value="511" calcext:value-type="float">
            <text:p>511</text:p>
          </table:table-cell>
          <table:table-cell office:value-type="float" office:value="4.03399999999998" calcext:value-type="float">
            <text:p>4,03399999999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7" calcext:value-type="float">
            <text:p>427</text:p>
          </table:table-cell>
          <table:table-cell office:value-type="float" office:value="978" calcext:value-type="float">
            <text:p>978</text:p>
          </table:table-cell>
          <table:table-cell office:value-type="float" office:value="11.9319999999999" calcext:value-type="float">
            <text:p>11,931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6" calcext:value-type="float">
            <text:p>1006</text:p>
          </table:table-cell>
          <table:table-cell office:value-type="float" office:value="2290" calcext:value-type="float">
            <text:p>2290</text:p>
          </table:table-cell>
          <table:table-cell office:value-type="float" office:value="29.473" calcext:value-type="float">
            <text:p>29,4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32" calcext:value-type="float">
            <text:p>1332</text:p>
          </table:table-cell>
          <table:table-cell office:value-type="float" office:value="3116" calcext:value-type="float">
            <text:p>3116</text:p>
          </table:table-cell>
          <table:table-cell office:value-type="float" office:value="24.8020000000002" calcext:value-type="float">
            <text:p>24,80200000000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1" calcext:value-type="float">
            <text:p>461</text:p>
          </table:table-cell>
          <table:table-cell office:value-type="float" office:value="1081" calcext:value-type="float">
            <text:p>1081</text:p>
          </table:table-cell>
          <table:table-cell office:value-type="float" office:value="9.44999999999995" calcext:value-type="float">
            <text:p>9,449999999999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68" calcext:value-type="float">
            <text:p>468</text:p>
          </table:table-cell>
          <table:table-cell office:value-type="float" office:value="3.80999999999999" calcext:value-type="float">
            <text:p>3,80999999999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62" calcext:value-type="float">
            <text:p>2962</text:p>
          </table:table-cell>
          <table:table-cell office:value-type="float" office:value="6918" calcext:value-type="float">
            <text:p>6918</text:p>
          </table:table-cell>
          <table:table-cell office:value-type="float" office:value="60.1310000000007" calcext:value-type="float">
            <text:p>60,13100000000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57" calcext:value-type="float">
            <text:p>1657</text:p>
          </table:table-cell>
          <table:table-cell office:value-type="float" office:value="3838" calcext:value-type="float">
            <text:p>3838</text:p>
          </table:table-cell>
          <table:table-cell office:value-type="float" office:value="49.2110000000006" calcext:value-type="float">
            <text:p>49,211000000000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1" calcext:value-type="float">
            <text:p>2441</text:p>
          </table:table-cell>
          <table:table-cell office:value-type="float" office:value="5449" calcext:value-type="float">
            <text:p>5449</text:p>
          </table:table-cell>
          <table:table-cell office:value-type="float" office:value="52.1670000000007" calcext:value-type="float">
            <text:p>52,16700000000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45" calcext:value-type="float">
            <text:p>1245</text:p>
          </table:table-cell>
          <table:table-cell office:value-type="float" office:value="2784" calcext:value-type="float">
            <text:p>2784</text:p>
          </table:table-cell>
          <table:table-cell office:value-type="float" office:value="22.9160000000001" calcext:value-type="float">
            <text:p>22,91600000000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51" calcext:value-type="float">
            <text:p>1251</text:p>
          </table:table-cell>
          <table:table-cell office:value-type="float" office:value="2761" calcext:value-type="float">
            <text:p>2761</text:p>
          </table:table-cell>
          <table:table-cell office:value-type="float" office:value="22.2650000000003" calcext:value-type="float">
            <text:p>22,26500000000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661" calcext:value-type="float">
            <text:p>661</text:p>
          </table:table-cell>
          <table:table-cell office:value-type="float" office:value="7.96399999999998" calcext:value-type="float">
            <text:p>7,963999999999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98" calcext:value-type="float">
            <text:p>2598</text:p>
          </table:table-cell>
          <table:table-cell office:value-type="float" office:value="6003" calcext:value-type="float">
            <text:p>6003</text:p>
          </table:table-cell>
          <table:table-cell office:value-type="float" office:value="77.6450000000018" calcext:value-type="float">
            <text:p>77,64500000000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816" calcext:value-type="float">
            <text:p>4816</text:p>
          </table:table-cell>
          <table:table-cell office:value-type="float" office:value="11079" calcext:value-type="float">
            <text:p>11079</text:p>
          </table:table-cell>
          <table:table-cell office:value-type="float" office:value="87.5580000000034" calcext:value-type="float">
            <text:p>87,55800000000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1" calcext:value-type="float">
            <text:p>341</text:p>
          </table:table-cell>
          <table:table-cell office:value-type="float" office:value="791" calcext:value-type="float">
            <text:p>791</text:p>
          </table:table-cell>
          <table:table-cell office:value-type="float" office:value="6.86799999999997" calcext:value-type="float">
            <text:p>6,867999999999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office:value-type="float" office:value="1430" calcext:value-type="float">
            <text:p>1430</text:p>
          </table:table-cell>
          <table:table-cell office:value-type="float" office:value="11.7739999999999" calcext:value-type="float">
            <text:p>11,773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374" calcext:value-type="float">
            <text:p>5374</text:p>
          </table:table-cell>
          <table:table-cell office:value-type="float" office:value="12386" calcext:value-type="float">
            <text:p>12386</text:p>
          </table:table-cell>
          <table:table-cell office:value-type="float" office:value="107.717000000005" calcext:value-type="float">
            <text:p>107,7170000000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321" calcext:value-type="float">
            <text:p>321</text:p>
          </table:table-cell>
          <table:table-cell office:value-type="float" office:value="3.74399999999999" calcext:value-type="float">
            <text:p>3,74399999999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11" calcext:value-type="float">
            <text:p>3211</text:p>
          </table:table-cell>
          <table:table-cell office:value-type="float" office:value="7326" calcext:value-type="float">
            <text:p>7326</text:p>
          </table:table-cell>
          <table:table-cell office:value-type="float" office:value="70.5670000000016" calcext:value-type="float">
            <text:p>70,56700000000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77" calcext:value-type="float">
            <text:p>1677</text:p>
          </table:table-cell>
          <table:table-cell office:value-type="float" office:value="3852" calcext:value-type="float">
            <text:p>3852</text:p>
          </table:table-cell>
          <table:table-cell office:value-type="float" office:value="31.2700000000007" calcext:value-type="float">
            <text:p>31,27000000000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62" calcext:value-type="float">
            <text:p>1662</text:p>
          </table:table-cell>
          <table:table-cell office:value-type="float" office:value="3629" calcext:value-type="float">
            <text:p>3629</text:p>
          </table:table-cell>
          <table:table-cell office:value-type="float" office:value="29.3960000000007" calcext:value-type="float">
            <text:p>29,3960000000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2.19599999999999" calcext:value-type="float">
            <text:p>2,195999999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office:value-type="float" office:value="496" calcext:value-type="float">
            <text:p>496</text:p>
          </table:table-cell>
          <table:table-cell office:value-type="float" office:value="6.30999999999998" calcext:value-type="float">
            <text:p>6,309999999999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55" calcext:value-type="float">
            <text:p>855</text:p>
          </table:table-cell>
          <table:table-cell office:value-type="float" office:value="2034" calcext:value-type="float">
            <text:p>2034</text:p>
          </table:table-cell>
          <table:table-cell office:value-type="float" office:value="15.9769999999998" calcext:value-type="float">
            <text:p>15,97699999999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6" calcext:value-type="float">
            <text:p>436</text:p>
          </table:table-cell>
          <table:table-cell office:value-type="float" office:value="1047" calcext:value-type="float">
            <text:p>1047</text:p>
          </table:table-cell>
          <table:table-cell office:value-type="float" office:value="8.69299999999994" calcext:value-type="float">
            <text:p>8,692999999999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1151" calcext:value-type="float">
            <text:p>1151</text:p>
          </table:table-cell>
          <table:table-cell office:value-type="float" office:value="9.36199999999994" calcext:value-type="float">
            <text:p>9,361999999999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87" calcext:value-type="float">
            <text:p>2387</text:p>
          </table:table-cell>
          <table:table-cell office:value-type="float" office:value="5605" calcext:value-type="float">
            <text:p>5605</text:p>
          </table:table-cell>
          <table:table-cell office:value-type="float" office:value="48.1690000000007" calcext:value-type="float">
            <text:p>48,16900000000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6" calcext:value-type="float">
            <text:p>296</text:p>
          </table:table-cell>
          <table:table-cell office:value-type="float" office:value="734" calcext:value-type="float">
            <text:p>734</text:p>
          </table:table-cell>
          <table:table-cell office:value-type="float" office:value="9.15099999999996" calcext:value-type="float">
            <text:p>9,150999999999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1" calcext:value-type="float">
            <text:p>591</text:p>
          </table:table-cell>
          <table:table-cell office:value-type="float" office:value="1371" calcext:value-type="float">
            <text:p>1371</text:p>
          </table:table-cell>
          <table:table-cell office:value-type="float" office:value="13.0339999999999" calcext:value-type="float">
            <text:p>13,03399999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03" calcext:value-type="float">
            <text:p>1303</text:p>
          </table:table-cell>
          <table:table-cell office:value-type="float" office:value="3051" calcext:value-type="float">
            <text:p>3051</text:p>
          </table:table-cell>
          <table:table-cell office:value-type="float" office:value="25.6040000000003" calcext:value-type="float">
            <text:p>25,60400000000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33" calcext:value-type="float">
            <text:p>1633</text:p>
          </table:table-cell>
          <table:table-cell office:value-type="float" office:value="3692" calcext:value-type="float">
            <text:p>3692</text:p>
          </table:table-cell>
          <table:table-cell office:value-type="float" office:value="30.7390000000005" calcext:value-type="float">
            <text:p>30,7390000000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1" calcext:value-type="float">
            <text:p>811</text:p>
          </table:table-cell>
          <table:table-cell office:value-type="float" office:value="1897" calcext:value-type="float">
            <text:p>1897</text:p>
          </table:table-cell>
          <table:table-cell office:value-type="float" office:value="23.8580000000001" calcext:value-type="float">
            <text:p>23,85800000000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52" calcext:value-type="float">
            <text:p>952</text:p>
          </table:table-cell>
          <table:table-cell office:value-type="float" office:value="2233" calcext:value-type="float">
            <text:p>2233</text:p>
          </table:table-cell>
          <table:table-cell office:value-type="float" office:value="29.317" calcext:value-type="float">
            <text:p>29,3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38" calcext:value-type="float">
            <text:p>738</text:p>
          </table:table-cell>
          <table:table-cell office:value-type="float" office:value="1745" calcext:value-type="float">
            <text:p>1745</text:p>
          </table:table-cell>
          <table:table-cell office:value-type="float" office:value="13.9039999999999" calcext:value-type="float">
            <text:p>13,903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49" calcext:value-type="float">
            <text:p>2049</text:p>
          </table:table-cell>
          <table:table-cell office:value-type="float" office:value="4717" calcext:value-type="float">
            <text:p>4717</text:p>
          </table:table-cell>
          <table:table-cell office:value-type="float" office:value="39.5410000000008" calcext:value-type="float">
            <text:p>39,54100000000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1" calcext:value-type="float">
            <text:p>461</text:p>
          </table:table-cell>
          <table:table-cell office:value-type="float" office:value="1114" calcext:value-type="float">
            <text:p>1114</text:p>
          </table:table-cell>
          <table:table-cell office:value-type="float" office:value="9.51999999999993" calcext:value-type="float">
            <text:p>9,5199999999999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66" calcext:value-type="float">
            <text:p>666</text:p>
          </table:table-cell>
          <table:table-cell office:value-type="float" office:value="1608" calcext:value-type="float">
            <text:p>1608</text:p>
          </table:table-cell>
          <table:table-cell office:value-type="float" office:value="13.026" calcext:value-type="float">
            <text:p>13,0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01" calcext:value-type="float">
            <text:p>301</text:p>
          </table:table-cell>
          <table:table-cell office:value-type="float" office:value="3.87599999999999" calcext:value-type="float">
            <text:p>3,8759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32" calcext:value-type="float">
            <text:p>832</text:p>
          </table:table-cell>
          <table:table-cell office:value-type="float" office:value="1957" calcext:value-type="float">
            <text:p>1957</text:p>
          </table:table-cell>
          <table:table-cell office:value-type="float" office:value="19.4729999999999" calcext:value-type="float">
            <text:p>19,472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05" calcext:value-type="float">
            <text:p>805</text:p>
          </table:table-cell>
          <table:table-cell office:value-type="float" office:value="1857" calcext:value-type="float">
            <text:p>1857</text:p>
          </table:table-cell>
          <table:table-cell office:value-type="float" office:value="16.2939999999999" calcext:value-type="float">
            <text:p>16,29399999999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404" calcext:value-type="float">
            <text:p>404</text:p>
          </table:table-cell>
          <table:table-cell office:value-type="float" office:value="3.00899999999998" calcext:value-type="float">
            <text:p>3,00899999999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3" calcext:value-type="float">
            <text:p>393</text:p>
          </table:table-cell>
          <table:table-cell office:value-type="float" office:value="882" calcext:value-type="float">
            <text:p>882</text:p>
          </table:table-cell>
          <table:table-cell office:value-type="float" office:value="11.175" calcext:value-type="float">
            <text:p>11,1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0" calcext:value-type="float">
            <text:p>630</text:p>
          </table:table-cell>
          <table:table-cell office:value-type="float" office:value="1472" calcext:value-type="float">
            <text:p>1472</text:p>
          </table:table-cell>
          <table:table-cell office:value-type="float" office:value="18.145" calcext:value-type="float">
            <text:p>18,1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13" calcext:value-type="float">
            <text:p>1713</text:p>
          </table:table-cell>
          <table:table-cell office:value-type="float" office:value="3912" calcext:value-type="float">
            <text:p>3912</text:p>
          </table:table-cell>
          <table:table-cell office:value-type="float" office:value="32.1000000000008" calcext:value-type="float">
            <text:p>32,100000000000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59" calcext:value-type="float">
            <text:p>759</text:p>
          </table:table-cell>
          <table:table-cell office:value-type="float" office:value="1797" calcext:value-type="float">
            <text:p>1797</text:p>
          </table:table-cell>
          <table:table-cell office:value-type="float" office:value="15.2449999999998" calcext:value-type="float">
            <text:p>15,24499999999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9.84599999999992" calcext:value-type="float">
            <text:p>9,8459999999999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87" calcext:value-type="float">
            <text:p>487</text:p>
          </table:table-cell>
          <table:table-cell office:value-type="float" office:value="4.20599999999998" calcext:value-type="float">
            <text:p>4,205999999999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6" calcext:value-type="float">
            <text:p>276</text:p>
          </table:table-cell>
          <table:table-cell office:value-type="float" office:value="665" calcext:value-type="float">
            <text:p>665</text:p>
          </table:table-cell>
          <table:table-cell office:value-type="float" office:value="8.31999999999997" calcext:value-type="float">
            <text:p>8,319999999999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03" calcext:value-type="float">
            <text:p>3803</text:p>
          </table:table-cell>
          <table:table-cell office:value-type="float" office:value="8524" calcext:value-type="float">
            <text:p>8524</text:p>
          </table:table-cell>
          <table:table-cell office:value-type="float" office:value="82.1500000000022" calcext:value-type="float">
            <text:p>82,15000000000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3" calcext:value-type="float">
            <text:p>633</text:p>
          </table:table-cell>
          <table:table-cell office:value-type="float" office:value="1503" calcext:value-type="float">
            <text:p>1503</text:p>
          </table:table-cell>
          <table:table-cell office:value-type="float" office:value="11.202" calcext:value-type="float">
            <text:p>11,2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52" calcext:value-type="float">
            <text:p>1752</text:p>
          </table:table-cell>
          <table:table-cell office:value-type="float" office:value="3817" calcext:value-type="float">
            <text:p>3817</text:p>
          </table:table-cell>
          <table:table-cell office:value-type="float" office:value="30.0870000000007" calcext:value-type="float">
            <text:p>30,08700000000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508" calcext:value-type="float">
            <text:p>508</text:p>
          </table:table-cell>
          <table:table-cell office:value-type="float" office:value="6.55099999999999" calcext:value-type="float">
            <text:p>6,550999999999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32" calcext:value-type="float">
            <text:p>1832</text:p>
          </table:table-cell>
          <table:table-cell office:value-type="float" office:value="4309" calcext:value-type="float">
            <text:p>4309</text:p>
          </table:table-cell>
          <table:table-cell office:value-type="float" office:value="54.4160000000008" calcext:value-type="float">
            <text:p>54,41600000000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373" calcext:value-type="float">
            <text:p>373</text:p>
          </table:table-cell>
          <table:table-cell office:value-type="float" office:value="2.74799999999998" calcext:value-type="float">
            <text:p>2,747999999999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77" calcext:value-type="float">
            <text:p>3177</text:p>
          </table:table-cell>
          <table:table-cell office:value-type="float" office:value="7246" calcext:value-type="float">
            <text:p>7246</text:p>
          </table:table-cell>
          <table:table-cell office:value-type="float" office:value="61.0220000000008" calcext:value-type="float">
            <text:p>61,02200000000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92" calcext:value-type="float">
            <text:p>192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90" calcext:value-type="float">
            <text:p>3790</text:p>
          </table:table-cell>
          <table:table-cell office:value-type="float" office:value="8801" calcext:value-type="float">
            <text:p>8801</text:p>
          </table:table-cell>
          <table:table-cell office:value-type="float" office:value="76.3570000000019" calcext:value-type="float">
            <text:p>76,3570000000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84" calcext:value-type="float">
            <text:p>1484</text:p>
          </table:table-cell>
          <table:table-cell office:value-type="float" office:value="3415" calcext:value-type="float">
            <text:p>3415</text:p>
          </table:table-cell>
          <table:table-cell office:value-type="float" office:value="44.4420000000005" calcext:value-type="float">
            <text:p>44,4420000000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854" calcext:value-type="float">
            <text:p>854</text:p>
          </table:table-cell>
          <table:table-cell office:value-type="float" office:value="8.25799999999996" calcext:value-type="float">
            <text:p>8,257999999999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4" calcext:value-type="float">
            <text:p>664</text:p>
          </table:table-cell>
          <table:table-cell office:value-type="float" office:value="1542" calcext:value-type="float">
            <text:p>1542</text:p>
          </table:table-cell>
          <table:table-cell office:value-type="float" office:value="12.4279999999999" calcext:value-type="float">
            <text:p>12,42799999999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9" calcext:value-type="float">
            <text:p>409</text:p>
          </table:table-cell>
          <table:table-cell office:value-type="float" office:value="912" calcext:value-type="float">
            <text:p>912</text:p>
          </table:table-cell>
          <table:table-cell office:value-type="float" office:value="7.11199999999994" calcext:value-type="float">
            <text:p>7,111999999999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7" calcext:value-type="float">
            <text:p>467</text:p>
          </table:table-cell>
          <table:table-cell office:value-type="float" office:value="1049" calcext:value-type="float">
            <text:p>1049</text:p>
          </table:table-cell>
          <table:table-cell office:value-type="float" office:value="13.8999999999999" calcext:value-type="float">
            <text:p>13,89999999999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73" calcext:value-type="float">
            <text:p>773</text:p>
          </table:table-cell>
          <table:table-cell office:value-type="float" office:value="1793" calcext:value-type="float">
            <text:p>1793</text:p>
          </table:table-cell>
          <table:table-cell office:value-type="float" office:value="22.023" calcext:value-type="float">
            <text:p>22,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12" calcext:value-type="float">
            <text:p>1212</text:p>
          </table:table-cell>
          <table:table-cell office:value-type="float" office:value="2849" calcext:value-type="float">
            <text:p>2849</text:p>
          </table:table-cell>
          <table:table-cell office:value-type="float" office:value="22.2870000000004" calcext:value-type="float">
            <text:p>22,28700000000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84" calcext:value-type="float">
            <text:p>284</text:p>
          </table:table-cell>
          <table:table-cell office:value-type="float" office:value="696" calcext:value-type="float">
            <text:p>696</text:p>
          </table:table-cell>
          <table:table-cell office:value-type="float" office:value="5.85799999999998" calcext:value-type="float">
            <text:p>5,857999999999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88" calcext:value-type="float">
            <text:p>1688</text:p>
          </table:table-cell>
          <table:table-cell office:value-type="float" office:value="3951" calcext:value-type="float">
            <text:p>3951</text:p>
          </table:table-cell>
          <table:table-cell office:value-type="float" office:value="32.6360000000007" calcext:value-type="float">
            <text:p>32,6360000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15" calcext:value-type="float">
            <text:p>2315</text:p>
          </table:table-cell>
          <table:table-cell office:value-type="float" office:value="5347" calcext:value-type="float">
            <text:p>5347</text:p>
          </table:table-cell>
          <table:table-cell office:value-type="float" office:value="44.7550000000009" calcext:value-type="float">
            <text:p>44,75500000000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79" calcext:value-type="float">
            <text:p>2779</text:p>
          </table:table-cell>
          <table:table-cell office:value-type="float" office:value="6357" calcext:value-type="float">
            <text:p>6357</text:p>
          </table:table-cell>
          <table:table-cell office:value-type="float" office:value="80.7590000000019" calcext:value-type="float">
            <text:p>80,7590000000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557" calcext:value-type="float">
            <text:p>0,5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86" calcext:value-type="float">
            <text:p>2086</text:p>
          </table:table-cell>
          <table:table-cell office:value-type="float" office:value="4737" calcext:value-type="float">
            <text:p>4737</text:p>
          </table:table-cell>
          <table:table-cell office:value-type="float" office:value="37.3720000000011" calcext:value-type="float">
            <text:p>37,37200000000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67" calcext:value-type="float">
            <text:p>667</text:p>
          </table:table-cell>
          <table:table-cell office:value-type="float" office:value="1542" calcext:value-type="float">
            <text:p>1542</text:p>
          </table:table-cell>
          <table:table-cell office:value-type="float" office:value="12.226" calcext:value-type="float">
            <text:p>12,2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6" calcext:value-type="float">
            <text:p>566</text:p>
          </table:table-cell>
          <table:table-cell office:value-type="float" office:value="1289" calcext:value-type="float">
            <text:p>1289</text:p>
          </table:table-cell>
          <table:table-cell office:value-type="float" office:value="15.6589999999999" calcext:value-type="float">
            <text:p>15,658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6" calcext:value-type="float">
            <text:p>686</text:p>
          </table:table-cell>
          <table:table-cell office:value-type="float" office:value="1580" calcext:value-type="float">
            <text:p>1580</text:p>
          </table:table-cell>
          <table:table-cell office:value-type="float" office:value="19.9809999999999" calcext:value-type="float">
            <text:p>19,980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69" calcext:value-type="float">
            <text:p>669</text:p>
          </table:table-cell>
          <table:table-cell office:value-type="float" office:value="1589" calcext:value-type="float">
            <text:p>1589</text:p>
          </table:table-cell>
          <table:table-cell office:value-type="float" office:value="13.0129999999999" calcext:value-type="float">
            <text:p>13,012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979" calcext:value-type="float">
            <text:p>979</text:p>
          </table:table-cell>
          <table:table-cell office:value-type="float" office:value="8.29999999999994" calcext:value-type="float">
            <text:p>8,2999999999999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15" calcext:value-type="float">
            <text:p>1215</text:p>
          </table:table-cell>
          <table:table-cell office:value-type="float" office:value="2830" calcext:value-type="float">
            <text:p>2830</text:p>
          </table:table-cell>
          <table:table-cell office:value-type="float" office:value="23.7420000000002" calcext:value-type="float">
            <text:p>23,7420000000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5" calcext:value-type="float">
            <text:p>675</text:p>
          </table:table-cell>
          <table:table-cell office:value-type="float" office:value="1627" calcext:value-type="float">
            <text:p>1627</text:p>
          </table:table-cell>
          <table:table-cell office:value-type="float" office:value="13.7639999999998" calcext:value-type="float">
            <text:p>13,76399999999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252" calcext:value-type="float">
            <text:p>252</text:p>
          </table:table-cell>
          <table:table-cell office:value-type="float" office:value="3.23299999999999" calcext:value-type="float">
            <text:p>3,232999999999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2994" calcext:value-type="float">
            <text:p>2994</text:p>
          </table:table-cell>
          <table:table-cell office:value-type="float" office:value="28.6940000000003" calcext:value-type="float">
            <text:p>28,69400000000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39" calcext:value-type="float">
            <text:p>2939</text:p>
          </table:table-cell>
          <table:table-cell office:value-type="float" office:value="6887" calcext:value-type="float">
            <text:p>6887</text:p>
          </table:table-cell>
          <table:table-cell office:value-type="float" office:value="54.8510000000005" calcext:value-type="float">
            <text:p>54,85100000000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16" calcext:value-type="float">
            <text:p>4316</text:p>
          </table:table-cell>
          <table:table-cell office:value-type="float" office:value="9295" calcext:value-type="float">
            <text:p>9295</text:p>
          </table:table-cell>
          <table:table-cell office:value-type="float" office:value="76.6770000000023" calcext:value-type="float">
            <text:p>76,67700000000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9" calcext:value-type="float">
            <text:p>589</text:p>
          </table:table-cell>
          <table:table-cell office:value-type="float" office:value="1332" calcext:value-type="float">
            <text:p>1332</text:p>
          </table:table-cell>
          <table:table-cell office:value-type="float" office:value="17.239" calcext:value-type="float">
            <text:p>17,2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80" calcext:value-type="float">
            <text:p>2080</text:p>
          </table:table-cell>
          <table:table-cell office:value-type="float" office:value="4771" calcext:value-type="float">
            <text:p>4771</text:p>
          </table:table-cell>
          <table:table-cell office:value-type="float" office:value="59.4720000000008" calcext:value-type="float">
            <text:p>59,4720000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33" calcext:value-type="float">
            <text:p>1933</text:p>
          </table:table-cell>
          <table:table-cell office:value-type="float" office:value="4410" calcext:value-type="float">
            <text:p>4410</text:p>
          </table:table-cell>
          <table:table-cell office:value-type="float" office:value="37.2820000000007" calcext:value-type="float">
            <text:p>37,2820000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68" calcext:value-type="float">
            <text:p>1168</text:p>
          </table:table-cell>
          <table:table-cell office:value-type="float" office:value="2663" calcext:value-type="float">
            <text:p>2663</text:p>
          </table:table-cell>
          <table:table-cell office:value-type="float" office:value="22.1540000000001" calcext:value-type="float">
            <text:p>22,15400000000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309" calcext:value-type="float">
            <text:p>309</text:p>
          </table:table-cell>
          <table:table-cell office:value-type="float" office:value="2.53499999999999" calcext:value-type="float">
            <text:p>2,53499999999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9" calcext:value-type="float">
            <text:p>359</text:p>
          </table:table-cell>
          <table:table-cell office:value-type="float" office:value="881" calcext:value-type="float">
            <text:p>881</text:p>
          </table:table-cell>
          <table:table-cell office:value-type="float" office:value="7.51799999999996" calcext:value-type="float">
            <text:p>7,51799999999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office:value-type="float" office:value="1262" calcext:value-type="float">
            <text:p>1262</text:p>
          </table:table-cell>
          <table:table-cell office:value-type="float" office:value="16.1329999999999" calcext:value-type="float">
            <text:p>16,1329999999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96" calcext:value-type="float">
            <text:p>2496</text:p>
          </table:table-cell>
          <table:table-cell office:value-type="float" office:value="5578" calcext:value-type="float">
            <text:p>5578</text:p>
          </table:table-cell>
          <table:table-cell office:value-type="float" office:value="53.4150000000009" calcext:value-type="float">
            <text:p>53,41500000000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4" calcext:value-type="float">
            <text:p>254</text:p>
          </table:table-cell>
          <table:table-cell office:value-type="float" office:value="621" calcext:value-type="float">
            <text:p>621</text:p>
          </table:table-cell>
          <table:table-cell office:value-type="float" office:value="4.81699999999998" calcext:value-type="float">
            <text:p>4,8169999999999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75" calcext:value-type="float">
            <text:p>875</text:p>
          </table:table-cell>
          <table:table-cell office:value-type="float" office:value="1923" calcext:value-type="float">
            <text:p>1923</text:p>
          </table:table-cell>
          <table:table-cell office:value-type="float" office:value="15.1309999999999" calcext:value-type="float">
            <text:p>15,13099999999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22" calcext:value-type="float">
            <text:p>1922</text:p>
          </table:table-cell>
          <table:table-cell office:value-type="float" office:value="4370" calcext:value-type="float">
            <text:p>4370</text:p>
          </table:table-cell>
          <table:table-cell office:value-type="float" office:value="54.7440000000009" calcext:value-type="float">
            <text:p>54,7440000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6" calcext:value-type="float">
            <text:p>536</text:p>
          </table:table-cell>
          <table:table-cell office:value-type="float" office:value="1299" calcext:value-type="float">
            <text:p>1299</text:p>
          </table:table-cell>
          <table:table-cell office:value-type="float" office:value="15.9679999999999" calcext:value-type="float">
            <text:p>15,96799999999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10" calcext:value-type="float">
            <text:p>1410</text:p>
          </table:table-cell>
          <table:table-cell office:value-type="float" office:value="3260" calcext:value-type="float">
            <text:p>3260</text:p>
          </table:table-cell>
          <table:table-cell office:value-type="float" office:value="27.0180000000004" calcext:value-type="float">
            <text:p>27,01800000000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70" calcext:value-type="float">
            <text:p>1070</text:p>
          </table:table-cell>
          <table:table-cell office:value-type="float" office:value="2461" calcext:value-type="float">
            <text:p>2461</text:p>
          </table:table-cell>
          <table:table-cell office:value-type="float" office:value="21.4500000000001" calcext:value-type="float">
            <text:p>21,45000000000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  <table:table-cell office:value-type="float" office:value="948" calcext:value-type="float">
            <text:p>948</text:p>
          </table:table-cell>
          <table:table-cell office:value-type="float" office:value="8.04999999999995" calcext:value-type="float">
            <text:p>8,049999999999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  <table:table-cell office:value-type="float" office:value="1107" calcext:value-type="float">
            <text:p>1107</text:p>
          </table:table-cell>
          <table:table-cell office:value-type="float" office:value="9.42699999999993" calcext:value-type="float">
            <text:p>9,4269999999999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18" calcext:value-type="float">
            <text:p>4618</text:p>
          </table:table-cell>
          <table:table-cell office:value-type="float" office:value="10608" calcext:value-type="float">
            <text:p>10608</text:p>
          </table:table-cell>
          <table:table-cell office:value-type="float" office:value="137.649000000002" calcext:value-type="float">
            <text:p>137,6490000000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office:value-type="float" office:value="7.41399999999997" calcext:value-type="float">
            <text:p>7,4139999999999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504" calcext:value-type="float">
            <text:p>4504</text:p>
          </table:table-cell>
          <table:table-cell office:value-type="float" office:value="10399" calcext:value-type="float">
            <text:p>10399</text:p>
          </table:table-cell>
          <table:table-cell office:value-type="float" office:value="80.8230000000031" calcext:value-type="float">
            <text:p>80,82300000000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97" calcext:value-type="float">
            <text:p>1997</text:p>
          </table:table-cell>
          <table:table-cell office:value-type="float" office:value="4412" calcext:value-type="float">
            <text:p>4412</text:p>
          </table:table-cell>
          <table:table-cell office:value-type="float" office:value="34.793000000001" calcext:value-type="float">
            <text:p>34,79300000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4" calcext:value-type="float">
            <text:p>1604</text:p>
          </table:table-cell>
          <table:table-cell office:value-type="float" office:value="3643" calcext:value-type="float">
            <text:p>3643</text:p>
          </table:table-cell>
          <table:table-cell office:value-type="float" office:value="45.2670000000003" calcext:value-type="float">
            <text:p>45,26700000000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365" calcext:value-type="float">
            <text:p>365</text:p>
          </table:table-cell>
          <table:table-cell office:value-type="float" office:value="4.96799999999999" calcext:value-type="float">
            <text:p>4,967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421" calcext:value-type="float">
            <text:p>421</text:p>
          </table:table-cell>
          <table:table-cell office:value-type="float" office:value="3.38999999999998" calcext:value-type="float">
            <text:p>3,3899999999999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2.07799999999999" calcext:value-type="float">
            <text:p>2,077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323" calcext:value-type="float">
            <text:p>323</text:p>
          </table:table-cell>
          <table:table-cell office:value-type="float" office:value="2.68699999999999" calcext:value-type="float">
            <text:p>2,6869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10" calcext:value-type="float">
            <text:p>1810</text:p>
          </table:table-cell>
          <table:table-cell office:value-type="float" office:value="4279" calcext:value-type="float">
            <text:p>4279</text:p>
          </table:table-cell>
          <table:table-cell office:value-type="float" office:value="35.9690000000007" calcext:value-type="float">
            <text:p>35,9690000000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56" calcext:value-type="float">
            <text:p>1356</text:p>
          </table:table-cell>
          <table:table-cell office:value-type="float" office:value="3173" calcext:value-type="float">
            <text:p>3173</text:p>
          </table:table-cell>
          <table:table-cell office:value-type="float" office:value="40.4620000000004" calcext:value-type="float">
            <text:p>40,46200000000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1465" calcext:value-type="float">
            <text:p>1465</text:p>
          </table:table-cell>
          <table:table-cell office:value-type="float" office:value="14.0919999999999" calcext:value-type="float">
            <text:p>14,09199999999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024" calcext:value-type="float">
            <text:p>2024</text:p>
          </table:table-cell>
          <table:table-cell office:value-type="float" office:value="4736" calcext:value-type="float">
            <text:p>4736</text:p>
          </table:table-cell>
          <table:table-cell office:value-type="float" office:value="37.5370000000007" calcext:value-type="float">
            <text:p>37,5370000000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1743" calcext:value-type="float">
            <text:p>1743</text:p>
          </table:table-cell>
          <table:table-cell office:value-type="float" office:value="14.4839999999998" calcext:value-type="float">
            <text:p>14,48399999999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9" calcext:value-type="float">
            <text:p>329</text:p>
          </table:table-cell>
          <table:table-cell office:value-type="float" office:value="811" calcext:value-type="float">
            <text:p>811</text:p>
          </table:table-cell>
          <table:table-cell office:value-type="float" office:value="10.355" calcext:value-type="float">
            <text:p>10,3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92" calcext:value-type="float">
            <text:p>792</text:p>
          </table:table-cell>
          <table:table-cell office:value-type="float" office:value="1905" calcext:value-type="float">
            <text:p>1905</text:p>
          </table:table-cell>
          <table:table-cell office:value-type="float" office:value="24.636" calcext:value-type="float">
            <text:p>24,63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9" calcext:value-type="float">
            <text:p>599</text:p>
          </table:table-cell>
          <table:table-cell office:value-type="float" office:value="1391" calcext:value-type="float">
            <text:p>1391</text:p>
          </table:table-cell>
          <table:table-cell office:value-type="float" office:value="11.6159999999999" calcext:value-type="float">
            <text:p>11,615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54" calcext:value-type="float">
            <text:p>1054</text:p>
          </table:table-cell>
          <table:table-cell office:value-type="float" office:value="2423" calcext:value-type="float">
            <text:p>2423</text:p>
          </table:table-cell>
          <table:table-cell office:value-type="float" office:value="20.5800000000001" calcext:value-type="float">
            <text:p>20,58000000000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23" calcext:value-type="float">
            <text:p>923</text:p>
          </table:table-cell>
          <table:table-cell office:value-type="float" office:value="2199" calcext:value-type="float">
            <text:p>2199</text:p>
          </table:table-cell>
          <table:table-cell office:value-type="float" office:value="18.0759999999999" calcext:value-type="float">
            <text:p>18,075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77" calcext:value-type="float">
            <text:p>877</text:p>
          </table:table-cell>
          <table:table-cell office:value-type="float" office:value="2096" calcext:value-type="float">
            <text:p>2096</text:p>
          </table:table-cell>
          <table:table-cell office:value-type="float" office:value="17.1649999999999" calcext:value-type="float">
            <text:p>17,16499999999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88" calcext:value-type="float">
            <text:p>1888</text:p>
          </table:table-cell>
          <table:table-cell office:value-type="float" office:value="4387" calcext:value-type="float">
            <text:p>4387</text:p>
          </table:table-cell>
          <table:table-cell office:value-type="float" office:value="55.1120000000007" calcext:value-type="float">
            <text:p>55,1120000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81" calcext:value-type="float">
            <text:p>2081</text:p>
          </table:table-cell>
          <table:table-cell office:value-type="float" office:value="4779" calcext:value-type="float">
            <text:p>4779</text:p>
          </table:table-cell>
          <table:table-cell office:value-type="float" office:value="46.1740000000004" calcext:value-type="float">
            <text:p>46,174000000000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58" calcext:value-type="float">
            <text:p>2358</text:p>
          </table:table-cell>
          <table:table-cell office:value-type="float" office:value="5555" calcext:value-type="float">
            <text:p>5555</text:p>
          </table:table-cell>
          <table:table-cell office:value-type="float" office:value="43.2860000000009" calcext:value-type="float">
            <text:p>43,2860000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792" calcext:value-type="float">
            <text:p>2792</text:p>
          </table:table-cell>
          <table:table-cell office:value-type="float" office:value="6108" calcext:value-type="float">
            <text:p>6108</text:p>
          </table:table-cell>
          <table:table-cell office:value-type="float" office:value="49.407000000001" calcext:value-type="float">
            <text:p>49,40700000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2" calcext:value-type="float">
            <text:p>1502</text:p>
          </table:table-cell>
          <table:table-cell office:value-type="float" office:value="3371" calcext:value-type="float">
            <text:p>3371</text:p>
          </table:table-cell>
          <table:table-cell office:value-type="float" office:value="43.0050000000004" calcext:value-type="float">
            <text:p>43,00500000000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12" calcext:value-type="float">
            <text:p>412</text:p>
          </table:table-cell>
          <table:table-cell office:value-type="float" office:value="1013" calcext:value-type="float">
            <text:p>1013</text:p>
          </table:table-cell>
          <table:table-cell office:value-type="float" office:value="13.2029999999999" calcext:value-type="float">
            <text:p>13,202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  <table:table-cell office:value-type="float" office:value="649" calcext:value-type="float">
            <text:p>649</text:p>
          </table:table-cell>
          <table:table-cell office:value-type="float" office:value="5.34499999999998" calcext:value-type="float">
            <text:p>5,344999999999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 office:value-type="float" office:value="726" calcext:value-type="float">
            <text:p>726</text:p>
          </table:table-cell>
          <table:table-cell office:value-type="float" office:value="5.59099999999998" calcext:value-type="float">
            <text:p>5,590999999999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3" calcext:value-type="float">
            <text:p>573</text:p>
          </table:table-cell>
          <table:table-cell office:value-type="float" office:value="1384" calcext:value-type="float">
            <text:p>1384</text:p>
          </table:table-cell>
          <table:table-cell office:value-type="float" office:value="11.6779999999999" calcext:value-type="float">
            <text:p>11,67799999999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65" calcext:value-type="float">
            <text:p>3565</text:p>
          </table:table-cell>
          <table:table-cell office:value-type="float" office:value="8321" calcext:value-type="float">
            <text:p>8321</text:p>
          </table:table-cell>
          <table:table-cell office:value-type="float" office:value="72.1390000000019" calcext:value-type="float">
            <text:p>72,1390000000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530" calcext:value-type="float">
            <text:p>530</text:p>
          </table:table-cell>
          <table:table-cell office:value-type="float" office:value="6.66499999999998" calcext:value-type="float">
            <text:p>6,664999999999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90" calcext:value-type="float">
            <text:p>2090</text:p>
          </table:table-cell>
          <table:table-cell office:value-type="float" office:value="4670" calcext:value-type="float">
            <text:p>4670</text:p>
          </table:table-cell>
          <table:table-cell office:value-type="float" office:value="45.1740000000007" calcext:value-type="float">
            <text:p>45,1740000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69" calcext:value-type="float">
            <text:p>2369</text:p>
          </table:table-cell>
          <table:table-cell office:value-type="float" office:value="5408" calcext:value-type="float">
            <text:p>5408</text:p>
          </table:table-cell>
          <table:table-cell office:value-type="float" office:value="43.5420000000004" calcext:value-type="float">
            <text:p>43,54200000000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2" calcext:value-type="float">
            <text:p>852</text:p>
          </table:table-cell>
          <table:table-cell office:value-type="float" office:value="1852" calcext:value-type="float">
            <text:p>1852</text:p>
          </table:table-cell>
          <table:table-cell office:value-type="float" office:value="15.406" calcext:value-type="float">
            <text:p>15,4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8" calcext:value-type="float">
            <text:p>648</text:p>
          </table:table-cell>
          <table:table-cell office:value-type="float" office:value="1511" calcext:value-type="float">
            <text:p>1511</text:p>
          </table:table-cell>
          <table:table-cell office:value-type="float" office:value="18.466" calcext:value-type="float">
            <text:p>18,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462" calcext:value-type="float">
            <text:p>4462</text:p>
          </table:table-cell>
          <table:table-cell office:value-type="float" office:value="56.3580000000007" calcext:value-type="float">
            <text:p>56,3580000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09" calcext:value-type="float">
            <text:p>1509</text:p>
          </table:table-cell>
          <table:table-cell office:value-type="float" office:value="3540" calcext:value-type="float">
            <text:p>3540</text:p>
          </table:table-cell>
          <table:table-cell office:value-type="float" office:value="28.5580000000006" calcext:value-type="float">
            <text:p>28,55800000000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15" calcext:value-type="float">
            <text:p>615</text:p>
          </table:table-cell>
          <table:table-cell office:value-type="float" office:value="1452" calcext:value-type="float">
            <text:p>1452</text:p>
          </table:table-cell>
          <table:table-cell office:value-type="float" office:value="12.2229999999999" calcext:value-type="float">
            <text:p>12,22299999999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office:value-type="float" office:value="2.43299999999999" calcext:value-type="float">
            <text:p>2,432999999999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37" calcext:value-type="float">
            <text:p>2837</text:p>
          </table:table-cell>
          <table:table-cell office:value-type="float" office:value="6556" calcext:value-type="float">
            <text:p>6556</text:p>
          </table:table-cell>
          <table:table-cell office:value-type="float" office:value="55.9420000000007" calcext:value-type="float">
            <text:p>55,9420000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700" calcext:value-type="float">
            <text:p>2700</text:p>
          </table:table-cell>
          <table:table-cell office:value-type="float" office:value="6218" calcext:value-type="float">
            <text:p>6218</text:p>
          </table:table-cell>
          <table:table-cell office:value-type="float" office:value="80.0330000000016" calcext:value-type="float">
            <text:p>80,0330000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8" calcext:value-type="float">
            <text:p>418</text:p>
          </table:table-cell>
          <table:table-cell office:value-type="float" office:value="1001" calcext:value-type="float">
            <text:p>1001</text:p>
          </table:table-cell>
          <table:table-cell office:value-type="float" office:value="9.69499999999995" calcext:value-type="float">
            <text:p>9,6949999999999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013" calcext:value-type="float">
            <text:p>7013</text:p>
          </table:table-cell>
          <table:table-cell office:value-type="float" office:value="16158" calcext:value-type="float">
            <text:p>16158</text:p>
          </table:table-cell>
          <table:table-cell office:value-type="float" office:value="125.307000000009" calcext:value-type="float">
            <text:p>125,307000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769" calcext:value-type="float">
            <text:p>1769</text:p>
          </table:table-cell>
          <table:table-cell office:value-type="float" office:value="3884" calcext:value-type="float">
            <text:p>3884</text:p>
          </table:table-cell>
          <table:table-cell office:value-type="float" office:value="30.9520000000008" calcext:value-type="float">
            <text:p>30,95200000000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270" calcext:value-type="float">
            <text:p>270</text:p>
          </table:table-cell>
          <table:table-cell office:value-type="float" office:value="3.21699999999999" calcext:value-type="float">
            <text:p>3,216999999999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6" calcext:value-type="float">
            <text:p>856</text:p>
          </table:table-cell>
          <table:table-cell office:value-type="float" office:value="2083" calcext:value-type="float">
            <text:p>2083</text:p>
          </table:table-cell>
          <table:table-cell office:value-type="float" office:value="26.461" calcext:value-type="float">
            <text:p>26,46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247" calcext:value-type="float">
            <text:p>247</text:p>
          </table:table-cell>
          <table:table-cell office:value-type="float" office:value="1.786" calcext:value-type="float">
            <text:p>1,78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6" calcext:value-type="float">
            <text:p>416</text:p>
          </table:table-cell>
          <table:table-cell office:value-type="float" office:value="968" calcext:value-type="float">
            <text:p>968</text:p>
          </table:table-cell>
          <table:table-cell office:value-type="float" office:value="7.69899999999998" calcext:value-type="float">
            <text:p>7,698999999999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472" calcext:value-type="float">
            <text:p>472</text:p>
          </table:table-cell>
          <table:table-cell office:value-type="float" office:value="3.69599999999998" calcext:value-type="float">
            <text:p>3,695999999999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96" calcext:value-type="float">
            <text:p>396</text:p>
          </table:table-cell>
          <table:table-cell office:value-type="float" office:value="2.98099999999998" calcext:value-type="float">
            <text:p>2,980999999999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63" calcext:value-type="float">
            <text:p>863</text:p>
          </table:table-cell>
          <table:table-cell office:value-type="float" office:value="2020" calcext:value-type="float">
            <text:p>2020</text:p>
          </table:table-cell>
          <table:table-cell office:value-type="float" office:value="26.748" calcext:value-type="float">
            <text:p>26,74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80" calcext:value-type="float">
            <text:p>1980</text:p>
          </table:table-cell>
          <table:table-cell office:value-type="float" office:value="4375" calcext:value-type="float">
            <text:p>4375</text:p>
          </table:table-cell>
          <table:table-cell office:value-type="float" office:value="40.8720000000005" calcext:value-type="float">
            <text:p>40,87200000000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21" calcext:value-type="float">
            <text:p>221</text:p>
          </table:table-cell>
          <table:table-cell office:value-type="float" office:value="558" calcext:value-type="float">
            <text:p>558</text:p>
          </table:table-cell>
          <table:table-cell office:value-type="float" office:value="4.20199999999997" calcext:value-type="float">
            <text:p>4,201999999999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52" calcext:value-type="float">
            <text:p>3752</text:p>
          </table:table-cell>
          <table:table-cell office:value-type="float" office:value="8095" calcext:value-type="float">
            <text:p>8095</text:p>
          </table:table-cell>
          <table:table-cell office:value-type="float" office:value="64.9960000000004" calcext:value-type="float">
            <text:p>64,9960000000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1" calcext:value-type="float">
            <text:p>371</text:p>
          </table:table-cell>
          <table:table-cell office:value-type="float" office:value="824" calcext:value-type="float">
            <text:p>824</text:p>
          </table:table-cell>
          <table:table-cell office:value-type="float" office:value="9.66199999999998" calcext:value-type="float">
            <text:p>9,661999999999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561" calcext:value-type="float">
            <text:p>561</text:p>
          </table:table-cell>
          <table:table-cell office:value-type="float" office:value="7.57199999999998" calcext:value-type="float">
            <text:p>7,571999999999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0" calcext:value-type="float">
            <text:p>360</text:p>
          </table:table-cell>
          <table:table-cell office:value-type="float" office:value="854" calcext:value-type="float">
            <text:p>854</text:p>
          </table:table-cell>
          <table:table-cell office:value-type="float" office:value="6.61899999999996" calcext:value-type="float">
            <text:p>6,6189999999999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90" calcext:value-type="float">
            <text:p>790</text:p>
          </table:table-cell>
          <table:table-cell office:value-type="float" office:value="1852" calcext:value-type="float">
            <text:p>1852</text:p>
          </table:table-cell>
          <table:table-cell office:value-type="float" office:value="15.2319999999999" calcext:value-type="float">
            <text:p>15,231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503" calcext:value-type="float">
            <text:p>503</text:p>
          </table:table-cell>
          <table:table-cell office:value-type="float" office:value="4.23199999999998" calcext:value-type="float">
            <text:p>4,231999999999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846" calcext:value-type="float">
            <text:p>6846</text:p>
          </table:table-cell>
          <table:table-cell office:value-type="float" office:value="16002" calcext:value-type="float">
            <text:p>16002</text:p>
          </table:table-cell>
          <table:table-cell office:value-type="float" office:value="139.786000000003" calcext:value-type="float">
            <text:p>139,78600000000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4" calcext:value-type="float">
            <text:p>404</text:p>
          </table:table-cell>
          <table:table-cell office:value-type="float" office:value="987" calcext:value-type="float">
            <text:p>987</text:p>
          </table:table-cell>
          <table:table-cell office:value-type="float" office:value="12.383" calcext:value-type="float">
            <text:p>12,38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55" calcext:value-type="float">
            <text:p>555</text:p>
          </table:table-cell>
          <table:table-cell office:value-type="float" office:value="1315" calcext:value-type="float">
            <text:p>1315</text:p>
          </table:table-cell>
          <table:table-cell office:value-type="float" office:value="12.5799999999999" calcext:value-type="float">
            <text:p>12,57999999999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74" calcext:value-type="float">
            <text:p>1774</text:p>
          </table:table-cell>
          <table:table-cell office:value-type="float" office:value="4103" calcext:value-type="float">
            <text:p>4103</text:p>
          </table:table-cell>
          <table:table-cell office:value-type="float" office:value="31.1010000000009" calcext:value-type="float">
            <text:p>31,1010000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6" calcext:value-type="float">
            <text:p>406</text:p>
          </table:table-cell>
          <table:table-cell office:value-type="float" office:value="933" calcext:value-type="float">
            <text:p>933</text:p>
          </table:table-cell>
          <table:table-cell office:value-type="float" office:value="7.17799999999996" calcext:value-type="float">
            <text:p>7,177999999999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7" calcext:value-type="float">
            <text:p>857</text:p>
          </table:table-cell>
          <table:table-cell office:value-type="float" office:value="1976" calcext:value-type="float">
            <text:p>1976</text:p>
          </table:table-cell>
          <table:table-cell office:value-type="float" office:value="25.077" calcext:value-type="float">
            <text:p>25,0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51" calcext:value-type="float">
            <text:p>751</text:p>
          </table:table-cell>
          <table:table-cell office:value-type="float" office:value="1789" calcext:value-type="float">
            <text:p>1789</text:p>
          </table:table-cell>
          <table:table-cell office:value-type="float" office:value="24.067" calcext:value-type="float">
            <text:p>24,0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92" calcext:value-type="float">
            <text:p>1492</text:p>
          </table:table-cell>
          <table:table-cell office:value-type="float" office:value="3461" calcext:value-type="float">
            <text:p>3461</text:p>
          </table:table-cell>
          <table:table-cell office:value-type="float" office:value="26.6440000000003" calcext:value-type="float">
            <text:p>26,64400000000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0" calcext:value-type="float">
            <text:p>340</text:p>
          </table:table-cell>
          <table:table-cell office:value-type="float" office:value="802" calcext:value-type="float">
            <text:p>802</text:p>
          </table:table-cell>
          <table:table-cell office:value-type="float" office:value="6.49399999999997" calcext:value-type="float">
            <text:p>6,4939999999999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13" calcext:value-type="float">
            <text:p>1013</text:p>
          </table:table-cell>
          <table:table-cell office:value-type="float" office:value="2396" calcext:value-type="float">
            <text:p>2396</text:p>
          </table:table-cell>
          <table:table-cell office:value-type="float" office:value="20.0440000000001" calcext:value-type="float">
            <text:p>20,044000000000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71" calcext:value-type="float">
            <text:p>2371</text:p>
          </table:table-cell>
          <table:table-cell office:value-type="float" office:value="5487" calcext:value-type="float">
            <text:p>5487</text:p>
          </table:table-cell>
          <table:table-cell office:value-type="float" office:value="46.0840000000007" calcext:value-type="float">
            <text:p>46,0840000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24" calcext:value-type="float">
            <text:p>1524</text:p>
          </table:table-cell>
          <table:table-cell office:value-type="float" office:value="3503" calcext:value-type="float">
            <text:p>3503</text:p>
          </table:table-cell>
          <table:table-cell office:value-type="float" office:value="45.7700000000005" calcext:value-type="float">
            <text:p>45,77000000000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36" calcext:value-type="float">
            <text:p>2636</text:p>
          </table:table-cell>
          <table:table-cell office:value-type="float" office:value="6022" calcext:value-type="float">
            <text:p>6022</text:p>
          </table:table-cell>
          <table:table-cell office:value-type="float" office:value="57.6190000000009" calcext:value-type="float">
            <text:p>57,6190000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335" calcext:value-type="float">
            <text:p>10335</text:p>
          </table:table-cell>
          <table:table-cell office:value-type="float" office:value="23579" calcext:value-type="float">
            <text:p>23579</text:p>
          </table:table-cell>
          <table:table-cell office:value-type="float" office:value="183.838999999979" calcext:value-type="float">
            <text:p>183,8389999999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71" calcext:value-type="float">
            <text:p>2071</text:p>
          </table:table-cell>
          <table:table-cell office:value-type="float" office:value="4488" calcext:value-type="float">
            <text:p>4488</text:p>
          </table:table-cell>
          <table:table-cell office:value-type="float" office:value="36.1380000000009" calcext:value-type="float">
            <text:p>36,1380000000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2137" calcext:value-type="float">
            <text:p>2137</text:p>
          </table:table-cell>
          <table:table-cell office:value-type="float" office:value="27.4910000000001" calcext:value-type="float">
            <text:p>27,49100000000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float" office:value="1030" calcext:value-type="float">
            <text:p>1030</text:p>
          </table:table-cell>
          <table:table-cell office:value-type="float" office:value="13.882" calcext:value-type="float">
            <text:p>13,8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88" calcext:value-type="float">
            <text:p>3488</text:p>
          </table:table-cell>
          <table:table-cell office:value-type="float" office:value="7982" calcext:value-type="float">
            <text:p>7982</text:p>
          </table:table-cell>
          <table:table-cell office:value-type="float" office:value="61.7930000000004" calcext:value-type="float">
            <text:p>61,79300000000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4" calcext:value-type="float">
            <text:p>394</text:p>
          </table:table-cell>
          <table:table-cell office:value-type="float" office:value="933" calcext:value-type="float">
            <text:p>933</text:p>
          </table:table-cell>
          <table:table-cell office:value-type="float" office:value="7.40799999999995" calcext:value-type="float">
            <text:p>7,407999999999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office:value-type="float" office:value="3413" calcext:value-type="float">
            <text:p>3413</text:p>
          </table:table-cell>
          <table:table-cell office:value-type="float" office:value="28.0420000000005" calcext:value-type="float">
            <text:p>28,04200000000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24" calcext:value-type="float">
            <text:p>1824</text:p>
          </table:table-cell>
          <table:table-cell office:value-type="float" office:value="4188" calcext:value-type="float">
            <text:p>4188</text:p>
          </table:table-cell>
          <table:table-cell office:value-type="float" office:value="52.9440000000007" calcext:value-type="float">
            <text:p>52,9440000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3" calcext:value-type="float">
            <text:p>2873</text:p>
          </table:table-cell>
          <table:table-cell office:value-type="float" office:value="6424" calcext:value-type="float">
            <text:p>6424</text:p>
          </table:table-cell>
          <table:table-cell office:value-type="float" office:value="59.4130000000011" calcext:value-type="float">
            <text:p>59,4130000000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8" calcext:value-type="float">
            <text:p>948</text:p>
          </table:table-cell>
          <table:table-cell office:value-type="float" office:value="2190" calcext:value-type="float">
            <text:p>2190</text:p>
          </table:table-cell>
          <table:table-cell office:value-type="float" office:value="18.3349999999999" calcext:value-type="float">
            <text:p>18,33499999999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099" calcext:value-type="float">
            <text:p>1099</text:p>
          </table:table-cell>
          <table:table-cell office:value-type="float" office:value="8.53799999999997" calcext:value-type="float">
            <text:p>8,537999999999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1733" calcext:value-type="float">
            <text:p>1733</text:p>
          </table:table-cell>
          <table:table-cell office:value-type="float" office:value="21.239" calcext:value-type="float">
            <text:p>21,2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43" calcext:value-type="float">
            <text:p>543</text:p>
          </table:table-cell>
          <table:table-cell office:value-type="float" office:value="1318" calcext:value-type="float">
            <text:p>1318</text:p>
          </table:table-cell>
          <table:table-cell office:value-type="float" office:value="17.857" calcext:value-type="float">
            <text:p>17,8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26" calcext:value-type="float">
            <text:p>3326</text:p>
          </table:table-cell>
          <table:table-cell office:value-type="float" office:value="7585" calcext:value-type="float">
            <text:p>7585</text:p>
          </table:table-cell>
          <table:table-cell table:style-name="ce3" office:value-type="float" office:value="57.4660000000004" calcext:value-type="float">
            <text:p>57,46600000000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08" calcext:value-type="float">
            <text:p>1308</text:p>
          </table:table-cell>
          <table:table-cell office:value-type="float" office:value="2966" calcext:value-type="float">
            <text:p>2966</text:p>
          </table:table-cell>
          <table:table-cell office:value-type="float" office:value="25.7690000000002" calcext:value-type="float">
            <text:p>25,76900000000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0" calcext:value-type="float">
            <text:p>230</text:p>
          </table:table-cell>
          <table:table-cell office:value-type="float" office:value="573" calcext:value-type="float">
            <text:p>573</text:p>
          </table:table-cell>
          <table:table-cell office:value-type="float" office:value="4.79799999999998" calcext:value-type="float">
            <text:p>4,797999999999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57" calcext:value-type="float">
            <text:p>2357</text:p>
          </table:table-cell>
          <table:table-cell office:value-type="float" office:value="5492" calcext:value-type="float">
            <text:p>5492</text:p>
          </table:table-cell>
          <table:table-cell office:value-type="float" office:value="46.6310000000007" calcext:value-type="float">
            <text:p>46,6310000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59" calcext:value-type="float">
            <text:p>1559</text:p>
          </table:table-cell>
          <table:table-cell office:value-type="float" office:value="3623" calcext:value-type="float">
            <text:p>3623</text:p>
          </table:table-cell>
          <table:table-cell office:value-type="float" office:value="46.2840000000005" calcext:value-type="float">
            <text:p>46,28400000000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22" calcext:value-type="float">
            <text:p>4022</text:p>
          </table:table-cell>
          <table:table-cell office:value-type="float" office:value="9128" calcext:value-type="float">
            <text:p>9128</text:p>
          </table:table-cell>
          <table:table-cell office:value-type="float" office:value="71.7520000000012" calcext:value-type="float">
            <text:p>71,75200000000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63" calcext:value-type="float">
            <text:p>263</text:p>
          </table:table-cell>
          <table:table-cell office:value-type="float" office:value="644" calcext:value-type="float">
            <text:p>644</text:p>
          </table:table-cell>
          <table:table-cell office:value-type="float" office:value="5.76599999999998" calcext:value-type="float">
            <text:p>5,765999999999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51" calcext:value-type="float">
            <text:p>751</text:p>
          </table:table-cell>
          <table:table-cell office:value-type="float" office:value="1637" calcext:value-type="float">
            <text:p>1637</text:p>
          </table:table-cell>
          <table:table-cell office:value-type="float" office:value="12.8089999999999" calcext:value-type="float">
            <text:p>12,80899999999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710" calcext:value-type="float">
            <text:p>710</text:p>
          </table:table-cell>
          <table:table-cell office:value-type="float" office:value="8.71599999999998" calcext:value-type="float">
            <text:p>8,715999999999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28" calcext:value-type="float">
            <text:p>1228</text:p>
          </table:table-cell>
          <table:table-cell office:value-type="float" office:value="2865" calcext:value-type="float">
            <text:p>2865</text:p>
          </table:table-cell>
          <table:table-cell office:value-type="float" office:value="45.6880000000003" calcext:value-type="float">
            <text:p>45,688000000000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64" calcext:value-type="float">
            <text:p>2264</text:p>
          </table:table-cell>
          <table:table-cell office:value-type="float" office:value="5189" calcext:value-type="float">
            <text:p>5189</text:p>
          </table:table-cell>
          <table:table-cell office:value-type="float" office:value="40.1870000000007" calcext:value-type="float">
            <text:p>40,1870000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40" calcext:value-type="float">
            <text:p>2240</text:p>
          </table:table-cell>
          <table:table-cell office:value-type="float" office:value="5148" calcext:value-type="float">
            <text:p>5148</text:p>
          </table:table-cell>
          <table:table-cell office:value-type="float" office:value="42.9280000000007" calcext:value-type="float">
            <text:p>42,9280000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87" calcext:value-type="float">
            <text:p>587</text:p>
          </table:table-cell>
          <table:table-cell office:value-type="float" office:value="1417" calcext:value-type="float">
            <text:p>1417</text:p>
          </table:table-cell>
          <table:table-cell office:value-type="float" office:value="11.0259999999999" calcext:value-type="float">
            <text:p>11,025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2" calcext:value-type="float">
            <text:p>1802</text:p>
          </table:table-cell>
          <table:table-cell office:value-type="float" office:value="4149" calcext:value-type="float">
            <text:p>4149</text:p>
          </table:table-cell>
          <table:table-cell office:value-type="float" office:value="35.8870000000007" calcext:value-type="float">
            <text:p>35,8870000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55" calcext:value-type="float">
            <text:p>755</text:p>
          </table:table-cell>
          <table:table-cell office:value-type="float" office:value="1736" calcext:value-type="float">
            <text:p>1736</text:p>
          </table:table-cell>
          <table:table-cell office:value-type="float" office:value="22.1459999999999" calcext:value-type="float">
            <text:p>22,145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float" office:value="2.32499999999999" calcext:value-type="float">
            <text:p>2,32499999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121" calcext:value-type="float">
            <text:p>3121</text:p>
          </table:table-cell>
          <table:table-cell office:value-type="float" office:value="7197" calcext:value-type="float">
            <text:p>7197</text:p>
          </table:table-cell>
          <table:table-cell office:value-type="float" office:value="60.7480000000008" calcext:value-type="float">
            <text:p>60,7480000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3" calcext:value-type="float">
            <text:p>653</text:p>
          </table:table-cell>
          <table:table-cell office:value-type="float" office:value="1504" calcext:value-type="float">
            <text:p>1504</text:p>
          </table:table-cell>
          <table:table-cell office:value-type="float" office:value="11.9029999999999" calcext:value-type="float">
            <text:p>11,9029999999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1841" calcext:value-type="float">
            <text:p>1841</text:p>
          </table:table-cell>
          <table:table-cell office:value-type="float" office:value="23.065" calcext:value-type="float">
            <text:p>23,06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46" calcext:value-type="float">
            <text:p>1546</text:p>
          </table:table-cell>
          <table:table-cell office:value-type="float" office:value="3667" calcext:value-type="float">
            <text:p>3667</text:p>
          </table:table-cell>
          <table:table-cell office:value-type="float" office:value="55.4470000000008" calcext:value-type="float">
            <text:p>55,4470000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310" calcext:value-type="float">
            <text:p>4310</text:p>
          </table:table-cell>
          <table:table-cell office:value-type="float" office:value="9915" calcext:value-type="float">
            <text:p>9915</text:p>
          </table:table-cell>
          <table:table-cell office:value-type="float" office:value="75.6720000000012" calcext:value-type="float">
            <text:p>75,67200000000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62" calcext:value-type="float">
            <text:p>962</text:p>
          </table:table-cell>
          <table:table-cell office:value-type="float" office:value="2229" calcext:value-type="float">
            <text:p>2229</text:p>
          </table:table-cell>
          <table:table-cell office:value-type="float" office:value="18.0229999999999" calcext:value-type="float">
            <text:p>18,02299999999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01" calcext:value-type="float">
            <text:p>1601</text:p>
          </table:table-cell>
          <table:table-cell office:value-type="float" office:value="3688" calcext:value-type="float">
            <text:p>3688</text:p>
          </table:table-cell>
          <table:table-cell office:value-type="float" office:value="31.7560000000006" calcext:value-type="float">
            <text:p>31,75600000000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59" calcext:value-type="float">
            <text:p>1259</text:p>
          </table:table-cell>
          <table:table-cell office:value-type="float" office:value="2901" calcext:value-type="float">
            <text:p>2901</text:p>
          </table:table-cell>
          <table:table-cell office:value-type="float" office:value="25.4260000000002" calcext:value-type="float">
            <text:p>25,426000000000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1" calcext:value-type="float">
            <text:p>2031</text:p>
          </table:table-cell>
          <table:table-cell office:value-type="float" office:value="4646" calcext:value-type="float">
            <text:p>4646</text:p>
          </table:table-cell>
          <table:table-cell office:value-type="float" office:value="60.111000000001" calcext:value-type="float">
            <text:p>60,1110000000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0" calcext:value-type="float">
            <text:p>600</text:p>
          </table:table-cell>
          <table:table-cell office:value-type="float" office:value="1441" calcext:value-type="float">
            <text:p>1441</text:p>
          </table:table-cell>
          <table:table-cell office:value-type="float" office:value="11.5829999999999" calcext:value-type="float">
            <text:p>11,58299999999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office:value-type="float" office:value="4517" calcext:value-type="float">
            <text:p>4517</text:p>
          </table:table-cell>
          <table:table-cell office:value-type="float" office:value="37.9470000000007" calcext:value-type="float">
            <text:p>37,9470000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14" calcext:value-type="float">
            <text:p>2314</text:p>
          </table:table-cell>
          <table:table-cell office:value-type="float" office:value="5067" calcext:value-type="float">
            <text:p>5067</text:p>
          </table:table-cell>
          <table:table-cell office:value-type="float" office:value="41.4090000000007" calcext:value-type="float">
            <text:p>41,40900000000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12.347" calcext:value-type="float">
            <text:p>12,3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159" calcext:value-type="float">
            <text:p>2159</text:p>
          </table:table-cell>
          <table:table-cell office:value-type="float" office:value="4955" calcext:value-type="float">
            <text:p>4955</text:p>
          </table:table-cell>
          <table:table-cell office:value-type="float" office:value="73.4010000000015" calcext:value-type="float">
            <text:p>73,401000000001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4" calcext:value-type="float">
            <text:p>464</text:p>
          </table:table-cell>
          <table:table-cell office:value-type="float" office:value="1088" calcext:value-type="float">
            <text:p>1088</text:p>
          </table:table-cell>
          <table:table-cell office:value-type="float" office:value="8.36199999999995" calcext:value-type="float">
            <text:p>8,3619999999999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98" calcext:value-type="float">
            <text:p>1298</text:p>
          </table:table-cell>
          <table:table-cell office:value-type="float" office:value="2881" calcext:value-type="float">
            <text:p>2881</text:p>
          </table:table-cell>
          <table:table-cell office:value-type="float" office:value="24.5530000000001" calcext:value-type="float">
            <text:p>24,55300000000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98" calcext:value-type="float">
            <text:p>1098</text:p>
          </table:table-cell>
          <table:table-cell office:value-type="float" office:value="2562" calcext:value-type="float">
            <text:p>2562</text:p>
          </table:table-cell>
          <table:table-cell office:value-type="float" office:value="21.2070000000001" calcext:value-type="float">
            <text:p>21,20700000000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813" calcext:value-type="float">
            <text:p>1813</text:p>
          </table:table-cell>
          <table:table-cell office:value-type="float" office:value="4230" calcext:value-type="float">
            <text:p>4230</text:p>
          </table:table-cell>
          <table:table-cell office:value-type="float" office:value="35.5360000000007" calcext:value-type="float">
            <text:p>35,5360000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858" calcext:value-type="float">
            <text:p>1858</text:p>
          </table:table-cell>
          <table:table-cell office:value-type="float" office:value="4270" calcext:value-type="float">
            <text:p>4270</text:p>
          </table:table-cell>
          <table:table-cell office:value-type="float" office:value="55.9020000000009" calcext:value-type="float">
            <text:p>55,9020000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716" calcext:value-type="float">
            <text:p>3716</text:p>
          </table:table-cell>
          <table:table-cell office:value-type="float" office:value="8267" calcext:value-type="float">
            <text:p>8267</text:p>
          </table:table-cell>
          <table:table-cell office:value-type="float" office:value="67.3160000000003" calcext:value-type="float">
            <text:p>67,316000000000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72" calcext:value-type="float">
            <text:p>1272</text:p>
          </table:table-cell>
          <table:table-cell office:value-type="float" office:value="2940" calcext:value-type="float">
            <text:p>2940</text:p>
          </table:table-cell>
          <table:table-cell office:value-type="float" office:value="23.2110000000002" calcext:value-type="float">
            <text:p>23,21100000000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68" calcext:value-type="float">
            <text:p>968</text:p>
          </table:table-cell>
          <table:table-cell office:value-type="float" office:value="2136" calcext:value-type="float">
            <text:p>2136</text:p>
          </table:table-cell>
          <table:table-cell office:value-type="float" office:value="16.9799999999999" calcext:value-type="float">
            <text:p>16,9799999999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280" calcext:value-type="float">
            <text:p>280</text:p>
          </table:table-cell>
          <table:table-cell office:value-type="float" office:value="3.46699999999999" calcext:value-type="float">
            <text:p>3,4669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89" calcext:value-type="float">
            <text:p>3189</text:p>
          </table:table-cell>
          <table:table-cell office:value-type="float" office:value="7322" calcext:value-type="float">
            <text:p>7322</text:p>
          </table:table-cell>
          <table:table-cell office:value-type="float" office:value="103.141000000002" calcext:value-type="float">
            <text:p>103,1410000000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68" calcext:value-type="float">
            <text:p>968</text:p>
          </table:table-cell>
          <table:table-cell office:value-type="float" office:value="2272" calcext:value-type="float">
            <text:p>2272</text:p>
          </table:table-cell>
          <table:table-cell office:value-type="float" office:value="17.7469999999999" calcext:value-type="float">
            <text:p>17,746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664" calcext:value-type="float">
            <text:p>664</text:p>
          </table:table-cell>
          <table:table-cell office:value-type="float" office:value="5.20899999999998" calcext:value-type="float">
            <text:p>5,2089999999999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11" calcext:value-type="float">
            <text:p>911</text:p>
          </table:table-cell>
          <table:table-cell office:value-type="float" office:value="2152" calcext:value-type="float">
            <text:p>2152</text:p>
          </table:table-cell>
          <table:table-cell office:value-type="float" office:value="17.7959999999998" calcext:value-type="float">
            <text:p>17,795999999999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258" calcext:value-type="float">
            <text:p>258</text:p>
          </table:table-cell>
          <table:table-cell office:value-type="float" office:value="1.94799999999999" calcext:value-type="float">
            <text:p>1,9479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0.925000000000001" calcext:value-type="float">
            <text:p>0,9250000000000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3" calcext:value-type="float">
            <text:p>813</text:p>
          </table:table-cell>
          <table:table-cell office:value-type="float" office:value="1838" calcext:value-type="float">
            <text:p>1838</text:p>
          </table:table-cell>
          <table:table-cell office:value-type="float" office:value="16.3929999999999" calcext:value-type="float">
            <text:p>16,3929999999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52" calcext:value-type="float">
            <text:p>3952</text:p>
          </table:table-cell>
          <table:table-cell office:value-type="float" office:value="9210" calcext:value-type="float">
            <text:p>9210</text:p>
          </table:table-cell>
          <table:table-cell office:value-type="float" office:value="75.0830000000017" calcext:value-type="float">
            <text:p>75,08300000000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1" calcext:value-type="float">
            <text:p>611</text:p>
          </table:table-cell>
          <table:table-cell office:value-type="float" office:value="1415" calcext:value-type="float">
            <text:p>1415</text:p>
          </table:table-cell>
          <table:table-cell office:value-type="float" office:value="11.689" calcext:value-type="float">
            <text:p>11,6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21" calcext:value-type="float">
            <text:p>1621</text:p>
          </table:table-cell>
          <table:table-cell office:value-type="float" office:value="3599" calcext:value-type="float">
            <text:p>3599</text:p>
          </table:table-cell>
          <table:table-cell office:value-type="float" office:value="44.8400000000005" calcext:value-type="float">
            <text:p>44,84000000000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office:value-type="float" office:value="1230" calcext:value-type="float">
            <text:p>1230</text:p>
          </table:table-cell>
          <table:table-cell office:value-type="float" office:value="16.4239999999999" calcext:value-type="float">
            <text:p>16,42399999999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51" calcext:value-type="float">
            <text:p>2051</text:p>
          </table:table-cell>
          <table:table-cell office:value-type="float" office:value="4734" calcext:value-type="float">
            <text:p>4734</text:p>
          </table:table-cell>
          <table:table-cell office:value-type="float" office:value="41.4440000000006" calcext:value-type="float">
            <text:p>41,4440000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14" calcext:value-type="float">
            <text:p>214</text:p>
          </table:table-cell>
          <table:table-cell office:value-type="float" office:value="1.697" calcext:value-type="float">
            <text:p>1,6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60" calcext:value-type="float">
            <text:p>760</text:p>
          </table:table-cell>
          <table:table-cell office:value-type="float" office:value="1786" calcext:value-type="float">
            <text:p>1786</text:p>
          </table:table-cell>
          <table:table-cell office:value-type="float" office:value="14.6859999999999" calcext:value-type="float">
            <text:p>14,68599999999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37" calcext:value-type="float">
            <text:p>1237</text:p>
          </table:table-cell>
          <table:table-cell office:value-type="float" office:value="2919" calcext:value-type="float">
            <text:p>2919</text:p>
          </table:table-cell>
          <table:table-cell office:value-type="float" office:value="24.9760000000002" calcext:value-type="float">
            <text:p>24,97600000000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33" calcext:value-type="float">
            <text:p>1633</text:p>
          </table:table-cell>
          <table:table-cell office:value-type="float" office:value="3698" calcext:value-type="float">
            <text:p>3698</text:p>
          </table:table-cell>
          <table:table-cell office:value-type="float" office:value="48.2250000000007" calcext:value-type="float">
            <text:p>48,2250000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07" calcext:value-type="float">
            <text:p>1807</text:p>
          </table:table-cell>
          <table:table-cell office:value-type="float" office:value="4067" calcext:value-type="float">
            <text:p>4067</text:p>
          </table:table-cell>
          <table:table-cell office:value-type="float" office:value="32.6650000000008" calcext:value-type="float">
            <text:p>32,6650000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2405" calcext:value-type="float">
            <text:p>2405</text:p>
          </table:table-cell>
          <table:table-cell office:value-type="float" office:value="20.095" calcext:value-type="float">
            <text:p>20,09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6" calcext:value-type="float">
            <text:p>1266</text:p>
          </table:table-cell>
          <table:table-cell office:value-type="float" office:value="2806" calcext:value-type="float">
            <text:p>2806</text:p>
          </table:table-cell>
          <table:table-cell office:value-type="float" office:value="22.5260000000003" calcext:value-type="float">
            <text:p>22,52600000000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855" calcext:value-type="float">
            <text:p>855</text:p>
          </table:table-cell>
          <table:table-cell office:value-type="float" office:value="11.0389999999999" calcext:value-type="float">
            <text:p>11,038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21" calcext:value-type="float">
            <text:p>321</text:p>
          </table:table-cell>
          <table:table-cell office:value-type="float" office:value="4.14699999999999" calcext:value-type="float">
            <text:p>4,1469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53" calcext:value-type="float">
            <text:p>653</text:p>
          </table:table-cell>
          <table:table-cell office:value-type="float" office:value="1540" calcext:value-type="float">
            <text:p>1540</text:p>
          </table:table-cell>
          <table:table-cell office:value-type="float" office:value="13.1219999999999" calcext:value-type="float">
            <text:p>13,121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38" calcext:value-type="float">
            <text:p>638</text:p>
          </table:table-cell>
          <table:table-cell office:value-type="float" office:value="1495" calcext:value-type="float">
            <text:p>1495</text:p>
          </table:table-cell>
          <table:table-cell office:value-type="float" office:value="12.1039999999999" calcext:value-type="float">
            <text:p>12,103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75" calcext:value-type="float">
            <text:p>475</text:p>
          </table:table-cell>
          <table:table-cell office:value-type="float" office:value="1099" calcext:value-type="float">
            <text:p>1099</text:p>
          </table:table-cell>
          <table:table-cell office:value-type="float" office:value="8.77299999999993" calcext:value-type="float">
            <text:p>8,7729999999999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126" calcext:value-type="float">
            <text:p>2126</text:p>
          </table:table-cell>
          <table:table-cell office:value-type="float" office:value="4965" calcext:value-type="float">
            <text:p>4965</text:p>
          </table:table-cell>
          <table:table-cell office:value-type="float" office:value="41.9360000000007" calcext:value-type="float">
            <text:p>41,9360000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274" calcext:value-type="float">
            <text:p>3274</text:p>
          </table:table-cell>
          <table:table-cell office:value-type="float" office:value="7581" calcext:value-type="float">
            <text:p>7581</text:p>
          </table:table-cell>
          <table:table-cell office:value-type="float" office:value="99.4850000000027" calcext:value-type="float">
            <text:p>99,48500000000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06" calcext:value-type="float">
            <text:p>706</text:p>
          </table:table-cell>
          <table:table-cell office:value-type="float" office:value="1614" calcext:value-type="float">
            <text:p>1614</text:p>
          </table:table-cell>
          <table:table-cell office:value-type="float" office:value="13.8639999999999" calcext:value-type="float">
            <text:p>13,8639999999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844" calcext:value-type="float">
            <text:p>2844</text:p>
          </table:table-cell>
          <table:table-cell office:value-type="float" office:value="6628" calcext:value-type="float">
            <text:p>6628</text:p>
          </table:table-cell>
          <table:table-cell office:value-type="float" office:value="54.0680000000008" calcext:value-type="float">
            <text:p>54,06800000000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930" calcext:value-type="float">
            <text:p>2930</text:p>
          </table:table-cell>
          <table:table-cell office:value-type="float" office:value="6599" calcext:value-type="float">
            <text:p>6599</text:p>
          </table:table-cell>
          <table:table-cell office:value-type="float" office:value="54.2490000000008" calcext:value-type="float">
            <text:p>54,2490000000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99" calcext:value-type="float">
            <text:p>1699</text:p>
          </table:table-cell>
          <table:table-cell office:value-type="float" office:value="3801" calcext:value-type="float">
            <text:p>3801</text:p>
          </table:table-cell>
          <table:table-cell office:value-type="float" office:value="48.1920000000005" calcext:value-type="float">
            <text:p>48,19200000000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17" calcext:value-type="float">
            <text:p>1317</text:p>
          </table:table-cell>
          <table:table-cell office:value-type="float" office:value="3036" calcext:value-type="float">
            <text:p>3036</text:p>
          </table:table-cell>
          <table:table-cell office:value-type="float" office:value="39.8040000000004" calcext:value-type="float">
            <text:p>39,8040000000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  <table:table-cell office:value-type="float" office:value="511" calcext:value-type="float">
            <text:p>511</text:p>
          </table:table-cell>
          <table:table-cell office:value-type="float" office:value="4.24899999999998" calcext:value-type="float">
            <text:p>4,248999999999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58" calcext:value-type="float">
            <text:p>258</text:p>
          </table:table-cell>
          <table:table-cell office:value-type="float" office:value="1.96199999999999" calcext:value-type="float">
            <text:p>1,9619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7" calcext:value-type="float">
            <text:p>657</text:p>
          </table:table-cell>
          <table:table-cell office:value-type="float" office:value="1587" calcext:value-type="float">
            <text:p>1587</text:p>
          </table:table-cell>
          <table:table-cell office:value-type="float" office:value="13.3219999999999" calcext:value-type="float">
            <text:p>13,321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1" calcext:value-type="float">
            <text:p>591</text:p>
          </table:table-cell>
          <table:table-cell office:value-type="float" office:value="1413" calcext:value-type="float">
            <text:p>1413</text:p>
          </table:table-cell>
          <table:table-cell office:value-type="float" office:value="12.7779999999999" calcext:value-type="float">
            <text:p>12,777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float" office:value="2.40199999999999" calcext:value-type="float">
            <text:p>2,401999999999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88" calcext:value-type="float">
            <text:p>1488</text:p>
          </table:table-cell>
          <table:table-cell office:value-type="float" office:value="3262" calcext:value-type="float">
            <text:p>3262</text:p>
          </table:table-cell>
          <table:table-cell office:value-type="float" office:value="28.5390000000004" calcext:value-type="float">
            <text:p>28,5390000000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672" calcext:value-type="float">
            <text:p>6672</text:p>
          </table:table-cell>
          <table:table-cell office:value-type="float" office:value="15289" calcext:value-type="float">
            <text:p>15289</text:p>
          </table:table-cell>
          <table:table-cell office:value-type="float" office:value="130.957000000007" calcext:value-type="float">
            <text:p>130,9570000000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645" calcext:value-type="float">
            <text:p>645</text:p>
          </table:table-cell>
          <table:table-cell office:value-type="float" office:value="5.41999999999998" calcext:value-type="float">
            <text:p>5,41999999999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319" calcext:value-type="float">
            <text:p>319</text:p>
          </table:table-cell>
          <table:table-cell office:value-type="float" office:value="3.57699999999999" calcext:value-type="float">
            <text:p>3,5769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65" calcext:value-type="float">
            <text:p>1265</text:p>
          </table:table-cell>
          <table:table-cell office:value-type="float" office:value="2996" calcext:value-type="float">
            <text:p>2996</text:p>
          </table:table-cell>
          <table:table-cell office:value-type="float" office:value="41.2090000000003" calcext:value-type="float">
            <text:p>41,209000000000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35" calcext:value-type="float">
            <text:p>1935</text:p>
          </table:table-cell>
          <table:table-cell office:value-type="float" office:value="4493" calcext:value-type="float">
            <text:p>4493</text:p>
          </table:table-cell>
          <table:table-cell office:value-type="float" office:value="37.8670000000005" calcext:value-type="float">
            <text:p>37,86700000000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office:value-type="float" office:value="2.40899999999999" calcext:value-type="float">
            <text:p>2,4089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44" calcext:value-type="float">
            <text:p>1044</text:p>
          </table:table-cell>
          <table:table-cell office:value-type="float" office:value="2445" calcext:value-type="float">
            <text:p>2445</text:p>
          </table:table-cell>
          <table:table-cell office:value-type="float" office:value="20.029" calcext:value-type="float">
            <text:p>20,02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22" calcext:value-type="float">
            <text:p>922</text:p>
          </table:table-cell>
          <table:table-cell office:value-type="float" office:value="2204" calcext:value-type="float">
            <text:p>2204</text:p>
          </table:table-cell>
          <table:table-cell office:value-type="float" office:value="19.1289999999999" calcext:value-type="float">
            <text:p>19,128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40" calcext:value-type="float">
            <text:p>1540</text:p>
          </table:table-cell>
          <table:table-cell office:value-type="float" office:value="3501" calcext:value-type="float">
            <text:p>3501</text:p>
          </table:table-cell>
          <table:table-cell office:value-type="float" office:value="44.8750000000005" calcext:value-type="float">
            <text:p>44,87500000000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44" calcext:value-type="float">
            <text:p>744</text:p>
          </table:table-cell>
          <table:table-cell office:value-type="float" office:value="1690" calcext:value-type="float">
            <text:p>1690</text:p>
          </table:table-cell>
          <table:table-cell office:value-type="float" office:value="13.8909999999999" calcext:value-type="float">
            <text:p>13,890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92" calcext:value-type="float">
            <text:p>892</text:p>
          </table:table-cell>
          <table:table-cell office:value-type="float" office:value="2069" calcext:value-type="float">
            <text:p>2069</text:p>
          </table:table-cell>
          <table:table-cell office:value-type="float" office:value="17.1599999999999" calcext:value-type="float">
            <text:p>17,15999999999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88" calcext:value-type="float">
            <text:p>1588</text:p>
          </table:table-cell>
          <table:table-cell office:value-type="float" office:value="3558" calcext:value-type="float">
            <text:p>3558</text:p>
          </table:table-cell>
          <table:table-cell office:value-type="float" office:value="29.2590000000007" calcext:value-type="float">
            <text:p>29,2590000000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float" office:value="2.111" calcext:value-type="float">
            <text:p>2,1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769" calcext:value-type="float">
            <text:p>769</text:p>
          </table:table-cell>
          <table:table-cell office:value-type="float" office:value="10.663" calcext:value-type="float">
            <text:p>10,6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0" calcext:value-type="float">
            <text:p>940</text:p>
          </table:table-cell>
          <table:table-cell office:value-type="float" office:value="2190" calcext:value-type="float">
            <text:p>2190</text:p>
          </table:table-cell>
          <table:table-cell office:value-type="float" office:value="17.8049999999999" calcext:value-type="float">
            <text:p>17,80499999999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55" calcext:value-type="float">
            <text:p>1055</text:p>
          </table:table-cell>
          <table:table-cell office:value-type="float" office:value="2405" calcext:value-type="float">
            <text:p>2405</text:p>
          </table:table-cell>
          <table:table-cell office:value-type="float" office:value="20.517" calcext:value-type="float">
            <text:p>20,5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228" calcext:value-type="float">
            <text:p>228</text:p>
          </table:table-cell>
          <table:table-cell office:value-type="float" office:value="1.787" calcext:value-type="float">
            <text:p>1,7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08" calcext:value-type="float">
            <text:p>4708</text:p>
          </table:table-cell>
          <table:table-cell office:value-type="float" office:value="11003" calcext:value-type="float">
            <text:p>11003</text:p>
          </table:table-cell>
          <table:table-cell office:value-type="float" office:value="92.5060000000034" calcext:value-type="float">
            <text:p>92,50600000000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45" calcext:value-type="float">
            <text:p>2145</text:p>
          </table:table-cell>
          <table:table-cell office:value-type="float" office:value="5007" calcext:value-type="float">
            <text:p>5007</text:p>
          </table:table-cell>
          <table:table-cell office:value-type="float" office:value="63.0200000000012" calcext:value-type="float">
            <text:p>63,02000000000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1505" calcext:value-type="float">
            <text:p>1505</text:p>
          </table:table-cell>
          <table:table-cell office:value-type="float" office:value="11.9209999999999" calcext:value-type="float">
            <text:p>11,92099999999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2" calcext:value-type="float">
            <text:p>902</text:p>
          </table:table-cell>
          <table:table-cell office:value-type="float" office:value="2117" calcext:value-type="float">
            <text:p>2117</text:p>
          </table:table-cell>
          <table:table-cell office:value-type="float" office:value="17.3519999999999" calcext:value-type="float">
            <text:p>17,35199999999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7" calcext:value-type="float">
            <text:p>607</text:p>
          </table:table-cell>
          <table:table-cell office:value-type="float" office:value="1377" calcext:value-type="float">
            <text:p>1377</text:p>
          </table:table-cell>
          <table:table-cell office:value-type="float" office:value="11.7959999999999" calcext:value-type="float">
            <text:p>11,795999999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3.78399999999999" calcext:value-type="float">
            <text:p>3,7839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556" calcext:value-type="float">
            <text:p>1556</text:p>
          </table:table-cell>
          <table:table-cell office:value-type="float" office:value="3498" calcext:value-type="float">
            <text:p>3498</text:p>
          </table:table-cell>
          <table:table-cell office:value-type="float" office:value="46.6460000000006" calcext:value-type="float">
            <text:p>46,64600000000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326" calcext:value-type="float">
            <text:p>326</text:p>
          </table:table-cell>
          <table:table-cell office:value-type="float" office:value="2.42899999999999" calcext:value-type="float">
            <text:p>2,4289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801" calcext:value-type="float">
            <text:p>3801</text:p>
          </table:table-cell>
          <table:table-cell office:value-type="float" office:value="8760" calcext:value-type="float">
            <text:p>8760</text:p>
          </table:table-cell>
          <table:table-cell office:value-type="float" office:value="74.2200000000015" calcext:value-type="float">
            <text:p>74,22000000000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14" calcext:value-type="float">
            <text:p>314</text:p>
          </table:table-cell>
          <table:table-cell office:value-type="float" office:value="772" calcext:value-type="float">
            <text:p>772</text:p>
          </table:table-cell>
          <table:table-cell office:value-type="float" office:value="6.27799999999997" calcext:value-type="float">
            <text:p>6,277999999999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790" calcext:value-type="float">
            <text:p>2790</text:p>
          </table:table-cell>
          <table:table-cell office:value-type="float" office:value="6565" calcext:value-type="float">
            <text:p>6565</text:p>
          </table:table-cell>
          <table:table-cell office:value-type="float" office:value="56.458000000001" calcext:value-type="float">
            <text:p>56,4580000000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22" calcext:value-type="float">
            <text:p>1122</text:p>
          </table:table-cell>
          <table:table-cell office:value-type="float" office:value="2667" calcext:value-type="float">
            <text:p>2667</text:p>
          </table:table-cell>
          <table:table-cell office:value-type="float" office:value="33.295" calcext:value-type="float">
            <text:p>33,29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14" calcext:value-type="float">
            <text:p>3914</text:p>
          </table:table-cell>
          <table:table-cell office:value-type="float" office:value="8785" calcext:value-type="float">
            <text:p>8785</text:p>
          </table:table-cell>
          <table:table-cell office:value-type="float" office:value="71.3040000000008" calcext:value-type="float">
            <text:p>71,3040000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51" calcext:value-type="float">
            <text:p>551</text:p>
          </table:table-cell>
          <table:table-cell office:value-type="float" office:value="1292" calcext:value-type="float">
            <text:p>1292</text:p>
          </table:table-cell>
          <table:table-cell office:value-type="float" office:value="10.6779999999999" calcext:value-type="float">
            <text:p>10,67799999999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766" calcext:value-type="float">
            <text:p>766</text:p>
          </table:table-cell>
          <table:table-cell office:value-type="float" office:value="6.07899999999996" calcext:value-type="float">
            <text:p>6,07899999999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906" calcext:value-type="float">
            <text:p>906</text:p>
          </table:table-cell>
          <table:table-cell office:value-type="float" office:value="11.468" calcext:value-type="float">
            <text:p>11,46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00" calcext:value-type="float">
            <text:p>3000</text:p>
          </table:table-cell>
          <table:table-cell office:value-type="float" office:value="6925" calcext:value-type="float">
            <text:p>6925</text:p>
          </table:table-cell>
          <table:table-cell office:value-type="float" office:value="99.3570000000026" calcext:value-type="float">
            <text:p>99,357000000002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26" calcext:value-type="float">
            <text:p>226</text:p>
          </table:table-cell>
          <table:table-cell office:value-type="float" office:value="555" calcext:value-type="float">
            <text:p>555</text:p>
          </table:table-cell>
          <table:table-cell office:value-type="float" office:value="4.13599999999997" calcext:value-type="float">
            <text:p>4,135999999999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83" calcext:value-type="float">
            <text:p>283</text:p>
          </table:table-cell>
          <table:table-cell office:value-type="float" office:value="682" calcext:value-type="float">
            <text:p>682</text:p>
          </table:table-cell>
          <table:table-cell office:value-type="float" office:value="5.55599999999997" calcext:value-type="float">
            <text:p>5,555999999999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90" calcext:value-type="float">
            <text:p>1390</text:p>
          </table:table-cell>
          <table:table-cell office:value-type="float" office:value="3225" calcext:value-type="float">
            <text:p>3225</text:p>
          </table:table-cell>
          <table:table-cell office:value-type="float" office:value="27.5320000000002" calcext:value-type="float">
            <text:p>27,532000000000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712" calcext:value-type="float">
            <text:p>2712</text:p>
          </table:table-cell>
          <table:table-cell office:value-type="float" office:value="6266" calcext:value-type="float">
            <text:p>6266</text:p>
          </table:table-cell>
          <table:table-cell office:value-type="float" office:value="55.817000000001" calcext:value-type="float">
            <text:p>55,8170000000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03" calcext:value-type="float">
            <text:p>2003</text:p>
          </table:table-cell>
          <table:table-cell office:value-type="float" office:value="4652" calcext:value-type="float">
            <text:p>4652</text:p>
          </table:table-cell>
          <table:table-cell office:value-type="float" office:value="58.3340000000008" calcext:value-type="float">
            <text:p>58,3340000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73" calcext:value-type="float">
            <text:p>1173</text:p>
          </table:table-cell>
          <table:table-cell office:value-type="float" office:value="2716" calcext:value-type="float">
            <text:p>2716</text:p>
          </table:table-cell>
          <table:table-cell office:value-type="float" office:value="21.5230000000001" calcext:value-type="float">
            <text:p>21,52300000000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40" calcext:value-type="float">
            <text:p>1940</text:p>
          </table:table-cell>
          <table:table-cell office:value-type="float" office:value="4437" calcext:value-type="float">
            <text:p>4437</text:p>
          </table:table-cell>
          <table:table-cell office:value-type="float" office:value="35.7650000000008" calcext:value-type="float">
            <text:p>35,7650000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29" calcext:value-type="float">
            <text:p>1429</text:p>
          </table:table-cell>
          <table:table-cell office:value-type="float" office:value="3066" calcext:value-type="float">
            <text:p>3066</text:p>
          </table:table-cell>
          <table:table-cell office:value-type="float" office:value="25.0740000000003" calcext:value-type="float">
            <text:p>25,07400000000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4" calcext:value-type="float">
            <text:p>674</text:p>
          </table:table-cell>
          <table:table-cell office:value-type="float" office:value="1528" calcext:value-type="float">
            <text:p>1528</text:p>
          </table:table-cell>
          <table:table-cell office:value-type="float" office:value="18.656" calcext:value-type="float">
            <text:p>18,6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3" calcext:value-type="float">
            <text:p>333</text:p>
          </table:table-cell>
          <table:table-cell office:value-type="float" office:value="859" calcext:value-type="float">
            <text:p>859</text:p>
          </table:table-cell>
          <table:table-cell office:value-type="float" office:value="11.235" calcext:value-type="float">
            <text:p>11,23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495" calcext:value-type="float">
            <text:p>495</text:p>
          </table:table-cell>
          <table:table-cell office:value-type="float" office:value="4.18399999999998" calcext:value-type="float">
            <text:p>4,183999999999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33" calcext:value-type="float">
            <text:p>1333</text:p>
          </table:table-cell>
          <table:table-cell office:value-type="float" office:value="3132" calcext:value-type="float">
            <text:p>3132</text:p>
          </table:table-cell>
          <table:table-cell office:value-type="float" office:value="25.6450000000004" calcext:value-type="float">
            <text:p>25,64500000000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  <table:table-cell office:value-type="float" office:value="787" calcext:value-type="float">
            <text:p>787</text:p>
          </table:table-cell>
          <table:table-cell office:value-type="float" office:value="6.52899999999997" calcext:value-type="float">
            <text:p>6,528999999999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52" calcext:value-type="float">
            <text:p>3152</text:p>
          </table:table-cell>
          <table:table-cell office:value-type="float" office:value="7449" calcext:value-type="float">
            <text:p>7449</text:p>
          </table:table-cell>
          <table:table-cell office:value-type="float" office:value="64.1980000000005" calcext:value-type="float">
            <text:p>64,19800000000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1" calcext:value-type="float">
            <text:p>351</text:p>
          </table:table-cell>
          <table:table-cell office:value-type="float" office:value="827" calcext:value-type="float">
            <text:p>827</text:p>
          </table:table-cell>
          <table:table-cell office:value-type="float" office:value="11.453" calcext:value-type="float">
            <text:p>11,4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055" calcext:value-type="float">
            <text:p>2055</text:p>
          </table:table-cell>
          <table:table-cell office:value-type="float" office:value="4605" calcext:value-type="float">
            <text:p>4605</text:p>
          </table:table-cell>
          <table:table-cell office:value-type="float" office:value="37.3050000000007" calcext:value-type="float">
            <text:p>37,3050000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658" calcext:value-type="float">
            <text:p>8658</text:p>
          </table:table-cell>
          <table:table-cell office:value-type="float" office:value="19720" calcext:value-type="float">
            <text:p>19720</text:p>
          </table:table-cell>
          <table:table-cell office:value-type="float" office:value="163.634999999995" calcext:value-type="float">
            <text:p>163,6349999999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05" calcext:value-type="float">
            <text:p>1205</text:p>
          </table:table-cell>
          <table:table-cell office:value-type="float" office:value="2647" calcext:value-type="float">
            <text:p>2647</text:p>
          </table:table-cell>
          <table:table-cell office:value-type="float" office:value="21.4210000000002" calcext:value-type="float">
            <text:p>21,4210000000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office:value-type="float" office:value="1477" calcext:value-type="float">
            <text:p>1477</text:p>
          </table:table-cell>
          <table:table-cell office:value-type="float" office:value="18.667" calcext:value-type="float">
            <text:p>18,6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52" calcext:value-type="float">
            <text:p>252</text:p>
          </table:table-cell>
          <table:table-cell office:value-type="float" office:value="3.29499999999999" calcext:value-type="float">
            <text:p>3,2949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71" calcext:value-type="float">
            <text:p>1371</text:p>
          </table:table-cell>
          <table:table-cell office:value-type="float" office:value="3195" calcext:value-type="float">
            <text:p>3195</text:p>
          </table:table-cell>
          <table:table-cell office:value-type="float" office:value="25.3590000000001" calcext:value-type="float">
            <text:p>25,35900000000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77" calcext:value-type="float">
            <text:p>1277</text:p>
          </table:table-cell>
          <table:table-cell office:value-type="float" office:value="2919" calcext:value-type="float">
            <text:p>2919</text:p>
          </table:table-cell>
          <table:table-cell office:value-type="float" office:value="24.5440000000003" calcext:value-type="float">
            <text:p>24,54400000000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2" calcext:value-type="float">
            <text:p>482</text:p>
          </table:table-cell>
          <table:table-cell office:value-type="float" office:value="1146" calcext:value-type="float">
            <text:p>1146</text:p>
          </table:table-cell>
          <table:table-cell office:value-type="float" office:value="9.39899999999992" calcext:value-type="float">
            <text:p>9,398999999999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284" calcext:value-type="float">
            <text:p>284</text:p>
          </table:table-cell>
          <table:table-cell office:value-type="float" office:value="2.25499999999999" calcext:value-type="float">
            <text:p>2,2549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910" calcext:value-type="float">
            <text:p>2910</text:p>
          </table:table-cell>
          <table:table-cell office:value-type="float" office:value="6750" calcext:value-type="float">
            <text:p>6750</text:p>
          </table:table-cell>
          <table:table-cell office:value-type="float" office:value="87.4040000000021" calcext:value-type="float">
            <text:p>87,40400000000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2208" calcext:value-type="float">
            <text:p>2208</text:p>
          </table:table-cell>
          <table:table-cell office:value-type="float" office:value="17.9909999999999" calcext:value-type="float">
            <text:p>17,99099999999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246" calcext:value-type="float">
            <text:p>524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.811000000005" calcext:value-type="float">
            <text:p>100,8110000000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83" calcext:value-type="float">
            <text:p>1583</text:p>
          </table:table-cell>
          <table:table-cell office:value-type="float" office:value="3479" calcext:value-type="float">
            <text:p>3479</text:p>
          </table:table-cell>
          <table:table-cell office:value-type="float" office:value="27.1680000000004" calcext:value-type="float">
            <text:p>27,16800000000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0" calcext:value-type="float">
            <text:p>670</text:p>
          </table:table-cell>
          <table:table-cell office:value-type="float" office:value="1486" calcext:value-type="float">
            <text:p>1486</text:p>
          </table:table-cell>
          <table:table-cell office:value-type="float" office:value="18.092" calcext:value-type="float">
            <text:p>18,0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86" calcext:value-type="float">
            <text:p>1186</text:p>
          </table:table-cell>
          <table:table-cell office:value-type="float" office:value="2748" calcext:value-type="float">
            <text:p>2748</text:p>
          </table:table-cell>
          <table:table-cell office:value-type="float" office:value="38.6950000000002" calcext:value-type="float">
            <text:p>38,69500000000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16" calcext:value-type="float">
            <text:p>716</text:p>
          </table:table-cell>
          <table:table-cell office:value-type="float" office:value="1701" calcext:value-type="float">
            <text:p>1701</text:p>
          </table:table-cell>
          <table:table-cell table:style-name="ce3" office:value-type="float" office:value="14.1509999999999" calcext:value-type="float">
            <text:p>14,150999999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728" calcext:value-type="float">
            <text:p>728</text:p>
          </table:table-cell>
          <table:table-cell office:value-type="float" office:value="5.32899999999996" calcext:value-type="float">
            <text:p>5,328999999999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81" calcext:value-type="float">
            <text:p>1081</text:p>
          </table:table-cell>
          <table:table-cell office:value-type="float" office:value="2569" calcext:value-type="float">
            <text:p>2569</text:p>
          </table:table-cell>
          <table:table-cell office:value-type="float" office:value="21.7750000000001" calcext:value-type="float">
            <text:p>21,775000000000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258" calcext:value-type="float">
            <text:p>258</text:p>
          </table:table-cell>
          <table:table-cell office:value-type="float" office:value="2.116" calcext:value-type="float">
            <text:p>2,1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33" calcext:value-type="float">
            <text:p>4433</text:p>
          </table:table-cell>
          <table:table-cell office:value-type="float" office:value="10281" calcext:value-type="float">
            <text:p>10281</text:p>
          </table:table-cell>
          <table:table-cell office:value-type="float" office:value="134.642000000003" calcext:value-type="float">
            <text:p>134,6420000000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690" calcext:value-type="float">
            <text:p>4690</text:p>
          </table:table-cell>
          <table:table-cell office:value-type="float" office:value="10657" calcext:value-type="float">
            <text:p>10657</text:p>
          </table:table-cell>
          <table:table-cell office:value-type="float" office:value="90.7530000000034" calcext:value-type="float">
            <text:p>90,75300000000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66" calcext:value-type="float">
            <text:p>1366</text:p>
          </table:table-cell>
          <table:table-cell office:value-type="float" office:value="3135" calcext:value-type="float">
            <text:p>3135</text:p>
          </table:table-cell>
          <table:table-cell office:value-type="float" office:value="25.7280000000003" calcext:value-type="float">
            <text:p>25,72800000000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880" calcext:value-type="float">
            <text:p>1880</text:p>
          </table:table-cell>
          <table:table-cell office:value-type="float" office:value="4176" calcext:value-type="float">
            <text:p>4176</text:p>
          </table:table-cell>
          <table:table-cell office:value-type="float" office:value="33.7380000000009" calcext:value-type="float">
            <text:p>33,73800000000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513" calcext:value-type="float">
            <text:p>513</text:p>
          </table:table-cell>
          <table:table-cell office:value-type="float" office:value="6.21399999999998" calcext:value-type="float">
            <text:p>6,213999999999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5" calcext:value-type="float">
            <text:p>605</text:p>
          </table:table-cell>
          <table:table-cell office:value-type="float" office:value="1458" calcext:value-type="float">
            <text:p>1458</text:p>
          </table:table-cell>
          <table:table-cell office:value-type="float" office:value="18.349" calcext:value-type="float">
            <text:p>18,34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06" calcext:value-type="float">
            <text:p>1406</text:p>
          </table:table-cell>
          <table:table-cell office:value-type="float" office:value="3252" calcext:value-type="float">
            <text:p>3252</text:p>
          </table:table-cell>
          <table:table-cell office:value-type="float" office:value="27.6210000000003" calcext:value-type="float">
            <text:p>27,62100000000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79" calcext:value-type="float">
            <text:p>1579</text:p>
          </table:table-cell>
          <table:table-cell office:value-type="float" office:value="3590" calcext:value-type="float">
            <text:p>3590</text:p>
          </table:table-cell>
          <table:table-cell office:value-type="float" office:value="30.3900000000004" calcext:value-type="float">
            <text:p>30,390000000000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92" calcext:value-type="float">
            <text:p>1092</text:p>
          </table:table-cell>
          <table:table-cell office:value-type="float" office:value="2567" calcext:value-type="float">
            <text:p>2567</text:p>
          </table:table-cell>
          <table:table-cell office:value-type="float" office:value="21.9080000000001" calcext:value-type="float">
            <text:p>21,90800000000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693" calcext:value-type="float">
            <text:p>1693</text:p>
          </table:table-cell>
          <table:table-cell office:value-type="float" office:value="3961" calcext:value-type="float">
            <text:p>3961</text:p>
          </table:table-cell>
          <table:table-cell office:value-type="float" office:value="33.8330000000006" calcext:value-type="float">
            <text:p>33,8330000000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17" calcext:value-type="float">
            <text:p>1317</text:p>
          </table:table-cell>
          <table:table-cell office:value-type="float" office:value="3088" calcext:value-type="float">
            <text:p>3088</text:p>
          </table:table-cell>
          <table:table-cell office:value-type="float" office:value="43.3410000000003" calcext:value-type="float">
            <text:p>43,34100000000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14" calcext:value-type="float">
            <text:p>1214</text:p>
          </table:table-cell>
          <table:table-cell office:value-type="float" office:value="2771" calcext:value-type="float">
            <text:p>2771</text:p>
          </table:table-cell>
          <table:table-cell office:value-type="float" office:value="24.0630000000001" calcext:value-type="float">
            <text:p>24,06300000000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83" calcext:value-type="float">
            <text:p>3583</text:p>
          </table:table-cell>
          <table:table-cell office:value-type="float" office:value="8337" calcext:value-type="float">
            <text:p>8337</text:p>
          </table:table-cell>
          <table:table-cell office:value-type="float" office:value="67.2360000000008" calcext:value-type="float">
            <text:p>67,2360000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95" calcext:value-type="float">
            <text:p>295</text:p>
          </table:table-cell>
          <table:table-cell office:value-type="float" office:value="733" calcext:value-type="float">
            <text:p>733</text:p>
          </table:table-cell>
          <table:table-cell office:value-type="float" office:value="5.82099999999996" calcext:value-type="float">
            <text:p>5,820999999999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" calcext:value-type="float">
            <text:p>221</text:p>
          </table:table-cell>
          <table:table-cell office:value-type="float" office:value="573" calcext:value-type="float">
            <text:p>573</text:p>
          </table:table-cell>
          <table:table-cell office:value-type="float" office:value="6.95299999999998" calcext:value-type="float">
            <text:p>6,952999999999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68" calcext:value-type="float">
            <text:p>968</text:p>
          </table:table-cell>
          <table:table-cell office:value-type="float" office:value="2312" calcext:value-type="float">
            <text:p>2312</text:p>
          </table:table-cell>
          <table:table-cell office:value-type="float" office:value="30.797" calcext:value-type="float">
            <text:p>30,79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571" calcext:value-type="float">
            <text:p>1571</text:p>
          </table:table-cell>
          <table:table-cell office:value-type="float" office:value="3631" calcext:value-type="float">
            <text:p>3631</text:p>
          </table:table-cell>
          <table:table-cell office:value-type="float" office:value="31.0310000000006" calcext:value-type="float">
            <text:p>31,0310000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70" calcext:value-type="float">
            <text:p>1070</text:p>
          </table:table-cell>
          <table:table-cell office:value-type="float" office:value="2490" calcext:value-type="float">
            <text:p>2490</text:p>
          </table:table-cell>
          <table:table-cell office:value-type="float" office:value="20.994" calcext:value-type="float">
            <text:p>20,99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float" office:value="4.07999999999998" calcext:value-type="float">
            <text:p>4,079999999999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195" calcext:value-type="float">
            <text:p>2195</text:p>
          </table:table-cell>
          <table:table-cell office:value-type="float" office:value="5120" calcext:value-type="float">
            <text:p>5120</text:p>
          </table:table-cell>
          <table:table-cell office:value-type="float" office:value="45.9590000000007" calcext:value-type="float">
            <text:p>45,9590000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7" calcext:value-type="float">
            <text:p>357</text:p>
          </table:table-cell>
          <table:table-cell office:value-type="float" office:value="883" calcext:value-type="float">
            <text:p>883</text:p>
          </table:table-cell>
          <table:table-cell office:value-type="float" office:value="12.837" calcext:value-type="float">
            <text:p>12,8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736" calcext:value-type="float">
            <text:p>3736</text:p>
          </table:table-cell>
          <table:table-cell office:value-type="float" office:value="8379" calcext:value-type="float">
            <text:p>8379</text:p>
          </table:table-cell>
          <table:table-cell office:value-type="float" office:value="69.032000000001" calcext:value-type="float">
            <text:p>69,032000000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941" calcext:value-type="float">
            <text:p>3941</text:p>
          </table:table-cell>
          <table:table-cell office:value-type="float" office:value="9186" calcext:value-type="float">
            <text:p>9186</text:p>
          </table:table-cell>
          <table:table-cell office:value-type="float" office:value="74.437000000001" calcext:value-type="float">
            <text:p>74,437000000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579" calcext:value-type="float">
            <text:p>1579</text:p>
          </table:table-cell>
          <table:table-cell office:value-type="float" office:value="3506" calcext:value-type="float">
            <text:p>3506</text:p>
          </table:table-cell>
          <table:table-cell office:value-type="float" office:value="27.9130000000006" calcext:value-type="float">
            <text:p>27,9130000000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2" calcext:value-type="float">
            <text:p>372</text:p>
          </table:table-cell>
          <table:table-cell office:value-type="float" office:value="882" calcext:value-type="float">
            <text:p>882</text:p>
          </table:table-cell>
          <table:table-cell office:value-type="float" office:value="10.778" calcext:value-type="float">
            <text:p>10,7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5" calcext:value-type="float">
            <text:p>1275</text:p>
          </table:table-cell>
          <table:table-cell office:value-type="float" office:value="2966" calcext:value-type="float">
            <text:p>2966</text:p>
          </table:table-cell>
          <table:table-cell office:value-type="float" office:value="39.6100000000003" calcext:value-type="float">
            <text:p>39,61000000000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36" calcext:value-type="float">
            <text:p>1136</text:p>
          </table:table-cell>
          <table:table-cell office:value-type="float" office:value="2590" calcext:value-type="float">
            <text:p>2590</text:p>
          </table:table-cell>
          <table:table-cell office:value-type="float" office:value="21.5270000000001" calcext:value-type="float">
            <text:p>21,527000000000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231" calcext:value-type="float">
            <text:p>231</text:p>
          </table:table-cell>
          <table:table-cell office:value-type="float" office:value="1.995" calcext:value-type="float">
            <text:p>1,99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96" calcext:value-type="float">
            <text:p>2396</text:p>
          </table:table-cell>
          <table:table-cell office:value-type="float" office:value="5650" calcext:value-type="float">
            <text:p>5650</text:p>
          </table:table-cell>
          <table:table-cell office:value-type="float" office:value="50.6150000000008" calcext:value-type="float">
            <text:p>50,6150000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74" calcext:value-type="float">
            <text:p>5374</text:p>
          </table:table-cell>
          <table:table-cell office:value-type="float" office:value="12463" calcext:value-type="float">
            <text:p>12463</text:p>
          </table:table-cell>
          <table:table-cell office:value-type="float" office:value="105.169000000004" calcext:value-type="float">
            <text:p>105,16900000000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60" calcext:value-type="float">
            <text:p>1360</text:p>
          </table:table-cell>
          <table:table-cell office:value-type="float" office:value="3149" calcext:value-type="float">
            <text:p>3149</text:p>
          </table:table-cell>
          <table:table-cell office:value-type="float" office:value="44.6200000000003" calcext:value-type="float">
            <text:p>44,62000000000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949" calcext:value-type="float">
            <text:p>5949</text:p>
          </table:table-cell>
          <table:table-cell office:value-type="float" office:value="13277" calcext:value-type="float">
            <text:p>13277</text:p>
          </table:table-cell>
          <table:table-cell office:value-type="float" office:value="106.981000000006" calcext:value-type="float">
            <text:p>106,9810000000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09" calcext:value-type="float">
            <text:p>909</text:p>
          </table:table-cell>
          <table:table-cell office:value-type="float" office:value="2108" calcext:value-type="float">
            <text:p>2108</text:p>
          </table:table-cell>
          <table:table-cell office:value-type="float" office:value="17.5199999999999" calcext:value-type="float">
            <text:p>17,51999999999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84" calcext:value-type="float">
            <text:p>3684</text:p>
          </table:table-cell>
          <table:table-cell office:value-type="float" office:value="7938" calcext:value-type="float">
            <text:p>7938</text:p>
          </table:table-cell>
          <table:table-cell office:value-type="float" office:value="63.9850000000004" calcext:value-type="float">
            <text:p>63,98500000000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8" calcext:value-type="float">
            <text:p>1068</text:p>
          </table:table-cell>
          <table:table-cell office:value-type="float" office:value="2376" calcext:value-type="float">
            <text:p>2376</text:p>
          </table:table-cell>
          <table:table-cell office:value-type="float" office:value="27.7839999999999" calcext:value-type="float">
            <text:p>27,783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18" calcext:value-type="float">
            <text:p>1318</text:p>
          </table:table-cell>
          <table:table-cell office:value-type="float" office:value="3129" calcext:value-type="float">
            <text:p>3129</text:p>
          </table:table-cell>
          <table:table-cell office:value-type="float" office:value="41.9230000000004" calcext:value-type="float">
            <text:p>41,923000000000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1332" calcext:value-type="float">
            <text:p>1332</text:p>
          </table:table-cell>
          <table:table-cell office:value-type="float" office:value="11.1539999999999" calcext:value-type="float">
            <text:p>11,153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27" calcext:value-type="float">
            <text:p>727</text:p>
          </table:table-cell>
          <table:table-cell office:value-type="float" office:value="1745" calcext:value-type="float">
            <text:p>1745</text:p>
          </table:table-cell>
          <table:table-cell office:value-type="float" office:value="14.3869999999999" calcext:value-type="float">
            <text:p>14,386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41" calcext:value-type="float">
            <text:p>641</text:p>
          </table:table-cell>
          <table:table-cell office:value-type="float" office:value="1532" calcext:value-type="float">
            <text:p>1532</text:p>
          </table:table-cell>
          <table:table-cell office:value-type="float" office:value="12.2819999999999" calcext:value-type="float">
            <text:p>12,281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1332" calcext:value-type="float">
            <text:p>1332</text:p>
          </table:table-cell>
          <table:table-cell office:value-type="float" office:value="10.8239999999999" calcext:value-type="float">
            <text:p>10,823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1" calcext:value-type="float">
            <text:p>601</text:p>
          </table:table-cell>
          <table:table-cell office:value-type="float" office:value="1398" calcext:value-type="float">
            <text:p>1398</text:p>
          </table:table-cell>
          <table:table-cell office:value-type="float" office:value="18.441" calcext:value-type="float">
            <text:p>18,44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7" calcext:value-type="float">
            <text:p>1007</text:p>
          </table:table-cell>
          <table:table-cell office:value-type="float" office:value="2292" calcext:value-type="float">
            <text:p>2292</text:p>
          </table:table-cell>
          <table:table-cell office:value-type="float" office:value="18.1819999999999" calcext:value-type="float">
            <text:p>18,18199999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52" calcext:value-type="float">
            <text:p>2552</text:p>
          </table:table-cell>
          <table:table-cell office:value-type="float" office:value="5812" calcext:value-type="float">
            <text:p>5812</text:p>
          </table:table-cell>
          <table:table-cell office:value-type="float" office:value="46.0880000000008" calcext:value-type="float">
            <text:p>46,0880000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170" calcext:value-type="float">
            <text:p>4170</text:p>
          </table:table-cell>
          <table:table-cell office:value-type="float" office:value="9076" calcext:value-type="float">
            <text:p>9076</text:p>
          </table:table-cell>
          <table:table-cell office:value-type="float" office:value="75.8300000000021" calcext:value-type="float">
            <text:p>75,8300000000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4" calcext:value-type="float">
            <text:p>934</text:p>
          </table:table-cell>
          <table:table-cell office:value-type="float" office:value="2101" calcext:value-type="float">
            <text:p>2101</text:p>
          </table:table-cell>
          <table:table-cell office:value-type="float" office:value="26.151" calcext:value-type="float">
            <text:p>26,1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3" calcext:value-type="float">
            <text:p>1253</text:p>
          </table:table-cell>
          <table:table-cell office:value-type="float" office:value="2913" calcext:value-type="float">
            <text:p>2913</text:p>
          </table:table-cell>
          <table:table-cell office:value-type="float" office:value="39.3690000000002" calcext:value-type="float">
            <text:p>39,36900000000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6" calcext:value-type="float">
            <text:p>516</text:p>
          </table:table-cell>
          <table:table-cell office:value-type="float" office:value="1197" calcext:value-type="float">
            <text:p>1197</text:p>
          </table:table-cell>
          <table:table-cell office:value-type="float" office:value="9.77699999999996" calcext:value-type="float">
            <text:p>9,776999999999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248" calcext:value-type="float">
            <text:p>1248</text:p>
          </table:table-cell>
          <table:table-cell office:value-type="float" office:value="10.3539999999999" calcext:value-type="float">
            <text:p>10,35399999999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457" calcext:value-type="float">
            <text:p>457</text:p>
          </table:table-cell>
          <table:table-cell office:value-type="float" office:value="3.80799999999998" calcext:value-type="float">
            <text:p>3,807999999999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23" calcext:value-type="float">
            <text:p>1923</text:p>
          </table:table-cell>
          <table:table-cell office:value-type="float" office:value="4434" calcext:value-type="float">
            <text:p>4434</text:p>
          </table:table-cell>
          <table:table-cell office:value-type="float" office:value="37.6940000000008" calcext:value-type="float">
            <text:p>37,6940000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87" calcext:value-type="float">
            <text:p>1087</text:p>
          </table:table-cell>
          <table:table-cell office:value-type="float" office:value="2473" calcext:value-type="float">
            <text:p>2473</text:p>
          </table:table-cell>
          <table:table-cell office:value-type="float" office:value="33.128" calcext:value-type="float">
            <text:p>33,1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16" calcext:value-type="float">
            <text:p>1716</text:p>
          </table:table-cell>
          <table:table-cell office:value-type="float" office:value="3915" calcext:value-type="float">
            <text:p>3915</text:p>
          </table:table-cell>
          <table:table-cell office:value-type="float" office:value="31.7550000000007" calcext:value-type="float">
            <text:p>31,7550000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95" calcext:value-type="float">
            <text:p>495</text:p>
          </table:table-cell>
          <table:table-cell office:value-type="float" office:value="1184" calcext:value-type="float">
            <text:p>1184</text:p>
          </table:table-cell>
          <table:table-cell office:value-type="float" office:value="9.40699999999995" calcext:value-type="float">
            <text:p>9,406999999999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426" calcext:value-type="float">
            <text:p>426</text:p>
          </table:table-cell>
          <table:table-cell office:value-type="float" office:value="3.29599999999998" calcext:value-type="float">
            <text:p>3,295999999999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float" office:value="2.93" calcext:value-type="float">
            <text:p>2,9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82" calcext:value-type="float">
            <text:p>382</text:p>
          </table:table-cell>
          <table:table-cell office:value-type="float" office:value="944" calcext:value-type="float">
            <text:p>944</text:p>
          </table:table-cell>
          <table:table-cell office:value-type="float" office:value="12.359" calcext:value-type="float">
            <text:p>12,35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166" calcext:value-type="float">
            <text:p>3166</text:p>
          </table:table-cell>
          <table:table-cell office:value-type="float" office:value="7236" calcext:value-type="float">
            <text:p>7236</text:p>
          </table:table-cell>
          <table:table-cell office:value-type="float" office:value="60.7900000000008" calcext:value-type="float">
            <text:p>60,7900000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00" calcext:value-type="float">
            <text:p>1700</text:p>
          </table:table-cell>
          <table:table-cell office:value-type="float" office:value="3928" calcext:value-type="float">
            <text:p>3928</text:p>
          </table:table-cell>
          <table:table-cell office:value-type="float" office:value="33.5990000000007" calcext:value-type="float">
            <text:p>33,5990000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398" calcext:value-type="float">
            <text:p>398</text:p>
          </table:table-cell>
          <table:table-cell office:value-type="float" office:value="3.23499999999998" calcext:value-type="float">
            <text:p>3,234999999999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293" calcext:value-type="float">
            <text:p>2293</text:p>
          </table:table-cell>
          <table:table-cell office:value-type="float" office:value="5347" calcext:value-type="float">
            <text:p>5347</text:p>
          </table:table-cell>
          <table:table-cell office:value-type="float" office:value="46.2960000000008" calcext:value-type="float">
            <text:p>46,2960000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239" calcext:value-type="float">
            <text:p>239</text:p>
          </table:table-cell>
          <table:table-cell office:value-type="float" office:value="2.88299999999999" calcext:value-type="float">
            <text:p>2,882999999999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35" calcext:value-type="float">
            <text:p>2635</text:p>
          </table:table-cell>
          <table:table-cell office:value-type="float" office:value="5967" calcext:value-type="float">
            <text:p>5967</text:p>
          </table:table-cell>
          <table:table-cell office:value-type="float" office:value="48.4850000000008" calcext:value-type="float">
            <text:p>48,4850000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46" calcext:value-type="float">
            <text:p>3346</text:p>
          </table:table-cell>
          <table:table-cell office:value-type="float" office:value="7768" calcext:value-type="float">
            <text:p>7768</text:p>
          </table:table-cell>
          <table:table-cell office:value-type="float" office:value="63.3730000000006" calcext:value-type="float">
            <text:p>63,37300000000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79" calcext:value-type="float">
            <text:p>3079</text:p>
          </table:table-cell>
          <table:table-cell office:value-type="float" office:value="6638" calcext:value-type="float">
            <text:p>6638</text:p>
          </table:table-cell>
          <table:table-cell office:value-type="float" office:value="56.6520000000001" calcext:value-type="float">
            <text:p>56,652000000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474" calcext:value-type="float">
            <text:p>474</text:p>
          </table:table-cell>
          <table:table-cell office:value-type="float" office:value="5.56999999999998" calcext:value-type="float">
            <text:p>5,569999999999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8" calcext:value-type="float">
            <text:p>358</text:p>
          </table:table-cell>
          <table:table-cell office:value-type="float" office:value="875" calcext:value-type="float">
            <text:p>875</text:p>
          </table:table-cell>
          <table:table-cell office:value-type="float" office:value="11.2619999999999" calcext:value-type="float">
            <text:p>11,26199999999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73" calcext:value-type="float">
            <text:p>4073</text:p>
          </table:table-cell>
          <table:table-cell office:value-type="float" office:value="9371" calcext:value-type="float">
            <text:p>9371</text:p>
          </table:table-cell>
          <table:table-cell office:value-type="float" office:value="79.3790000000018" calcext:value-type="float">
            <text:p>79,37900000000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19" calcext:value-type="float">
            <text:p>1019</text:p>
          </table:table-cell>
          <table:table-cell office:value-type="float" office:value="2338" calcext:value-type="float">
            <text:p>2338</text:p>
          </table:table-cell>
          <table:table-cell office:value-type="float" office:value="20.433" calcext:value-type="float">
            <text:p>20,43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5" calcext:value-type="float">
            <text:p>745</text:p>
          </table:table-cell>
          <table:table-cell office:value-type="float" office:value="1757" calcext:value-type="float">
            <text:p>1757</text:p>
          </table:table-cell>
          <table:table-cell office:value-type="float" office:value="14.9019999999999" calcext:value-type="float">
            <text:p>14,90199999999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139" calcext:value-type="float">
            <text:p>4139</text:p>
          </table:table-cell>
          <table:table-cell office:value-type="float" office:value="9652" calcext:value-type="float">
            <text:p>9652</text:p>
          </table:table-cell>
          <table:table-cell office:value-type="float" office:value="83.6130000000032" calcext:value-type="float">
            <text:p>83,61300000000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60" calcext:value-type="float">
            <text:p>2660</text:p>
          </table:table-cell>
          <table:table-cell office:value-type="float" office:value="6096" calcext:value-type="float">
            <text:p>6096</text:p>
          </table:table-cell>
          <table:table-cell office:value-type="float" office:value="84.2910000000017" calcext:value-type="float">
            <text:p>84,291000000001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09" calcext:value-type="float">
            <text:p>1209</text:p>
          </table:table-cell>
          <table:table-cell office:value-type="float" office:value="2747" calcext:value-type="float">
            <text:p>2747</text:p>
          </table:table-cell>
          <table:table-cell office:value-type="float" office:value="24.2880000000002" calcext:value-type="float">
            <text:p>24,28800000000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14" calcext:value-type="float">
            <text:p>614</text:p>
          </table:table-cell>
          <table:table-cell office:value-type="float" office:value="1413" calcext:value-type="float">
            <text:p>1413</text:p>
          </table:table-cell>
          <table:table-cell office:value-type="float" office:value="12.4429999999999" calcext:value-type="float">
            <text:p>12,44299999999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38" calcext:value-type="float">
            <text:p>1238</text:p>
          </table:table-cell>
          <table:table-cell office:value-type="float" office:value="2776" calcext:value-type="float">
            <text:p>2776</text:p>
          </table:table-cell>
          <table:table-cell office:value-type="float" office:value="22.5110000000002" calcext:value-type="float">
            <text:p>22,51100000000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  <table:table-cell office:value-type="float" office:value="833" calcext:value-type="float">
            <text:p>833</text:p>
          </table:table-cell>
          <table:table-cell office:value-type="float" office:value="10.109" calcext:value-type="float">
            <text:p>10,1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254" calcext:value-type="float">
            <text:p>254</text:p>
          </table:table-cell>
          <table:table-cell office:value-type="float" office:value="3.03099999999999" calcext:value-type="float">
            <text:p>3,030999999999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1.726" calcext:value-type="float">
            <text:p>1,72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65" calcext:value-type="float">
            <text:p>1865</text:p>
          </table:table-cell>
          <table:table-cell office:value-type="float" office:value="4317" calcext:value-type="float">
            <text:p>4317</text:p>
          </table:table-cell>
          <table:table-cell office:value-type="float" office:value="37.9000000000006" calcext:value-type="float">
            <text:p>37,900000000000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1.539" calcext:value-type="float">
            <text:p>1,53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741" calcext:value-type="float">
            <text:p>1741</text:p>
          </table:table-cell>
          <table:table-cell office:value-type="float" office:value="4088" calcext:value-type="float">
            <text:p>4088</text:p>
          </table:table-cell>
          <table:table-cell office:value-type="float" office:value="34.1160000000007" calcext:value-type="float">
            <text:p>34,1160000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745" calcext:value-type="float">
            <text:p>745</text:p>
          </table:table-cell>
          <table:table-cell office:value-type="float" office:value="9.73699999999996" calcext:value-type="float">
            <text:p>9,736999999999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810" calcext:value-type="float">
            <text:p>3810</text:p>
          </table:table-cell>
          <table:table-cell office:value-type="float" office:value="8458" calcext:value-type="float">
            <text:p>8458</text:p>
          </table:table-cell>
          <table:table-cell office:value-type="float" office:value="72.1380000000013" calcext:value-type="float">
            <text:p>72,13800000000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60" calcext:value-type="float">
            <text:p>1560</text:p>
          </table:table-cell>
          <table:table-cell office:value-type="float" office:value="3613" calcext:value-type="float">
            <text:p>3613</text:p>
          </table:table-cell>
          <table:table-cell office:value-type="float" office:value="28.9680000000004" calcext:value-type="float">
            <text:p>28,9680000000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536" calcext:value-type="float">
            <text:p>536</text:p>
          </table:table-cell>
          <table:table-cell office:value-type="float" office:value="4.24799999999998" calcext:value-type="float">
            <text:p>4,247999999999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2" calcext:value-type="float">
            <text:p>1042</text:p>
          </table:table-cell>
          <table:table-cell office:value-type="float" office:value="2362" calcext:value-type="float">
            <text:p>2362</text:p>
          </table:table-cell>
          <table:table-cell office:value-type="float" office:value="29.459" calcext:value-type="float">
            <text:p>29,45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199" calcext:value-type="float">
            <text:p>2199</text:p>
          </table:table-cell>
          <table:table-cell office:value-type="float" office:value="5093" calcext:value-type="float">
            <text:p>5093</text:p>
          </table:table-cell>
          <table:table-cell office:value-type="float" office:value="68.2530000000013" calcext:value-type="float">
            <text:p>68,253000000001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62" calcext:value-type="float">
            <text:p>462</text:p>
          </table:table-cell>
          <table:table-cell office:value-type="float" office:value="1109" calcext:value-type="float">
            <text:p>1109</text:p>
          </table:table-cell>
          <table:table-cell office:value-type="float" office:value="9.35899999999992" calcext:value-type="float">
            <text:p>9,358999999999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552" calcext:value-type="float">
            <text:p>552</text:p>
          </table:table-cell>
          <table:table-cell office:value-type="float" office:value="4.68099999999998" calcext:value-type="float">
            <text:p>4,680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587" calcext:value-type="float">
            <text:p>587</text:p>
          </table:table-cell>
          <table:table-cell office:value-type="float" office:value="4.84399999999998" calcext:value-type="float">
            <text:p>4,843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4" calcext:value-type="float">
            <text:p>724</text:p>
          </table:table-cell>
          <table:table-cell office:value-type="float" office:value="1742" calcext:value-type="float">
            <text:p>1742</text:p>
          </table:table-cell>
          <table:table-cell office:value-type="float" office:value="14.6299999999998" calcext:value-type="float">
            <text:p>14,62999999999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74" calcext:value-type="float">
            <text:p>1174</text:p>
          </table:table-cell>
          <table:table-cell office:value-type="float" office:value="2743" calcext:value-type="float">
            <text:p>2743</text:p>
          </table:table-cell>
          <table:table-cell office:value-type="float" office:value="36.5390000000002" calcext:value-type="float">
            <text:p>36,539000000000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97" calcext:value-type="float">
            <text:p>397</text:p>
          </table:table-cell>
          <table:table-cell office:value-type="float" office:value="895" calcext:value-type="float">
            <text:p>895</text:p>
          </table:table-cell>
          <table:table-cell office:value-type="float" office:value="7.48999999999996" calcext:value-type="float">
            <text:p>7,4899999999999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256" calcext:value-type="float">
            <text:p>2256</text:p>
          </table:table-cell>
          <table:table-cell office:value-type="float" office:value="5176" calcext:value-type="float">
            <text:p>5176</text:p>
          </table:table-cell>
          <table:table-cell office:value-type="float" office:value="42.1750000000007" calcext:value-type="float">
            <text:p>42,1750000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23" calcext:value-type="float">
            <text:p>423</text:p>
          </table:table-cell>
          <table:table-cell office:value-type="float" office:value="3.46499999999998" calcext:value-type="float">
            <text:p>3,464999999999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4" calcext:value-type="float">
            <text:p>1404</text:p>
          </table:table-cell>
          <table:table-cell office:value-type="float" office:value="3197" calcext:value-type="float">
            <text:p>3197</text:p>
          </table:table-cell>
          <table:table-cell office:value-type="float" office:value="40.1170000000003" calcext:value-type="float">
            <text:p>40,117000000000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10" calcext:value-type="float">
            <text:p>1510</text:p>
          </table:table-cell>
          <table:table-cell office:value-type="float" office:value="3517" calcext:value-type="float">
            <text:p>3517</text:p>
          </table:table-cell>
          <table:table-cell office:value-type="float" office:value="45.2800000000006" calcext:value-type="float">
            <text:p>45,2800000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9" calcext:value-type="float">
            <text:p>739</text:p>
          </table:table-cell>
          <table:table-cell office:value-type="float" office:value="1718" calcext:value-type="float">
            <text:p>1718</text:p>
          </table:table-cell>
          <table:table-cell office:value-type="float" office:value="14.2259999999999" calcext:value-type="float">
            <text:p>14,225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879" calcext:value-type="float">
            <text:p>879</text:p>
          </table:table-cell>
          <table:table-cell office:value-type="float" office:value="7.45899999999995" calcext:value-type="float">
            <text:p>7,458999999999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1406" calcext:value-type="float">
            <text:p>1406</text:p>
          </table:table-cell>
          <table:table-cell table:style-name="ce3" office:value-type="float" office:value="11.5929999999999" calcext:value-type="float">
            <text:p>11,592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25" calcext:value-type="float">
            <text:p>525</text:p>
          </table:table-cell>
          <table:table-cell office:value-type="float" office:value="1283" calcext:value-type="float">
            <text:p>1283</text:p>
          </table:table-cell>
          <table:table-cell office:value-type="float" office:value="11.7139999999999" calcext:value-type="float">
            <text:p>11,71399999999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32" calcext:value-type="float">
            <text:p>5932</text:p>
          </table:table-cell>
          <table:table-cell office:value-type="float" office:value="13594" calcext:value-type="float">
            <text:p>13594</text:p>
          </table:table-cell>
          <table:table-cell office:value-type="float" office:value="176.042999999995" calcext:value-type="float">
            <text:p>176,0429999999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48" calcext:value-type="float">
            <text:p>5548</text:p>
          </table:table-cell>
          <table:table-cell office:value-type="float" office:value="12448" calcext:value-type="float">
            <text:p>12448</text:p>
          </table:table-cell>
          <table:table-cell office:value-type="float" office:value="100.551000000005" calcext:value-type="float">
            <text:p>100,5510000000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38" calcext:value-type="float">
            <text:p>1938</text:p>
          </table:table-cell>
          <table:table-cell office:value-type="float" office:value="4470" calcext:value-type="float">
            <text:p>4470</text:p>
          </table:table-cell>
          <table:table-cell office:value-type="float" office:value="36.2060000000009" calcext:value-type="float">
            <text:p>36,2060000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9" calcext:value-type="float">
            <text:p>379</text:p>
          </table:table-cell>
          <table:table-cell office:value-type="float" office:value="847" calcext:value-type="float">
            <text:p>847</text:p>
          </table:table-cell>
          <table:table-cell office:value-type="float" office:value="6.64099999999997" calcext:value-type="float">
            <text:p>6,640999999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office:value-type="float" office:value="1115" calcext:value-type="float">
            <text:p>1115</text:p>
          </table:table-cell>
          <table:table-cell office:value-type="float" office:value="14.6289999999999" calcext:value-type="float">
            <text:p>14,628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1" calcext:value-type="float">
            <text:p>621</text:p>
          </table:table-cell>
          <table:table-cell office:value-type="float" office:value="1452" calcext:value-type="float">
            <text:p>1452</text:p>
          </table:table-cell>
          <table:table-cell office:value-type="float" office:value="20.013" calcext:value-type="float">
            <text:p>20,0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429" calcext:value-type="float">
            <text:p>429</text:p>
          </table:table-cell>
          <table:table-cell office:value-type="float" office:value="3.46699999999998" calcext:value-type="float">
            <text:p>3,4669999999999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6" calcext:value-type="float">
            <text:p>466</text:p>
          </table:table-cell>
          <table:table-cell office:value-type="float" office:value="1132" calcext:value-type="float">
            <text:p>1132</text:p>
          </table:table-cell>
          <table:table-cell office:value-type="float" office:value="9.40399999999996" calcext:value-type="float">
            <text:p>9,403999999999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57" calcext:value-type="float">
            <text:p>1457</text:p>
          </table:table-cell>
          <table:table-cell office:value-type="float" office:value="3455" calcext:value-type="float">
            <text:p>3455</text:p>
          </table:table-cell>
          <table:table-cell office:value-type="float" office:value="30.4120000000003" calcext:value-type="float">
            <text:p>30,412000000000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68" calcext:value-type="float">
            <text:p>5468</text:p>
          </table:table-cell>
          <table:table-cell office:value-type="float" office:value="12678" calcext:value-type="float">
            <text:p>12678</text:p>
          </table:table-cell>
          <table:table-cell office:value-type="float" office:value="109.084000000005" calcext:value-type="float">
            <text:p>109,0840000000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69" calcext:value-type="float">
            <text:p>769</text:p>
          </table:table-cell>
          <table:table-cell office:value-type="float" office:value="1844" calcext:value-type="float">
            <text:p>1844</text:p>
          </table:table-cell>
          <table:table-cell office:value-type="float" office:value="23.559" calcext:value-type="float">
            <text:p>23,55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18" calcext:value-type="float">
            <text:p>918</text:p>
          </table:table-cell>
          <table:table-cell office:value-type="float" office:value="2073" calcext:value-type="float">
            <text:p>2073</text:p>
          </table:table-cell>
          <table:table-cell office:value-type="float" office:value="16.5099999999999" calcext:value-type="float">
            <text:p>16,50999999999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930" calcext:value-type="float">
            <text:p>3930</text:p>
          </table:table-cell>
          <table:table-cell office:value-type="float" office:value="8991" calcext:value-type="float">
            <text:p>8991</text:p>
          </table:table-cell>
          <table:table-cell office:value-type="float" office:value="72.8370000000018" calcext:value-type="float">
            <text:p>72,8370000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8" calcext:value-type="float">
            <text:p>578</text:p>
          </table:table-cell>
          <table:table-cell office:value-type="float" office:value="1260" calcext:value-type="float">
            <text:p>1260</text:p>
          </table:table-cell>
          <table:table-cell office:value-type="float" office:value="9.91899999999995" calcext:value-type="float">
            <text:p>9,918999999999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13" calcext:value-type="float">
            <text:p>2513</text:p>
          </table:table-cell>
          <table:table-cell office:value-type="float" office:value="5731" calcext:value-type="float">
            <text:p>5731</text:p>
          </table:table-cell>
          <table:table-cell table:style-name="ce3" office:value-type="float" office:value="71.4570000000014" calcext:value-type="float">
            <text:p>71,45700000000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4" calcext:value-type="float">
            <text:p>754</text:p>
          </table:table-cell>
          <table:table-cell office:value-type="float" office:value="1811" calcext:value-type="float">
            <text:p>1811</text:p>
          </table:table-cell>
          <table:table-cell office:value-type="float" office:value="24.992" calcext:value-type="float">
            <text:p>24,9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057" calcext:value-type="float">
            <text:p>2057</text:p>
          </table:table-cell>
          <table:table-cell office:value-type="float" office:value="4694" calcext:value-type="float">
            <text:p>4694</text:p>
          </table:table-cell>
          <table:table-cell office:value-type="float" office:value="38.9750000000007" calcext:value-type="float">
            <text:p>38,9750000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80" calcext:value-type="float">
            <text:p>280</text:p>
          </table:table-cell>
          <table:table-cell office:value-type="float" office:value="667" calcext:value-type="float">
            <text:p>667</text:p>
          </table:table-cell>
          <table:table-cell office:value-type="float" office:value="5.87099999999997" calcext:value-type="float">
            <text:p>5,870999999999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05" calcext:value-type="float">
            <text:p>705</text:p>
          </table:table-cell>
          <table:table-cell office:value-type="float" office:value="1708" calcext:value-type="float">
            <text:p>1708</text:p>
          </table:table-cell>
          <table:table-cell office:value-type="float" office:value="14.0659999999999" calcext:value-type="float">
            <text:p>14,06599999999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658" calcext:value-type="float">
            <text:p>9658</text:p>
          </table:table-cell>
          <table:table-cell office:value-type="float" office:value="22651" calcext:value-type="float">
            <text:p>22651</text:p>
          </table:table-cell>
          <table:table-cell office:value-type="float" office:value="199.142999999992" calcext:value-type="float">
            <text:p>199,1429999999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office:value-type="float" office:value="2.241" calcext:value-type="float">
            <text:p>2,24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21" calcext:value-type="float">
            <text:p>1221</text:p>
          </table:table-cell>
          <table:table-cell office:value-type="float" office:value="2734" calcext:value-type="float">
            <text:p>2734</text:p>
          </table:table-cell>
          <table:table-cell office:value-type="float" office:value="21.6160000000001" calcext:value-type="float">
            <text:p>21,616000000000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574" calcext:value-type="float">
            <text:p>11574</text:p>
          </table:table-cell>
          <table:table-cell office:value-type="float" office:value="26557" calcext:value-type="float">
            <text:p>26557</text:p>
          </table:table-cell>
          <table:table-cell office:value-type="float" office:value="219.119999999969" calcext:value-type="float">
            <text:p>219,11999999996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221" calcext:value-type="float">
            <text:p>3221</text:p>
          </table:table-cell>
          <table:table-cell office:value-type="float" office:value="7160" calcext:value-type="float">
            <text:p>7160</text:p>
          </table:table-cell>
          <table:table-cell office:value-type="float" office:value="58.9060000000005" calcext:value-type="float">
            <text:p>58,9060000000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5" calcext:value-type="float">
            <text:p>745</text:p>
          </table:table-cell>
          <table:table-cell office:value-type="float" office:value="1646" calcext:value-type="float">
            <text:p>1646</text:p>
          </table:table-cell>
          <table:table-cell office:value-type="float" office:value="20.9439999999999" calcext:value-type="float">
            <text:p>20,943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1.955" calcext:value-type="float">
            <text:p>1,95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3" calcext:value-type="float">
            <text:p>823</text:p>
          </table:table-cell>
          <table:table-cell office:value-type="float" office:value="1914" calcext:value-type="float">
            <text:p>1914</text:p>
          </table:table-cell>
          <table:table-cell office:value-type="float" office:value="15.6529999999999" calcext:value-type="float">
            <text:p>15,652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6" calcext:value-type="float">
            <text:p>756</text:p>
          </table:table-cell>
          <table:table-cell office:value-type="float" office:value="1765" calcext:value-type="float">
            <text:p>1765</text:p>
          </table:table-cell>
          <table:table-cell office:value-type="float" office:value="14.8989999999999" calcext:value-type="float">
            <text:p>14,898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  <table:table-cell office:value-type="float" office:value="599" calcext:value-type="float">
            <text:p>599</text:p>
          </table:table-cell>
          <table:table-cell office:value-type="float" office:value="4.73199999999999" calcext:value-type="float">
            <text:p>4,73199999999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44" calcext:value-type="float">
            <text:p>1244</text:p>
          </table:table-cell>
          <table:table-cell office:value-type="float" office:value="2915" calcext:value-type="float">
            <text:p>2915</text:p>
          </table:table-cell>
          <table:table-cell office:value-type="float" office:value="25.8580000000002" calcext:value-type="float">
            <text:p>25,85800000000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1" calcext:value-type="float">
            <text:p>701</text:p>
          </table:table-cell>
          <table:table-cell office:value-type="float" office:value="1645" calcext:value-type="float">
            <text:p>1645</text:p>
          </table:table-cell>
          <table:table-cell office:value-type="float" office:value="19.658" calcext:value-type="float">
            <text:p>19,6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219" calcext:value-type="float">
            <text:p>6219</text:p>
          </table:table-cell>
          <table:table-cell office:value-type="float" office:value="13899" calcext:value-type="float">
            <text:p>13899</text:p>
          </table:table-cell>
          <table:table-cell office:value-type="float" office:value="112.135000000008" calcext:value-type="float">
            <text:p>112,135000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065" calcext:value-type="float">
            <text:p>5065</text:p>
          </table:table-cell>
          <table:table-cell office:value-type="float" office:value="11612" calcext:value-type="float">
            <text:p>11612</text:p>
          </table:table-cell>
          <table:table-cell office:value-type="float" office:value="94.157000000004" calcext:value-type="float">
            <text:p>94,157000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74" calcext:value-type="float">
            <text:p>1674</text:p>
          </table:table-cell>
          <table:table-cell office:value-type="float" office:value="3657" calcext:value-type="float">
            <text:p>3657</text:p>
          </table:table-cell>
          <table:table-cell office:value-type="float" office:value="30.2770000000006" calcext:value-type="float">
            <text:p>30,2770000000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7" calcext:value-type="float">
            <text:p>417</text:p>
          </table:table-cell>
          <table:table-cell office:value-type="float" office:value="956" calcext:value-type="float">
            <text:p>956</text:p>
          </table:table-cell>
          <table:table-cell office:value-type="float" office:value="12.805" calcext:value-type="float">
            <text:p>12,8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38" calcext:value-type="float">
            <text:p>1538</text:p>
          </table:table-cell>
          <table:table-cell office:value-type="float" office:value="3537" calcext:value-type="float">
            <text:p>3537</text:p>
          </table:table-cell>
          <table:table-cell office:value-type="float" office:value="47.4610000000005" calcext:value-type="float">
            <text:p>47,4610000000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43" calcext:value-type="float">
            <text:p>743</text:p>
          </table:table-cell>
          <table:table-cell office:value-type="float" office:value="1731" calcext:value-type="float">
            <text:p>1731</text:p>
          </table:table-cell>
          <table:table-cell office:value-type="float" office:value="14.4859999999999" calcext:value-type="float">
            <text:p>14,485999999999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086" calcext:value-type="float">
            <text:p>2086</text:p>
          </table:table-cell>
          <table:table-cell office:value-type="float" office:value="4866" calcext:value-type="float">
            <text:p>4866</text:p>
          </table:table-cell>
          <table:table-cell office:value-type="float" office:value="41.4500000000007" calcext:value-type="float">
            <text:p>41,4500000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50" calcext:value-type="float">
            <text:p>2550</text:p>
          </table:table-cell>
          <table:table-cell office:value-type="float" office:value="5901" calcext:value-type="float">
            <text:p>5901</text:p>
          </table:table-cell>
          <table:table-cell office:value-type="float" office:value="49.0270000000008" calcext:value-type="float">
            <text:p>49,0270000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76" calcext:value-type="float">
            <text:p>476</text:p>
          </table:table-cell>
          <table:table-cell office:value-type="float" office:value="1137" calcext:value-type="float">
            <text:p>1137</text:p>
          </table:table-cell>
          <table:table-cell office:value-type="float" office:value="9.51099999999994" calcext:value-type="float">
            <text:p>9,5109999999999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914" calcext:value-type="float">
            <text:p>2914</text:p>
          </table:table-cell>
          <table:table-cell office:value-type="float" office:value="6699" calcext:value-type="float">
            <text:p>6699</text:p>
          </table:table-cell>
          <table:table-cell office:value-type="float" office:value="86.0200000000018" calcext:value-type="float">
            <text:p>86,020000000001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34" calcext:value-type="float">
            <text:p>1234</text:p>
          </table:table-cell>
          <table:table-cell office:value-type="float" office:value="2825" calcext:value-type="float">
            <text:p>2825</text:p>
          </table:table-cell>
          <table:table-cell office:value-type="float" office:value="24.9230000000002" calcext:value-type="float">
            <text:p>24,92300000000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58" calcext:value-type="float">
            <text:p>1958</text:p>
          </table:table-cell>
          <table:table-cell office:value-type="float" office:value="4548" calcext:value-type="float">
            <text:p>4548</text:p>
          </table:table-cell>
          <table:table-cell office:value-type="float" office:value="37.0950000000009" calcext:value-type="float">
            <text:p>37,0950000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88" calcext:value-type="float">
            <text:p>1288</text:p>
          </table:table-cell>
          <table:table-cell office:value-type="float" office:value="2878" calcext:value-type="float">
            <text:p>2878</text:p>
          </table:table-cell>
          <table:table-cell office:value-type="float" office:value="22.8170000000002" calcext:value-type="float">
            <text:p>22,8170000000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611" calcext:value-type="float">
            <text:p>611</text:p>
          </table:table-cell>
          <table:table-cell office:value-type="float" office:value="7.92799999999997" calcext:value-type="float">
            <text:p>7,927999999999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82" calcext:value-type="float">
            <text:p>2282</text:p>
          </table:table-cell>
          <table:table-cell office:value-type="float" office:value="5282" calcext:value-type="float">
            <text:p>5282</text:p>
          </table:table-cell>
          <table:table-cell office:value-type="float" office:value="71.1220000000013" calcext:value-type="float">
            <text:p>71,12200000000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94" calcext:value-type="float">
            <text:p>1994</text:p>
          </table:table-cell>
          <table:table-cell office:value-type="float" office:value="4405" calcext:value-type="float">
            <text:p>4405</text:p>
          </table:table-cell>
          <table:table-cell office:value-type="float" office:value="35.1100000000007" calcext:value-type="float">
            <text:p>35,1100000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7" calcext:value-type="float">
            <text:p>597</text:p>
          </table:table-cell>
          <table:table-cell office:value-type="float" office:value="1391" calcext:value-type="float">
            <text:p>1391</text:p>
          </table:table-cell>
          <table:table-cell office:value-type="float" office:value="11.6559999999999" calcext:value-type="float">
            <text:p>11,6559999999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43" calcext:value-type="float">
            <text:p>943</text:p>
          </table:table-cell>
          <table:table-cell office:value-type="float" office:value="2224" calcext:value-type="float">
            <text:p>2224</text:p>
          </table:table-cell>
          <table:table-cell office:value-type="float" office:value="17.6889999999999" calcext:value-type="float">
            <text:p>17,6889999999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56" calcext:value-type="float">
            <text:p>2156</text:p>
          </table:table-cell>
          <table:table-cell office:value-type="float" office:value="5078" calcext:value-type="float">
            <text:p>5078</text:p>
          </table:table-cell>
          <table:table-cell office:value-type="float" office:value="42.765000000001" calcext:value-type="float">
            <text:p>42,7650000000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48" calcext:value-type="float">
            <text:p>4448</text:p>
          </table:table-cell>
          <table:table-cell office:value-type="float" office:value="10201" calcext:value-type="float">
            <text:p>10201</text:p>
          </table:table-cell>
          <table:table-cell office:value-type="float" office:value="131.662000000003" calcext:value-type="float">
            <text:p>131,6620000000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46" calcext:value-type="float">
            <text:p>2946</text:p>
          </table:table-cell>
          <table:table-cell office:value-type="float" office:value="6669" calcext:value-type="float">
            <text:p>6669</text:p>
          </table:table-cell>
          <table:table-cell office:value-type="float" office:value="56.2320000000008" calcext:value-type="float">
            <text:p>56,2320000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76" calcext:value-type="float">
            <text:p>7176</text:p>
          </table:table-cell>
          <table:table-cell office:value-type="float" office:value="16508" calcext:value-type="float">
            <text:p>16508</text:p>
          </table:table-cell>
          <table:table-cell office:value-type="float" office:value="134.915000000006" calcext:value-type="float">
            <text:p>134,915000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43" calcext:value-type="float">
            <text:p>843</text:p>
          </table:table-cell>
          <table:table-cell office:value-type="float" office:value="1907" calcext:value-type="float">
            <text:p>1907</text:p>
          </table:table-cell>
          <table:table-cell office:value-type="float" office:value="15.3399999999999" calcext:value-type="float">
            <text:p>15,33999999999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office:value-type="float" office:value="638" calcext:value-type="float">
            <text:p>638</text:p>
          </table:table-cell>
          <table:table-cell office:value-type="float" office:value="8.14099999999997" calcext:value-type="float">
            <text:p>8,140999999999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45" calcext:value-type="float">
            <text:p>645</text:p>
          </table:table-cell>
          <table:table-cell office:value-type="float" office:value="1573" calcext:value-type="float">
            <text:p>1573</text:p>
          </table:table-cell>
          <table:table-cell office:value-type="float" office:value="21.1279999999999" calcext:value-type="float">
            <text:p>21,127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82" calcext:value-type="float">
            <text:p>282</text:p>
          </table:table-cell>
          <table:table-cell office:value-type="float" office:value="677" calcext:value-type="float">
            <text:p>677</text:p>
          </table:table-cell>
          <table:table-cell office:value-type="float" office:value="5.73399999999997" calcext:value-type="float">
            <text:p>5,733999999999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75" calcext:value-type="float">
            <text:p>475</text:p>
          </table:table-cell>
          <table:table-cell office:value-type="float" office:value="1123" calcext:value-type="float">
            <text:p>1123</text:p>
          </table:table-cell>
          <table:table-cell office:value-type="float" office:value="8.59499999999998" calcext:value-type="float">
            <text:p>8,594999999999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75" calcext:value-type="float">
            <text:p>275</text:p>
          </table:table-cell>
          <table:table-cell office:value-type="float" office:value="2.12499999999999" calcext:value-type="float">
            <text:p>2,1249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08" calcext:value-type="float">
            <text:p>908</text:p>
          </table:table-cell>
          <table:table-cell office:value-type="float" office:value="2108" calcext:value-type="float">
            <text:p>2108</text:p>
          </table:table-cell>
          <table:table-cell office:value-type="float" office:value="17.8669999999999" calcext:value-type="float">
            <text:p>17,86699999999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66" calcext:value-type="float">
            <text:p>566</text:p>
          </table:table-cell>
          <table:table-cell office:value-type="float" office:value="1341" calcext:value-type="float">
            <text:p>1341</text:p>
          </table:table-cell>
          <table:table-cell office:value-type="float" office:value="17.125" calcext:value-type="float">
            <text:p>17,1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40" calcext:value-type="float">
            <text:p>2540</text:p>
          </table:table-cell>
          <table:table-cell office:value-type="float" office:value="5710" calcext:value-type="float">
            <text:p>5710</text:p>
          </table:table-cell>
          <table:table-cell office:value-type="float" office:value="48.4460000000006" calcext:value-type="float">
            <text:p>48,44600000000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549" calcext:value-type="float">
            <text:p>3549</text:p>
          </table:table-cell>
          <table:table-cell office:value-type="float" office:value="8098" calcext:value-type="float">
            <text:p>8098</text:p>
          </table:table-cell>
          <table:table-cell office:value-type="float" office:value="65.4090000000007" calcext:value-type="float">
            <text:p>65,4090000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270" calcext:value-type="float">
            <text:p>270</text:p>
          </table:table-cell>
          <table:table-cell office:value-type="float" office:value="1.968" calcext:value-type="float">
            <text:p>1,9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office:value-type="float" office:value="1363" calcext:value-type="float">
            <text:p>1363</text:p>
          </table:table-cell>
          <table:table-cell office:value-type="float" office:value="17.621" calcext:value-type="float">
            <text:p>17,6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  <table:table-cell office:value-type="float" office:value="1339" calcext:value-type="float">
            <text:p>1339</text:p>
          </table:table-cell>
          <table:table-cell office:value-type="float" office:value="18.243" calcext:value-type="float">
            <text:p>18,2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90" calcext:value-type="float">
            <text:p>390</text:p>
          </table:table-cell>
          <table:table-cell office:value-type="float" office:value="957" calcext:value-type="float">
            <text:p>957</text:p>
          </table:table-cell>
          <table:table-cell office:value-type="float" office:value="8.06499999999994" calcext:value-type="float">
            <text:p>8,06499999999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33" calcext:value-type="float">
            <text:p>1033</text:p>
          </table:table-cell>
          <table:table-cell office:value-type="float" office:value="2429" calcext:value-type="float">
            <text:p>2429</text:p>
          </table:table-cell>
          <table:table-cell office:value-type="float" office:value="21.2080000000001" calcext:value-type="float">
            <text:p>21,208000000000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70" calcext:value-type="float">
            <text:p>370</text:p>
          </table:table-cell>
          <table:table-cell office:value-type="float" office:value="916" calcext:value-type="float">
            <text:p>916</text:p>
          </table:table-cell>
          <table:table-cell office:value-type="float" office:value="7.78599999999998" calcext:value-type="float">
            <text:p>7,7859999999999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4" calcext:value-type="float">
            <text:p>624</text:p>
          </table:table-cell>
          <table:table-cell office:value-type="float" office:value="1518" calcext:value-type="float">
            <text:p>1518</text:p>
          </table:table-cell>
          <table:table-cell office:value-type="float" office:value="12.8659999999999" calcext:value-type="float">
            <text:p>12,86599999999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24" calcext:value-type="float">
            <text:p>3524</text:p>
          </table:table-cell>
          <table:table-cell office:value-type="float" office:value="8106" calcext:value-type="float">
            <text:p>8106</text:p>
          </table:table-cell>
          <table:table-cell office:value-type="float" office:value="103.556000000003" calcext:value-type="float">
            <text:p>103,5560000000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7" calcext:value-type="float">
            <text:p>1907</text:p>
          </table:table-cell>
          <table:table-cell office:value-type="float" office:value="4331" calcext:value-type="float">
            <text:p>4331</text:p>
          </table:table-cell>
          <table:table-cell office:value-type="float" office:value="35.5890000000007" calcext:value-type="float">
            <text:p>35,58900000000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32" calcext:value-type="float">
            <text:p>4532</text:p>
          </table:table-cell>
          <table:table-cell office:value-type="float" office:value="10484" calcext:value-type="float">
            <text:p>10484</text:p>
          </table:table-cell>
          <table:table-cell office:value-type="float" office:value="88.3880000000031" calcext:value-type="float">
            <text:p>88,388000000003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03" calcext:value-type="float">
            <text:p>1003</text:p>
          </table:table-cell>
          <table:table-cell office:value-type="float" office:value="2233" calcext:value-type="float">
            <text:p>2233</text:p>
          </table:table-cell>
          <table:table-cell office:value-type="float" office:value="17.814" calcext:value-type="float">
            <text:p>17,8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office:value-type="float" office:value="574" calcext:value-type="float">
            <text:p>574</text:p>
          </table:table-cell>
          <table:table-cell office:value-type="float" office:value="7.46699999999997" calcext:value-type="float">
            <text:p>7,4669999999999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12" calcext:value-type="float">
            <text:p>3612</text:p>
          </table:table-cell>
          <table:table-cell office:value-type="float" office:value="8294" calcext:value-type="float">
            <text:p>8294</text:p>
          </table:table-cell>
          <table:table-cell office:value-type="float" office:value="113.305000000003" calcext:value-type="float">
            <text:p>113,305000000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35" calcext:value-type="float">
            <text:p>435</text:p>
          </table:table-cell>
          <table:table-cell office:value-type="float" office:value="1072" calcext:value-type="float">
            <text:p>1072</text:p>
          </table:table-cell>
          <table:table-cell office:value-type="float" office:value="8.70599999999993" calcext:value-type="float">
            <text:p>8,705999999999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567" calcext:value-type="float">
            <text:p>2567</text:p>
          </table:table-cell>
          <table:table-cell office:value-type="float" office:value="5886" calcext:value-type="float">
            <text:p>5886</text:p>
          </table:table-cell>
          <table:table-cell office:value-type="float" office:value="49.6430000000005" calcext:value-type="float">
            <text:p>49,6430000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78" calcext:value-type="float">
            <text:p>1078</text:p>
          </table:table-cell>
          <table:table-cell office:value-type="float" office:value="2527" calcext:value-type="float">
            <text:p>2527</text:p>
          </table:table-cell>
          <table:table-cell office:value-type="float" office:value="21.2300000000001" calcext:value-type="float">
            <text:p>21,230000000000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93" calcext:value-type="float">
            <text:p>5293</text:p>
          </table:table-cell>
          <table:table-cell office:value-type="float" office:value="12242" calcext:value-type="float">
            <text:p>12242</text:p>
          </table:table-cell>
          <table:table-cell office:value-type="float" office:value="105.104000000005" calcext:value-type="float">
            <text:p>105,104000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1.782" calcext:value-type="float">
            <text:p>1,7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40" calcext:value-type="float">
            <text:p>740</text:p>
          </table:table-cell>
          <table:table-cell office:value-type="float" office:value="1723" calcext:value-type="float">
            <text:p>1723</text:p>
          </table:table-cell>
          <table:table-cell office:value-type="float" office:value="13.7919999999999" calcext:value-type="float">
            <text:p>13,791999999999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430" calcext:value-type="float">
            <text:p>2430</text:p>
          </table:table-cell>
          <table:table-cell office:value-type="float" office:value="5564" calcext:value-type="float">
            <text:p>5564</text:p>
          </table:table-cell>
          <table:table-cell office:value-type="float" office:value="46.4960000000006" calcext:value-type="float">
            <text:p>46,4960000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15" calcext:value-type="float">
            <text:p>815</text:p>
          </table:table-cell>
          <table:table-cell office:value-type="float" office:value="1814" calcext:value-type="float">
            <text:p>1814</text:p>
          </table:table-cell>
          <table:table-cell office:value-type="float" office:value="14.7979999999999" calcext:value-type="float">
            <text:p>14,7979999999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369" calcext:value-type="float">
            <text:p>369</text:p>
          </table:table-cell>
          <table:table-cell office:value-type="float" office:value="4.65999999999999" calcext:value-type="float">
            <text:p>4,659999999999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41" calcext:value-type="float">
            <text:p>741</text:p>
          </table:table-cell>
          <table:table-cell office:value-type="float" office:value="1740" calcext:value-type="float">
            <text:p>1740</text:p>
          </table:table-cell>
          <table:table-cell office:value-type="float" office:value="23.47" calcext:value-type="float">
            <text:p>23,4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33" calcext:value-type="float">
            <text:p>1633</text:p>
          </table:table-cell>
          <table:table-cell office:value-type="float" office:value="3768" calcext:value-type="float">
            <text:p>3768</text:p>
          </table:table-cell>
          <table:table-cell office:value-type="float" office:value="30.7320000000007" calcext:value-type="float">
            <text:p>30,7320000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84" calcext:value-type="float">
            <text:p>1184</text:p>
          </table:table-cell>
          <table:table-cell office:value-type="float" office:value="2633" calcext:value-type="float">
            <text:p>2633</text:p>
          </table:table-cell>
          <table:table-cell office:value-type="float" office:value="21.4170000000001" calcext:value-type="float">
            <text:p>21,417000000000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424" calcext:value-type="float">
            <text:p>424</text:p>
          </table:table-cell>
          <table:table-cell office:value-type="float" office:value="3.09699999999998" calcext:value-type="float">
            <text:p>3,0969999999999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36" calcext:value-type="float">
            <text:p>1436</text:p>
          </table:table-cell>
          <table:table-cell office:value-type="float" office:value="3379" calcext:value-type="float">
            <text:p>3379</text:p>
          </table:table-cell>
          <table:table-cell office:value-type="float" office:value="28.4980000000004" calcext:value-type="float">
            <text:p>28,498000000000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776" calcext:value-type="float">
            <text:p>1776</text:p>
          </table:table-cell>
          <table:table-cell office:value-type="float" office:value="4071" calcext:value-type="float">
            <text:p>4071</text:p>
          </table:table-cell>
          <table:table-cell office:value-type="float" office:value="51.6740000000006" calcext:value-type="float">
            <text:p>51,6740000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44" calcext:value-type="float">
            <text:p>1544</text:p>
          </table:table-cell>
          <table:table-cell office:value-type="float" office:value="3534" calcext:value-type="float">
            <text:p>3534</text:p>
          </table:table-cell>
          <table:table-cell office:value-type="float" office:value="28.7070000000003" calcext:value-type="float">
            <text:p>28,707000000000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17" calcext:value-type="float">
            <text:p>217</text:p>
          </table:table-cell>
          <table:table-cell office:value-type="float" office:value="547" calcext:value-type="float">
            <text:p>547</text:p>
          </table:table-cell>
          <table:table-cell office:value-type="float" office:value="4.24099999999997" calcext:value-type="float">
            <text:p>4,2409999999999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710" calcext:value-type="float">
            <text:p>1710</text:p>
          </table:table-cell>
          <table:table-cell office:value-type="float" office:value="3802" calcext:value-type="float">
            <text:p>3802</text:p>
          </table:table-cell>
          <table:table-cell office:value-type="float" office:value="32.1540000000007" calcext:value-type="float">
            <text:p>32,1540000000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91" calcext:value-type="float">
            <text:p>191</text:p>
          </table:table-cell>
          <table:table-cell office:value-type="float" office:value="2.386" calcext:value-type="float">
            <text:p>2,3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627" calcext:value-type="float">
            <text:p>1627</text:p>
          </table:table-cell>
          <table:table-cell office:value-type="float" office:value="3815" calcext:value-type="float">
            <text:p>3815</text:p>
          </table:table-cell>
          <table:table-cell office:value-type="float" office:value="52.5180000000008" calcext:value-type="float">
            <text:p>52,51800000000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421" calcext:value-type="float">
            <text:p>421</text:p>
          </table:table-cell>
          <table:table-cell office:value-type="float" office:value="3.48599999999998" calcext:value-type="float">
            <text:p>3,4859999999999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837" calcext:value-type="float">
            <text:p>837</text:p>
          </table:table-cell>
          <table:table-cell office:value-type="float" office:value="7.20099999999995" calcext:value-type="float">
            <text:p>7,2009999999999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108" calcext:value-type="float">
            <text:p>2108</text:p>
          </table:table-cell>
          <table:table-cell office:value-type="float" office:value="4901" calcext:value-type="float">
            <text:p>4901</text:p>
          </table:table-cell>
          <table:table-cell office:value-type="float" office:value="38.9420000000012" calcext:value-type="float">
            <text:p>38,942000000001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80" calcext:value-type="float">
            <text:p>1780</text:p>
          </table:table-cell>
          <table:table-cell office:value-type="float" office:value="4208" calcext:value-type="float">
            <text:p>4208</text:p>
          </table:table-cell>
          <table:table-cell office:value-type="float" office:value="35.9410000000007" calcext:value-type="float">
            <text:p>35,9410000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81" calcext:value-type="float">
            <text:p>6881</text:p>
          </table:table-cell>
          <table:table-cell office:value-type="float" office:value="15649" calcext:value-type="float">
            <text:p>15649</text:p>
          </table:table-cell>
          <table:table-cell office:value-type="float" office:value="201.990999999993" calcext:value-type="float">
            <text:p>201,9909999999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.276" calcext:value-type="float">
            <text:p>1,2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21" calcext:value-type="float">
            <text:p>8921</text:p>
          </table:table-cell>
          <table:table-cell office:value-type="float" office:value="20400" calcext:value-type="float">
            <text:p>20400</text:p>
          </table:table-cell>
          <table:table-cell office:value-type="float" office:value="168.004999999995" calcext:value-type="float">
            <text:p>168,00499999999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424" calcext:value-type="float">
            <text:p>424</text:p>
          </table:table-cell>
          <table:table-cell office:value-type="float" office:value="3.54899999999998" calcext:value-type="float">
            <text:p>3,54899999999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1" calcext:value-type="float">
            <text:p>441</text:p>
          </table:table-cell>
          <table:table-cell office:value-type="float" office:value="1028" calcext:value-type="float">
            <text:p>1028</text:p>
          </table:table-cell>
          <table:table-cell office:value-type="float" office:value="12.6129999999999" calcext:value-type="float">
            <text:p>12,612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377" calcext:value-type="float">
            <text:p>377</text:p>
          </table:table-cell>
          <table:table-cell office:value-type="float" office:value="4.89399999999999" calcext:value-type="float">
            <text:p>4,8939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2959" calcext:value-type="float">
            <text:p>2959</text:p>
          </table:table-cell>
          <table:table-cell office:value-type="float" office:value="25.2890000000002" calcext:value-type="float">
            <text:p>25,28900000000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104" calcext:value-type="float">
            <text:p>2104</text:p>
          </table:table-cell>
          <table:table-cell office:value-type="float" office:value="4806" calcext:value-type="float">
            <text:p>4806</text:p>
          </table:table-cell>
          <table:table-cell office:value-type="float" office:value="39.6030000000008" calcext:value-type="float">
            <text:p>39,60300000000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34" calcext:value-type="float">
            <text:p>1234</text:p>
          </table:table-cell>
          <table:table-cell office:value-type="float" office:value="2834" calcext:value-type="float">
            <text:p>2834</text:p>
          </table:table-cell>
          <table:table-cell office:value-type="float" office:value="22.9520000000002" calcext:value-type="float">
            <text:p>22,95200000000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81" calcext:value-type="float">
            <text:p>6081</text:p>
          </table:table-cell>
          <table:table-cell office:value-type="float" office:value="13911" calcext:value-type="float">
            <text:p>13911</text:p>
          </table:table-cell>
          <table:table-cell office:value-type="float" office:value="116.985000000006" calcext:value-type="float">
            <text:p>116,985000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office:value-type="float" office:value="1245" calcext:value-type="float">
            <text:p>1245</text:p>
          </table:table-cell>
          <table:table-cell office:value-type="float" office:value="14.7959999999999" calcext:value-type="float">
            <text:p>14,79599999999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8" calcext:value-type="float">
            <text:p>1898</text:p>
          </table:table-cell>
          <table:table-cell office:value-type="float" office:value="4346" calcext:value-type="float">
            <text:p>4346</text:p>
          </table:table-cell>
          <table:table-cell office:value-type="float" office:value="36.7580000000005" calcext:value-type="float">
            <text:p>36,7580000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18" calcext:value-type="float">
            <text:p>2418</text:p>
          </table:table-cell>
          <table:table-cell office:value-type="float" office:value="5610" calcext:value-type="float">
            <text:p>5610</text:p>
          </table:table-cell>
          <table:table-cell office:value-type="float" office:value="45.6490000000006" calcext:value-type="float">
            <text:p>45,6490000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40" calcext:value-type="float">
            <text:p>940</text:p>
          </table:table-cell>
          <table:table-cell office:value-type="float" office:value="1986" calcext:value-type="float">
            <text:p>1986</text:p>
          </table:table-cell>
          <table:table-cell office:value-type="float" office:value="16.1759999999999" calcext:value-type="float">
            <text:p>16,17599999999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7" calcext:value-type="float">
            <text:p>887</text:p>
          </table:table-cell>
          <table:table-cell office:value-type="float" office:value="2008" calcext:value-type="float">
            <text:p>2008</text:p>
          </table:table-cell>
          <table:table-cell office:value-type="float" office:value="25.308" calcext:value-type="float">
            <text:p>25,3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146" calcext:value-type="float">
            <text:p>1146</text:p>
          </table:table-cell>
          <table:table-cell office:value-type="float" office:value="2650" calcext:value-type="float">
            <text:p>2650</text:p>
          </table:table-cell>
          <table:table-cell office:value-type="float" office:value="36.2980000000001" calcext:value-type="float">
            <text:p>36,29800000000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office:value-type="float" office:value="1460" calcext:value-type="float">
            <text:p>1460</text:p>
          </table:table-cell>
          <table:table-cell office:value-type="float" office:value="12.1289999999999" calcext:value-type="float">
            <text:p>12,128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0" calcext:value-type="float">
            <text:p>600</text:p>
          </table:table-cell>
          <table:table-cell office:value-type="float" office:value="1423" calcext:value-type="float">
            <text:p>1423</text:p>
          </table:table-cell>
          <table:table-cell office:value-type="float" office:value="11.7569999999999" calcext:value-type="float">
            <text:p>11,756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92" calcext:value-type="float">
            <text:p>592</text:p>
          </table:table-cell>
          <table:table-cell office:value-type="float" office:value="1408" calcext:value-type="float">
            <text:p>1408</text:p>
          </table:table-cell>
          <table:table-cell office:value-type="float" office:value="13.1589999999999" calcext:value-type="float">
            <text:p>13,15899999999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50" calcext:value-type="float">
            <text:p>950</text:p>
          </table:table-cell>
          <table:table-cell office:value-type="float" office:value="2235" calcext:value-type="float">
            <text:p>2235</text:p>
          </table:table-cell>
          <table:table-cell office:value-type="float" office:value="18.765" calcext:value-type="float">
            <text:p>18,76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426" calcext:value-type="float">
            <text:p>3426</text:p>
          </table:table-cell>
          <table:table-cell office:value-type="float" office:value="7880" calcext:value-type="float">
            <text:p>7880</text:p>
          </table:table-cell>
          <table:table-cell office:value-type="float" office:value="98.3810000000027" calcext:value-type="float">
            <text:p>98,38100000000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office:value-type="float" office:value="8.20699999999995" calcext:value-type="float">
            <text:p>8,206999999999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748" calcext:value-type="float">
            <text:p>1748</text:p>
          </table:table-cell>
          <table:table-cell office:value-type="float" office:value="4023" calcext:value-type="float">
            <text:p>4023</text:p>
          </table:table-cell>
          <table:table-cell office:value-type="float" office:value="32.5950000000009" calcext:value-type="float">
            <text:p>32,5950000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121" calcext:value-type="float">
            <text:p>1121</text:p>
          </table:table-cell>
          <table:table-cell office:value-type="float" office:value="2516" calcext:value-type="float">
            <text:p>2516</text:p>
          </table:table-cell>
          <table:table-cell office:value-type="float" office:value="20.4550000000003" calcext:value-type="float">
            <text:p>20,45500000000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34" calcext:value-type="float">
            <text:p>1834</text:p>
          </table:table-cell>
          <table:table-cell office:value-type="float" office:value="4068" calcext:value-type="float">
            <text:p>4068</text:p>
          </table:table-cell>
          <table:table-cell office:value-type="float" office:value="51.2960000000008" calcext:value-type="float">
            <text:p>51,29600000000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33" calcext:value-type="float">
            <text:p>433</text:p>
          </table:table-cell>
          <table:table-cell office:value-type="float" office:value="1043" calcext:value-type="float">
            <text:p>1043</text:p>
          </table:table-cell>
          <table:table-cell office:value-type="float" office:value="13.1869999999999" calcext:value-type="float">
            <text:p>13,18699999999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5" calcext:value-type="float">
            <text:p>825</text:p>
          </table:table-cell>
          <table:table-cell office:value-type="float" office:value="1915" calcext:value-type="float">
            <text:p>1915</text:p>
          </table:table-cell>
          <table:table-cell office:value-type="float" office:value="16.2639999999998" calcext:value-type="float">
            <text:p>16,26399999999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8" calcext:value-type="float">
            <text:p>428</text:p>
          </table:table-cell>
          <table:table-cell office:value-type="float" office:value="1039" calcext:value-type="float">
            <text:p>1039</text:p>
          </table:table-cell>
          <table:table-cell office:value-type="float" office:value="8.30099999999994" calcext:value-type="float">
            <text:p>8,3009999999999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1" calcext:value-type="float">
            <text:p>991</text:p>
          </table:table-cell>
          <table:table-cell office:value-type="float" office:value="2348" calcext:value-type="float">
            <text:p>2348</text:p>
          </table:table-cell>
          <table:table-cell office:value-type="float" office:value="20.4150000000001" calcext:value-type="float">
            <text:p>20,415000000000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91" calcext:value-type="float">
            <text:p>1091</text:p>
          </table:table-cell>
          <table:table-cell office:value-type="float" office:value="2619" calcext:value-type="float">
            <text:p>2619</text:p>
          </table:table-cell>
          <table:table-cell office:value-type="float" office:value="20.9100000000001" calcext:value-type="float">
            <text:p>20,910000000000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727" calcext:value-type="float">
            <text:p>2727</text:p>
          </table:table-cell>
          <table:table-cell office:value-type="float" office:value="6322" calcext:value-type="float">
            <text:p>6322</text:p>
          </table:table-cell>
          <table:table-cell office:value-type="float" office:value="81.413000000002" calcext:value-type="float">
            <text:p>81,4130000000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58" calcext:value-type="float">
            <text:p>2158</text:p>
          </table:table-cell>
          <table:table-cell office:value-type="float" office:value="4948" calcext:value-type="float">
            <text:p>4948</text:p>
          </table:table-cell>
          <table:table-cell office:value-type="float" office:value="40.8430000000009" calcext:value-type="float">
            <text:p>40,8430000000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04" calcext:value-type="float">
            <text:p>1504</text:p>
          </table:table-cell>
          <table:table-cell office:value-type="float" office:value="3407" calcext:value-type="float">
            <text:p>3407</text:p>
          </table:table-cell>
          <table:table-cell office:value-type="float" office:value="27.5650000000006" calcext:value-type="float">
            <text:p>27,56500000000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2" calcext:value-type="float">
            <text:p>802</text:p>
          </table:table-cell>
          <table:table-cell office:value-type="float" office:value="1721" calcext:value-type="float">
            <text:p>1721</text:p>
          </table:table-cell>
          <table:table-cell office:value-type="float" office:value="13.9039999999999" calcext:value-type="float">
            <text:p>13,90399999999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576" calcext:value-type="float">
            <text:p>576</text:p>
          </table:table-cell>
          <table:table-cell office:value-type="float" office:value="7.49599999999998" calcext:value-type="float">
            <text:p>7,495999999999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262" calcext:value-type="float">
            <text:p>262</text:p>
          </table:table-cell>
          <table:table-cell office:value-type="float" office:value="3.44899999999999" calcext:value-type="float">
            <text:p>3,448999999999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107" calcext:value-type="float">
            <text:p>2107</text:p>
          </table:table-cell>
          <table:table-cell office:value-type="float" office:value="4839" calcext:value-type="float">
            <text:p>4839</text:p>
          </table:table-cell>
          <table:table-cell office:value-type="float" office:value="40.4860000000006" calcext:value-type="float">
            <text:p>40,4860000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74" calcext:value-type="float">
            <text:p>474</text:p>
          </table:table-cell>
          <table:table-cell office:value-type="float" office:value="1158" calcext:value-type="float">
            <text:p>1158</text:p>
          </table:table-cell>
          <table:table-cell office:value-type="float" office:value="9.57499999999995" calcext:value-type="float">
            <text:p>9,574999999999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361" calcext:value-type="float">
            <text:p>361</text:p>
          </table:table-cell>
          <table:table-cell office:value-type="float" office:value="3.05899999999998" calcext:value-type="float">
            <text:p>3,058999999999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757" calcext:value-type="float">
            <text:p>2757</text:p>
          </table:table-cell>
          <table:table-cell office:value-type="float" office:value="6386" calcext:value-type="float">
            <text:p>6386</text:p>
          </table:table-cell>
          <table:table-cell office:value-type="float" office:value="54.2660000000008" calcext:value-type="float">
            <text:p>54,2660000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62" calcext:value-type="float">
            <text:p>1262</text:p>
          </table:table-cell>
          <table:table-cell office:value-type="float" office:value="2920" calcext:value-type="float">
            <text:p>2920</text:p>
          </table:table-cell>
          <table:table-cell office:value-type="float" office:value="37.7940000000002" calcext:value-type="float">
            <text:p>37,7940000000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11" calcext:value-type="float">
            <text:p>1411</text:p>
          </table:table-cell>
          <table:table-cell office:value-type="float" office:value="3219" calcext:value-type="float">
            <text:p>3219</text:p>
          </table:table-cell>
          <table:table-cell office:value-type="float" office:value="25.7120000000005" calcext:value-type="float">
            <text:p>25,71200000000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7" calcext:value-type="float">
            <text:p>567</text:p>
          </table:table-cell>
          <table:table-cell office:value-type="float" office:value="1353" calcext:value-type="float">
            <text:p>1353</text:p>
          </table:table-cell>
          <table:table-cell office:value-type="float" office:value="10.8869999999999" calcext:value-type="float">
            <text:p>10,88699999999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4" calcext:value-type="float">
            <text:p>184</text:p>
          </table:table-cell>
          <table:table-cell office:value-type="float" office:value="471" calcext:value-type="float">
            <text:p>471</text:p>
          </table:table-cell>
          <table:table-cell office:value-type="float" office:value="3.98699999999998" calcext:value-type="float">
            <text:p>3,986999999999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9" calcext:value-type="float">
            <text:p>339</text:p>
          </table:table-cell>
          <table:table-cell office:value-type="float" office:value="815" calcext:value-type="float">
            <text:p>815</text:p>
          </table:table-cell>
          <table:table-cell office:value-type="float" office:value="10.972" calcext:value-type="float">
            <text:p>10,9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28" calcext:value-type="float">
            <text:p>1228</text:p>
          </table:table-cell>
          <table:table-cell office:value-type="float" office:value="2849" calcext:value-type="float">
            <text:p>2849</text:p>
          </table:table-cell>
          <table:table-cell office:value-type="float" office:value="38.9080000000002" calcext:value-type="float">
            <text:p>38,90800000000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96" calcext:value-type="float">
            <text:p>4896</text:p>
          </table:table-cell>
          <table:table-cell office:value-type="float" office:value="11153" calcext:value-type="float">
            <text:p>11153</text:p>
          </table:table-cell>
          <table:table-cell office:value-type="float" office:value="91.9690000000036" calcext:value-type="float">
            <text:p>91,96900000000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4" calcext:value-type="float">
            <text:p>554</text:p>
          </table:table-cell>
          <table:table-cell office:value-type="float" office:value="1272" calcext:value-type="float">
            <text:p>1272</text:p>
          </table:table-cell>
          <table:table-cell office:value-type="float" office:value="10.183" calcext:value-type="float">
            <text:p>10,1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035" calcext:value-type="float">
            <text:p>1035</text:p>
          </table:table-cell>
          <table:table-cell office:value-type="float" office:value="8.17499999999996" calcext:value-type="float">
            <text:p>8,174999999999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85" calcext:value-type="float">
            <text:p>585</text:p>
          </table:table-cell>
          <table:table-cell office:value-type="float" office:value="1384" calcext:value-type="float">
            <text:p>1384</text:p>
          </table:table-cell>
          <table:table-cell office:value-type="float" office:value="11.7879999999999" calcext:value-type="float">
            <text:p>11,787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585" calcext:value-type="float">
            <text:p>585</text:p>
          </table:table-cell>
          <table:table-cell office:value-type="float" office:value="7.53599999999999" calcext:value-type="float">
            <text:p>7,535999999999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97" calcext:value-type="float">
            <text:p>1497</text:p>
          </table:table-cell>
          <table:table-cell office:value-type="float" office:value="3330" calcext:value-type="float">
            <text:p>3330</text:p>
          </table:table-cell>
          <table:table-cell office:value-type="float" office:value="27.9490000000004" calcext:value-type="float">
            <text:p>27,949000000000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123" calcext:value-type="float">
            <text:p>4123</text:p>
          </table:table-cell>
          <table:table-cell office:value-type="float" office:value="9464" calcext:value-type="float">
            <text:p>9464</text:p>
          </table:table-cell>
          <table:table-cell office:value-type="float" office:value="77.1330000000021" calcext:value-type="float">
            <text:p>77,13300000000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402" calcext:value-type="float">
            <text:p>3402</text:p>
          </table:table-cell>
          <table:table-cell office:value-type="float" office:value="7448" calcext:value-type="float">
            <text:p>7448</text:p>
          </table:table-cell>
          <table:table-cell office:value-type="float" office:value="62.1650000000008" calcext:value-type="float">
            <text:p>62,16500000000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5" calcext:value-type="float">
            <text:p>1235</text:p>
          </table:table-cell>
          <table:table-cell office:value-type="float" office:value="2839" calcext:value-type="float">
            <text:p>2839</text:p>
          </table:table-cell>
          <table:table-cell office:value-type="float" office:value="36.8940000000002" calcext:value-type="float">
            <text:p>36,89400000000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08" calcext:value-type="float">
            <text:p>1208</text:p>
          </table:table-cell>
          <table:table-cell office:value-type="float" office:value="2807" calcext:value-type="float">
            <text:p>2807</text:p>
          </table:table-cell>
          <table:table-cell office:value-type="float" office:value="39.1170000000002" calcext:value-type="float">
            <text:p>39,11700000000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349" calcext:value-type="float">
            <text:p>349</text:p>
          </table:table-cell>
          <table:table-cell office:value-type="float" office:value="2.69299999999999" calcext:value-type="float">
            <text:p>2,692999999999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62" calcext:value-type="float">
            <text:p>262</text:p>
          </table:table-cell>
          <table:table-cell office:value-type="float" office:value="626" calcext:value-type="float">
            <text:p>626</text:p>
          </table:table-cell>
          <table:table-cell office:value-type="float" office:value="5.06899999999998" calcext:value-type="float">
            <text:p>5,068999999999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54" calcext:value-type="float">
            <text:p>1154</text:p>
          </table:table-cell>
          <table:table-cell office:value-type="float" office:value="2733" calcext:value-type="float">
            <text:p>2733</text:p>
          </table:table-cell>
          <table:table-cell office:value-type="float" office:value="23.9560000000002" calcext:value-type="float">
            <text:p>23,95600000000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92" calcext:value-type="float">
            <text:p>392</text:p>
          </table:table-cell>
          <table:table-cell office:value-type="float" office:value="965" calcext:value-type="float">
            <text:p>965</text:p>
          </table:table-cell>
          <table:table-cell office:value-type="float" office:value="7.77599999999995" calcext:value-type="float">
            <text:p>7,775999999999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63" calcext:value-type="float">
            <text:p>363</text:p>
          </table:table-cell>
          <table:table-cell office:value-type="float" office:value="4.64999999999999" calcext:value-type="float">
            <text:p>4,649999999999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954" calcext:value-type="float">
            <text:p>4954</text:p>
          </table:table-cell>
          <table:table-cell office:value-type="float" office:value="11134" calcext:value-type="float">
            <text:p>11134</text:p>
          </table:table-cell>
          <table:table-cell office:value-type="float" office:value="96.2120000000046" calcext:value-type="float">
            <text:p>96,212000000004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38" calcext:value-type="float">
            <text:p>838</text:p>
          </table:table-cell>
          <table:table-cell office:value-type="float" office:value="1947" calcext:value-type="float">
            <text:p>1947</text:p>
          </table:table-cell>
          <table:table-cell office:value-type="float" office:value="15.8149999999999" calcext:value-type="float">
            <text:p>15,81499999999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2" calcext:value-type="float">
            <text:p>852</text:p>
          </table:table-cell>
          <table:table-cell office:value-type="float" office:value="1934" calcext:value-type="float">
            <text:p>1934</text:p>
          </table:table-cell>
          <table:table-cell office:value-type="float" office:value="15.4739999999999" calcext:value-type="float">
            <text:p>15,4739999999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5" calcext:value-type="float">
            <text:p>335</text:p>
          </table:table-cell>
          <table:table-cell office:value-type="float" office:value="769" calcext:value-type="float">
            <text:p>769</text:p>
          </table:table-cell>
          <table:table-cell office:value-type="float" office:value="10.438" calcext:value-type="float">
            <text:p>10,4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8" calcext:value-type="float">
            <text:p>988</text:p>
          </table:table-cell>
          <table:table-cell office:value-type="float" office:value="2289" calcext:value-type="float">
            <text:p>2289</text:p>
          </table:table-cell>
          <table:table-cell office:value-type="float" office:value="29.856" calcext:value-type="float">
            <text:p>29,85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82" calcext:value-type="float">
            <text:p>1282</text:p>
          </table:table-cell>
          <table:table-cell office:value-type="float" office:value="3005" calcext:value-type="float">
            <text:p>3005</text:p>
          </table:table-cell>
          <table:table-cell office:value-type="float" office:value="26.0960000000002" calcext:value-type="float">
            <text:p>26,096000000000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18" calcext:value-type="float">
            <text:p>1918</text:p>
          </table:table-cell>
          <table:table-cell office:value-type="float" office:value="4320" calcext:value-type="float">
            <text:p>4320</text:p>
          </table:table-cell>
          <table:table-cell office:value-type="float" office:value="36.1190000000005" calcext:value-type="float">
            <text:p>36,1190000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3" calcext:value-type="float">
            <text:p>243</text:p>
          </table:table-cell>
          <table:table-cell office:value-type="float" office:value="616" calcext:value-type="float">
            <text:p>616</text:p>
          </table:table-cell>
          <table:table-cell office:value-type="float" office:value="5.47799999999999" calcext:value-type="float">
            <text:p>5,477999999999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62" calcext:value-type="float">
            <text:p>1462</text:p>
          </table:table-cell>
          <table:table-cell office:value-type="float" office:value="3503" calcext:value-type="float">
            <text:p>3503</text:p>
          </table:table-cell>
          <table:table-cell office:value-type="float" office:value="28.6310000000005" calcext:value-type="float">
            <text:p>28,6310000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0" calcext:value-type="float">
            <text:p>1020</text:p>
          </table:table-cell>
          <table:table-cell office:value-type="float" office:value="2372" calcext:value-type="float">
            <text:p>2372</text:p>
          </table:table-cell>
          <table:table-cell office:value-type="float" office:value="29.337" calcext:value-type="float">
            <text:p>29,3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.638" calcext:value-type="float">
            <text:p>1,6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19" calcext:value-type="float">
            <text:p>419</text:p>
          </table:table-cell>
          <table:table-cell office:value-type="float" office:value="1023" calcext:value-type="float">
            <text:p>1023</text:p>
          </table:table-cell>
          <table:table-cell office:value-type="float" office:value="8.00499999999994" calcext:value-type="float">
            <text:p>8,0049999999999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735" calcext:value-type="float">
            <text:p>7735</text:p>
          </table:table-cell>
          <table:table-cell office:value-type="float" office:value="16947" calcext:value-type="float">
            <text:p>16947</text:p>
          </table:table-cell>
          <table:table-cell office:value-type="float" office:value="135.729000000005" calcext:value-type="float">
            <text:p>135,729000000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7" calcext:value-type="float">
            <text:p>1197</text:p>
          </table:table-cell>
          <table:table-cell office:value-type="float" office:value="2702" calcext:value-type="float">
            <text:p>2702</text:p>
          </table:table-cell>
          <table:table-cell office:value-type="float" office:value="36.2740000000002" calcext:value-type="float">
            <text:p>36,27400000000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3" calcext:value-type="float">
            <text:p>373</text:p>
          </table:table-cell>
          <table:table-cell office:value-type="float" office:value="937" calcext:value-type="float">
            <text:p>937</text:p>
          </table:table-cell>
          <table:table-cell office:value-type="float" office:value="12.9179999999999" calcext:value-type="float">
            <text:p>12,917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27" calcext:value-type="float">
            <text:p>627</text:p>
          </table:table-cell>
          <table:table-cell office:value-type="float" office:value="1459" calcext:value-type="float">
            <text:p>1459</text:p>
          </table:table-cell>
          <table:table-cell office:value-type="float" office:value="11.6529999999999" calcext:value-type="float">
            <text:p>11,652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534" calcext:value-type="float">
            <text:p>1534</text:p>
          </table:table-cell>
          <table:table-cell office:value-type="float" office:value="3518" calcext:value-type="float">
            <text:p>3518</text:p>
          </table:table-cell>
          <table:table-cell office:value-type="float" office:value="28.5490000000004" calcext:value-type="float">
            <text:p>28,54900000000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float" office:value="5.55999999999997" calcext:value-type="float">
            <text:p>5,559999999999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32" calcext:value-type="float">
            <text:p>2332</text:p>
          </table:table-cell>
          <table:table-cell office:value-type="float" office:value="5345" calcext:value-type="float">
            <text:p>5345</text:p>
          </table:table-cell>
          <table:table-cell office:value-type="float" office:value="44.7090000000005" calcext:value-type="float">
            <text:p>44,70900000000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7" calcext:value-type="float">
            <text:p>257</text:p>
          </table:table-cell>
          <table:table-cell office:value-type="float" office:value="664" calcext:value-type="float">
            <text:p>664</text:p>
          </table:table-cell>
          <table:table-cell office:value-type="float" office:value="8.38899999999997" calcext:value-type="float">
            <text:p>8,388999999999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93" calcext:value-type="float">
            <text:p>1393</text:p>
          </table:table-cell>
          <table:table-cell office:value-type="float" office:value="3156" calcext:value-type="float">
            <text:p>3156</text:p>
          </table:table-cell>
          <table:table-cell office:value-type="float" office:value="26.4840000000003" calcext:value-type="float">
            <text:p>26,48400000000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366" calcext:value-type="float">
            <text:p>366</text:p>
          </table:table-cell>
          <table:table-cell office:value-type="float" office:value="2.88199999999999" calcext:value-type="float">
            <text:p>2,881999999999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34" calcext:value-type="float">
            <text:p>734</text:p>
          </table:table-cell>
          <table:table-cell office:value-type="float" office:value="1629" calcext:value-type="float">
            <text:p>1629</text:p>
          </table:table-cell>
          <table:table-cell office:value-type="float" office:value="12.9439999999999" calcext:value-type="float">
            <text:p>12,94399999999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5" calcext:value-type="float">
            <text:p>325</text:p>
          </table:table-cell>
          <table:table-cell office:value-type="float" office:value="764" calcext:value-type="float">
            <text:p>764</text:p>
          </table:table-cell>
          <table:table-cell office:value-type="float" office:value="9.08399999999997" calcext:value-type="float">
            <text:p>9,083999999999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30" calcext:value-type="float">
            <text:p>1330</text:p>
          </table:table-cell>
          <table:table-cell office:value-type="float" office:value="3060" calcext:value-type="float">
            <text:p>3060</text:p>
          </table:table-cell>
          <table:table-cell office:value-type="float" office:value="40.6490000000002" calcext:value-type="float">
            <text:p>40,64900000000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67" calcext:value-type="float">
            <text:p>567</text:p>
          </table:table-cell>
          <table:table-cell office:value-type="float" office:value="1364" calcext:value-type="float">
            <text:p>1364</text:p>
          </table:table-cell>
          <table:table-cell office:value-type="float" office:value="11.1019999999999" calcext:value-type="float">
            <text:p>11,10199999999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9" calcext:value-type="float">
            <text:p>249</text:p>
          </table:table-cell>
          <table:table-cell office:value-type="float" office:value="590" calcext:value-type="float">
            <text:p>590</text:p>
          </table:table-cell>
          <table:table-cell office:value-type="float" office:value="4.84499999999998" calcext:value-type="float">
            <text:p>4,84499999999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61" calcext:value-type="float">
            <text:p>1361</text:p>
          </table:table-cell>
          <table:table-cell office:value-type="float" office:value="3225" calcext:value-type="float">
            <text:p>3225</text:p>
          </table:table-cell>
          <table:table-cell office:value-type="float" office:value="27.4740000000004" calcext:value-type="float">
            <text:p>27,4740000000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451" calcext:value-type="float">
            <text:p>6451</text:p>
          </table:table-cell>
          <table:table-cell office:value-type="float" office:value="14985" calcext:value-type="float">
            <text:p>14985</text:p>
          </table:table-cell>
          <table:table-cell office:value-type="float" office:value="126.527000000006" calcext:value-type="float">
            <text:p>126,52700000000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34" calcext:value-type="float">
            <text:p>834</text:p>
          </table:table-cell>
          <table:table-cell office:value-type="float" office:value="1969" calcext:value-type="float">
            <text:p>1969</text:p>
          </table:table-cell>
          <table:table-cell office:value-type="float" office:value="24.954" calcext:value-type="float">
            <text:p>24,95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98" calcext:value-type="float">
            <text:p>3698</text:p>
          </table:table-cell>
          <table:table-cell office:value-type="float" office:value="8321" calcext:value-type="float">
            <text:p>8321</text:p>
          </table:table-cell>
          <table:table-cell office:value-type="float" office:value="68.4400000000013" calcext:value-type="float">
            <text:p>68,44000000000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2" calcext:value-type="float">
            <text:p>332</text:p>
          </table:table-cell>
          <table:table-cell office:value-type="float" office:value="819" calcext:value-type="float">
            <text:p>819</text:p>
          </table:table-cell>
          <table:table-cell office:value-type="float" office:value="6.38999999999998" calcext:value-type="float">
            <text:p>6,38999999999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59" calcext:value-type="float">
            <text:p>559</text:p>
          </table:table-cell>
          <table:table-cell office:value-type="float" office:value="1211" calcext:value-type="float">
            <text:p>1211</text:p>
          </table:table-cell>
          <table:table-cell office:value-type="float" office:value="9.25699999999996" calcext:value-type="float">
            <text:p>9,256999999999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5" calcext:value-type="float">
            <text:p>715</text:p>
          </table:table-cell>
          <table:table-cell office:value-type="float" office:value="1600" calcext:value-type="float">
            <text:p>1600</text:p>
          </table:table-cell>
          <table:table-cell office:value-type="float" office:value="21.244" calcext:value-type="float">
            <text:p>21,2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15" calcext:value-type="float">
            <text:p>315</text:p>
          </table:table-cell>
          <table:table-cell office:value-type="float" office:value="746" calcext:value-type="float">
            <text:p>746</text:p>
          </table:table-cell>
          <table:table-cell office:value-type="float" office:value="9.42599999999997" calcext:value-type="float">
            <text:p>9,425999999999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2.14199999999999" calcext:value-type="float">
            <text:p>2,1419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498" calcext:value-type="float">
            <text:p>498</text:p>
          </table:table-cell>
          <table:table-cell office:value-type="float" office:value="3.96199999999997" calcext:value-type="float">
            <text:p>3,961999999999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69" calcext:value-type="float">
            <text:p>669</text:p>
          </table:table-cell>
          <table:table-cell office:value-type="float" office:value="1638" calcext:value-type="float">
            <text:p>1638</text:p>
          </table:table-cell>
          <table:table-cell office:value-type="float" office:value="13.2159999999999" calcext:value-type="float">
            <text:p>13,215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46" calcext:value-type="float">
            <text:p>3046</text:p>
          </table:table-cell>
          <table:table-cell office:value-type="float" office:value="7083" calcext:value-type="float">
            <text:p>7083</text:p>
          </table:table-cell>
          <table:table-cell office:value-type="float" office:value="56.2980000000007" calcext:value-type="float">
            <text:p>56,29800000000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715" calcext:value-type="float">
            <text:p>3715</text:p>
          </table:table-cell>
          <table:table-cell office:value-type="float" office:value="8550" calcext:value-type="float">
            <text:p>8550</text:p>
          </table:table-cell>
          <table:table-cell office:value-type="float" office:value="111.458000000003" calcext:value-type="float">
            <text:p>111,4580000000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8" calcext:value-type="float">
            <text:p>738</text:p>
          </table:table-cell>
          <table:table-cell office:value-type="float" office:value="1673" calcext:value-type="float">
            <text:p>1673</text:p>
          </table:table-cell>
          <table:table-cell office:value-type="float" office:value="13.7149999999999" calcext:value-type="float">
            <text:p>13,714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30" calcext:value-type="float">
            <text:p>930</text:p>
          </table:table-cell>
          <table:table-cell office:value-type="float" office:value="2157" calcext:value-type="float">
            <text:p>2157</text:p>
          </table:table-cell>
          <table:table-cell office:value-type="float" office:value="17.6619999999999" calcext:value-type="float">
            <text:p>17,66199999999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093" calcext:value-type="float">
            <text:p>2093</text:p>
          </table:table-cell>
          <table:table-cell office:value-type="float" office:value="4715" calcext:value-type="float">
            <text:p>4715</text:p>
          </table:table-cell>
          <table:table-cell office:value-type="float" office:value="38.9070000000009" calcext:value-type="float">
            <text:p>38,9070000000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747" calcext:value-type="float">
            <text:p>747</text:p>
          </table:table-cell>
          <table:table-cell office:value-type="float" office:value="9.09199999999997" calcext:value-type="float">
            <text:p>9,0919999999999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846" calcext:value-type="float">
            <text:p>1846</text:p>
          </table:table-cell>
          <table:table-cell office:value-type="float" office:value="4251" calcext:value-type="float">
            <text:p>4251</text:p>
          </table:table-cell>
          <table:table-cell office:value-type="float" office:value="57.6180000000009" calcext:value-type="float">
            <text:p>57,618000000000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708" calcext:value-type="float">
            <text:p>1708</text:p>
          </table:table-cell>
          <table:table-cell office:value-type="float" office:value="3902" calcext:value-type="float">
            <text:p>3902</text:p>
          </table:table-cell>
          <table:table-cell office:value-type="float" office:value="32.3000000000007" calcext:value-type="float">
            <text:p>32,300000000000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46" calcext:value-type="float">
            <text:p>446</text:p>
          </table:table-cell>
          <table:table-cell office:value-type="float" office:value="1056" calcext:value-type="float">
            <text:p>1056</text:p>
          </table:table-cell>
          <table:table-cell office:value-type="float" office:value="8.12099999999998" calcext:value-type="float">
            <text:p>8,12099999999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067" calcext:value-type="float">
            <text:p>2067</text:p>
          </table:table-cell>
          <table:table-cell office:value-type="float" office:value="4827" calcext:value-type="float">
            <text:p>4827</text:p>
          </table:table-cell>
          <table:table-cell office:value-type="float" office:value="40.4860000000007" calcext:value-type="float">
            <text:p>40,486000000000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04" calcext:value-type="float">
            <text:p>904</text:p>
          </table:table-cell>
          <table:table-cell office:value-type="float" office:value="2077" calcext:value-type="float">
            <text:p>2077</text:p>
          </table:table-cell>
          <table:table-cell office:value-type="float" office:value="27.03" calcext:value-type="float">
            <text:p>27,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4" calcext:value-type="float">
            <text:p>484</text:p>
          </table:table-cell>
          <table:table-cell office:value-type="float" office:value="1130" calcext:value-type="float">
            <text:p>1130</text:p>
          </table:table-cell>
          <table:table-cell office:value-type="float" office:value="9.33699999999998" calcext:value-type="float">
            <text:p>9,33699999999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78" calcext:value-type="float">
            <text:p>2578</text:p>
          </table:table-cell>
          <table:table-cell office:value-type="float" office:value="5971" calcext:value-type="float">
            <text:p>5971</text:p>
          </table:table-cell>
          <table:table-cell office:value-type="float" office:value="50.3850000000006" calcext:value-type="float">
            <text:p>50,3850000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86" calcext:value-type="float">
            <text:p>1986</text:p>
          </table:table-cell>
          <table:table-cell office:value-type="float" office:value="4426" calcext:value-type="float">
            <text:p>4426</text:p>
          </table:table-cell>
          <table:table-cell office:value-type="float" office:value="38.0390000000007" calcext:value-type="float">
            <text:p>38,03900000000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9" calcext:value-type="float">
            <text:p>729</text:p>
          </table:table-cell>
          <table:table-cell office:value-type="float" office:value="1691" calcext:value-type="float">
            <text:p>1691</text:p>
          </table:table-cell>
          <table:table-cell office:value-type="float" office:value="22.3659999999999" calcext:value-type="float">
            <text:p>22,36599999999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26" calcext:value-type="float">
            <text:p>1226</text:p>
          </table:table-cell>
          <table:table-cell office:value-type="float" office:value="2845" calcext:value-type="float">
            <text:p>2845</text:p>
          </table:table-cell>
          <table:table-cell office:value-type="float" office:value="36.5130000000001" calcext:value-type="float">
            <text:p>36,513000000000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735" calcext:value-type="float">
            <text:p>1735</text:p>
          </table:table-cell>
          <table:table-cell office:value-type="float" office:value="4075" calcext:value-type="float">
            <text:p>4075</text:p>
          </table:table-cell>
          <table:table-cell office:value-type="float" office:value="35.3380000000006" calcext:value-type="float">
            <text:p>35,33800000000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24" calcext:value-type="float">
            <text:p>1424</text:p>
          </table:table-cell>
          <table:table-cell office:value-type="float" office:value="3255" calcext:value-type="float">
            <text:p>3255</text:p>
          </table:table-cell>
          <table:table-cell office:value-type="float" office:value="26.6830000000002" calcext:value-type="float">
            <text:p>26,683000000000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23" calcext:value-type="float">
            <text:p>723</text:p>
          </table:table-cell>
          <table:table-cell office:value-type="float" office:value="1708" calcext:value-type="float">
            <text:p>1708</text:p>
          </table:table-cell>
          <table:table-cell office:value-type="float" office:value="14.8759999999998" calcext:value-type="float">
            <text:p>14,87599999999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59" calcext:value-type="float">
            <text:p>959</text:p>
          </table:table-cell>
          <table:table-cell office:value-type="float" office:value="2197" calcext:value-type="float">
            <text:p>2197</text:p>
          </table:table-cell>
          <table:table-cell office:value-type="float" office:value="17.8369999999999" calcext:value-type="float">
            <text:p>17,83699999999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office:value-type="float" office:value="1404" calcext:value-type="float">
            <text:p>1404</text:p>
          </table:table-cell>
          <table:table-cell office:value-type="float" office:value="17.6359999999999" calcext:value-type="float">
            <text:p>17,63599999999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742" calcext:value-type="float">
            <text:p>2742</text:p>
          </table:table-cell>
          <table:table-cell office:value-type="float" office:value="6107" calcext:value-type="float">
            <text:p>6107</text:p>
          </table:table-cell>
          <table:table-cell office:value-type="float" office:value="49.6800000000006" calcext:value-type="float">
            <text:p>49,68000000000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239" calcext:value-type="float">
            <text:p>3239</text:p>
          </table:table-cell>
          <table:table-cell office:value-type="float" office:value="7456" calcext:value-type="float">
            <text:p>7456</text:p>
          </table:table-cell>
          <table:table-cell office:value-type="float" office:value="61.8520000000001" calcext:value-type="float">
            <text:p>61,852000000000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26" calcext:value-type="float">
            <text:p>426</text:p>
          </table:table-cell>
          <table:table-cell office:value-type="float" office:value="989" calcext:value-type="float">
            <text:p>989</text:p>
          </table:table-cell>
          <table:table-cell office:value-type="float" office:value="8.70199999999995" calcext:value-type="float">
            <text:p>8,701999999999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94" calcext:value-type="float">
            <text:p>394</text:p>
          </table:table-cell>
          <table:table-cell office:value-type="float" office:value="5.02999999999999" calcext:value-type="float">
            <text:p>5,0299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13" calcext:value-type="float">
            <text:p>213</text:p>
          </table:table-cell>
          <table:table-cell office:value-type="float" office:value="534" calcext:value-type="float">
            <text:p>534</text:p>
          </table:table-cell>
          <table:table-cell office:value-type="float" office:value="6.91499999999998" calcext:value-type="float">
            <text:p>6,914999999999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133" calcext:value-type="float">
            <text:p>2133</text:p>
          </table:table-cell>
          <table:table-cell office:value-type="float" office:value="4901" calcext:value-type="float">
            <text:p>4901</text:p>
          </table:table-cell>
          <table:table-cell office:value-type="float" office:value="42.1020000000006" calcext:value-type="float">
            <text:p>42,102000000000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62" calcext:value-type="float">
            <text:p>862</text:p>
          </table:table-cell>
          <table:table-cell office:value-type="float" office:value="1950" calcext:value-type="float">
            <text:p>1950</text:p>
          </table:table-cell>
          <table:table-cell office:value-type="float" office:value="15.7839999999999" calcext:value-type="float">
            <text:p>15,783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60" calcext:value-type="float">
            <text:p>260</text:p>
          </table:table-cell>
          <table:table-cell office:value-type="float" office:value="647" calcext:value-type="float">
            <text:p>647</text:p>
          </table:table-cell>
          <table:table-cell office:value-type="float" office:value="5.63199999999999" calcext:value-type="float">
            <text:p>5,6319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6" calcext:value-type="float">
            <text:p>2986</text:p>
          </table:table-cell>
          <table:table-cell office:value-type="float" office:value="6969" calcext:value-type="float">
            <text:p>6969</text:p>
          </table:table-cell>
          <table:table-cell office:value-type="float" office:value="57.4870000000008" calcext:value-type="float">
            <text:p>57,48700000000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40" calcext:value-type="float">
            <text:p>840</text:p>
          </table:table-cell>
          <table:table-cell office:value-type="float" office:value="1940" calcext:value-type="float">
            <text:p>1940</text:p>
          </table:table-cell>
          <table:table-cell office:value-type="float" office:value="24.8069999999999" calcext:value-type="float">
            <text:p>24,80699999999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64" calcext:value-type="float">
            <text:p>7164</text:p>
          </table:table-cell>
          <table:table-cell office:value-type="float" office:value="16002" calcext:value-type="float">
            <text:p>16002</text:p>
          </table:table-cell>
          <table:table-cell office:value-type="float" office:value="131.669000000007" calcext:value-type="float">
            <text:p>131,6690000000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744" calcext:value-type="float">
            <text:p>744</text:p>
          </table:table-cell>
          <table:table-cell office:value-type="float" office:value="5.84599999999997" calcext:value-type="float">
            <text:p>5,8459999999999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0" calcext:value-type="float">
            <text:p>290</text:p>
          </table:table-cell>
          <table:table-cell office:value-type="float" office:value="685" calcext:value-type="float">
            <text:p>685</text:p>
          </table:table-cell>
          <table:table-cell office:value-type="float" office:value="5.50999999999998" calcext:value-type="float">
            <text:p>5,50999999999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8" calcext:value-type="float">
            <text:p>408</text:p>
          </table:table-cell>
          <table:table-cell office:value-type="float" office:value="971" calcext:value-type="float">
            <text:p>971</text:p>
          </table:table-cell>
          <table:table-cell office:value-type="float" office:value="11.8609999999999" calcext:value-type="float">
            <text:p>11,860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09" calcext:value-type="float">
            <text:p>909</text:p>
          </table:table-cell>
          <table:table-cell office:value-type="float" office:value="2167" calcext:value-type="float">
            <text:p>2167</text:p>
          </table:table-cell>
          <table:table-cell office:value-type="float" office:value="27.875" calcext:value-type="float">
            <text:p>27,87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36" calcext:value-type="float">
            <text:p>1436</text:p>
          </table:table-cell>
          <table:table-cell office:value-type="float" office:value="3346" calcext:value-type="float">
            <text:p>3346</text:p>
          </table:table-cell>
          <table:table-cell office:value-type="float" office:value="27.7480000000004" calcext:value-type="float">
            <text:p>27,74800000000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11" calcext:value-type="float">
            <text:p>1411</text:p>
          </table:table-cell>
          <table:table-cell office:value-type="float" office:value="3232" calcext:value-type="float">
            <text:p>3232</text:p>
          </table:table-cell>
          <table:table-cell office:value-type="float" office:value="26.6160000000004" calcext:value-type="float">
            <text:p>26,61600000000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8" calcext:value-type="float">
            <text:p>738</text:p>
          </table:table-cell>
          <table:table-cell office:value-type="float" office:value="1717" calcext:value-type="float">
            <text:p>1717</text:p>
          </table:table-cell>
          <table:table-cell office:value-type="float" office:value="13.9979999999999" calcext:value-type="float">
            <text:p>13,997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02" calcext:value-type="float">
            <text:p>1302</text:p>
          </table:table-cell>
          <table:table-cell office:value-type="float" office:value="3082" calcext:value-type="float">
            <text:p>3082</text:p>
          </table:table-cell>
          <table:table-cell office:value-type="float" office:value="25.7410000000003" calcext:value-type="float">
            <text:p>25,74100000000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31" calcext:value-type="float">
            <text:p>431</text:p>
          </table:table-cell>
          <table:table-cell office:value-type="float" office:value="1015" calcext:value-type="float">
            <text:p>1015</text:p>
          </table:table-cell>
          <table:table-cell office:value-type="float" office:value="12.2009999999999" calcext:value-type="float">
            <text:p>12,200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30" calcext:value-type="float">
            <text:p>2530</text:p>
          </table:table-cell>
          <table:table-cell office:value-type="float" office:value="5669" calcext:value-type="float">
            <text:p>5669</text:p>
          </table:table-cell>
          <table:table-cell office:value-type="float" office:value="45.2830000000007" calcext:value-type="float">
            <text:p>45,28300000000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92" calcext:value-type="float">
            <text:p>892</text:p>
          </table:table-cell>
          <table:table-cell office:value-type="float" office:value="2153" calcext:value-type="float">
            <text:p>2153</text:p>
          </table:table-cell>
          <table:table-cell office:value-type="float" office:value="17.3589999999999" calcext:value-type="float">
            <text:p>17,35899999999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21" calcext:value-type="float">
            <text:p>221</text:p>
          </table:table-cell>
          <table:table-cell office:value-type="float" office:value="543" calcext:value-type="float">
            <text:p>543</text:p>
          </table:table-cell>
          <table:table-cell office:value-type="float" office:value="4.63499999999998" calcext:value-type="float">
            <text:p>4,63499999999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7" calcext:value-type="float">
            <text:p>887</text:p>
          </table:table-cell>
          <table:table-cell office:value-type="float" office:value="2018" calcext:value-type="float">
            <text:p>2018</text:p>
          </table:table-cell>
          <table:table-cell office:value-type="float" office:value="26.466" calcext:value-type="float">
            <text:p>26,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681" calcext:value-type="float">
            <text:p>681</text:p>
          </table:table-cell>
          <table:table-cell office:value-type="float" office:value="8.28499999999998" calcext:value-type="float">
            <text:p>8,28499999999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49" calcext:value-type="float">
            <text:p>4349</text:p>
          </table:table-cell>
          <table:table-cell office:value-type="float" office:value="10000" calcext:value-type="float">
            <text:p>10000</text:p>
          </table:table-cell>
          <table:table-cell office:value-type="float" office:value="85.3450000000023" calcext:value-type="float">
            <text:p>85,3450000000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1.954" calcext:value-type="float">
            <text:p>1,9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78" calcext:value-type="float">
            <text:p>278</text:p>
          </table:table-cell>
          <table:table-cell office:value-type="float" office:value="2.26199999999999" calcext:value-type="float">
            <text:p>2,261999999999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office:value-type="float" office:value="2132" calcext:value-type="float">
            <text:p>2132</text:p>
          </table:table-cell>
          <table:table-cell office:value-type="float" office:value="16.6619999999999" calcext:value-type="float">
            <text:p>16,66199999999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93" calcext:value-type="float">
            <text:p>1793</text:p>
          </table:table-cell>
          <table:table-cell office:value-type="float" office:value="4093" calcext:value-type="float">
            <text:p>4093</text:p>
          </table:table-cell>
          <table:table-cell office:value-type="float" office:value="50.3400000000008" calcext:value-type="float">
            <text:p>50,3400000000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705" calcext:value-type="float">
            <text:p>705</text:p>
          </table:table-cell>
          <table:table-cell office:value-type="float" office:value="5.60899999999998" calcext:value-type="float">
            <text:p>5,60899999999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80" calcext:value-type="float">
            <text:p>1380</text:p>
          </table:table-cell>
          <table:table-cell office:value-type="float" office:value="3177" calcext:value-type="float">
            <text:p>3177</text:p>
          </table:table-cell>
          <table:table-cell office:value-type="float" office:value="25.6660000000005" calcext:value-type="float">
            <text:p>25,66600000000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01" calcext:value-type="float">
            <text:p>1901</text:p>
          </table:table-cell>
          <table:table-cell office:value-type="float" office:value="4247" calcext:value-type="float">
            <text:p>4247</text:p>
          </table:table-cell>
          <table:table-cell office:value-type="float" office:value="35.1300000000008" calcext:value-type="float">
            <text:p>35,13000000000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6" calcext:value-type="float">
            <text:p>636</text:p>
          </table:table-cell>
          <table:table-cell office:value-type="float" office:value="1489" calcext:value-type="float">
            <text:p>1489</text:p>
          </table:table-cell>
          <table:table-cell office:value-type="float" office:value="19.505" calcext:value-type="float">
            <text:p>19,5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37" calcext:value-type="float">
            <text:p>1437</text:p>
          </table:table-cell>
          <table:table-cell office:value-type="float" office:value="3370" calcext:value-type="float">
            <text:p>3370</text:p>
          </table:table-cell>
          <table:table-cell office:value-type="float" office:value="43.5590000000005" calcext:value-type="float">
            <text:p>43,55900000000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545" calcext:value-type="float">
            <text:p>545</text:p>
          </table:table-cell>
          <table:table-cell office:value-type="float" office:value="4.64499999999999" calcext:value-type="float">
            <text:p>4,644999999999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76" calcext:value-type="float">
            <text:p>176</text:p>
          </table:table-cell>
          <table:table-cell office:value-type="float" office:value="442" calcext:value-type="float">
            <text:p>442</text:p>
          </table:table-cell>
          <table:table-cell office:value-type="float" office:value="3.61999999999999" calcext:value-type="float">
            <text:p>3,619999999999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455" calcext:value-type="float">
            <text:p>2455</text:p>
          </table:table-cell>
          <table:table-cell office:value-type="float" office:value="5767" calcext:value-type="float">
            <text:p>5767</text:p>
          </table:table-cell>
          <table:table-cell office:value-type="float" office:value="47.6630000000007" calcext:value-type="float">
            <text:p>47,663000000000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64" calcext:value-type="float">
            <text:p>1164</text:p>
          </table:table-cell>
          <table:table-cell office:value-type="float" office:value="2751" calcext:value-type="float">
            <text:p>2751</text:p>
          </table:table-cell>
          <table:table-cell office:value-type="float" office:value="22.1020000000001" calcext:value-type="float">
            <text:p>22,10200000000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442" calcext:value-type="float">
            <text:p>3442</text:p>
          </table:table-cell>
          <table:table-cell office:value-type="float" office:value="7886" calcext:value-type="float">
            <text:p>7886</text:p>
          </table:table-cell>
          <table:table-cell office:value-type="float" office:value="99.9050000000028" calcext:value-type="float">
            <text:p>99,905000000002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79" calcext:value-type="float">
            <text:p>379</text:p>
          </table:table-cell>
          <table:table-cell office:value-type="float" office:value="850" calcext:value-type="float">
            <text:p>850</text:p>
          </table:table-cell>
          <table:table-cell office:value-type="float" office:value="6.95299999999996" calcext:value-type="float">
            <text:p>6,95299999999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3" calcext:value-type="float">
            <text:p>203</text:p>
          </table:table-cell>
          <table:table-cell office:value-type="float" office:value="500" calcext:value-type="float">
            <text:p>500</text:p>
          </table:table-cell>
          <table:table-cell office:value-type="float" office:value="4.16399999999998" calcext:value-type="float">
            <text:p>4,1639999999999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51" calcext:value-type="float">
            <text:p>651</text:p>
          </table:table-cell>
          <table:table-cell office:value-type="float" office:value="1495" calcext:value-type="float">
            <text:p>1495</text:p>
          </table:table-cell>
          <table:table-cell office:value-type="float" office:value="13.4029999999999" calcext:value-type="float">
            <text:p>13,40299999999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0" calcext:value-type="float">
            <text:p>220</text:p>
          </table:table-cell>
          <table:table-cell office:value-type="float" office:value="562" calcext:value-type="float">
            <text:p>562</text:p>
          </table:table-cell>
          <table:table-cell office:value-type="float" office:value="7.75899999999999" calcext:value-type="float">
            <text:p>7,75899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96" calcext:value-type="float">
            <text:p>896</text:p>
          </table:table-cell>
          <table:table-cell office:value-type="float" office:value="2114" calcext:value-type="float">
            <text:p>2114</text:p>
          </table:table-cell>
          <table:table-cell office:value-type="float" office:value="26.438" calcext:value-type="float">
            <text:p>26,4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96" calcext:value-type="float">
            <text:p>4896</text:p>
          </table:table-cell>
          <table:table-cell office:value-type="float" office:value="11153" calcext:value-type="float">
            <text:p>11153</text:p>
          </table:table-cell>
          <table:table-cell office:value-type="float" office:value="91.9690000000036" calcext:value-type="float">
            <text:p>91,969000000003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3" calcext:value-type="float">
            <text:p>843</text:p>
          </table:table-cell>
          <table:table-cell office:value-type="float" office:value="1972" calcext:value-type="float">
            <text:p>1972</text:p>
          </table:table-cell>
          <table:table-cell office:value-type="float" office:value="25.573" calcext:value-type="float">
            <text:p>25,57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436" calcext:value-type="float">
            <text:p>1436</text:p>
          </table:table-cell>
          <table:table-cell office:value-type="float" office:value="2554" calcext:value-type="float">
            <text:p>2554</text:p>
          </table:table-cell>
          <table:table-cell office:value-type="float" office:value="1693" calcext:value-type="float">
            <text:p>1693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621" calcext:value-type="float">
            <text:p>621</text:p>
          </table:table-cell>
          <table:table-cell office:value-type="float" office:value="1475" calcext:value-type="float">
            <text:p>1475</text:p>
          </table:table-cell>
          <table:table-cell office:value-type="float" office:value="15.9189999999999" calcext:value-type="float">
            <text:p>15,91899999999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380" calcext:value-type="float">
            <text:p>380</text:p>
          </table:table-cell>
          <table:table-cell office:value-type="float" office:value="4.32399999999999" calcext:value-type="float">
            <text:p>4,32399999999999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7" calcext:value-type="float">
            <text:p>977</text:p>
          </table:table-cell>
          <table:table-cell office:value-type="float" office:value="2223" calcext:value-type="float">
            <text:p>2223</text:p>
          </table:table-cell>
          <table:table-cell office:value-type="float" office:value="28.925" calcext:value-type="float">
            <text:p>28,9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91" calcext:value-type="float">
            <text:p>491</text:p>
          </table:table-cell>
          <table:table-cell office:value-type="float" office:value="1142" calcext:value-type="float">
            <text:p>1142</text:p>
          </table:table-cell>
          <table:table-cell office:value-type="float" office:value="15.3409999999999" calcext:value-type="float">
            <text:p>15,34099999999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349" calcext:value-type="float">
            <text:p>349</text:p>
          </table:table-cell>
          <table:table-cell office:value-type="float" office:value="2.69299999999999" calcext:value-type="float">
            <text:p>2,6929999999999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48" calcext:value-type="float">
            <text:p>1148</text:p>
          </table:table-cell>
          <table:table-cell office:value-type="float" office:value="2807" calcext:value-type="float">
            <text:p>2807</text:p>
          </table:table-cell>
          <table:table-cell office:value-type="float" office:value="36.8510000000002" calcext:value-type="float">
            <text:p>36,8510000000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412" calcext:value-type="float">
            <text:p>6412</text:p>
          </table:table-cell>
          <table:table-cell office:value-type="float" office:value="4478" calcext:value-type="float">
            <text:p>4478</text:p>
          </table:table-cell>
          <table:table-cell office:value-type="float" office:value="992" calcext:value-type="float">
            <text:p>992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754" calcext:value-type="float">
            <text:p>754</text:p>
          </table:table-cell>
          <table:table-cell office:value-type="float" office:value="1778" calcext:value-type="float">
            <text:p>1778</text:p>
          </table:table-cell>
          <table:table-cell office:value-type="float" office:value="21.148" calcext:value-type="float">
            <text:p>21,148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10" calcext:value-type="float">
            <text:p>710</text:p>
          </table:table-cell>
          <table:table-cell office:value-type="float" office:value="1650" calcext:value-type="float">
            <text:p>1650</text:p>
          </table:table-cell>
          <table:table-cell table:style-name="ce3" office:value-type="float" office:value="22.812" calcext:value-type="float">
            <text:p>22,81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200" calcext:value-type="float">
            <text:p>2200</text:p>
          </table:table-cell>
          <table:table-cell office:value-type="float" office:value="5046" calcext:value-type="float">
            <text:p>5046</text:p>
          </table:table-cell>
          <table:table-cell office:value-type="float" office:value="67.1590000000011" calcext:value-type="float">
            <text:p>67,15900000000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82" calcext:value-type="float">
            <text:p>1282</text:p>
          </table:table-cell>
          <table:table-cell office:value-type="float" office:value="3005" calcext:value-type="float">
            <text:p>3005</text:p>
          </table:table-cell>
          <table:table-cell office:value-type="float" office:value="26.0960000000002" calcext:value-type="float">
            <text:p>26,09600000000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41" calcext:value-type="float">
            <text:p>1141</text:p>
          </table:table-cell>
          <table:table-cell office:value-type="float" office:value="2736" calcext:value-type="float">
            <text:p>2736</text:p>
          </table:table-cell>
          <table:table-cell office:value-type="float" office:value="34.6310000000001" calcext:value-type="float">
            <text:p>34,63100000000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47" calcext:value-type="float">
            <text:p>7347</text:p>
          </table:table-cell>
          <table:table-cell office:value-type="float" office:value="9011" calcext:value-type="float">
            <text:p>901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378" calcext:value-type="float">
            <text:p>1378</text:p>
          </table:table-cell>
          <table:table-cell office:value-type="float" office:value="3150" calcext:value-type="float">
            <text:p>3150</text:p>
          </table:table-cell>
          <table:table-cell office:value-type="float" office:value="35.7180000000002" calcext:value-type="float">
            <text:p>35,7180000000002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03" calcext:value-type="float">
            <text:p>3403</text:p>
          </table:table-cell>
          <table:table-cell office:value-type="float" office:value="7718" calcext:value-type="float">
            <text:p>7718</text:p>
          </table:table-cell>
          <table:table-cell office:value-type="float" office:value="104.855000000003" calcext:value-type="float">
            <text:p>104,85500000000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209" calcext:value-type="float">
            <text:p>4209</text:p>
          </table:table-cell>
          <table:table-cell office:value-type="float" office:value="9758" calcext:value-type="float">
            <text:p>9758</text:p>
          </table:table-cell>
          <table:table-cell office:value-type="float" office:value="128.615000000004" calcext:value-type="float">
            <text:p>128,6150000000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08" calcext:value-type="float">
            <text:p>1708</text:p>
          </table:table-cell>
          <table:table-cell office:value-type="float" office:value="3902" calcext:value-type="float">
            <text:p>3902</text:p>
          </table:table-cell>
          <table:table-cell office:value-type="float" office:value="32.3000000000007" calcext:value-type="float">
            <text:p>32,300000000000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29" calcext:value-type="float">
            <text:p>1729</text:p>
          </table:table-cell>
          <table:table-cell office:value-type="float" office:value="4179" calcext:value-type="float">
            <text:p>4179</text:p>
          </table:table-cell>
          <table:table-cell office:value-type="float" office:value="55.268000000001" calcext:value-type="float">
            <text:p>55,2680000000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73" calcext:value-type="float">
            <text:p>15073</text:p>
          </table:table-cell>
          <table:table-cell office:value-type="float" office:value="7306" calcext:value-type="float">
            <text:p>7306</text:p>
          </table:table-cell>
          <table:table-cell office:value-type="float" office:value="844" calcext:value-type="float">
            <text:p>844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3661" calcext:value-type="float">
            <text:p>3661</text:p>
          </table:table-cell>
          <table:table-cell office:value-type="float" office:value="8428" calcext:value-type="float">
            <text:p>8428</text:p>
          </table:table-cell>
          <table:table-cell office:value-type="float" office:value="78.8270000000022" calcext:value-type="float">
            <text:p>78,8270000000022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float" office:value="1366" calcext:value-type="float">
            <text:p>1366</text:p>
          </table:table-cell>
          <table:table-cell office:value-type="float" office:value="10522" calcext:value-type="float">
            <text:p>1052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Limit 1000</text:p>
          </table:table-cell>
          <table:table-cell office:value-type="string" calcext:value-type="string">
            <text:p>Limit 2000</text:p>
          </table:table-cell>
          <table:table-cell office:value-type="string" calcext:value-type="string">
            <text:p>Limit 3000</text:p>
          </table:table-cell>
          <table:table-cell office:value-type="string" calcext:value-type="string">
            <text:p>Limit 4000</text:p>
          </table:table-cell>
          <table:table-cell office:value-type="string" calcext:value-type="string">
            <text:p>Limit 5000</text:p>
          </table:table-cell>
          <table:table-cell office:value-type="string" calcext:value-type="string">
            <text:p>Limit 6000</text:p>
          </table:table-cell>
          <table:table-cell office:value-type="string" calcext:value-type="string">
            <text:p>Limit 7000</text:p>
          </table:table-cell>
          <table:table-cell office:value-type="string" calcext:value-type="string">
            <text:p>Limit 8000</text:p>
          </table:table-cell>
          <table:table-cell office:value-type="string" calcext:value-type="string">
            <text:p>Limit 9000</text:p>
          </table:table-cell>
          <table:table-cell office:value-type="string" calcext:value-type="string">
            <text:p>Limit 10000</text:p>
          </table:table-cell>
          <table:table-cell table:number-columns-repeated="6"/>
          <table:table-cell office:value-type="string" calcext:value-type="string">
            <text:p>Ilość gie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&lt; 500</text:p>
          </table:table-cell>
          <table:table-cell table:formula="of:=COUNTIFS([.B1:.B100];&quot;&lt;=500&quot;)" office:value-type="float" office:value="58" calcext:value-type="float">
            <text:p>58</text:p>
          </table:table-cell>
          <table:table-cell table:formula="of:=COUNTIFS([.G1:.G100];&quot;&lt;=500&quot;)" office:value-type="float" office:value="32" calcext:value-type="float">
            <text:p>32</text:p>
          </table:table-cell>
          <table:table-cell table:formula="of:=COUNTIFS([.L1:.L100];&quot;&lt;=500&quot;)" office:value-type="float" office:value="29" calcext:value-type="float">
            <text:p>29</text:p>
          </table:table-cell>
          <table:table-cell table:formula="of:=COUNTIFS([.Q1:.Q100];&quot;&lt;=500&quot;)" office:value-type="float" office:value="42" calcext:value-type="float">
            <text:p>42</text:p>
          </table:table-cell>
          <table:table-cell table:formula="of:=COUNTIFS([.V1:.V100];&quot;&lt;=500&quot;)" office:value-type="float" office:value="42" calcext:value-type="float">
            <text:p>42</text:p>
          </table:table-cell>
          <table:table-cell table:formula="of:=COUNTIFS([.AA1:.AA100];&quot;&lt;=500&quot;)" office:value-type="float" office:value="23" calcext:value-type="float">
            <text:p>23</text:p>
          </table:table-cell>
          <table:table-cell table:formula="of:=COUNTIFS([.AF1:.AF100];&quot;&lt;=500&quot;)" office:value-type="float" office:value="28" calcext:value-type="float">
            <text:p>28</text:p>
          </table:table-cell>
          <table:table-cell table:formula="of:=COUNTIFS([.AK1:.AK100];&quot;&lt;=500&quot;)" office:value-type="float" office:value="18" calcext:value-type="float">
            <text:p>18</text:p>
          </table:table-cell>
          <table:table-cell table:formula="of:=COUNTIFS([.AP1:.AP100];&quot;&lt;=500&quot;)" office:value-type="float" office:value="20" calcext:value-type="float">
            <text:p>20</text:p>
          </table:table-cell>
          <table:table-cell table:formula="of:=COUNTIFS([.AU1:.AU100];&quot;&lt;=500&quot;)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&lt; 500</text:p>
          </table:table-cell>
          <table:table-cell table:formula="of:=SUM([.B108:.K108])" office:value-type="float" office:value="317" calcext:value-type="float">
            <text:p>3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00 – 1000</text:p>
          </table:table-cell>
          <table:table-cell table:formula="of:=COUNTIFS([.B1:.B100];&quot;&lt;=1000&quot; ;[.B1:.B100];&quot;&gt;=500&quot;)" office:value-type="float" office:value="23" calcext:value-type="float">
            <text:p>23</text:p>
          </table:table-cell>
          <table:table-cell table:formula="of:=COUNTIFS([.G1:.G100];&quot;&lt;=1000&quot; ;[.G1:.G100];&quot;&gt;=500&quot;)" office:value-type="float" office:value="28" calcext:value-type="float">
            <text:p>28</text:p>
          </table:table-cell>
          <table:table-cell table:formula="of:=COUNTIFS([.L1:.L100];&quot;&lt;=1000&quot;; [.L1:.L100];&quot;&gt;=500&quot;)" office:value-type="float" office:value="30" calcext:value-type="float">
            <text:p>30</text:p>
          </table:table-cell>
          <table:table-cell table:formula="of:=COUNTIFS([.Q1:.Q100];&quot;&lt;=1000&quot;; [.Q1:.Q100];&quot;&gt;=500&quot;)" office:value-type="float" office:value="20" calcext:value-type="float">
            <text:p>20</text:p>
          </table:table-cell>
          <table:table-cell table:formula="of:=COUNTIFS([.V1:.V100];&quot;&lt;=1000&quot;; [.V1:.V100];&quot;&gt;=500&quot;)" office:value-type="float" office:value="25" calcext:value-type="float">
            <text:p>25</text:p>
          </table:table-cell>
          <table:table-cell table:formula="of:=COUNTIFS([.AA1:.AA100];&quot;&lt;=1000&quot;; [.AA1:.AA100];&quot;&gt;=500&quot;)" office:value-type="float" office:value="20" calcext:value-type="float">
            <text:p>20</text:p>
          </table:table-cell>
          <table:table-cell table:formula="of:=COUNTIFS([.AF1:.AF100];&quot;&lt;=1000&quot; ;[.AF1:.AF100];&quot;&gt;=500&quot;)" office:value-type="float" office:value="23" calcext:value-type="float">
            <text:p>23</text:p>
          </table:table-cell>
          <table:table-cell table:formula="of:=COUNTIFS([.AK1:.AK100];&quot;&lt;=1000&quot; ;[.AK1:.AK100];&quot;&gt;=500&quot;)" office:value-type="float" office:value="19" calcext:value-type="float">
            <text:p>19</text:p>
          </table:table-cell>
          <table:table-cell table:formula="of:=COUNTIFS([.AP1:.AP100];&quot;&lt;=1000&quot; ;[.AP1:.AP100];&quot;&gt;=500&quot;)" office:value-type="float" office:value="17" calcext:value-type="float">
            <text:p>17</text:p>
          </table:table-cell>
          <table:table-cell table:formula="of:=COUNTIFS([.AU1:.AU100];&quot;&lt;=1000&quot; ;[.AU1:.AU100];&quot;&gt;=500&quot;)"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500 – 1000</text:p>
          </table:table-cell>
          <table:table-cell table:formula="of:=SUM([.B109:.K109])" office:value-type="float" office:value="231" calcext:value-type="float">
            <text:p>23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00 – 1500</text:p>
          </table:table-cell>
          <table:table-cell table:formula="of:=COUNTIFS([.B1:.B100];&quot;&lt;=1500&quot; ;[.B1:.B100];&quot;&gt;=1000&quot;)" office:value-type="float" office:value="7" calcext:value-type="float">
            <text:p>7</text:p>
          </table:table-cell>
          <table:table-cell table:formula="of:=COUNTIFS([.G1:.G100];&quot;&lt;=1500&quot; ;[.G1:.G100];&quot;&gt;=1000&quot;)" office:value-type="float" office:value="17" calcext:value-type="float">
            <text:p>17</text:p>
          </table:table-cell>
          <table:table-cell table:formula="of:=COUNTIFS([.L1:.L100];&quot;&lt;=1500&quot;; [.L1:.L100];&quot;&gt;=1000&quot;)" office:value-type="float" office:value="13" calcext:value-type="float">
            <text:p>13</text:p>
          </table:table-cell>
          <table:table-cell table:formula="of:=COUNTIFS([.Q1:.Q100];&quot;&lt;=1500&quot;; [.Q1:.Q100];&quot;&gt;=1000&quot;)" office:value-type="float" office:value="20" calcext:value-type="float">
            <text:p>20</text:p>
          </table:table-cell>
          <table:table-cell table:formula="of:=COUNTIFS([.V1:.V100];&quot;&lt;=1500&quot;; [.V1:.V100];&quot;&gt;=1000&quot;)" office:value-type="float" office:value="16" calcext:value-type="float">
            <text:p>16</text:p>
          </table:table-cell>
          <table:table-cell table:formula="of:=COUNTIFS([.AA1:.AA100];&quot;&lt;=1500&quot;; [.AA1:.AA100];&quot;&gt;=1000&quot;)" office:value-type="float" office:value="11" calcext:value-type="float">
            <text:p>11</text:p>
          </table:table-cell>
          <table:table-cell table:formula="of:=COUNTIFS([.AF1:.AF100];&quot;&lt;=1500&quot; ;[.AF1:.AF100];&quot;&gt;=1000&quot;)" office:value-type="float" office:value="14" calcext:value-type="float">
            <text:p>14</text:p>
          </table:table-cell>
          <table:table-cell table:formula="of:=COUNTIFS([.AK1:.AK100];&quot;&lt;=1500&quot; ;[.AK1:.AK100];&quot;&gt;=1000&quot;)" office:value-type="float" office:value="16" calcext:value-type="float">
            <text:p>16</text:p>
          </table:table-cell>
          <table:table-cell table:formula="of:=COUNTIFS([.AP1:.AP100];&quot;&lt;=1500&quot; ;[.AP1:.AP100];&quot;&gt;=1000&quot;)" office:value-type="float" office:value="9" calcext:value-type="float">
            <text:p>9</text:p>
          </table:table-cell>
          <table:table-cell table:formula="of:=COUNTIFS([.AU1:.AU100];&quot;&lt;=1500&quot; ;[.AU1:.AU100];&quot;&gt;=1000&quot;)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000 – 1500</text:p>
          </table:table-cell>
          <table:table-cell table:formula="of:=SUM([.B110:.K110])" office:value-type="float" office:value="134" calcext:value-type="float">
            <text:p>1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00 – 2000</text:p>
          </table:table-cell>
          <table:table-cell table:formula="of:=COUNTIFS([.B1:.B100];&quot;&lt;=2000&quot; ;[.B1:.B100];&quot;&gt;=1500&quot;)" office:value-type="float" office:value="8" calcext:value-type="float">
            <text:p>8</text:p>
          </table:table-cell>
          <table:table-cell table:formula="of:=COUNTIFS([.G1:.G100];&quot;&lt;=2000&quot; ;[.G1:.G100];&quot;&gt;=1500&quot;)" office:value-type="float" office:value="12" calcext:value-type="float">
            <text:p>12</text:p>
          </table:table-cell>
          <table:table-cell table:formula="of:=COUNTIFS([.L1:.L100];&quot;&lt;=2000&quot;; [.L1:.L100];&quot;&gt;=1500&quot;)" office:value-type="float" office:value="13" calcext:value-type="float">
            <text:p>13</text:p>
          </table:table-cell>
          <table:table-cell table:formula="of:=COUNTIFS([.Q1:.Q100];&quot;&lt;=2000&quot;; [.Q1:.Q100];&quot;&gt;=1500&quot;)" office:value-type="float" office:value="6" calcext:value-type="float">
            <text:p>6</text:p>
          </table:table-cell>
          <table:table-cell table:formula="of:=COUNTIFS([.V1:.V100];&quot;&lt;=2000&quot;; [.V1:.V100];&quot;&gt;=1500&quot;)" office:value-type="float" office:value="9" calcext:value-type="float">
            <text:p>9</text:p>
          </table:table-cell>
          <table:table-cell table:formula="of:=COUNTIFS([.AA1:.AA100];&quot;&lt;=2000&quot;; [.AA1:.AA100];&quot;&gt;=1500&quot;)" office:value-type="float" office:value="8" calcext:value-type="float">
            <text:p>8</text:p>
          </table:table-cell>
          <table:table-cell table:formula="of:=COUNTIFS([.AF1:.AF100];&quot;&lt;=2000&quot; ;[.AF1:.AF100];&quot;&gt;=1500&quot;)" office:value-type="float" office:value="14" calcext:value-type="float">
            <text:p>14</text:p>
          </table:table-cell>
          <table:table-cell table:formula="of:=COUNTIFS([.AK1:.AK100];&quot;&lt;=2000&quot; ;[.AK1:.AK100];&quot;&gt;=1500&quot;)" office:value-type="float" office:value="8" calcext:value-type="float">
            <text:p>8</text:p>
          </table:table-cell>
          <table:table-cell table:formula="of:=COUNTIFS([.AP1:.AP100];&quot;&lt;=2000&quot; ;[.AP1:.AP100];&quot;&gt;=1500&quot;)" office:value-type="float" office:value="13" calcext:value-type="float">
            <text:p>13</text:p>
          </table:table-cell>
          <table:table-cell table:formula="of:=COUNTIFS([.AU1:.AU100];&quot;&lt;=2000&quot; ;[.AU1:.AU100];&quot;&gt;=1500&quot;)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1500 – 2000</text:p>
          </table:table-cell>
          <table:table-cell table:formula="of:=SUM([.B111:.K111])" office:value-type="float" office:value="107" calcext:value-type="float">
            <text:p>10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00 – 2500</text:p>
          </table:table-cell>
          <table:table-cell table:formula="of:=COUNTIFS([.B1:.B100];&quot;&lt;=2500&quot; ;[.B1:.B100];&quot;&gt;=2000&quot;)" office:value-type="float" office:value="2" calcext:value-type="float">
            <text:p>2</text:p>
          </table:table-cell>
          <table:table-cell table:formula="of:=COUNTIFS([.G1:.G100];&quot;&lt;=2500&quot; ;[.G1:.G100];&quot;&gt;=2000&quot;)" office:value-type="float" office:value="4" calcext:value-type="float">
            <text:p>4</text:p>
          </table:table-cell>
          <table:table-cell table:formula="of:=COUNTIFS([.L1:.L100];&quot;&lt;=2500&quot;; [.L1:.L100];&quot;&gt;=2000&quot;)" office:value-type="float" office:value="6" calcext:value-type="float">
            <text:p>6</text:p>
          </table:table-cell>
          <table:table-cell table:formula="of:=COUNTIFS([.Q1:.Q100];&quot;&lt;=2500&quot;; [.Q1:.Q100];&quot;&gt;=2000&quot;)" office:value-type="float" office:value="5" calcext:value-type="float">
            <text:p>5</text:p>
          </table:table-cell>
          <table:table-cell table:formula="of:=COUNTIFS([.V1:.V100];&quot;&lt;=2500&quot;; [.V1:.V100];&quot;&gt;=2000&quot;)" office:value-type="float" office:value="6" calcext:value-type="float">
            <text:p>6</text:p>
          </table:table-cell>
          <table:table-cell table:formula="of:=COUNTIFS([.AA1:.AA100];&quot;&lt;=2500&quot;; [.AA1:.AA100];&quot;&gt;=2000&quot;)" office:value-type="float" office:value="10" calcext:value-type="float">
            <text:p>10</text:p>
          </table:table-cell>
          <table:table-cell table:formula="of:=COUNTIFS([.AF1:.AF100];&quot;&lt;=2500&quot; ;[.AF1:.AF100];&quot;&gt;=2000&quot;)" office:value-type="float" office:value="5" calcext:value-type="float">
            <text:p>5</text:p>
          </table:table-cell>
          <table:table-cell table:formula="of:=COUNTIFS([.AK1:.AK100];&quot;&lt;=2500&quot; ;[.AK1:.AK100];&quot;&gt;=2000&quot;)" office:value-type="float" office:value="7" calcext:value-type="float">
            <text:p>7</text:p>
          </table:table-cell>
          <table:table-cell table:formula="of:=COUNTIFS([.AP1:.AP100];&quot;&lt;=2500&quot; ;[.AP1:.AP100];&quot;&gt;=2000&quot;)" office:value-type="float" office:value="8" calcext:value-type="float">
            <text:p>8</text:p>
          </table:table-cell>
          <table:table-cell table:formula="of:=COUNTIFS([.AU1:.AU100];&quot;&lt;=2500&quot; ;[.AU1:.AU100];&quot;&gt;=2000&quot;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2000 – 2500</text:p>
          </table:table-cell>
          <table:table-cell table:formula="of:=SUM([.B112:.K112])" office:value-type="float" office:value="59" calcext:value-type="float">
            <text:p>5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00 – 3000</text:p>
          </table:table-cell>
          <table:table-cell table:formula="of:=COUNTIFS([.B1:.B100];&quot;&lt;=3000&quot; ;[.B1:.B100];&quot;&gt;=2500&quot;)" office:value-type="float" office:value="2" calcext:value-type="float">
            <text:p>2</text:p>
          </table:table-cell>
          <table:table-cell table:formula="of:=COUNTIFS([.G1:.G100];&quot;&lt;=3000&quot; ;[.G1:.G100];&quot;&gt;=2500&quot;)" office:value-type="float" office:value="4" calcext:value-type="float">
            <text:p>4</text:p>
          </table:table-cell>
          <table:table-cell table:formula="of:=COUNTIFS([.L1:.L100];&quot;&lt;=3000&quot;; [.L1:.L100];&quot;&gt;=2500&quot;)" office:value-type="float" office:value="0" calcext:value-type="float">
            <text:p>0</text:p>
          </table:table-cell>
          <table:table-cell table:formula="of:=COUNTIFS([.Q1:.Q100];&quot;&lt;=3000&quot;; [.Q1:.Q100];&quot;&gt;=2500&quot;)" office:value-type="float" office:value="3" calcext:value-type="float">
            <text:p>3</text:p>
          </table:table-cell>
          <table:table-cell table:formula="of:=COUNTIFS([.V1:.V100];&quot;&lt;=3000&quot;; [.V1:.V100];&quot;&gt;=2500&quot;)" office:value-type="float" office:value="2" calcext:value-type="float">
            <text:p>2</text:p>
          </table:table-cell>
          <table:table-cell table:formula="of:=COUNTIFS([.AA1:.AA100];&quot;&lt;=3000&quot;; [.AA1:.AA100];&quot;&gt;=2500&quot;)" office:value-type="float" office:value="8" calcext:value-type="float">
            <text:p>8</text:p>
          </table:table-cell>
          <table:table-cell table:formula="of:=COUNTIFS([.AF1:.AF100];&quot;&lt;=3000&quot; ;[.AF1:.AF100];&quot;&gt;=2500&quot;)" office:value-type="float" office:value="7" calcext:value-type="float">
            <text:p>7</text:p>
          </table:table-cell>
          <table:table-cell table:formula="of:=COUNTIFS([.AK1:.AK100];&quot;&lt;=3000&quot; ;[.AK1:.AK100];&quot;&gt;=2500&quot;)" office:value-type="float" office:value="11" calcext:value-type="float">
            <text:p>11</text:p>
          </table:table-cell>
          <table:table-cell table:formula="of:=COUNTIFS([.AP1:.AP100];&quot;&lt;=3000&quot; ;[.AP1:.AP100];&quot;&gt;=2500&quot;)" office:value-type="float" office:value="5" calcext:value-type="float">
            <text:p>5</text:p>
          </table:table-cell>
          <table:table-cell table:formula="of:=COUNTIFS([.AU1:.AU100];&quot;&lt;=3000&quot; ;[.AU1:.AU100];&quot;&gt;=2500&quot;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2500 – 3000</text:p>
          </table:table-cell>
          <table:table-cell table:formula="of:=SUM([.B113:.K113])" office:value-type="float" office:value="46" calcext:value-type="float">
            <text:p>4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000 – 3500</text:p>
          </table:table-cell>
          <table:table-cell table:formula="of:=COUNTIFS([.B1:.B100];&quot;&lt;=3500&quot; ;[.B1:.B100];&quot;&gt;=3000&quot;)" office:value-type="float" office:value="0" calcext:value-type="float">
            <text:p>0</text:p>
          </table:table-cell>
          <table:table-cell table:formula="of:=COUNTIFS([.G1:.G100];&quot;&lt;=3500&quot; ;[.G1:.G100];&quot;&gt;=3000&quot;)" office:value-type="float" office:value="2" calcext:value-type="float">
            <text:p>2</text:p>
          </table:table-cell>
          <table:table-cell table:formula="of:=COUNTIFS([.L1:.L100];&quot;&lt;=3500&quot;; [.L1:.L100];&quot;&gt;=3000&quot;)" office:value-type="float" office:value="3" calcext:value-type="float">
            <text:p>3</text:p>
          </table:table-cell>
          <table:table-cell table:formula="of:=COUNTIFS([.Q1:.Q100];&quot;&lt;=3500&quot;; [.Q1:.Q100];&quot;&gt;=3000&quot;)" office:value-type="float" office:value="3" calcext:value-type="float">
            <text:p>3</text:p>
          </table:table-cell>
          <table:table-cell table:formula="of:=COUNTIFS([.V1:.V100];&quot;&lt;=3500&quot;; [.V1:.V100];&quot;&gt;=3000&quot;)" office:value-type="float" office:value="0" calcext:value-type="float">
            <text:p>0</text:p>
          </table:table-cell>
          <table:table-cell table:formula="of:=COUNTIFS([.AA1:.AA100];&quot;&lt;=3500&quot;; [.AA1:.AA100];&quot;&gt;=3000&quot;)" office:value-type="float" office:value="3" calcext:value-type="float">
            <text:p>3</text:p>
          </table:table-cell>
          <table:table-cell table:formula="of:=COUNTIFS([.AF1:.AF100];&quot;&lt;=3500&quot; ;[.AF1:.AF100];&quot;&gt;=3000&quot;)" office:value-type="float" office:value="2" calcext:value-type="float">
            <text:p>2</text:p>
          </table:table-cell>
          <table:table-cell table:formula="of:=COUNTIFS([.AK1:.AK100];&quot;&lt;=3500&quot; ;[.AK1:.AK100];&quot;&gt;=3000&quot;)" office:value-type="float" office:value="3" calcext:value-type="float">
            <text:p>3</text:p>
          </table:table-cell>
          <table:table-cell table:formula="of:=COUNTIFS([.AP1:.AP100];&quot;&lt;=3500&quot; ;[.AP1:.AP100];&quot;&gt;=3000&quot;)" office:value-type="float" office:value="5" calcext:value-type="float">
            <text:p>5</text:p>
          </table:table-cell>
          <table:table-cell table:formula="of:=COUNTIFS([.AU1:.AU100];&quot;&lt;=3500&quot; ;[.AU1:.AU100];&quot;&gt;=3000&quot;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3000 – 3500</text:p>
          </table:table-cell>
          <table:table-cell table:formula="of:=SUM([.B114:.K114])"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500 – 4000</text:p>
          </table:table-cell>
          <table:table-cell table:formula="of:=COUNTIFS([.B1:.B100];&quot;&lt;=4000&quot; ;[.B1:.B100];&quot;&gt;=3500&quot;)" office:value-type="float" office:value="0" calcext:value-type="float">
            <text:p>0</text:p>
          </table:table-cell>
          <table:table-cell table:formula="of:=COUNTIFS([.G1:.G100];&quot;&lt;=4000&quot; ;[.G1:.G100];&quot;&gt;=3500&quot;)" office:value-type="float" office:value="2" calcext:value-type="float">
            <text:p>2</text:p>
          </table:table-cell>
          <table:table-cell table:formula="of:=COUNTIFS([.L1:.L100];&quot;&lt;=4000&quot;; [.L1:.L100];&quot;&gt;=3500&quot;)" office:value-type="float" office:value="0" calcext:value-type="float">
            <text:p>0</text:p>
          </table:table-cell>
          <table:table-cell table:formula="of:=COUNTIFS([.Q1:.Q100];&quot;&lt;=4000&quot;; [.Q1:.Q100];&quot;&gt;=3500&quot;)" office:value-type="float" office:value="1" calcext:value-type="float">
            <text:p>1</text:p>
          </table:table-cell>
          <table:table-cell table:formula="of:=COUNTIFS([.V1:.V100];&quot;&lt;=4000&quot;; [.V1:.V100];&quot;&gt;=3500&quot;)" office:value-type="float" office:value="0" calcext:value-type="float">
            <text:p>0</text:p>
          </table:table-cell>
          <table:table-cell table:formula="of:=COUNTIFS([.AA1:.AA100];&quot;&lt;=4000&quot;; [.AA1:.AA100];&quot;&gt;=3500&quot;)" office:value-type="float" office:value="3" calcext:value-type="float">
            <text:p>3</text:p>
          </table:table-cell>
          <table:table-cell table:formula="of:=COUNTIFS([.AF1:.AF100];&quot;&lt;=4000&quot; ;[.AF1:.AF100];&quot;&gt;=3500&quot;)" office:value-type="float" office:value="2" calcext:value-type="float">
            <text:p>2</text:p>
          </table:table-cell>
          <table:table-cell table:formula="of:=COUNTIFS([.AK1:.AK100];&quot;&lt;=4000&quot; ;[.AK1:.AK100];&quot;&gt;=3500&quot;)" office:value-type="float" office:value="7" calcext:value-type="float">
            <text:p>7</text:p>
          </table:table-cell>
          <table:table-cell table:formula="of:=COUNTIFS([.AP1:.AP100];&quot;&lt;=4000&quot; ;[.AP1:.AP100];&quot;&gt;=3500&quot;)" office:value-type="float" office:value="5" calcext:value-type="float">
            <text:p>5</text:p>
          </table:table-cell>
          <table:table-cell table:formula="of:=COUNTIFS([.AU1:.AU100];&quot;&lt;=4000&quot; ;[.AU1:.AU100];&quot;&gt;=3500&quot;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500 – 4000</text:p>
          </table:table-cell>
          <table:table-cell table:formula="of:=SUM([.B115:.K115])" office:value-type="float" office:value="22" calcext:value-type="float">
            <text:p>2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000 – 4500</text:p>
          </table:table-cell>
          <table:table-cell table:formula="of:=COUNTIFS([.B1:.B100];&quot;&lt;=4500&quot; ;[.B1:.B100];&quot;&gt;=4000&quot;)" office:value-type="float" office:value="0" calcext:value-type="float">
            <text:p>0</text:p>
          </table:table-cell>
          <table:table-cell table:formula="of:=COUNTIFS([.G1:.G100];&quot;&lt;=4500&quot; ;[.G1:.G100];&quot;&gt;=4000&quot;)" office:value-type="float" office:value="0" calcext:value-type="float">
            <text:p>0</text:p>
          </table:table-cell>
          <table:table-cell table:formula="of:=COUNTIFS([.L1:.L100];&quot;&lt;=4500&quot;; [.L1:.L100];&quot;&gt;=4000&quot;)" office:value-type="float" office:value="4" calcext:value-type="float">
            <text:p>4</text:p>
          </table:table-cell>
          <table:table-cell table:formula="of:=COUNTIFS([.Q1:.Q100];&quot;&lt;=4500&quot;; [.Q1:.Q100];&quot;&gt;=4000&quot;)" office:value-type="float" office:value="0" calcext:value-type="float">
            <text:p>0</text:p>
          </table:table-cell>
          <table:table-cell table:formula="of:=COUNTIFS([.V1:.V100];&quot;&lt;=4500&quot;; [.V1:.V100];&quot;&gt;=4000&quot;)" office:value-type="float" office:value="0" calcext:value-type="float">
            <text:p>0</text:p>
          </table:table-cell>
          <table:table-cell table:formula="of:=COUNTIFS([.AA1:.AA100];&quot;&lt;=4500&quot;; [.AA1:.AA100];&quot;&gt;=4000&quot;)" office:value-type="float" office:value="3" calcext:value-type="float">
            <text:p>3</text:p>
          </table:table-cell>
          <table:table-cell table:formula="of:=COUNTIFS([.AF1:.AF100];&quot;&lt;=4500&quot; ;[.AF1:.AF100];&quot;&gt;=4000&quot;)" office:value-type="float" office:value="2" calcext:value-type="float">
            <text:p>2</text:p>
          </table:table-cell>
          <table:table-cell table:formula="of:=COUNTIFS([.AK1:.AK100];&quot;&lt;=4500&quot; ;[.AK1:.AK100];&quot;&gt;=4000&quot;)" office:value-type="float" office:value="2" calcext:value-type="float">
            <text:p>2</text:p>
          </table:table-cell>
          <table:table-cell table:formula="of:=COUNTIFS([.AP1:.AP100];&quot;&lt;=4500&quot; ;[.AP1:.AP100];&quot;&gt;=4000&quot;)" office:value-type="float" office:value="2" calcext:value-type="float">
            <text:p>2</text:p>
          </table:table-cell>
          <table:table-cell table:formula="of:=COUNTIFS([.AU1:.AU100];&quot;&lt;=4500&quot; ;[.AU1:.AU100];&quot;&gt;=4000&quot;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4000 – 4500</text:p>
          </table:table-cell>
          <table:table-cell table:formula="of:=SUM([.B116:.K116])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500 – 5000</text:p>
          </table:table-cell>
          <table:table-cell table:formula="of:=COUNTIFS([.B1:.B100];&quot;&lt;=5000&quot; ;[.B1:.B100];&quot;&gt;=4500&quot;)" office:value-type="float" office:value="0" calcext:value-type="float">
            <text:p>0</text:p>
          </table:table-cell>
          <table:table-cell table:formula="of:=COUNTIFS([.G1:.G100];&quot;&lt;=5000&quot; ;[.G1:.G100];&quot;&gt;=4500&quot;)" office:value-type="float" office:value="0" calcext:value-type="float">
            <text:p>0</text:p>
          </table:table-cell>
          <table:table-cell table:formula="of:=COUNTIFS([.L1:.L100];&quot;&lt;=5000&quot;; [.L1:.L100];&quot;&gt;=4500&quot;)" office:value-type="float" office:value="2" calcext:value-type="float">
            <text:p>2</text:p>
          </table:table-cell>
          <table:table-cell table:formula="of:=COUNTIFS([.Q1:.Q100];&quot;&lt;=5000&quot;; [.Q1:.Q100];&quot;&gt;=4500&quot;)" office:value-type="float" office:value="0" calcext:value-type="float">
            <text:p>0</text:p>
          </table:table-cell>
          <table:table-cell table:formula="of:=COUNTIFS([.V1:.V100];&quot;&lt;=5000&quot;; [.V1:.V100];&quot;&gt;=4500&quot;)" office:value-type="float" office:value="0" calcext:value-type="float">
            <text:p>0</text:p>
          </table:table-cell>
          <table:table-cell table:formula="of:=COUNTIFS([.AA1:.AA100];&quot;&lt;=5000&quot;; [.AA1:.AA100];&quot;&gt;=4500&quot;)" office:value-type="float" office:value="1" calcext:value-type="float">
            <text:p>1</text:p>
          </table:table-cell>
          <table:table-cell table:formula="of:=COUNTIFS([.AF1:.AF100];&quot;&lt;=5000&quot; ;[.AF1:.AF100];&quot;&gt;=4500&quot;)" office:value-type="float" office:value="1" calcext:value-type="float">
            <text:p>1</text:p>
          </table:table-cell>
          <table:table-cell table:formula="of:=COUNTIFS([.AK1:.AK100];&quot;&lt;=5000&quot; ;[.AK1:.AK100];&quot;&gt;=4500&quot;)" office:value-type="float" office:value="3" calcext:value-type="float">
            <text:p>3</text:p>
          </table:table-cell>
          <table:table-cell table:formula="of:=COUNTIFS([.AP1:.AP100];&quot;&lt;=5000&quot; ;[.AP1:.AP100];&quot;&gt;=4500&quot;)" office:value-type="float" office:value="2" calcext:value-type="float">
            <text:p>2</text:p>
          </table:table-cell>
          <table:table-cell table:formula="of:=COUNTIFS([.AU1:.AU100];&quot;&lt;=5000&quot; ;[.AU1:.AU100];&quot;&gt;=4500&quot;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500 – 5000</text:p>
          </table:table-cell>
          <table:table-cell table:formula="of:=SUM([.B117:.K117])" office:value-type="float" office:value="11" calcext:value-type="float">
            <text:p>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000 – 5500</text:p>
          </table:table-cell>
          <table:table-cell table:formula="of:=COUNTIFS([.B1:.B100];&quot;&lt;=5500&quot; ;[.B1:.B100];&quot;&gt;=5000&quot;)" office:value-type="float" office:value="0" calcext:value-type="float">
            <text:p>0</text:p>
          </table:table-cell>
          <table:table-cell table:formula="of:=COUNTIFS([.G1:.G100];&quot;&lt;=5500&quot; ;[.G1:.G100];&quot;&gt;=5000&quot;)" office:value-type="float" office:value="0" calcext:value-type="float">
            <text:p>0</text:p>
          </table:table-cell>
          <table:table-cell table:formula="of:=COUNTIFS([.L1:.L100];&quot;&lt;=5500&quot;; [.L1:.L100];&quot;&gt;=5000&quot;)" office:value-type="float" office:value="0" calcext:value-type="float">
            <text:p>0</text:p>
          </table:table-cell>
          <table:table-cell table:formula="of:=COUNTIFS([.Q1:.Q100];&quot;&lt;=5500&quot;; [.Q1:.Q100];&quot;&gt;=5000&quot;)" office:value-type="float" office:value="0" calcext:value-type="float">
            <text:p>0</text:p>
          </table:table-cell>
          <table:table-cell table:formula="of:=COUNTIFS([.V1:.V100];&quot;&lt;=5500&quot;; [.V1:.V100];&quot;&gt;=5000&quot;)" office:value-type="float" office:value="0" calcext:value-type="float">
            <text:p>0</text:p>
          </table:table-cell>
          <table:table-cell table:formula="of:=COUNTIFS([.AA1:.AA100];&quot;&lt;=5500&quot;; [.AA1:.AA100];&quot;&gt;=5000&quot;)" office:value-type="float" office:value="5" calcext:value-type="float">
            <text:p>5</text:p>
          </table:table-cell>
          <table:table-cell table:formula="of:=COUNTIFS([.AF1:.AF100];&quot;&lt;=5500&quot; ;[.AF1:.AF100];&quot;&gt;=5000&quot;)" office:value-type="float" office:value="0" calcext:value-type="float">
            <text:p>0</text:p>
          </table:table-cell>
          <table:table-cell table:formula="of:=COUNTIFS([.AK1:.AK100];&quot;&lt;=5500&quot; ;[.AK1:.AK100];&quot;&gt;=5000&quot;)" office:value-type="float" office:value="0" calcext:value-type="float">
            <text:p>0</text:p>
          </table:table-cell>
          <table:table-cell table:formula="of:=COUNTIFS([.AP1:.AP100];&quot;&lt;=5500&quot; ;[.AP1:.AP100];&quot;&gt;=5000&quot;)" office:value-type="float" office:value="3" calcext:value-type="float">
            <text:p>3</text:p>
          </table:table-cell>
          <table:table-cell table:formula="of:=COUNTIFS([.AU1:.AU100];&quot;&lt;=5500&quot; ;[.AU1:.AU100];&quot;&gt;=5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0 – 5500</text:p>
          </table:table-cell>
          <table:table-cell table:formula="of:=SUM([.B118:.K118])"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500 – 6000</text:p>
          </table:table-cell>
          <table:table-cell table:formula="of:=COUNTIFS([.B1:.B100];&quot;&lt;=6000&quot; ;[.B1:.B100];&quot;&gt;=5500&quot;)" office:value-type="float" office:value="0" calcext:value-type="float">
            <text:p>0</text:p>
          </table:table-cell>
          <table:table-cell table:formula="of:=COUNTIFS([.G1:.G100];&quot;&lt;=6000&quot; ;[.G1:.G100];&quot;&gt;=5500&quot;)" office:value-type="float" office:value="0" calcext:value-type="float">
            <text:p>0</text:p>
          </table:table-cell>
          <table:table-cell table:formula="of:=COUNTIFS([.L1:.L100];&quot;&lt;=6000&quot;; [.L1:.L100];&quot;&gt;=5500&quot;)" office:value-type="float" office:value="0" calcext:value-type="float">
            <text:p>0</text:p>
          </table:table-cell>
          <table:table-cell table:formula="of:=COUNTIFS([.Q1:.Q100];&quot;&lt;=6000&quot;; [.Q1:.Q100];&quot;&gt;=5500&quot;)" office:value-type="float" office:value="0" calcext:value-type="float">
            <text:p>0</text:p>
          </table:table-cell>
          <table:table-cell table:formula="of:=COUNTIFS([.V1:.V100];&quot;&lt;=6000&quot;; [.V1:.V100];&quot;&gt;=5500&quot;)" office:value-type="float" office:value="0" calcext:value-type="float">
            <text:p>0</text:p>
          </table:table-cell>
          <table:table-cell table:formula="of:=COUNTIFS([.AA1:.AA100];&quot;&lt;=6000&quot;; [.AA1:.AA100];&quot;&gt;=5500&quot;)" office:value-type="float" office:value="0" calcext:value-type="float">
            <text:p>0</text:p>
          </table:table-cell>
          <table:table-cell table:formula="of:=COUNTIFS([.AF1:.AF100];&quot;&lt;=6000&quot; ;[.AF1:.AF100];&quot;&gt;=5500&quot;)" office:value-type="float" office:value="1" calcext:value-type="float">
            <text:p>1</text:p>
          </table:table-cell>
          <table:table-cell table:formula="of:=COUNTIFS([.AK1:.AK100];&quot;&lt;=6000&quot; ;[.AK1:.AK100];&quot;&gt;=5500&quot;)" office:value-type="float" office:value="2" calcext:value-type="float">
            <text:p>2</text:p>
          </table:table-cell>
          <table:table-cell table:formula="of:=COUNTIFS([.AP1:.AP100];&quot;&lt;=6000&quot; ;[.AP1:.AP100];&quot;&gt;=5500&quot;)" office:value-type="float" office:value="0" calcext:value-type="float">
            <text:p>0</text:p>
          </table:table-cell>
          <table:table-cell table:formula="of:=COUNTIFS([.AU1:.AU100];&quot;&lt;=6000&quot; ;[.AU1:.AU100];&quot;&gt;=55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500 – 6000</text:p>
          </table:table-cell>
          <table:table-cell table:formula="of:=SUM([.B119:.K119])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000 – 6500</text:p>
          </table:table-cell>
          <table:table-cell table:formula="of:=COUNTIFS([.B1:.B100];&quot;&lt;=6500&quot; ;[.B1:.B100];&quot;&gt;=6000&quot;)" office:value-type="float" office:value="0" calcext:value-type="float">
            <text:p>0</text:p>
          </table:table-cell>
          <table:table-cell table:formula="of:=COUNTIFS([.G1:.G100];&quot;&lt;=6500&quot; ;[.G1:.G100];&quot;&gt;=6000&quot;)" office:value-type="float" office:value="0" calcext:value-type="float">
            <text:p>0</text:p>
          </table:table-cell>
          <table:table-cell table:formula="of:=COUNTIFS([.L1:.L100];&quot;&lt;=6500&quot;; [.L1:.L100];&quot;&gt;=6000&quot;)" office:value-type="float" office:value="0" calcext:value-type="float">
            <text:p>0</text:p>
          </table:table-cell>
          <table:table-cell table:formula="of:=COUNTIFS([.Q1:.Q100];&quot;&lt;=6500&quot;; [.Q1:.Q100];&quot;&gt;=6000&quot;)" office:value-type="float" office:value="0" calcext:value-type="float">
            <text:p>0</text:p>
          </table:table-cell>
          <table:table-cell table:formula="of:=COUNTIFS([.V1:.V100];&quot;&lt;=6500&quot;; [.V1:.V100];&quot;&gt;=6000&quot;)" office:value-type="float" office:value="0" calcext:value-type="float">
            <text:p>0</text:p>
          </table:table-cell>
          <table:table-cell table:formula="of:=COUNTIFS([.AA1:.AA100];&quot;&lt;=6500&quot;; [.AA1:.AA100];&quot;&gt;=6000&quot;)" office:value-type="float" office:value="2" calcext:value-type="float">
            <text:p>2</text:p>
          </table:table-cell>
          <table:table-cell table:formula="of:=COUNTIFS([.AF1:.AF100];&quot;&lt;=6500&quot; ;[.AF1:.AF100];&quot;&gt;=6000&quot;)" office:value-type="float" office:value="0" calcext:value-type="float">
            <text:p>0</text:p>
          </table:table-cell>
          <table:table-cell table:formula="of:=COUNTIFS([.AK1:.AK100];&quot;&lt;=6500&quot; ;[.AK1:.AK100];&quot;&gt;=6000&quot;)" office:value-type="float" office:value="1" calcext:value-type="float">
            <text:p>1</text:p>
          </table:table-cell>
          <table:table-cell table:formula="of:=COUNTIFS([.AP1:.AP100];&quot;&lt;=6500&quot; ;[.AP1:.AP100];&quot;&gt;=6000&quot;)" office:value-type="float" office:value="1" calcext:value-type="float">
            <text:p>1</text:p>
          </table:table-cell>
          <table:table-cell table:formula="of:=COUNTIFS([.AU1:.AU100];&quot;&lt;=6500&quot; ;[.AU1:.AU100];&quot;&gt;=6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6000 – 6500</text:p>
          </table:table-cell>
          <table:table-cell table:formula="of:=SUM([.B120:.K120])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500 – 7000</text:p>
          </table:table-cell>
          <table:table-cell table:formula="of:=COUNTIFS([.B1:.B100];&quot;&lt;=7000&quot; ;[.B1:.B100];&quot;&gt;=6500&quot;)" office:value-type="float" office:value="0" calcext:value-type="float">
            <text:p>0</text:p>
          </table:table-cell>
          <table:table-cell table:formula="of:=COUNTIFS([.G1:.G100];&quot;&lt;=7000&quot; ;[.G1:.G100];&quot;&gt;=6500&quot;)" office:value-type="float" office:value="0" calcext:value-type="float">
            <text:p>0</text:p>
          </table:table-cell>
          <table:table-cell table:formula="of:=COUNTIFS([.L1:.L100];&quot;&lt;=7000&quot;; [.L1:.L100];&quot;&gt;=6500&quot;)" office:value-type="float" office:value="0" calcext:value-type="float">
            <text:p>0</text:p>
          </table:table-cell>
          <table:table-cell table:formula="of:=COUNTIFS([.Q1:.Q100];&quot;&lt;=7000&quot;; [.Q1:.Q100];&quot;&gt;=6500&quot;)" office:value-type="float" office:value="0" calcext:value-type="float">
            <text:p>0</text:p>
          </table:table-cell>
          <table:table-cell table:formula="of:=COUNTIFS([.V1:.V100];&quot;&lt;=7000&quot;; [.V1:.V100];&quot;&gt;=6500&quot;)" office:value-type="float" office:value="0" calcext:value-type="float">
            <text:p>0</text:p>
          </table:table-cell>
          <table:table-cell table:formula="of:=COUNTIFS([.AA1:.AA100];&quot;&lt;=7000&quot;; [.AA1:.AA100];&quot;&gt;=6500&quot;)" office:value-type="float" office:value="1" calcext:value-type="float">
            <text:p>1</text:p>
          </table:table-cell>
          <table:table-cell table:formula="of:=COUNTIFS([.AF1:.AF100];&quot;&lt;=7000&quot; ;[.AF1:.AF100];&quot;&gt;=6500&quot;)" office:value-type="float" office:value="1" calcext:value-type="float">
            <text:p>1</text:p>
          </table:table-cell>
          <table:table-cell table:formula="of:=COUNTIFS([.AK1:.AK100];&quot;&lt;=7000&quot; ;[.AK1:.AK100];&quot;&gt;=6500&quot;)" office:value-type="float" office:value="0" calcext:value-type="float">
            <text:p>0</text:p>
          </table:table-cell>
          <table:table-cell table:formula="of:=COUNTIFS([.AP1:.AP100];&quot;&lt;=7000&quot; ;[.AP1:.AP100];&quot;&gt;=6500&quot;)" office:value-type="float" office:value="1" calcext:value-type="float">
            <text:p>1</text:p>
          </table:table-cell>
          <table:table-cell table:formula="of:=COUNTIFS([.AU1:.AU100];&quot;&lt;=7000&quot; ;[.AU1:.AU100];&quot;&gt;=65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6500 – 7000</text:p>
          </table:table-cell>
          <table:table-cell table:formula="of:=SUM([.B121:.K121])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000 – 7500</text:p>
          </table:table-cell>
          <table:table-cell table:formula="of:=COUNTIFS([.B1:.B100];&quot;&lt;=7500&quot; ;[.B1:.B100];&quot;&gt;=7000&quot;)" office:value-type="float" office:value="0" calcext:value-type="float">
            <text:p>0</text:p>
          </table:table-cell>
          <table:table-cell table:formula="of:=COUNTIFS([.G1:.G100];&quot;&lt;=7500&quot; ;[.G1:.G100];&quot;&gt;=7000&quot;)" office:value-type="float" office:value="0" calcext:value-type="float">
            <text:p>0</text:p>
          </table:table-cell>
          <table:table-cell table:formula="of:=COUNTIFS([.L1:.L100];&quot;&lt;=7500&quot;; [.L1:.L100];&quot;&gt;=7000&quot;)" office:value-type="float" office:value="0" calcext:value-type="float">
            <text:p>0</text:p>
          </table:table-cell>
          <table:table-cell table:formula="of:=COUNTIFS([.Q1:.Q100];&quot;&lt;=7500&quot;; [.Q1:.Q100];&quot;&gt;=7000&quot;)" office:value-type="float" office:value="0" calcext:value-type="float">
            <text:p>0</text:p>
          </table:table-cell>
          <table:table-cell table:formula="of:=COUNTIFS([.V1:.V100];&quot;&lt;=7500&quot;; [.V1:.V100];&quot;&gt;=7000&quot;)" office:value-type="float" office:value="0" calcext:value-type="float">
            <text:p>0</text:p>
          </table:table-cell>
          <table:table-cell table:formula="of:=COUNTIFS([.AA1:.AA100];&quot;&lt;=7500&quot;; [.AA1:.AA100];&quot;&gt;=7000&quot;)" office:value-type="float" office:value="0" calcext:value-type="float">
            <text:p>0</text:p>
          </table:table-cell>
          <table:table-cell table:formula="of:=COUNTIFS([.AF1:.AF100];&quot;&lt;=7500&quot; ;[.AF1:.AF100];&quot;&gt;=7000&quot;)" office:value-type="float" office:value="0" calcext:value-type="float">
            <text:p>0</text:p>
          </table:table-cell>
          <table:table-cell table:formula="of:=COUNTIFS([.AK1:.AK100];&quot;&lt;=7500&quot; ;[.AK1:.AK100];&quot;&gt;=7000&quot;)" office:value-type="float" office:value="2" calcext:value-type="float">
            <text:p>2</text:p>
          </table:table-cell>
          <table:table-cell table:formula="of:=COUNTIFS([.AP1:.AP100];&quot;&lt;=7500&quot; ;[.AP1:.AP100];&quot;&gt;=7000&quot;)" office:value-type="float" office:value="2" calcext:value-type="float">
            <text:p>2</text:p>
          </table:table-cell>
          <table:table-cell table:formula="of:=COUNTIFS([.AU1:.AU100];&quot;&lt;=7500&quot; ;[.AU1:.AU100];&quot;&gt;=7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7000 – 7500</text:p>
          </table:table-cell>
          <table:table-cell table:formula="of:=SUM([.B122:.K122])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500 – 8000</text:p>
          </table:table-cell>
          <table:table-cell table:formula="of:=COUNTIFS([.B1:.B100];&quot;&lt;=8000&quot; ;[.B1:.B100];&quot;&gt;=7500&quot;)" office:value-type="float" office:value="0" calcext:value-type="float">
            <text:p>0</text:p>
          </table:table-cell>
          <table:table-cell table:formula="of:=COUNTIFS([.G1:.G100];&quot;&lt;=8000&quot; ;[.G1:.G100];&quot;&gt;=7500&quot;)" office:value-type="float" office:value="0" calcext:value-type="float">
            <text:p>0</text:p>
          </table:table-cell>
          <table:table-cell table:formula="of:=COUNTIFS([.L1:.L100];&quot;&lt;=8000&quot;; [.L1:.L100];&quot;&gt;=7500&quot;)" office:value-type="float" office:value="0" calcext:value-type="float">
            <text:p>0</text:p>
          </table:table-cell>
          <table:table-cell table:formula="of:=COUNTIFS([.Q1:.Q100];&quot;&lt;=8000&quot;; [.Q1:.Q100];&quot;&gt;=7500&quot;)" office:value-type="float" office:value="0" calcext:value-type="float">
            <text:p>0</text:p>
          </table:table-cell>
          <table:table-cell table:formula="of:=COUNTIFS([.V1:.V100];&quot;&lt;=8000&quot;; [.V1:.V100];&quot;&gt;=7500&quot;)" office:value-type="float" office:value="0" calcext:value-type="float">
            <text:p>0</text:p>
          </table:table-cell>
          <table:table-cell table:formula="of:=COUNTIFS([.AA1:.AA100];&quot;&lt;=8000&quot;; [.AA1:.AA100];&quot;&gt;=7500&quot;)" office:value-type="float" office:value="0" calcext:value-type="float">
            <text:p>0</text:p>
          </table:table-cell>
          <table:table-cell table:formula="of:=COUNTIFS([.AF1:.AF100];&quot;&lt;=8000&quot; ;[.AF1:.AF100];&quot;&gt;=7500&quot;)" office:value-type="float" office:value="0" calcext:value-type="float">
            <text:p>0</text:p>
          </table:table-cell>
          <table:table-cell table:formula="of:=COUNTIFS([.AK1:.AK100];&quot;&lt;=8000&quot; ;[.AK1:.AK100];&quot;&gt;=7500&quot;)" office:value-type="float" office:value="0" calcext:value-type="float">
            <text:p>0</text:p>
          </table:table-cell>
          <table:table-cell table:formula="of:=COUNTIFS([.AP1:.AP100];&quot;&lt;=8000&quot; ;[.AP1:.AP100];&quot;&gt;=7500&quot;)" office:value-type="float" office:value="0" calcext:value-type="float">
            <text:p>0</text:p>
          </table:table-cell>
          <table:table-cell table:formula="of:=COUNTIFS([.AU1:.AU100];&quot;&lt;=8000&quot; ;[.AU1:.AU100];&quot;&gt;=7500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7500 – 8000</text:p>
          </table:table-cell>
          <table:table-cell table:formula="of:=SUM([.B123:.K123]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000 – 8500</text:p>
          </table:table-cell>
          <table:table-cell table:formula="of:=COUNTIFS([.B1:.B100];&quot;&lt;=8500&quot; ;[.B1:.B100];&quot;&gt;=8000&quot;)" office:value-type="float" office:value="0" calcext:value-type="float">
            <text:p>0</text:p>
          </table:table-cell>
          <table:table-cell table:formula="of:=COUNTIFS([.G1:.G100];&quot;&lt;=8500&quot; ;[.G1:.G100];&quot;&gt;=8000&quot;)" office:value-type="float" office:value="0" calcext:value-type="float">
            <text:p>0</text:p>
          </table:table-cell>
          <table:table-cell table:formula="of:=COUNTIFS([.L1:.L100];&quot;&lt;=8500&quot;; [.L1:.L100];&quot;&gt;=8000&quot;)" office:value-type="float" office:value="0" calcext:value-type="float">
            <text:p>0</text:p>
          </table:table-cell>
          <table:table-cell table:formula="of:=COUNTIFS([.Q1:.Q100];&quot;&lt;=8500&quot;; [.Q1:.Q100];&quot;&gt;=8000&quot;)" office:value-type="float" office:value="0" calcext:value-type="float">
            <text:p>0</text:p>
          </table:table-cell>
          <table:table-cell table:formula="of:=COUNTIFS([.V1:.V100];&quot;&lt;=8500&quot;; [.V1:.V100];&quot;&gt;=8000&quot;)" office:value-type="float" office:value="0" calcext:value-type="float">
            <text:p>0</text:p>
          </table:table-cell>
          <table:table-cell table:formula="of:=COUNTIFS([.AA1:.AA100];&quot;&lt;=8500&quot;; [.AA1:.AA100];&quot;&gt;=8000&quot;)" office:value-type="float" office:value="0" calcext:value-type="float">
            <text:p>0</text:p>
          </table:table-cell>
          <table:table-cell table:formula="of:=COUNTIFS([.AF1:.AF100];&quot;&lt;=8500&quot; ;[.AF1:.AF100];&quot;&gt;=8000&quot;)" office:value-type="float" office:value="0" calcext:value-type="float">
            <text:p>0</text:p>
          </table:table-cell>
          <table:table-cell table:formula="of:=COUNTIFS([.AK1:.AK100];&quot;&lt;=8500&quot; ;[.AK1:.AK100];&quot;&gt;=8000&quot;)" office:value-type="float" office:value="0" calcext:value-type="float">
            <text:p>0</text:p>
          </table:table-cell>
          <table:table-cell table:formula="of:=COUNTIFS([.AP1:.AP100];&quot;&lt;=8500&quot; ;[.AP1:.AP100];&quot;&gt;=8000&quot;)" office:value-type="float" office:value="0" calcext:value-type="float">
            <text:p>0</text:p>
          </table:table-cell>
          <table:table-cell table:formula="of:=COUNTIFS([.AU1:.AU100];&quot;&lt;=8500&quot; ;[.AU1:.AU100];&quot;&gt;=8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8000 – 8500</text:p>
          </table:table-cell>
          <table:table-cell table:formula="of:=SUM([.B124:.K124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500 – 9000</text:p>
          </table:table-cell>
          <table:table-cell table:formula="of:=COUNTIFS([.B1:.B100];&quot;&lt;=9000&quot; ;[.B1:.B100];&quot;&gt;=8500&quot;)" office:value-type="float" office:value="0" calcext:value-type="float">
            <text:p>0</text:p>
          </table:table-cell>
          <table:table-cell table:formula="of:=COUNTIFS([.G1:.G100];&quot;&lt;=9000&quot; ;[.G1:.G100];&quot;&gt;=8500&quot;)" office:value-type="float" office:value="0" calcext:value-type="float">
            <text:p>0</text:p>
          </table:table-cell>
          <table:table-cell table:formula="of:=COUNTIFS([.L1:.L100];&quot;&lt;=9000&quot;; [.L1:.L100];&quot;&gt;=8500&quot;)" office:value-type="float" office:value="0" calcext:value-type="float">
            <text:p>0</text:p>
          </table:table-cell>
          <table:table-cell table:formula="of:=COUNTIFS([.Q1:.Q100];&quot;&lt;=9000&quot;; [.Q1:.Q100];&quot;&gt;=8500&quot;)" office:value-type="float" office:value="0" calcext:value-type="float">
            <text:p>0</text:p>
          </table:table-cell>
          <table:table-cell table:formula="of:=COUNTIFS([.V1:.V100];&quot;&lt;=9000&quot;; [.V1:.V100];&quot;&gt;=8500&quot;)" office:value-type="float" office:value="0" calcext:value-type="float">
            <text:p>0</text:p>
          </table:table-cell>
          <table:table-cell table:formula="of:=COUNTIFS([.AA1:.AA100];&quot;&lt;=9000&quot;; [.AA1:.AA100];&quot;&gt;=8500&quot;)" office:value-type="float" office:value="0" calcext:value-type="float">
            <text:p>0</text:p>
          </table:table-cell>
          <table:table-cell table:formula="of:=COUNTIFS([.AF1:.AF100];&quot;&lt;=9000&quot; ;[.AF1:.AF100];&quot;&gt;=8500&quot;)" office:value-type="float" office:value="0" calcext:value-type="float">
            <text:p>0</text:p>
          </table:table-cell>
          <table:table-cell table:formula="of:=COUNTIFS([.AK1:.AK100];&quot;&lt;=9000&quot; ;[.AK1:.AK100];&quot;&gt;=8500&quot;)" office:value-type="float" office:value="0" calcext:value-type="float">
            <text:p>0</text:p>
          </table:table-cell>
          <table:table-cell table:formula="of:=COUNTIFS([.AP1:.AP100];&quot;&lt;=9000&quot; ;[.AP1:.AP100];&quot;&gt;=8500&quot;)" office:value-type="float" office:value="3" calcext:value-type="float">
            <text:p>3</text:p>
          </table:table-cell>
          <table:table-cell table:formula="of:=COUNTIFS([.AU1:.AU100];&quot;&lt;=9000&quot; ;[.AU1:.AU100];&quot;&gt;=85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8500 – 9000</text:p>
          </table:table-cell>
          <table:table-cell table:formula="of:=SUM([.B125:.K125])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000 – 9500</text:p>
          </table:table-cell>
          <table:table-cell table:formula="of:=COUNTIFS([.B1:.B100];&quot;&lt;=9500&quot; ;[.B1:.B100];&quot;&gt;=9000&quot;)" office:value-type="float" office:value="0" calcext:value-type="float">
            <text:p>0</text:p>
          </table:table-cell>
          <table:table-cell table:formula="of:=COUNTIFS([.G1:.G100];&quot;&lt;=9500&quot; ;[.G1:.G100];&quot;&gt;=9000&quot;)" office:value-type="float" office:value="0" calcext:value-type="float">
            <text:p>0</text:p>
          </table:table-cell>
          <table:table-cell table:formula="of:=COUNTIFS([.L1:.L100];&quot;&lt;=9500&quot;; [.L1:.L100];&quot;&gt;=9000&quot;)" office:value-type="float" office:value="0" calcext:value-type="float">
            <text:p>0</text:p>
          </table:table-cell>
          <table:table-cell table:formula="of:=COUNTIFS([.Q1:.Q100];&quot;&lt;=9500&quot;; [.Q1:.Q100];&quot;&gt;=9000&quot;)" office:value-type="float" office:value="0" calcext:value-type="float">
            <text:p>0</text:p>
          </table:table-cell>
          <table:table-cell table:formula="of:=COUNTIFS([.V1:.V100];&quot;&lt;=9500&quot;; [.V1:.V100];&quot;&gt;=9000&quot;)" office:value-type="float" office:value="0" calcext:value-type="float">
            <text:p>0</text:p>
          </table:table-cell>
          <table:table-cell table:formula="of:=COUNTIFS([.AA1:.AA100];&quot;&lt;=9500&quot;; [.AA1:.AA100];&quot;&gt;=9000&quot;)" office:value-type="float" office:value="0" calcext:value-type="float">
            <text:p>0</text:p>
          </table:table-cell>
          <table:table-cell table:formula="of:=COUNTIFS([.AF1:.AF100];&quot;&lt;=9500&quot; ;[.AF1:.AF100];&quot;&gt;=9000&quot;)" office:value-type="float" office:value="0" calcext:value-type="float">
            <text:p>0</text:p>
          </table:table-cell>
          <table:table-cell table:formula="of:=COUNTIFS([.AK1:.AK100];&quot;&lt;=9500&quot; ;[.AK1:.AK100];&quot;&gt;=9000&quot;)" office:value-type="float" office:value="0" calcext:value-type="float">
            <text:p>0</text:p>
          </table:table-cell>
          <table:table-cell table:formula="of:=COUNTIFS([.AP1:.AP100];&quot;&lt;=9500&quot; ;[.AP1:.AP100];&quot;&gt;=9000&quot;)" office:value-type="float" office:value="0" calcext:value-type="float">
            <text:p>0</text:p>
          </table:table-cell>
          <table:table-cell table:formula="of:=COUNTIFS([.AU1:.AU100];&quot;&lt;=9500&quot; ;[.AU1:.AU100];&quot;&gt;=9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000 – 9500</text:p>
          </table:table-cell>
          <table:table-cell table:formula="of:=SUM([.B126:.K126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500 – 10000</text:p>
          </table:table-cell>
          <table:table-cell table:formula="of:=COUNTIFS([.B1:.B100];&quot;&lt;=10000&quot;;[.B1:.B100];&quot;&gt;=9500&quot;)" office:value-type="float" office:value="0" calcext:value-type="float">
            <text:p>0</text:p>
          </table:table-cell>
          <table:table-cell table:formula="of:=COUNTIFS([.G1:.G100];&quot;&lt;=10000&quot;;[.G1:.G100];&quot;&gt;=9500&quot;)" office:value-type="float" office:value="0" calcext:value-type="float">
            <text:p>0</text:p>
          </table:table-cell>
          <table:table-cell table:formula="of:=COUNTIFS([.L1:.L100];&quot;&lt;=10000&quot;;[.L1:.L100];&quot;&gt;=9500&quot;)" office:value-type="float" office:value="0" calcext:value-type="float">
            <text:p>0</text:p>
          </table:table-cell>
          <table:table-cell table:formula="of:=COUNTIFS([.Q1:.Q100];&quot;&lt;=10000&quot;;[.Q1:.Q100];&quot;&gt;=9500&quot;)" office:value-type="float" office:value="0" calcext:value-type="float">
            <text:p>0</text:p>
          </table:table-cell>
          <table:table-cell table:formula="of:=COUNTIFS([.V1:.V100];&quot;&lt;=10000&quot;;[.V1:.V100];&quot;&gt;=9500&quot;)" office:value-type="float" office:value="0" calcext:value-type="float">
            <text:p>0</text:p>
          </table:table-cell>
          <table:table-cell table:formula="of:=COUNTIFS([.AA1:.AA100];&quot;&lt;=10000&quot;;[.AA1:.AA100];&quot;&gt;=9500&quot;)" office:value-type="float" office:value="2" calcext:value-type="float">
            <text:p>2</text:p>
          </table:table-cell>
          <table:table-cell table:formula="of:=COUNTIFS([.AF1:.AF100];&quot;&lt;=10000&quot;;[.AF1:.AF100];&quot;&gt;=9500&quot;)" office:value-type="float" office:value="0" calcext:value-type="float">
            <text:p>0</text:p>
          </table:table-cell>
          <table:table-cell table:formula="of:=COUNTIFS([.AK1:.AK100];&quot;&lt;=10000&quot;;[.AK1:.AK100];&quot;&gt;=9500&quot;)" office:value-type="float" office:value="0" calcext:value-type="float">
            <text:p>0</text:p>
          </table:table-cell>
          <table:table-cell table:formula="of:=COUNTIFS([.AP1:.AP100];&quot;&lt;=10000&quot;;[.AP1:.AP100];&quot;&gt;=9500&quot;)" office:value-type="float" office:value="1" calcext:value-type="float">
            <text:p>1</text:p>
          </table:table-cell>
          <table:table-cell table:formula="of:=COUNTIFS([.AU1:.AU100];&quot;&lt;=10000&quot;;[.AU1:.AU100];&quot;&gt;=95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500 – 10000</text:p>
          </table:table-cell>
          <table:table-cell table:formula="of:=SUM([.B127:.K127])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&gt; 10000</text:p>
          </table:table-cell>
          <table:table-cell table:formula="of:=COUNTIFS([.B1:.B100];&quot;&gt;=10000&quot;)" office:value-type="float" office:value="0" calcext:value-type="float">
            <text:p>0</text:p>
          </table:table-cell>
          <table:table-cell table:formula="of:=COUNTIFS([.G1:.G100];&quot;&gt;=10000&quot;)" office:value-type="float" office:value="0" calcext:value-type="float">
            <text:p>0</text:p>
          </table:table-cell>
          <table:table-cell table:formula="of:=COUNTIFS([.L1:.L100];&quot;&gt;=10000&quot;)" office:value-type="float" office:value="0" calcext:value-type="float">
            <text:p>0</text:p>
          </table:table-cell>
          <table:table-cell table:formula="of:=COUNTIFS([.Q1:.Q100];&quot;&gt;=10000&quot;)" office:value-type="float" office:value="0" calcext:value-type="float">
            <text:p>0</text:p>
          </table:table-cell>
          <table:table-cell table:formula="of:=COUNTIFS([.V1:.V100];&quot;&gt;=10000&quot;)" office:value-type="float" office:value="0" calcext:value-type="float">
            <text:p>0</text:p>
          </table:table-cell>
          <table:table-cell table:formula="of:=COUNTIFS([.AA1:.AA100];&quot;&gt;=10000&quot;)" office:value-type="float" office:value="0" calcext:value-type="float">
            <text:p>0</text:p>
          </table:table-cell>
          <table:table-cell table:formula="of:=COUNTIFS([.AF1:.AF100];&quot;&gt;=10000&quot;)" office:value-type="float" office:value="0" calcext:value-type="float">
            <text:p>0</text:p>
          </table:table-cell>
          <table:table-cell table:formula="of:=COUNTIFS([.AK1:.AK100];&quot;&gt;=10000&quot;)" office:value-type="float" office:value="1" calcext:value-type="float">
            <text:p>1</text:p>
          </table:table-cell>
          <table:table-cell table:formula="of:=COUNTIFS([.AP1:.AP100];&quot;&gt;=10000&quot;)" office:value-type="float" office:value="3" calcext:value-type="float">
            <text:p>3</text:p>
          </table:table-cell>
          <table:table-cell table:formula="of:=COUNTIFS([.AU1:.AU100];&quot;&gt;=10000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&gt; 10000</text:p>
          </table:table-cell>
          <table:table-cell table:formula="of:=SUM([.B128:.K128])" office:value-type="float" office:value="4" calcext:value-type="float">
            <text:p>4</text:p>
          </table:table-cell>
          <table:table-cell table:number-columns-repeated="31"/>
        </table:table-row>
        <table:table-row table:style-name="ro1" table:number-rows-repeated="11">
          <table:table-cell table:number-columns-repeated="49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6.15142857142857" calcext:value-type="float">
            <text:p>6,15142857142857</text:p>
          </table:table-cell>
          <table:table-cell office:value-type="float" office:value="36.34" calcext:value-type="float">
            <text:p>36,34</text:p>
          </table:table-cell>
          <table:table-cell office:value-type="float" office:value="412.020999999942" calcext:value-type="float">
            <text:p>412,02099999994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1.0542857142857" calcext:value-type="float">
            <text:p>11,0542857142857</text:p>
          </table:table-cell>
          <table:table-cell office:value-type="float" office:value="53.6571428571429" calcext:value-type="float">
            <text:p>53,6571428571429</text:p>
          </table:table-cell>
          <table:table-cell office:value-type="float" office:value="206.78799999999" calcext:value-type="float">
            <text:p>206,78799999999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5.7257142857143" calcext:value-type="float">
            <text:p>15,7257142857143</text:p>
          </table:table-cell>
          <table:table-cell office:value-type="float" office:value="69.8685714285714" calcext:value-type="float">
            <text:p>69,8685714285714</text:p>
          </table:table-cell>
          <table:table-cell office:value-type="float" office:value="196.064999999993" calcext:value-type="float">
            <text:p>196,06499999999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1.2685714285714" calcext:value-type="float">
            <text:p>21,2685714285714</text:p>
          </table:table-cell>
          <table:table-cell office:value-type="float" office:value="87.5057142857143" calcext:value-type="float">
            <text:p>87,5057142857143</text:p>
          </table:table-cell>
          <table:table-cell office:value-type="float" office:value="213.71699999999" calcext:value-type="float">
            <text:p>213,71699999999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9.2171428571429" calcext:value-type="float">
            <text:p>29,2171428571429</text:p>
          </table:table-cell>
          <table:table-cell office:value-type="float" office:value="110.388571428571" calcext:value-type="float">
            <text:p>110,388571428571</text:p>
          </table:table-cell>
          <table:table-cell office:value-type="float" office:value="301.172999999976" calcext:value-type="float">
            <text:p>301,1729999999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58.4550000000009" calcext:value-type="float">
            <text:p>58,45500000000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39.5571428571429" calcext:value-type="float">
            <text:p>39,5571428571429</text:p>
          </table:table-cell>
          <table:table-cell office:value-type="float" office:value="137.845714285714" calcext:value-type="float">
            <text:p>137,845714285714</text:p>
          </table:table-cell>
          <table:table-cell office:value-type="float" office:value="344.15399999996" calcext:value-type="float">
            <text:p>344,153999999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33.0950000000001" calcext:value-type="float">
            <text:p>33,095000000000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2.12" calcext:value-type="float">
            <text:p>52,12</text:p>
          </table:table-cell>
          <table:table-cell office:value-type="float" office:value="169.605714285714" calcext:value-type="float">
            <text:p>169,605714285714</text:p>
          </table:table-cell>
          <table:table-cell office:value-type="float" office:value="411.391999999943" calcext:value-type="float">
            <text:p>411,39199999994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18.6469999999999" calcext:value-type="float">
            <text:p>18,6469999999999</text:p>
          </table:table-cell>
          <table:table-cell/>
          <table:table-cell office:value-type="float" office:value="25615" calcext:value-type="float">
            <text:p>2561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72.4542857142857" calcext:value-type="float">
            <text:p>72,4542857142857</text:p>
          </table:table-cell>
          <table:table-cell office:value-type="float" office:value="219.608571428571" calcext:value-type="float">
            <text:p>219,608571428571</text:p>
          </table:table-cell>
          <table:table-cell office:value-type="float" office:value="660.073999999817" calcext:value-type="float">
            <text:p>660,07399999981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0.338" calcext:value-type="float">
            <text:p>10,33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90.4314285714286" calcext:value-type="float">
            <text:p>90,4314285714286</text:p>
          </table:table-cell>
          <table:table-cell office:value-type="float" office:value="263.931428571429" calcext:value-type="float">
            <text:p>263,931428571429</text:p>
          </table:table-cell>
          <table:table-cell office:value-type="float" office:value="624.657999999848" calcext:value-type="float">
            <text:p>624,65799999984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8.48199999999998" calcext:value-type="float">
            <text:p>8,4819999999999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11.868571428571" calcext:value-type="float">
            <text:p>111,868571428571</text:p>
          </table:table-cell>
          <table:table-cell office:value-type="float" office:value="315.945714285714" calcext:value-type="float">
            <text:p>315,945714285714</text:p>
          </table:table-cell>
          <table:table-cell office:value-type="float" office:value="743.209999999758" calcext:value-type="float">
            <text:p>743,20999999975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006" calcext:value-type="float">
            <text:p>5006</text:p>
          </table:table-cell>
          <table:table-cell office:value-type="float" office:value="76.5860000000015" calcext:value-type="float">
            <text:p>76,5860000000015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43.034285714286" calcext:value-type="float">
            <text:p>143,034285714286</text:p>
          </table:table-cell>
          <table:table-cell office:value-type="float" office:value="391.922857142857" calcext:value-type="float">
            <text:p>391,922857142857</text:p>
          </table:table-cell>
          <table:table-cell office:value-type="float" office:value="1101.82499999966" calcext:value-type="float">
            <text:p>1101,8249999996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30.671" calcext:value-type="float">
            <text:p>30,67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76.631428571429" calcext:value-type="float">
            <text:p>176,631428571429</text:p>
          </table:table-cell>
          <table:table-cell office:value-type="float" office:value="473.354285714286" calcext:value-type="float">
            <text:p>473,354285714286</text:p>
          </table:table-cell>
          <table:table-cell office:value-type="float" office:value="1201.00699999979" calcext:value-type="float">
            <text:p>1201,0069999997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30.5459999999999" calcext:value-type="float">
            <text:p>30,545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12.168571428571" calcext:value-type="float">
            <text:p>212,168571428571</text:p>
          </table:table-cell>
          <table:table-cell office:value-type="float" office:value="559.188571428571" calcext:value-type="float">
            <text:p>559,188571428571</text:p>
          </table:table-cell>
          <table:table-cell office:value-type="float" office:value="1334.43999999994" calcext:value-type="float">
            <text:p>1334,4399999999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.31099999999999" calcext:value-type="float">
            <text:p>2,3109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251.788571428571" calcext:value-type="float">
            <text:p>251,788571428571</text:p>
          </table:table-cell>
          <table:table-cell office:value-type="float" office:value="654.571428571429" calcext:value-type="float">
            <text:p>654,571428571429</text:p>
          </table:table-cell>
          <table:table-cell office:value-type="float" office:value="1532.92500000019" calcext:value-type="float">
            <text:p>1532,925000000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float" office:value="25.9969999999999" calcext:value-type="float">
            <text:p>25,996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303.08" calcext:value-type="float">
            <text:p>303,08</text:p>
          </table:table-cell>
          <table:table-cell office:value-type="float" office:value="777.057142857143" calcext:value-type="float">
            <text:p>777,057142857143</text:p>
          </table:table-cell>
          <table:table-cell office:value-type="float" office:value="1905.69000000055" calcext:value-type="float">
            <text:p>1905,6900000005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6.07599999999998" calcext:value-type="float">
            <text:p>6,0759999999999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362.04" calcext:value-type="float">
            <text:p>362,04</text:p>
          </table:table-cell>
          <table:table-cell office:value-type="float" office:value="918.131428571429" calcext:value-type="float">
            <text:p>918,131428571429</text:p>
          </table:table-cell>
          <table:table-cell office:value-type="float" office:value="2404.56500000055" calcext:value-type="float">
            <text:p>2404,5650000005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692" calcext:value-type="float">
            <text:p>4692</text:p>
          </table:table-cell>
          <table:table-cell office:value-type="float" office:value="68.6380000000013" calcext:value-type="float">
            <text:p>68,638000000001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417.622857142857" calcext:value-type="float">
            <text:p>417,622857142857</text:p>
          </table:table-cell>
          <table:table-cell office:value-type="float" office:value="1050.96" calcext:value-type="float">
            <text:p>1050,96</text:p>
          </table:table-cell>
          <table:table-cell office:value-type="float" office:value="2460.29700000043" calcext:value-type="float">
            <text:p>2460,2970000004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916" calcext:value-type="float">
            <text:p>4916</text:p>
          </table:table-cell>
          <table:table-cell office:value-type="float" office:value="74.0430000000014" calcext:value-type="float">
            <text:p>74,043000000001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487.38" calcext:value-type="float">
            <text:p>487,38</text:p>
          </table:table-cell>
          <table:table-cell office:value-type="float" office:value="1217.19428571429" calcext:value-type="float">
            <text:p>1217,19428571429</text:p>
          </table:table-cell>
          <table:table-cell office:value-type="float" office:value="2914.42500000076" calcext:value-type="float">
            <text:p>2914,4250000007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076" calcext:value-type="float">
            <text:p>4076</text:p>
          </table:table-cell>
          <table:table-cell office:value-type="float" office:value="61.524000000001" calcext:value-type="float">
            <text:p>61,52400000000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545.237142857143" calcext:value-type="float">
            <text:p>545,237142857143</text:p>
          </table:table-cell>
          <table:table-cell office:value-type="float" office:value="1355.28857142857" calcext:value-type="float">
            <text:p>1355,28857142857</text:p>
          </table:table-cell>
          <table:table-cell office:value-type="float" office:value="2806.55700000023" calcext:value-type="float">
            <text:p>2806,5570000002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3.2269999999999" calcext:value-type="float">
            <text:p>13,226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630.757142857143" calcext:value-type="float">
            <text:p>630,757142857143</text:p>
          </table:table-cell>
          <table:table-cell office:value-type="float" office:value="1559.41714285714" calcext:value-type="float">
            <text:p>1559,41714285714</text:p>
          </table:table-cell>
          <table:table-cell office:value-type="float" office:value="4052.8700000005" calcext:value-type="float">
            <text:p>4052,870000000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9305" calcext:value-type="float">
            <text:p>9305</text:p>
          </table:table-cell>
          <table:table-cell office:value-type="float" office:value="135.029000000002" calcext:value-type="float">
            <text:p>135,029000000002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712.385714285714" calcext:value-type="float">
            <text:p>712,385714285714</text:p>
          </table:table-cell>
          <table:table-cell office:value-type="float" office:value="1753.98" calcext:value-type="float">
            <text:p>1753,98</text:p>
          </table:table-cell>
          <table:table-cell office:value-type="float" office:value="3835.38000000065" calcext:value-type="float">
            <text:p>3835,3800000006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429" calcext:value-type="float">
            <text:p>1429</text:p>
          </table:table-cell>
          <table:table-cell office:value-type="float" office:value="18.5759999999999" calcext:value-type="float">
            <text:p>18,575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1959.65142857143" calcext:value-type="float">
            <text:p>1959,65142857143</text:p>
          </table:table-cell>
          <table:table-cell office:value-type="float" office:value="4722.48571428572" calcext:value-type="float">
            <text:p>4722,48571428572</text:p>
          </table:table-cell>
          <table:table-cell office:value-type="float" office:value="1034.05399999955" calcext:value-type="float">
            <text:p>1034,0539999995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6.939" calcext:value-type="float">
            <text:p>26,93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1972.8" calcext:value-type="float">
            <text:p>1972,8</text:p>
          </table:table-cell>
          <table:table-cell office:value-type="float" office:value="4753.65142857143" calcext:value-type="float">
            <text:p>4753,65142857143</text:p>
          </table:table-cell>
          <table:table-cell office:value-type="float" office:value="3362.89600000086" calcext:value-type="float">
            <text:p>3362,8960000008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45.4740000000005" calcext:value-type="float">
            <text:p>45,4740000000005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1987.28" calcext:value-type="float">
            <text:p>1987,28</text:p>
          </table:table-cell>
          <table:table-cell office:value-type="float" office:value="4788.05142857143" calcext:value-type="float">
            <text:p>4788,05142857143</text:p>
          </table:table-cell>
          <table:table-cell office:value-type="float" office:value="3718.50600000077" calcext:value-type="float">
            <text:p>3718,5060000007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1.796" calcext:value-type="float">
            <text:p>11,79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2039.38285714286" calcext:value-type="float">
            <text:p>2039,38285714286</text:p>
          </table:table-cell>
          <table:table-cell office:value-type="float" office:value="4910.89428571429" calcext:value-type="float">
            <text:p>4910,89428571429</text:p>
          </table:table-cell>
          <table:table-cell office:value-type="float" office:value="5305.09400000297" calcext:value-type="float">
            <text:p>5305,0940000029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988" calcext:value-type="float">
            <text:p>5988</text:p>
          </table:table-cell>
          <table:table-cell office:value-type="float" office:value="86.176000000002" calcext:value-type="float">
            <text:p>86,176000000002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2067.87142857143" calcext:value-type="float">
            <text:p>2067,87142857143</text:p>
          </table:table-cell>
          <table:table-cell office:value-type="float" office:value="4978.43428571429" calcext:value-type="float">
            <text:p>4978,43428571429</text:p>
          </table:table-cell>
          <table:table-cell office:value-type="float" office:value="4983.29600000244" calcext:value-type="float">
            <text:p>4983,2960000024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7.87399999999999" calcext:value-type="float">
            <text:p>7,8739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2081.04857142857" calcext:value-type="float">
            <text:p>2081,04857142857</text:p>
          </table:table-cell>
          <table:table-cell office:value-type="float" office:value="5009.94" calcext:value-type="float">
            <text:p>5009,94</text:p>
          </table:table-cell>
          <table:table-cell office:value-type="float" office:value="3427.8370000007" calcext:value-type="float">
            <text:p>3427,837000000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4116" calcext:value-type="float">
            <text:p>14116</text:p>
          </table:table-cell>
          <table:table-cell office:value-type="float" office:value="231.525999999994" calcext:value-type="float">
            <text:p>231,52599999999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2092.32857142857" calcext:value-type="float">
            <text:p>2092,32857142857</text:p>
          </table:table-cell>
          <table:table-cell office:value-type="float" office:value="5036.18285714286" calcext:value-type="float">
            <text:p>5036,18285714286</text:p>
          </table:table-cell>
          <table:table-cell office:value-type="float" office:value="4156.55300000094" calcext:value-type="float">
            <text:p>4156,5530000009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4.0849999999999" calcext:value-type="float">
            <text:p>14,084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2119.93428571429" calcext:value-type="float">
            <text:p>2119,93428571429</text:p>
          </table:table-cell>
          <table:table-cell office:value-type="float" office:value="5102.00571428571" calcext:value-type="float">
            <text:p>5102,00571428571</text:p>
          </table:table-cell>
          <table:table-cell office:value-type="float" office:value="4788.89000000171" calcext:value-type="float">
            <text:p>4788,8900000017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9.22999999999998" calcext:value-type="float">
            <text:p>9,2299999999999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2143.95142857143" calcext:value-type="float">
            <text:p>2143,95142857143</text:p>
          </table:table-cell>
          <table:table-cell office:value-type="float" office:value="5159.14857142857" calcext:value-type="float">
            <text:p>5159,14857142857</text:p>
          </table:table-cell>
          <table:table-cell office:value-type="float" office:value="4401.55600000134" calcext:value-type="float">
            <text:p>4401,5560000013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52.7940000000007" calcext:value-type="float">
            <text:p>52,794000000000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2161.69428571429" calcext:value-type="float">
            <text:p>2161,69428571429</text:p>
          </table:table-cell>
          <table:table-cell office:value-type="float" office:value="5201.42285714286" calcext:value-type="float">
            <text:p>5201,42285714286</text:p>
          </table:table-cell>
          <table:table-cell office:value-type="float" office:value="3945.46800000093" calcext:value-type="float">
            <text:p>3945,4680000009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051" calcext:value-type="float">
            <text:p>6051</text:p>
          </table:table-cell>
          <table:table-cell office:value-type="float" office:value="87.9410000000019" calcext:value-type="float">
            <text:p>87,941000000001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2184.42571428571" calcext:value-type="float">
            <text:p>2184,42571428571</text:p>
          </table:table-cell>
          <table:table-cell office:value-type="float" office:value="5254.81714285714" calcext:value-type="float">
            <text:p>5254,81714285714</text:p>
          </table:table-cell>
          <table:table-cell office:value-type="float" office:value="4400.7570000012" calcext:value-type="float">
            <text:p>4400,75700000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19.117" calcext:value-type="float">
            <text:p>19,1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2196.25428571429" calcext:value-type="float">
            <text:p>2196,25428571429</text:p>
          </table:table-cell>
          <table:table-cell office:value-type="float" office:value="5282.85714285714" calcext:value-type="float">
            <text:p>5282,85714285714</text:p>
          </table:table-cell>
          <table:table-cell office:value-type="float" office:value="3771.86600000075" calcext:value-type="float">
            <text:p>3771,8660000007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4740" calcext:value-type="float">
            <text:p>14740</text:p>
          </table:table-cell>
          <table:table-cell office:value-type="float" office:value="209.626999999996" calcext:value-type="float">
            <text:p>209,62699999999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2213.71428571429" calcext:value-type="float">
            <text:p>2213,71428571429</text:p>
          </table:table-cell>
          <table:table-cell office:value-type="float" office:value="5325.00857142857" calcext:value-type="float">
            <text:p>5325,00857142857</text:p>
          </table:table-cell>
          <table:table-cell office:value-type="float" office:value="3505.26400000067" calcext:value-type="float">
            <text:p>3505,2640000006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42" calcext:value-type="float">
            <text:p>6242</text:p>
          </table:table-cell>
          <table:table-cell office:value-type="float" office:value="85.7280000000021" calcext:value-type="float">
            <text:p>85,728000000002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2243.14571428571" calcext:value-type="float">
            <text:p>2243,14571428571</text:p>
          </table:table-cell>
          <table:table-cell office:value-type="float" office:value="5395.14285714286" calcext:value-type="float">
            <text:p>5395,14285714286</text:p>
          </table:table-cell>
          <table:table-cell office:value-type="float" office:value="5447.63000000279" calcext:value-type="float">
            <text:p>5447,6300000027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.66399999999999" calcext:value-type="float">
            <text:p>2,6639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2257.87428571429" calcext:value-type="float">
            <text:p>2257,87428571429</text:p>
          </table:table-cell>
          <table:table-cell office:value-type="float" office:value="5429.72" calcext:value-type="float">
            <text:p>5429,72</text:p>
          </table:table-cell>
          <table:table-cell office:value-type="float" office:value="4004.27200000081" calcext:value-type="float">
            <text:p>4004,2720000008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18.806" calcext:value-type="float">
            <text:p>18,80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2282.13428571429" calcext:value-type="float">
            <text:p>2282,13428571429</text:p>
          </table:table-cell>
          <table:table-cell office:value-type="float" office:value="5487.73428571429" calcext:value-type="float">
            <text:p>5487,73428571429</text:p>
          </table:table-cell>
          <table:table-cell office:value-type="float" office:value="4459.82300000128" calcext:value-type="float">
            <text:p>4459,823000001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16.3559999999999" calcext:value-type="float">
            <text:p>16,355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1" calcext:value-type="float">
            <text:p>61</text:p>
          </table:table-cell>
          <table:table-cell office:value-type="float" office:value="2305.26285714286" calcext:value-type="float">
            <text:p>2305,26285714286</text:p>
          </table:table-cell>
          <table:table-cell office:value-type="float" office:value="5542.62571428571" calcext:value-type="float">
            <text:p>5542,62571428571</text:p>
          </table:table-cell>
          <table:table-cell office:value-type="float" office:value="3627.60900000084" calcext:value-type="float">
            <text:p>3627,6090000008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22.06" calcext:value-type="float">
            <text:p>22,0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office:value-type="float" office:value="2325.28571428571" calcext:value-type="float">
            <text:p>2325,28571428571</text:p>
          </table:table-cell>
          <table:table-cell office:value-type="float" office:value="5590.10285714286" calcext:value-type="float">
            <text:p>5590,10285714286</text:p>
          </table:table-cell>
          <table:table-cell office:value-type="float" office:value="5401.2570000027" calcext:value-type="float">
            <text:p>5401,257000002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17.19" calcext:value-type="float">
            <text:p>17,1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office:value-type="float" office:value="2347.36" calcext:value-type="float">
            <text:p>2347,36</text:p>
          </table:table-cell>
          <table:table-cell office:value-type="float" office:value="5642.54571428571" calcext:value-type="float">
            <text:p>5642,54571428571</text:p>
          </table:table-cell>
          <table:table-cell office:value-type="float" office:value="4962.81200000178" calcext:value-type="float">
            <text:p>4962,8120000017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15.368" calcext:value-type="float">
            <text:p>15,36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office:value-type="float" office:value="2353.57142857143" calcext:value-type="float">
            <text:p>2353,57142857143</text:p>
          </table:table-cell>
          <table:table-cell office:value-type="float" office:value="5657.37714285714" calcext:value-type="float">
            <text:p>5657,37714285714</text:p>
          </table:table-cell>
          <table:table-cell office:value-type="float" office:value="4406.25600000093" calcext:value-type="float">
            <text:p>4406,2560000009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25.982" calcext:value-type="float">
            <text:p>25,982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office:value-type="float" office:value="2376.46571428571" calcext:value-type="float">
            <text:p>2376,46571428571</text:p>
          </table:table-cell>
          <table:table-cell office:value-type="float" office:value="5712.01428571429" calcext:value-type="float">
            <text:p>5712,01428571429</text:p>
          </table:table-cell>
          <table:table-cell office:value-type="float" office:value="5411.09000000188" calcext:value-type="float">
            <text:p>5411,0900000018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22.5470000000001" calcext:value-type="float">
            <text:p>22,547000000000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office:value-type="float" office:value="2387.03428571429" calcext:value-type="float">
            <text:p>2387,03428571429</text:p>
          </table:table-cell>
          <table:table-cell office:value-type="float" office:value="5737.09714285714" calcext:value-type="float">
            <text:p>5737,09714285714</text:p>
          </table:table-cell>
          <table:table-cell office:value-type="float" office:value="4292.01500000084" calcext:value-type="float">
            <text:p>4292,0150000008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6604" calcext:value-type="float">
            <text:p>16604</text:p>
          </table:table-cell>
          <table:table-cell office:value-type="float" office:value="232.992999999994" calcext:value-type="float">
            <text:p>232,99299999999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office:value-type="float" office:value="2407.85714285714" calcext:value-type="float">
            <text:p>2407,85714285714</text:p>
          </table:table-cell>
          <table:table-cell office:value-type="float" office:value="5786.28" calcext:value-type="float">
            <text:p>5786,28</text:p>
          </table:table-cell>
          <table:table-cell office:value-type="float" office:value="5662.91500000369" calcext:value-type="float">
            <text:p>5662,9150000036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786" calcext:value-type="float">
            <text:p>2786</text:p>
          </table:table-cell>
          <table:table-cell office:value-type="float" office:value="37.5830000000002" calcext:value-type="float">
            <text:p>37,5830000000002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office:value-type="float" office:value="2430.38857142857" calcext:value-type="float">
            <text:p>2430,38857142857</text:p>
          </table:table-cell>
          <table:table-cell office:value-type="float" office:value="5839.57142857143" calcext:value-type="float">
            <text:p>5839,57142857143</text:p>
          </table:table-cell>
          <table:table-cell office:value-type="float" office:value="5012.6500000028" calcext:value-type="float">
            <text:p>5012,650000002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44.5300000000004" calcext:value-type="float">
            <text:p>44,530000000000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office:value-type="float" office:value="2440.76571428571" calcext:value-type="float">
            <text:p>2440,76571428571</text:p>
          </table:table-cell>
          <table:table-cell office:value-type="float" office:value="5864.24" calcext:value-type="float">
            <text:p>5864,24</text:p>
          </table:table-cell>
          <table:table-cell office:value-type="float" office:value="4203.15800000133" calcext:value-type="float">
            <text:p>4203,158000001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5091" calcext:value-type="float">
            <text:p>5091</text:p>
          </table:table-cell>
          <table:table-cell office:value-type="float" office:value="68.0530000000016" calcext:value-type="float">
            <text:p>68,053000000001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office:value-type="float" office:value="2457.08" calcext:value-type="float">
            <text:p>2457,08</text:p>
          </table:table-cell>
          <table:table-cell office:value-type="float" office:value="5902.64857142857" calcext:value-type="float">
            <text:p>5902,64857142857</text:p>
          </table:table-cell>
          <table:table-cell office:value-type="float" office:value="4890.67700000255" calcext:value-type="float">
            <text:p>4890,6770000025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0.915" calcext:value-type="float">
            <text:p>10,915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office:value-type="float" office:value="2466.40571428571" calcext:value-type="float">
            <text:p>2466,40571428571</text:p>
          </table:table-cell>
          <table:table-cell office:value-type="float" office:value="5924.72285714286" calcext:value-type="float">
            <text:p>5924,72285714286</text:p>
          </table:table-cell>
          <table:table-cell office:value-type="float" office:value="4360.80000000159" calcext:value-type="float">
            <text:p>4360,80000000159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float" office:value="31.277" calcext:value-type="float">
            <text:p>31,27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office:value-type="float" office:value="2479.18285714286" calcext:value-type="float">
            <text:p>2479,18285714286</text:p>
          </table:table-cell>
          <table:table-cell office:value-type="float" office:value="5955.20857142857" calcext:value-type="float">
            <text:p>5955,20857142857</text:p>
          </table:table-cell>
          <table:table-cell office:value-type="float" office:value="3821.22700000092" calcext:value-type="float">
            <text:p>3821,2270000009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5.9119999999999" calcext:value-type="float">
            <text:p>25,91199999999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office:value-type="float" office:value="2494.47714285714" calcext:value-type="float">
            <text:p>2494,47714285714</text:p>
          </table:table-cell>
          <table:table-cell office:value-type="float" office:value="5991.62857142857" calcext:value-type="float">
            <text:p>5991,62857142857</text:p>
          </table:table-cell>
          <table:table-cell office:value-type="float" office:value="3811.70200000083" calcext:value-type="float">
            <text:p>3811,7020000008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.43999999999999" calcext:value-type="float">
            <text:p>3,43999999999999</text:p>
          </table:table-cell>
          <table:table-cell table:number-columns-repeated="29"/>
        </table:table-row>
        <table:table-row table:style-name="ro1">
          <table:table-cell table:number-columns-repeated="14"/>
          <table:table-cell table:formula="of:=AVERAGE([.O140:.O188])" office:value-type="float" office:value="3069.9890000009" calcext:value-type="float">
            <text:p>3069,989000000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float" office:value="34.459" calcext:value-type="float">
            <text:p>34,45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48" calcext:value-type="float">
            <text:p>48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9.492" calcext:value-type="float">
            <text:p>29,49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49" calcext:value-type="float">
            <text:p>4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8.78" calcext:value-type="float">
            <text:p>18,7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0" calcext:value-type="float">
            <text:p>50</text:p>
          </table:table-cell>
          <table:table-cell/>
          <table:table-cell office:value-type="float" office:value="3064" calcext:value-type="float">
            <text:p>3064</text:p>
          </table:table-cell>
          <table:table-cell office:value-type="float" office:value="43.2640000000006" calcext:value-type="float">
            <text:p>43,2640000000006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1" calcext:value-type="float">
            <text:p>51</text:p>
          </table:table-cell>
          <table:table-cell/>
          <table:table-cell office:value-type="float" office:value="10716" calcext:value-type="float">
            <text:p>10716</text:p>
          </table:table-cell>
          <table:table-cell office:value-type="float" office:value="151.619000000002" calcext:value-type="float">
            <text:p>151,61900000000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2" calcext:value-type="float">
            <text:p>5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.02499999999999" calcext:value-type="float">
            <text:p>3,0249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3" calcext:value-type="float">
            <text:p>53</text:p>
          </table:table-cell>
          <table:table-cell/>
          <table:table-cell office:value-type="float" office:value="11203" calcext:value-type="float">
            <text:p>11203</text:p>
          </table:table-cell>
          <table:table-cell office:value-type="float" office:value="159.626" calcext:value-type="float">
            <text:p>159,626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4" calcext:value-type="float">
            <text:p>54</text:p>
          </table:table-cell>
          <table:table-cell/>
          <table:table-cell office:value-type="float" office:value="4141" calcext:value-type="float">
            <text:p>4141</text:p>
          </table:table-cell>
          <table:table-cell office:value-type="float" office:value="57.1530000000008" calcext:value-type="float">
            <text:p>57,153000000000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5" calcext:value-type="float">
            <text:p>55</text:p>
          </table:table-cell>
          <table:table-cell/>
          <table:table-cell office:value-type="float" office:value="11889" calcext:value-type="float">
            <text:p>11889</text:p>
          </table:table-cell>
          <table:table-cell office:value-type="float" office:value="168.080999999999" calcext:value-type="float">
            <text:p>168,080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6" calcext:value-type="float">
            <text:p>5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.221" calcext:value-type="float">
            <text:p>3,22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7" calcext:value-type="float">
            <text:p>57</text:p>
          </table:table-cell>
          <table:table-cell/>
          <table:table-cell office:value-type="float" office:value="2686" calcext:value-type="float">
            <text:p>2686</text:p>
          </table:table-cell>
          <table:table-cell office:value-type="float" office:value="38.619" calcext:value-type="float">
            <text:p>38,61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8" calcext:value-type="float">
            <text:p>5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9.972" calcext:value-type="float">
            <text:p>19,97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59" calcext:value-type="float">
            <text:p>59</text:p>
          </table:table-cell>
          <table:table-cell/>
          <table:table-cell office:value-type="float" office:value="4082" calcext:value-type="float">
            <text:p>4082</text:p>
          </table:table-cell>
          <table:table-cell office:value-type="float" office:value="56.7070000000008" calcext:value-type="float">
            <text:p>56,707000000000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0" calcext:value-type="float">
            <text:p>6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.68999999999999" calcext:value-type="float">
            <text:p>4,6899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1" calcext:value-type="float">
            <text:p>6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1.573" calcext:value-type="float">
            <text:p>11,57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2" calcext:value-type="float">
            <text:p>6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4.47399999999999" calcext:value-type="float">
            <text:p>4,4739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3" calcext:value-type="float">
            <text:p>63</text:p>
          </table:table-cell>
          <table:table-cell/>
          <table:table-cell office:value-type="float" office:value="7518" calcext:value-type="float">
            <text:p>7518</text:p>
          </table:table-cell>
          <table:table-cell office:value-type="float" office:value="106.717000000003" calcext:value-type="float">
            <text:p>106,717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4" calcext:value-type="float">
            <text:p>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.6479999999999" calcext:value-type="float">
            <text:p>13,647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5" calcext:value-type="float">
            <text:p>65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30.3070000000001" calcext:value-type="float">
            <text:p>30,307000000000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6" calcext:value-type="float">
            <text:p>66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68.9950000000014" calcext:value-type="float">
            <text:p>68,9950000000014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7" calcext:value-type="float">
            <text:p>67</text:p>
          </table:table-cell>
          <table:table-cell/>
          <table:table-cell office:value-type="float" office:value="4803" calcext:value-type="float">
            <text:p>4803</text:p>
          </table:table-cell>
          <table:table-cell office:value-type="float" office:value="68.3270000000014" calcext:value-type="float">
            <text:p>68,3270000000014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8" calcext:value-type="float">
            <text:p>68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41.2070000000003" calcext:value-type="float">
            <text:p>41,2070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69" calcext:value-type="float">
            <text:p>69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float" office:value="33.622" calcext:value-type="float">
            <text:p>33,62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0" calcext:value-type="float">
            <text:p>70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49.1820000000005" calcext:value-type="float">
            <text:p>49,1820000000005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1" calcext:value-type="float">
            <text:p>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7.28199999999998" calcext:value-type="float">
            <text:p>7,2819999999999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2" calcext:value-type="float">
            <text:p>72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25.685" calcext:value-type="float">
            <text:p>25,685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3" calcext:value-type="float">
            <text:p>7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1.3989999999999" calcext:value-type="float">
            <text:p>11,398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4" calcext:value-type="float">
            <text:p>74</text:p>
          </table:table-cell>
          <table:table-cell/>
          <table:table-cell office:value-type="float" office:value="4464" calcext:value-type="float">
            <text:p>4464</text:p>
          </table:table-cell>
          <table:table-cell office:value-type="float" office:value="62.4470000000011" calcext:value-type="float">
            <text:p>62,447000000001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5" calcext:value-type="float">
            <text:p>75</text:p>
          </table:table-cell>
          <table:table-cell/>
          <table:table-cell office:value-type="float" office:value="5134" calcext:value-type="float">
            <text:p>5134</text:p>
          </table:table-cell>
          <table:table-cell office:value-type="float" office:value="72.0870000000014" calcext:value-type="float">
            <text:p>72,0870000000014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6" calcext:value-type="float">
            <text:p>76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20.709" calcext:value-type="float">
            <text:p>20,70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7" calcext:value-type="float">
            <text:p>77</text:p>
          </table:table-cell>
          <table:table-cell/>
          <table:table-cell office:value-type="float" office:value="3178" calcext:value-type="float">
            <text:p>3178</text:p>
          </table:table-cell>
          <table:table-cell office:value-type="float" office:value="44.6960000000005" calcext:value-type="float">
            <text:p>44,6960000000005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8" calcext:value-type="float">
            <text:p>78</text:p>
          </table:table-cell>
          <table:table-cell/>
          <table:table-cell office:value-type="float" office:value="2536" calcext:value-type="float">
            <text:p>2536</text:p>
          </table:table-cell>
          <table:table-cell office:value-type="float" office:value="36.6080000000001" calcext:value-type="float">
            <text:p>36,608000000000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79" calcext:value-type="float">
            <text:p>7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.30099999999999" calcext:value-type="float">
            <text:p>7,3009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0" calcext:value-type="float">
            <text:p>80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float" office:value="20.707" calcext:value-type="float">
            <text:p>20,707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1" calcext:value-type="float">
            <text:p>81</text:p>
          </table:table-cell>
          <table:table-cell/>
          <table:table-cell office:value-type="float" office:value="8147" calcext:value-type="float">
            <text:p>8147</text:p>
          </table:table-cell>
          <table:table-cell office:value-type="float" office:value="117.182000000003" calcext:value-type="float">
            <text:p>117,182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2" calcext:value-type="float">
            <text:p>82</text:p>
          </table:table-cell>
          <table:table-cell/>
          <table:table-cell office:value-type="float" office:value="6720" calcext:value-type="float">
            <text:p>6720</text:p>
          </table:table-cell>
          <table:table-cell office:value-type="float" office:value="95.8670000000027" calcext:value-type="float">
            <text:p>95,8670000000027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3" calcext:value-type="float">
            <text:p>83</text:p>
          </table:table-cell>
          <table:table-cell/>
          <table:table-cell office:value-type="float" office:value="19023" calcext:value-type="float">
            <text:p>19023</text:p>
          </table:table-cell>
          <table:table-cell office:value-type="float" office:value="267.115999999991" calcext:value-type="float">
            <text:p>267,11599999999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4" calcext:value-type="float">
            <text:p>84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105.202000000002" calcext:value-type="float">
            <text:p>105,20200000000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5" calcext:value-type="float">
            <text:p>85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18.0509999999999" calcext:value-type="float">
            <text:p>18,050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6" calcext:value-type="float">
            <text:p>8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5.241" calcext:value-type="float">
            <text:p>5,241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7" calcext:value-type="float">
            <text:p>87</text:p>
          </table:table-cell>
          <table:table-cell/>
          <table:table-cell office:value-type="float" office:value="11904" calcext:value-type="float">
            <text:p>11904</text:p>
          </table:table-cell>
          <table:table-cell office:value-type="float" office:value="165.652999999999" calcext:value-type="float">
            <text:p>165,652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8" calcext:value-type="float">
            <text:p>88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4.7519999999999" calcext:value-type="float">
            <text:p>14,751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89" calcext:value-type="float">
            <text:p>89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6.51199999999999" calcext:value-type="float">
            <text:p>6,5119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0" calcext:value-type="float">
            <text:p>90</text:p>
          </table:table-cell>
          <table:table-cell/>
          <table:table-cell office:value-type="float" office:value="5986" calcext:value-type="float">
            <text:p>5986</text:p>
          </table:table-cell>
          <table:table-cell office:value-type="float" office:value="84.0220000000018" calcext:value-type="float">
            <text:p>84,022000000001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1" calcext:value-type="float">
            <text:p>91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20.7449999999999" calcext:value-type="float">
            <text:p>20,744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2" calcext:value-type="float">
            <text:p>92</text:p>
          </table:table-cell>
          <table:table-cell/>
          <table:table-cell office:value-type="float" office:value="9531" calcext:value-type="float">
            <text:p>9531</text:p>
          </table:table-cell>
          <table:table-cell office:value-type="float" office:value="133.677000000003" calcext:value-type="float">
            <text:p>133,677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3" calcext:value-type="float">
            <text:p>93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23.349" calcext:value-type="float">
            <text:p>23,34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4" calcext:value-type="float">
            <text:p>94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18.063" calcext:value-type="float">
            <text:p>18,06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5" calcext:value-type="float">
            <text:p>95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22.272" calcext:value-type="float">
            <text:p>22,27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6" calcext:value-type="float">
            <text:p>96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19.782" calcext:value-type="float">
            <text:p>19,782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7" calcext:value-type="float">
            <text:p>97</text:p>
          </table:table-cell>
          <table:table-cell/>
          <table:table-cell office:value-type="float" office:value="3031" calcext:value-type="float">
            <text:p>3031</text:p>
          </table:table-cell>
          <table:table-cell office:value-type="float" office:value="42.6490000000004" calcext:value-type="float">
            <text:p>42,6490000000004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8" calcext:value-type="float">
            <text:p>98</text:p>
          </table:table-cell>
          <table:table-cell/>
          <table:table-cell office:value-type="float" office:value="3780" calcext:value-type="float">
            <text:p>3780</text:p>
          </table:table-cell>
          <table:table-cell office:value-type="float" office:value="53.8100000000008" calcext:value-type="float">
            <text:p>53,810000000000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99" calcext:value-type="float">
            <text:p>99</text:p>
          </table:table-cell>
          <table:table-cell/>
          <table:table-cell office:value-type="float" office:value="2744" calcext:value-type="float">
            <text:p>2744</text:p>
          </table:table-cell>
          <table:table-cell office:value-type="float" office:value="38.7080000000003" calcext:value-type="float">
            <text:p>38,7080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/>
          <table:table-cell office:value-type="float" office:value="1338" calcext:value-type="float">
            <text:p>1338</text:p>
          </table:table-cell>
          <table:table-cell office:value-type="float" office:value="19.58" calcext:value-type="float">
            <text:p>19,5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1" calcext:value-type="float">
            <text:p>10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.958" calcext:value-type="float">
            <text:p>10,958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2" calcext:value-type="float">
            <text:p>102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23.3429999999999" calcext:value-type="float">
            <text:p>23,342999999999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3" calcext:value-type="float">
            <text:p>103</text:p>
          </table:table-cell>
          <table:table-cell/>
          <table:table-cell office:value-type="float" office:value="7496" calcext:value-type="float">
            <text:p>7496</text:p>
          </table:table-cell>
          <table:table-cell office:value-type="float" office:value="105.175000000003" calcext:value-type="float">
            <text:p>105,175000000003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4" calcext:value-type="float">
            <text:p>10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float" office:value="57.1710000000009" calcext:value-type="float">
            <text:p>57,1710000000009</text:p>
          </table:table-cell>
          <table:table-cell table:number-columns-repeated="29"/>
        </table:table-row>
        <table:table-row table:style-name="ro1">
          <table:table-cell table:number-columns-repeated="16"/>
          <table:table-cell office:value-type="float" office:value="105" calcext:value-type="float">
            <text:p>105</text:p>
          </table:table-cell>
          <table:table-cell/>
          <table:table-cell office:value-type="float" office:value="9564" calcext:value-type="float">
            <text:p>9564</text:p>
          </table:table-cell>
          <table:table-cell office:value-type="float" office:value="134.978000000003" calcext:value-type="float">
            <text:p>134,978000000003</text:p>
          </table:table-cell>
          <table:table-cell table:number-columns-repeated="29"/>
        </table:table-row>
      </table:table>
      <table:table table:name="Arkusz7" table:style-name="ta1">
        <table:table-column table:style-name="co1" table:default-cell-style-name="ce6"/>
        <table:table-column table:style-name="co1" table:number-columns-repeated="6" table:default-cell-style-name="ce7"/>
        <table:table-row table:style-name="ro2">
          <table:table-cell office:value-type="string" calcext:value-type="string">
            <text:p>Limit tetromino</text:p>
          </table:table-cell>
          <table:table-cell table:style-name="ce6" office:value-type="string" calcext:value-type="string">
            <text:p>Wynik</text:p>
          </table:table-cell>
          <table:table-cell table:style-name="ce6" office:value-type="string" calcext:value-type="string">
            <text:p>Iteracja</text:p>
          </table:table-cell>
          <table:table-cell table:style-name="ce6" office:value-type="string" calcext:value-type="string">
            <text:p>Największy wynik</text:p>
          </table:table-cell>
          <table:table-cell table:style-name="ce6" office:value-type="string" calcext:value-type="string">
            <text:p>Średni wynik</text:p>
          </table:table-cell>
          <table:table-cell table:style-name="ce6" office:value-type="string" calcext:value-type="string">
            <text:p>Średni czas jednej gry (s)</text:p>
          </table:table-cell>
          <table:table-cell table:style-name="ce6" office:value-type="string" calcext:value-type="string">
            <text:p>Średni czas oceny jednej generacji 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3403" calcext:value-type="float">
            <text:p>3403</text:p>
          </table:table-cell>
          <table:table-cell office:value-type="float" office:value="671.06" calcext:value-type="float">
            <text:p>671,06</text:p>
          </table:table-cell>
          <table:table-cell office:value-type="float" office:value="19.49" calcext:value-type="float">
            <text:p>19,49</text:p>
          </table:table-cell>
          <table:table-cell office:value-type="float" office:value="231.22" calcext:value-type="float">
            <text:p>231,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4209" calcext:value-type="float">
            <text:p>4209</text:p>
          </table:table-cell>
          <table:table-cell office:value-type="float" office:value="1025.3" calcext:value-type="float">
            <text:p>1025,3</text:p>
          </table:table-cell>
          <table:table-cell office:value-type="float" office:value="32.03" calcext:value-type="float">
            <text:p>32,03</text:p>
          </table:table-cell>
          <table:table-cell office:value-type="float" office:value="320.42" calcext:value-type="float">
            <text:p>320,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4896" calcext:value-type="float">
            <text:p>4896</text:p>
          </table:table-cell>
          <table:table-cell office:value-type="float" office:value="1177.48" calcext:value-type="float">
            <text:p>1177,48</text:p>
          </table:table-cell>
          <table:table-cell office:value-type="float" office:value="22.79" calcext:value-type="float">
            <text:p>22,79</text:p>
          </table:table-cell>
          <table:table-cell office:value-type="float" office:value="1123.44" calcext:value-type="float">
            <text:p>1123,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56" calcext:value-type="float">
            <text:p>1756</text:p>
          </table:table-cell>
          <table:table-cell office:value-type="float" office:value="12" calcext:value-type="float">
            <text:p>12</text:p>
          </table:table-cell>
          <table:table-cell office:value-type="float" office:value="3801" calcext:value-type="float">
            <text:p>3801</text:p>
          </table:table-cell>
          <table:table-cell office:value-type="float" office:value="925.66" calcext:value-type="float">
            <text:p>925,66</text:p>
          </table:table-cell>
          <table:table-cell office:value-type="float" office:value="17.99" calcext:value-type="float">
            <text:p>17,99</text:p>
          </table:table-cell>
          <table:table-cell office:value-type="float" office:value="1023.22" calcext:value-type="float">
            <text:p>1023,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47" calcext:value-type="float">
            <text:p>2147</text:p>
          </table:table-cell>
          <table:table-cell office:value-type="float" office:value="28" calcext:value-type="float">
            <text:p>28</text:p>
          </table:table-cell>
          <table:table-cell office:value-type="float" office:value="2885" calcext:value-type="float">
            <text:p>2885</text:p>
          </table:table-cell>
          <table:table-cell office:value-type="float" office:value="833.19" calcext:value-type="float">
            <text:p>833,19</text:p>
          </table:table-cell>
          <table:table-cell office:value-type="float" office:value="16.39" calcext:value-type="float">
            <text:p>16,39</text:p>
          </table:table-cell>
          <table:table-cell office:value-type="float" office:value="866.77" calcext:value-type="float">
            <text:p>866,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623" calcext:value-type="float">
            <text:p>2623</text:p>
          </table:table-cell>
          <table:table-cell office:value-type="float" office:value="14" calcext:value-type="float">
            <text:p>14</text:p>
          </table:table-cell>
          <table:table-cell office:value-type="float" office:value="9658" calcext:value-type="float">
            <text:p>9658</text:p>
          </table:table-cell>
          <table:table-cell office:value-type="float" office:value="1964.89" calcext:value-type="float">
            <text:p>1964,89</text:p>
          </table:table-cell>
          <table:table-cell office:value-type="float" office:value="39.15" calcext:value-type="float">
            <text:p>39,15</text:p>
          </table:table-cell>
          <table:table-cell office:value-type="float" office:value="1341.95" calcext:value-type="float">
            <text:p>1341,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1" calcext:value-type="float">
            <text:p>3041</text:p>
          </table:table-cell>
          <table:table-cell office:value-type="float" office:value="16" calcext:value-type="float">
            <text:p>16</text:p>
          </table:table-cell>
          <table:table-cell office:value-type="float" office:value="6881" calcext:value-type="float">
            <text:p>6881</text:p>
          </table:table-cell>
          <table:table-cell office:value-type="float" office:value="1366.72" calcext:value-type="float">
            <text:p>1366,72</text:p>
          </table:table-cell>
          <table:table-cell office:value-type="float" office:value="40.63" calcext:value-type="float">
            <text:p>40,63</text:p>
          </table:table-cell>
          <table:table-cell office:value-type="float" office:value="1995.1" calcext:value-type="float">
            <text:p>1995,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549" calcext:value-type="float">
            <text:p>3549</text:p>
          </table:table-cell>
          <table:table-cell office:value-type="float" office:value="17" calcext:value-type="float">
            <text:p>17</text:p>
          </table:table-cell>
          <table:table-cell office:value-type="float" office:value="11642" calcext:value-type="float">
            <text:p>11642</text:p>
          </table:table-cell>
          <table:table-cell office:value-type="float" office:value="1979.86" calcext:value-type="float">
            <text:p>1979,86</text:p>
          </table:table-cell>
          <table:table-cell office:value-type="float" office:value="39.03" calcext:value-type="float">
            <text:p>39,03</text:p>
          </table:table-cell>
          <table:table-cell office:value-type="float" office:value="1590.56" calcext:value-type="float">
            <text:p>1590,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890" calcext:value-type="float">
            <text:p>3890</text:p>
          </table:table-cell>
          <table:table-cell office:value-type="float" office:value="18" calcext:value-type="float">
            <text:p>18</text:p>
          </table:table-cell>
          <table:table-cell office:value-type="float" office:value="18259" calcext:value-type="float">
            <text:p>18259</text:p>
          </table:table-cell>
          <table:table-cell office:value-type="float" office:value="2533.49" calcext:value-type="float">
            <text:p>2533,49</text:p>
          </table:table-cell>
          <table:table-cell office:value-type="float" office:value="48.08" calcext:value-type="float">
            <text:p>48,08</text:p>
          </table:table-cell>
          <table:table-cell office:value-type="float" office:value="2356.26" calcext:value-type="float">
            <text:p>2356,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576" calcext:value-type="float">
            <text:p>4576</text:p>
          </table:table-cell>
          <table:table-cell office:value-type="float" office:value="30" calcext:value-type="float">
            <text:p>30</text:p>
          </table:table-cell>
          <table:table-cell office:value-type="float" office:value="17297" calcext:value-type="float">
            <text:p>17297</text:p>
          </table:table-cell>
          <table:table-cell office:value-type="float" office:value="2266.96" calcext:value-type="float">
            <text:p>2266,96</text:p>
          </table:table-cell>
          <table:table-cell office:value-type="float" office:value="44.66" calcext:value-type="float">
            <text:p>44,66</text:p>
          </table:table-cell>
          <table:table-cell office:value-type="float" office:value="2233.48" calcext:value-type="float">
            <text:p>2233,48</text:p>
          </table:table-cell>
        </table:table-row>
      </table:table>
      <table:table table:name="Arkusz8" table:style-name="ta1">
        <table:table-column table:style-name="co10" table:default-cell-style-name="ce11"/>
        <table:table-column table:style-name="co11" table:default-cell-style-name="ce11"/>
        <table:table-column table:style-name="co1" table:default-cell-style-name="ce9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Wybieranie rulatkowe</text:p>
          </table:table-cell>
          <table:covered-table-cell table:style-name="ce9"/>
          <table:covered-table-cell/>
          <table:covered-table-cell table:number-columns-repeated="3" table:style-name="ce9"/>
          <table:table-cell table:number-columns-repeated="10"/>
        </table:table-row>
        <table:table-row table:style-name="ro1">
          <table:table-cell table:style-name="ce9"/>
          <table:table-cell table:style-name="ce13" office:value-type="string" calcext:value-type="string">
            <text:p>PARENTS</text:p>
          </table:table-cell>
          <table:table-cell office:value-type="string" calcext:value-type="string">
            <text:p>HighestScore</text:p>
          </table:table-cell>
          <table:table-cell table:style-name="ce9" office:value-type="string" calcext:value-type="string">
            <text:p>AVGScore</text:p>
          </table:table-cell>
          <table:table-cell table:style-name="ce9" office:value-type="string" calcext:value-type="string">
            <text:p>AVGPlayTime</text:p>
          </table:table-cell>
          <table:table-cell table:style-name="ce9" office:value-type="string" calcext:value-type="string">
            <text:p>Generation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1" calcext:value-type="percentage">
            <text:p>10,00%</text:p>
          </table:table-cell>
          <table:table-cell office:value-type="float" office:value="4715" calcext:value-type="float">
            <text:p>4715</text:p>
          </table:table-cell>
          <table:table-cell table:style-name="ce9" office:value-type="float" office:value="972.6" calcext:value-type="float">
            <text:p>972,6</text:p>
          </table:table-cell>
          <table:table-cell table:style-name="ce29" office:value-type="string" calcext:value-type="string">
            <text:p>30,07,202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2" calcext:value-type="percentage">
            <text:p>20,00%</text:p>
          </table:table-cell>
          <table:table-cell office:value-type="float" office:value="2565" calcext:value-type="float">
            <text:p>2565</text:p>
          </table:table-cell>
          <table:table-cell table:style-name="ce9" office:value-type="float" office:value="639.91" calcext:value-type="float">
            <text:p>639,91</text:p>
          </table:table-cell>
          <table:table-cell table:style-name="ce29" office:value-type="string" calcext:value-type="string">
            <text:p>19,09,202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3" calcext:value-type="percentage">
            <text:p>30,00%</text:p>
          </table:table-cell>
          <table:table-cell office:value-type="float" office:value="7295" calcext:value-type="float">
            <text:p>7295</text:p>
          </table:table-cell>
          <table:table-cell table:style-name="ce9" office:value-type="float" office:value="1596.62" calcext:value-type="float">
            <text:p>1596,62</text:p>
          </table:table-cell>
          <table:table-cell table:style-name="ce9" office:value-type="float" office:value="49.14" calcext:value-type="float">
            <text:p>49,14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4" calcext:value-type="percentage">
            <text:p>40,00%</text:p>
          </table:table-cell>
          <table:table-cell office:value-type="float" office:value="10813" calcext:value-type="float">
            <text:p>10813</text:p>
          </table:table-cell>
          <table:table-cell table:style-name="ce9" office:value-type="float" office:value="2776.86" calcext:value-type="float">
            <text:p>2776,86</text:p>
          </table:table-cell>
          <table:table-cell table:style-name="ce9" office:value-type="float" office:value="90.09" calcext:value-type="float">
            <text:p>90,09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5" calcext:value-type="percentage">
            <text:p>50,00%</text:p>
          </table:table-cell>
          <table:table-cell office:value-type="float" office:value="8623" calcext:value-type="float">
            <text:p>8623</text:p>
          </table:table-cell>
          <table:table-cell table:style-name="ce9" office:value-type="float" office:value="1943.86" calcext:value-type="float">
            <text:p>1943,86</text:p>
          </table:table-cell>
          <table:table-cell table:style-name="ce9" office:value-type="float" office:value="58.96" calcext:value-type="float">
            <text:p>58,96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6" calcext:value-type="percentage">
            <text:p>60,00%</text:p>
          </table:table-cell>
          <table:table-cell office:value-type="float" office:value="7279" calcext:value-type="float">
            <text:p>7279</text:p>
          </table:table-cell>
          <table:table-cell table:style-name="ce9" office:value-type="float" office:value="1538.61" calcext:value-type="float">
            <text:p>1538,61</text:p>
          </table:table-cell>
          <table:table-cell table:style-name="ce9" office:value-type="float" office:value="49.22" calcext:value-type="float">
            <text:p>49,2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7" calcext:value-type="percentage">
            <text:p>70,00%</text:p>
          </table:table-cell>
          <table:table-cell office:value-type="float" office:value="4855" calcext:value-type="float">
            <text:p>4855</text:p>
          </table:table-cell>
          <table:table-cell table:style-name="ce9" office:value-type="float" office:value="1273.68" calcext:value-type="float">
            <text:p>1273,68</text:p>
          </table:table-cell>
          <table:table-cell table:style-name="ce9" office:value-type="float" office:value="40.66" calcext:value-type="float">
            <text:p>40,66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8" calcext:value-type="percentage">
            <text:p>80,00%</text:p>
          </table:table-cell>
          <table:table-cell office:value-type="float" office:value="6084" calcext:value-type="float">
            <text:p>6084</text:p>
          </table:table-cell>
          <table:table-cell table:style-name="ce9" office:value-type="float" office:value="1339.13" calcext:value-type="float">
            <text:p>1339,13</text:p>
          </table:table-cell>
          <table:table-cell table:style-name="ce9" office:value-type="float" office:value="45.02" calcext:value-type="float">
            <text:p>45,02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21" office:value-type="percentage" office:value="0.9" calcext:value-type="percentage">
            <text:p>90,00%</text:p>
          </table:table-cell>
          <table:table-cell office:value-type="float" office:value="6985" calcext:value-type="float">
            <text:p>6985</text:p>
          </table:table-cell>
          <table:table-cell table:style-name="ce9" office:value-type="float" office:value="1370.68" calcext:value-type="float">
            <text:p>1370,68</text:p>
          </table:table-cell>
          <table:table-cell table:style-name="ce9" office:value-type="float" office:value="43.35" calcext:value-type="float">
            <text:p>43,35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4"/>
          <table:table-cell table:formula="of:=MAX([.C3:.C11])" office:value-type="float" office:value="10813" calcext:value-type="float">
            <text:p>10813</text:p>
          </table:table-cell>
          <table:table-cell table:formula="of:=MAX([.D3:.D11])" office:value-type="float" office:value="2776.86" calcext:value-type="float">
            <text:p>2776,86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 table:number-columns-spanned="6" table:number-rows-spanned="1">
            <text:p>Wybieranie rankingowe</text:p>
          </table:table-cell>
          <table:covered-table-cell table:style-name="ce9"/>
          <table:covered-table-cell/>
          <table:covered-table-cell table:number-columns-repeated="3" table:style-name="ce9"/>
          <table:table-cell table:number-columns-repeated="10"/>
        </table:table-row>
        <table:table-row table:style-name="ro1">
          <table:table-cell table:style-name="ce10" office:value-type="string" calcext:value-type="string">
            <text:p>Parameter</text:p>
          </table:table-cell>
          <table:table-cell table:style-name="ce13" office:value-type="string" calcext:value-type="string">
            <text:p>PARENTS</text:p>
          </table:table-cell>
          <table:table-cell office:value-type="string" calcext:value-type="string">
            <text:p>HighestScore</text:p>
          </table:table-cell>
          <table:table-cell table:style-name="ce9" office:value-type="string" calcext:value-type="string">
            <text:p>AVGScore</text:p>
          </table:table-cell>
          <table:table-cell table:style-name="ce9" office:value-type="string" calcext:value-type="string">
            <text:p>AVGPlayTime</text:p>
          </table:table-cell>
          <table:table-cell table:style-name="ce9" office:value-type="string" calcext:value-type="string">
            <text:p>Generati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 table:number-columns-spanned="1" table:number-rows-spanned="9">
            <text:p>1</text:p>
          </table:table-cell>
          <table:table-cell table:style-name="ce21" office:value-type="percentage" office:value="0.1" calcext:value-type="percentage">
            <text:p>10,00%</text:p>
          </table:table-cell>
          <table:table-cell office:value-type="float" office:value="2260" calcext:value-type="float">
            <text:p>2260</text:p>
          </table:table-cell>
          <table:table-cell table:style-name="ce9" office:value-type="float" office:value="711.89" calcext:value-type="float">
            <text:p>711,89</text:p>
          </table:table-cell>
          <table:table-cell table:style-name="ce9" office:value-type="float" office:value="21.53" calcext:value-type="float">
            <text:p>21,5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2" calcext:value-type="percentage">
            <text:p>20,00%</text:p>
          </table:table-cell>
          <table:table-cell office:value-type="float" office:value="7000" calcext:value-type="float">
            <text:p>7000</text:p>
          </table:table-cell>
          <table:table-cell table:style-name="ce9" office:value-type="float" office:value="1423.78" calcext:value-type="float">
            <text:p>1423,78</text:p>
          </table:table-cell>
          <table:table-cell table:style-name="ce9" office:value-type="float" office:value="45.3" calcext:value-type="float">
            <text:p>45,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3" calcext:value-type="percentage">
            <text:p>30,00%</text:p>
          </table:table-cell>
          <table:table-cell office:value-type="float" office:value="10161" calcext:value-type="float">
            <text:p>10161</text:p>
          </table:table-cell>
          <table:table-cell table:style-name="ce9" office:value-type="float" office:value="1452.91" calcext:value-type="float">
            <text:p>1452,91</text:p>
          </table:table-cell>
          <table:table-cell table:style-name="ce9" office:value-type="float" office:value="45.18" calcext:value-type="float">
            <text:p>45,18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4" calcext:value-type="percentage">
            <text:p>40,00%</text:p>
          </table:table-cell>
          <table:table-cell office:value-type="float" office:value="6033" calcext:value-type="float">
            <text:p>6033</text:p>
          </table:table-cell>
          <table:table-cell table:style-name="ce9" office:value-type="float" office:value="1111.03" calcext:value-type="float">
            <text:p>1111,03</text:p>
          </table:table-cell>
          <table:table-cell table:style-name="ce9" office:value-type="float" office:value="34.95" calcext:value-type="float">
            <text:p>34,95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5" calcext:value-type="percentage">
            <text:p>50,00%</text:p>
          </table:table-cell>
          <table:table-cell office:value-type="float" office:value="5191" calcext:value-type="float">
            <text:p>5191</text:p>
          </table:table-cell>
          <table:table-cell table:style-name="ce9" office:value-type="float" office:value="1094.68" calcext:value-type="float">
            <text:p>1094,68</text:p>
          </table:table-cell>
          <table:table-cell table:style-name="ce9" office:value-type="float" office:value="36.01" calcext:value-type="float">
            <text:p>36,0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6" calcext:value-type="percentage">
            <text:p>60,00%</text:p>
          </table:table-cell>
          <table:table-cell office:value-type="float" office:value="6796" calcext:value-type="float">
            <text:p>6796</text:p>
          </table:table-cell>
          <table:table-cell table:style-name="ce9" office:value-type="float" office:value="1124.98" calcext:value-type="float">
            <text:p>1124,98</text:p>
          </table:table-cell>
          <table:table-cell table:style-name="ce9" office:value-type="float" office:value="36.3" calcext:value-type="float">
            <text:p>36,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7" calcext:value-type="percentage">
            <text:p>70,00%</text:p>
          </table:table-cell>
          <table:table-cell office:value-type="float" office:value="4140" calcext:value-type="float">
            <text:p>4140</text:p>
          </table:table-cell>
          <table:table-cell table:style-name="ce9" office:value-type="float" office:value="836.37" calcext:value-type="float">
            <text:p>836,37</text:p>
          </table:table-cell>
          <table:table-cell table:style-name="ce9" office:value-type="float" office:value="28.33" calcext:value-type="float">
            <text:p>28,3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8" calcext:value-type="percentage">
            <text:p>80,00%</text:p>
          </table:table-cell>
          <table:table-cell office:value-type="float" office:value="7188" calcext:value-type="float">
            <text:p>7188</text:p>
          </table:table-cell>
          <table:table-cell table:style-name="ce9" office:value-type="float" office:value="1018.65" calcext:value-type="float">
            <text:p>1018,65</text:p>
          </table:table-cell>
          <table:table-cell table:style-name="ce9" office:value-type="float" office:value="32.8" calcext:value-type="float">
            <text:p>32,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9" calcext:value-type="percentage">
            <text:p>90,00%</text:p>
          </table:table-cell>
          <table:table-cell office:value-type="float" office:value="3161" calcext:value-type="float">
            <text:p>3161</text:p>
          </table:table-cell>
          <table:table-cell table:style-name="ce9" office:value-type="float" office:value="904.32" calcext:value-type="float">
            <text:p>904,32</text:p>
          </table:table-cell>
          <table:table-cell table:style-name="ce9" office:value-type="float" office:value="28.93" calcext:value-type="float">
            <text:p>28,9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9">
            <text:p>1,05,2021</text:p>
          </table:table-cell>
          <table:table-cell table:style-name="ce22" office:value-type="percentage" office:value="0.1" calcext:value-type="percentage">
            <text:p>10,00%</text:p>
          </table:table-cell>
          <table:table-cell office:value-type="float" office:value="8985" calcext:value-type="float">
            <text:p>8985</text:p>
          </table:table-cell>
          <table:table-cell table:style-name="ce9" office:value-type="float" office:value="1367.5" calcext:value-type="float">
            <text:p>1367,5</text:p>
          </table:table-cell>
          <table:table-cell table:style-name="ce9" office:value-type="float" office:value="42.69" calcext:value-type="float">
            <text:p>42,69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2" calcext:value-type="percentage">
            <text:p>20,00%</text:p>
          </table:table-cell>
          <table:table-cell office:value-type="float" office:value="6830" calcext:value-type="float">
            <text:p>6830</text:p>
          </table:table-cell>
          <table:table-cell table:style-name="ce9" office:value-type="float" office:value="1420.17" calcext:value-type="float">
            <text:p>1420,17</text:p>
          </table:table-cell>
          <table:table-cell table:style-name="ce9" office:value-type="float" office:value="42.85" calcext:value-type="float">
            <text:p>42,8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3" calcext:value-type="percentage">
            <text:p>30,00%</text:p>
          </table:table-cell>
          <table:table-cell office:value-type="float" office:value="10153" calcext:value-type="float">
            <text:p>10153</text:p>
          </table:table-cell>
          <table:table-cell table:style-name="ce9" office:value-type="float" office:value="2055.32" calcext:value-type="float">
            <text:p>2055,32</text:p>
          </table:table-cell>
          <table:table-cell table:style-name="ce9" office:value-type="float" office:value="62.07" calcext:value-type="float">
            <text:p>62,0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office:value-type="float" office:value="4913" calcext:value-type="float">
            <text:p>4913</text:p>
          </table:table-cell>
          <table:table-cell table:style-name="ce9" office:value-type="float" office:value="1502.5" calcext:value-type="float">
            <text:p>1502,5</text:p>
          </table:table-cell>
          <table:table-cell table:style-name="ce9" office:value-type="float" office:value="47.95" calcext:value-type="float">
            <text:p>47,9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5" calcext:value-type="percentage">
            <text:p>50,00%</text:p>
          </table:table-cell>
          <table:table-cell office:value-type="float" office:value="17634" calcext:value-type="float">
            <text:p>17634</text:p>
          </table:table-cell>
          <table:table-cell table:style-name="ce9" office:value-type="float" office:value="1939.71" calcext:value-type="float">
            <text:p>1939,71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office:value-type="float" office:value="8509" calcext:value-type="float">
            <text:p>8509</text:p>
          </table:table-cell>
          <table:table-cell table:style-name="ce9" office:value-type="float" office:value="1735.08" calcext:value-type="float">
            <text:p>1735,08</text:p>
          </table:table-cell>
          <table:table-cell table:style-name="ce9" office:value-type="float" office:value="53.93" calcext:value-type="float">
            <text:p>53,9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7" calcext:value-type="percentage">
            <text:p>70,00%</text:p>
          </table:table-cell>
          <table:table-cell office:value-type="float" office:value="9510" calcext:value-type="float">
            <text:p>9510</text:p>
          </table:table-cell>
          <table:table-cell table:style-name="ce9" office:value-type="float" office:value="1554.15" calcext:value-type="float">
            <text:p>1554,15</text:p>
          </table:table-cell>
          <table:table-cell table:style-name="ce9" office:value-type="float" office:value="52.77" calcext:value-type="float">
            <text:p>52,7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office:value-type="float" office:value="5722" calcext:value-type="float">
            <text:p>5722</text:p>
          </table:table-cell>
          <table:table-cell table:style-name="ce9" office:value-type="float" office:value="1252.37" calcext:value-type="float">
            <text:p>1252,37</text:p>
          </table:table-cell>
          <table:table-cell table:style-name="ce9" office:value-type="float" office:value="46.71" calcext:value-type="float">
            <text:p>46,7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9" calcext:value-type="percentage">
            <text:p>90,00%</text:p>
          </table:table-cell>
          <table:table-cell office:value-type="float" office:value="3609" calcext:value-type="float">
            <text:p>3609</text:p>
          </table:table-cell>
          <table:table-cell table:style-name="ce9" office:value-type="float" office:value="892.32" calcext:value-type="float">
            <text:p>892,32</text:p>
          </table:table-cell>
          <table:table-cell table:style-name="ce29" office:value-type="string" calcext:value-type="string">
            <text:p>28,08,202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 table:number-columns-spanned="1" table:number-rows-spanned="9">
            <text:p>2</text:p>
          </table:table-cell>
          <table:table-cell table:style-name="ce21" office:value-type="percentage" office:value="0.1" calcext:value-type="percentage">
            <text:p>10,00%</text:p>
          </table:table-cell>
          <table:table-cell office:value-type="float" office:value="6857" calcext:value-type="float">
            <text:p>6857</text:p>
          </table:table-cell>
          <table:table-cell table:style-name="ce9" office:value-type="float" office:value="1352.74" calcext:value-type="float">
            <text:p>1352,74</text:p>
          </table:table-cell>
          <table:table-cell table:style-name="ce9" office:value-type="float" office:value="44.22" calcext:value-type="float">
            <text:p>44,2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2" calcext:value-type="percentage">
            <text:p>20,00%</text:p>
          </table:table-cell>
          <table:table-cell office:value-type="float" office:value="6730" calcext:value-type="float">
            <text:p>6730</text:p>
          </table:table-cell>
          <table:table-cell table:style-name="ce9" office:value-type="float" office:value="1830.87" calcext:value-type="float">
            <text:p>1830,87</text:p>
          </table:table-cell>
          <table:table-cell table:style-name="ce9" office:value-type="float" office:value="55.49" calcext:value-type="float">
            <text:p>55,49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3" calcext:value-type="percentage">
            <text:p>30,00%</text:p>
          </table:table-cell>
          <table:table-cell office:value-type="float" office:value="11553" calcext:value-type="float">
            <text:p>11553</text:p>
          </table:table-cell>
          <table:table-cell table:style-name="ce9" office:value-type="float" office:value="1746.1" calcext:value-type="float">
            <text:p>1746,1</text:p>
          </table:table-cell>
          <table:table-cell table:style-name="ce9" office:value-type="float" office:value="53.48" calcext:value-type="float">
            <text:p>53,48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4" calcext:value-type="percentage">
            <text:p>40,00%</text:p>
          </table:table-cell>
          <table:table-cell office:value-type="float" office:value="4808" calcext:value-type="float">
            <text:p>4808</text:p>
          </table:table-cell>
          <table:table-cell table:style-name="ce9" office:value-type="float" office:value="1286.04" calcext:value-type="float">
            <text:p>1286,04</text:p>
          </table:table-cell>
          <table:table-cell table:style-name="ce9" office:value-type="float" office:value="39.93" calcext:value-type="float">
            <text:p>39,9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5" calcext:value-type="percentage">
            <text:p>50,00%</text:p>
          </table:table-cell>
          <table:table-cell office:value-type="float" office:value="2019" calcext:value-type="float">
            <text:p>2019</text:p>
          </table:table-cell>
          <table:table-cell table:style-name="ce9" office:value-type="float" office:value="440.83" calcext:value-type="float">
            <text:p>440,83</text:p>
          </table:table-cell>
          <table:table-cell table:style-name="ce9" office:value-type="float" office:value="13.97" calcext:value-type="float">
            <text:p>13,9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6" calcext:value-type="percentage">
            <text:p>60,00%</text:p>
          </table:table-cell>
          <table:table-cell office:value-type="float" office:value="8329" calcext:value-type="float">
            <text:p>8329</text:p>
          </table:table-cell>
          <table:table-cell table:style-name="ce9" office:value-type="float" office:value="1717.73" calcext:value-type="float">
            <text:p>1717,73</text:p>
          </table:table-cell>
          <table:table-cell table:style-name="ce9" office:value-type="float" office:value="51.72" calcext:value-type="float">
            <text:p>51,7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7" calcext:value-type="percentage">
            <text:p>70,00%</text:p>
          </table:table-cell>
          <table:table-cell office:value-type="float" office:value="3128" calcext:value-type="float">
            <text:p>3128</text:p>
          </table:table-cell>
          <table:table-cell table:style-name="ce9" office:value-type="float" office:value="832.59" calcext:value-type="float">
            <text:p>832,59</text:p>
          </table:table-cell>
          <table:table-cell table:style-name="ce29" office:value-type="string" calcext:value-type="string">
            <text:p>24,01,202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8" calcext:value-type="percentage">
            <text:p>80,00%</text:p>
          </table:table-cell>
          <table:table-cell office:value-type="float" office:value="12350" calcext:value-type="float">
            <text:p>12350</text:p>
          </table:table-cell>
          <table:table-cell table:style-name="ce9" office:value-type="float" office:value="2469.55" calcext:value-type="float">
            <text:p>2469,55</text:p>
          </table:table-cell>
          <table:table-cell table:style-name="ce9" office:value-type="float" office:value="72.27" calcext:value-type="float">
            <text:p>72,2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1" office:value-type="percentage" office:value="0.9" calcext:value-type="percentage">
            <text:p>90,00%</text:p>
          </table:table-cell>
          <table:table-cell office:value-type="float" office:value="11153" calcext:value-type="float">
            <text:p>11153</text:p>
          </table:table-cell>
          <table:table-cell table:style-name="ce9" office:value-type="float" office:value="1828.51" calcext:value-type="float">
            <text:p>1828,51</text:p>
          </table:table-cell>
          <table:table-cell table:style-name="ce9" office:value-type="float" office:value="53.44" calcext:value-type="float">
            <text:p>53,44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4"/>
          <table:table-cell table:formula="of:=MAX([.C14:.C40])" office:value-type="float" office:value="17634" calcext:value-type="float">
            <text:p>17634</text:p>
          </table:table-cell>
          <table:table-cell table:formula="of:=MAX([.D14:.D40])" office:value-type="float" office:value="2469.55" calcext:value-type="float">
            <text:p>2469,55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 table:number-columns-spanned="6" table:number-rows-spanned="1">
            <text:p>Wybieranie elitarne</text:p>
          </table:table-cell>
          <table:covered-table-cell table:style-name="ce9"/>
          <table:covered-table-cell/>
          <table:covered-table-cell table:number-columns-repeated="3" table:style-name="ce9"/>
          <table:table-cell table:number-columns-repeated="10"/>
        </table:table-row>
        <table:table-row table:style-name="ro1">
          <table:table-cell table:style-name="ce13" office:value-type="string" calcext:value-type="string">
            <text:p>PARENTS</text:p>
          </table:table-cell>
          <table:table-cell table:style-name="ce9" office:value-type="string" calcext:value-type="string">
            <text:p>NumbrerOGDomryhin</text:p>
          </table:table-cell>
          <table:table-cell office:value-type="string" calcext:value-type="string">
            <text:p>HighestScore</text:p>
          </table:table-cell>
          <table:table-cell table:style-name="ce9" office:value-type="string" calcext:value-type="string">
            <text:p>AVGScore</text:p>
          </table:table-cell>
          <table:table-cell table:style-name="ce9" office:value-type="string" calcext:value-type="string">
            <text:p>AVGPlayTime</text:p>
          </table:table-cell>
          <table:table-cell table:style-name="ce9" office:value-type="string" calcext:value-type="string">
            <text:p>Generation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1" calcext:value-type="percentage" table:number-columns-spanned="1" table:number-rows-spanned="4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002" calcext:value-type="float">
            <text:p>4002</text:p>
          </table:table-cell>
          <table:table-cell table:style-name="ce9" office:value-type="float" office:value="1082.88" calcext:value-type="float">
            <text:p>1082,88</text:p>
          </table:table-cell>
          <table:table-cell table:style-name="ce9" office:value-type="float" office:value="33.5" calcext:value-type="float">
            <text:p>33,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4264" calcext:value-type="float">
            <text:p>4264</text:p>
          </table:table-cell>
          <table:table-cell table:style-name="ce9" office:value-type="float" office:value="987.88" calcext:value-type="float">
            <text:p>987,88</text:p>
          </table:table-cell>
          <table:table-cell table:style-name="ce29" office:value-type="string" calcext:value-type="string">
            <text:p>30,05,202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10938" calcext:value-type="float">
            <text:p>10938</text:p>
          </table:table-cell>
          <table:table-cell table:style-name="ce9" office:value-type="float" office:value="1526.22" calcext:value-type="float">
            <text:p>1526,22</text:p>
          </table:table-cell>
          <table:table-cell table:style-name="ce9" office:value-type="float" office:value="46.71" calcext:value-type="float">
            <text:p>46,7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020" calcext:value-type="float">
            <text:p>4020</text:p>
          </table:table-cell>
          <table:table-cell table:style-name="ce9" office:value-type="float" office:value="1073.48" calcext:value-type="float">
            <text:p>1073,48</text:p>
          </table:table-cell>
          <table:table-cell table:style-name="ce9" office:value-type="float" office:value="32.91" calcext:value-type="float">
            <text:p>32,9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2" calcext:value-type="percentage" table:number-columns-spanned="1" table:number-rows-spanned="4">
            <text:p>2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6954" calcext:value-type="float">
            <text:p>6954</text:p>
          </table:table-cell>
          <table:table-cell table:style-name="ce27" office:value-type="float" office:value="1128.78" calcext:value-type="float">
            <text:p>1128,78</text:p>
          </table:table-cell>
          <table:table-cell table:style-name="ce27" office:value-type="float" office:value="34.78" calcext:value-type="float">
            <text:p>34,7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4340" calcext:value-type="float">
            <text:p>4340</text:p>
          </table:table-cell>
          <table:table-cell table:style-name="ce27" office:value-type="float" office:value="1099.96" calcext:value-type="float">
            <text:p>1099,96</text:p>
          </table:table-cell>
          <table:table-cell table:style-name="ce27" office:value-type="float" office:value="33.15" calcext:value-type="float">
            <text:p>33,15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1841" calcext:value-type="float">
            <text:p>1841</text:p>
          </table:table-cell>
          <table:table-cell table:style-name="ce27" office:value-type="float" office:value="554.76" calcext:value-type="float">
            <text:p>554,76</text:p>
          </table:table-cell>
          <table:table-cell table:style-name="ce27" office:value-type="float" office:value="17.37" calcext:value-type="float">
            <text:p>17,3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4064" calcext:value-type="float">
            <text:p>4064</text:p>
          </table:table-cell>
          <table:table-cell table:style-name="ce27" office:value-type="float" office:value="938.92" calcext:value-type="float">
            <text:p>938,92</text:p>
          </table:table-cell>
          <table:table-cell table:style-name="ce27" office:value-type="float" office:value="28.98" calcext:value-type="float">
            <text:p>28,9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3" calcext:value-type="percentage" table:number-columns-spanned="1" table:number-rows-spanned="4">
            <text:p>3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5720" calcext:value-type="float">
            <text:p>5720</text:p>
          </table:table-cell>
          <table:table-cell table:style-name="ce9" office:value-type="float" office:value="1029.02" calcext:value-type="float">
            <text:p>1029,02</text:p>
          </table:table-cell>
          <table:table-cell table:style-name="ce9" office:value-type="float" office:value="31.94" calcext:value-type="float">
            <text:p>31,94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7067" calcext:value-type="float">
            <text:p>7067</text:p>
          </table:table-cell>
          <table:table-cell table:style-name="ce9" office:value-type="float" office:value="1602.85" calcext:value-type="float">
            <text:p>1602,85</text:p>
          </table:table-cell>
          <table:table-cell table:style-name="ce9" office:value-type="float" office:value="47.39" calcext:value-type="float">
            <text:p>47,3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3453" calcext:value-type="float">
            <text:p>3453</text:p>
          </table:table-cell>
          <table:table-cell table:style-name="ce9" office:value-type="float" office:value="969.91" calcext:value-type="float">
            <text:p>969,91</text:p>
          </table:table-cell>
          <table:table-cell table:style-name="ce29" office:value-type="string" calcext:value-type="string">
            <text:p>30,06,202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222" calcext:value-type="float">
            <text:p>4222</text:p>
          </table:table-cell>
          <table:table-cell table:style-name="ce9" office:value-type="float" office:value="959.03" calcext:value-type="float">
            <text:p>959,03</text:p>
          </table:table-cell>
          <table:table-cell table:style-name="ce9" office:value-type="float" office:value="29.93" calcext:value-type="float">
            <text:p>29,9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4" calcext:value-type="percentage" table:number-columns-spanned="1" table:number-rows-spanned="4">
            <text:p>4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12537" calcext:value-type="float">
            <text:p>12537</text:p>
          </table:table-cell>
          <table:table-cell table:style-name="ce27" office:value-type="float" office:value="2021.35" calcext:value-type="float">
            <text:p>2021,35</text:p>
          </table:table-cell>
          <table:table-cell table:style-name="ce27" office:value-type="float" office:value="60.32" calcext:value-type="float">
            <text:p>60,3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5991" calcext:value-type="float">
            <text:p>5991</text:p>
          </table:table-cell>
          <table:table-cell table:style-name="ce27" office:value-type="float" office:value="978.28" calcext:value-type="float">
            <text:p>978,28</text:p>
          </table:table-cell>
          <table:table-cell table:style-name="ce27" office:value-type="float" office:value="30.32" calcext:value-type="float">
            <text:p>30,3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2268" calcext:value-type="float">
            <text:p>2268</text:p>
          </table:table-cell>
          <table:table-cell table:style-name="ce27" office:value-type="float" office:value="473.08" calcext:value-type="float">
            <text:p>473,08</text:p>
          </table:table-cell>
          <table:table-cell table:style-name="ce30" office:value-type="string" calcext:value-type="string">
            <text:p>14,09,202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4437" calcext:value-type="float">
            <text:p>4437</text:p>
          </table:table-cell>
          <table:table-cell table:style-name="ce27" office:value-type="float" office:value="1050.74" calcext:value-type="float">
            <text:p>1050,74</text:p>
          </table:table-cell>
          <table:table-cell table:style-name="ce27" office:value-type="float" office:value="34.36" calcext:value-type="float">
            <text:p>34,3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5" calcext:value-type="percentage" table:number-columns-spanned="1" table:number-rows-spanned="4">
            <text:p>5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747" calcext:value-type="float">
            <text:p>4747</text:p>
          </table:table-cell>
          <table:table-cell table:style-name="ce9" office:value-type="float" office:value="800.36" calcext:value-type="float">
            <text:p>800,36</text:p>
          </table:table-cell>
          <table:table-cell table:style-name="ce9" office:value-type="float" office:value="25.77" calcext:value-type="float">
            <text:p>25,7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7246" calcext:value-type="float">
            <text:p>7246</text:p>
          </table:table-cell>
          <table:table-cell table:style-name="ce9" office:value-type="float" office:value="1449.61" calcext:value-type="float">
            <text:p>1449,61</text:p>
          </table:table-cell>
          <table:table-cell table:style-name="ce9" office:value-type="float" office:value="44.17" calcext:value-type="float">
            <text:p>44,1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5230" calcext:value-type="float">
            <text:p>5230</text:p>
          </table:table-cell>
          <table:table-cell table:style-name="ce9" office:value-type="float" office:value="1025.28" calcext:value-type="float">
            <text:p>1025,28</text:p>
          </table:table-cell>
          <table:table-cell table:style-name="ce9" office:value-type="float" office:value="32.06" calcext:value-type="float">
            <text:p>32,0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451" calcext:value-type="float">
            <text:p>4451</text:p>
          </table:table-cell>
          <table:table-cell table:style-name="ce9" office:value-type="float" office:value="971.46" calcext:value-type="float">
            <text:p>971,46</text:p>
          </table:table-cell>
          <table:table-cell table:style-name="ce9" office:value-type="float" office:value="33.52" calcext:value-type="float">
            <text:p>33,5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6" calcext:value-type="percentage" table:number-columns-spanned="1" table:number-rows-spanned="4">
            <text:p>6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5872" calcext:value-type="float">
            <text:p>5872</text:p>
          </table:table-cell>
          <table:table-cell table:style-name="ce27" office:value-type="float" office:value="969.62" calcext:value-type="float">
            <text:p>969,62</text:p>
          </table:table-cell>
          <table:table-cell table:style-name="ce27" office:value-type="float" office:value="29.98" calcext:value-type="float">
            <text:p>29,9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8031" calcext:value-type="float">
            <text:p>8031</text:p>
          </table:table-cell>
          <table:table-cell table:style-name="ce27" office:value-type="float" office:value="1927.57" calcext:value-type="float">
            <text:p>1927,57</text:p>
          </table:table-cell>
          <table:table-cell table:style-name="ce27" office:value-type="float" office:value="58.47" calcext:value-type="float">
            <text:p>58,4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5319" calcext:value-type="float">
            <text:p>5319</text:p>
          </table:table-cell>
          <table:table-cell table:style-name="ce27" office:value-type="float" office:value="1009.17" calcext:value-type="float">
            <text:p>1009,17</text:p>
          </table:table-cell>
          <table:table-cell table:style-name="ce27" office:value-type="float" office:value="31.42" calcext:value-type="float">
            <text:p>31,4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3300" calcext:value-type="float">
            <text:p>3300</text:p>
          </table:table-cell>
          <table:table-cell table:style-name="ce27" office:value-type="float" office:value="596.04" calcext:value-type="float">
            <text:p>596,04</text:p>
          </table:table-cell>
          <table:table-cell table:style-name="ce27" office:value-type="float" office:value="18.72" calcext:value-type="float">
            <text:p>18,7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7" calcext:value-type="percentage" table:number-columns-spanned="1" table:number-rows-spanned="4">
            <text:p>7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118" calcext:value-type="float">
            <text:p>6118</text:p>
          </table:table-cell>
          <table:table-cell table:style-name="ce9" office:value-type="float" office:value="1752.98" calcext:value-type="float">
            <text:p>1752,98</text:p>
          </table:table-cell>
          <table:table-cell table:style-name="ce9" office:value-type="float" office:value="51.89" calcext:value-type="float">
            <text:p>51,89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5263" calcext:value-type="float">
            <text:p>5263</text:p>
          </table:table-cell>
          <table:table-cell table:style-name="ce9" office:value-type="float" office:value="1056.05" calcext:value-type="float">
            <text:p>1056,05</text:p>
          </table:table-cell>
          <table:table-cell table:style-name="ce9" office:value-type="float" office:value="32.62" calcext:value-type="float">
            <text:p>32,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4355" calcext:value-type="float">
            <text:p>4355</text:p>
          </table:table-cell>
          <table:table-cell table:style-name="ce9" office:value-type="float" office:value="852.95" calcext:value-type="float">
            <text:p>852,95</text:p>
          </table:table-cell>
          <table:table-cell table:style-name="ce29" office:value-type="string" calcext:value-type="string">
            <text:p>26,07,202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3386" calcext:value-type="float">
            <text:p>3386</text:p>
          </table:table-cell>
          <table:table-cell table:style-name="ce9" office:value-type="float" office:value="904.87" calcext:value-type="float">
            <text:p>904,87</text:p>
          </table:table-cell>
          <table:table-cell table:style-name="ce9" office:value-type="float" office:value="28.62" calcext:value-type="float">
            <text:p>28,62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8" calcext:value-type="percentage" table:number-columns-spanned="1" table:number-rows-spanned="4">
            <text:p>8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4768" calcext:value-type="float">
            <text:p>4768</text:p>
          </table:table-cell>
          <table:table-cell table:style-name="ce27" office:value-type="float" office:value="1030.39" calcext:value-type="float">
            <text:p>1030,39</text:p>
          </table:table-cell>
          <table:table-cell table:style-name="ce27" office:value-type="float" office:value="31.55" calcext:value-type="float">
            <text:p>31,5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6878" calcext:value-type="float">
            <text:p>6878</text:p>
          </table:table-cell>
          <table:table-cell table:style-name="ce27" office:value-type="float" office:value="1148.68" calcext:value-type="float">
            <text:p>1148,68</text:p>
          </table:table-cell>
          <table:table-cell table:style-name="ce27" office:value-type="float" office:value="35.18" calcext:value-type="float">
            <text:p>35,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4578" calcext:value-type="float">
            <text:p>4578</text:p>
          </table:table-cell>
          <table:table-cell table:style-name="ce27" office:value-type="float" office:value="973.41" calcext:value-type="float">
            <text:p>973,41</text:p>
          </table:table-cell>
          <table:table-cell table:style-name="ce27" office:value-type="float" office:value="30.59" calcext:value-type="float">
            <text:p>30,59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5678" calcext:value-type="float">
            <text:p>5678</text:p>
          </table:table-cell>
          <table:table-cell table:style-name="ce27" office:value-type="float" office:value="982.85" calcext:value-type="float">
            <text:p>982,85</text:p>
          </table:table-cell>
          <table:table-cell table:style-name="ce27" office:value-type="float" office:value="37.98" calcext:value-type="float">
            <text:p>37,9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9" calcext:value-type="percentage" table:number-columns-spanned="1" table:number-rows-spanned="4">
            <text:p>9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508" calcext:value-type="float">
            <text:p>6508</text:p>
          </table:table-cell>
          <table:table-cell table:style-name="ce9" office:value-type="float" office:value="1350.94" calcext:value-type="float">
            <text:p>1350,94</text:p>
          </table:table-cell>
          <table:table-cell table:style-name="ce9" office:value-type="float" office:value="41.2" calcext:value-type="float">
            <text:p>41,2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14929" calcext:value-type="float">
            <text:p>14929</text:p>
          </table:table-cell>
          <table:table-cell table:style-name="ce9" office:value-type="float" office:value="1981.02" calcext:value-type="float">
            <text:p>1981,02</text:p>
          </table:table-cell>
          <table:table-cell table:style-name="ce9" office:value-type="float" office:value="58.48" calcext:value-type="float">
            <text:p>58,4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2792" calcext:value-type="float">
            <text:p>2792</text:p>
          </table:table-cell>
          <table:table-cell table:style-name="ce9" office:value-type="float" office:value="623.11" calcext:value-type="float">
            <text:p>623,11</text:p>
          </table:table-cell>
          <table:table-cell table:style-name="ce9" office:value-type="float" office:value="18.73" calcext:value-type="float">
            <text:p>18,7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004" calcext:value-type="float">
            <text:p>4004</text:p>
          </table:table-cell>
          <table:table-cell table:style-name="ce9" office:value-type="float" office:value="855.72" calcext:value-type="float">
            <text:p>855,72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/>
          <table:table-cell table:formula="of:=MAX([.C43:.C78])" office:value-type="float" office:value="14929" calcext:value-type="float">
            <text:p>14929</text:p>
          </table:table-cell>
          <table:table-cell table:formula="of:=MAX([.D43:.D78])" office:value-type="float" office:value="2021.35" calcext:value-type="float">
            <text:p>2021,3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6" office:value-type="string" calcext:value-type="string">
            <text:p>Szansa mutacji</text:p>
          </table:table-cell>
          <table:table-cell table:style-name="ce16" office:value-type="string" calcext:value-type="string">
            <text:p>Najwyższy wynik</text:p>
          </table:table-cell>
          <table:table-cell table:style-name="ce16" office:value-type="string" calcext:value-type="string">
            <text:p>Średni Wynik</text:p>
          </table:table-cell>
          <table:table-cell table:style-name="ce16" office:value-type="string" calcext:value-type="string">
            <text:p>Średni czas jednej gry (s)</text:p>
          </table:table-cell>
          <table:table-cell table:style-name="ce16" office:value-type="string" calcext:value-type="string">
            <text:p>Generacja</text:p>
          </table:table-cell>
          <table:table-cell table:style-name="ce16" office:value-type="string" calcext:value-type="string">
            <text:p>Średni czas jednej generacji <text:s/>(s)</text:p>
          </table:table-cell>
          <table:table-cell table:number-columns-repeated="10"/>
        </table:table-row>
        <table:table-row table:style-name="ro1">
          <table:table-cell table:style-name="ce17" office:value-type="percentage" office:value="0.1" calcext:value-type="percentage">
            <text:p>10,00%</text:p>
          </table:table-cell>
          <table:table-cell table:style-name="ce9" office:value-type="float" office:value="2686" calcext:value-type="float">
            <text:p>2686</text:p>
          </table:table-cell>
          <table:table-cell office:value-type="float" office:value="615.16" calcext:value-type="float">
            <text:p>615,16</text:p>
          </table:table-cell>
          <table:table-cell table:style-name="ce9" office:value-type="float" office:value="16.91" calcext:value-type="float">
            <text:p>16,9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31.42" calcext:value-type="float">
            <text:p>2031,42</text:p>
          </table:table-cell>
          <table:table-cell table:number-columns-repeated="10"/>
        </table:table-row>
        <table:table-row table:style-name="ro1">
          <table:table-cell table:style-name="ce18" office:value-type="percentage" office:value="0.2" calcext:value-type="percentage">
            <text:p>20,00%</text:p>
          </table:table-cell>
          <table:table-cell table:style-name="ce23" office:value-type="float" office:value="6070" calcext:value-type="float">
            <text:p>6070</text:p>
          </table:table-cell>
          <table:table-cell table:style-name="ce23" office:value-type="float" office:value="1417.62" calcext:value-type="float">
            <text:p>1417,62</text:p>
          </table:table-cell>
          <table:table-cell table:style-name="ce23" office:value-type="float" office:value="38.88" calcext:value-type="float">
            <text:p>38,8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32.44" calcext:value-type="float">
            <text:p>1732,44</text:p>
          </table:table-cell>
          <table:table-cell table:number-columns-repeated="10"/>
        </table:table-row>
        <table:table-row table:style-name="ro1">
          <table:table-cell table:style-name="ce17" office:value-type="percentage" office:value="0.3" calcext:value-type="percentage">
            <text:p>30,00%</text:p>
          </table:table-cell>
          <table:table-cell table:style-name="ce9" office:value-type="float" office:value="3525" calcext:value-type="float">
            <text:p>3525</text:p>
          </table:table-cell>
          <table:table-cell office:value-type="float" office:value="863.27" calcext:value-type="float">
            <text:p>863,27</text:p>
          </table:table-cell>
          <table:table-cell table:style-name="ce9" office:value-type="float" office:value="25.46" calcext:value-type="float">
            <text:p>25,4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89.21" calcext:value-type="float">
            <text:p>2289,21</text:p>
          </table:table-cell>
          <table:table-cell table:number-columns-repeated="10"/>
        </table:table-row>
        <table:table-row table:style-name="ro1">
          <table:table-cell table:style-name="ce18" office:value-type="percentage" office:value="0.4" calcext:value-type="percentage">
            <text:p>40,00%</text:p>
          </table:table-cell>
          <table:table-cell table:style-name="ce23" office:value-type="float" office:value="4747" calcext:value-type="float">
            <text:p>4747</text:p>
          </table:table-cell>
          <table:table-cell table:style-name="ce23" office:value-type="float" office:value="1040.71" calcext:value-type="float">
            <text:p>1040,71</text:p>
          </table:table-cell>
          <table:table-cell table:style-name="ce23" office:value-type="float" office:value="29.87" calcext:value-type="float">
            <text:p>29,8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12.1" calcext:value-type="float">
            <text:p>2112,1</text:p>
          </table:table-cell>
          <table:table-cell table:number-columns-repeated="10"/>
        </table:table-row>
        <table:table-row table:style-name="ro1">
          <table:table-cell table:style-name="ce17" office:value-type="percentage" office:value="0.5" calcext:value-type="percentage">
            <text:p>50,00%</text:p>
          </table:table-cell>
          <table:table-cell table:style-name="ce9" office:value-type="float" office:value="4066" calcext:value-type="float">
            <text:p>4066</text:p>
          </table:table-cell>
          <table:table-cell office:value-type="float" office:value="816.31" calcext:value-type="float">
            <text:p>816,31</text:p>
          </table:table-cell>
          <table:table-cell table:style-name="ce9" office:value-type="float" office:value="22.31" calcext:value-type="float">
            <text:p>22,3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74.76" calcext:value-type="float">
            <text:p>1974,76</text:p>
          </table:table-cell>
          <table:table-cell table:number-columns-repeated="10"/>
        </table:table-row>
        <table:table-row table:style-name="ro1">
          <table:table-cell table:style-name="ce18" office:value-type="percentage" office:value="0.6" calcext:value-type="percentage">
            <text:p>60,00%</text:p>
          </table:table-cell>
          <table:table-cell table:style-name="ce23" office:value-type="float" office:value="3343" calcext:value-type="float">
            <text:p>3343</text:p>
          </table:table-cell>
          <table:table-cell table:style-name="ce23" office:value-type="float" office:value="822.22" calcext:value-type="float">
            <text:p>822,22</text:p>
          </table:table-cell>
          <table:table-cell table:style-name="ce23" office:value-type="float" office:value="20.36" calcext:value-type="float">
            <text:p>20,3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22.44" calcext:value-type="float">
            <text:p>1622,44</text:p>
          </table:table-cell>
          <table:table-cell table:number-columns-repeated="10"/>
        </table:table-row>
        <table:table-row table:style-name="ro1">
          <table:table-cell table:style-name="ce17" office:value-type="percentage" office:value="0.7" calcext:value-type="percentage">
            <text:p>70,00%</text:p>
          </table:table-cell>
          <table:table-cell table:style-name="ce9" office:value-type="float" office:value="3683" calcext:value-type="float">
            <text:p>3683</text:p>
          </table:table-cell>
          <table:table-cell office:value-type="float" office:value="933.29" calcext:value-type="float">
            <text:p>933,29</text:p>
          </table:table-cell>
          <table:table-cell table:style-name="ce28" office:value-type="float" office:value="25.02" calcext:value-type="float">
            <text:p>25,0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44.25" calcext:value-type="float">
            <text:p>1744,25</text:p>
          </table:table-cell>
          <table:table-cell table:number-columns-repeated="10"/>
        </table:table-row>
        <table:table-row table:style-name="ro1">
          <table:table-cell table:style-name="ce18" office:value-type="percentage" office:value="0.8" calcext:value-type="percentage">
            <text:p>80,00%</text:p>
          </table:table-cell>
          <table:table-cell table:style-name="ce23" office:value-type="float" office:value="5003" calcext:value-type="float">
            <text:p>5003</text:p>
          </table:table-cell>
          <table:table-cell table:style-name="ce23" office:value-type="float" office:value="1104.55" calcext:value-type="float">
            <text:p>1104,55</text:p>
          </table:table-cell>
          <table:table-cell table:style-name="ce23" office:value-type="float" office:value="29.19" calcext:value-type="float">
            <text:p>29,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32.33" calcext:value-type="float">
            <text:p>1832,33</text:p>
          </table:table-cell>
          <table:table-cell table:number-columns-repeated="10"/>
        </table:table-row>
        <table:table-row table:style-name="ro1">
          <table:table-cell table:style-name="ce17" office:value-type="percentage" office:value="0.9" calcext:value-type="percentage">
            <text:p>90,00%</text:p>
          </table:table-cell>
          <table:table-cell table:style-name="ce9" office:value-type="float" office:value="10103" calcext:value-type="float">
            <text:p>10103</text:p>
          </table:table-cell>
          <table:table-cell office:value-type="float" office:value="1778.47" calcext:value-type="float">
            <text:p>1778,47</text:p>
          </table:table-cell>
          <table:table-cell table:style-name="ce9" office:value-type="float" office:value="43.17" calcext:value-type="float">
            <text:p>43,1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077.31" calcext:value-type="float">
            <text:p>2077,31</text:p>
          </table:table-cell>
          <table:table-cell table:number-columns-repeated="10"/>
        </table:table-row>
        <table:table-row table:style-name="ro1">
          <table:table-cell table:style-name="ce18" office:value-type="percentage" office:value="1" calcext:value-type="percentage">
            <text:p>100,00%</text:p>
          </table:table-cell>
          <table:table-cell table:style-name="ce23" office:value-type="float" office:value="8838" calcext:value-type="float">
            <text:p>8838</text:p>
          </table:table-cell>
          <table:table-cell table:style-name="ce23" office:value-type="float" office:value="1382.44" calcext:value-type="float">
            <text:p>1382,44</text:p>
          </table:table-cell>
          <table:table-cell table:style-name="ce23" office:value-type="float" office:value="31.63" calcext:value-type="float">
            <text:p>31,6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104.2" calcext:value-type="float">
            <text:p>3104,2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office:value-type="string" calcext:value-type="string">
            <text:p>Wielkość populacji początkowej</text:p>
          </table:table-cell>
          <table:table-cell table:style-name="Default" office:value-type="string" calcext:value-type="string">
            <text:p>Najwyższy wynik</text:p>
          </table:table-cell>
          <table:table-cell table:style-name="Default" office:value-type="string" calcext:value-type="string">
            <text:p>Średni Wynik</text:p>
          </table:table-cell>
          <table:table-cell table:style-name="Default" office:value-type="string" calcext:value-type="string">
            <text:p>Średni czas jednej gry (s)</text:p>
          </table:table-cell>
          <table:table-cell table:style-name="Default" office:value-type="string" calcext:value-type="string">
            <text:p>Generacja</text:p>
          </table:table-cell>
          <table:table-cell table:style-name="Default" office:value-type="string" calcext:value-type="string">
            <text:p>Średni czas jednej generacji </text:p>
          </table:table-cell>
          <table:table-cell table:number-columns-repeated="10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802" calcext:value-type="float">
            <text:p>3802</text:p>
          </table:table-cell>
          <table:table-cell table:style-name="Default" office:value-type="float" office:value="728.31" calcext:value-type="float">
            <text:p>728,31</text:p>
          </table:table-cell>
          <table:table-cell table:style-name="ce3" office:value-type="float" office:value="22.01" calcext:value-type="float">
            <text:p>22,01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766.46" calcext:value-type="float">
            <text:p>1766,46</text:p>
          </table:table-cell>
          <table:table-cell table:number-columns-repeated="10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780.98" calcext:value-type="float">
            <text:p>780,98</text:p>
          </table:table-cell>
          <table:table-cell table:style-name="ce3" office:value-type="float" office:value="24.08" calcext:value-type="float">
            <text:p>24,08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1563.39" calcext:value-type="float">
            <text:p>1563,39</text:p>
          </table:table-cell>
          <table:table-cell table:number-columns-repeated="10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045" calcext:value-type="float">
            <text:p>3045</text:p>
          </table:table-cell>
          <table:table-cell table:style-name="Default" office:value-type="float" office:value="903.86" calcext:value-type="float">
            <text:p>903,86</text:p>
          </table:table-cell>
          <table:table-cell table:style-name="Default" office:value-type="float" office:value="25.37" calcext:value-type="float">
            <text:p>25,37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2062.03" calcext:value-type="float">
            <text:p>2062,03</text:p>
          </table:table-cell>
          <table:table-cell table:number-columns-repeated="10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242" calcext:value-type="float">
            <text:p>5242</text:p>
          </table:table-cell>
          <table:table-cell table:style-name="Default" office:value-type="float" office:value="971.3" calcext:value-type="float">
            <text:p>971,3</text:p>
          </table:table-cell>
          <table:table-cell table:style-name="Default" office:value-type="float" office:value="30.65" calcext:value-type="float">
            <text:p>30,65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406.22" calcext:value-type="float">
            <text:p>2406,22</text:p>
          </table:table-cell>
          <table:table-cell table:number-columns-repeated="10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7944" calcext:value-type="float">
            <text:p>7944</text:p>
          </table:table-cell>
          <table:table-cell table:style-name="Default" office:value-type="float" office:value="1332.83" calcext:value-type="float">
            <text:p>1332,83</text:p>
          </table:table-cell>
          <table:table-cell table:style-name="Default" office:value-type="float" office:value="47.4" calcext:value-type="float">
            <text:p>47,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2602.02" calcext:value-type="float">
            <text:p>2602,02</text:p>
          </table:table-cell>
          <table:table-cell table:number-columns-repeated="10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1648.95" calcext:value-type="float">
            <text:p>1648,95</text:p>
          </table:table-cell>
          <table:table-cell table:style-name="Default" office:value-type="float" office:value="60.46" calcext:value-type="float">
            <text:p>60,4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845.46" calcext:value-type="float">
            <text:p>2845,46</text:p>
          </table:table-cell>
          <table:table-cell table:number-columns-repeated="10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15073" calcext:value-type="float">
            <text:p>15073</text:p>
          </table:table-cell>
          <table:table-cell table:style-name="Default" office:value-type="float" office:value="2916.95" calcext:value-type="float">
            <text:p>2916,95</text:p>
          </table:table-cell>
          <table:table-cell table:style-name="Default" office:value-type="float" office:value="90.16" calcext:value-type="float">
            <text:p>90,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504.38" calcext:value-type="float">
            <text:p>3504,38</text:p>
          </table:table-cell>
          <table:table-cell table:number-columns-repeated="10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3982" calcext:value-type="float">
            <text:p>3982</text:p>
          </table:table-cell>
          <table:table-cell table:style-name="Default" office:value-type="float" office:value="856.62" calcext:value-type="float">
            <text:p>856,62</text:p>
          </table:table-cell>
          <table:table-cell table:style-name="Default" office:value-type="float" office:value="29.89" calcext:value-type="float">
            <text:p>29,8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757.87" calcext:value-type="float">
            <text:p>3757,87</text:p>
          </table:table-cell>
          <table:table-cell table:number-columns-repeated="10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692" calcext:value-type="float">
            <text:p>8692</text:p>
          </table:table-cell>
          <table:table-cell table:style-name="Default" office:value-type="float" office:value="1920.39" calcext:value-type="float">
            <text:p>1920,39</text:p>
          </table:table-cell>
          <table:table-cell table:style-name="Default" office:value-type="float" office:value="70.32" calcext:value-type="float">
            <text:p>70,3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77.11" calcext:value-type="float">
            <text:p>4577,11</text:p>
          </table:table-cell>
          <table:table-cell table:number-columns-repeated="10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7044" calcext:value-type="float">
            <text:p>7044</text:p>
          </table:table-cell>
          <table:table-cell table:style-name="Default" office:value-type="float" office:value="1791.24" calcext:value-type="float">
            <text:p>1791,24</text:p>
          </table:table-cell>
          <table:table-cell table:style-name="Default" office:value-type="float" office:value="55.74" calcext:value-type="float">
            <text:p>55,7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712.05" calcext:value-type="float">
            <text:p>4712,05</text:p>
          </table:table-cell>
          <table:table-cell table:number-columns-repeated="10"/>
        </table:table-row>
        <table:table-row table:style-name="ro1" table:number-rows-repeated="11"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9" office:value-type="string" calcext:value-type="string">
            <text:p>Ilość gier</text:p>
          </table:table-cell>
          <table:table-cell table:style-name="ce19" office:value-type="string" calcext:value-type="string">
            <text:p>Wynik</text:p>
          </table:table-cell>
          <table:table-cell table:style-name="ce19" office:value-type="string" calcext:value-type="string">
            <text:p>Generacja</text:p>
          </table:table-cell>
          <table:table-cell table:style-name="ce19" office:value-type="string" calcext:value-type="string">
            <text:p>Największy wynik</text:p>
          </table:table-cell>
          <table:table-cell table:style-name="ce19" office:value-type="string" calcext:value-type="string">
            <text:p>Średni wynik</text:p>
          </table:table-cell>
          <table:table-cell table:style-name="ce19" office:value-type="string" calcext:value-type="string">
            <text:p>Średni czas jednej gry (s)</text:p>
          </table:table-cell>
          <table:table-cell table:style-name="ce19" office:value-type="string" calcext:value-type="string">
            <text:p>Średni czas oceny jednej generacji (s)</text:p>
          </table:table-cell>
          <table:table-cell table:number-columns-repeated="9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34" calcext:value-type="float">
            <text:p>2934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14.25" calcext:value-type="float">
            <text:p>14,25</text:p>
          </table:table-cell>
          <table:table-cell table:style-name="ce19" office:value-type="float" office:value="93.43" calcext:value-type="float">
            <text:p>93,43</text:p>
          </table:table-cell>
          <table:table-cell table:number-columns-repeated="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853" calcext:value-type="float">
            <text:p>85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276" calcext:value-type="float">
            <text:p>3276</text:p>
          </table:table-cell>
          <table:table-cell table:style-name="ce19" office:value-type="float" office:value="541" calcext:value-type="float">
            <text:p>541</text:p>
          </table:table-cell>
          <table:table-cell table:style-name="ce19" office:value-type="float" office:value="19.83" calcext:value-type="float">
            <text:p>19,83</text:p>
          </table:table-cell>
          <table:table-cell table:style-name="ce19" office:value-type="float" office:value="223.5" calcext:value-type="float">
            <text:p>223,5</text:p>
          </table:table-cell>
          <table:table-cell table:number-columns-repeated="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325" calcext:value-type="float">
            <text:p>4325</text:p>
          </table:table-cell>
          <table:table-cell table:style-name="ce19" office:value-type="float" office:value="813" calcext:value-type="float">
            <text:p>813</text:p>
          </table:table-cell>
          <table:table-cell table:style-name="ce31" office:value-type="float" office:value="27.05" calcext:value-type="float">
            <text:p>27,05</text:p>
          </table:table-cell>
          <table:table-cell table:style-name="ce19" office:value-type="float" office:value="482.4" calcext:value-type="float">
            <text:p>482,4</text:p>
          </table:table-cell>
          <table:table-cell table:number-columns-repeated="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330" calcext:value-type="float">
            <text:p>4330</text:p>
          </table:table-cell>
          <table:table-cell table:style-name="ce19" office:value-type="float" office:value="803" calcext:value-type="float">
            <text:p>803</text:p>
          </table:table-cell>
          <table:table-cell table:style-name="ce31" office:value-type="float" office:value="27.07" calcext:value-type="float">
            <text:p>27,07</text:p>
          </table:table-cell>
          <table:table-cell table:style-name="ce19" office:value-type="float" office:value="566.7" calcext:value-type="float">
            <text:p>566,7</text:p>
          </table:table-cell>
          <table:table-cell table:number-columns-repeated="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562" calcext:value-type="float">
            <text:p>4562</text:p>
          </table:table-cell>
          <table:table-cell table:style-name="ce19" office:value-type="float" office:value="1027" calcext:value-type="float">
            <text:p>1027</text:p>
          </table:table-cell>
          <table:table-cell table:style-name="ce19" office:value-type="float" office:value="32.01" calcext:value-type="float">
            <text:p>32,01</text:p>
          </table:table-cell>
          <table:table-cell table:style-name="ce19" office:value-type="float" office:value="751.2" calcext:value-type="float">
            <text:p>751,2</text:p>
          </table:table-cell>
          <table:table-cell table:number-columns-repeated="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867" calcext:value-type="float">
            <text:p>86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760" calcext:value-type="float">
            <text:p>5760</text:p>
          </table:table-cell>
          <table:table-cell table:style-name="ce19" office:value-type="float" office:value="1142" calcext:value-type="float">
            <text:p>1142</text:p>
          </table:table-cell>
          <table:table-cell table:style-name="ce19" office:value-type="float" office:value="38.82" calcext:value-type="float">
            <text:p>38,82</text:p>
          </table:table-cell>
          <table:table-cell table:style-name="ce19" office:value-type="float" office:value="917.2" calcext:value-type="float">
            <text:p>917,2</text:p>
          </table:table-cell>
          <table:table-cell table:number-columns-repeated="9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823" calcext:value-type="float">
            <text:p>82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86" calcext:value-type="float">
            <text:p>6486</text:p>
          </table:table-cell>
          <table:table-cell table:style-name="ce19" office:value-type="float" office:value="1320" calcext:value-type="float">
            <text:p>1320</text:p>
          </table:table-cell>
          <table:table-cell table:style-name="ce19" office:value-type="float" office:value="43.95" calcext:value-type="float">
            <text:p>43,95</text:p>
          </table:table-cell>
          <table:table-cell table:style-name="ce19" office:value-type="float" office:value="1147" calcext:value-type="float">
            <text:p>1147</text:p>
          </table:table-cell>
          <table:table-cell table:number-columns-repeated="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831" calcext:value-type="float">
            <text:p>83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8500" calcext:value-type="float">
            <text:p>8500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.11" calcext:value-type="float">
            <text:p>56,11</text:p>
          </table:table-cell>
          <table:table-cell table:style-name="ce19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4">
          <table:table-cell table:style-name="Default"/>
          <table:table-cell table:style-name="ce24" office:value-type="string" calcext:value-type="string">
            <text:p>Rodzaj zastępowania populacji</text:p>
          </table:table-cell>
          <table:table-cell table:style-name="ce11" office:value-type="string" calcext:value-type="string">
            <text:p>Elityzm</text:p>
          </table:table-cell>
          <table:table-cell table:style-name="ce24" office:value-type="string" calcext:value-type="string">
            <text:p>Generacja</text:p>
          </table:table-cell>
          <table:table-cell table:style-name="ce24" office:value-type="string" calcext:value-type="string">
            <text:p>Największy wynik</text:p>
          </table:table-cell>
          <table:table-cell table:style-name="ce24" office:value-type="string" calcext:value-type="string">
            <text:p>Średni wynik</text:p>
          </table:table-cell>
          <table:table-cell table:style-name="ce24" office:value-type="string" calcext:value-type="string">
            <text:p>Średni czas jednej gry (s)</text:p>
          </table:table-cell>
          <table:table-cell table:style-name="ce24" office:value-type="string" calcext:value-type="string">
            <text:p>Średni czas oceny jednej generacji (s)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4" office:value-type="string" calcext:value-type="string">
            <text:p>Zupełna</text:p>
          </table:table-cell>
          <table:table-cell table:style-name="ce14" office:value-type="percentage" office:value="0" calcext:value-type="percentage">
            <text:p>0,00%</text:p>
          </table:table-cell>
          <table:table-cell office:value-type="float" office:value="23" calcext:value-type="float">
            <text:p>23</text:p>
          </table:table-cell>
          <table:table-cell office:value-type="float" office:value="9803" calcext:value-type="float">
            <text:p>9803</text:p>
          </table:table-cell>
          <table:table-cell office:value-type="float" office:value="1564.82" calcext:value-type="float">
            <text:p>1564,82</text:p>
          </table:table-cell>
          <table:table-cell table:style-name="ce11" office:value-type="float" office:value="50.28" calcext:value-type="float">
            <text:p>50,28</text:p>
          </table:table-cell>
          <table:table-cell table:style-name="ce9" office:value-type="float" office:value="3104.78" calcext:value-type="float">
            <text:p>3104,78</text:p>
          </table:table-cell>
          <table:table-cell table:style-name="ce25"/>
          <table:table-cell/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34" calcext:value-type="float">
            <text:p>2934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14.25" calcext:value-type="float">
            <text:p>14,25</text:p>
          </table:table-cell>
          <table:table-cell table:style-name="ce19" office:value-type="float" office:value="93.43" calcext:value-type="float">
            <text:p>93,43</text:p>
          </table:table-cell>
        </table:table-row>
        <table:table-row table:style-name="ro1">
          <table:table-cell table:style-name="Default"/>
          <table:table-cell table:style-name="ce24" office:value-type="string" calcext:value-type="string" table:number-columns-spanned="1" table:number-rows-spanned="9">
            <text:p>Częściowa</text:p>
          </table:table-cell>
          <table:table-cell table:style-name="ce14" office:value-type="percentage" office:value="0.1" calcext:value-type="percentage">
            <text:p>10,00%</text:p>
          </table:table-cell>
          <table:table-cell office:value-type="float" office:value="17" calcext:value-type="float">
            <text:p>17</text:p>
          </table:table-cell>
          <table:table-cell office:value-type="float" office:value="9721" calcext:value-type="float">
            <text:p>9721</text:p>
          </table:table-cell>
          <table:table-cell office:value-type="float" office:value="1595.65" calcext:value-type="float">
            <text:p>1595,65</text:p>
          </table:table-cell>
          <table:table-cell table:style-name="ce11" office:value-type="float" office:value="51.6" calcext:value-type="float">
            <text:p>51,6</text:p>
          </table:table-cell>
          <table:table-cell table:style-name="ce9" office:value-type="float" office:value="2924.35" calcext:value-type="float">
            <text:p>2924,35</text:p>
          </table:table-cell>
          <table:table-cell table:style-name="ce25"/>
          <table:table-cell/>
          <table:table-cell table:style-name="ce19" office:value-type="float" office:value="853" calcext:value-type="float">
            <text:p>85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276" calcext:value-type="float">
            <text:p>3276</text:p>
          </table:table-cell>
          <table:table-cell table:style-name="ce19" office:value-type="float" office:value="541" calcext:value-type="float">
            <text:p>541</text:p>
          </table:table-cell>
          <table:table-cell table:style-name="ce19" office:value-type="float" office:value="19.83" calcext:value-type="float">
            <text:p>19,83</text:p>
          </table:table-cell>
          <table:table-cell table:style-name="ce19" office:value-type="float" office:value="223.5" calcext:value-type="float">
            <text:p>223,5</text:p>
          </table:table-cell>
        </table:table-row>
        <table:table-row table:style-name="ro1">
          <table:table-cell table:style-name="Default"/>
          <table:covered-table-cell/>
          <table:table-cell table:style-name="ce14" office:value-type="percentage" office:value="0.2" calcext:value-type="percentage">
            <text:p>20,00%</text:p>
          </table:table-cell>
          <table:table-cell office:value-type="float" office:value="15" calcext:value-type="float">
            <text:p>15</text:p>
          </table:table-cell>
          <table:table-cell office:value-type="float" office:value="9893" calcext:value-type="float">
            <text:p>9893</text:p>
          </table:table-cell>
          <table:table-cell office:value-type="float" office:value="1985.29" calcext:value-type="float">
            <text:p>1985,29</text:p>
          </table:table-cell>
          <table:table-cell table:style-name="ce11" office:value-type="float" office:value="56.38" calcext:value-type="float">
            <text:p>56,38</text:p>
          </table:table-cell>
          <table:table-cell table:style-name="ce9" office:value-type="float" office:value="3112.74" calcext:value-type="float">
            <text:p>3112,74</text:p>
          </table:table-cell>
          <table:table-cell table:style-name="ce25"/>
          <table:table-cell/>
          <table:table-cell table:style-name="ce19" office:value-type="float" office:value="837" calcext:value-type="float">
            <text:p>83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325" calcext:value-type="float">
            <text:p>4325</text:p>
          </table:table-cell>
          <table:table-cell table:style-name="ce19" office:value-type="float" office:value="813" calcext:value-type="float">
            <text:p>813</text:p>
          </table:table-cell>
          <table:table-cell table:style-name="ce31" office:value-type="float" office:value="27.05" calcext:value-type="float">
            <text:p>27,05</text:p>
          </table:table-cell>
          <table:table-cell table:style-name="ce19" office:value-type="float" office:value="482.4" calcext:value-type="float">
            <text:p>482,4</text:p>
          </table:table-cell>
        </table:table-row>
        <table:table-row table:style-name="ro1">
          <table:table-cell table:style-name="Default"/>
          <table:covered-table-cell table:style-name="ce24"/>
          <table:table-cell table:style-name="ce14" office:value-type="percentage" office:value="0.3" calcext:value-type="percentage">
            <text:p>30,00%</text:p>
          </table:table-cell>
          <table:table-cell office:value-type="float" office:value="16" calcext:value-type="float">
            <text:p>16</text:p>
          </table:table-cell>
          <table:table-cell office:value-type="float" office:value="9630" calcext:value-type="float">
            <text:p>9630</text:p>
          </table:table-cell>
          <table:table-cell office:value-type="float" office:value="1774.42" calcext:value-type="float">
            <text:p>1774,42</text:p>
          </table:table-cell>
          <table:table-cell table:style-name="ce11" office:value-type="float" office:value="49.12" calcext:value-type="float">
            <text:p>49,12</text:p>
          </table:table-cell>
          <table:table-cell table:style-name="ce9" office:value-type="float" office:value="2984.67" calcext:value-type="float">
            <text:p>2984,67</text:p>
          </table:table-cell>
          <table:table-cell table:style-name="ce25"/>
          <table:table-cell/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330" calcext:value-type="float">
            <text:p>4330</text:p>
          </table:table-cell>
          <table:table-cell table:style-name="ce19" office:value-type="float" office:value="803" calcext:value-type="float">
            <text:p>803</text:p>
          </table:table-cell>
          <table:table-cell table:style-name="ce31" office:value-type="float" office:value="27.07" calcext:value-type="float">
            <text:p>27,07</text:p>
          </table:table-cell>
          <table:table-cell table:style-name="ce19" office:value-type="float" office:value="566.7" calcext:value-type="float">
            <text:p>566,7</text:p>
          </table:table-cell>
        </table:table-row>
        <table:table-row table:style-name="ro1">
          <table:table-cell table:style-name="Default"/>
          <table:covered-table-cell table:style-name="ce24"/>
          <table:table-cell table:style-name="ce14" office:value-type="percentage" office:value="0.4" calcext:value-type="percentage">
            <text:p>40,00%</text:p>
          </table:table-cell>
          <table:table-cell office:value-type="float" office:value="14" calcext:value-type="float">
            <text:p>14</text:p>
          </table:table-cell>
          <table:table-cell office:value-type="float" office:value="4845" calcext:value-type="float">
            <text:p>4845</text:p>
          </table:table-cell>
          <table:table-cell office:value-type="float" office:value="949.48" calcext:value-type="float">
            <text:p>949,48</text:p>
          </table:table-cell>
          <table:table-cell table:style-name="ce11" office:value-type="float" office:value="27.06" calcext:value-type="float">
            <text:p>27,06</text:p>
          </table:table-cell>
          <table:table-cell table:style-name="ce9" office:value-type="float" office:value="3032.18" calcext:value-type="float">
            <text:p>3032,18</text:p>
          </table:table-cell>
          <table:table-cell table:style-name="ce25"/>
          <table:table-cell/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562" calcext:value-type="float">
            <text:p>4562</text:p>
          </table:table-cell>
          <table:table-cell table:style-name="ce19" office:value-type="float" office:value="1027" calcext:value-type="float">
            <text:p>1027</text:p>
          </table:table-cell>
          <table:table-cell table:style-name="ce19" office:value-type="float" office:value="32.01" calcext:value-type="float">
            <text:p>32,01</text:p>
          </table:table-cell>
          <table:table-cell table:style-name="ce19" office:value-type="float" office:value="751.2" calcext:value-type="float">
            <text:p>751,2</text:p>
          </table:table-cell>
        </table:table-row>
        <table:table-row table:style-name="ro1">
          <table:table-cell table:style-name="Default"/>
          <table:covered-table-cell table:style-name="ce24"/>
          <table:table-cell table:style-name="ce14" office:value-type="percentage" office:value="0.5" calcext:value-type="percentage">
            <text:p>50,00%</text:p>
          </table:table-cell>
          <table:table-cell office:value-type="float" office:value="13" calcext:value-type="float">
            <text:p>13</text:p>
          </table:table-cell>
          <table:table-cell office:value-type="float" office:value="9943" calcext:value-type="float">
            <text:p>9943</text:p>
          </table:table-cell>
          <table:table-cell office:value-type="float" office:value="1980.65" calcext:value-type="float">
            <text:p>1980,65</text:p>
          </table:table-cell>
          <table:table-cell table:style-name="ce11" office:value-type="float" office:value="47.48" calcext:value-type="float">
            <text:p>47,48</text:p>
          </table:table-cell>
          <table:table-cell table:style-name="ce9" office:value-type="float" office:value="2794.12" calcext:value-type="float">
            <text:p>2794,12</text:p>
          </table:table-cell>
          <table:table-cell table:style-name="ce25"/>
          <table:table-cell/>
          <table:table-cell table:style-name="ce19" office:value-type="float" office:value="867" calcext:value-type="float">
            <text:p>86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760" calcext:value-type="float">
            <text:p>5760</text:p>
          </table:table-cell>
          <table:table-cell table:style-name="ce19" office:value-type="float" office:value="1142" calcext:value-type="float">
            <text:p>1142</text:p>
          </table:table-cell>
          <table:table-cell table:style-name="ce19" office:value-type="float" office:value="38.82" calcext:value-type="float">
            <text:p>38,82</text:p>
          </table:table-cell>
          <table:table-cell table:style-name="ce19" office:value-type="float" office:value="917.2" calcext:value-type="float">
            <text:p>917,2</text:p>
          </table:table-cell>
        </table:table-row>
        <table:table-row table:style-name="ro1">
          <table:table-cell table:style-name="Default"/>
          <table:covered-table-cell table:style-name="ce24"/>
          <table:table-cell table:style-name="ce14" office:value-type="percentage" office:value="0.6" calcext:value-type="percentage">
            <text:p>60,00%</text:p>
          </table:table-cell>
          <table:table-cell office:value-type="float" office:value="16" calcext:value-type="float">
            <text:p>16</text:p>
          </table:table-cell>
          <table:table-cell office:value-type="float" office:value="7628" calcext:value-type="float">
            <text:p>7628</text:p>
          </table:table-cell>
          <table:table-cell office:value-type="float" office:value="1544.5" calcext:value-type="float">
            <text:p>1544,5</text:p>
          </table:table-cell>
          <table:table-cell table:style-name="ce11" office:value-type="float" office:value="46.17" calcext:value-type="float">
            <text:p>46,17</text:p>
          </table:table-cell>
          <table:table-cell table:style-name="ce9" office:value-type="float" office:value="3210.22" calcext:value-type="float">
            <text:p>3210,22</text:p>
          </table:table-cell>
          <table:table-cell table:style-name="ce25"/>
          <table:table-cell/>
          <table:table-cell table:style-name="ce19" office:value-type="float" office:value="823" calcext:value-type="float">
            <text:p>82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86" calcext:value-type="float">
            <text:p>6486</text:p>
          </table:table-cell>
          <table:table-cell table:style-name="ce19" office:value-type="float" office:value="1320" calcext:value-type="float">
            <text:p>1320</text:p>
          </table:table-cell>
          <table:table-cell table:style-name="ce19" office:value-type="float" office:value="43.95" calcext:value-type="float">
            <text:p>43,95</text:p>
          </table:table-cell>
          <table:table-cell table:style-name="ce19" office:value-type="float" office:value="1147" calcext:value-type="float">
            <text:p>1147</text:p>
          </table:table-cell>
        </table:table-row>
        <table:table-row table:style-name="ro1">
          <table:table-cell table:style-name="Default"/>
          <table:covered-table-cell/>
          <table:table-cell table:style-name="ce14" office:value-type="percentage" office:value="0.7" calcext:value-type="percentage">
            <text:p>70,00%</text:p>
          </table:table-cell>
          <table:table-cell office:value-type="float" office:value="14" calcext:value-type="float">
            <text:p>14</text:p>
          </table:table-cell>
          <table:table-cell office:value-type="float" office:value="5864" calcext:value-type="float">
            <text:p>5864</text:p>
          </table:table-cell>
          <table:table-cell office:value-type="float" office:value="1245.72" calcext:value-type="float">
            <text:p>1245,72</text:p>
          </table:table-cell>
          <table:table-cell table:style-name="ce11" office:value-type="float" office:value="37.14" calcext:value-type="float">
            <text:p>37,14</text:p>
          </table:table-cell>
          <table:table-cell table:style-name="ce9" office:value-type="float" office:value="2914.18" calcext:value-type="float">
            <text:p>2914,18</text:p>
          </table:table-cell>
          <table:table-cell table:style-name="ce25"/>
          <table:table-cell/>
          <table:table-cell table:style-name="ce19" office:value-type="float" office:value="831" calcext:value-type="float">
            <text:p>83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8500" calcext:value-type="float">
            <text:p>8500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.11" calcext:value-type="float">
            <text:p>56,11</text:p>
          </table:table-cell>
          <table:table-cell table:style-name="ce19" office:value-type="float" office:value="1402" calcext:value-type="float">
            <text:p>1402</text:p>
          </table:table-cell>
        </table:table-row>
        <table:table-row table:style-name="ro1">
          <table:table-cell table:style-name="Default"/>
          <table:covered-table-cell/>
          <table:table-cell table:style-name="ce14" office:value-type="percentage" office:value="0.8" calcext:value-type="percentage">
            <text:p>80,00%</text:p>
          </table:table-cell>
          <table:table-cell office:value-type="float" office:value="9" calcext:value-type="float">
            <text:p>9</text:p>
          </table:table-cell>
          <table:table-cell office:value-type="float" office:value="7970" calcext:value-type="float">
            <text:p>7970</text:p>
          </table:table-cell>
          <table:table-cell office:value-type="float" office:value="1627.16" calcext:value-type="float">
            <text:p>1627,16</text:p>
          </table:table-cell>
          <table:table-cell table:style-name="ce11" office:value-type="float" office:value="48.07" calcext:value-type="float">
            <text:p>48,07</text:p>
          </table:table-cell>
          <table:table-cell table:style-name="ce9" office:value-type="float" office:value="3231.73" calcext:value-type="float">
            <text:p>3231,73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Default"/>
          <table:covered-table-cell/>
          <table:table-cell table:style-name="ce14" office:value-type="percentage" office:value="0.9" calcext:value-type="percentage">
            <text:p>90,00%</text:p>
          </table:table-cell>
          <table:table-cell office:value-type="float" office:value="11" calcext:value-type="float">
            <text:p>11</text:p>
          </table:table-cell>
          <table:table-cell office:value-type="float" office:value="12423" calcext:value-type="float">
            <text:p>12423</text:p>
          </table:table-cell>
          <table:table-cell office:value-type="float" office:value="1986.14" calcext:value-type="float">
            <text:p>1986,14</text:p>
          </table:table-cell>
          <table:table-cell table:style-name="ce11" office:value-type="float" office:value="60.73" calcext:value-type="float">
            <text:p>60,73</text:p>
          </table:table-cell>
          <table:table-cell table:style-name="ce9" office:value-type="float" office:value="2873.17" calcext:value-type="float">
            <text:p>2873,17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Default"/>
          <table:table-cell table:style-name="ce24" office:value-type="string" calcext:value-type="string">
            <text:p>Elitarna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6" calcext:value-type="float">
            <text:p>6</text:p>
          </table:table-cell>
          <table:table-cell office:value-type="float" office:value="14146" calcext:value-type="float">
            <text:p>14146</text:p>
          </table:table-cell>
          <table:table-cell office:value-type="float" office:value="2139.41" calcext:value-type="float">
            <text:p>2139,41</text:p>
          </table:table-cell>
          <table:table-cell table:style-name="ce11" office:value-type="float" office:value="62.27" calcext:value-type="float">
            <text:p>62,27</text:p>
          </table:table-cell>
          <table:table-cell table:style-name="ce9" office:value-type="float" office:value="3222.12" calcext:value-type="float">
            <text:p>3222,12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Default"/>
          <table:table-cell table:style-name="ce25" table:number-columns-repeated="2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6" table:number-rows-spanned="1">
            <text:p>Wybieranie elitarne</text:p>
          </table:table-cell>
          <table:covered-table-cell table:style-name="ce9"/>
          <table:covered-table-cell/>
          <table:covered-table-cell table:number-columns-repeated="3" table:style-name="ce9"/>
          <table:table-cell table:number-columns-repeated="10"/>
        </table:table-row>
        <table:table-row table:style-name="ro1">
          <table:table-cell table:style-name="ce13" office:value-type="string" calcext:value-type="string">
            <text:p>PARENTS</text:p>
          </table:table-cell>
          <table:table-cell table:style-name="ce9" office:value-type="string" calcext:value-type="string">
            <text:p>NumbrerOGDomryhin</text:p>
          </table:table-cell>
          <table:table-cell office:value-type="string" calcext:value-type="string">
            <text:p>HighestScore</text:p>
          </table:table-cell>
          <table:table-cell table:style-name="ce9" office:value-type="string" calcext:value-type="string">
            <text:p>AVGScore</text:p>
          </table:table-cell>
          <table:table-cell table:style-name="ce9" office:value-type="string" calcext:value-type="string">
            <text:p>AVGPlayTime</text:p>
          </table:table-cell>
          <table:table-cell table:style-name="ce9" office:value-type="string" calcext:value-type="string">
            <text:p>Generation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1" calcext:value-type="percentage" table:number-columns-spanned="1" table:number-rows-spanned="4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002" calcext:value-type="float">
            <text:p>4002</text:p>
          </table:table-cell>
          <table:table-cell table:style-name="ce9" office:value-type="float" office:value="1082.88" calcext:value-type="float">
            <text:p>1082,88</text:p>
          </table:table-cell>
          <table:table-cell table:style-name="ce9" office:value-type="float" office:value="33.5" calcext:value-type="float">
            <text:p>33,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4264" calcext:value-type="float">
            <text:p>4264</text:p>
          </table:table-cell>
          <table:table-cell table:style-name="ce9" office:value-type="float" office:value="987.88" calcext:value-type="float">
            <text:p>987,88</text:p>
          </table:table-cell>
          <table:table-cell table:style-name="ce29" office:value-type="string" calcext:value-type="string">
            <text:p>30,05,202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10938" calcext:value-type="float">
            <text:p>10938</text:p>
          </table:table-cell>
          <table:table-cell table:style-name="ce9" office:value-type="float" office:value="1526.22" calcext:value-type="float">
            <text:p>1526,22</text:p>
          </table:table-cell>
          <table:table-cell table:style-name="ce9" office:value-type="float" office:value="46.71" calcext:value-type="float">
            <text:p>46,7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020" calcext:value-type="float">
            <text:p>4020</text:p>
          </table:table-cell>
          <table:table-cell table:style-name="ce9" office:value-type="float" office:value="1073.48" calcext:value-type="float">
            <text:p>1073,48</text:p>
          </table:table-cell>
          <table:table-cell table:style-name="ce9" office:value-type="float" office:value="32.91" calcext:value-type="float">
            <text:p>32,9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2" calcext:value-type="percentage" table:number-columns-spanned="1" table:number-rows-spanned="4">
            <text:p>2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6954" calcext:value-type="float">
            <text:p>6954</text:p>
          </table:table-cell>
          <table:table-cell table:style-name="ce27" office:value-type="float" office:value="1128.78" calcext:value-type="float">
            <text:p>1128,78</text:p>
          </table:table-cell>
          <table:table-cell table:style-name="ce27" office:value-type="float" office:value="34.78" calcext:value-type="float">
            <text:p>34,7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4340" calcext:value-type="float">
            <text:p>4340</text:p>
          </table:table-cell>
          <table:table-cell table:style-name="ce27" office:value-type="float" office:value="1099.96" calcext:value-type="float">
            <text:p>1099,96</text:p>
          </table:table-cell>
          <table:table-cell table:style-name="ce27" office:value-type="float" office:value="33.15" calcext:value-type="float">
            <text:p>33,15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1841" calcext:value-type="float">
            <text:p>1841</text:p>
          </table:table-cell>
          <table:table-cell table:style-name="ce27" office:value-type="float" office:value="554.76" calcext:value-type="float">
            <text:p>554,76</text:p>
          </table:table-cell>
          <table:table-cell table:style-name="ce27" office:value-type="float" office:value="17.37" calcext:value-type="float">
            <text:p>17,3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4064" calcext:value-type="float">
            <text:p>4064</text:p>
          </table:table-cell>
          <table:table-cell table:style-name="ce27" office:value-type="float" office:value="938.92" calcext:value-type="float">
            <text:p>938,92</text:p>
          </table:table-cell>
          <table:table-cell table:style-name="ce27" office:value-type="float" office:value="28.98" calcext:value-type="float">
            <text:p>28,9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3" calcext:value-type="percentage" table:number-columns-spanned="1" table:number-rows-spanned="4">
            <text:p>3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5720" calcext:value-type="float">
            <text:p>5720</text:p>
          </table:table-cell>
          <table:table-cell table:style-name="ce9" office:value-type="float" office:value="1029.02" calcext:value-type="float">
            <text:p>1029,02</text:p>
          </table:table-cell>
          <table:table-cell table:style-name="ce9" office:value-type="float" office:value="31.94" calcext:value-type="float">
            <text:p>31,94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7067" calcext:value-type="float">
            <text:p>7067</text:p>
          </table:table-cell>
          <table:table-cell table:style-name="ce9" office:value-type="float" office:value="1602.85" calcext:value-type="float">
            <text:p>1602,85</text:p>
          </table:table-cell>
          <table:table-cell table:style-name="ce9" office:value-type="float" office:value="47.39" calcext:value-type="float">
            <text:p>47,3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3453" calcext:value-type="float">
            <text:p>3453</text:p>
          </table:table-cell>
          <table:table-cell table:style-name="ce9" office:value-type="float" office:value="969.91" calcext:value-type="float">
            <text:p>969,91</text:p>
          </table:table-cell>
          <table:table-cell table:style-name="ce29" office:value-type="string" calcext:value-type="string">
            <text:p>30,06,202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222" calcext:value-type="float">
            <text:p>4222</text:p>
          </table:table-cell>
          <table:table-cell table:style-name="ce9" office:value-type="float" office:value="959.03" calcext:value-type="float">
            <text:p>959,03</text:p>
          </table:table-cell>
          <table:table-cell table:style-name="ce9" office:value-type="float" office:value="29.93" calcext:value-type="float">
            <text:p>29,9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4" calcext:value-type="percentage" table:number-columns-spanned="1" table:number-rows-spanned="4">
            <text:p>4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12537" calcext:value-type="float">
            <text:p>12537</text:p>
          </table:table-cell>
          <table:table-cell table:style-name="ce27" office:value-type="float" office:value="2021.35" calcext:value-type="float">
            <text:p>2021,35</text:p>
          </table:table-cell>
          <table:table-cell table:style-name="ce27" office:value-type="float" office:value="60.32" calcext:value-type="float">
            <text:p>60,3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5991" calcext:value-type="float">
            <text:p>5991</text:p>
          </table:table-cell>
          <table:table-cell table:style-name="ce27" office:value-type="float" office:value="978.28" calcext:value-type="float">
            <text:p>978,28</text:p>
          </table:table-cell>
          <table:table-cell table:style-name="ce27" office:value-type="float" office:value="30.32" calcext:value-type="float">
            <text:p>30,3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2268" calcext:value-type="float">
            <text:p>2268</text:p>
          </table:table-cell>
          <table:table-cell table:style-name="ce27" office:value-type="float" office:value="473.08" calcext:value-type="float">
            <text:p>473,08</text:p>
          </table:table-cell>
          <table:table-cell table:style-name="ce30" office:value-type="string" calcext:value-type="string">
            <text:p>14,09,202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4437" calcext:value-type="float">
            <text:p>4437</text:p>
          </table:table-cell>
          <table:table-cell table:style-name="ce27" office:value-type="float" office:value="1050.74" calcext:value-type="float">
            <text:p>1050,74</text:p>
          </table:table-cell>
          <table:table-cell table:style-name="ce27" office:value-type="float" office:value="34.36" calcext:value-type="float">
            <text:p>34,3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5" calcext:value-type="percentage" table:number-columns-spanned="1" table:number-rows-spanned="4">
            <text:p>5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747" calcext:value-type="float">
            <text:p>4747</text:p>
          </table:table-cell>
          <table:table-cell table:style-name="ce9" office:value-type="float" office:value="800.36" calcext:value-type="float">
            <text:p>800,36</text:p>
          </table:table-cell>
          <table:table-cell table:style-name="ce9" office:value-type="float" office:value="25.77" calcext:value-type="float">
            <text:p>25,7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7246" calcext:value-type="float">
            <text:p>7246</text:p>
          </table:table-cell>
          <table:table-cell table:style-name="ce9" office:value-type="float" office:value="1449.61" calcext:value-type="float">
            <text:p>1449,61</text:p>
          </table:table-cell>
          <table:table-cell table:style-name="ce9" office:value-type="float" office:value="44.17" calcext:value-type="float">
            <text:p>44,1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5230" calcext:value-type="float">
            <text:p>5230</text:p>
          </table:table-cell>
          <table:table-cell table:style-name="ce9" office:value-type="float" office:value="1025.28" calcext:value-type="float">
            <text:p>1025,28</text:p>
          </table:table-cell>
          <table:table-cell table:style-name="ce9" office:value-type="float" office:value="32.06" calcext:value-type="float">
            <text:p>32,0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451" calcext:value-type="float">
            <text:p>4451</text:p>
          </table:table-cell>
          <table:table-cell table:style-name="ce9" office:value-type="float" office:value="971.46" calcext:value-type="float">
            <text:p>971,46</text:p>
          </table:table-cell>
          <table:table-cell table:style-name="ce9" office:value-type="float" office:value="33.52" calcext:value-type="float">
            <text:p>33,5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6" calcext:value-type="percentage" table:number-columns-spanned="1" table:number-rows-spanned="4">
            <text:p>6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5872" calcext:value-type="float">
            <text:p>5872</text:p>
          </table:table-cell>
          <table:table-cell table:style-name="ce27" office:value-type="float" office:value="969.62" calcext:value-type="float">
            <text:p>969,62</text:p>
          </table:table-cell>
          <table:table-cell table:style-name="ce27" office:value-type="float" office:value="29.98" calcext:value-type="float">
            <text:p>29,9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8031" calcext:value-type="float">
            <text:p>8031</text:p>
          </table:table-cell>
          <table:table-cell table:style-name="ce27" office:value-type="float" office:value="1927.57" calcext:value-type="float">
            <text:p>1927,57</text:p>
          </table:table-cell>
          <table:table-cell table:style-name="ce27" office:value-type="float" office:value="58.47" calcext:value-type="float">
            <text:p>58,4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5319" calcext:value-type="float">
            <text:p>5319</text:p>
          </table:table-cell>
          <table:table-cell table:style-name="ce27" office:value-type="float" office:value="1009.17" calcext:value-type="float">
            <text:p>1009,17</text:p>
          </table:table-cell>
          <table:table-cell table:style-name="ce27" office:value-type="float" office:value="31.42" calcext:value-type="float">
            <text:p>31,4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3300" calcext:value-type="float">
            <text:p>3300</text:p>
          </table:table-cell>
          <table:table-cell table:style-name="ce27" office:value-type="float" office:value="596.04" calcext:value-type="float">
            <text:p>596,04</text:p>
          </table:table-cell>
          <table:table-cell table:style-name="ce27" office:value-type="float" office:value="18.72" calcext:value-type="float">
            <text:p>18,7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7" calcext:value-type="percentage" table:number-columns-spanned="1" table:number-rows-spanned="4">
            <text:p>7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118" calcext:value-type="float">
            <text:p>6118</text:p>
          </table:table-cell>
          <table:table-cell table:style-name="ce9" office:value-type="float" office:value="1752.98" calcext:value-type="float">
            <text:p>1752,98</text:p>
          </table:table-cell>
          <table:table-cell table:style-name="ce9" office:value-type="float" office:value="51.89" calcext:value-type="float">
            <text:p>51,89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5263" calcext:value-type="float">
            <text:p>5263</text:p>
          </table:table-cell>
          <table:table-cell table:style-name="ce9" office:value-type="float" office:value="1056.05" calcext:value-type="float">
            <text:p>1056,05</text:p>
          </table:table-cell>
          <table:table-cell table:style-name="ce9" office:value-type="float" office:value="32.62" calcext:value-type="float">
            <text:p>32,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4355" calcext:value-type="float">
            <text:p>4355</text:p>
          </table:table-cell>
          <table:table-cell table:style-name="ce9" office:value-type="float" office:value="852.95" calcext:value-type="float">
            <text:p>852,95</text:p>
          </table:table-cell>
          <table:table-cell table:style-name="ce29" office:value-type="string" calcext:value-type="string">
            <text:p>26,07,202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3386" calcext:value-type="float">
            <text:p>3386</text:p>
          </table:table-cell>
          <table:table-cell table:style-name="ce9" office:value-type="float" office:value="904.87" calcext:value-type="float">
            <text:p>904,87</text:p>
          </table:table-cell>
          <table:table-cell table:style-name="ce9" office:value-type="float" office:value="28.62" calcext:value-type="float">
            <text:p>28,62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5" office:value-type="percentage" office:value="0.8" calcext:value-type="percentage" table:number-columns-spanned="1" table:number-rows-spanned="4">
            <text:p>80,00%</text:p>
          </table:table-cell>
          <table:table-cell table:style-name="ce22" office:value-type="percentage" office:value="0.2" calcext:value-type="percentage">
            <text:p>20,00%</text:p>
          </table:table-cell>
          <table:table-cell table:style-name="ce27" office:value-type="float" office:value="4768" calcext:value-type="float">
            <text:p>4768</text:p>
          </table:table-cell>
          <table:table-cell table:style-name="ce27" office:value-type="float" office:value="1030.39" calcext:value-type="float">
            <text:p>1030,39</text:p>
          </table:table-cell>
          <table:table-cell table:style-name="ce27" office:value-type="float" office:value="31.55" calcext:value-type="float">
            <text:p>31,5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4" calcext:value-type="percentage">
            <text:p>40,00%</text:p>
          </table:table-cell>
          <table:table-cell table:style-name="ce27" office:value-type="float" office:value="6878" calcext:value-type="float">
            <text:p>6878</text:p>
          </table:table-cell>
          <table:table-cell table:style-name="ce27" office:value-type="float" office:value="1148.68" calcext:value-type="float">
            <text:p>1148,68</text:p>
          </table:table-cell>
          <table:table-cell table:style-name="ce27" office:value-type="float" office:value="35.18" calcext:value-type="float">
            <text:p>35,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6" calcext:value-type="percentage">
            <text:p>60,00%</text:p>
          </table:table-cell>
          <table:table-cell table:style-name="ce27" office:value-type="float" office:value="4578" calcext:value-type="float">
            <text:p>4578</text:p>
          </table:table-cell>
          <table:table-cell table:style-name="ce27" office:value-type="float" office:value="973.41" calcext:value-type="float">
            <text:p>973,41</text:p>
          </table:table-cell>
          <table:table-cell table:style-name="ce27" office:value-type="float" office:value="30.59" calcext:value-type="float">
            <text:p>30,59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22" office:value-type="percentage" office:value="0.8" calcext:value-type="percentage">
            <text:p>80,00%</text:p>
          </table:table-cell>
          <table:table-cell table:style-name="ce27" office:value-type="float" office:value="5678" calcext:value-type="float">
            <text:p>5678</text:p>
          </table:table-cell>
          <table:table-cell table:style-name="ce27" office:value-type="float" office:value="982.85" calcext:value-type="float">
            <text:p>982,85</text:p>
          </table:table-cell>
          <table:table-cell table:style-name="ce27" office:value-type="float" office:value="37.98" calcext:value-type="float">
            <text:p>37,9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14" office:value-type="percentage" office:value="0.9" calcext:value-type="percentage" table:number-columns-spanned="1" table:number-rows-spanned="4">
            <text:p>9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508" calcext:value-type="float">
            <text:p>6508</text:p>
          </table:table-cell>
          <table:table-cell table:style-name="ce9" office:value-type="float" office:value="1350.94" calcext:value-type="float">
            <text:p>1350,94</text:p>
          </table:table-cell>
          <table:table-cell table:style-name="ce9" office:value-type="float" office:value="41.2" calcext:value-type="float">
            <text:p>41,2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4" calcext:value-type="percentage">
            <text:p>40,00%</text:p>
          </table:table-cell>
          <table:table-cell office:value-type="float" office:value="14929" calcext:value-type="float">
            <text:p>14929</text:p>
          </table:table-cell>
          <table:table-cell table:style-name="ce9" office:value-type="float" office:value="1981.02" calcext:value-type="float">
            <text:p>1981,02</text:p>
          </table:table-cell>
          <table:table-cell table:style-name="ce9" office:value-type="float" office:value="58.48" calcext:value-type="float">
            <text:p>58,4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6" calcext:value-type="percentage">
            <text:p>60,00%</text:p>
          </table:table-cell>
          <table:table-cell office:value-type="float" office:value="2792" calcext:value-type="float">
            <text:p>2792</text:p>
          </table:table-cell>
          <table:table-cell table:style-name="ce9" office:value-type="float" office:value="623.11" calcext:value-type="float">
            <text:p>623,11</text:p>
          </table:table-cell>
          <table:table-cell table:style-name="ce9" office:value-type="float" office:value="18.73" calcext:value-type="float">
            <text:p>18,7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 table:style-name="ce9"/>
          <table:table-cell table:style-name="ce17" office:value-type="percentage" office:value="0.8" calcext:value-type="percentage">
            <text:p>80,00%</text:p>
          </table:table-cell>
          <table:table-cell office:value-type="float" office:value="4004" calcext:value-type="float">
            <text:p>4004</text:p>
          </table:table-cell>
          <table:table-cell table:style-name="ce9" office:value-type="float" office:value="855.72" calcext:value-type="float">
            <text:p>855,72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6" table:number-rows-spanned="1">
            <text:p>Wybieranie rankingowe</text:p>
          </table:table-cell>
          <table:covered-table-cell table:style-name="ce9"/>
          <table:covered-table-cell/>
          <table:covered-table-cell table:number-columns-repeated="3" table:style-name="ce9"/>
          <table:table-cell table:number-columns-repeated="10"/>
        </table:table-row>
        <table:table-row table:style-name="ro1">
          <table:table-cell table:style-name="ce10" office:value-type="string" calcext:value-type="string">
            <text:p>Parameter</text:p>
          </table:table-cell>
          <table:table-cell table:style-name="ce13" office:value-type="string" calcext:value-type="string">
            <text:p>PARENTS</text:p>
          </table:table-cell>
          <table:table-cell office:value-type="string" calcext:value-type="string">
            <text:p>Something</text:p>
          </table:table-cell>
          <table:table-cell table:style-name="ce9" office:value-type="string" calcext:value-type="string">
            <text:p>HighestScore</text:p>
          </table:table-cell>
          <table:table-cell table:style-name="ce9" office:value-type="string" calcext:value-type="string">
            <text:p>AVGScore</text:p>
          </table:table-cell>
          <table:table-cell table:style-name="ce9" office:value-type="string" calcext:value-type="string">
            <text:p>AVGPlayTime</text:p>
          </table:table-cell>
          <table:table-cell table:style-name="ce9" office:value-type="string" calcext:value-type="string">
            <text:p>Generation</text:p>
          </table:table-cell>
          <table:table-cell table:number-columns-repeated="9"/>
        </table:table-row>
        <table:table-row table:style-name="ro1">
          <table:table-cell office:value-type="float" office:value="1" calcext:value-type="float" table:number-columns-spanned="1" table:number-rows-spanned="36">
            <text:p>1</text:p>
          </table:table-cell>
          <table:table-cell table:style-name="ce26" office:value-type="percentage" office:value="0.1" calcext:value-type="percentage" table:number-columns-spanned="1" table:number-rows-spanned="4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676" calcext:value-type="float">
            <text:p>4676</text:p>
          </table:table-cell>
          <table:table-cell office:value-type="string" calcext:value-type="string">
            <text:p>474.27</text:p>
          </table:table-cell>
          <table:table-cell office:value-type="string" calcext:value-type="string">
            <text:p><text:tab/> <text:s text:c="3"/>25.40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497.06</text:p>
          </table:table-cell>
          <table:table-cell office:value-type="string" calcext:value-type="string">
            <text:p><text:tab/> <text:s text:c="3"/>17.75 <text:s text:c="3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650.67</text:p>
          </table:table-cell>
          <table:table-cell office:value-type="string" calcext:value-type="string">
            <text:p><text:tab/> <text:s text:c="3"/>20.64 <text:s text:c="2"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963.84</text:p>
          </table:table-cell>
          <table:table-cell office:value-type="string" calcext:value-type="string">
            <text:p><text:tab/> <text:s text:c="3"/>21.29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2" calcext:value-type="percentage" table:number-columns-spanned="1" table:number-rows-spanned="4">
            <text:p>2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7306" calcext:value-type="float">
            <text:p>7306</text:p>
          </table:table-cell>
          <table:table-cell office:value-type="string" calcext:value-type="string">
            <text:p>1585.84</text:p>
          </table:table-cell>
          <table:table-cell office:value-type="string" calcext:value-type="string">
            <text:p><text:tab/>42.36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1140.95</text:p>
          </table:table-cell>
          <table:table-cell office:value-type="string" calcext:value-type="string">
            <text:p><text:tab/>48.22 <text:s text:c="2"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1285.31</text:p>
          </table:table-cell>
          <table:table-cell office:value-type="string" calcext:value-type="string">
            <text:p><text:tab/>41.23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6770" calcext:value-type="float">
            <text:p>6770</text:p>
          </table:table-cell>
          <table:table-cell office:value-type="string" calcext:value-type="string">
            <text:p>1703.42</text:p>
          </table:table-cell>
          <table:table-cell office:value-type="string" calcext:value-type="string">
            <text:p><text:tab/>46.65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3" calcext:value-type="percentage" table:number-columns-spanned="1" table:number-rows-spanned="4">
            <text:p>3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8893" calcext:value-type="float">
            <text:p>8893</text:p>
          </table:table-cell>
          <table:table-cell office:value-type="string" calcext:value-type="string">
            <text:p>1213.34</text:p>
          </table:table-cell>
          <table:table-cell office:value-type="string" calcext:value-type="string">
            <text:p><text:tab/>47.69 <text:s text:c="3"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style-name="ce20"/>
          <table:covered-table-cell/>
          <table:table-cell table:style-name="ce17" office:value-type="percentage" office:value="0.4" calcext:value-type="percentage">
            <text:p>40,00%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1594.18</text:p>
          </table:table-cell>
          <table:table-cell office:value-type="string" calcext:value-type="string">
            <text:p><text:tab/>45.02 <text:s text:c="2"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1726.96</text:p>
          </table:table-cell>
          <table:table-cell office:value-type="string" calcext:value-type="string">
            <text:p><text:tab/>41.10 <text:s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12779" calcext:value-type="float">
            <text:p>12779</text:p>
          </table:table-cell>
          <table:table-cell office:value-type="string" calcext:value-type="string">
            <text:p>1521.16</text:p>
          </table:table-cell>
          <table:table-cell office:value-type="string" calcext:value-type="string">
            <text:p><text:s text:c="4"/>41.48 <text:s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4" calcext:value-type="percentage" table:number-columns-spanned="1" table:number-rows-spanned="4">
            <text:p>4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1314.54</text:p>
          </table:table-cell>
          <table:table-cell office:value-type="string" calcext:value-type="string">
            <text:p><text:tab/>38.41 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1259.70</text:p>
          </table:table-cell>
          <table:table-cell office:value-type="string" calcext:value-type="string">
            <text:p><text:tab/>35.13 <text:s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896.81 </text:p>
          </table:table-cell>
          <table:table-cell office:value-type="string" calcext:value-type="string">
            <text:p><text:tab/>34.60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7668" calcext:value-type="float">
            <text:p>7668</text:p>
          </table:table-cell>
          <table:table-cell office:value-type="string" calcext:value-type="string">
            <text:p>1365.38</text:p>
          </table:table-cell>
          <table:table-cell office:value-type="string" calcext:value-type="string">
            <text:p><text:tab/>34.33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5" calcext:value-type="percentage" table:number-columns-spanned="1" table:number-rows-spanned="4">
            <text:p>5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<text:s/>817.49 </text:p>
          </table:table-cell>
          <table:table-cell office:value-type="string" calcext:value-type="string">
            <text:p><text:tab/>33.46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1220.19</text:p>
          </table:table-cell>
          <table:table-cell office:value-type="string" calcext:value-type="string">
            <text:p><text:tab/>36.73 <text:s text:c="2"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278.64</text:p>
          </table:table-cell>
          <table:table-cell office:value-type="string" calcext:value-type="string">
            <text:p><text:tab/>35.56 <text:s text:c="2"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1234.89</text:p>
          </table:table-cell>
          <table:table-cell office:value-type="string" calcext:value-type="string">
            <text:p><text:tab/>33.97 <text:s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6" calcext:value-type="percentage" table:number-columns-spanned="1" table:number-rows-spanned="4">
            <text:p>6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1350.83</text:p>
          </table:table-cell>
          <table:table-cell office:value-type="string" calcext:value-type="string">
            <text:p><text:tab/>33.04 <text:s text:c="2"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1064.74</text:p>
          </table:table-cell>
          <table:table-cell office:value-type="string" calcext:value-type="string">
            <text:p><text:tab/>34.47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1003.73</text:p>
          </table:table-cell>
          <table:table-cell office:value-type="string" calcext:value-type="string">
            <text:p><text:tab/>39.44 <text:s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1129.57</text:p>
          </table:table-cell>
          <table:table-cell office:value-type="string" calcext:value-type="string">
            <text:p><text:tab/>37.77 <text:s text:c="2"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7" calcext:value-type="percentage" table:number-columns-spanned="1" table:number-rows-spanned="4">
            <text:p>7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1077.37</text:p>
          </table:table-cell>
          <table:table-cell office:value-type="string" calcext:value-type="string">
            <text:p><text:tab/>29.69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<text:s/>721.65 </text:p>
          </table:table-cell>
          <table:table-cell office:value-type="string" calcext:value-type="string">
            <text:p><text:tab/>26.23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<text:s/>683.82 </text:p>
          </table:table-cell>
          <table:table-cell office:value-type="string" calcext:value-type="string">
            <text:p><text:tab/>28.41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<text:s/>851.20 </text:p>
          </table:table-cell>
          <table:table-cell office:value-type="string" calcext:value-type="string">
            <text:p><text:tab/>30.46 <text:s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8" calcext:value-type="percentage" table:number-columns-spanned="1" table:number-rows-spanned="4">
            <text:p>8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<text:s/>837.19 </text:p>
          </table:table-cell>
          <table:table-cell office:value-type="string" calcext:value-type="string">
            <text:p><text:tab/>32.85 <text:s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<text:s/>990.30 </text:p>
          </table:table-cell>
          <table:table-cell office:value-type="string" calcext:value-type="string">
            <text:p><text:tab/>29.62 <text:s text:c="2"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<text:s/>739.39 </text:p>
          </table:table-cell>
          <table:table-cell office:value-type="string" calcext:value-type="string">
            <text:p><text:tab/>30.34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8778" calcext:value-type="float">
            <text:p>8778</text:p>
          </table:table-cell>
          <table:table-cell office:value-type="string" calcext:value-type="string">
            <text:p><text:s/>847.46 </text:p>
          </table:table-cell>
          <table:table-cell office:value-type="string" calcext:value-type="string">
            <text:p><text:tab/>32.69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9" calcext:value-type="percentage" table:number-columns-spanned="1" table:number-rows-spanned="4">
            <text:p>9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1131.09</text:p>
          </table:table-cell>
          <table:table-cell office:value-type="string" calcext:value-type="string">
            <text:p><text:tab/>27.14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<text:s/>910.60 </text:p>
          </table:table-cell>
          <table:table-cell office:value-type="string" calcext:value-type="string">
            <text:p><text:tab/>26.90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<text:s/>872.22 </text:p>
          </table:table-cell>
          <table:table-cell office:value-type="string" calcext:value-type="string">
            <text:p><text:tab/>32.75 <text:s text:c="2"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1098.92</text:p>
          </table:table-cell>
          <table:table-cell office:value-type="string" calcext:value-type="string">
            <text:p><text:tab/>32.90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.5" calcext:value-type="float" table:number-columns-spanned="1" table:number-rows-spanned="36">
            <text:p>1,5</text:p>
          </table:table-cell>
          <table:table-cell table:style-name="ce15" office:value-type="percentage" office:value="0.1" calcext:value-type="percentage" table:number-columns-spanned="1" table:number-rows-spanned="4">
            <text:p>1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1592.91</text:p>
          </table:table-cell>
          <table:table-cell office:value-type="string" calcext:value-type="string">
            <text:p><text:tab/>39.83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11924" calcext:value-type="float">
            <text:p>11924</text:p>
          </table:table-cell>
          <table:table-cell office:value-type="string" calcext:value-type="string">
            <text:p>1295.24</text:p>
          </table:table-cell>
          <table:table-cell office:value-type="string" calcext:value-type="string">
            <text:p><text:tab/>42.00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1305.94</text:p>
          </table:table-cell>
          <table:table-cell office:value-type="string" calcext:value-type="string">
            <text:p><text:tab/>45.36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1616.00</text:p>
          </table:table-cell>
          <table:table-cell office:value-type="string" calcext:value-type="string">
            <text:p><text:tab/>45.46 <text:s text:c="2"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2" calcext:value-type="percentage" table:number-columns-spanned="1" table:number-rows-spanned="4">
            <text:p>2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1195.82</text:p>
          </table:table-cell>
          <table:table-cell office:value-type="string" calcext:value-type="string">
            <text:p><text:tab/>44.52 <text:s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1496.54</text:p>
          </table:table-cell>
          <table:table-cell office:value-type="string" calcext:value-type="string">
            <text:p><text:tab/>46.38 <text:s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1449.83</text:p>
          </table:table-cell>
          <table:table-cell office:value-type="string" calcext:value-type="string">
            <text:p><text:tab/>46.55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1516.46</text:p>
          </table:table-cell>
          <table:table-cell office:value-type="string" calcext:value-type="string">
            <text:p><text:tab/>44.06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3" calcext:value-type="percentage" table:number-columns-spanned="1" table:number-rows-spanned="4">
            <text:p>3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2206.58</text:p>
          </table:table-cell>
          <table:table-cell office:value-type="string" calcext:value-type="string">
            <text:p><text:tab/>65.06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1829.40</text:p>
          </table:table-cell>
          <table:table-cell office:value-type="string" calcext:value-type="string">
            <text:p><text:tab/>60.77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2207.50</text:p>
          </table:table-cell>
          <table:table-cell office:value-type="string" calcext:value-type="string">
            <text:p><text:tab/>61.33 <text:s text:c="2"/>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1846.38</text:p>
          </table:table-cell>
          <table:table-cell office:value-type="string" calcext:value-type="string">
            <text:p><text:tab/>64.48 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4" calcext:value-type="percentage" table:number-columns-spanned="1" table:number-rows-spanned="4">
            <text:p>4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1777.90</text:p>
          </table:table-cell>
          <table:table-cell office:value-type="string" calcext:value-type="string">
            <text:p><text:tab/>51.12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1571.76</text:p>
          </table:table-cell>
          <table:table-cell office:value-type="string" calcext:value-type="string">
            <text:p><text:tab/>47.86 <text:s text:c="2"/>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1789.74</text:p>
          </table:table-cell>
          <table:table-cell office:value-type="string" calcext:value-type="string">
            <text:p><text:tab/>44.32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1366.39</text:p>
          </table:table-cell>
          <table:table-cell office:value-type="string" calcext:value-type="string">
            <text:p><text:tab/>51.54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5" calcext:value-type="percentage" table:number-columns-spanned="1" table:number-rows-spanned="4">
            <text:p>5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20438" calcext:value-type="float">
            <text:p>20438</text:p>
          </table:table-cell>
          <table:table-cell office:value-type="string" calcext:value-type="string">
            <text:p>1969.32</text:p>
          </table:table-cell>
          <table:table-cell office:value-type="string" calcext:value-type="string">
            <text:p><text:tab/>61.58 <text:s text:c="2"/>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1812.18</text:p>
          </table:table-cell>
          <table:table-cell office:value-type="string" calcext:value-type="string">
            <text:p><text:tab/>62.18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122.60</text:p>
          </table:table-cell>
          <table:table-cell office:value-type="string" calcext:value-type="string">
            <text:p><text:tab/>66.09 <text:s/>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17435" calcext:value-type="float">
            <text:p>17435</text:p>
          </table:table-cell>
          <table:table-cell office:value-type="string" calcext:value-type="string">
            <text:p>2095.73</text:p>
          </table:table-cell>
          <table:table-cell office:value-type="string" calcext:value-type="string">
            <text:p><text:tab/>62.59 <text:s/>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6" calcext:value-type="percentage" table:number-columns-spanned="1" table:number-rows-spanned="4">
            <text:p>6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1469.35</text:p>
          </table:table-cell>
          <table:table-cell office:value-type="string" calcext:value-type="string">
            <text:p><text:tab/>53.64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1462.67</text:p>
          </table:table-cell>
          <table:table-cell office:value-type="string" calcext:value-type="string">
            <text:p><text:tab/>53.05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10947" calcext:value-type="float">
            <text:p>10947</text:p>
          </table:table-cell>
          <table:table-cell office:value-type="string" calcext:value-type="string">
            <text:p>1618.68</text:p>
          </table:table-cell>
          <table:table-cell office:value-type="string" calcext:value-type="string">
            <text:p><text:tab/>54.71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2020.98</text:p>
          </table:table-cell>
          <table:table-cell office:value-type="string" calcext:value-type="string">
            <text:p><text:tab/>52.77 <text:s text:c="2"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7" calcext:value-type="percentage" table:number-columns-spanned="1" table:number-rows-spanned="4">
            <text:p>7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9964" calcext:value-type="float">
            <text:p>9964</text:p>
          </table:table-cell>
          <table:table-cell office:value-type="string" calcext:value-type="string">
            <text:p>1307.86</text:p>
          </table:table-cell>
          <table:table-cell office:value-type="string" calcext:value-type="string">
            <text:p><text:tab/>55.11 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1839.53</text:p>
          </table:table-cell>
          <table:table-cell office:value-type="string" calcext:value-type="string">
            <text:p><text:tab/>49.55 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1467.54</text:p>
          </table:table-cell>
          <table:table-cell office:value-type="string" calcext:value-type="string">
            <text:p><text:tab/>49.20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12028" calcext:value-type="float">
            <text:p>12028</text:p>
          </table:table-cell>
          <table:table-cell office:value-type="string" calcext:value-type="string">
            <text:p>1500.47</text:p>
          </table:table-cell>
          <table:table-cell office:value-type="string" calcext:value-type="string">
            <text:p><text:tab/>56.91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8" calcext:value-type="percentage" table:number-columns-spanned="1" table:number-rows-spanned="4">
            <text:p>8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1306.39</text:p>
          </table:table-cell>
          <table:table-cell office:value-type="string" calcext:value-type="string">
            <text:p><text:tab/>45.80 <text:s text:c="2"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5442" calcext:value-type="float">
            <text:p>5442</text:p>
          </table:table-cell>
          <table:table-cell office:value-type="string" calcext:value-type="string">
            <text:p>1189.08</text:p>
          </table:table-cell>
          <table:table-cell office:value-type="string" calcext:value-type="string">
            <text:p><text:tab/>50.33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1153.68</text:p>
          </table:table-cell>
          <table:table-cell office:value-type="string" calcext:value-type="string">
            <text:p><text:tab/>45.88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1109.77</text:p>
          </table:table-cell>
          <table:table-cell office:value-type="string" calcext:value-type="string">
            <text:p><text:tab/>43.16 <text:s text:c="2"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/>
          <table:table-cell table:style-name="ce15" office:value-type="percentage" office:value="0.9" calcext:value-type="percentage" table:number-columns-spanned="1" table:number-rows-spanned="4">
            <text:p>90,00%</text:p>
          </table:table-cell>
          <table:table-cell table:style-name="ce18" office:value-type="percentage" office:value="0.2" calcext:value-type="percentage">
            <text:p>20,00%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1017.51</text:p>
          </table:table-cell>
          <table:table-cell table:style-name="ce20" office:value-type="string" calcext:value-type="string">
            <text:p><text:tab/>24.76 <text:s/>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4" calcext:value-type="percentage">
            <text:p>40,00%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1140.05</text:p>
          </table:table-cell>
          <table:table-cell office:value-type="string" calcext:value-type="string">
            <text:p><text:tab/>30.50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6" calcext:value-type="percentage">
            <text:p>60,00%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<text:s/>730.91 </text:p>
          </table:table-cell>
          <table:table-cell office:value-type="string" calcext:value-type="string">
            <text:p><text:tab/>24.90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8" office:value-type="percentage" office:value="0.8" calcext:value-type="percentage">
            <text:p>80,00%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<text:s/>863.45 </text:p>
          </table:table-cell>
          <table:table-cell office:value-type="string" calcext:value-type="string">
            <text:p><text:tab/>26.68 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2" calcext:value-type="float" table:number-columns-spanned="1" table:number-rows-spanned="36">
            <text:p>2</text:p>
          </table:table-cell>
          <table:table-cell table:style-name="ce26" office:value-type="percentage" office:value="0.1" calcext:value-type="percentage" table:number-columns-spanned="1" table:number-rows-spanned="4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1121.73</text:p>
          </table:table-cell>
          <table:table-cell office:value-type="string" calcext:value-type="string">
            <text:p><text:tab/>47.85 <text:s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1645.06</text:p>
          </table:table-cell>
          <table:table-cell office:value-type="string" calcext:value-type="string">
            <text:p><text:tab/>46.88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1347.37</text:p>
          </table:table-cell>
          <table:table-cell office:value-type="string" calcext:value-type="string">
            <text:p><text:tab/>46.57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1509.42</text:p>
          </table:table-cell>
          <table:table-cell office:value-type="string" calcext:value-type="string">
            <text:p><text:tab/>41.23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2" calcext:value-type="percentage" table:number-columns-spanned="1" table:number-rows-spanned="4">
            <text:p>2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2078.78</text:p>
          </table:table-cell>
          <table:table-cell office:value-type="string" calcext:value-type="string">
            <text:p><text:tab/>55.18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9144" calcext:value-type="float">
            <text:p>9144</text:p>
          </table:table-cell>
          <table:table-cell office:value-type="string" calcext:value-type="string">
            <text:p>1597.25</text:p>
          </table:table-cell>
          <table:table-cell office:value-type="string" calcext:value-type="string">
            <text:p><text:tab/>59.68 <text:s text:c="2"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7509" calcext:value-type="float">
            <text:p>7509</text:p>
          </table:table-cell>
          <table:table-cell office:value-type="string" calcext:value-type="string">
            <text:p>1624.52</text:p>
          </table:table-cell>
          <table:table-cell office:value-type="string" calcext:value-type="string">
            <text:p><text:tab/>58.46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1960.46</text:p>
          </table:table-cell>
          <table:table-cell office:value-type="string" calcext:value-type="string">
            <text:p><text:tab/>55.56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3" calcext:value-type="percentage" table:number-columns-spanned="1" table:number-rows-spanned="4">
            <text:p>3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1632.41</text:p>
          </table:table-cell>
          <table:table-cell office:value-type="string" calcext:value-type="string">
            <text:p><text:tab/>52.12 <text:s/>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12805" calcext:value-type="float">
            <text:p>12805</text:p>
          </table:table-cell>
          <table:table-cell office:value-type="string" calcext:value-type="string">
            <text:p>1585.36</text:p>
          </table:table-cell>
          <table:table-cell office:value-type="string" calcext:value-type="string">
            <text:p><text:tab/>57.34 <text:s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13996" calcext:value-type="float">
            <text:p>13996</text:p>
          </table:table-cell>
          <table:table-cell office:value-type="string" calcext:value-type="string">
            <text:p>1945.96</text:p>
          </table:table-cell>
          <table:table-cell office:value-type="string" calcext:value-type="string">
            <text:p><text:tab/>51.30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1955.47</text:p>
          </table:table-cell>
          <table:table-cell office:value-type="string" calcext:value-type="string">
            <text:p><text:tab/>53.42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4" calcext:value-type="percentage" table:number-columns-spanned="1" table:number-rows-spanned="4">
            <text:p>4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1585.16</text:p>
          </table:table-cell>
          <table:table-cell office:value-type="string" calcext:value-type="string">
            <text:p><text:tab/>37.73 <text:s text:c="2"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1189.62</text:p>
          </table:table-cell>
          <table:table-cell office:value-type="string" calcext:value-type="string">
            <text:p><text:tab/>39.09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1473.06</text:p>
          </table:table-cell>
          <table:table-cell office:value-type="string" calcext:value-type="string">
            <text:p><text:tab/>42.30 <text:s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<text:s/>994.74 </text:p>
          </table:table-cell>
          <table:table-cell office:value-type="string" calcext:value-type="string">
            <text:p><text:tab/>38.03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5" calcext:value-type="percentage" table:number-columns-spanned="1" table:number-rows-spanned="4">
            <text:p>5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<text:s/>720.54 </text:p>
          </table:table-cell>
          <table:table-cell office:value-type="string" calcext:value-type="string">
            <text:p><text:tab/>11.66 <text:s text:c="2"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<text:s/>684.92 </text:p>
          </table:table-cell>
          <table:table-cell office:value-type="string" calcext:value-type="string">
            <text:p><text:tab/>14.95 <text:s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<text:s/>325.345</text:p>
          </table:table-cell>
          <table:table-cell office:value-type="string" calcext:value-type="string">
            <text:p><text:tab/>13.00 <text:s text:c="2"/>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<text:s/>329.08 </text:p>
          </table:table-cell>
          <table:table-cell office:value-type="string" calcext:value-type="string">
            <text:p><text:tab/>13.11 <text:s text:c="2"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6" calcext:value-type="percentage" table:number-columns-spanned="1" table:number-rows-spanned="4">
            <text:p>6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7259" calcext:value-type="float">
            <text:p>7259</text:p>
          </table:table-cell>
          <table:table-cell office:value-type="string" calcext:value-type="string">
            <text:p>1956.48</text:p>
          </table:table-cell>
          <table:table-cell office:value-type="string" calcext:value-type="string">
            <text:p><text:tab/>53.86 <text:s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10661" calcext:value-type="float">
            <text:p>10661</text:p>
          </table:table-cell>
          <table:table-cell office:value-type="string" calcext:value-type="string">
            <text:p>1480.89</text:p>
          </table:table-cell>
          <table:table-cell office:value-type="string" calcext:value-type="string">
            <text:p><text:tab/>52.67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8625" calcext:value-type="float">
            <text:p>8625</text:p>
          </table:table-cell>
          <table:table-cell office:value-type="string" calcext:value-type="string">
            <text:p>1580.94</text:p>
          </table:table-cell>
          <table:table-cell office:value-type="string" calcext:value-type="string">
            <text:p><text:tab/>49.31 <text:s text:c="2"/>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1919.59</text:p>
          </table:table-cell>
          <table:table-cell office:value-type="string" calcext:value-type="string">
            <text:p><text:tab/>50.56 <text:s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7" calcext:value-type="percentage" table:number-columns-spanned="1" table:number-rows-spanned="4">
            <text:p>7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<text:s/>822.10 </text:p>
          </table:table-cell>
          <table:table-cell table:style-name="ce20" office:value-type="string" calcext:value-type="string">
            <text:p><text:tab/>21.59 <text:s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<text:s/>753.98 </text:p>
          </table:table-cell>
          <table:table-cell office:value-type="string" calcext:value-type="string">
            <text:p><text:tab/>25.50 <text:s text:c="2"/>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1122.71</text:p>
          </table:table-cell>
          <table:table-cell office:value-type="string" calcext:value-type="string">
            <text:p><text:tab/>23.34 <text:s text:c="2"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<text:s/>958.78 </text:p>
          </table:table-cell>
          <table:table-cell office:value-type="string" calcext:value-type="string">
            <text:p><text:tab/>25.63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8" calcext:value-type="percentage" table:number-columns-spanned="1" table:number-rows-spanned="4">
            <text:p>8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10131" calcext:value-type="float">
            <text:p>10131</text:p>
          </table:table-cell>
          <table:table-cell office:value-type="string" calcext:value-type="string">
            <text:p>2337.10</text:p>
          </table:table-cell>
          <table:table-cell office:value-type="string" calcext:value-type="string">
            <text:p><text:tab/>72.41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2353.63</text:p>
          </table:table-cell>
          <table:table-cell office:value-type="string" calcext:value-type="string">
            <text:p><text:tab/>74.10 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9370" calcext:value-type="float">
            <text:p>9370</text:p>
          </table:table-cell>
          <table:table-cell office:value-type="string" calcext:value-type="string">
            <text:p>2640.36</text:p>
          </table:table-cell>
          <table:table-cell office:value-type="string" calcext:value-type="string">
            <text:p><text:tab/>72.29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13940" calcext:value-type="float">
            <text:p>13940</text:p>
          </table:table-cell>
          <table:table-cell office:value-type="string" calcext:value-type="string">
            <text:p>2501.54</text:p>
          </table:table-cell>
          <table:table-cell office:value-type="string" calcext:value-type="string">
            <text:p><text:tab/>76.05 <text:s/>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covered-table-cell/>
          <table:table-cell table:style-name="ce26" office:value-type="percentage" office:value="0.9" calcext:value-type="percentage" table:number-columns-spanned="1" table:number-rows-spanned="4">
            <text:p>90,00%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1670.08</text:p>
          </table:table-cell>
          <table:table-cell office:value-type="string" calcext:value-type="string">
            <text:p><text:tab/>49.69 <text:s/>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4" calcext:value-type="percentage">
            <text:p>40,00%</text:p>
          </table:table-cell>
          <table:table-cell office:value-type="float" office:value="11009" calcext:value-type="float">
            <text:p>11009</text:p>
          </table:table-cell>
          <table:table-cell office:value-type="string" calcext:value-type="string">
            <text:p>1670.52</text:p>
          </table:table-cell>
          <table:table-cell office:value-type="string" calcext:value-type="string">
            <text:p><text:tab/>53.57 <text:s/>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6" calcext:value-type="percentage">
            <text:p>60,00%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1927.29</text:p>
          </table:table-cell>
          <table:table-cell office:value-type="string" calcext:value-type="string">
            <text:p><text:tab/>50.37 <text:s/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17" office:value-type="percentage" office:value="0.8" calcext:value-type="percentage">
            <text:p>80,00%</text:p>
          </table:table-cell>
          <table:table-cell office:value-type="float" office:value="11784" calcext:value-type="float">
            <text:p>11784</text:p>
          </table:table-cell>
          <table:table-cell office:value-type="string" calcext:value-type="string">
            <text:p>1885.71</text:p>
          </table:table-cell>
          <table:table-cell office:value-type="string" calcext:value-type="string">
            <text:p><text:tab/>55.81 <text:s text:c="2"/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"/>
        </table:table-row>
      </table:table>
      <table:table table:name="Arkusz9" table:style-name="ta1">
        <table:shapes>
          <draw:frame draw:z-index="0" draw:style-name="gr1" draw:text-style-name="P1" svg:width="215.46mm" svg:height="89.99mm" svg:x="20.64mm" svg:y="649.59mm">
            <draw:object draw:notify-on-update-of-ranges="Arkusz9.A115:Arkusz9.A135 Arkusz9.B114:Arkusz9.B114 Arkusz9.B115:Arkusz9.B135 Arkusz9.C114:Arkusz9.C114 Arkusz9.C115:Arkusz9.C135 Arkusz9.D114:Arkusz9.D114 Arkusz9.D115:Arkusz9.D135 Arkusz9.E114:Arkusz9.E114 Arkusz9.E115:Arkusz9.E135 Arkusz9.F114:Arkusz9.F114 Arkusz9.F115:Arkusz9.F135 Arkusz9.G114:Arkusz9.G114 Arkusz9.G115:Arkusz9.G135 Arkusz9.H114:Arkusz9.H114 Arkusz9.H115:Arkusz9.H135 Arkusz9.I114:Arkusz9.I114 Arkusz9.I115:Arkusz9.I1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60.03mm" svg:height="90.06mm" svg:x="204.39mm" svg:y="749.8mm">
            <draw:object draw:notify-on-update-of-ranges="Arkusz9.L115:Arkusz9.L135 Arkusz9.M114:Arkusz9.M114 Arkusz9.M115:Arkusz9.M1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9009" calcext:value-type="float">
            <text:p>9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3" calcext:value-type="float">
            <text:p>8363</text:p>
          </table:table-cell>
          <table:table-cell office:value-type="float" office:value="3193" calcext:value-type="float">
            <text:p>31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9" calcext:value-type="float">
            <text:p>8439</text:p>
          </table:table-cell>
          <table:table-cell office:value-type="float" office:value="10682" calcext:value-type="float">
            <text:p>106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float" office:value="7425" calcext:value-type="float">
            <text:p>7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office:value-type="float" office:value="4390" calcext:value-type="float">
            <text:p>4390</text:p>
          </table:table-cell>
          <table:table-cell table:number-columns-repeated="12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3259" calcext:value-type="float">
            <text:p>3259</text:p>
          </table:table-cell>
          <table:table-cell office:value-type="float" office:value="4310" calcext:value-type="float">
            <text:p>4310</text:p>
          </table:table-cell>
          <table:table-cell office:value-type="float" office:value="233" calcext:value-type="float">
            <text:p>233</text:p>
          </table:table-cell>
          <table:table-cell office:value-type="float" office:value="4729" calcext:value-type="float">
            <text:p>4729</text:p>
          </table:table-cell>
          <table:table-cell office:value-type="float" office:value="2039" calcext:value-type="float">
            <text:p>2039</text:p>
          </table:table-cell>
          <table:table-cell office:value-type="float" office:value="2836" calcext:value-type="float">
            <text:p>2836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5830" calcext:value-type="float">
            <text:p>5830</text:p>
          </table:table-cell>
          <table:table-cell office:value-type="float" office:value="4636" calcext:value-type="float">
            <text:p>4636</text:p>
          </table:table-cell>
          <table:table-cell office:value-type="float" office:value="2085" calcext:value-type="float">
            <text:p>2085</text:p>
          </table:table-cell>
          <table:table-cell office:value-type="float" office:value="257" calcext:value-type="float">
            <text:p>257</text:p>
          </table:table-cell>
          <table:table-cell office:value-type="float" office:value="6081" calcext:value-type="float">
            <text:p>6081</text:p>
          </table:table-cell>
          <table:table-cell office:value-type="float" office:value="5904" calcext:value-type="float">
            <text:p>5904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647" calcext:value-type="float">
            <text:p>5647</text:p>
          </table:table-cell>
          <table:table-cell office:value-type="float" office:value="1855" calcext:value-type="float">
            <text:p>1855</text:p>
          </table:table-cell>
          <table:table-cell office:value-type="float" office:value="523" calcext:value-type="float">
            <text:p>523</text:p>
          </table:table-cell>
          <table:table-cell office:value-type="float" office:value="1740" calcext:value-type="float">
            <text:p>1740</text:p>
          </table:table-cell>
          <table:table-cell office:value-type="float" office:value="1903" calcext:value-type="float">
            <text:p>1903</text:p>
          </table:table-cell>
          <table:table-cell office:value-type="float" office:value="1021" calcext:value-type="float">
            <text:p>1021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344" calcext:value-type="float">
            <text:p>1344</text:p>
          </table:table-cell>
          <table:table-cell office:value-type="float" office:value="2744" calcext:value-type="float">
            <text:p>2744</text:p>
          </table:table-cell>
          <table:table-cell office:value-type="float" office:value="9374" calcext:value-type="float">
            <text:p>9374</text:p>
          </table:table-cell>
          <table:table-cell office:value-type="float" office:value="2581" calcext:value-type="float">
            <text:p>2581</text:p>
          </table:table-cell>
          <table:table-cell office:value-type="float" office:value="978" calcext:value-type="float">
            <text:p>978</text:p>
          </table:table-cell>
          <table:table-cell office:value-type="float" office:value="2364" calcext:value-type="float">
            <text:p>2364</text:p>
          </table:table-cell>
          <table:table-cell office:value-type="float" office:value="2173" calcext:value-type="float">
            <text:p>2173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13" calcext:value-type="float">
            <text:p>813</text:p>
          </table:table-cell>
          <table:table-cell office:value-type="float" office:value="5024" calcext:value-type="float">
            <text:p>5024</text:p>
          </table:table-cell>
          <table:table-cell office:value-type="float" office:value="401" calcext:value-type="float">
            <text:p>401</text:p>
          </table:table-cell>
          <table:table-cell office:value-type="float" office:value="2869" calcext:value-type="float">
            <text:p>2869</text:p>
          </table:table-cell>
          <table:table-cell office:value-type="float" office:value="3599" calcext:value-type="float">
            <text:p>3599</text:p>
          </table:table-cell>
          <table:table-cell office:value-type="float" office:value="2294" calcext:value-type="float">
            <text:p>2294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745" calcext:value-type="float">
            <text:p>1745</text:p>
          </table:table-cell>
          <table:table-cell office:value-type="float" office:value="6043" calcext:value-type="float">
            <text:p>6043</text:p>
          </table:table-cell>
          <table:table-cell office:value-type="float" office:value="9281" calcext:value-type="float">
            <text:p>9281</text:p>
          </table:table-cell>
          <table:table-cell office:value-type="float" office:value="649" calcext:value-type="float">
            <text:p>649</text:p>
          </table:table-cell>
          <table:table-cell office:value-type="float" office:value="2140" calcext:value-type="float">
            <text:p>2140</text:p>
          </table:table-cell>
          <table:table-cell office:value-type="float" office:value="3530" calcext:value-type="float">
            <text:p>3530</text:p>
          </table:table-cell>
          <table:table-cell office:value-type="float" office:value="872" calcext:value-type="float">
            <text:p>872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4226" calcext:value-type="float">
            <text:p>4226</text:p>
          </table:table-cell>
          <table:table-cell office:value-type="float" office:value="1758" calcext:value-type="float">
            <text:p>1758</text:p>
          </table:table-cell>
          <table:table-cell office:value-type="float" office:value="957" calcext:value-type="float">
            <text:p>957</text:p>
          </table:table-cell>
          <table:table-cell office:value-type="float" office:value="5261" calcext:value-type="float">
            <text:p>5261</text:p>
          </table:table-cell>
          <table:table-cell office:value-type="float" office:value="1684" calcext:value-type="float">
            <text:p>1684</text:p>
          </table:table-cell>
          <table:table-cell office:value-type="float" office:value="5380" calcext:value-type="float">
            <text:p>5380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623" calcext:value-type="float">
            <text:p>1623</text:p>
          </table:table-cell>
          <table:table-cell office:value-type="float" office:value="1116" calcext:value-type="float">
            <text:p>1116</text:p>
          </table:table-cell>
          <table:table-cell office:value-type="float" office:value="2405" calcext:value-type="float">
            <text:p>2405</text:p>
          </table:table-cell>
          <table:table-cell office:value-type="float" office:value="3541" calcext:value-type="float">
            <text:p>3541</text:p>
          </table:table-cell>
          <table:table-cell office:value-type="float" office:value="5896" calcext:value-type="float">
            <text:p>5896</text:p>
          </table:table-cell>
          <table:table-cell office:value-type="float" office:value="5603" calcext:value-type="float">
            <text:p>5603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69" calcext:value-type="float">
            <text:p>1469</text:p>
          </table:table-cell>
          <table:table-cell office:value-type="float" office:value="9265" calcext:value-type="float">
            <text:p>9265</text:p>
          </table:table-cell>
          <table:table-cell office:value-type="float" office:value="2694" calcext:value-type="float">
            <text:p>2694</text:p>
          </table:table-cell>
          <table:table-cell office:value-type="float" office:value="6140" calcext:value-type="float">
            <text:p>6140</text:p>
          </table:table-cell>
          <table:table-cell office:value-type="float" office:value="269" calcext:value-type="float">
            <text:p>269</text:p>
          </table:table-cell>
          <table:table-cell office:value-type="float" office:value="3804" calcext:value-type="float">
            <text:p>3804</text:p>
          </table:table-cell>
          <table:table-cell office:value-type="float" office:value="4284" calcext:value-type="float">
            <text:p>4284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731" calcext:value-type="float">
            <text:p>731</text:p>
          </table:table-cell>
          <table:table-cell office:value-type="float" office:value="9552" calcext:value-type="float">
            <text:p>9552</text:p>
          </table:table-cell>
          <table:table-cell office:value-type="float" office:value="4343" calcext:value-type="float">
            <text:p>4343</text:p>
          </table:table-cell>
          <table:table-cell office:value-type="float" office:value="2838" calcext:value-type="float">
            <text:p>2838</text:p>
          </table:table-cell>
          <table:table-cell office:value-type="float" office:value="6376" calcext:value-type="float">
            <text:p>6376</text:p>
          </table:table-cell>
          <table:table-cell office:value-type="float" office:value="5730" calcext:value-type="float">
            <text:p>5730</text:p>
          </table:table-cell>
          <table:table-cell office:value-type="float" office:value="3796" calcext:value-type="float">
            <text:p>3796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767" calcext:value-type="float">
            <text:p>2767</text:p>
          </table:table-cell>
          <table:table-cell office:value-type="float" office:value="6117" calcext:value-type="float">
            <text:p>6117</text:p>
          </table:table-cell>
          <table:table-cell office:value-type="float" office:value="2966" calcext:value-type="float">
            <text:p>2966</text:p>
          </table:table-cell>
          <table:table-cell office:value-type="float" office:value="3238" calcext:value-type="float">
            <text:p>3238</text:p>
          </table:table-cell>
          <table:table-cell office:value-type="float" office:value="1200" calcext:value-type="float">
            <text:p>1200</text:p>
          </table:table-cell>
          <table:table-cell office:value-type="float" office:value="2404" calcext:value-type="float">
            <text:p>2404</text:p>
          </table:table-cell>
          <table:table-cell office:value-type="float" office:value="6692" calcext:value-type="float">
            <text:p>6692</text:p>
          </table:table-cell>
          <table:table-cell table:number-columns-repeated="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966" calcext:value-type="float">
            <text:p>966</text:p>
          </table:table-cell>
          <table:table-cell office:value-type="float" office:value="2937" calcext:value-type="float">
            <text:p>2937</text:p>
          </table:table-cell>
          <table:table-cell office:value-type="float" office:value="2872" calcext:value-type="float">
            <text:p>2872</text:p>
          </table:table-cell>
          <table:table-cell office:value-type="float" office:value="4950" calcext:value-type="float">
            <text:p>4950</text:p>
          </table:table-cell>
          <table:table-cell office:value-type="float" office:value="3290" calcext:value-type="float">
            <text:p>3290</text:p>
          </table:table-cell>
          <table:table-cell office:value-type="float" office:value="426" calcext:value-type="float">
            <text:p>426</text:p>
          </table:table-cell>
          <table:table-cell office:value-type="float" office:value="865" calcext:value-type="float">
            <text:p>865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976" calcext:value-type="float">
            <text:p>1976</text:p>
          </table:table-cell>
          <table:table-cell office:value-type="float" office:value="2165" calcext:value-type="float">
            <text:p>2165</text:p>
          </table:table-cell>
          <table:table-cell office:value-type="float" office:value="2928" calcext:value-type="float">
            <text:p>2928</text:p>
          </table:table-cell>
          <table:table-cell office:value-type="float" office:value="253" calcext:value-type="float">
            <text:p>253</text:p>
          </table:table-cell>
          <table:table-cell office:value-type="float" office:value="5242" calcext:value-type="float">
            <text:p>5242</text:p>
          </table:table-cell>
          <table:table-cell office:value-type="float" office:value="2648" calcext:value-type="float">
            <text:p>2648</text:p>
          </table:table-cell>
          <table:table-cell office:value-type="float" office:value="1081" calcext:value-type="float">
            <text:p>1081</text:p>
          </table:table-cell>
          <table:table-cell table:number-columns-repeated="7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660" calcext:value-type="float">
            <text:p>660</text:p>
          </table:table-cell>
          <table:table-cell office:value-type="float" office:value="2048" calcext:value-type="float">
            <text:p>2048</text:p>
          </table:table-cell>
          <table:table-cell office:value-type="float" office:value="1374" calcext:value-type="float">
            <text:p>1374</text:p>
          </table:table-cell>
          <table:table-cell office:value-type="float" office:value="6687" calcext:value-type="float">
            <text:p>6687</text:p>
          </table:table-cell>
          <table:table-cell office:value-type="float" office:value="2914" calcext:value-type="float">
            <text:p>2914</text:p>
          </table:table-cell>
          <table:table-cell office:value-type="float" office:value="4393" calcext:value-type="float">
            <text:p>4393</text:p>
          </table:table-cell>
          <table:table-cell office:value-type="float" office:value="1427" calcext:value-type="float">
            <text:p>1427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887" calcext:value-type="float">
            <text:p>1887</text:p>
          </table:table-cell>
          <table:table-cell office:value-type="float" office:value="965" calcext:value-type="float">
            <text:p>965</text:p>
          </table:table-cell>
          <table:table-cell office:value-type="float" office:value="2957" calcext:value-type="float">
            <text:p>2957</text:p>
          </table:table-cell>
          <table:table-cell office:value-type="float" office:value="3504" calcext:value-type="float">
            <text:p>3504</text:p>
          </table:table-cell>
          <table:table-cell office:value-type="float" office:value="457" calcext:value-type="float">
            <text:p>457</text:p>
          </table:table-cell>
          <table:table-cell office:value-type="float" office:value="3677" calcext:value-type="float">
            <text:p>3677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559" calcext:value-type="float">
            <text:p>5559</text:p>
          </table:table-cell>
          <table:table-cell office:value-type="float" office:value="487" calcext:value-type="float">
            <text:p>487</text:p>
          </table:table-cell>
          <table:table-cell office:value-type="float" office:value="7065" calcext:value-type="float">
            <text:p>7065</text:p>
          </table:table-cell>
          <table:table-cell office:value-type="float" office:value="2885" calcext:value-type="float">
            <text:p>2885</text:p>
          </table:table-cell>
          <table:table-cell office:value-type="float" office:value="496" calcext:value-type="float">
            <text:p>496</text:p>
          </table:table-cell>
          <table:table-cell office:value-type="float" office:value="5079" calcext:value-type="float">
            <text:p>50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3450" calcext:value-type="float">
            <text:p>3450</text:p>
          </table:table-cell>
          <table:table-cell office:value-type="float" office:value="3283" calcext:value-type="float">
            <text:p>3283</text:p>
          </table:table-cell>
          <table:table-cell office:value-type="float" office:value="6410" calcext:value-type="float">
            <text:p>6410</text:p>
          </table:table-cell>
          <table:table-cell office:value-type="float" office:value="4539" calcext:value-type="float">
            <text:p>4539</text:p>
          </table:table-cell>
          <table:table-cell office:value-type="float" office:value="1152" calcext:value-type="float">
            <text:p>1152</text:p>
          </table:table-cell>
          <table:table-cell office:value-type="float" office:value="2885" calcext:value-type="float">
            <text:p>2885</text:p>
          </table:table-cell>
          <table:table-cell office:value-type="float" office:value="4462" calcext:value-type="float">
            <text:p>4462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14" calcext:value-type="float">
            <text:p>414</text:p>
          </table:table-cell>
          <table:table-cell office:value-type="float" office:value="3956" calcext:value-type="float">
            <text:p>3956</text:p>
          </table:table-cell>
          <table:table-cell office:value-type="float" office:value="1441" calcext:value-type="float">
            <text:p>1441</text:p>
          </table:table-cell>
          <table:table-cell office:value-type="float" office:value="4968" calcext:value-type="float">
            <text:p>4968</text:p>
          </table:table-cell>
          <table:table-cell office:value-type="float" office:value="6420" calcext:value-type="float">
            <text:p>6420</text:p>
          </table:table-cell>
          <table:table-cell office:value-type="float" office:value="2456" calcext:value-type="float">
            <text:p>2456</text:p>
          </table:table-cell>
          <table:table-cell office:value-type="float" office:value="4791" calcext:value-type="float">
            <text:p>4791</text:p>
          </table:table-cell>
          <table:table-cell table:number-columns-repeated="7"/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5789" calcext:value-type="float">
            <text:p>5789</text:p>
          </table:table-cell>
          <table:table-cell office:value-type="float" office:value="9691" calcext:value-type="float">
            <text:p>9691</text:p>
          </table:table-cell>
          <table:table-cell office:value-type="float" office:value="5663" calcext:value-type="float">
            <text:p>5663</text:p>
          </table:table-cell>
          <table:table-cell office:value-type="float" office:value="496" calcext:value-type="float">
            <text:p>496</text:p>
          </table:table-cell>
          <table:table-cell office:value-type="float" office:value="387" calcext:value-type="float">
            <text:p>387</text:p>
          </table:table-cell>
          <table:table-cell office:value-type="float" office:value="5672" calcext:value-type="float">
            <text:p>5672</text:p>
          </table:table-cell>
          <table:table-cell office:value-type="float" office:value="3036" calcext:value-type="float">
            <text:p>3036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511" calcext:value-type="float">
            <text:p>511</text:p>
          </table:table-cell>
          <table:table-cell office:value-type="float" office:value="7823" calcext:value-type="float">
            <text:p>7823</text:p>
          </table:table-cell>
          <table:table-cell office:value-type="float" office:value="1931" calcext:value-type="float">
            <text:p>1931</text:p>
          </table:table-cell>
          <table:table-cell office:value-type="float" office:value="7033" calcext:value-type="float">
            <text:p>7033</text:p>
          </table:table-cell>
          <table:table-cell office:value-type="float" office:value="6321" calcext:value-type="float">
            <text:p>6321</text:p>
          </table:table-cell>
          <table:table-cell office:value-type="float" office:value="5652" calcext:value-type="float">
            <text:p>5652</text:p>
          </table:table-cell>
          <table:table-cell office:value-type="float" office:value="3675" calcext:value-type="float">
            <text:p>3675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093" calcext:value-type="float">
            <text:p>2093</text:p>
          </table:table-cell>
          <table:table-cell office:value-type="float" office:value="3109" calcext:value-type="float">
            <text:p>3109</text:p>
          </table:table-cell>
          <table:table-cell office:value-type="float" office:value="9423" calcext:value-type="float">
            <text:p>9423</text:p>
          </table:table-cell>
          <table:table-cell office:value-type="float" office:value="1962" calcext:value-type="float">
            <text:p>1962</text:p>
          </table:table-cell>
          <table:table-cell office:value-type="float" office:value="4761" calcext:value-type="float">
            <text:p>4761</text:p>
          </table:table-cell>
          <table:table-cell office:value-type="float" office:value="1449" calcext:value-type="float">
            <text:p>1449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490" calcext:value-type="float">
            <text:p>1490</text:p>
          </table:table-cell>
          <table:table-cell office:value-type="float" office:value="4437" calcext:value-type="float">
            <text:p>4437</text:p>
          </table:table-cell>
          <table:table-cell office:value-type="float" office:value="3462" calcext:value-type="float">
            <text:p>3462</text:p>
          </table:table-cell>
          <table:table-cell office:value-type="float" office:value="6481" calcext:value-type="float">
            <text:p>6481</text:p>
          </table:table-cell>
          <table:table-cell office:value-type="float" office:value="967" calcext:value-type="float">
            <text:p>967</text:p>
          </table:table-cell>
          <table:table-cell office:value-type="float" office:value="1760" calcext:value-type="float">
            <text:p>1760</text:p>
          </table:table-cell>
          <table:table-cell office:value-type="float" office:value="1486" calcext:value-type="float">
            <text:p>1486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966" calcext:value-type="float">
            <text:p>966</text:p>
          </table:table-cell>
          <table:table-cell office:value-type="float" office:value="509" calcext:value-type="float">
            <text:p>509</text:p>
          </table:table-cell>
          <table:table-cell office:value-type="float" office:value="3106" calcext:value-type="float">
            <text:p>3106</text:p>
          </table:table-cell>
          <table:table-cell office:value-type="float" office:value="1383" calcext:value-type="float">
            <text:p>1383</text:p>
          </table:table-cell>
          <table:table-cell office:value-type="float" office:value="550" calcext:value-type="float">
            <text:p>550</text:p>
          </table:table-cell>
          <table:table-cell office:value-type="float" office:value="4334" calcext:value-type="float">
            <text:p>4334</text:p>
          </table:table-cell>
          <table:table-cell office:value-type="float" office:value="3239" calcext:value-type="float">
            <text:p>3239</text:p>
          </table:table-cell>
          <table:table-cell table:number-columns-repeated="7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7233" calcext:value-type="float">
            <text:p>7233</text:p>
          </table:table-cell>
          <table:table-cell office:value-type="float" office:value="5384" calcext:value-type="float">
            <text:p>5384</text:p>
          </table:table-cell>
          <table:table-cell office:value-type="float" office:value="301" calcext:value-type="float">
            <text:p>301</text:p>
          </table:table-cell>
          <table:table-cell office:value-type="float" office:value="1568" calcext:value-type="float">
            <text:p>1568</text:p>
          </table:table-cell>
          <table:table-cell office:value-type="float" office:value="1237" calcext:value-type="float">
            <text:p>1237</text:p>
          </table:table-cell>
          <table:table-cell office:value-type="float" office:value="6444" calcext:value-type="float">
            <text:p>6444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242" calcext:value-type="float">
            <text:p>1242</text:p>
          </table:table-cell>
          <table:table-cell office:value-type="float" office:value="2376" calcext:value-type="float">
            <text:p>2376</text:p>
          </table:table-cell>
          <table:table-cell office:value-type="float" office:value="4144" calcext:value-type="float">
            <text:p>4144</text:p>
          </table:table-cell>
          <table:table-cell office:value-type="float" office:value="3251" calcext:value-type="float">
            <text:p>3251</text:p>
          </table:table-cell>
          <table:table-cell office:value-type="float" office:value="290" calcext:value-type="float">
            <text:p>290</text:p>
          </table:table-cell>
          <table:table-cell office:value-type="float" office:value="6064" calcext:value-type="float">
            <text:p>6064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486" calcext:value-type="float">
            <text:p>1486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16" calcext:value-type="float">
            <text:p>316</text:p>
          </table:table-cell>
          <table:table-cell office:value-type="float" office:value="5395" calcext:value-type="float">
            <text:p>5395</text:p>
          </table:table-cell>
          <table:table-cell office:value-type="float" office:value="4787" calcext:value-type="float">
            <text:p>4787</text:p>
          </table:table-cell>
          <table:table-cell office:value-type="float" office:value="7302" calcext:value-type="float">
            <text:p>7302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7861" calcext:value-type="float">
            <text:p>7861</text:p>
          </table:table-cell>
          <table:table-cell office:value-type="float" office:value="1025" calcext:value-type="float">
            <text:p>1025</text:p>
          </table:table-cell>
          <table:table-cell office:value-type="float" office:value="2737" calcext:value-type="float">
            <text:p>2737</text:p>
          </table:table-cell>
          <table:table-cell office:value-type="float" office:value="1941" calcext:value-type="float">
            <text:p>1941</text:p>
          </table:table-cell>
          <table:table-cell office:value-type="float" office:value="1459" calcext:value-type="float">
            <text:p>1459</text:p>
          </table:table-cell>
          <table:table-cell office:value-type="float" office:value="5637" calcext:value-type="float">
            <text:p>5637</text:p>
          </table:table-cell>
          <table:table-cell office:value-type="float" office:value="3192" calcext:value-type="float">
            <text:p>3192</text:p>
          </table:table-cell>
          <table:table-cell table:number-columns-repeated="7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918" calcext:value-type="float">
            <text:p>1918</text:p>
          </table:table-cell>
          <table:table-cell office:value-type="float" office:value="3408" calcext:value-type="float">
            <text:p>3408</text:p>
          </table:table-cell>
          <table:table-cell office:value-type="float" office:value="1089" calcext:value-type="float">
            <text:p>1089</text:p>
          </table:table-cell>
          <table:table-cell office:value-type="float" office:value="1475" calcext:value-type="float">
            <text:p>1475</text:p>
          </table:table-cell>
          <table:table-cell office:value-type="float" office:value="530" calcext:value-type="float">
            <text:p>530</text:p>
          </table:table-cell>
          <table:table-cell office:value-type="float" office:value="3663" calcext:value-type="float">
            <text:p>3663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594" calcext:value-type="float">
            <text:p>594</text:p>
          </table:table-cell>
          <table:table-cell office:value-type="float" office:value="5392" calcext:value-type="float">
            <text:p>5392</text:p>
          </table:table-cell>
          <table:table-cell office:value-type="float" office:value="2669" calcext:value-type="float">
            <text:p>2669</text:p>
          </table:table-cell>
          <table:table-cell office:value-type="float" office:value="3582" calcext:value-type="float">
            <text:p>3582</text:p>
          </table:table-cell>
          <table:table-cell office:value-type="float" office:value="261" calcext:value-type="float">
            <text:p>261</text:p>
          </table:table-cell>
          <table:table-cell office:value-type="float" office:value="354" calcext:value-type="float">
            <text:p>354</text:p>
          </table:table-cell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671" calcext:value-type="float">
            <text:p>671</text:p>
          </table:table-cell>
          <table:table-cell office:value-type="float" office:value="5313" calcext:value-type="float">
            <text:p>5313</text:p>
          </table:table-cell>
          <table:table-cell office:value-type="float" office:value="4849" calcext:value-type="float">
            <text:p>4849</text:p>
          </table:table-cell>
          <table:table-cell office:value-type="float" office:value="6033" calcext:value-type="float">
            <text:p>6033</text:p>
          </table:table-cell>
          <table:table-cell office:value-type="float" office:value="2700" calcext:value-type="float">
            <text:p>2700</text:p>
          </table:table-cell>
          <table:table-cell office:value-type="float" office:value="3905" calcext:value-type="float">
            <text:p>3905</text:p>
          </table:table-cell>
          <table:table-cell office:value-type="float" office:value="942" calcext:value-type="float">
            <text:p>942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598" calcext:value-type="float">
            <text:p>7598</text:p>
          </table:table-cell>
          <table:table-cell office:value-type="float" office:value="7912" calcext:value-type="float">
            <text:p>7912</text:p>
          </table:table-cell>
          <table:table-cell office:value-type="float" office:value="4382" calcext:value-type="float">
            <text:p>4382</text:p>
          </table:table-cell>
          <table:table-cell office:value-type="float" office:value="1948" calcext:value-type="float">
            <text:p>1948</text:p>
          </table:table-cell>
          <table:table-cell office:value-type="float" office:value="4936" calcext:value-type="float">
            <text:p>4936</text:p>
          </table:table-cell>
          <table:table-cell office:value-type="float" office:value="264" calcext:value-type="float">
            <text:p>264</text:p>
          </table:table-cell>
          <table:table-cell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796" calcext:value-type="float">
            <text:p>796</text:p>
          </table:table-cell>
          <table:table-cell office:value-type="float" office:value="7835" calcext:value-type="float">
            <text:p>7835</text:p>
          </table:table-cell>
          <table:table-cell office:value-type="float" office:value="697" calcext:value-type="float">
            <text:p>697</text:p>
          </table:table-cell>
          <table:table-cell office:value-type="float" office:value="1649" calcext:value-type="float">
            <text:p>1649</text:p>
          </table:table-cell>
          <table:table-cell office:value-type="float" office:value="1878" calcext:value-type="float">
            <text:p>1878</text:p>
          </table:table-cell>
          <table:table-cell office:value-type="float" office:value="4456" calcext:value-type="float">
            <text:p>4456</text:p>
          </table:table-cell>
          <table:table-cell office:value-type="float" office:value="2519" calcext:value-type="float">
            <text:p>2519</text:p>
          </table:table-cell>
          <table:table-cell table:number-columns-repeated="7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2430" calcext:value-type="float">
            <text:p>2430</text:p>
          </table:table-cell>
          <table:table-cell office:value-type="float" office:value="9749" calcext:value-type="float">
            <text:p>9749</text:p>
          </table:table-cell>
          <table:table-cell office:value-type="float" office:value="431" calcext:value-type="float">
            <text:p>431</text:p>
          </table:table-cell>
          <table:table-cell office:value-type="float" office:value="4121" calcext:value-type="float">
            <text:p>4121</text:p>
          </table:table-cell>
          <table:table-cell office:value-type="float" office:value="6273" calcext:value-type="float">
            <text:p>6273</text:p>
          </table:table-cell>
          <table:table-cell office:value-type="float" office:value="5529" calcext:value-type="float">
            <text:p>5529</text:p>
          </table:table-cell>
          <table:table-cell office:value-type="float" office:value="3119" calcext:value-type="float">
            <text:p>3119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728" calcext:value-type="float">
            <text:p>2728</text:p>
          </table:table-cell>
          <table:table-cell office:value-type="float" office:value="6787" calcext:value-type="float">
            <text:p>6787</text:p>
          </table:table-cell>
          <table:table-cell office:value-type="float" office:value="3714" calcext:value-type="float">
            <text:p>3714</text:p>
          </table:table-cell>
          <table:table-cell office:value-type="float" office:value="3195" calcext:value-type="float">
            <text:p>3195</text:p>
          </table:table-cell>
          <table:table-cell office:value-type="float" office:value="815" calcext:value-type="float">
            <text:p>815</text:p>
          </table:table-cell>
          <table:table-cell office:value-type="float" office:value="5597" calcext:value-type="float">
            <text:p>5597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3098" calcext:value-type="float">
            <text:p>3098</text:p>
          </table:table-cell>
          <table:table-cell office:value-type="float" office:value="5460" calcext:value-type="float">
            <text:p>5460</text:p>
          </table:table-cell>
          <table:table-cell office:value-type="float" office:value="745" calcext:value-type="float">
            <text:p>745</text:p>
          </table:table-cell>
          <table:table-cell office:value-type="float" office:value="3687" calcext:value-type="float">
            <text:p>3687</text:p>
          </table:table-cell>
          <table:table-cell office:value-type="float" office:value="5378" calcext:value-type="float">
            <text:p>5378</text:p>
          </table:table-cell>
          <table:table-cell office:value-type="float" office:value="1774" calcext:value-type="float">
            <text:p>1774</text:p>
          </table:table-cell>
          <table:table-cell office:value-type="float" office:value="2219" calcext:value-type="float">
            <text:p>2219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830" calcext:value-type="float">
            <text:p>830</text:p>
          </table:table-cell>
          <table:table-cell office:value-type="float" office:value="1527" calcext:value-type="float">
            <text:p>1527</text:p>
          </table:table-cell>
          <table:table-cell office:value-type="float" office:value="1578" calcext:value-type="float">
            <text:p>1578</text:p>
          </table:table-cell>
          <table:table-cell office:value-type="float" office:value="1003" calcext:value-type="float">
            <text:p>1003</text:p>
          </table:table-cell>
          <table:table-cell office:value-type="float" office:value="2713" calcext:value-type="float">
            <text:p>2713</text:p>
          </table:table-cell>
          <table:table-cell office:value-type="float" office:value="2393" calcext:value-type="float">
            <text:p>2393</text:p>
          </table:table-cell>
          <table:table-cell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4264" calcext:value-type="float">
            <text:p>4264</text:p>
          </table:table-cell>
          <table:table-cell office:value-type="float" office:value="2778" calcext:value-type="float">
            <text:p>2778</text:p>
          </table:table-cell>
          <table:table-cell office:value-type="float" office:value="2841" calcext:value-type="float">
            <text:p>2841</text:p>
          </table:table-cell>
          <table:table-cell office:value-type="float" office:value="4152" calcext:value-type="float">
            <text:p>4152</text:p>
          </table:table-cell>
          <table:table-cell office:value-type="float" office:value="1521" calcext:value-type="float">
            <text:p>1521</text:p>
          </table:table-cell>
          <table:table-cell office:value-type="float" office:value="3467" calcext:value-type="float">
            <text:p>3467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3844" calcext:value-type="float">
            <text:p>3844</text:p>
          </table:table-cell>
          <table:table-cell office:value-type="float" office:value="2146" calcext:value-type="float">
            <text:p>2146</text:p>
          </table:table-cell>
          <table:table-cell office:value-type="float" office:value="3726" calcext:value-type="float">
            <text:p>3726</text:p>
          </table:table-cell>
          <table:table-cell office:value-type="float" office:value="3073" calcext:value-type="float">
            <text:p>3073</text:p>
          </table:table-cell>
          <table:table-cell office:value-type="float" office:value="1791" calcext:value-type="float">
            <text:p>1791</text:p>
          </table:table-cell>
          <table:table-cell office:value-type="float" office:value="5669" calcext:value-type="float">
            <text:p>5669</text:p>
          </table:table-cell>
          <table:table-cell office:value-type="float" office:value="1843" calcext:value-type="float">
            <text:p>1843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097" calcext:value-type="float">
            <text:p>6097</text:p>
          </table:table-cell>
          <table:table-cell office:value-type="float" office:value="696" calcext:value-type="float">
            <text:p>696</text:p>
          </table:table-cell>
          <table:table-cell office:value-type="float" office:value="878" calcext:value-type="float">
            <text:p>878</text:p>
          </table:table-cell>
          <table:table-cell office:value-type="float" office:value="2016" calcext:value-type="float">
            <text:p>2016</text:p>
          </table:table-cell>
          <table:table-cell office:value-type="float" office:value="5048" calcext:value-type="float">
            <text:p>5048</text:p>
          </table:table-cell>
          <table:table-cell office:value-type="float" office:value="3392" calcext:value-type="float">
            <text:p>3392</text:p>
          </table:table-cell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195" calcext:value-type="float">
            <text:p>8195</text:p>
          </table:table-cell>
          <table:table-cell office:value-type="float" office:value="877" calcext:value-type="float">
            <text:p>877</text:p>
          </table:table-cell>
          <table:table-cell office:value-type="float" office:value="5677" calcext:value-type="float">
            <text:p>5677</text:p>
          </table:table-cell>
          <table:table-cell office:value-type="float" office:value="1360" calcext:value-type="float">
            <text:p>1360</text:p>
          </table:table-cell>
          <table:table-cell office:value-type="float" office:value="1894" calcext:value-type="float">
            <text:p>1894</text:p>
          </table:table-cell>
          <table:table-cell office:value-type="float" office:value="4944" calcext:value-type="float">
            <text:p>4944</text:p>
          </table:table-cell>
          <table:table-cell office:value-type="float" office:value="1572" calcext:value-type="float">
            <text:p>1572</text:p>
          </table:table-cell>
          <table:table-cell table:number-columns-repeated="7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2235" calcext:value-type="float">
            <text:p>2235</text:p>
          </table:table-cell>
          <table:table-cell office:value-type="float" office:value="3560" calcext:value-type="float">
            <text:p>3560</text:p>
          </table:table-cell>
          <table:table-cell office:value-type="float" office:value="4471" calcext:value-type="float">
            <text:p>4471</text:p>
          </table:table-cell>
          <table:table-cell office:value-type="float" office:value="8439" calcext:value-type="float">
            <text:p>8439</text:p>
          </table:table-cell>
          <table:table-cell office:value-type="float" office:value="2137" calcext:value-type="float">
            <text:p>2137</text:p>
          </table:table-cell>
          <table:table-cell office:value-type="float" office:value="3202" calcext:value-type="float">
            <text:p>3202</text:p>
          </table:table-cell>
          <table:table-cell office:value-type="float" office:value="2993" calcext:value-type="float">
            <text:p>2993</text:p>
          </table:table-cell>
          <table:table-cell table:number-columns-repeated="7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5021" calcext:value-type="float">
            <text:p>5021</text:p>
          </table:table-cell>
          <table:table-cell office:value-type="float" office:value="2492" calcext:value-type="float">
            <text:p>2492</text:p>
          </table:table-cell>
          <table:table-cell office:value-type="float" office:value="4945" calcext:value-type="float">
            <text:p>4945</text:p>
          </table:table-cell>
          <table:table-cell office:value-type="float" office:value="3989" calcext:value-type="float">
            <text:p>3989</text:p>
          </table:table-cell>
          <table:table-cell office:value-type="float" office:value="2771" calcext:value-type="float">
            <text:p>2771</text:p>
          </table:table-cell>
          <table:table-cell office:value-type="float" office:value="3018" calcext:value-type="float">
            <text:p>3018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767" calcext:value-type="float">
            <text:p>3767</text:p>
          </table:table-cell>
          <table:table-cell office:value-type="float" office:value="8296" calcext:value-type="float">
            <text:p>8296</text:p>
          </table:table-cell>
          <table:table-cell office:value-type="float" office:value="500" calcext:value-type="float">
            <text:p>500</text:p>
          </table:table-cell>
          <table:table-cell office:value-type="float" office:value="5217" calcext:value-type="float">
            <text:p>5217</text:p>
          </table:table-cell>
          <table:table-cell office:value-type="float" office:value="4421" calcext:value-type="float">
            <text:p>4421</text:p>
          </table:table-cell>
          <table:table-cell office:value-type="float" office:value="3549" calcext:value-type="float">
            <text:p>3549</text:p>
          </table:table-cell>
          <table:table-cell office:value-type="float" office:value="4856" calcext:value-type="float">
            <text:p>4856</text:p>
          </table:table-cell>
          <table:table-cell table:number-columns-repeated="7"/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3107" calcext:value-type="float">
            <text:p>3107</text:p>
          </table:table-cell>
          <table:table-cell office:value-type="float" office:value="1486" calcext:value-type="float">
            <text:p>1486</text:p>
          </table:table-cell>
          <table:table-cell office:value-type="float" office:value="1464" calcext:value-type="float">
            <text:p>1464</text:p>
          </table:table-cell>
          <table:table-cell office:value-type="float" office:value="706" calcext:value-type="float">
            <text:p>706</text:p>
          </table:table-cell>
          <table:table-cell office:value-type="float" office:value="5999" calcext:value-type="float">
            <text:p>5999</text:p>
          </table:table-cell>
          <table:table-cell office:value-type="float" office:value="4629" calcext:value-type="float">
            <text:p>4629</text:p>
          </table:table-cell>
          <table:table-cell office:value-type="float" office:value="1345" calcext:value-type="float">
            <text:p>1345</text:p>
          </table:table-cell>
          <table:table-cell table:number-columns-repeated="7"/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946" calcext:value-type="float">
            <text:p>946</text:p>
          </table:table-cell>
          <table:table-cell office:value-type="float" office:value="5949" calcext:value-type="float">
            <text:p>5949</text:p>
          </table:table-cell>
          <table:table-cell office:value-type="float" office:value="762" calcext:value-type="float">
            <text:p>762</text:p>
          </table:table-cell>
          <table:table-cell office:value-type="float" office:value="1505" calcext:value-type="float">
            <text:p>1505</text:p>
          </table:table-cell>
          <table:table-cell office:value-type="float" office:value="1923" calcext:value-type="float">
            <text:p>1923</text:p>
          </table:table-cell>
          <table:table-cell office:value-type="float" office:value="395" calcext:value-type="float">
            <text:p>395</text:p>
          </table:table-cell>
          <table:table-cell office:value-type="float" office:value="1237" calcext:value-type="float">
            <text:p>1237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556" calcext:value-type="float">
            <text:p>556</text:p>
          </table:table-cell>
          <table:table-cell office:value-type="float" office:value="12408" calcext:value-type="float">
            <text:p>12408</text:p>
          </table:table-cell>
          <table:table-cell office:value-type="float" office:value="885" calcext:value-type="float">
            <text:p>885</text:p>
          </table:table-cell>
          <table:table-cell office:value-type="float" office:value="3985" calcext:value-type="float">
            <text:p>3985</text:p>
          </table:table-cell>
          <table:table-cell office:value-type="float" office:value="1101" calcext:value-type="float">
            <text:p>1101</text:p>
          </table:table-cell>
          <table:table-cell office:value-type="float" office:value="1652" calcext:value-type="float">
            <text:p>1652</text:p>
          </table:table-cell>
          <table:table-cell office:value-type="float" office:value="3826" calcext:value-type="float">
            <text:p>3826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236" calcext:value-type="float">
            <text:p>6236</text:p>
          </table:table-cell>
          <table:table-cell office:value-type="float" office:value="979" calcext:value-type="float">
            <text:p>979</text:p>
          </table:table-cell>
          <table:table-cell office:value-type="float" office:value="305" calcext:value-type="float">
            <text:p>305</text:p>
          </table:table-cell>
          <table:table-cell office:value-type="float" office:value="577" calcext:value-type="float">
            <text:p>577</text:p>
          </table:table-cell>
          <table:table-cell office:value-type="float" office:value="5208" calcext:value-type="float">
            <text:p>5208</text:p>
          </table:table-cell>
          <table:table-cell office:value-type="float" office:value="5382" calcext:value-type="float">
            <text:p>5382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583" calcext:value-type="float">
            <text:p>1583</text:p>
          </table:table-cell>
          <table:table-cell office:value-type="float" office:value="5483" calcext:value-type="float">
            <text:p>5483</text:p>
          </table:table-cell>
          <table:table-cell office:value-type="float" office:value="6931" calcext:value-type="float">
            <text:p>6931</text:p>
          </table:table-cell>
          <table:table-cell office:value-type="float" office:value="6614" calcext:value-type="float">
            <text:p>6614</text:p>
          </table:table-cell>
          <table:table-cell office:value-type="float" office:value="3819" calcext:value-type="float">
            <text:p>3819</text:p>
          </table:table-cell>
          <table:table-cell office:value-type="float" office:value="1015" calcext:value-type="float">
            <text:p>1015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5543" calcext:value-type="float">
            <text:p>5543</text:p>
          </table:table-cell>
          <table:table-cell office:value-type="float" office:value="8853" calcext:value-type="float">
            <text:p>8853</text:p>
          </table:table-cell>
          <table:table-cell office:value-type="float" office:value="200" calcext:value-type="float">
            <text:p>200</text:p>
          </table:table-cell>
          <table:table-cell office:value-type="float" office:value="1476" calcext:value-type="float">
            <text:p>1476</text:p>
          </table:table-cell>
          <table:table-cell office:value-type="float" office:value="5392" calcext:value-type="float">
            <text:p>5392</text:p>
          </table:table-cell>
          <table:table-cell office:value-type="float" office:value="3489" calcext:value-type="float">
            <text:p>3489</text:p>
          </table:table-cell>
          <table:table-cell office:value-type="float" office:value="1849" calcext:value-type="float">
            <text:p>1849</text:p>
          </table:table-cell>
          <table:table-cell table:number-columns-repeated="7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5393" calcext:value-type="float">
            <text:p>5393</text:p>
          </table:table-cell>
          <table:table-cell office:value-type="float" office:value="1473" calcext:value-type="float">
            <text:p>1473</text:p>
          </table:table-cell>
          <table:table-cell office:value-type="float" office:value="3314" calcext:value-type="float">
            <text:p>3314</text:p>
          </table:table-cell>
          <table:table-cell office:value-type="float" office:value="6559" calcext:value-type="float">
            <text:p>6559</text:p>
          </table:table-cell>
          <table:table-cell office:value-type="float" office:value="6189" calcext:value-type="float">
            <text:p>6189</text:p>
          </table:table-cell>
          <table:table-cell office:value-type="float" office:value="557" calcext:value-type="float">
            <text:p>557</text:p>
          </table:table-cell>
          <table:table-cell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384" calcext:value-type="float">
            <text:p>4384</text:p>
          </table:table-cell>
          <table:table-cell office:value-type="float" office:value="3064" calcext:value-type="float">
            <text:p>3064</text:p>
          </table:table-cell>
          <table:table-cell office:value-type="float" office:value="2048" calcext:value-type="float">
            <text:p>2048</text:p>
          </table:table-cell>
          <table:table-cell office:value-type="float" office:value="888" calcext:value-type="float">
            <text:p>888</text:p>
          </table:table-cell>
          <table:table-cell office:value-type="float" office:value="317" calcext:value-type="float">
            <text:p>317</text:p>
          </table:table-cell>
          <table:table-cell office:value-type="float" office:value="1953" calcext:value-type="float">
            <text:p>1953</text:p>
          </table:table-cell>
          <table:table-cell office:value-type="float" office:value="3559" calcext:value-type="float">
            <text:p>3559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90" calcext:value-type="float">
            <text:p>3590</text:p>
          </table:table-cell>
          <table:table-cell office:value-type="float" office:value="2861" calcext:value-type="float">
            <text:p>2861</text:p>
          </table:table-cell>
          <table:table-cell office:value-type="float" office:value="2450" calcext:value-type="float">
            <text:p>2450</text:p>
          </table:table-cell>
          <table:table-cell office:value-type="float" office:value="3570" calcext:value-type="float">
            <text:p>3570</text:p>
          </table:table-cell>
          <table:table-cell office:value-type="float" office:value="5271" calcext:value-type="float">
            <text:p>5271</text:p>
          </table:table-cell>
          <table:table-cell office:value-type="float" office:value="2202" calcext:value-type="float">
            <text:p>2202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3762" calcext:value-type="float">
            <text:p>3762</text:p>
          </table:table-cell>
          <table:table-cell office:value-type="float" office:value="13824" calcext:value-type="float">
            <text:p>13824</text:p>
          </table:table-cell>
          <table:table-cell office:value-type="float" office:value="780" calcext:value-type="float">
            <text:p>780</text:p>
          </table:table-cell>
          <table:table-cell office:value-type="float" office:value="2276" calcext:value-type="float">
            <text:p>2276</text:p>
          </table:table-cell>
          <table:table-cell office:value-type="float" office:value="738" calcext:value-type="float">
            <text:p>738</text:p>
          </table:table-cell>
          <table:table-cell office:value-type="float" office:value="6014" calcext:value-type="float">
            <text:p>6014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7858" calcext:value-type="float">
            <text:p>7858</text:p>
          </table:table-cell>
          <table:table-cell office:value-type="float" office:value="723" calcext:value-type="float">
            <text:p>723</text:p>
          </table:table-cell>
          <table:table-cell office:value-type="float" office:value="3772" calcext:value-type="float">
            <text:p>3772</text:p>
          </table:table-cell>
          <table:table-cell office:value-type="float" office:value="4021" calcext:value-type="float">
            <text:p>4021</text:p>
          </table:table-cell>
          <table:table-cell office:value-type="float" office:value="3377" calcext:value-type="float">
            <text:p>3377</text:p>
          </table:table-cell>
          <table:table-cell office:value-type="float" office:value="3642" calcext:value-type="float">
            <text:p>3642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053" calcext:value-type="float">
            <text:p>7053</text:p>
          </table:table-cell>
          <table:table-cell office:value-type="float" office:value="9113" calcext:value-type="float">
            <text:p>9113</text:p>
          </table:table-cell>
          <table:table-cell office:value-type="float" office:value="2011" calcext:value-type="float">
            <text:p>2011</text:p>
          </table:table-cell>
          <table:table-cell office:value-type="float" office:value="2165" calcext:value-type="float">
            <text:p>2165</text:p>
          </table:table-cell>
          <table:table-cell office:value-type="float" office:value="5196" calcext:value-type="float">
            <text:p>5196</text:p>
          </table:table-cell>
          <table:table-cell office:value-type="float" office:value="290" calcext:value-type="float">
            <text:p>290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7465" calcext:value-type="float">
            <text:p>7465</text:p>
          </table:table-cell>
          <table:table-cell office:value-type="float" office:value="3458" calcext:value-type="float">
            <text:p>3458</text:p>
          </table:table-cell>
          <table:table-cell office:value-type="float" office:value="7762" calcext:value-type="float">
            <text:p>7762</text:p>
          </table:table-cell>
          <table:table-cell office:value-type="float" office:value="518" calcext:value-type="float">
            <text:p>518</text:p>
          </table:table-cell>
          <table:table-cell office:value-type="float" office:value="4613" calcext:value-type="float">
            <text:p>4613</text:p>
          </table:table-cell>
          <table:table-cell office:value-type="float" office:value="3394" calcext:value-type="float">
            <text:p>3394</text:p>
          </table:table-cell>
          <table:table-cell office:value-type="float" office:value="4037" calcext:value-type="float">
            <text:p>4037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354" calcext:value-type="float">
            <text:p>2354</text:p>
          </table:table-cell>
          <table:table-cell office:value-type="float" office:value="7287" calcext:value-type="float">
            <text:p>7287</text:p>
          </table:table-cell>
          <table:table-cell office:value-type="float" office:value="4141" calcext:value-type="float">
            <text:p>4141</text:p>
          </table:table-cell>
          <table:table-cell office:value-type="float" office:value="576" calcext:value-type="float">
            <text:p>576</text:p>
          </table:table-cell>
          <table:table-cell office:value-type="float" office:value="5202" calcext:value-type="float">
            <text:p>5202</text:p>
          </table:table-cell>
          <table:table-cell office:value-type="float" office:value="5520" calcext:value-type="float">
            <text:p>5520</text:p>
          </table:table-cell>
          <table:table-cell office:value-type="float" office:value="2889" calcext:value-type="float">
            <text:p>2889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954" calcext:value-type="float">
            <text:p>954</text:p>
          </table:table-cell>
          <table:table-cell office:value-type="float" office:value="3634" calcext:value-type="float">
            <text:p>3634</text:p>
          </table:table-cell>
          <table:table-cell office:value-type="float" office:value="1878" calcext:value-type="float">
            <text:p>1878</text:p>
          </table:table-cell>
          <table:table-cell office:value-type="float" office:value="1692" calcext:value-type="float">
            <text:p>1692</text:p>
          </table:table-cell>
          <table:table-cell office:value-type="float" office:value="4585" calcext:value-type="float">
            <text:p>4585</text:p>
          </table:table-cell>
          <table:table-cell office:value-type="float" office:value="2601" calcext:value-type="float">
            <text:p>2601</text:p>
          </table:table-cell>
          <table:table-cell office:value-type="float" office:value="2247" calcext:value-type="float">
            <text:p>2247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30" calcext:value-type="float">
            <text:p>3030</text:p>
          </table:table-cell>
          <table:table-cell office:value-type="float" office:value="9735" calcext:value-type="float">
            <text:p>9735</text:p>
          </table:table-cell>
          <table:table-cell office:value-type="float" office:value="1398" calcext:value-type="float">
            <text:p>1398</text:p>
          </table:table-cell>
          <table:table-cell office:value-type="float" office:value="3913" calcext:value-type="float">
            <text:p>3913</text:p>
          </table:table-cell>
          <table:table-cell office:value-type="float" office:value="6014" calcext:value-type="float">
            <text:p>6014</text:p>
          </table:table-cell>
          <table:table-cell office:value-type="float" office:value="6257" calcext:value-type="float">
            <text:p>6257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4146" calcext:value-type="float">
            <text:p>4146</text:p>
          </table:table-cell>
          <table:table-cell office:value-type="float" office:value="10466" calcext:value-type="float">
            <text:p>10466</text:p>
          </table:table-cell>
          <table:table-cell office:value-type="float" office:value="3462" calcext:value-type="float">
            <text:p>3462</text:p>
          </table:table-cell>
          <table:table-cell office:value-type="float" office:value="5330" calcext:value-type="float">
            <text:p>5330</text:p>
          </table:table-cell>
          <table:table-cell office:value-type="float" office:value="390" calcext:value-type="float">
            <text:p>390</text:p>
          </table:table-cell>
          <table:table-cell office:value-type="float" office:value="2378" calcext:value-type="float">
            <text:p>2378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864" calcext:value-type="float">
            <text:p>864</text:p>
          </table:table-cell>
          <table:table-cell office:value-type="float" office:value="2494" calcext:value-type="float">
            <text:p>2494</text:p>
          </table:table-cell>
          <table:table-cell office:value-type="float" office:value="1159" calcext:value-type="float">
            <text:p>1159</text:p>
          </table:table-cell>
          <table:table-cell office:value-type="float" office:value="3037" calcext:value-type="float">
            <text:p>3037</text:p>
          </table:table-cell>
          <table:table-cell office:value-type="float" office:value="2680" calcext:value-type="float">
            <text:p>2680</text:p>
          </table:table-cell>
          <table:table-cell office:value-type="float" office:value="357" calcext:value-type="float">
            <text:p>357</text:p>
          </table:table-cell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5804" calcext:value-type="float">
            <text:p>5804</text:p>
          </table:table-cell>
          <table:table-cell office:value-type="float" office:value="2776" calcext:value-type="float">
            <text:p>2776</text:p>
          </table:table-cell>
          <table:table-cell office:value-type="float" office:value="8114" calcext:value-type="float">
            <text:p>8114</text:p>
          </table:table-cell>
          <table:table-cell office:value-type="float" office:value="2615" calcext:value-type="float">
            <text:p>2615</text:p>
          </table:table-cell>
          <table:table-cell office:value-type="float" office:value="2526" calcext:value-type="float">
            <text:p>2526</text:p>
          </table:table-cell>
          <table:table-cell office:value-type="float" office:value="6294" calcext:value-type="float">
            <text:p>6294</text:p>
          </table:table-cell>
          <table:table-cell office:value-type="float" office:value="6589" calcext:value-type="float">
            <text:p>6589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190" calcext:value-type="float">
            <text:p>1190</text:p>
          </table:table-cell>
          <table:table-cell office:value-type="float" office:value="5768" calcext:value-type="float">
            <text:p>5768</text:p>
          </table:table-cell>
          <table:table-cell office:value-type="float" office:value="497" calcext:value-type="float">
            <text:p>497</text:p>
          </table:table-cell>
          <table:table-cell office:value-type="float" office:value="4817" calcext:value-type="float">
            <text:p>4817</text:p>
          </table:table-cell>
          <table:table-cell office:value-type="float" office:value="254" calcext:value-type="float">
            <text:p>254</text:p>
          </table:table-cell>
          <table:table-cell office:value-type="float" office:value="5187" calcext:value-type="float">
            <text:p>5187</text:p>
          </table:table-cell>
          <table:table-cell office:value-type="float" office:value="1158" calcext:value-type="float">
            <text:p>1158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5429" calcext:value-type="float">
            <text:p>5429</text:p>
          </table:table-cell>
          <table:table-cell office:value-type="float" office:value="2317" calcext:value-type="float">
            <text:p>2317</text:p>
          </table:table-cell>
          <table:table-cell office:value-type="float" office:value="6677" calcext:value-type="float">
            <text:p>6677</text:p>
          </table:table-cell>
          <table:table-cell office:value-type="float" office:value="362" calcext:value-type="float">
            <text:p>362</text:p>
          </table:table-cell>
          <table:table-cell office:value-type="float" office:value="1176" calcext:value-type="float">
            <text:p>1176</text:p>
          </table:table-cell>
          <table:table-cell office:value-type="float" office:value="2445" calcext:value-type="float">
            <text:p>2445</text:p>
          </table:table-cell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723" calcext:value-type="float">
            <text:p>1723</text:p>
          </table:table-cell>
          <table:table-cell office:value-type="float" office:value="6273" calcext:value-type="float">
            <text:p>6273</text:p>
          </table:table-cell>
          <table:table-cell office:value-type="float" office:value="8503" calcext:value-type="float">
            <text:p>8503</text:p>
          </table:table-cell>
          <table:table-cell office:value-type="float" office:value="322" calcext:value-type="float">
            <text:p>322</text:p>
          </table:table-cell>
          <table:table-cell office:value-type="float" office:value="6160" calcext:value-type="float">
            <text:p>6160</text:p>
          </table:table-cell>
          <table:table-cell office:value-type="float" office:value="4445" calcext:value-type="float">
            <text:p>4445</text:p>
          </table:table-cell>
          <table:table-cell office:value-type="float" office:value="2123" calcext:value-type="float">
            <text:p>2123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3462" calcext:value-type="float">
            <text:p>3462</text:p>
          </table:table-cell>
          <table:table-cell office:value-type="float" office:value="7805" calcext:value-type="float">
            <text:p>7805</text:p>
          </table:table-cell>
          <table:table-cell office:value-type="float" office:value="9307" calcext:value-type="float">
            <text:p>9307</text:p>
          </table:table-cell>
          <table:table-cell office:value-type="float" office:value="3057" calcext:value-type="float">
            <text:p>3057</text:p>
          </table:table-cell>
          <table:table-cell office:value-type="float" office:value="4283" calcext:value-type="float">
            <text:p>4283</text:p>
          </table:table-cell>
          <table:table-cell office:value-type="float" office:value="1581" calcext:value-type="float">
            <text:p>1581</text:p>
          </table:table-cell>
          <table:table-cell office:value-type="float" office:value="3633" calcext:value-type="float">
            <text:p>363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558" calcext:value-type="float">
            <text:p>3558</text:p>
          </table:table-cell>
          <table:table-cell office:value-type="float" office:value="4364" calcext:value-type="float">
            <text:p>4364</text:p>
          </table:table-cell>
          <table:table-cell office:value-type="float" office:value="2021" calcext:value-type="float">
            <text:p>2021</text:p>
          </table:table-cell>
          <table:table-cell office:value-type="float" office:value="1004" calcext:value-type="float">
            <text:p>1004</text:p>
          </table:table-cell>
          <table:table-cell office:value-type="float" office:value="1717" calcext:value-type="float">
            <text:p>1717</text:p>
          </table:table-cell>
          <table:table-cell office:value-type="float" office:value="2865" calcext:value-type="float">
            <text:p>2865</text:p>
          </table:table-cell>
          <table:table-cell office:value-type="float" office:value="2656" calcext:value-type="float">
            <text:p>2656</text:p>
          </table:table-cell>
          <table:table-cell table:number-columns-repeated="7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5787" calcext:value-type="float">
            <text:p>5787</text:p>
          </table:table-cell>
          <table:table-cell office:value-type="float" office:value="693" calcext:value-type="float">
            <text:p>693</text:p>
          </table:table-cell>
          <table:table-cell office:value-type="float" office:value="4175" calcext:value-type="float">
            <text:p>4175</text:p>
          </table:table-cell>
          <table:table-cell office:value-type="float" office:value="6945" calcext:value-type="float">
            <text:p>6945</text:p>
          </table:table-cell>
          <table:table-cell office:value-type="float" office:value="1228" calcext:value-type="float">
            <text:p>1228</text:p>
          </table:table-cell>
          <table:table-cell office:value-type="float" office:value="4255" calcext:value-type="float">
            <text:p>4255</text:p>
          </table:table-cell>
          <table:table-cell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758" calcext:value-type="float">
            <text:p>758</text:p>
          </table:table-cell>
          <table:table-cell office:value-type="float" office:value="2929" calcext:value-type="float">
            <text:p>2929</text:p>
          </table:table-cell>
          <table:table-cell office:value-type="float" office:value="4737" calcext:value-type="float">
            <text:p>4737</text:p>
          </table:table-cell>
          <table:table-cell office:value-type="float" office:value="2227" calcext:value-type="float">
            <text:p>2227</text:p>
          </table:table-cell>
          <table:table-cell office:value-type="float" office:value="2928" calcext:value-type="float">
            <text:p>2928</text:p>
          </table:table-cell>
          <table:table-cell office:value-type="float" office:value="2043" calcext:value-type="float">
            <text:p>2043</text:p>
          </table:table-cell>
          <table:table-cell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85" calcext:value-type="float">
            <text:p>5885</text:p>
          </table:table-cell>
          <table:table-cell office:value-type="float" office:value="5200" calcext:value-type="float">
            <text:p>5200</text:p>
          </table:table-cell>
          <table:table-cell office:value-type="float" office:value="6101" calcext:value-type="float">
            <text:p>6101</text:p>
          </table:table-cell>
          <table:table-cell office:value-type="float" office:value="1464" calcext:value-type="float">
            <text:p>1464</text:p>
          </table:table-cell>
          <table:table-cell office:value-type="float" office:value="499" calcext:value-type="float">
            <text:p>499</text:p>
          </table:table-cell>
          <table:table-cell office:value-type="float" office:value="2359" calcext:value-type="float">
            <text:p>2359</text:p>
          </table:table-cell>
          <table:table-cell office:value-type="float" office:value="2091" calcext:value-type="float">
            <text:p>2091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86" calcext:value-type="float">
            <text:p>1886</text:p>
          </table:table-cell>
          <table:table-cell office:value-type="float" office:value="3354" calcext:value-type="float">
            <text:p>3354</text:p>
          </table:table-cell>
          <table:table-cell office:value-type="float" office:value="3590" calcext:value-type="float">
            <text:p>3590</text:p>
          </table:table-cell>
          <table:table-cell office:value-type="float" office:value="4914" calcext:value-type="float">
            <text:p>4914</text:p>
          </table:table-cell>
          <table:table-cell office:value-type="float" office:value="806" calcext:value-type="float">
            <text:p>806</text:p>
          </table:table-cell>
          <table:table-cell office:value-type="float" office:value="3947" calcext:value-type="float">
            <text:p>3947</text:p>
          </table:table-cell>
          <table:table-cell office:value-type="float" office:value="1971" calcext:value-type="float">
            <text:p>1971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270" calcext:value-type="float">
            <text:p>2270</text:p>
          </table:table-cell>
          <table:table-cell office:value-type="float" office:value="8838" calcext:value-type="float">
            <text:p>8838</text:p>
          </table:table-cell>
          <table:table-cell office:value-type="float" office:value="5625" calcext:value-type="float">
            <text:p>5625</text:p>
          </table:table-cell>
          <table:table-cell office:value-type="float" office:value="2354" calcext:value-type="float">
            <text:p>2354</text:p>
          </table:table-cell>
          <table:table-cell office:value-type="float" office:value="4755" calcext:value-type="float">
            <text:p>4755</text:p>
          </table:table-cell>
          <table:table-cell office:value-type="float" office:value="4732" calcext:value-type="float">
            <text:p>4732</text:p>
          </table:table-cell>
          <table:table-cell office:value-type="float" office:value="2106" calcext:value-type="float">
            <text:p>2106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8028" calcext:value-type="float">
            <text:p>8028</text:p>
          </table:table-cell>
          <table:table-cell office:value-type="float" office:value="930" calcext:value-type="float">
            <text:p>930</text:p>
          </table:table-cell>
          <table:table-cell office:value-type="float" office:value="9123" calcext:value-type="float">
            <text:p>9123</text:p>
          </table:table-cell>
          <table:table-cell office:value-type="float" office:value="5396" calcext:value-type="float">
            <text:p>5396</text:p>
          </table:table-cell>
          <table:table-cell office:value-type="float" office:value="2873" calcext:value-type="float">
            <text:p>2873</text:p>
          </table:table-cell>
          <table:table-cell office:value-type="float" office:value="2013" calcext:value-type="float">
            <text:p>2013</text:p>
          </table:table-cell>
          <table:table-cell office:value-type="float" office:value="4955" calcext:value-type="float">
            <text:p>4955</text:p>
          </table:table-cell>
          <table:table-cell table:number-columns-repeated="7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492" calcext:value-type="float">
            <text:p>2492</text:p>
          </table:table-cell>
          <table:table-cell office:value-type="float" office:value="8892" calcext:value-type="float">
            <text:p>8892</text:p>
          </table:table-cell>
          <table:table-cell office:value-type="float" office:value="3200" calcext:value-type="float">
            <text:p>3200</text:p>
          </table:table-cell>
          <table:table-cell office:value-type="float" office:value="7382" calcext:value-type="float">
            <text:p>7382</text:p>
          </table:table-cell>
          <table:table-cell office:value-type="float" office:value="537" calcext:value-type="float">
            <text:p>537</text:p>
          </table:table-cell>
          <table:table-cell office:value-type="float" office:value="6522" calcext:value-type="float">
            <text:p>6522</text:p>
          </table:table-cell>
          <table:table-cell office:value-type="float" office:value="2369" calcext:value-type="float">
            <text:p>2369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6960" calcext:value-type="float">
            <text:p>6960</text:p>
          </table:table-cell>
          <table:table-cell office:value-type="float" office:value="3583" calcext:value-type="float">
            <text:p>3583</text:p>
          </table:table-cell>
          <table:table-cell office:value-type="float" office:value="487" calcext:value-type="float">
            <text:p>487</text:p>
          </table:table-cell>
          <table:table-cell office:value-type="float" office:value="1860" calcext:value-type="float">
            <text:p>1860</text:p>
          </table:table-cell>
          <table:table-cell office:value-type="float" office:value="1586" calcext:value-type="float">
            <text:p>1586</text:p>
          </table:table-cell>
          <table:table-cell office:value-type="float" office:value="1982" calcext:value-type="float">
            <text:p>1982</text:p>
          </table:table-cell>
          <table:table-cell office:value-type="float" office:value="2166" calcext:value-type="float">
            <text:p>2166</text:p>
          </table:table-cell>
          <table:table-cell table:number-columns-repeated="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830" calcext:value-type="float">
            <text:p>5830</text:p>
          </table:table-cell>
          <table:table-cell office:value-type="float" office:value="226" calcext:value-type="float">
            <text:p>226</text:p>
          </table:table-cell>
          <table:table-cell office:value-type="float" office:value="4035" calcext:value-type="float">
            <text:p>4035</text:p>
          </table:table-cell>
          <table:table-cell office:value-type="float" office:value="4225" calcext:value-type="float">
            <text:p>4225</text:p>
          </table:table-cell>
          <table:table-cell office:value-type="float" office:value="2122" calcext:value-type="float">
            <text:p>2122</text:p>
          </table:table-cell>
          <table:table-cell office:value-type="float" office:value="786" calcext:value-type="float">
            <text:p>786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417" calcext:value-type="float">
            <text:p>417</text:p>
          </table:table-cell>
          <table:table-cell office:value-type="float" office:value="2765" calcext:value-type="float">
            <text:p>2765</text:p>
          </table:table-cell>
          <table:table-cell office:value-type="float" office:value="2286" calcext:value-type="float">
            <text:p>2286</text:p>
          </table:table-cell>
          <table:table-cell office:value-type="float" office:value="1858" calcext:value-type="float">
            <text:p>1858</text:p>
          </table:table-cell>
          <table:table-cell office:value-type="float" office:value="3501" calcext:value-type="float">
            <text:p>3501</text:p>
          </table:table-cell>
          <table:table-cell office:value-type="float" office:value="953" calcext:value-type="float">
            <text:p>953</text:p>
          </table:table-cell>
          <table:table-cell office:value-type="float" office:value="1294" calcext:value-type="float">
            <text:p>1294</text:p>
          </table:table-cell>
          <table:table-cell table:number-columns-repeated="7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5594" calcext:value-type="float">
            <text:p>5594</text:p>
          </table:table-cell>
          <table:table-cell office:value-type="float" office:value="949" calcext:value-type="float">
            <text:p>949</text:p>
          </table:table-cell>
          <table:table-cell office:value-type="float" office:value="545" calcext:value-type="float">
            <text:p>545</text:p>
          </table:table-cell>
          <table:table-cell office:value-type="float" office:value="2057" calcext:value-type="float">
            <text:p>2057</text:p>
          </table:table-cell>
          <table:table-cell office:value-type="float" office:value="2166" calcext:value-type="float">
            <text:p>2166</text:p>
          </table:table-cell>
          <table:table-cell office:value-type="float" office:value="2138" calcext:value-type="float">
            <text:p>2138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3002" calcext:value-type="float">
            <text:p>3002</text:p>
          </table:table-cell>
          <table:table-cell office:value-type="float" office:value="743" calcext:value-type="float">
            <text:p>743</text:p>
          </table:table-cell>
          <table:table-cell office:value-type="float" office:value="1958" calcext:value-type="float">
            <text:p>1958</text:p>
          </table:table-cell>
          <table:table-cell office:value-type="float" office:value="4020" calcext:value-type="float">
            <text:p>4020</text:p>
          </table:table-cell>
          <table:table-cell office:value-type="float" office:value="1589" calcext:value-type="float">
            <text:p>1589</text:p>
          </table:table-cell>
          <table:table-cell office:value-type="float" office:value="5599" calcext:value-type="float">
            <text:p>5599</text:p>
          </table:table-cell>
          <table:table-cell office:value-type="float" office:value="1434" calcext:value-type="float">
            <text:p>1434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694" calcext:value-type="float">
            <text:p>1694</text:p>
          </table:table-cell>
          <table:table-cell office:value-type="float" office:value="1429" calcext:value-type="float">
            <text:p>1429</text:p>
          </table:table-cell>
          <table:table-cell office:value-type="float" office:value="3254" calcext:value-type="float">
            <text:p>3254</text:p>
          </table:table-cell>
          <table:table-cell office:value-type="float" office:value="7332" calcext:value-type="float">
            <text:p>7332</text:p>
          </table:table-cell>
          <table:table-cell office:value-type="float" office:value="6084" calcext:value-type="float">
            <text:p>6084</text:p>
          </table:table-cell>
          <table:table-cell office:value-type="float" office:value="4537" calcext:value-type="float">
            <text:p>4537</text:p>
          </table:table-cell>
          <table:table-cell office:value-type="float" office:value="1207" calcext:value-type="float">
            <text:p>1207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682" calcext:value-type="float">
            <text:p>7682</text:p>
          </table:table-cell>
          <table:table-cell office:value-type="float" office:value="3537" calcext:value-type="float">
            <text:p>3537</text:p>
          </table:table-cell>
          <table:table-cell office:value-type="float" office:value="1534" calcext:value-type="float">
            <text:p>1534</text:p>
          </table:table-cell>
          <table:table-cell office:value-type="float" office:value="4729" calcext:value-type="float">
            <text:p>4729</text:p>
          </table:table-cell>
          <table:table-cell office:value-type="float" office:value="1777" calcext:value-type="float">
            <text:p>1777</text:p>
          </table:table-cell>
          <table:table-cell office:value-type="float" office:value="2832" calcext:value-type="float">
            <text:p>2832</text:p>
          </table:table-cell>
          <table:table-cell office:value-type="float" office:value="1427" calcext:value-type="float">
            <text:p>1427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027" calcext:value-type="float">
            <text:p>7027</text:p>
          </table:table-cell>
          <table:table-cell office:value-type="float" office:value="2761" calcext:value-type="float">
            <text:p>2761</text:p>
          </table:table-cell>
          <table:table-cell office:value-type="float" office:value="1670" calcext:value-type="float">
            <text:p>1670</text:p>
          </table:table-cell>
          <table:table-cell office:value-type="float" office:value="1218" calcext:value-type="float">
            <text:p>1218</text:p>
          </table:table-cell>
          <table:table-cell office:value-type="float" office:value="872" calcext:value-type="float">
            <text:p>872</text:p>
          </table:table-cell>
          <table:table-cell office:value-type="float" office:value="4793" calcext:value-type="float">
            <text:p>4793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077" calcext:value-type="float">
            <text:p>1077</text:p>
          </table:table-cell>
          <table:table-cell office:value-type="float" office:value="5406" calcext:value-type="float">
            <text:p>5406</text:p>
          </table:table-cell>
          <table:table-cell office:value-type="float" office:value="3638" calcext:value-type="float">
            <text:p>3638</text:p>
          </table:table-cell>
          <table:table-cell office:value-type="float" office:value="4561" calcext:value-type="float">
            <text:p>4561</text:p>
          </table:table-cell>
          <table:table-cell office:value-type="float" office:value="2111" calcext:value-type="float">
            <text:p>2111</text:p>
          </table:table-cell>
          <table:table-cell office:value-type="float" office:value="2043" calcext:value-type="float">
            <text:p>2043</text:p>
          </table:table-cell>
          <table:table-cell office:value-type="float" office:value="4017" calcext:value-type="float">
            <text:p>4017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560" calcext:value-type="float">
            <text:p>6560</text:p>
          </table:table-cell>
          <table:table-cell office:value-type="float" office:value="7205" calcext:value-type="float">
            <text:p>7205</text:p>
          </table:table-cell>
          <table:table-cell office:value-type="float" office:value="1490" calcext:value-type="float">
            <text:p>1490</text:p>
          </table:table-cell>
          <table:table-cell office:value-type="float" office:value="7191" calcext:value-type="float">
            <text:p>7191</text:p>
          </table:table-cell>
          <table:table-cell office:value-type="float" office:value="1870" calcext:value-type="float">
            <text:p>1870</text:p>
          </table:table-cell>
          <table:table-cell office:value-type="float" office:value="6346" calcext:value-type="float">
            <text:p>6346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6321" calcext:value-type="float">
            <text:p>6321</text:p>
          </table:table-cell>
          <table:table-cell office:value-type="float" office:value="3568" calcext:value-type="float">
            <text:p>3568</text:p>
          </table:table-cell>
          <table:table-cell office:value-type="float" office:value="428" calcext:value-type="float">
            <text:p>428</text:p>
          </table:table-cell>
          <table:table-cell office:value-type="float" office:value="3823" calcext:value-type="float">
            <text:p>3823</text:p>
          </table:table-cell>
          <table:table-cell office:value-type="float" office:value="2282" calcext:value-type="float">
            <text:p>2282</text:p>
          </table:table-cell>
          <table:table-cell office:value-type="float" office:value="6740" calcext:value-type="float">
            <text:p>6740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023" calcext:value-type="float">
            <text:p>1023</text:p>
          </table:table-cell>
          <table:table-cell office:value-type="float" office:value="5614" calcext:value-type="float">
            <text:p>5614</text:p>
          </table:table-cell>
          <table:table-cell office:value-type="float" office:value="4207" calcext:value-type="float">
            <text:p>4207</text:p>
          </table:table-cell>
          <table:table-cell office:value-type="float" office:value="1244" calcext:value-type="float">
            <text:p>1244</text:p>
          </table:table-cell>
          <table:table-cell office:value-type="float" office:value="4148" calcext:value-type="float">
            <text:p>4148</text:p>
          </table:table-cell>
          <table:table-cell office:value-type="float" office:value="509" calcext:value-type="float">
            <text:p>509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7204" calcext:value-type="float">
            <text:p>7204</text:p>
          </table:table-cell>
          <table:table-cell office:value-type="float" office:value="2271" calcext:value-type="float">
            <text:p>2271</text:p>
          </table:table-cell>
          <table:table-cell office:value-type="float" office:value="5508" calcext:value-type="float">
            <text:p>5508</text:p>
          </table:table-cell>
          <table:table-cell office:value-type="float" office:value="5773" calcext:value-type="float">
            <text:p>5773</text:p>
          </table:table-cell>
          <table:table-cell office:value-type="float" office:value="4032" calcext:value-type="float">
            <text:p>4032</text:p>
          </table:table-cell>
          <table:table-cell office:value-type="float" office:value="1404" calcext:value-type="float">
            <text:p>1404</text:p>
          </table:table-cell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382" calcext:value-type="float">
            <text:p>7382</text:p>
          </table:table-cell>
          <table:table-cell office:value-type="float" office:value="3323" calcext:value-type="float">
            <text:p>3323</text:p>
          </table:table-cell>
          <table:table-cell office:value-type="float" office:value="2278" calcext:value-type="float">
            <text:p>2278</text:p>
          </table:table-cell>
          <table:table-cell office:value-type="float" office:value="4117" calcext:value-type="float">
            <text:p>4117</text:p>
          </table:table-cell>
          <table:table-cell office:value-type="float" office:value="964" calcext:value-type="float">
            <text:p>964</text:p>
          </table:table-cell>
          <table:table-cell office:value-type="float" office:value="4149" calcext:value-type="float">
            <text:p>4149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965" calcext:value-type="float">
            <text:p>965</text:p>
          </table:table-cell>
          <table:table-cell office:value-type="float" office:value="526" calcext:value-type="float">
            <text:p>526</text:p>
          </table:table-cell>
          <table:table-cell office:value-type="float" office:value="8240" calcext:value-type="float">
            <text:p>8240</text:p>
          </table:table-cell>
          <table:table-cell office:value-type="float" office:value="1482" calcext:value-type="float">
            <text:p>1482</text:p>
          </table:table-cell>
          <table:table-cell office:value-type="float" office:value="3663" calcext:value-type="float">
            <text:p>3663</text:p>
          </table:table-cell>
          <table:table-cell office:value-type="float" office:value="4001" calcext:value-type="float">
            <text:p>4001</text:p>
          </table:table-cell>
          <table:table-cell office:value-type="float" office:value="3999" calcext:value-type="float">
            <text:p>3999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86" calcext:value-type="float">
            <text:p>3286</text:p>
          </table:table-cell>
          <table:table-cell office:value-type="float" office:value="4841" calcext:value-type="float">
            <text:p>4841</text:p>
          </table:table-cell>
          <table:table-cell office:value-type="float" office:value="1298" calcext:value-type="float">
            <text:p>1298</text:p>
          </table:table-cell>
          <table:table-cell office:value-type="float" office:value="3255" calcext:value-type="float">
            <text:p>3255</text:p>
          </table:table-cell>
          <table:table-cell office:value-type="float" office:value="2723" calcext:value-type="float">
            <text:p>2723</text:p>
          </table:table-cell>
          <table:table-cell office:value-type="float" office:value="414" calcext:value-type="float">
            <text:p>414</text:p>
          </table:table-cell>
          <table:table-cell office:value-type="float" office:value="1233" calcext:value-type="float">
            <text:p>1233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13" calcext:value-type="float">
            <text:p>2613</text:p>
          </table:table-cell>
          <table:table-cell office:value-type="float" office:value="2895" calcext:value-type="float">
            <text:p>2895</text:p>
          </table:table-cell>
          <table:table-cell office:value-type="float" office:value="4874" calcext:value-type="float">
            <text:p>4874</text:p>
          </table:table-cell>
          <table:table-cell office:value-type="float" office:value="4766" calcext:value-type="float">
            <text:p>4766</text:p>
          </table:table-cell>
          <table:table-cell office:value-type="float" office:value="5248" calcext:value-type="float">
            <text:p>5248</text:p>
          </table:table-cell>
          <table:table-cell office:value-type="float" office:value="1646" calcext:value-type="float">
            <text:p>1646</text:p>
          </table:table-cell>
          <table:table-cell office:value-type="float" office:value="1427" calcext:value-type="float">
            <text:p>1427</text:p>
          </table:table-cell>
          <table:table-cell table:number-columns-repeated="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892" calcext:value-type="float">
            <text:p>1892</text:p>
          </table:table-cell>
          <table:table-cell office:value-type="float" office:value="11850" calcext:value-type="float">
            <text:p>11850</text:p>
          </table:table-cell>
          <table:table-cell office:value-type="float" office:value="2645" calcext:value-type="float">
            <text:p>2645</text:p>
          </table:table-cell>
          <table:table-cell office:value-type="float" office:value="577" calcext:value-type="float">
            <text:p>577</text:p>
          </table:table-cell>
          <table:table-cell office:value-type="float" office:value="1044" calcext:value-type="float">
            <text:p>1044</text:p>
          </table:table-cell>
          <table:table-cell office:value-type="float" office:value="3830" calcext:value-type="float">
            <text:p>3830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5323" calcext:value-type="float">
            <text:p>5323</text:p>
          </table:table-cell>
          <table:table-cell office:value-type="float" office:value="6901" calcext:value-type="float">
            <text:p>6901</text:p>
          </table:table-cell>
          <table:table-cell office:value-type="float" office:value="303" calcext:value-type="float">
            <text:p>303</text:p>
          </table:table-cell>
          <table:table-cell office:value-type="float" office:value="6002" calcext:value-type="float">
            <text:p>6002</text:p>
          </table:table-cell>
          <table:table-cell office:value-type="float" office:value="5050" calcext:value-type="float">
            <text:p>5050</text:p>
          </table:table-cell>
          <table:table-cell office:value-type="float" office:value="5697" calcext:value-type="float">
            <text:p>5697</text:p>
          </table:table-cell>
          <table:table-cell office:value-type="float" office:value="5329" calcext:value-type="float">
            <text:p>5329</text:p>
          </table:table-cell>
          <table:table-cell table:number-columns-repeated="7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919" calcext:value-type="float">
            <text:p>4919</text:p>
          </table:table-cell>
          <table:table-cell office:value-type="float" office:value="3180" calcext:value-type="float">
            <text:p>3180</text:p>
          </table:table-cell>
          <table:table-cell office:value-type="float" office:value="8742" calcext:value-type="float">
            <text:p>8742</text:p>
          </table:table-cell>
          <table:table-cell office:value-type="float" office:value="2556" calcext:value-type="float">
            <text:p>2556</text:p>
          </table:table-cell>
          <table:table-cell office:value-type="float" office:value="1092" calcext:value-type="float">
            <text:p>1092</text:p>
          </table:table-cell>
          <table:table-cell office:value-type="float" office:value="5167" calcext:value-type="float">
            <text:p>5167</text:p>
          </table:table-cell>
          <table:table-cell office:value-type="float" office:value="1261" calcext:value-type="float">
            <text:p>1261</text:p>
          </table:table-cell>
          <table:table-cell table:number-columns-repeated="7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5926" calcext:value-type="float">
            <text:p>5926</text:p>
          </table:table-cell>
          <table:table-cell office:value-type="float" office:value="5281" calcext:value-type="float">
            <text:p>5281</text:p>
          </table:table-cell>
          <table:table-cell office:value-type="float" office:value="1265" calcext:value-type="float">
            <text:p>1265</text:p>
          </table:table-cell>
          <table:table-cell office:value-type="float" office:value="4066" calcext:value-type="float">
            <text:p>4066</text:p>
          </table:table-cell>
          <table:table-cell office:value-type="float" office:value="1722" calcext:value-type="float">
            <text:p>1722</text:p>
          </table:table-cell>
          <table:table-cell office:value-type="float" office:value="6586" calcext:value-type="float">
            <text:p>6586</text:p>
          </table:table-cell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6448" calcext:value-type="float">
            <text:p>6448</text:p>
          </table:table-cell>
          <table:table-cell office:value-type="float" office:value="2562" calcext:value-type="float">
            <text:p>2562</text:p>
          </table:table-cell>
          <table:table-cell office:value-type="float" office:value="2504" calcext:value-type="float">
            <text:p>2504</text:p>
          </table:table-cell>
          <table:table-cell office:value-type="float" office:value="2177" calcext:value-type="float">
            <text:p>2177</text:p>
          </table:table-cell>
          <table:table-cell office:value-type="float" office:value="2472" calcext:value-type="float">
            <text:p>2472</text:p>
          </table:table-cell>
          <table:table-cell office:value-type="float" office:value="640" calcext:value-type="float">
            <text:p>640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5978" calcext:value-type="float">
            <text:p>5978</text:p>
          </table:table-cell>
          <table:table-cell office:value-type="float" office:value="3492" calcext:value-type="float">
            <text:p>3492</text:p>
          </table:table-cell>
          <table:table-cell office:value-type="float" office:value="1805" calcext:value-type="float">
            <text:p>1805</text:p>
          </table:table-cell>
          <table:table-cell office:value-type="float" office:value="1879" calcext:value-type="float">
            <text:p>1879</text:p>
          </table:table-cell>
          <table:table-cell office:value-type="float" office:value="3913" calcext:value-type="float">
            <text:p>3913</text:p>
          </table:table-cell>
          <table:table-cell office:value-type="float" office:value="2712" calcext:value-type="float">
            <text:p>2712</text:p>
          </table:table-cell>
          <table:table-cell office:value-type="float" office:value="4114" calcext:value-type="float">
            <text:p>4114</text:p>
          </table:table-cell>
          <table:table-cell table:number-columns-repeated="7"/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4290" calcext:value-type="float">
            <text:p>4290</text:p>
          </table:table-cell>
          <table:table-cell office:value-type="float" office:value="3512" calcext:value-type="float">
            <text:p>3512</text:p>
          </table:table-cell>
          <table:table-cell office:value-type="float" office:value="7068" calcext:value-type="float">
            <text:p>7068</text:p>
          </table:table-cell>
          <table:table-cell office:value-type="float" office:value="320" calcext:value-type="float">
            <text:p>320</text:p>
          </table:table-cell>
          <table:table-cell office:value-type="float" office:value="2558" calcext:value-type="float">
            <text:p>2558</text:p>
          </table:table-cell>
          <table:table-cell office:value-type="float" office:value="6131" calcext:value-type="float">
            <text:p>6131</text:p>
          </table:table-cell>
          <table:table-cell office:value-type="float" office:value="4726" calcext:value-type="float">
            <text:p>4726</text:p>
          </table:table-cell>
          <table:table-cell table:number-columns-repeated="7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377" calcext:value-type="float">
            <text:p>3377</text:p>
          </table:table-cell>
          <table:table-cell office:value-type="float" office:value="1784" calcext:value-type="float">
            <text:p>1784</text:p>
          </table:table-cell>
          <table:table-cell office:value-type="float" office:value="523" calcext:value-type="float">
            <text:p>523</text:p>
          </table:table-cell>
          <table:table-cell office:value-type="float" office:value="4446" calcext:value-type="float">
            <text:p>4446</text:p>
          </table:table-cell>
          <table:table-cell office:value-type="float" office:value="4257" calcext:value-type="float">
            <text:p>4257</text:p>
          </table:table-cell>
          <table:table-cell office:value-type="float" office:value="3449" calcext:value-type="float">
            <text:p>3449</text:p>
          </table:table-cell>
          <table:table-cell office:value-type="float" office:value="4359" calcext:value-type="float">
            <text:p>4359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562" calcext:value-type="float">
            <text:p>6562</text:p>
          </table:table-cell>
          <table:table-cell office:value-type="float" office:value="4468" calcext:value-type="float">
            <text:p>4468</text:p>
          </table:table-cell>
          <table:table-cell office:value-type="float" office:value="2112" calcext:value-type="float">
            <text:p>2112</text:p>
          </table:table-cell>
          <table:table-cell office:value-type="float" office:value="3500" calcext:value-type="float">
            <text:p>3500</text:p>
          </table:table-cell>
          <table:table-cell office:value-type="float" office:value="4271" calcext:value-type="float">
            <text:p>4271</text:p>
          </table:table-cell>
          <table:table-cell office:value-type="float" office:value="240" calcext:value-type="float">
            <text:p>240</text:p>
          </table:table-cell>
          <table:table-cell office:value-type="float" office:value="935" calcext:value-type="float">
            <text:p>935</text:p>
          </table:table-cell>
          <table:table-cell table:number-columns-repeated="7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1971" calcext:value-type="float">
            <text:p>1971</text:p>
          </table:table-cell>
          <table:table-cell office:value-type="float" office:value="9143" calcext:value-type="float">
            <text:p>9143</text:p>
          </table:table-cell>
          <table:table-cell office:value-type="float" office:value="904" calcext:value-type="float">
            <text:p>904</text:p>
          </table:table-cell>
          <table:table-cell office:value-type="float" office:value="1507" calcext:value-type="float">
            <text:p>1507</text:p>
          </table:table-cell>
          <table:table-cell office:value-type="float" office:value="360" calcext:value-type="float">
            <text:p>360</text:p>
          </table:table-cell>
          <table:table-cell office:value-type="float" office:value="5000" calcext:value-type="float">
            <text:p>5000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519" calcext:value-type="float">
            <text:p>2519</text:p>
          </table:table-cell>
          <table:table-cell office:value-type="float" office:value="6930" calcext:value-type="float">
            <text:p>6930</text:p>
          </table:table-cell>
          <table:table-cell office:value-type="float" office:value="1004" calcext:value-type="float">
            <text:p>1004</text:p>
          </table:table-cell>
          <table:table-cell office:value-type="float" office:value="1280" calcext:value-type="float">
            <text:p>1280</text:p>
          </table:table-cell>
          <table:table-cell office:value-type="float" office:value="1886" calcext:value-type="float">
            <text:p>1886</text:p>
          </table:table-cell>
          <table:table-cell office:value-type="float" office:value="2510" calcext:value-type="float">
            <text:p>2510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428" calcext:value-type="float">
            <text:p>6428</text:p>
          </table:table-cell>
          <table:table-cell office:value-type="float" office:value="8010" calcext:value-type="float">
            <text:p>8010</text:p>
          </table:table-cell>
          <table:table-cell office:value-type="float" office:value="724" calcext:value-type="float">
            <text:p>724</text:p>
          </table:table-cell>
          <table:table-cell office:value-type="float" office:value="374" calcext:value-type="float">
            <text:p>374</text:p>
          </table:table-cell>
          <table:table-cell office:value-type="float" office:value="207" calcext:value-type="float">
            <text:p>207</text:p>
          </table:table-cell>
          <table:table-cell office:value-type="float" office:value="1371" calcext:value-type="float">
            <text:p>1371</text:p>
          </table:table-cell>
          <table:table-cell office:value-type="float" office:value="4154" calcext:value-type="float">
            <text:p>4154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2883" calcext:value-type="float">
            <text:p>2883</text:p>
          </table:table-cell>
          <table:table-cell office:value-type="float" office:value="8355" calcext:value-type="float">
            <text:p>8355</text:p>
          </table:table-cell>
          <table:table-cell office:value-type="float" office:value="7437" calcext:value-type="float">
            <text:p>7437</text:p>
          </table:table-cell>
          <table:table-cell office:value-type="float" office:value="2340" calcext:value-type="float">
            <text:p>2340</text:p>
          </table:table-cell>
          <table:table-cell office:value-type="float" office:value="4243" calcext:value-type="float">
            <text:p>4243</text:p>
          </table:table-cell>
          <table:table-cell office:value-type="float" office:value="2145" calcext:value-type="float">
            <text:p>2145</text:p>
          </table:table-cell>
          <table:table-cell office:value-type="float" office:value="2211" calcext:value-type="float">
            <text:p>2211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957" calcext:value-type="float">
            <text:p>1957</text:p>
          </table:table-cell>
          <table:table-cell office:value-type="float" office:value="1803" calcext:value-type="float">
            <text:p>1803</text:p>
          </table:table-cell>
          <table:table-cell office:value-type="float" office:value="1351" calcext:value-type="float">
            <text:p>1351</text:p>
          </table:table-cell>
          <table:table-cell office:value-type="float" office:value="639" calcext:value-type="float">
            <text:p>639</text:p>
          </table:table-cell>
          <table:table-cell office:value-type="float" office:value="801" calcext:value-type="float">
            <text:p>801</text:p>
          </table:table-cell>
          <table:table-cell office:value-type="float" office:value="3766" calcext:value-type="float">
            <text:p>3766</text:p>
          </table:table-cell>
          <table:table-cell office:value-type="float" office:value="3657" calcext:value-type="float">
            <text:p>3657</text:p>
          </table:table-cell>
          <table:table-cell table:number-columns-repeated="7"/>
        </table:table-row>
        <table:table-row table:style-name="ro1">
          <table:table-cell table:formula="of:=AVERAGE([.A7:.A111])" office:value-type="float" office:value="3231" calcext:value-type="float">
            <text:p>3231</text:p>
          </table:table-cell>
          <table:table-cell table:number-columns-repeated="7" office:value-type="string" calcext:value-type="string">
            <text:p>&gt; 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1 gra</text:p>
          </table:table-cell>
          <table:table-cell office:value-type="string" calcext:value-type="string">
            <text:p>2 gry</text:p>
          </table:table-cell>
          <table:table-cell office:value-type="string" calcext:value-type="string">
            <text:p>3 gry</text:p>
          </table:table-cell>
          <table:table-cell office:value-type="string" calcext:value-type="string">
            <text:p>4 gry</text:p>
          </table:table-cell>
          <table:table-cell office:value-type="string" calcext:value-type="string">
            <text:p>5 gier</text:p>
          </table:table-cell>
          <table:table-cell office:value-type="string" calcext:value-type="string">
            <text:p>6 gier</text:p>
          </table:table-cell>
          <table:table-cell office:value-type="string" calcext:value-type="string">
            <text:p>7 gier</text:p>
          </table:table-cell>
          <table:table-cell office:value-type="string" calcext:value-type="string">
            <text:p>8 gier</text:p>
          </table:table-cell>
          <table:table-cell table:number-columns-repeated="2"/>
          <table:table-cell office:value-type="string" calcext:value-type="string">
            <text:p>Przedział punktowy</text:p>
          </table:table-cell>
          <table:table-cell office:value-type="string" calcext:value-type="string">
            <text:p>Ilość gier w przedzi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 500</text:p>
          </table:table-cell>
          <table:table-cell table:formula="of:=COUNTIFS([.A6:.A111];&quot;&lt;=500&quot;)" office:value-type="float" office:value="0" calcext:value-type="float">
            <text:p>0</text:p>
          </table:table-cell>
          <table:table-cell table:formula="of:=COUNTIFS([.B6:.B111];&quot;&lt;=500&quot;)" office:value-type="float" office:value="2" calcext:value-type="float">
            <text:p>2</text:p>
          </table:table-cell>
          <table:table-cell table:formula="of:=COUNTIFS([.C6:.C111];&quot;&lt;=500&quot;)" office:value-type="float" office:value="3" calcext:value-type="float">
            <text:p>3</text:p>
          </table:table-cell>
          <table:table-cell table:formula="of:=COUNTIFS([.D6:.D111];&quot;&lt;=500&quot;)" office:value-type="float" office:value="12" calcext:value-type="float">
            <text:p>12</text:p>
          </table:table-cell>
          <table:table-cell table:formula="of:=COUNTIFS([.E6:.E111];&quot;&lt;=500&quot;)" office:value-type="float" office:value="8" calcext:value-type="float">
            <text:p>8</text:p>
          </table:table-cell>
          <table:table-cell table:formula="of:=COUNTIFS([.F6:.F111];&quot;&lt;=500&quot;)" office:value-type="float" office:value="12" calcext:value-type="float">
            <text:p>12</text:p>
          </table:table-cell>
          <table:table-cell table:formula="of:=COUNTIFS([.G6:.G111];&quot;&lt;=500&quot;)" office:value-type="float" office:value="8" calcext:value-type="float">
            <text:p>8</text:p>
          </table:table-cell>
          <table:table-cell table:formula="of:=COUNTIFS([.H6:.H111];&quot;&lt;=500&quot;)" office:value-type="float" office:value="19" calcext:value-type="float">
            <text:p>19</text:p>
          </table:table-cell>
          <table:table-cell table:formula="of:=SUM([.B115:.I115])" office:value-type="float" office:value="64" calcext:value-type="float">
            <text:p>64</text:p>
          </table:table-cell>
          <table:table-cell/>
          <table:table-cell office:value-type="string" calcext:value-type="string">
            <text:p>&lt; 500</text:p>
          </table:table-cell>
          <table:table-cell table:formula="of:=SUM([.E115:.L115])" office:value-type="float" office:value="123" calcext:value-type="float">
            <text:p>123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500 – 1000</text:p>
          </table:table-cell>
          <table:table-cell table:formula="of:=COUNTIFS([.A6:.A111];&quot;&lt;=1000&quot;;[.A6:.A111];&quot;&gt;=500&quot;)" office:value-type="float" office:value="9" calcext:value-type="float">
            <text:p>9</text:p>
          </table:table-cell>
          <table:table-cell table:formula="of:=COUNTIFS([.B6:.B111];&quot;&lt;=1000&quot;;[.B6:.B111];&quot;&gt;=500&quot;)" office:value-type="float" office:value="16" calcext:value-type="float">
            <text:p>16</text:p>
          </table:table-cell>
          <table:table-cell table:formula="of:=COUNTIFS([.C6:.C111];&quot;&lt;=1000&quot;;[.C6:.C111];&quot;&gt;=500&quot;)" office:value-type="float" office:value="11" calcext:value-type="float">
            <text:p>11</text:p>
          </table:table-cell>
          <table:table-cell table:formula="of:=COUNTIFS([.D6:.D111];&quot;&lt;=1000&quot;;[.D6:.D111];&quot;&gt;=500&quot;)" office:value-type="float" office:value="13" calcext:value-type="float">
            <text:p>13</text:p>
          </table:table-cell>
          <table:table-cell table:formula="of:=COUNTIFS([.E6:.E111];&quot;&lt;=1000&quot;;[.E6:.E111];&quot;&gt;=500&quot;)" office:value-type="float" office:value="8" calcext:value-type="float">
            <text:p>8</text:p>
          </table:table-cell>
          <table:table-cell table:formula="of:=COUNTIFS([.F6:.F111];&quot;&lt;=1000&quot;;[.F6:.F111];&quot;&gt;=500&quot;)" office:value-type="float" office:value="11" calcext:value-type="float">
            <text:p>11</text:p>
          </table:table-cell>
          <table:table-cell table:formula="of:=COUNTIFS([.G6:.G111];&quot;&lt;=1000&quot;;[.G6:.G111];&quot;&gt;=500&quot;)" office:value-type="float" office:value="5" calcext:value-type="float">
            <text:p>5</text:p>
          </table:table-cell>
          <table:table-cell table:formula="of:=COUNTIFS([.H6:.H111];&quot;&lt;=1000&quot;;[.H6:.H111];&quot;&gt;=500&quot;)" office:value-type="float" office:value="16" calcext:value-type="float">
            <text:p>16</text:p>
          </table:table-cell>
          <table:table-cell table:formula="of:=SUM([.B116:.I116])" office:value-type="float" office:value="89" calcext:value-type="float">
            <text:p>89</text:p>
          </table:table-cell>
          <table:table-cell/>
          <table:table-cell office:value-type="string" calcext:value-type="string">
            <text:p>500 – 1000</text:p>
          </table:table-cell>
          <table:table-cell table:formula="of:=SUM([.E116:.L116])"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1000 – 1500</text:p>
          </table:table-cell>
          <table:table-cell table:formula="of:=COUNTIFS([.A6:.A111];&quot;&lt;=1500&quot;;[.A6:.A111];&quot;&gt;=1000&quot;)" office:value-type="float" office:value="9" calcext:value-type="float">
            <text:p>9</text:p>
          </table:table-cell>
          <table:table-cell table:formula="of:=COUNTIFS([.B6:.B111];&quot;&lt;=1500&quot;;[.B6:.B111];&quot;&gt;=1000&quot;)" office:value-type="float" office:value="8" calcext:value-type="float">
            <text:p>8</text:p>
          </table:table-cell>
          <table:table-cell table:formula="of:=COUNTIFS([.C6:.C111];&quot;&lt;=1500&quot;;[.C6:.C111];&quot;&gt;=1000&quot;)" office:value-type="float" office:value="5" calcext:value-type="float">
            <text:p>5</text:p>
          </table:table-cell>
          <table:table-cell table:formula="of:=COUNTIFS([.D6:.D111];&quot;&lt;=1500&quot;;[.D6:.D111];&quot;&gt;=1000&quot;)" office:value-type="float" office:value="11" calcext:value-type="float">
            <text:p>11</text:p>
          </table:table-cell>
          <table:table-cell table:formula="of:=COUNTIFS([.E6:.E111];&quot;&lt;=1500&quot;;[.E6:.E111];&quot;&gt;=1000&quot;)" office:value-type="float" office:value="11" calcext:value-type="float">
            <text:p>11</text:p>
          </table:table-cell>
          <table:table-cell table:formula="of:=COUNTIFS([.F6:.F111];&quot;&lt;=1500&quot;;[.F6:.F111];&quot;&gt;=1000&quot;)" office:value-type="float" office:value="9" calcext:value-type="float">
            <text:p>9</text:p>
          </table:table-cell>
          <table:table-cell table:formula="of:=COUNTIFS([.G6:.G111];&quot;&lt;=1500&quot;;[.G6:.G111];&quot;&gt;=1000&quot;)" office:value-type="float" office:value="5" calcext:value-type="float">
            <text:p>5</text:p>
          </table:table-cell>
          <table:table-cell table:formula="of:=COUNTIFS([.H6:.H111];&quot;&lt;=1500&quot;;[.H6:.H111];&quot;&gt;=1000&quot;)" office:value-type="float" office:value="19" calcext:value-type="float">
            <text:p>19</text:p>
          </table:table-cell>
          <table:table-cell table:formula="of:=SUM([.B117:.I117])" office:value-type="float" office:value="77" calcext:value-type="float">
            <text:p>77</text:p>
          </table:table-cell>
          <table:table-cell/>
          <table:table-cell office:value-type="string" calcext:value-type="string">
            <text:p>1000 – 1500</text:p>
          </table:table-cell>
          <table:table-cell table:formula="of:=SUM([.E117:.L117])"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1500 – 2000</text:p>
          </table:table-cell>
          <table:table-cell table:formula="of:=COUNTIFS([.A6:.A111];&quot;&lt;=2000&quot;;[.A6:.A111];&quot;&gt;=1500&quot;)" office:value-type="float" office:value="5" calcext:value-type="float">
            <text:p>5</text:p>
          </table:table-cell>
          <table:table-cell table:formula="of:=COUNTIFS([.B6:.B111];&quot;&lt;=2000&quot;;[.B6:.B111];&quot;&gt;=1500&quot;)" office:value-type="float" office:value="12" calcext:value-type="float">
            <text:p>12</text:p>
          </table:table-cell>
          <table:table-cell table:formula="of:=COUNTIFS([.C6:.C111];&quot;&lt;=2000&quot;;[.C6:.C111];&quot;&gt;=1500&quot;)" office:value-type="float" office:value="5" calcext:value-type="float">
            <text:p>5</text:p>
          </table:table-cell>
          <table:table-cell table:formula="of:=COUNTIFS([.D6:.D111];&quot;&lt;=2000&quot;;[.D6:.D111];&quot;&gt;=1500&quot;)" office:value-type="float" office:value="7" calcext:value-type="float">
            <text:p>7</text:p>
          </table:table-cell>
          <table:table-cell table:formula="of:=COUNTIFS([.E6:.E111];&quot;&lt;=2000&quot;;[.E6:.E111];&quot;&gt;=1500&quot;)" office:value-type="float" office:value="12" calcext:value-type="float">
            <text:p>12</text:p>
          </table:table-cell>
          <table:table-cell table:formula="of:=COUNTIFS([.F6:.F111];&quot;&lt;=2000&quot;;[.F6:.F111];&quot;&gt;=1500&quot;)" office:value-type="float" office:value="14" calcext:value-type="float">
            <text:p>14</text:p>
          </table:table-cell>
          <table:table-cell table:formula="of:=COUNTIFS([.G6:.G111];&quot;&lt;=2000&quot;;[.G6:.G111];&quot;&gt;=1500&quot;)" office:value-type="float" office:value="7" calcext:value-type="float">
            <text:p>7</text:p>
          </table:table-cell>
          <table:table-cell table:formula="of:=COUNTIFS([.H6:.H111];&quot;&lt;=2000&quot;;[.H6:.H111];&quot;&gt;=1500&quot;)" office:value-type="float" office:value="8" calcext:value-type="float">
            <text:p>8</text:p>
          </table:table-cell>
          <table:table-cell table:formula="of:=SUM([.B118:.I118])" office:value-type="float" office:value="70" calcext:value-type="float">
            <text:p>70</text:p>
          </table:table-cell>
          <table:table-cell/>
          <table:table-cell office:value-type="string" calcext:value-type="string">
            <text:p>1500 – 2000</text:p>
          </table:table-cell>
          <table:table-cell table:formula="of:=SUM([.E118:.L118])"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00 – 2500</text:p>
          </table:table-cell>
          <table:table-cell table:formula="of:=COUNTIFS([.A6:.A111];&quot;&lt;=2500&quot;;[.A6:.A111];&quot;&gt;=2000&quot;)" office:value-type="float" office:value="16" calcext:value-type="float">
            <text:p>16</text:p>
          </table:table-cell>
          <table:table-cell table:formula="of:=COUNTIFS([.B6:.B111];&quot;&lt;=2500&quot;;[.B6:.B111];&quot;&gt;=2000&quot;)" office:value-type="float" office:value="6" calcext:value-type="float">
            <text:p>6</text:p>
          </table:table-cell>
          <table:table-cell table:formula="of:=COUNTIFS([.C6:.C111];&quot;&lt;=2500&quot;;[.C6:.C111];&quot;&gt;=2000&quot;)" office:value-type="float" office:value="8" calcext:value-type="float">
            <text:p>8</text:p>
          </table:table-cell>
          <table:table-cell table:formula="of:=COUNTIFS([.D6:.D111];&quot;&lt;=2500&quot;;[.D6:.D111];&quot;&gt;=2000&quot;)" office:value-type="float" office:value="9" calcext:value-type="float">
            <text:p>9</text:p>
          </table:table-cell>
          <table:table-cell table:formula="of:=COUNTIFS([.E6:.E111];&quot;&lt;=2500&quot;;[.E6:.E111];&quot;&gt;=2000&quot;)" office:value-type="float" office:value="8" calcext:value-type="float">
            <text:p>8</text:p>
          </table:table-cell>
          <table:table-cell table:formula="of:=COUNTIFS([.F6:.F111];&quot;&lt;=2500&quot;;[.F6:.F111];&quot;&gt;=2000&quot;)" office:value-type="float" office:value="8" calcext:value-type="float">
            <text:p>8</text:p>
          </table:table-cell>
          <table:table-cell table:formula="of:=COUNTIFS([.G6:.G111];&quot;&lt;=2500&quot;;[.G6:.G111];&quot;&gt;=2000&quot;)" office:value-type="float" office:value="14" calcext:value-type="float">
            <text:p>14</text:p>
          </table:table-cell>
          <table:table-cell table:formula="of:=COUNTIFS([.H6:.H111];&quot;&lt;=2500&quot;;[.H6:.H111];&quot;&gt;=2000&quot;)" office:value-type="float" office:value="11" calcext:value-type="float">
            <text:p>11</text:p>
          </table:table-cell>
          <table:table-cell table:formula="of:=SUM([.B119:.I119])" office:value-type="float" office:value="80" calcext:value-type="float">
            <text:p>80</text:p>
          </table:table-cell>
          <table:table-cell/>
          <table:table-cell office:value-type="string" calcext:value-type="string">
            <text:p>2000 – 2500</text:p>
          </table:table-cell>
          <table:table-cell table:formula="of:=SUM([.E119:.L119])"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2500 – 3000</text:p>
          </table:table-cell>
          <table:table-cell table:formula="of:=COUNTIFS([.A6:.A111];&quot;&lt;=3000&quot;;[.A6:.A111];&quot;&gt;=2500&quot;)" office:value-type="float" office:value="11" calcext:value-type="float">
            <text:p>11</text:p>
          </table:table-cell>
          <table:table-cell table:formula="of:=COUNTIFS([.B6:.B111];&quot;&lt;=3000&quot;;[.B6:.B111];&quot;&gt;=2500&quot;)" office:value-type="float" office:value="5" calcext:value-type="float">
            <text:p>5</text:p>
          </table:table-cell>
          <table:table-cell table:formula="of:=COUNTIFS([.C6:.C111];&quot;&lt;=3000&quot;;[.C6:.C111];&quot;&gt;=2500&quot;)" office:value-type="float" office:value="10" calcext:value-type="float">
            <text:p>10</text:p>
          </table:table-cell>
          <table:table-cell table:formula="of:=COUNTIFS([.D6:.D111];&quot;&lt;=3000&quot;;[.D6:.D111];&quot;&gt;=2500&quot;)" office:value-type="float" office:value="10" calcext:value-type="float">
            <text:p>10</text:p>
          </table:table-cell>
          <table:table-cell table:formula="of:=COUNTIFS([.E6:.E111];&quot;&lt;=3000&quot;;[.E6:.E111];&quot;&gt;=2500&quot;)" office:value-type="float" office:value="6" calcext:value-type="float">
            <text:p>6</text:p>
          </table:table-cell>
          <table:table-cell table:formula="of:=COUNTIFS([.F6:.F111];&quot;&lt;=3000&quot;;[.F6:.F111];&quot;&gt;=2500&quot;)" office:value-type="float" office:value="10" calcext:value-type="float">
            <text:p>10</text:p>
          </table:table-cell>
          <table:table-cell table:formula="of:=COUNTIFS([.G6:.G111];&quot;&lt;=3000&quot;;[.G6:.G111];&quot;&gt;=2500&quot;)" office:value-type="float" office:value="8" calcext:value-type="float">
            <text:p>8</text:p>
          </table:table-cell>
          <table:table-cell table:formula="of:=COUNTIFS([.H6:.H111];&quot;&lt;=3000&quot;;[.H6:.H111];&quot;&gt;=2500&quot;)" office:value-type="float" office:value="5" calcext:value-type="float">
            <text:p>5</text:p>
          </table:table-cell>
          <table:table-cell table:formula="of:=SUM([.B120:.I120])" office:value-type="float" office:value="65" calcext:value-type="float">
            <text:p>65</text:p>
          </table:table-cell>
          <table:table-cell/>
          <table:table-cell office:value-type="string" calcext:value-type="string">
            <text:p>2500 – 3000</text:p>
          </table:table-cell>
          <table:table-cell table:formula="of:=SUM([.E120:.L120])"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3000 – 3500</text:p>
          </table:table-cell>
          <table:table-cell table:formula="of:=COUNTIFS([.A6:.A111];&quot;&lt;=3500&quot;;[.A6:.A111];&quot;&gt;=3000&quot;)" office:value-type="float" office:value="10" calcext:value-type="float">
            <text:p>10</text:p>
          </table:table-cell>
          <table:table-cell table:formula="of:=COUNTIFS([.B6:.B111];&quot;&lt;=3500&quot;;[.B6:.B111];&quot;&gt;=3000&quot;)" office:value-type="float" office:value="9" calcext:value-type="float">
            <text:p>9</text:p>
          </table:table-cell>
          <table:table-cell table:formula="of:=COUNTIFS([.C6:.C111];&quot;&lt;=3500&quot;;[.C6:.C111];&quot;&gt;=3000&quot;)" office:value-type="float" office:value="9" calcext:value-type="float">
            <text:p>9</text:p>
          </table:table-cell>
          <table:table-cell table:formula="of:=COUNTIFS([.D6:.D111];&quot;&lt;=3500&quot;;[.D6:.D111];&quot;&gt;=3000&quot;)" office:value-type="float" office:value="6" calcext:value-type="float">
            <text:p>6</text:p>
          </table:table-cell>
          <table:table-cell table:formula="of:=COUNTIFS([.E6:.E111];&quot;&lt;=3500&quot;;[.E6:.E111];&quot;&gt;=3000&quot;)" office:value-type="float" office:value="8" calcext:value-type="float">
            <text:p>8</text:p>
          </table:table-cell>
          <table:table-cell table:formula="of:=COUNTIFS([.F6:.F111];&quot;&lt;=3500&quot;;[.F6:.F111];&quot;&gt;=3000&quot;)" office:value-type="float" office:value="2" calcext:value-type="float">
            <text:p>2</text:p>
          </table:table-cell>
          <table:table-cell table:formula="of:=COUNTIFS([.G6:.G111];&quot;&lt;=3500&quot;;[.G6:.G111];&quot;&gt;=3000&quot;)" office:value-type="float" office:value="7" calcext:value-type="float">
            <text:p>7</text:p>
          </table:table-cell>
          <table:table-cell table:formula="of:=COUNTIFS([.H6:.H111];&quot;&lt;=3500&quot;;[.H6:.H111];&quot;&gt;=3000&quot;)" office:value-type="float" office:value="5" calcext:value-type="float">
            <text:p>5</text:p>
          </table:table-cell>
          <table:table-cell table:formula="of:=SUM([.B121:.I121])" office:value-type="float" office:value="56" calcext:value-type="float">
            <text:p>56</text:p>
          </table:table-cell>
          <table:table-cell/>
          <table:table-cell office:value-type="string" calcext:value-type="string">
            <text:p>3000 – 3500</text:p>
          </table:table-cell>
          <table:table-cell table:formula="of:=SUM([.E121:.L121])"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3500 – 4000</text:p>
          </table:table-cell>
          <table:table-cell table:formula="of:=COUNTIFS([.A6:.A111];&quot;&lt;=4000&quot;;[.A6:.A111];&quot;&gt;=3500&quot;)" office:value-type="float" office:value="11" calcext:value-type="float">
            <text:p>11</text:p>
          </table:table-cell>
          <table:table-cell table:formula="of:=COUNTIFS([.B6:.B111];&quot;&lt;=4000&quot;;[.B6:.B111];&quot;&gt;=3500&quot;)" office:value-type="float" office:value="5" calcext:value-type="float">
            <text:p>5</text:p>
          </table:table-cell>
          <table:table-cell table:formula="of:=COUNTIFS([.C6:.C111];&quot;&lt;=4000&quot;;[.C6:.C111];&quot;&gt;=3500&quot;)" office:value-type="float" office:value="7" calcext:value-type="float">
            <text:p>7</text:p>
          </table:table-cell>
          <table:table-cell table:formula="of:=COUNTIFS([.D6:.D111];&quot;&lt;=4000&quot;;[.D6:.D111];&quot;&gt;=3500&quot;)" office:value-type="float" office:value="5" calcext:value-type="float">
            <text:p>5</text:p>
          </table:table-cell>
          <table:table-cell table:formula="of:=COUNTIFS([.E6:.E111];&quot;&lt;=4000&quot;;[.E6:.E111];&quot;&gt;=3500&quot;)" office:value-type="float" office:value="10" calcext:value-type="float">
            <text:p>10</text:p>
          </table:table-cell>
          <table:table-cell table:formula="of:=COUNTIFS([.F6:.F111];&quot;&lt;=4000&quot;;[.F6:.F111];&quot;&gt;=3500&quot;)" office:value-type="float" office:value="5" calcext:value-type="float">
            <text:p>5</text:p>
          </table:table-cell>
          <table:table-cell table:formula="of:=COUNTIFS([.G6:.G111];&quot;&lt;=4000&quot;;[.G6:.G111];&quot;&gt;=3500&quot;)" office:value-type="float" office:value="10" calcext:value-type="float">
            <text:p>10</text:p>
          </table:table-cell>
          <table:table-cell table:formula="of:=COUNTIFS([.H6:.H111];&quot;&lt;=4000&quot;;[.H6:.H111];&quot;&gt;=3500&quot;)" office:value-type="float" office:value="7" calcext:value-type="float">
            <text:p>7</text:p>
          </table:table-cell>
          <table:table-cell table:formula="of:=SUM([.B122:.I122])" office:value-type="float" office:value="60" calcext:value-type="float">
            <text:p>60</text:p>
          </table:table-cell>
          <table:table-cell/>
          <table:table-cell office:value-type="string" calcext:value-type="string">
            <text:p>3500 – 4000</text:p>
          </table:table-cell>
          <table:table-cell table:formula="of:=SUM([.E122:.L122])"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4000 – 4500</text:p>
          </table:table-cell>
          <table:table-cell table:formula="of:=COUNTIFS([.A6:.A111];&quot;&lt;=4500&quot;;[.A6:.A111];&quot;&gt;=4000&quot;)" office:value-type="float" office:value="8" calcext:value-type="float">
            <text:p>8</text:p>
          </table:table-cell>
          <table:table-cell table:formula="of:=COUNTIFS([.B6:.B111];&quot;&lt;=4500&quot;;[.B6:.B111];&quot;&gt;=4000&quot;)" office:value-type="float" office:value="5" calcext:value-type="float">
            <text:p>5</text:p>
          </table:table-cell>
          <table:table-cell table:formula="of:=COUNTIFS([.C6:.C111];&quot;&lt;=4500&quot;;[.C6:.C111];&quot;&gt;=4000&quot;)" office:value-type="float" office:value="5" calcext:value-type="float">
            <text:p>5</text:p>
          </table:table-cell>
          <table:table-cell table:formula="of:=COUNTIFS([.D6:.D111];&quot;&lt;=4500&quot;;[.D6:.D111];&quot;&gt;=4000&quot;)" office:value-type="float" office:value="8" calcext:value-type="float">
            <text:p>8</text:p>
          </table:table-cell>
          <table:table-cell table:formula="of:=COUNTIFS([.E6:.E111];&quot;&lt;=4500&quot;;[.E6:.E111];&quot;&gt;=4000&quot;)" office:value-type="float" office:value="8" calcext:value-type="float">
            <text:p>8</text:p>
          </table:table-cell>
          <table:table-cell table:formula="of:=COUNTIFS([.F6:.F111];&quot;&lt;=4500&quot;;[.F6:.F111];&quot;&gt;=4000&quot;)" office:value-type="float" office:value="7" calcext:value-type="float">
            <text:p>7</text:p>
          </table:table-cell>
          <table:table-cell table:formula="of:=COUNTIFS([.G6:.G111];&quot;&lt;=4500&quot;;[.G6:.G111];&quot;&gt;=4000&quot;)" office:value-type="float" office:value="7" calcext:value-type="float">
            <text:p>7</text:p>
          </table:table-cell>
          <table:table-cell table:formula="of:=COUNTIFS([.H6:.H111];&quot;&lt;=4500&quot;;[.H6:.H111];&quot;&gt;=4000&quot;)" office:value-type="float" office:value="7" calcext:value-type="float">
            <text:p>7</text:p>
          </table:table-cell>
          <table:table-cell table:formula="of:=SUM([.B123:.I123])" office:value-type="float" office:value="55" calcext:value-type="float">
            <text:p>55</text:p>
          </table:table-cell>
          <table:table-cell/>
          <table:table-cell office:value-type="string" calcext:value-type="string">
            <text:p>4000 – 4500</text:p>
          </table:table-cell>
          <table:table-cell table:formula="of:=SUM([.E123:.L123])"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4500 – 5000</text:p>
          </table:table-cell>
          <table:table-cell table:formula="of:=COUNTIFS([.A6:.A111];&quot;&lt;=5000&quot;;[.A6:.A111];&quot;&gt;=4500&quot;)" office:value-type="float" office:value="7" calcext:value-type="float">
            <text:p>7</text:p>
          </table:table-cell>
          <table:table-cell table:formula="of:=COUNTIFS([.B6:.B111];&quot;&lt;=5000&quot;;[.B6:.B111];&quot;&gt;=4500&quot;)" office:value-type="float" office:value="2" calcext:value-type="float">
            <text:p>2</text:p>
          </table:table-cell>
          <table:table-cell table:formula="of:=COUNTIFS([.C6:.C111];&quot;&lt;=5000&quot;;[.C6:.C111];&quot;&gt;=4500&quot;)" office:value-type="float" office:value="2" calcext:value-type="float">
            <text:p>2</text:p>
          </table:table-cell>
          <table:table-cell table:formula="of:=COUNTIFS([.D6:.D111];&quot;&lt;=5000&quot;;[.D6:.D111];&quot;&gt;=4500&quot;)" office:value-type="float" office:value="4" calcext:value-type="float">
            <text:p>4</text:p>
          </table:table-cell>
          <table:table-cell table:formula="of:=COUNTIFS([.E6:.E111];&quot;&lt;=5000&quot;;[.E6:.E111];&quot;&gt;=4500&quot;)" office:value-type="float" office:value="9" calcext:value-type="float">
            <text:p>9</text:p>
          </table:table-cell>
          <table:table-cell table:formula="of:=COUNTIFS([.F6:.F111];&quot;&lt;=5000&quot;;[.F6:.F111];&quot;&gt;=4500&quot;)" office:value-type="float" office:value="5" calcext:value-type="float">
            <text:p>5</text:p>
          </table:table-cell>
          <table:table-cell table:formula="of:=COUNTIFS([.G6:.G111];&quot;&lt;=5000&quot;;[.G6:.G111];&quot;&gt;=4500&quot;)" office:value-type="float" office:value="7" calcext:value-type="float">
            <text:p>7</text:p>
          </table:table-cell>
          <table:table-cell table:formula="of:=COUNTIFS([.H6:.H111];&quot;&lt;=5000&quot;;[.H6:.H111];&quot;&gt;=4500&quot;)" office:value-type="float" office:value="5" calcext:value-type="float">
            <text:p>5</text:p>
          </table:table-cell>
          <table:table-cell table:formula="of:=SUM([.B124:.I124])" office:value-type="float" office:value="41" calcext:value-type="float">
            <text:p>41</text:p>
          </table:table-cell>
          <table:table-cell/>
          <table:table-cell office:value-type="string" calcext:value-type="string">
            <text:p>4500 – 5000</text:p>
          </table:table-cell>
          <table:table-cell table:formula="of:=SUM([.E124:.L124])"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5000 – 5500</text:p>
          </table:table-cell>
          <table:table-cell table:formula="of:=COUNTIFS([.A6:.A111];&quot;&lt;=5500&quot;;[.A6:.A111];&quot;&gt;=5000&quot;)" office:value-type="float" office:value="11" calcext:value-type="float">
            <text:p>11</text:p>
          </table:table-cell>
          <table:table-cell table:formula="of:=COUNTIFS([.B6:.B111];&quot;&lt;=5500&quot;;[.B6:.B111];&quot;&gt;=5000&quot;)" office:value-type="float" office:value="4" calcext:value-type="float">
            <text:p>4</text:p>
          </table:table-cell>
          <table:table-cell table:formula="of:=COUNTIFS([.C6:.C111];&quot;&lt;=5500&quot;;[.C6:.C111];&quot;&gt;=5000&quot;)" office:value-type="float" office:value="9" calcext:value-type="float">
            <text:p>9</text:p>
          </table:table-cell>
          <table:table-cell table:formula="of:=COUNTIFS([.D6:.D111];&quot;&lt;=5500&quot;;[.D6:.D111];&quot;&gt;=5000&quot;)" office:value-type="float" office:value="0" calcext:value-type="float">
            <text:p>0</text:p>
          </table:table-cell>
          <table:table-cell table:formula="of:=COUNTIFS([.E6:.E111];&quot;&lt;=5500&quot;;[.E6:.E111];&quot;&gt;=5000&quot;)" office:value-type="float" office:value="4" calcext:value-type="float">
            <text:p>4</text:p>
          </table:table-cell>
          <table:table-cell table:formula="of:=COUNTIFS([.F6:.F111];&quot;&lt;=5500&quot;;[.F6:.F111];&quot;&gt;=5000&quot;)" office:value-type="float" office:value="11" calcext:value-type="float">
            <text:p>11</text:p>
          </table:table-cell>
          <table:table-cell table:formula="of:=COUNTIFS([.G6:.G111];&quot;&lt;=5500&quot;;[.G6:.G111];&quot;&gt;=5000&quot;)" office:value-type="float" office:value="6" calcext:value-type="float">
            <text:p>6</text:p>
          </table:table-cell>
          <table:table-cell table:formula="of:=COUNTIFS([.H6:.H111];&quot;&lt;=5500&quot;;[.H6:.H111];&quot;&gt;=5000&quot;)" office:value-type="float" office:value="1" calcext:value-type="float">
            <text:p>1</text:p>
          </table:table-cell>
          <table:table-cell table:formula="of:=SUM([.B125:.I125])" office:value-type="float" office:value="46" calcext:value-type="float">
            <text:p>46</text:p>
          </table:table-cell>
          <table:table-cell/>
          <table:table-cell office:value-type="string" calcext:value-type="string">
            <text:p>5000 – 5500</text:p>
          </table:table-cell>
          <table:table-cell table:formula="of:=SUM([.E125:.L125])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5500 – 6000</text:p>
          </table:table-cell>
          <table:table-cell table:formula="of:=COUNTIFS([.A6:.A111];&quot;&lt;=6000&quot;;[.A6:.A111];&quot;&gt;=5500&quot;)" office:value-type="float" office:value="7" calcext:value-type="float">
            <text:p>7</text:p>
          </table:table-cell>
          <table:table-cell table:formula="of:=COUNTIFS([.B6:.B111];&quot;&lt;=6000&quot;;[.B6:.B111];&quot;&gt;=5500&quot;)" office:value-type="float" office:value="12" calcext:value-type="float">
            <text:p>12</text:p>
          </table:table-cell>
          <table:table-cell table:formula="of:=COUNTIFS([.C6:.C111];&quot;&lt;=6000&quot;;[.C6:.C111];&quot;&gt;=5500&quot;)" office:value-type="float" office:value="3" calcext:value-type="float">
            <text:p>3</text:p>
          </table:table-cell>
          <table:table-cell table:formula="of:=COUNTIFS([.D6:.D111];&quot;&lt;=6000&quot;;[.D6:.D111];&quot;&gt;=5500&quot;)" office:value-type="float" office:value="4" calcext:value-type="float">
            <text:p>4</text:p>
          </table:table-cell>
          <table:table-cell table:formula="of:=COUNTIFS([.E6:.E111];&quot;&lt;=6000&quot;;[.E6:.E111];&quot;&gt;=5500&quot;)" office:value-type="float" office:value="1" calcext:value-type="float">
            <text:p>1</text:p>
          </table:table-cell>
          <table:table-cell table:formula="of:=COUNTIFS([.F6:.F111];&quot;&lt;=6000&quot;;[.F6:.F111];&quot;&gt;=5500&quot;)" office:value-type="float" office:value="2" calcext:value-type="float">
            <text:p>2</text:p>
          </table:table-cell>
          <table:table-cell table:formula="of:=COUNTIFS([.G6:.G111];&quot;&lt;=6000&quot;;[.G6:.G111];&quot;&gt;=5500&quot;)" office:value-type="float" office:value="12" calcext:value-type="float">
            <text:p>12</text:p>
          </table:table-cell>
          <table:table-cell table:formula="of:=COUNTIFS([.H6:.H111];&quot;&lt;=6000&quot;;[.H6:.H111];&quot;&gt;=5500&quot;)" office:value-type="float" office:value="0" calcext:value-type="float">
            <text:p>0</text:p>
          </table:table-cell>
          <table:table-cell table:formula="of:=SUM([.B126:.I126])" office:value-type="float" office:value="41" calcext:value-type="float">
            <text:p>41</text:p>
          </table:table-cell>
          <table:table-cell/>
          <table:table-cell office:value-type="string" calcext:value-type="string">
            <text:p>5500 – 6000</text:p>
          </table:table-cell>
          <table:table-cell table:formula="of:=SUM([.E126:.L126])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6000 – 6500</text:p>
          </table:table-cell>
          <table:table-cell table:formula="of:=COUNTIFS([.A6:.A111];&quot;&lt;=6500&quot;;[.A6:.A111];&quot;&gt;=6000&quot;)" office:value-type="float" office:value="1" calcext:value-type="float">
            <text:p>1</text:p>
          </table:table-cell>
          <table:table-cell table:formula="of:=COUNTIFS([.B6:.B111];&quot;&lt;=6500&quot;;[.B6:.B111];&quot;&gt;=6000&quot;)" office:value-type="float" office:value="5" calcext:value-type="float">
            <text:p>5</text:p>
          </table:table-cell>
          <table:table-cell table:formula="of:=COUNTIFS([.C6:.C111];&quot;&lt;=6500&quot;;[.C6:.C111];&quot;&gt;=6000&quot;)" office:value-type="float" office:value="3" calcext:value-type="float">
            <text:p>3</text:p>
          </table:table-cell>
          <table:table-cell table:formula="of:=COUNTIFS([.D6:.D111];&quot;&lt;=6500&quot;;[.D6:.D111];&quot;&gt;=6000&quot;)" office:value-type="float" office:value="2" calcext:value-type="float">
            <text:p>2</text:p>
          </table:table-cell>
          <table:table-cell table:formula="of:=COUNTIFS([.E6:.E111];&quot;&lt;=6500&quot;;[.E6:.E111];&quot;&gt;=6000&quot;)" office:value-type="float" office:value="4" calcext:value-type="float">
            <text:p>4</text:p>
          </table:table-cell>
          <table:table-cell table:formula="of:=COUNTIFS([.F6:.F111];&quot;&lt;=6500&quot;;[.F6:.F111];&quot;&gt;=6000&quot;)" office:value-type="float" office:value="9" calcext:value-type="float">
            <text:p>9</text:p>
          </table:table-cell>
          <table:table-cell table:formula="of:=COUNTIFS([.G6:.G111];&quot;&lt;=6500&quot;;[.G6:.G111];&quot;&gt;=6000&quot;)" office:value-type="float" office:value="7" calcext:value-type="float">
            <text:p>7</text:p>
          </table:table-cell>
          <table:table-cell table:formula="of:=COUNTIFS([.H6:.H111];&quot;&lt;=6500&quot;;[.H6:.H111];&quot;&gt;=6000&quot;)" office:value-type="float" office:value="0" calcext:value-type="float">
            <text:p>0</text:p>
          </table:table-cell>
          <table:table-cell table:formula="of:=SUM([.B127:.I127])" office:value-type="float" office:value="31" calcext:value-type="float">
            <text:p>31</text:p>
          </table:table-cell>
          <table:table-cell/>
          <table:table-cell office:value-type="string" calcext:value-type="string">
            <text:p>6000 – 6500</text:p>
          </table:table-cell>
          <table:table-cell table:formula="of:=SUM([.E127:.L127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6500 – 7000</text:p>
          </table:table-cell>
          <table:table-cell table:formula="of:=COUNTIFS([.A6:.A111];&quot;&lt;=7000&quot;;[.A6:.A111];&quot;&gt;=6500&quot;)" office:value-type="float" office:value="0" calcext:value-type="float">
            <text:p>0</text:p>
          </table:table-cell>
          <table:table-cell table:formula="of:=COUNTIFS([.B6:.B111];&quot;&lt;=7000&quot;;[.B6:.B111];&quot;&gt;=6500&quot;)" office:value-type="float" office:value="3" calcext:value-type="float">
            <text:p>3</text:p>
          </table:table-cell>
          <table:table-cell table:formula="of:=COUNTIFS([.C6:.C111];&quot;&lt;=7000&quot;;[.C6:.C111];&quot;&gt;=6500&quot;)" office:value-type="float" office:value="3" calcext:value-type="float">
            <text:p>3</text:p>
          </table:table-cell>
          <table:table-cell table:formula="of:=COUNTIFS([.D6:.D111];&quot;&lt;=7000&quot;;[.D6:.D111];&quot;&gt;=6500&quot;)" office:value-type="float" office:value="2" calcext:value-type="float">
            <text:p>2</text:p>
          </table:table-cell>
          <table:table-cell table:formula="of:=COUNTIFS([.E6:.E111];&quot;&lt;=7000&quot;;[.E6:.E111];&quot;&gt;=6500&quot;)" office:value-type="float" office:value="4" calcext:value-type="float">
            <text:p>4</text:p>
          </table:table-cell>
          <table:table-cell table:formula="of:=COUNTIFS([.F6:.F111];&quot;&lt;=7000&quot;;[.F6:.F111];&quot;&gt;=6500&quot;)" office:value-type="float" office:value="0" calcext:value-type="float">
            <text:p>0</text:p>
          </table:table-cell>
          <table:table-cell table:formula="of:=COUNTIFS([.G6:.G111];&quot;&lt;=7000&quot;;[.G6:.G111];&quot;&gt;=6500&quot;)" office:value-type="float" office:value="3" calcext:value-type="float">
            <text:p>3</text:p>
          </table:table-cell>
          <table:table-cell table:formula="of:=COUNTIFS([.H6:.H111];&quot;&lt;=7000&quot;;[.H6:.H111];&quot;&gt;=6500&quot;)" office:value-type="float" office:value="2" calcext:value-type="float">
            <text:p>2</text:p>
          </table:table-cell>
          <table:table-cell table:formula="of:=SUM([.B128:.I128])" office:value-type="float" office:value="17" calcext:value-type="float">
            <text:p>17</text:p>
          </table:table-cell>
          <table:table-cell/>
          <table:table-cell office:value-type="string" calcext:value-type="string">
            <text:p>6500 – 7000</text:p>
          </table:table-cell>
          <table:table-cell table:formula="of:=SUM([.E128:.L128]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7000 – 7500</text:p>
          </table:table-cell>
          <table:table-cell table:formula="of:=COUNTIFS([.A6:.A111];&quot;&lt;=7500&quot;;[.A6:.A111];&quot;&gt;=7000&quot;)" office:value-type="float" office:value="0" calcext:value-type="float">
            <text:p>0</text:p>
          </table:table-cell>
          <table:table-cell table:formula="of:=COUNTIFS([.B6:.B111];&quot;&lt;=7500&quot;;[.B6:.B111];&quot;&gt;=7000&quot;)" office:value-type="float" office:value="6" calcext:value-type="float">
            <text:p>6</text:p>
          </table:table-cell>
          <table:table-cell table:formula="of:=COUNTIFS([.C6:.C111];&quot;&lt;=7500&quot;;[.C6:.C111];&quot;&gt;=7000&quot;)" office:value-type="float" office:value="2" calcext:value-type="float">
            <text:p>2</text:p>
          </table:table-cell>
          <table:table-cell table:formula="of:=COUNTIFS([.D6:.D111];&quot;&lt;=7500&quot;;[.D6:.D111];&quot;&gt;=7000&quot;)" office:value-type="float" office:value="3" calcext:value-type="float">
            <text:p>3</text:p>
          </table:table-cell>
          <table:table-cell table:formula="of:=COUNTIFS([.E6:.E111];&quot;&lt;=7500&quot;;[.E6:.E111];&quot;&gt;=7000&quot;)" office:value-type="float" office:value="4" calcext:value-type="float">
            <text:p>4</text:p>
          </table:table-cell>
          <table:table-cell table:formula="of:=COUNTIFS([.F6:.F111];&quot;&lt;=7500&quot;;[.F6:.F111];&quot;&gt;=7000&quot;)" office:value-type="float" office:value="0" calcext:value-type="float">
            <text:p>0</text:p>
          </table:table-cell>
          <table:table-cell table:formula="of:=COUNTIFS([.G6:.G111];&quot;&lt;=7500&quot;;[.G6:.G111];&quot;&gt;=7000&quot;)" office:value-type="float" office:value="0" calcext:value-type="float">
            <text:p>0</text:p>
          </table:table-cell>
          <table:table-cell table:formula="of:=COUNTIFS([.H6:.H111];&quot;&lt;=7500&quot;;[.H6:.H111];&quot;&gt;=7000&quot;)" office:value-type="float" office:value="1" calcext:value-type="float">
            <text:p>1</text:p>
          </table:table-cell>
          <table:table-cell table:formula="of:=SUM([.B129:.I129])" office:value-type="float" office:value="16" calcext:value-type="float">
            <text:p>16</text:p>
          </table:table-cell>
          <table:table-cell/>
          <table:table-cell office:value-type="string" calcext:value-type="string">
            <text:p>7000 – 7500</text:p>
          </table:table-cell>
          <table:table-cell table:formula="of:=SUM([.E129:.L129])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7500 – 8000</text:p>
          </table:table-cell>
          <table:table-cell table:formula="of:=COUNTIFS([.A6:.A111];&quot;&lt;=8000&quot;;[.A6:.A111];&quot;&gt;=7500&quot;)" office:value-type="float" office:value="0" calcext:value-type="float">
            <text:p>0</text:p>
          </table:table-cell>
          <table:table-cell table:formula="of:=COUNTIFS([.B6:.B111];&quot;&lt;=8000&quot;;[.B6:.B111];&quot;&gt;=7500&quot;)" office:value-type="float" office:value="4" calcext:value-type="float">
            <text:p>4</text:p>
          </table:table-cell>
          <table:table-cell table:formula="of:=COUNTIFS([.C6:.C111];&quot;&lt;=8000&quot;;[.C6:.C111];&quot;&gt;=7500&quot;)" office:value-type="float" office:value="4" calcext:value-type="float">
            <text:p>4</text:p>
          </table:table-cell>
          <table:table-cell table:formula="of:=COUNTIFS([.D6:.D111];&quot;&lt;=8000&quot;;[.D6:.D111];&quot;&gt;=7500&quot;)" office:value-type="float" office:value="1" calcext:value-type="float">
            <text:p>1</text:p>
          </table:table-cell>
          <table:table-cell table:formula="of:=COUNTIFS([.E6:.E111];&quot;&lt;=8000&quot;;[.E6:.E111];&quot;&gt;=7500&quot;)" office:value-type="float" office:value="0" calcext:value-type="float">
            <text:p>0</text:p>
          </table:table-cell>
          <table:table-cell table:formula="of:=COUNTIFS([.F6:.F111];&quot;&lt;=8000&quot;;[.F6:.F111];&quot;&gt;=7500&quot;)" office:value-type="float" office:value="0" calcext:value-type="float">
            <text:p>0</text:p>
          </table:table-cell>
          <table:table-cell table:formula="of:=COUNTIFS([.G6:.G111];&quot;&lt;=8000&quot;;[.G6:.G111];&quot;&gt;=7500&quot;)" office:value-type="float" office:value="0" calcext:value-type="float">
            <text:p>0</text:p>
          </table:table-cell>
          <table:table-cell table:formula="of:=COUNTIFS([.H6:.H111];&quot;&lt;=8000&quot;;[.H6:.H111];&quot;&gt;=7500&quot;)" office:value-type="float" office:value="0" calcext:value-type="float">
            <text:p>0</text:p>
          </table:table-cell>
          <table:table-cell table:formula="of:=SUM([.B130:.I130])" office:value-type="float" office:value="9" calcext:value-type="float">
            <text:p>9</text:p>
          </table:table-cell>
          <table:table-cell/>
          <table:table-cell office:value-type="string" calcext:value-type="string">
            <text:p>7500 – 8000</text:p>
          </table:table-cell>
          <table:table-cell table:formula="of:=SUM([.E130:.L130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8000 – 8500</text:p>
          </table:table-cell>
          <table:table-cell table:formula="of:=COUNTIFS([.A6:.A111];&quot;&lt;=8500&quot;;[.A6:.A111];&quot;&gt;=8000&quot;)" office:value-type="float" office:value="0" calcext:value-type="float">
            <text:p>0</text:p>
          </table:table-cell>
          <table:table-cell table:formula="of:=COUNTIFS([.B6:.B111];&quot;&lt;=8500&quot;;[.B6:.B111];&quot;&gt;=8000&quot;)" office:value-type="float" office:value="2" calcext:value-type="float">
            <text:p>2</text:p>
          </table:table-cell>
          <table:table-cell table:formula="of:=COUNTIFS([.C6:.C111];&quot;&lt;=8500&quot;;[.C6:.C111];&quot;&gt;=8000&quot;)" office:value-type="float" office:value="3" calcext:value-type="float">
            <text:p>3</text:p>
          </table:table-cell>
          <table:table-cell table:formula="of:=COUNTIFS([.D6:.D111];&quot;&lt;=8500&quot;;[.D6:.D111];&quot;&gt;=8000&quot;)" office:value-type="float" office:value="2" calcext:value-type="float">
            <text:p>2</text:p>
          </table:table-cell>
          <table:table-cell table:formula="of:=COUNTIFS([.E6:.E111];&quot;&lt;=8500&quot;;[.E6:.E111];&quot;&gt;=8000&quot;)" office:value-type="float" office:value="1" calcext:value-type="float">
            <text:p>1</text:p>
          </table:table-cell>
          <table:table-cell table:formula="of:=COUNTIFS([.F6:.F111];&quot;&lt;=8500&quot;;[.F6:.F111];&quot;&gt;=8000&quot;)" office:value-type="float" office:value="0" calcext:value-type="float">
            <text:p>0</text:p>
          </table:table-cell>
          <table:table-cell table:formula="of:=COUNTIFS([.G6:.G111];&quot;&lt;=8500&quot;;[.G6:.G111];&quot;&gt;=8000&quot;)" office:value-type="float" office:value="0" calcext:value-type="float">
            <text:p>0</text:p>
          </table:table-cell>
          <table:table-cell table:formula="of:=COUNTIFS([.H6:.H111];&quot;&lt;=8500&quot;;[.H6:.H111];&quot;&gt;=8000&quot;)" office:value-type="float" office:value="0" calcext:value-type="float">
            <text:p>0</text:p>
          </table:table-cell>
          <table:table-cell table:formula="of:=SUM([.B131:.I131])" office:value-type="float" office:value="8" calcext:value-type="float">
            <text:p>8</text:p>
          </table:table-cell>
          <table:table-cell/>
          <table:table-cell office:value-type="string" calcext:value-type="string">
            <text:p>8000 – 8500</text:p>
          </table:table-cell>
          <table:table-cell table:formula="of:=SUM([.E131:.L13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8500 – 9000</text:p>
          </table:table-cell>
          <table:table-cell table:formula="of:=COUNTIFS([.A6:.A111];&quot;&lt;=9000&quot;;[.A6:.A111];&quot;&gt;=8500&quot;)" office:value-type="float" office:value="0" calcext:value-type="float">
            <text:p>0</text:p>
          </table:table-cell>
          <table:table-cell table:formula="of:=COUNTIFS([.B6:.B111];&quot;&lt;=9000&quot;;[.B6:.B111];&quot;&gt;=8500&quot;)" office:value-type="float" office:value="0" calcext:value-type="float">
            <text:p>0</text:p>
          </table:table-cell>
          <table:table-cell table:formula="of:=COUNTIFS([.C6:.C111];&quot;&lt;=9000&quot;;[.C6:.C111];&quot;&gt;=8500&quot;)" office:value-type="float" office:value="3" calcext:value-type="float">
            <text:p>3</text:p>
          </table:table-cell>
          <table:table-cell table:formula="of:=COUNTIFS([.D6:.D111];&quot;&lt;=9000&quot;;[.D6:.D111];&quot;&gt;=8500&quot;)" office:value-type="float" office:value="2" calcext:value-type="float">
            <text:p>2</text:p>
          </table:table-cell>
          <table:table-cell table:formula="of:=COUNTIFS([.E6:.E111];&quot;&lt;=9000&quot;;[.E6:.E111];&quot;&gt;=8500&quot;)" office:value-type="float" office:value="0" calcext:value-type="float">
            <text:p>0</text:p>
          </table:table-cell>
          <table:table-cell table:formula="of:=COUNTIFS([.F6:.F111];&quot;&lt;=9000&quot;;[.F6:.F111];&quot;&gt;=8500&quot;)" office:value-type="float" office:value="0" calcext:value-type="float">
            <text:p>0</text:p>
          </table:table-cell>
          <table:table-cell table:formula="of:=COUNTIFS([.G6:.G111];&quot;&lt;=9000&quot;;[.G6:.G111];&quot;&gt;=8500&quot;)" office:value-type="float" office:value="0" calcext:value-type="float">
            <text:p>0</text:p>
          </table:table-cell>
          <table:table-cell table:formula="of:=COUNTIFS([.H6:.H111];&quot;&lt;=9000&quot;;[.H6:.H111];&quot;&gt;=8500&quot;)" office:value-type="float" office:value="0" calcext:value-type="float">
            <text:p>0</text:p>
          </table:table-cell>
          <table:table-cell table:formula="of:=SUM([.B132:.I132])" office:value-type="float" office:value="5" calcext:value-type="float">
            <text:p>5</text:p>
          </table:table-cell>
          <table:table-cell/>
          <table:table-cell office:value-type="string" calcext:value-type="string">
            <text:p>8500 – 9000</text:p>
          </table:table-cell>
          <table:table-cell table:formula="of:=SUM([.E132:.L13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00 – 9500</text:p>
          </table:table-cell>
          <table:table-cell table:formula="of:=COUNTIFS([.A6:.A111];&quot;&lt;=9500&quot;;[.A6:.A111];&quot;&gt;=9000&quot;)" office:value-type="float" office:value="0" calcext:value-type="float">
            <text:p>0</text:p>
          </table:table-cell>
          <table:table-cell table:formula="of:=COUNTIFS([.B6:.B111];&quot;&lt;=9500&quot;;[.B6:.B111];&quot;&gt;=9000&quot;)" office:value-type="float" office:value="0" calcext:value-type="float">
            <text:p>0</text:p>
          </table:table-cell>
          <table:table-cell table:formula="of:=COUNTIFS([.C6:.C111];&quot;&lt;=9500&quot;;[.C6:.C111];&quot;&gt;=9000&quot;)" office:value-type="float" office:value="3" calcext:value-type="float">
            <text:p>3</text:p>
          </table:table-cell>
          <table:table-cell table:formula="of:=COUNTIFS([.D6:.D111];&quot;&lt;=9500&quot;;[.D6:.D111];&quot;&gt;=9000&quot;)" office:value-type="float" office:value="5" calcext:value-type="float">
            <text:p>5</text:p>
          </table:table-cell>
          <table:table-cell table:formula="of:=COUNTIFS([.E6:.E111];&quot;&lt;=9500&quot;;[.E6:.E111];&quot;&gt;=9000&quot;)" office:value-type="float" office:value="0" calcext:value-type="float">
            <text:p>0</text:p>
          </table:table-cell>
          <table:table-cell table:formula="of:=COUNTIFS([.F6:.F111];&quot;&lt;=9500&quot;;[.F6:.F111];&quot;&gt;=9000&quot;)" office:value-type="float" office:value="0" calcext:value-type="float">
            <text:p>0</text:p>
          </table:table-cell>
          <table:table-cell table:formula="of:=COUNTIFS([.G6:.G111];&quot;&lt;=9500&quot;;[.G6:.G111];&quot;&gt;=9000&quot;)" office:value-type="float" office:value="0" calcext:value-type="float">
            <text:p>0</text:p>
          </table:table-cell>
          <table:table-cell table:formula="of:=COUNTIFS([.H6:.H111];&quot;&lt;=9500&quot;;[.H6:.H111];&quot;&gt;=9000&quot;)" office:value-type="float" office:value="0" calcext:value-type="float">
            <text:p>0</text:p>
          </table:table-cell>
          <table:table-cell table:formula="of:=SUM([.B133:.I133])" office:value-type="float" office:value="8" calcext:value-type="float">
            <text:p>8</text:p>
          </table:table-cell>
          <table:table-cell/>
          <table:table-cell office:value-type="string" calcext:value-type="string">
            <text:p>9000 – 9500</text:p>
          </table:table-cell>
          <table:table-cell table:formula="of:=SUM([.E133:.L133])" office:value-type="float" office:value="13" calcext:value-type="float">
            <text:p>13</text:p>
          </table:table-cell>
          <table:table-cell table:formula="of:=SUM([.F133:.M133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9500 – 10000</text:p>
          </table:table-cell>
          <table:table-cell table:formula="of:=COUNTIFS([.A6:.A111];&quot;&lt;=10000&quot;;[.A6:.A111];&quot;&gt;=9500&quot;)" office:value-type="float" office:value="0" calcext:value-type="float">
            <text:p>0</text:p>
          </table:table-cell>
          <table:table-cell table:formula="of:=COUNTIFS([.B6:.B111];&quot;&lt;=10000&quot;;[.B6:.B111];&quot;&gt;=9500&quot;)" office:value-type="float" office:value="0" calcext:value-type="float">
            <text:p>0</text:p>
          </table:table-cell>
          <table:table-cell table:formula="of:=COUNTIFS([.C6:.C111];&quot;&lt;=10000&quot;;[.C6:.C111];&quot;&gt;=9500&quot;)" office:value-type="float" office:value="4" calcext:value-type="float">
            <text:p>4</text:p>
          </table:table-cell>
          <table:table-cell table:formula="of:=COUNTIFS([.D6:.D111];&quot;&lt;=10000&quot;;[.D6:.D111];&quot;&gt;=9500&quot;)" office:value-type="float" office:value="0" calcext:value-type="float">
            <text:p>0</text:p>
          </table:table-cell>
          <table:table-cell table:formula="of:=COUNTIFS([.E6:.E111];&quot;&lt;=10000&quot;;[.E6:.E111];&quot;&gt;=9500&quot;)" office:value-type="float" office:value="0" calcext:value-type="float">
            <text:p>0</text:p>
          </table:table-cell>
          <table:table-cell table:formula="of:=COUNTIFS([.F6:.F111];&quot;&lt;=10000&quot;;[.F6:.F111];&quot;&gt;=9500&quot;)" office:value-type="float" office:value="0" calcext:value-type="float">
            <text:p>0</text:p>
          </table:table-cell>
          <table:table-cell table:formula="of:=COUNTIFS([.G6:.G111];&quot;&lt;=10000&quot;;[.G6:.G111];&quot;&gt;=9500&quot;)" office:value-type="float" office:value="0" calcext:value-type="float">
            <text:p>0</text:p>
          </table:table-cell>
          <table:table-cell table:formula="of:=COUNTIFS([.H6:.H111];&quot;&lt;=10000&quot;;[.H6:.H111];&quot;&gt;=9500&quot;)" office:value-type="float" office:value="0" calcext:value-type="float">
            <text:p>0</text:p>
          </table:table-cell>
          <table:table-cell table:formula="of:=SUM([.B134:.I134])" office:value-type="float" office:value="4" calcext:value-type="float">
            <text:p>4</text:p>
          </table:table-cell>
          <table:table-cell/>
          <table:table-cell office:value-type="string" calcext:value-type="string">
            <text:p>9500 – 10000</text:p>
          </table:table-cell>
          <table:table-cell table:formula="of:=SUM([.E134:.L13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&gt; 10000</text:p>
          </table:table-cell>
          <table:table-cell table:formula="of:=COUNTIFS([.A6:.A111];&quot;&gt;=10000&quot;)" office:value-type="float" office:value="0" calcext:value-type="float">
            <text:p>0</text:p>
          </table:table-cell>
          <table:table-cell table:formula="of:=COUNTIFS([.B6:.B111];&quot;&gt;=10000&quot;)" office:value-type="float" office:value="0" calcext:value-type="float">
            <text:p>0</text:p>
          </table:table-cell>
          <table:table-cell table:formula="of:=COUNTIFS([.C6:.C111];&quot;&gt;=10000&quot;)" office:value-type="float" office:value="4" calcext:value-type="float">
            <text:p>4</text:p>
          </table:table-cell>
          <table:table-cell table:formula="of:=COUNTIFS([.D6:.D111];&quot;&gt;=10000&quot;)" office:value-type="float" office:value="0" calcext:value-type="float">
            <text:p>0</text:p>
          </table:table-cell>
          <table:table-cell table:formula="of:=COUNTIFS([.E6:.E111];&quot;&gt;=10000&quot;)" office:value-type="float" office:value="0" calcext:value-type="float">
            <text:p>0</text:p>
          </table:table-cell>
          <table:table-cell table:formula="of:=COUNTIFS([.F6:.F111];&quot;&gt;=10000&quot;)" office:value-type="float" office:value="0" calcext:value-type="float">
            <text:p>0</text:p>
          </table:table-cell>
          <table:table-cell table:formula="of:=COUNTIFS([.G6:.G111];&quot;&gt;=10000&quot;)" office:value-type="float" office:value="0" calcext:value-type="float">
            <text:p>0</text:p>
          </table:table-cell>
          <table:table-cell table:formula="of:=COUNTIFS([.H6:.H111];&quot;&gt;=10000&quot;)" office:value-type="float" office:value="0" calcext:value-type="float">
            <text:p>0</text:p>
          </table:table-cell>
          <table:table-cell table:formula="of:=SUM([.B135:.I135])" office:value-type="float" office:value="4" calcext:value-type="float">
            <text:p>4</text:p>
          </table:table-cell>
          <table:table-cell/>
          <table:table-cell office:value-type="string" calcext:value-type="string">
            <text:p>&gt; 10000</text:p>
          </table:table-cell>
          <table:table-cell table:formula="of:=SUM([.E135:.L13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  <table:table-cell table:formula="of:=SUM([.M115:.M135])" office:value-type="float" office:value="1375" calcext:value-type="float">
            <text:p>1375</text:p>
          </table:table-cell>
          <table:table-cell table:formula="of:=SUM([.N115:.N135])" office:value-type="float" office:value="1375" calcext:value-type="float">
            <text:p>1375</text:p>
          </table:table-cell>
          <table:table-cell table:formula="of:=[.M136]-[.N136]" office:value-type="float" office:value="0" calcext:value-type="float">
            <text:p>0</text:p>
          </table:table-cell>
        </table:table-row>
      </table:table>
      <table:table table:name="Arkusz10" table:style-name="ta1">
        <table:table-column table:style-name="co1" table:number-columns-repeated="7" table:default-cell-style-name="ce6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.25" calcext:value-type="float">
            <text:p>14,25</text:p>
          </table:table-cell>
          <table:table-cell table:style-name="Default" table:formula="of:=[.A2]/[.A1]" office:value-type="float" office:value="1.09514170040486" calcext:value-type="float">
            <text:p>1,09514170040486</text:p>
          </table:table-cell>
          <table:table-cell table:style-name="Default" table:formula="of:=[.B2]/[.B1]" office:value-type="float" office:value="1.39157894736842" calcext:value-type="float">
            <text:p>1,39157894736842</text:p>
          </table:table-cell>
          <table:table-cell table:style-name="Default"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.83" calcext:value-type="float">
            <text:p>19,83</text:p>
          </table:table-cell>
          <table:table-cell table:style-name="Default" table:formula="of:=[.A3]/[.A2]" office:value-type="float" office:value="1.50277264325323" calcext:value-type="float">
            <text:p>1,50277264325323</text:p>
          </table:table-cell>
          <table:table-cell table:style-name="Default" table:formula="of:=[.B3]/[.B2]" office:value-type="float" office:value="1.36409480584972" calcext:value-type="float">
            <text:p>1,36409480584972</text:p>
          </table:table-cell>
          <table:table-cell table:style-name="Default"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7.05" calcext:value-type="float">
            <text:p>27,05</text:p>
          </table:table-cell>
          <table:table-cell table:style-name="Default" table:formula="of:=[.A4]/[.A3]" office:value-type="float" office:value="0.98769987699877" calcext:value-type="float">
            <text:p>0,98769987699877</text:p>
          </table:table-cell>
          <table:table-cell table:style-name="Default" table:formula="of:=[.B4]/[.B3]" office:value-type="float" office:value="1.0007393715342" calcext:value-type="float">
            <text:p>1,0007393715342</text:p>
          </table:table-cell>
          <table:table-cell table:style-name="Default"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7.07" calcext:value-type="float">
            <text:p>27,07</text:p>
          </table:table-cell>
          <table:table-cell table:style-name="Default" table:formula="of:=[.A5]/[.A4]" office:value-type="float" office:value="1.27895392278954" calcext:value-type="float">
            <text:p>1,27895392278954</text:p>
          </table:table-cell>
          <table:table-cell table:style-name="Default" table:formula="of:=[.B5]/[.B4]" office:value-type="float" office:value="1.18248984115257" calcext:value-type="float">
            <text:p>1,18248984115257</text:p>
          </table:table-cell>
          <table:table-cell table:style-name="Default"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2.01" calcext:value-type="float">
            <text:p>32,01</text:p>
          </table:table-cell>
          <table:table-cell table:style-name="Default" table:formula="of:=[.A6]/[.A5]" office:value-type="float" office:value="1.11197663096397" calcext:value-type="float">
            <text:p>1,11197663096397</text:p>
          </table:table-cell>
          <table:table-cell table:style-name="Default" table:formula="of:=[.B6]/[.B5]" office:value-type="float" office:value="1.21274601686973" calcext:value-type="float">
            <text:p>1,21274601686973</text:p>
          </table:table-cell>
          <table:table-cell table:style-name="Default"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8.82" calcext:value-type="float">
            <text:p>38,82</text:p>
          </table:table-cell>
          <table:table-cell table:style-name="Default" table:formula="of:=[.A7]/[.A6]" office:value-type="float" office:value="1.15586690017513" calcext:value-type="float">
            <text:p>1,15586690017513</text:p>
          </table:table-cell>
          <table:table-cell table:style-name="Default" table:formula="of:=[.B7]/[.B6]" office:value-type="float" office:value="1.13214837712519" calcext:value-type="float">
            <text:p>1,13214837712519</text:p>
          </table:table-cell>
          <table:table-cell table:style-name="Default"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3.95" calcext:value-type="float">
            <text:p>43,95</text:p>
          </table:table-cell>
          <table:table-cell table:style-name="Default" table:formula="of:=[.A8]/[.A7]" office:value-type="float" office:value="1.22954545454545" calcext:value-type="float">
            <text:p>1,22954545454545</text:p>
          </table:table-cell>
          <table:table-cell table:style-name="Default" table:formula="of:=[.B8]/[.B7]" office:value-type="float" office:value="1.27667804323094" calcext:value-type="float">
            <text:p>1,27667804323094</text:p>
          </table:table-cell>
          <table:table-cell table:style-name="Default"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6.11" calcext:value-type="float">
            <text:p>56,11</text:p>
          </table:table-cell>
          <table:table-cell table:style-name="Default" table:formula="of:=[.A9]/[.A8]" office:value-type="float" office:value="1.12877387553913" calcext:value-type="float">
            <text:p>1,12877387553913</text:p>
          </table:table-cell>
          <table:table-cell table:style-name="Default" table:formula="of:=[.B9]/[.B8]" office:value-type="float" office:value="1.19800392086972" calcext:value-type="float">
            <text:p>1,1980039208697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1832" calcext:value-type="float">
            <text:p>1832</text:p>
          </table:table-cell>
          <table:table-cell table:style-name="Default" office:value-type="float" office:value="67.22" calcext:value-type="float">
            <text:p>67,22</text:p>
          </table:table-cell>
          <table:table-cell table:style-name="Default" table:formula="of:=[.A10]/[.A9]" office:value-type="float" office:value="1.13264192139738" calcext:value-type="float">
            <text:p>1,13264192139738</text:p>
          </table:table-cell>
          <table:table-cell table:style-name="Default" table:formula="of:=[.B10]/[.B9]" office:value-type="float" office:value="1.2546861053258" calcext:value-type="float">
            <text:p>1,2546861053258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2075" calcext:value-type="float">
            <text:p>2075</text:p>
          </table:table-cell>
          <table:table-cell table:style-name="Default" office:value-type="float" office:value="84.34" calcext:value-type="float">
            <text:p>84,34</text:p>
          </table:table-cell>
          <table:table-cell table:style-name="Default" table:formula="of:=[.A11]/[.A10]" office:value-type="float" office:value="1.16192771084337" calcext:value-type="float">
            <text:p>1,16192771084337</text:p>
          </table:table-cell>
          <table:table-cell table:style-name="Default" table:formula="of:=[.B11]/[.B10]" office:value-type="float" office:value="1.13813137301399" calcext:value-type="float">
            <text:p>1,13813137301399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2411" calcext:value-type="float">
            <text:p>2411</text:p>
          </table:table-cell>
          <table:table-cell table:style-name="Default" office:value-type="float" office:value="95.99" calcext:value-type="float">
            <text:p>95,99</text:p>
          </table:table-cell>
          <table:table-cell table:style-name="Default" table:formula="of:=[.A12]/[.A11]" office:value-type="float" office:value="1.14309415180423" calcext:value-type="float">
            <text:p>1,14309415180423</text:p>
          </table:table-cell>
          <table:table-cell table:style-name="Default" table:formula="of:=[.B12]/[.B11]" office:value-type="float" office:value="1.24773413897281" calcext:value-type="float">
            <text:p>1,24773413897281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2756" calcext:value-type="float">
            <text:p>2756</text:p>
          </table:table-cell>
          <table:table-cell table:style-name="Default" office:value-type="float" office:value="119.77" calcext:value-type="float">
            <text:p>119,77</text:p>
          </table:table-cell>
          <table:table-cell table:style-name="Default" table:formula="of:=[.A13]/[.A12]" office:value-type="float" office:value="1.17235123367199" calcext:value-type="float">
            <text:p>1,17235123367199</text:p>
          </table:table-cell>
          <table:table-cell table:style-name="Default" table:formula="of:=[.B13]/[.B12]" office:value-type="float" office:value="1.10578609000584" calcext:value-type="float">
            <text:p>1,1057860900058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3231" calcext:value-type="float">
            <text:p>3231</text:p>
          </table:table-cell>
          <table:table-cell table:style-name="Default" office:value-type="float" office:value="132.44" calcext:value-type="float">
            <text:p>132,44</text:p>
          </table:table-cell>
          <table:table-cell table:style-name="Default" table:formula="of:=[.A14]/[.A13]" office:value-type="float" office:value="1.12751470133086" calcext:value-type="float">
            <text:p>1,12751470133086</text:p>
          </table:table-cell>
          <table:table-cell table:style-name="Default" table:formula="of:=[.B14]/[.B13]" office:value-type="float" office:value="1.30202355783751" calcext:value-type="float">
            <text:p>1,30202355783751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3643" calcext:value-type="float">
            <text:p>3643</text:p>
          </table:table-cell>
          <table:table-cell table:style-name="Default" office:value-type="float" office:value="172.44" calcext:value-type="float">
            <text:p>172,44</text:p>
          </table:table-cell>
          <table:table-cell table:style-name="Default" table:formula="of:=[.A15]/[.A14]" office:value-type="float" office:value="1.12599505901729" calcext:value-type="float">
            <text:p>1,12599505901729</text:p>
          </table:table-cell>
          <table:table-cell table:style-name="Default" table:formula="of:=[.B15]/[.B14]" office:value-type="float" office:value="1.18232428670842" calcext:value-type="float">
            <text:p>1,1823242867084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4102" calcext:value-type="float">
            <text:p>4102</text:p>
          </table:table-cell>
          <table:table-cell table:style-name="Default" office:value-type="float" office:value="203.88" calcext:value-type="float">
            <text:p>203,88</text:p>
          </table:table-cell>
          <table:table-cell table:style-name="Default" table:formula="of:=[.A16]/[.A15]" office:value-type="float" office:value="0" calcext:value-type="float">
            <text:p>0</text:p>
          </table:table-cell>
          <table:table-cell table:style-name="Default" table:formula="of:=[.B16]/[.B15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table:formula="of:=[.A17]/[.A16]" office:value-type="string" office:string-value="" calcext:value-type="error">
            <text:p>#DZIEL/0!</text:p>
          </table:table-cell>
          <table:table-cell table:style-name="Default" table:formula="of:=[.B17]/[.B16]" office:value-type="string" office:string-value="" calcext:value-type="error">
            <text:p>#DZIEL/0!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table:formula="of:=[.A18]/[.A17]" office:value-type="string" office:string-value="" calcext:value-type="error">
            <text:p>#DZIEL/0!</text:p>
          </table:table-cell>
          <table:table-cell table:style-name="Default" table:formula="of:=[.B18]/[.B17]" office:value-type="string" office:string-value="" calcext:value-type="error">
            <text:p>#DZIEL/0!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table:formula="of:=[.A19]/[.A18]" office:value-type="string" office:string-value="" calcext:value-type="error">
            <text:p>#DZIEL/0!</text:p>
          </table:table-cell>
          <table:table-cell table:style-name="Default" table:formula="of:=[.B19]/[.B18]" office:value-type="string" office:string-value="" calcext:value-type="error">
            <text:p>#DZIEL/0!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table:formula="of:=[.A20]/[.A19]" office:value-type="string" office:string-value="" calcext:value-type="error">
            <text:p>#DZIEL/0!</text:p>
          </table:table-cell>
          <table:table-cell table:style-name="Default" table:formula="of:=[.B20]/[.B19]" office:value-type="string" office:string-value="" calcext:value-type="error">
            <text:p>#DZIEL/0!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float" office:value="132.44" calcext:value-type="float">
            <text:p>132,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B21]*[.C21]" office:value-type="float" office:value="2648.8" calcext:value-type="float">
            <text:p>2648,8</text:p>
          </table:table-cell>
          <table:table-cell table:style-name="Default" table:number-columns-repeated="3"/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office:value-type="string" calcext:value-type="string">
            <text:p>0.495</text:p>
          </table:table-cell>
          <table:table-cell office:value-type="string" calcext:value-type="string">
            <text:p>-0.023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-2.48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1.88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45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-1.2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73</text:p>
          </table:table-cell>
          <table:table-cell office:value-type="float" office:value="-14.476" calcext:value-type="float">
            <text:p>-14,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372</text:p>
          </table:table-cell>
        </table:table-row>
        <table:table-row table:style-name="ro1">
          <table:table-cell office:value-type="string" calcext:value-type="string">
            <text:p>1.244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-0.235</text:p>
          </table:table-cell>
          <table:table-cell office:value-type="string" calcext:value-type="string">
            <text:p>-2.39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0.335</text:p>
          </table:table-cell>
          <table:table-cell office:value-type="string" calcext:value-type="string">
            <text:p>-0.71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-0.338</text:p>
          </table:table-cell>
          <table:table-cell office:value-type="string" calcext:value-type="string">
            <text:p>-0.877</text:p>
          </table:table-cell>
          <table:table-cell office:value-type="string" calcext:value-type="string">
            <text:p>-0.704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0.526</text:p>
          </table:table-cell>
          <table:table-cell office:value-type="string" calcext:value-type="string">
            <text:p>1.323</text:p>
          </table:table-cell>
          <table:table-cell office:value-type="string" calcext:value-type="string">
            <text:p>-0.416</text:p>
          </table:table-cell>
          <table:table-cell office:value-type="string" calcext:value-type="string">
            <text:p>-0.347</text:p>
          </table:table-cell>
        </table:table-row>
        <table:table-row table:style-name="ro1">
          <table:table-cell office:value-type="string" calcext:value-type="string">
            <text:p>-0.313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-1.351</text:p>
          </table:table-cell>
          <table:table-cell office:value-type="string" calcext:value-type="string">
            <text:p>-0.812</text:p>
          </table:table-cell>
          <table:table-cell office:value-type="string" calcext:value-type="string">
            <text:p>-0.675</text:p>
          </table:table-cell>
          <table:table-cell office:value-type="string" calcext:value-type="string">
            <text:p>-0.342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0.214</text:p>
          </table:table-cell>
          <table:table-cell office:value-type="string" calcext:value-type="string">
            <text:p>0.272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-1.57</text:p>
          </table:table-cell>
          <table:table-cell office:value-type="string" calcext:value-type="string">
            <text:p>-0.336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-0.819</text:p>
          </table:table-cell>
          <table:table-cell office:value-type="string" calcext:value-type="string">
            <text:p>-0.585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0.326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0.994</text:p>
          </table:table-cell>
          <table:table-cell office:value-type="string" calcext:value-type="string">
            <text:p>0.20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.393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656</text:p>
          </table:table-cell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-0.841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-0.695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0.040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-0.196</text:p>
          </table:table-cell>
          <table:table-cell office:value-type="string" calcext:value-type="string">
            <text:p>-0.822</text:p>
          </table:table-cell>
          <table:table-cell office:value-type="string" calcext:value-type="string">
            <text:p>-1.831</text:p>
          </table:table-cell>
          <table:table-cell office:value-type="string" calcext:value-type="string">
            <text:p>-2.284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-0.812</text:p>
          </table:table-cell>
        </table:table-row>
        <table:table-row table:style-name="ro1">
          <table:table-cell office:value-type="string" calcext:value-type="string">
            <text:p>-0.666</text:p>
          </table:table-cell>
          <table:table-cell office:value-type="string" calcext:value-type="string">
            <text:p>-4.6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3.627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-1.304</text:p>
          </table:table-cell>
          <table:table-cell office:value-type="string" calcext:value-type="string">
            <text:p>-2.636</text:p>
          </table:table-cell>
          <table:table-cell office:value-type="string" calcext:value-type="string">
            <text:p>-1.472</text:p>
          </table:table-cell>
          <table:table-cell office:value-type="string" calcext:value-type="string">
            <text:p>3.215</text:p>
          </table:table-cell>
        </table:table-row>
        <table:table-row table:style-name="ro1">
          <table:table-cell office:value-type="string" calcext:value-type="string">
            <text:p>-1.3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-4.168</text:p>
          </table:table-cell>
          <table:table-cell office:value-type="string" calcext:value-type="string">
            <text:p>-3.2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2.824</text:p>
          </table:table-cell>
          <table:table-cell office:value-type="string" calcext:value-type="string">
            <text:p>-0.43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-1.03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4.054</text:p>
          </table:table-cell>
          <table:table-cell office:value-type="string" calcext:value-type="string">
            <text:p>-2.662</text:p>
          </table:table-cell>
          <table:table-cell office:value-type="string" calcext:value-type="string">
            <text:p>-2.824</text:p>
          </table:table-cell>
          <table:table-cell office:value-type="string" calcext:value-type="string">
            <text:p>-4.013</text:p>
          </table:table-cell>
          <table:table-cell office:value-type="string" calcext:value-type="string">
            <text:p>-3.992</text:p>
          </table:table-cell>
        </table:table-row>
        <table:table-row table:style-name="ro1">
          <table:table-cell office:value-type="string" calcext:value-type="string">
            <text:p>-0.334</text:p>
          </table:table-cell>
          <table:table-cell office:value-type="string" calcext:value-type="string">
            <text:p>-1.381</text:p>
          </table:table-cell>
          <table:table-cell office:value-type="string" calcext:value-type="string">
            <text:p>-2.111</text:p>
          </table:table-cell>
          <table:table-cell office:value-type="string" calcext:value-type="string">
            <text:p>-1.461</text:p>
          </table:table-cell>
          <table:table-cell office:value-type="string" calcext:value-type="string">
            <text:p>-0.633</text:p>
          </table:table-cell>
          <table:table-cell office:value-type="string" calcext:value-type="string">
            <text:p>-2.09</text:p>
          </table:table-cell>
          <table:table-cell office:value-type="string" calcext:value-type="string">
            <text:p>-1.373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0.0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178</text:p>
          </table:table-cell>
          <table:table-cell table:style-name="ce32" office:value-type="date" office:date-value="2021-06-01" calcext:value-type="date">
            <text:p>1.06.2021</text:p>
          </table:table-cell>
          <table:table-cell office:value-type="string" calcext:value-type="string">
            <text:p>2.086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-1.226</text:p>
          </table:table-cell>
          <table:table-cell office:value-type="string" calcext:value-type="string">
            <text:p>-3.093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-0.757</text:p>
          </table:table-cell>
          <table:table-cell office:value-type="string" calcext:value-type="string">
            <text:p>4.073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597</text:p>
          </table:table-cell>
          <table:table-cell table:style-name="ce32" office:value-type="date" office:date-value="2021-05-01" calcext:value-type="date">
            <text:p>1.05.20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-1.18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815</text:p>
          </table:table-cell>
          <table:table-cell office:value-type="string" calcext:value-type="string">
            <text:p>-0.043</text:p>
          </table:table-cell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.101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-1.09</text:p>
          </table:table-cell>
          <table:table-cell office:value-type="string" calcext:value-type="string">
            <text:p>4.263</text:p>
          </table:table-cell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.858</text:p>
          </table:table-cell>
        </table:table-row>
      </table:table>
      <table:table table:name="Arkusz11" table:style-name="ta1">
        <table:table-column table:style-name="co1" table:number-columns-repeated="1024" table:default-cell-style-name="ce38"/>
        <table:table-row table:style-name="ro1">
          <table:table-cell table:style-name="ce33" office:value-type="string" calcext:value-type="string">
            <text:p>fi1</text:p>
          </table:table-cell>
          <table:table-cell table:style-name="ce33" office:value-type="string" calcext:value-type="string">
            <text:p>fi2</text:p>
          </table:table-cell>
          <table:table-cell table:style-name="ce33" office:value-type="string" calcext:value-type="string">
            <text:p>w</text:p>
          </table:table-cell>
          <table:table-cell table:style-name="ce41" office:value-type="string" calcext:value-type="string">
            <text:p>Iteracja</text:p>
          </table:table-cell>
          <table:table-cell table:style-name="ce41" office:value-type="string" calcext:value-type="string">
            <text:p>średni czas trwania iteracji (s)</text:p>
          </table:table-cell>
          <table:table-cell table:style-name="ce41" office:value-type="string" calcext:value-type="string">
            <text:p>Wynik treningowy</text:p>
          </table:table-cell>
          <table:table-cell table:style-name="ce41" office:value-type="string" calcext:value-type="string">
            <text:p>Największy wynik</text:p>
          </table:table-cell>
          <table:table-cell table:style-name="ce41" office:value-type="string" calcext:value-type="string">
            <text:p>Średni wynik</text:p>
          </table:table-cell>
          <table:table-cell table:style-name="ce45" table:number-columns-repeated="8"/>
          <table:table-cell table:number-columns-repeated="1008"/>
        </table:table-row>
        <table:table-row table:style-name="ro5"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0.4" calcext:value-type="float">
            <text:p>0,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74.8" calcext:value-type="float">
            <text:p>574,8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3285" calcext:value-type="float">
            <text:p>3285</text:p>
          </table:table-cell>
          <table:table-cell table:style-name="ce34" office:value-type="float" office:value="531.24" calcext:value-type="float">
            <text:p>531,24</text:p>
          </table:table-cell>
          <table:table-cell table:number-columns-repeated="1016"/>
        </table:table-row>
        <table:table-row table:style-name="ro5">
          <table:table-cell table:number-columns-repeated="3" table:style-name="ce34" office:value-type="float" office:value="0.5" calcext:value-type="float">
            <text:p>0,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45.43" calcext:value-type="float">
            <text:p>845,43</text:p>
          </table:table-cell>
          <table:table-cell table:style-name="ce34" office:value-type="float" office:value="882" calcext:value-type="float">
            <text:p>882</text:p>
          </table:table-cell>
          <table:table-cell table:style-name="ce43" office:value-type="float" office:value="6599" calcext:value-type="float">
            <text:p>6599</text:p>
          </table:table-cell>
          <table:table-cell table:style-name="ce43" office:value-type="float" office:value="1647.27" calcext:value-type="float">
            <text:p>1647,27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0.6" calcext:value-type="float">
            <text:p>0,6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055.63" calcext:value-type="float">
            <text:p>1055,63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3740" calcext:value-type="float">
            <text:p>3740</text:p>
          </table:table-cell>
          <table:table-cell table:style-name="ce34" office:value-type="float" office:value="594.96" calcext:value-type="float">
            <text:p>594,96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0.7" calcext:value-type="float">
            <text:p>0,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129.96" calcext:value-type="float">
            <text:p>1129,96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2432" calcext:value-type="float">
            <text:p>2432</text:p>
          </table:table-cell>
          <table:table-cell table:style-name="ce34" office:value-type="float" office:value="623.46" calcext:value-type="float">
            <text:p>623,46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0.8" calcext:value-type="float">
            <text:p>0,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50.4" calcext:value-type="float">
            <text:p>650,4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3405" calcext:value-type="float">
            <text:p>3405</text:p>
          </table:table-cell>
          <table:table-cell table:style-name="ce34" office:value-type="float" office:value="770.13" calcext:value-type="float">
            <text:p>770,13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0.9" calcext:value-type="float">
            <text:p>0,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15.16" calcext:value-type="float">
            <text:p>315,16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3200" calcext:value-type="float">
            <text:p>3200</text:p>
          </table:table-cell>
          <table:table-cell table:style-name="ce34" office:value-type="float" office:value="708.81" calcext:value-type="float">
            <text:p>708,81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4" calcext:value-type="float">
            <text:p>0,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09.52" calcext:value-type="float">
            <text:p>709,52</text:p>
          </table:table-cell>
          <table:table-cell table:style-name="ce35" office:value-type="float" office:value="894" calcext:value-type="float">
            <text:p>894</text:p>
          </table:table-cell>
          <table:table-cell table:style-name="ce35" office:value-type="float" office:value="5122" calcext:value-type="float">
            <text:p>5122</text:p>
          </table:table-cell>
          <table:table-cell table:style-name="ce35" office:value-type="float" office:value="1129.03" calcext:value-type="float">
            <text:p>1129,03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.5" calcext:value-type="float">
            <text:p>0,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48.31" calcext:value-type="float">
            <text:p>948,31</text:p>
          </table:table-cell>
          <table:table-cell table:style-name="ce35" office:value-type="float" office:value="866" calcext:value-type="float">
            <text:p>866</text:p>
          </table:table-cell>
          <table:table-cell table:style-name="ce35" office:value-type="float" office:value="3642" calcext:value-type="float">
            <text:p>3642</text:p>
          </table:table-cell>
          <table:table-cell table:style-name="ce35" office:value-type="float" office:value="808.81" calcext:value-type="float">
            <text:p>808,81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6" calcext:value-type="float">
            <text:p>0,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55.71" calcext:value-type="float">
            <text:p>755,7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502" calcext:value-type="float">
            <text:p>3502</text:p>
          </table:table-cell>
          <table:table-cell table:style-name="ce35" office:value-type="float" office:value="700.7" calcext:value-type="float">
            <text:p>700,7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7" calcext:value-type="float">
            <text:p>0,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33.34" calcext:value-type="float">
            <text:p>733,34</text:p>
          </table:table-cell>
          <table:table-cell table:style-name="ce35" office:value-type="float" office:value="910" calcext:value-type="float">
            <text:p>910</text:p>
          </table:table-cell>
          <table:table-cell table:style-name="ce35" office:value-type="float" office:value="3274" calcext:value-type="float">
            <text:p>3274</text:p>
          </table:table-cell>
          <table:table-cell table:style-name="ce35" office:value-type="float" office:value="909.73" calcext:value-type="float">
            <text:p>909,73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8" calcext:value-type="float">
            <text:p>0,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97.99" calcext:value-type="float">
            <text:p>497,99</text:p>
          </table:table-cell>
          <table:table-cell table:style-name="ce35" office:value-type="float" office:value="919" calcext:value-type="float">
            <text:p>919</text:p>
          </table:table-cell>
          <table:table-cell table:style-name="ce35" office:value-type="float" office:value="3239" calcext:value-type="float">
            <text:p>3239</text:p>
          </table:table-cell>
          <table:table-cell table:style-name="ce35" office:value-type="float" office:value="861.02" calcext:value-type="float">
            <text:p>861,02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9" calcext:value-type="float">
            <text:p>0,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66.67" calcext:value-type="float">
            <text:p>866,67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5881" calcext:value-type="float">
            <text:p>5881</text:p>
          </table:table-cell>
          <table:table-cell table:style-name="ce35" office:value-type="float" office:value="714.6" calcext:value-type="float">
            <text:p>714,6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34" office:value-type="float" office:value="0.4" calcext:value-type="float">
            <text:p>0,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98.06" calcext:value-type="float">
            <text:p>1098,06</text:p>
          </table:table-cell>
          <table:table-cell table:style-name="ce34" office:value-type="float" office:value="1038" calcext:value-type="float">
            <text:p>1038</text:p>
          </table:table-cell>
          <table:table-cell table:style-name="ce43" office:value-type="float" office:value="9439" calcext:value-type="float">
            <text:p>9439</text:p>
          </table:table-cell>
          <table:table-cell table:style-name="ce43" office:value-type="float" office:value="1526.49" calcext:value-type="float">
            <text:p>1526,49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number-columns-repeated="2" table:style-name="ce34" office:value-type="float" office:value="0.5" calcext:value-type="float">
            <text:p>0,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33.85" calcext:value-type="float">
            <text:p>833,85</text:p>
          </table:table-cell>
          <table:table-cell table:style-name="ce34" office:value-type="float" office:value="1051" calcext:value-type="float">
            <text:p>1051</text:p>
          </table:table-cell>
          <table:table-cell table:style-name="ce34" office:value-type="float" office:value="5705" calcext:value-type="float">
            <text:p>5705</text:p>
          </table:table-cell>
          <table:table-cell table:style-name="ce34" office:value-type="float" office:value="908.61" calcext:value-type="float">
            <text:p>908,61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34" office:value-type="float" office:value="0.6" calcext:value-type="float">
            <text:p>0,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018.31" calcext:value-type="float">
            <text:p>1018,31</text:p>
          </table:table-cell>
          <table:table-cell table:style-name="ce34" office:value-type="float" office:value="1083" calcext:value-type="float">
            <text:p>1083</text:p>
          </table:table-cell>
          <table:table-cell table:style-name="ce43" office:value-type="float" office:value="9735" calcext:value-type="float">
            <text:p>9735</text:p>
          </table:table-cell>
          <table:table-cell table:style-name="ce43" office:value-type="float" office:value="1813.4" calcext:value-type="float">
            <text:p>1813,4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34" office:value-type="float" office:value="0.7" calcext:value-type="float">
            <text:p>0,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55.3" calcext:value-type="float">
            <text:p>955,3</text:p>
          </table:table-cell>
          <table:table-cell table:style-name="ce34" office:value-type="float" office:value="1101" calcext:value-type="float">
            <text:p>1101</text:p>
          </table:table-cell>
          <table:table-cell table:style-name="ce43" office:value-type="float" office:value="11255" calcext:value-type="float">
            <text:p>11255</text:p>
          </table:table-cell>
          <table:table-cell table:style-name="ce43" office:value-type="float" office:value="1915.4" calcext:value-type="float">
            <text:p>1915,4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34" office:value-type="float" office:value="0.8" calcext:value-type="float">
            <text:p>0,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12.63" calcext:value-type="float">
            <text:p>1012,63</text:p>
          </table:table-cell>
          <table:table-cell table:style-name="ce34" office:value-type="float" office:value="1051" calcext:value-type="float">
            <text:p>1051</text:p>
          </table:table-cell>
          <table:table-cell table:style-name="ce43" office:value-type="float" office:value="16256" calcext:value-type="float">
            <text:p>16256</text:p>
          </table:table-cell>
          <table:table-cell table:style-name="ce43" office:value-type="float" office:value="1956.44" calcext:value-type="float">
            <text:p>1956,44</text:p>
          </table:table-cell>
          <table:table-cell table:number-columns-repeated="1016"/>
        </table:table-row>
        <table:table-row table:style-name="ro5"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34" office:value-type="float" office:value="0.9" calcext:value-type="float">
            <text:p>0,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54.54" calcext:value-type="float">
            <text:p>954,54</text:p>
          </table:table-cell>
          <table:table-cell table:style-name="ce34" office:value-type="float" office:value="1067" calcext:value-type="float">
            <text:p>1067</text:p>
          </table:table-cell>
          <table:table-cell table:style-name="ce34" office:value-type="float" office:value="6504" calcext:value-type="float">
            <text:p>6504</text:p>
          </table:table-cell>
          <table:table-cell table:style-name="ce34" office:value-type="float" office:value="1265.32" calcext:value-type="float">
            <text:p>1265,32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4" calcext:value-type="float">
            <text:p>0,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45.31" calcext:value-type="float">
            <text:p>445,3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007" calcext:value-type="float">
            <text:p>3007</text:p>
          </table:table-cell>
          <table:table-cell table:style-name="ce35" office:value-type="float" office:value="453.68" calcext:value-type="float">
            <text:p>453,68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78.37" calcext:value-type="float">
            <text:p>878,37</text:p>
          </table:table-cell>
          <table:table-cell table:style-name="ce35" office:value-type="float" office:value="870" calcext:value-type="float">
            <text:p>870</text:p>
          </table:table-cell>
          <table:table-cell table:style-name="ce33" office:value-type="float" office:value="1976" calcext:value-type="float">
            <text:p>1976</text:p>
          </table:table-cell>
          <table:table-cell table:style-name="ce33" office:value-type="float" office:value="470.92" calcext:value-type="float">
            <text:p>470,92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6" calcext:value-type="float">
            <text:p>0,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19.4" calcext:value-type="float">
            <text:p>719,4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5294" calcext:value-type="float">
            <text:p>5294</text:p>
          </table:table-cell>
          <table:table-cell table:style-name="ce35" office:value-type="float" office:value="949.37" calcext:value-type="float">
            <text:p>949,37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7" calcext:value-type="float">
            <text:p>0,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34.56" calcext:value-type="float">
            <text:p>1234,56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448" calcext:value-type="float">
            <text:p>3448</text:p>
          </table:table-cell>
          <table:table-cell table:style-name="ce35" office:value-type="float" office:value="1003.71" calcext:value-type="float">
            <text:p>1003,71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8" calcext:value-type="float">
            <text:p>0,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46.76" calcext:value-type="float">
            <text:p>1046,76</text:p>
          </table:table-cell>
          <table:table-cell table:style-name="ce35" office:value-type="float" office:value="905" calcext:value-type="float">
            <text:p>905</text:p>
          </table:table-cell>
          <table:table-cell table:style-name="ce35" office:value-type="float" office:value="4009" calcext:value-type="float">
            <text:p>4009</text:p>
          </table:table-cell>
          <table:table-cell table:style-name="ce35" office:value-type="float" office:value="579.11" calcext:value-type="float">
            <text:p>579,11</text:p>
          </table:table-cell>
          <table:table-cell table:number-columns-repeated="1016"/>
        </table:table-row>
        <table:table-row table:style-name="ro5"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9" calcext:value-type="float">
            <text:p>0,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34.66" calcext:value-type="float">
            <text:p>1134,66</text:p>
          </table:table-cell>
          <table:table-cell table:style-name="ce35" office:value-type="float" office:value="853" calcext:value-type="float">
            <text:p>853</text:p>
          </table:table-cell>
          <table:table-cell table:style-name="ce35" office:value-type="float" office:value="5365" calcext:value-type="float">
            <text:p>5365</text:p>
          </table:table-cell>
          <table:table-cell table:style-name="ce35" office:value-type="float" office:value="1274.82" calcext:value-type="float">
            <text:p>1274,82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4" calcext:value-type="float">
            <text:p>0,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09.09" calcext:value-type="float">
            <text:p>1109,09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4311" calcext:value-type="float">
            <text:p>4311</text:p>
          </table:table-cell>
          <table:table-cell table:style-name="ce34" office:value-type="float" office:value="1064.99" calcext:value-type="float">
            <text:p>1064,99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57.45" calcext:value-type="float">
            <text:p>1357,45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5340" calcext:value-type="float">
            <text:p>5340</text:p>
          </table:table-cell>
          <table:table-cell table:style-name="ce34" office:value-type="float" office:value="1402.83" calcext:value-type="float">
            <text:p>1402,83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6" calcext:value-type="float">
            <text:p>0,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69.69" calcext:value-type="float">
            <text:p>1169,69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3336" calcext:value-type="float">
            <text:p>3336</text:p>
          </table:table-cell>
          <table:table-cell table:style-name="ce34" office:value-type="float" office:value="732.39" calcext:value-type="float">
            <text:p>732,39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7" calcext:value-type="float">
            <text:p>0,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88.27" calcext:value-type="float">
            <text:p>788,27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2142" calcext:value-type="float">
            <text:p>2142</text:p>
          </table:table-cell>
          <table:table-cell table:style-name="ce34" office:value-type="float" office:value="416.68" calcext:value-type="float">
            <text:p>416,68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8" calcext:value-type="float">
            <text:p>0,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99.58" calcext:value-type="float">
            <text:p>599,58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2526" calcext:value-type="float">
            <text:p>2526</text:p>
          </table:table-cell>
          <table:table-cell table:style-name="ce34" office:value-type="float" office:value="485.32" calcext:value-type="float">
            <text:p>485,32</text:p>
          </table:table-cell>
          <table:table-cell table:number-columns-repeated="1016"/>
        </table:table-row>
        <table:table-row table:style-name="ro5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.9" calcext:value-type="float">
            <text:p>0,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54.26" calcext:value-type="float">
            <text:p>654,26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3521" calcext:value-type="float">
            <text:p>3521</text:p>
          </table:table-cell>
          <table:table-cell table:style-name="ce34" office:value-type="float" office:value="598.97" calcext:value-type="float">
            <text:p>598,97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4" calcext:value-type="float">
            <text:p>0,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29.03" calcext:value-type="float">
            <text:p>729,03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4124" calcext:value-type="float">
            <text:p>4124</text:p>
          </table:table-cell>
          <table:table-cell table:style-name="ce35" office:value-type="float" office:value="660.83" calcext:value-type="float">
            <text:p>660,83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21.34" calcext:value-type="float">
            <text:p>721,34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4399" calcext:value-type="float">
            <text:p>4399</text:p>
          </table:table-cell>
          <table:table-cell table:style-name="ce35" office:value-type="float" office:value="1089.6" calcext:value-type="float">
            <text:p>1089,6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6" calcext:value-type="float">
            <text:p>0,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25.36" calcext:value-type="float">
            <text:p>825,36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float" office:value="5306" calcext:value-type="float">
            <text:p>5306</text:p>
          </table:table-cell>
          <table:table-cell table:style-name="ce35" office:value-type="float" office:value="1080.05" calcext:value-type="float">
            <text:p>1080,05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7" calcext:value-type="float">
            <text:p>0,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52.65" calcext:value-type="float">
            <text:p>752,65</text:p>
          </table:table-cell>
          <table:table-cell table:style-name="ce35" office:value-type="float" office:value="908" calcext:value-type="float">
            <text:p>908</text:p>
          </table:table-cell>
          <table:table-cell table:style-name="ce35" office:value-type="float" office:value="2482" calcext:value-type="float">
            <text:p>2482</text:p>
          </table:table-cell>
          <table:table-cell table:style-name="ce35" office:value-type="float" office:value="517.98" calcext:value-type="float">
            <text:p>517,98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8" calcext:value-type="float">
            <text:p>0,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81.01" calcext:value-type="float">
            <text:p>1081,01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2754" calcext:value-type="float">
            <text:p>2754</text:p>
          </table:table-cell>
          <table:table-cell table:style-name="ce35" office:value-type="float" office:value="759.47" calcext:value-type="float">
            <text:p>759,47</text:p>
          </table:table-cell>
          <table:table-cell table:number-columns-repeated="1016"/>
        </table:table-row>
        <table:table-row table:style-name="ro5"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9" calcext:value-type="float">
            <text:p>0,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96.06" calcext:value-type="float">
            <text:p>896,06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float" office:value="2852" calcext:value-type="float">
            <text:p>2852</text:p>
          </table:table-cell>
          <table:table-cell table:style-name="ce35" office:value-type="float" office:value="682.22" calcext:value-type="float">
            <text:p>682,22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4" calcext:value-type="float">
            <text:p>0,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33.37" calcext:value-type="float">
            <text:p>1033,37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5485" calcext:value-type="float">
            <text:p>5485</text:p>
          </table:table-cell>
          <table:table-cell table:style-name="ce34" office:value-type="float" office:value="1018.37" calcext:value-type="float">
            <text:p>1018,37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81.92" calcext:value-type="float">
            <text:p>781,92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5182" calcext:value-type="float">
            <text:p>5182</text:p>
          </table:table-cell>
          <table:table-cell table:style-name="ce34" office:value-type="float" office:value="1130.77" calcext:value-type="float">
            <text:p>1130,77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6" calcext:value-type="float">
            <text:p>0,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79.08" calcext:value-type="float">
            <text:p>679,08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3347" calcext:value-type="float">
            <text:p>3347</text:p>
          </table:table-cell>
          <table:table-cell table:style-name="ce34" office:value-type="float" office:value="686.92" calcext:value-type="float">
            <text:p>686,92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7" calcext:value-type="float">
            <text:p>0,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20.04" calcext:value-type="float">
            <text:p>1320,04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3701" calcext:value-type="float">
            <text:p>3701</text:p>
          </table:table-cell>
          <table:table-cell table:style-name="ce34" office:value-type="float" office:value="842.71" calcext:value-type="float">
            <text:p>842,71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8" calcext:value-type="float">
            <text:p>0,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25" calcext:value-type="float">
            <text:p>725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4545" calcext:value-type="float">
            <text:p>4545</text:p>
          </table:table-cell>
          <table:table-cell table:style-name="ce34" office:value-type="float" office:value="661.29" calcext:value-type="float">
            <text:p>661,29</text:p>
          </table:table-cell>
          <table:table-cell table:number-columns-repeated="1016"/>
        </table:table-row>
        <table:table-row table:style-name="ro5">
          <table:table-cell table:style-name="ce34" office:value-type="float" office:value="0.5" calcext:value-type="float">
            <text:p>0,5</text:p>
          </table:table-cell>
          <table:table-cell table:style-name="ce36" office:value-type="float" office:value="1.5" calcext:value-type="float">
            <text:p>1,5</text:p>
          </table:table-cell>
          <table:table-cell table:style-name="ce34" office:value-type="float" office:value="0.9" calcext:value-type="float">
            <text:p>0,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05.45" calcext:value-type="float">
            <text:p>505,45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6362" calcext:value-type="float">
            <text:p>6362</text:p>
          </table:table-cell>
          <table:table-cell table:style-name="ce34" office:value-type="float" office:value="1179.19" calcext:value-type="float">
            <text:p>1179,19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4" calcext:value-type="float">
            <text:p>0,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69.22" calcext:value-type="float">
            <text:p>869,22</text:p>
          </table:table-cell>
          <table:table-cell table:style-name="ce35" office:value-type="float" office:value="921" calcext:value-type="float">
            <text:p>921</text:p>
          </table:table-cell>
          <table:table-cell table:style-name="ce44" office:value-type="float" office:value="4122" calcext:value-type="float">
            <text:p>4122</text:p>
          </table:table-cell>
          <table:table-cell table:style-name="ce44" office:value-type="float" office:value="757.71" calcext:value-type="float">
            <text:p>757,71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5" calcext:value-type="float">
            <text:p>0,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79.52" calcext:value-type="float">
            <text:p>579,52</text:p>
          </table:table-cell>
          <table:table-cell table:style-name="ce35" office:value-type="float" office:value="846" calcext:value-type="float">
            <text:p>846</text:p>
          </table:table-cell>
          <table:table-cell table:style-name="ce44" office:value-type="float" office:value="2697" calcext:value-type="float">
            <text:p>2697</text:p>
          </table:table-cell>
          <table:table-cell table:style-name="ce44" office:value-type="float" office:value="782.64" calcext:value-type="float">
            <text:p>782,64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6" calcext:value-type="float">
            <text:p>0,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06.23" calcext:value-type="float">
            <text:p>506,23</text:p>
          </table:table-cell>
          <table:table-cell table:style-name="ce35" office:value-type="float" office:value="898" calcext:value-type="float">
            <text:p>898</text:p>
          </table:table-cell>
          <table:table-cell table:style-name="ce44" office:value-type="float" office:value="6002" calcext:value-type="float">
            <text:p>6002</text:p>
          </table:table-cell>
          <table:table-cell table:style-name="ce44" office:value-type="float" office:value="822.13" calcext:value-type="float">
            <text:p>822,13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7" calcext:value-type="float">
            <text:p>0,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89.89" calcext:value-type="float">
            <text:p>689,89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5006" calcext:value-type="float">
            <text:p>5006</text:p>
          </table:table-cell>
          <table:table-cell table:style-name="ce35" office:value-type="float" office:value="974.24" calcext:value-type="float">
            <text:p>974,24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8" calcext:value-type="float">
            <text:p>0,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18.72" calcext:value-type="float">
            <text:p>418,72</text:p>
          </table:table-cell>
          <table:table-cell table:style-name="ce35" office:value-type="float" office:value="918" calcext:value-type="float">
            <text:p>918</text:p>
          </table:table-cell>
          <table:table-cell table:style-name="ce35" office:value-type="float" office:value="7946" calcext:value-type="float">
            <text:p>7946</text:p>
          </table:table-cell>
          <table:table-cell table:style-name="ce35" office:value-type="float" office:value="1393.56" calcext:value-type="float">
            <text:p>1393,56</text:p>
          </table:table-cell>
          <table:table-cell table:number-columns-repeated="1016"/>
        </table:table-row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.5" calcext:value-type="float">
            <text:p>1,5</text:p>
          </table:table-cell>
          <table:table-cell table:style-name="ce35" office:value-type="float" office:value="0.9" calcext:value-type="float">
            <text:p>0,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00.8" calcext:value-type="float">
            <text:p>1000,8</text:p>
          </table:table-cell>
          <table:table-cell table:style-name="ce35" office:value-type="float" office:value="902" calcext:value-type="float">
            <text:p>902</text:p>
          </table:table-cell>
          <table:table-cell table:style-name="ce35" office:value-type="float" office:value="3677" calcext:value-type="float">
            <text:p>3677</text:p>
          </table:table-cell>
          <table:table-cell table:style-name="ce35" office:value-type="float" office:value="819.85" calcext:value-type="float">
            <text:p>819,85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4" calcext:value-type="float">
            <text:p>0,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86.24" calcext:value-type="float">
            <text:p>486,24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5586" calcext:value-type="float">
            <text:p>5586</text:p>
          </table:table-cell>
          <table:table-cell table:style-name="ce34" office:value-type="float" office:value="1079.3" calcext:value-type="float">
            <text:p>1079,3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5" calcext:value-type="float">
            <text:p>0,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25.92" calcext:value-type="float">
            <text:p>925,92</text:p>
          </table:table-cell>
          <table:table-cell table:style-name="ce34" office:value-type="float" office:value="883" calcext:value-type="float">
            <text:p>883</text:p>
          </table:table-cell>
          <table:table-cell table:style-name="ce43" office:value-type="float" office:value="10740" calcext:value-type="float">
            <text:p>10740</text:p>
          </table:table-cell>
          <table:table-cell table:style-name="ce43" office:value-type="float" office:value="1493.55" calcext:value-type="float">
            <text:p>1493,55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6" calcext:value-type="float">
            <text:p>0,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22.29" calcext:value-type="float">
            <text:p>822,29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2867" calcext:value-type="float">
            <text:p>2867</text:p>
          </table:table-cell>
          <table:table-cell table:style-name="ce34" office:value-type="float" office:value="560.99" calcext:value-type="float">
            <text:p>560,99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7" calcext:value-type="float">
            <text:p>0,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25.4" calcext:value-type="float">
            <text:p>1325,4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2128" calcext:value-type="float">
            <text:p>2128</text:p>
          </table:table-cell>
          <table:table-cell table:style-name="ce34" office:value-type="float" office:value="594.77" calcext:value-type="float">
            <text:p>594,77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8" calcext:value-type="float">
            <text:p>0,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76.81" calcext:value-type="float">
            <text:p>676,81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3931" calcext:value-type="float">
            <text:p>3931</text:p>
          </table:table-cell>
          <table:table-cell table:style-name="ce34" office:value-type="float" office:value="748" calcext:value-type="float">
            <text:p>748</text:p>
          </table:table-cell>
          <table:table-cell table:number-columns-repeated="1016"/>
        </table:table-row>
        <table:table-row table:style-name="ro5">
          <table:table-cell table:number-columns-repeated="2" table:style-name="ce36" office:value-type="float" office:value="1.5" calcext:value-type="float">
            <text:p>1,5</text:p>
          </table:table-cell>
          <table:table-cell table:style-name="ce34" office:value-type="float" office:value="0.9" calcext:value-type="float">
            <text:p>0,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860.94" calcext:value-type="float">
            <text:p>860,94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4096" calcext:value-type="float">
            <text:p>4096</text:p>
          </table:table-cell>
          <table:table-cell table:style-name="ce34" office:value-type="float" office:value="926.48" calcext:value-type="float">
            <text:p>926,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39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5">
          <table:table-cell/>
          <table:table-cell table:style-name="ce39" office:value-type="float" office:value="16" calcext:value-type="float">
            <text:p>16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93" calcext:value-type="float">
            <text:p>93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5">
          <table:table-cell/>
          <table:table-cell table:style-name="ce39"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3" calcext:value-type="float">
            <text:p>1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3" calcext:value-type="float">
            <text:p>1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8" calcext:value-type="float">
            <text:p>18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0" calcext:value-type="float">
            <text:p>20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8" calcext:value-type="float">
            <text:p>8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52" calcext:value-type="float">
            <text:p>52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7" calcext:value-type="float">
            <text:p>27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1" calcext:value-type="float">
            <text:p>21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0" calcext:value-type="float">
            <text:p>2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3" calcext:value-type="float">
            <text:p>1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4" calcext:value-type="float">
            <text:p>24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0" calcext:value-type="float">
            <text:p>20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5" calcext:value-type="float">
            <text:p>25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1" calcext:value-type="float">
            <text:p>11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9" calcext:value-type="float">
            <text:p>19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40" calcext:value-type="float">
            <text:p>4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31" calcext:value-type="float">
            <text:p>31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33" calcext:value-type="float">
            <text:p>3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3" calcext:value-type="float">
            <text:p>1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9" calcext:value-type="float">
            <text:p>29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1" calcext:value-type="float">
            <text:p>11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49" calcext:value-type="float">
            <text:p>49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4" calcext:value-type="float">
            <text:p>24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1" calcext:value-type="float">
            <text:p>21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3" calcext:value-type="float">
            <text:p>23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40" calcext:value-type="float">
            <text:p>4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30" calcext:value-type="float">
            <text:p>30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25" calcext:value-type="float">
            <text:p>25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37" calcext:value-type="float">
            <text:p>37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16" calcext:value-type="float">
            <text:p>16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21" calcext:value-type="float">
            <text:p>21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4">
          <table:table-cell table:style-name="ce46" office:value-type="string" calcext:value-type="string">
            <text:p>Liczba cząstek</text:p>
          </table:table-cell>
          <table:table-cell table:style-name="ce46" office:value-type="string" calcext:value-type="string">
            <text:p>Wynik</text:p>
          </table:table-cell>
          <table:table-cell table:style-name="ce46" office:value-type="string" calcext:value-type="string">
            <text:p>Generacja</text:p>
          </table:table-cell>
          <table:table-cell table:style-name="ce46" office:value-type="string" calcext:value-type="string">
            <text:p>Największy wynik</text:p>
          </table:table-cell>
          <table:table-cell table:style-name="ce46" office:value-type="string" calcext:value-type="string">
            <text:p>Średni wynik</text:p>
          </table:table-cell>
          <table:table-cell table:style-name="ce46" office:value-type="string" calcext:value-type="string">
            <text:p>Średni czas jednej gry (s)</text:p>
          </table:table-cell>
          <table:table-cell table:style-name="ce46" office:value-type="string" calcext:value-type="string">
            <text:p>Średni czas oceny jednej generacji (s)</text:p>
          </table:table-cell>
          <table:table-cell table:number-columns-repeated="13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77" calcext:value-type="float">
            <text:p>877</text:p>
          </table:table-cell>
          <table:table-cell table:style-name="ce47" office:value-type="float" office:value="11" calcext:value-type="float">
            <text:p>11</text:p>
          </table:table-cell>
          <table:table-cell table:style-name="ce53" office:value-type="float" office:value="16256" calcext:value-type="float">
            <text:p>16256</text:p>
          </table:table-cell>
          <table:table-cell table:style-name="ce53" office:value-type="float" office:value="1980.45" calcext:value-type="float">
            <text:p>1980,45</text:p>
          </table:table-cell>
          <table:table-cell table:style-name="ce53" office:value-type="float" office:value="59.38" calcext:value-type="float">
            <text:p>59,38</text:p>
          </table:table-cell>
          <table:table-cell table:style-name="ce53" office:value-type="float" office:value="912.63" calcext:value-type="float">
            <text:p>912,63</text:p>
          </table:table-cell>
          <table:table-cell table:formula="of:=[.C2]*[.G2]/3600" office:value-type="float" office:value="2.78859166666667" calcext:value-type="float">
            <text:p>2,78859166666667</text:p>
          </table:table-cell>
          <table:table-cell table:number-columns-repeated="12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5349" calcext:value-type="float">
            <text:p>5349</text:p>
          </table:table-cell>
          <table:table-cell table:style-name="ce48" office:value-type="float" office:value="1576.32" calcext:value-type="float">
            <text:p>1576,32</text:p>
          </table:table-cell>
          <table:table-cell table:style-name="ce48" office:value-type="float" office:value="42.28" calcext:value-type="float">
            <text:p>42,28</text:p>
          </table:table-cell>
          <table:table-cell table:style-name="ce48" office:value-type="float" office:value="1441.71" calcext:value-type="float">
            <text:p>1441,71</text:p>
          </table:table-cell>
          <table:table-cell table:formula="of:=[.C3]*[.G3]/3600" office:value-type="float" office:value="3.604275" calcext:value-type="float">
            <text:p>3,604275</text:p>
          </table:table-cell>
          <table:table-cell table:number-columns-repeated="12"/>
        </table:table-row>
        <table:table-row table:style-name="ro1"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192" calcext:value-type="float">
            <text:p>9192</text:p>
          </table:table-cell>
          <table:table-cell table:style-name="ce47" office:value-type="float" office:value="1956.44" calcext:value-type="float">
            <text:p>1956,44</text:p>
          </table:table-cell>
          <table:table-cell table:style-name="ce47" office:value-type="float" office:value="55.32" calcext:value-type="float">
            <text:p>55,32</text:p>
          </table:table-cell>
          <table:table-cell table:style-name="ce47" office:value-type="float" office:value="1582.42" calcext:value-type="float">
            <text:p>1582,42</text:p>
          </table:table-cell>
          <table:table-cell table:formula="of:=[.C4]*[.G4]/3600" office:value-type="float" office:value="3.07692777777778" calcext:value-type="float">
            <text:p>3,07692777777778</text:p>
          </table:table-cell>
          <table:table-cell table:number-columns-repeated="12"/>
        </table:table-row>
        <table:table-row table:style-name="ro1"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6622" calcext:value-type="float">
            <text:p>6622</text:p>
          </table:table-cell>
          <table:table-cell table:style-name="ce48" office:value-type="float" office:value="1196.09" calcext:value-type="float">
            <text:p>1196,09</text:p>
          </table:table-cell>
          <table:table-cell table:style-name="ce48" office:value-type="float" office:value="32.88" calcext:value-type="float">
            <text:p>32,88</text:p>
          </table:table-cell>
          <table:table-cell table:style-name="ce48" office:value-type="float" office:value="1459.53" calcext:value-type="float">
            <text:p>1459,53</text:p>
          </table:table-cell>
          <table:table-cell table:formula="of:=[.C5]*[.G5]/3600" office:value-type="float" office:value="2.43255" calcext:value-type="float">
            <text:p>2,43255</text:p>
          </table:table-cell>
          <table:table-cell table:number-columns-repeated="12"/>
        </table:table-row>
        <table:table-row table:style-name="ro1"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886" calcext:value-type="float">
            <text:p>886</text:p>
          </table:table-cell>
          <table:table-cell table:style-name="ce53" office:value-type="float" office:value="4" calcext:value-type="float">
            <text:p>4</text:p>
          </table:table-cell>
          <table:table-cell table:style-name="ce47" office:value-type="float" office:value="9264" calcext:value-type="float">
            <text:p>9264</text:p>
          </table:table-cell>
          <table:table-cell table:style-name="ce47" office:value-type="float" office:value="1781.77" calcext:value-type="float">
            <text:p>1781,77</text:p>
          </table:table-cell>
          <table:table-cell table:style-name="ce47" office:value-type="float" office:value="46.13" calcext:value-type="float">
            <text:p>46,13</text:p>
          </table:table-cell>
          <table:table-cell table:style-name="ce47" office:value-type="float" office:value="2569.99" calcext:value-type="float">
            <text:p>2569,99</text:p>
          </table:table-cell>
          <table:table-cell table:formula="of:=[.C6]*[.G6]/3600" office:value-type="float" office:value="2.85554444444444" calcext:value-type="float">
            <text:p>2,85554444444444</text:p>
          </table:table-cell>
          <table:table-cell table:number-columns-repeated="12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331" calcext:value-type="float">
            <text:p>6331</text:p>
          </table:table-cell>
          <table:table-cell table:style-name="ce48" office:value-type="float" office:value="1721.35" calcext:value-type="float">
            <text:p>1721,35</text:p>
          </table:table-cell>
          <table:table-cell table:style-name="ce48" office:value-type="float" office:value="44.34" calcext:value-type="float">
            <text:p>44,34</text:p>
          </table:table-cell>
          <table:table-cell table:style-name="ce48" office:value-type="float" office:value="3235.03" calcext:value-type="float">
            <text:p>3235,03</text:p>
          </table:table-cell>
          <table:table-cell table:formula="of:=[.C7]*[.G7]/3600" office:value-type="float" office:value="7.18895555555556" calcext:value-type="float">
            <text:p>7,18895555555556</text:p>
          </table:table-cell>
          <table:table-cell table:number-columns-repeated="12"/>
        </table:table-row>
        <table:table-row table:style-name="ro1"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829" calcext:value-type="float">
            <text:p>82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775" calcext:value-type="float">
            <text:p>3775</text:p>
          </table:table-cell>
          <table:table-cell table:style-name="ce47" office:value-type="float" office:value="773.5" calcext:value-type="float">
            <text:p>773,5</text:p>
          </table:table-cell>
          <table:table-cell table:style-name="ce47" office:value-type="float" office:value="21.11" calcext:value-type="float">
            <text:p>21,11</text:p>
          </table:table-cell>
          <table:table-cell table:style-name="ce47" office:value-type="float" office:value="2878.97" calcext:value-type="float">
            <text:p>2878,97</text:p>
          </table:table-cell>
          <table:table-cell table:formula="of:=[.C8]*[.G8]/3600" office:value-type="float" office:value="3.19885555555556" calcext:value-type="float">
            <text:p>3,19885555555556</text:p>
          </table:table-cell>
          <table:table-cell table:number-columns-repeated="12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8649" calcext:value-type="float">
            <text:p>8649</text:p>
          </table:table-cell>
          <table:table-cell table:style-name="ce48" office:value-type="float" office:value="1624.36" calcext:value-type="float">
            <text:p>1624,36</text:p>
          </table:table-cell>
          <table:table-cell table:style-name="ce48" office:value-type="float" office:value="41.47" calcext:value-type="float">
            <text:p>41,47</text:p>
          </table:table-cell>
          <table:table-cell table:style-name="ce48" office:value-type="float" office:value="2905.5" calcext:value-type="float">
            <text:p>2905,5</text:p>
          </table:table-cell>
          <table:table-cell table:formula="of:=[.C9]*[.G9]/3600" office:value-type="float" office:value="4.03541666666667" calcext:value-type="float">
            <text:p>4,03541666666667</text:p>
          </table:table-cell>
          <table:table-cell table:number-columns-repeated="12"/>
        </table:table-row>
        <table:table-row table:style-name="ro1"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181" calcext:value-type="float">
            <text:p>6181</text:p>
          </table:table-cell>
          <table:table-cell table:style-name="ce41" office:value-type="float" office:value="1166.23" calcext:value-type="float">
            <text:p>1166,23</text:p>
          </table:table-cell>
          <table:table-cell table:style-name="ce41" office:value-type="float" office:value="29.41" calcext:value-type="float">
            <text:p>29,41</text:p>
          </table:table-cell>
          <table:table-cell table:style-name="ce41" office:value-type="float" office:value="2731.55" calcext:value-type="float">
            <text:p>2731,55</text:p>
          </table:table-cell>
          <table:table-cell table:formula="of:=[.C10]*[.G10]/3600" office:value-type="float" office:value="5.31134722222222" calcext:value-type="float">
            <text:p>5,31134722222222</text:p>
          </table:table-cell>
          <table:table-cell table:number-columns-repeated="12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arametr </text:p>
          </table:table-cell>
          <table:table-cell office:value-type="string" calcext:value-type="string">
            <text:p>Wartość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Limit Tetrimino</text:p>
          </table:table-cell>
          <table:table-cell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table:style-name="ce49" office:value-type="string" calcext:value-type="string">
            <text:p>Struktura sieci</text:p>
          </table:table-cell>
          <table:table-cell table:style-name="ce49" office:value-type="string" calcext:value-type="string">
            <text:p>Liczba neuronów</text:p>
          </table:table-cell>
          <table:table-cell table:style-name="ce49" office:value-type="string" calcext:value-type="string">
            <text:p>Funkcja aktywacji</text:p>
          </table:table-cell>
          <table:table-cell/>
          <table:table-cell office:value-type="string" calcext:value-type="string">
            <text:p>Liczba Gier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wejsciowa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ELU</text:p>
          </table:table-cell>
          <table:table-cell/>
          <table:table-cell office:value-type="string" calcext:value-type="string">
            <text:p>Typ scenariusza</text:p>
          </table:table-cell>
          <table:table-cell office:value-type="string" calcext:value-type="string">
            <text:p>Losowy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ukryta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string" calcext:value-type="string">
            <text:p>RELU</text:p>
          </table:table-cell>
          <table:table-cell/>
          <table:table-cell office:value-type="string" calcext:value-type="string">
            <text:p>Generator</text:p>
          </table:table-cell>
          <table:table-cell table:style-name="ce6" office:value-type="string" calcext:value-type="string">
            <text:p>TGM3’s Randomizer 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ukryta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string" calcext:value-type="string">
            <text:p>RELU</text:p>
          </table:table-cell>
          <table:table-cell/>
          <table:table-cell office:value-type="string" calcext:value-type="string">
            <text:p>Zestaw heurystyk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ukryta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string" calcext:value-type="string">
            <text:p>RELU</text:p>
          </table:table-cell>
          <table:table-cell/>
          <table:table-cell office:value-type="string" calcext:value-type="string">
            <text:p>Współczynnik mutacji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ukryta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string" calcext:value-type="string">
            <text:p>RELU</text:p>
          </table:table-cell>
          <table:table-cell/>
          <table:table-cell office:value-type="string" calcext:value-type="string">
            <text:p>Sposób selekcji osobników</text:p>
          </table:table-cell>
          <table:table-cell office:value-type="string" calcext:value-type="string">
            <text:p>Wybieranie rankingowe 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ukryta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Linear</text:p>
          </table:table-cell>
          <table:table-cell/>
          <table:table-cell office:value-type="string" calcext:value-type="string">
            <text:p>Wielkość rankingu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Warstwa wyjściowa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-</text:p>
          </table:table-cell>
          <table:table-cell/>
          <table:table-cell office:value-type="string" calcext:value-type="string">
            <text:p>Wielkość puli rodziców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posób zastepowania populacj</text:p>
          </table:table-cell>
          <table:table-cell office:value-type="string" calcext:value-type="string">
            <text:p>Elitarna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ielkośc populacji</text:p>
          </table:table-cell>
          <table:table-cell office:value-type="float" office:value="350" calcext:value-type="float">
            <text:p>35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 [.$A$34] * [.B34] * [.B34]" office:value-type="float" office:value="0" calcext:value-type="float">
            <text:p>0</text:p>
          </table:table-cell>
          <table:table-cell/>
          <table:table-cell office:value-type="string" calcext:value-type="string">
            <text:p>Parametr </text:p>
          </table:table-cell>
          <table:table-cell office:value-type="string" calcext:value-type="string">
            <text:p>Wartość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 [.$A$34] * [.B35] * [.B35]" office:value-type="float" office:value="10" calcext:value-type="float">
            <text:p>10</text:p>
          </table:table-cell>
          <table:table-cell/>
          <table:table-cell office:value-type="string" calcext:value-type="string">
            <text:p>Limit Tetrimino</text:p>
          </table:table-cell>
          <table:table-cell office:value-type="float" office:value="9000" calcext:value-type="float">
            <text:p>90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[.$A$34] * [.B36] * [.B36]" office:value-type="float" office:value="40" calcext:value-type="float">
            <text:p>40</text:p>
          </table:table-cell>
          <table:table-cell/>
          <table:table-cell office:value-type="string" calcext:value-type="string">
            <text:p>Liczba Gier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 [.$A$34] * [.B37] * [.B37]" office:value-type="float" office:value="90" calcext:value-type="float">
            <text:p>90</text:p>
          </table:table-cell>
          <table:table-cell/>
          <table:table-cell office:value-type="string" calcext:value-type="string">
            <text:p>Typ scenariusza</text:p>
          </table:table-cell>
          <table:table-cell office:value-type="string" calcext:value-type="string">
            <text:p>Losowy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 [.$A$34] * [.B38] * [.B38]" office:value-type="float" office:value="160" calcext:value-type="float">
            <text:p>160</text:p>
          </table:table-cell>
          <table:table-cell/>
          <table:table-cell office:value-type="string" calcext:value-type="string">
            <text:p>Generator</text:p>
          </table:table-cell>
          <table:table-cell table:style-name="ce6" office:value-type="string" calcext:value-type="string">
            <text:p>TGM3’s Randomizer 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 [.$A$34] * [.B39] * [.B39]" office:value-type="float" office:value="250" calcext:value-type="float">
            <text:p>250</text:p>
          </table:table-cell>
          <table:table-cell/>
          <table:table-cell office:value-type="string" calcext:value-type="string">
            <text:p>Zestaw heurystyk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 [.$A$34] * [.B40] * [.B40]" office:value-type="float" office:value="360" calcext:value-type="float">
            <text:p>360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 [.$A$34] * [.B41] * [.B41]" office:value-type="float" office:value="490" calcext:value-type="float">
            <text:p>490</text:p>
          </table:table-cell>
          <table:table-cell/>
          <table:table-cell office:value-type="string" calcext:value-type="string">
            <text:p>C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 [.$A$34] * [.B42] * [.B42]" office:value-type="float" office:value="640" calcext:value-type="float">
            <text:p>64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0.8" calcext:value-type="float">
            <text:p>0,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 [.$A$34] * [.B43] * [.B43]" office:value-type="float" office:value="810" calcext:value-type="float">
            <text:p>810</text:p>
          </table:table-cell>
          <table:table-cell/>
          <table:table-cell office:value-type="string" calcext:value-type="string">
            <text:p>wielkośc populacji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[.$A$34] * [.B44] * [.B44]"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 [.$A$34] * [.B45] * [.B45]" office:value-type="float" office:value="1210" calcext:value-type="float">
            <text:p>12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 [.$A$34] * [.B46] * [.B46]" office:value-type="float" office:value="1440" calcext:value-type="float">
            <text:p>1440</text:p>
          </table:table-cell>
          <table:table-cell table:number-columns-repeated="8"/>
          <table:table-cell table:style-name="ce9"/>
          <table:table-cell table:style-name="ce9" office:value-type="string" calcext:value-type="string">
            <text:p>Algorytm ewolucyjn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 [.$A$34] * [.B47] * [.B47]" office:value-type="float" office:value="1690" calcext:value-type="float">
            <text:p>1690</text:p>
          </table:table-cell>
          <table:table-cell table:number-columns-repeated="12"/>
          <table:table-cell office:value-type="string" calcext:value-type="string">
            <text:p>Algorytm PSO</text:p>
          </table:table-cell>
          <table:table-cell table:number-columns-repeated="2"/>
          <table:table-cell office:value-type="string" calcext:value-type="string">
            <text:p>Sieć Neuronowa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 [.$A$34] * [.B48] * [.B48]" office:value-type="float" office:value="1960" calcext:value-type="float">
            <text:p>1960</text:p>
          </table:table-cell>
          <table:table-cell table:number-columns-repeated="7"/>
          <table:table-cell table:style-name="ce6"/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 [.$A$34] * [.B49] * [.B49]" office:value-type="float" office:value="2250" calcext:value-type="float">
            <text:p>2250</text:p>
          </table:table-cell>
          <table:table-cell table:number-columns-repeated="8"/>
          <table:table-cell table:style-name="ce16" office:value-type="string" calcext:value-type="string">
            <text:p>Parametr </text:p>
          </table:table-cell>
          <table:table-cell table:style-name="ce9" office:value-type="string" calcext:value-type="string">
            <text:p>Wartość</text:p>
          </table:table-cell>
          <table:table-cell/>
          <table:table-cell office:value-type="string" calcext:value-type="string">
            <text:p>Parametr </text:p>
          </table:table-cell>
          <table:table-cell office:value-type="string" calcext:value-type="string">
            <text:p>Wartość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[.$A$34] * [.B50] * [.B50]" office:value-type="float" office:value="2560" calcext:value-type="float">
            <text:p>2560</text:p>
          </table:table-cell>
          <table:table-cell table:number-columns-repeated="8"/>
          <table:table-cell table:style-name="ce16" office:value-type="string" calcext:value-type="string">
            <text:p>Limit Tetrimino</text:p>
          </table:table-cell>
          <table:table-cell table:style-name="ce9" office:value-type="float" office:value="10000" calcext:value-type="float">
            <text:p>10000</text:p>
          </table:table-cell>
          <table:table-cell/>
          <table:table-cell office:value-type="string" calcext:value-type="string">
            <text:p>Limit Tetrimino</text:p>
          </table:table-cell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 [.$A$34] * [.B51] * [.B51]" office:value-type="float" office:value="2890" calcext:value-type="float">
            <text:p>2890</text:p>
          </table:table-cell>
          <table:table-cell table:number-columns-repeated="8"/>
          <table:table-cell table:style-name="ce16" office:value-type="string" calcext:value-type="string">
            <text:p>Liczba Gier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string" calcext:value-type="string">
            <text:p>Liczba Gie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 [.$A$34] * [.B52] * [.B52]" office:value-type="float" office:value="3240" calcext:value-type="float">
            <text:p>3240</text:p>
          </table:table-cell>
          <table:table-cell table:number-columns-repeated="8"/>
          <table:table-cell table:style-name="ce16" office:value-type="string" calcext:value-type="string">
            <text:p>Typ scenariusza</text:p>
          </table:table-cell>
          <table:table-cell table:style-name="ce9" office:value-type="string" calcext:value-type="string">
            <text:p>Losowy</text:p>
          </table:table-cell>
          <table:table-cell/>
          <table:table-cell office:value-type="string" calcext:value-type="string">
            <text:p>Typ scenariusza</text:p>
          </table:table-cell>
          <table:table-cell office:value-type="string" calcext:value-type="string">
            <text:p>Losowy</text:p>
          </table:table-cell>
          <table:table-cell table:number-columns-repeated="4"/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table:formula="of:= [.$A$34] * [.B53] * [.B53]" office:value-type="float" office:value="3610" calcext:value-type="float">
            <text:p>3610</text:p>
          </table:table-cell>
          <table:table-cell table:number-columns-repeated="8"/>
          <table:table-cell table:style-name="ce16" office:value-type="string" calcext:value-type="string">
            <text:p>Generator</text:p>
          </table:table-cell>
          <table:table-cell table:style-name="ce19" office:value-type="string" calcext:value-type="string">
            <text:p>TGM3’s Randomizer </text:p>
          </table:table-cell>
          <table:table-cell/>
          <table:table-cell office:value-type="string" calcext:value-type="string">
            <text:p>Generator</text:p>
          </table:table-cell>
          <table:table-cell table:style-name="ce6" office:value-type="string" calcext:value-type="string">
            <text:p>TGM3’s Randomizer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 [.$A$34] * [.B54] * [.B54]" office:value-type="float" office:value="4000" calcext:value-type="float">
            <text:p>4000</text:p>
          </table:table-cell>
          <table:table-cell table:number-columns-repeated="8"/>
          <table:table-cell table:style-name="ce16" office:value-type="string" calcext:value-type="string">
            <text:p>Zestaw heurystyk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Zestaw heurystyk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 [.$A$34] * [.B55] * [.B55]" office:value-type="float" office:value="4410" calcext:value-type="float">
            <text:p>4410</text:p>
          </table:table-cell>
          <table:table-cell table:number-columns-repeated="8"/>
          <table:table-cell table:style-name="ce16" office:value-type="string" calcext:value-type="string">
            <text:p>Współczynnik mutacji</text:p>
          </table:table-cell>
          <table:table-cell table:style-name="ce9" office:value-type="float" office:value="90" calcext:value-type="float">
            <text:p>90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34:.C55])" office:value-type="float" office:value="33110" calcext:value-type="float">
            <text:p>33110</text:p>
          </table:table-cell>
          <table:table-cell table:number-columns-repeated="8"/>
          <table:table-cell table:style-name="ce16" office:value-type="string" calcext:value-type="string">
            <text:p>Sposób selekcji osobników</text:p>
          </table:table-cell>
          <table:table-cell table:style-name="ce9" office:value-type="string" calcext:value-type="string">
            <text:p>Wybieranie rankingowe </text:p>
          </table:table-cell>
          <table:table-cell/>
          <table:table-cell office:value-type="string" calcext:value-type="string">
            <text:p>C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6" office:value-type="string" calcext:value-type="string">
            <text:p>Wielkość rankingu</text:p>
          </table:table-cell>
          <table:table-cell table:style-name="ce9" office:value-type="float" office:value="210" calcext:value-type="float">
            <text:p>2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6" office:value-type="string" calcext:value-type="string">
            <text:p>Wielkość puli rodziców</text:p>
          </table:table-cell>
          <table:table-cell table:style-name="ce9" office:value-type="float" office:value="280" calcext:value-type="float">
            <text:p>280</text:p>
          </table:table-cell>
          <table:table-cell/>
          <table:table-cell office:value-type="string" calcext:value-type="string">
            <text:p>wielkośc populacji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6" office:value-type="string" calcext:value-type="string">
            <text:p>Sposób zastepowania populacj</text:p>
          </table:table-cell>
          <table:table-cell table:style-name="ce9" office:value-type="string" calcext:value-type="string">
            <text:p>Elitarna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16" office:value-type="string" calcext:value-type="string">
            <text:p>wielkośc populacji</text:p>
          </table:table-cell>
          <table:table-cell table:style-name="ce9" office:value-type="float" office:value="350" calcext:value-type="float">
            <text:p>350</text:p>
          </table:table-cell>
          <table:table-cell table:number-columns-repeated="7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1"/>
          <table:table-cell table:style-name="ce46" office:value-type="string" calcext:value-type="string">
            <text:p>Rodzaj bota</text:p>
          </table:table-cell>
          <table:table-cell table:style-name="ce9" office:value-type="string" calcext:value-type="string">
            <text:p>Algorytm ewolucyjny</text:p>
          </table:table-cell>
          <table:table-cell table:style-name="ce9" office:value-type="string" calcext:value-type="string">
            <text:p>Algorytm PSO</text:p>
          </table:table-cell>
          <table:table-cell table:style-name="ce9" office:value-type="string" calcext:value-type="string">
            <text:p>Sieć Neuronowa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62" office:value-type="string" calcext:value-type="string">
            <text:p>Największy wynik</text:p>
          </table:table-cell>
          <table:table-cell table:style-name="ce9" office:value-type="float" office:value="22626" calcext:value-type="float">
            <text:p>22626</text:p>
          </table:table-cell>
          <table:table-cell table:style-name="ce9" office:value-type="float" office:value="18259" calcext:value-type="float">
            <text:p>18259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5"/>
        </table:table-row>
        <table:table-row table:style-name="ro7">
          <table:table-cell table:style-name="ce50" office:value-type="string" calcext:value-type="string">
            <text:p>Limit tetromin</text:p>
          </table:table-cell>
          <table:table-cell table:style-name="ce50" office:value-type="string" calcext:value-type="string">
            <text:p>Wynik</text:p>
          </table:table-cell>
          <table:table-cell table:style-name="ce50" office:value-type="string" calcext:value-type="string">
            <text:p>Generacja</text:p>
          </table:table-cell>
          <table:table-cell table:style-name="ce50" office:value-type="string" calcext:value-type="string">
            <text:p>Największy wynik</text:p>
          </table:table-cell>
          <table:table-cell table:style-name="ce50" office:value-type="string" calcext:value-type="string">
            <text:p>Średni wynik</text:p>
          </table:table-cell>
          <table:table-cell table:style-name="ce50" office:value-type="string" calcext:value-type="string">
            <text:p>Średni czas jednej gry (s)</text:p>
          </table:table-cell>
          <table:table-cell table:style-name="ce50" office:value-type="string" calcext:value-type="string">
            <text:p>Średni czas oceny jednej generacji (s)</text:p>
          </table:table-cell>
          <table:table-cell table:number-columns-repeated="4"/>
          <table:table-cell table:style-name="ce62" office:value-type="string" calcext:value-type="string">
            <text:p>Średni wynik</text:p>
          </table:table-cell>
          <table:table-cell table:style-name="ce9" office:value-type="float" office:value="3087.63" calcext:value-type="float">
            <text:p>3087,63</text:p>
          </table:table-cell>
          <table:table-cell table:style-name="ce9" office:value-type="float" office:value="2533.49" calcext:value-type="float">
            <text:p>2533,49</text:p>
          </table:table-cell>
          <table:table-cell table:style-name="ce9" office:value-type="float" office:value="10.24" calcext:value-type="float">
            <text:p>10,24</text:p>
          </table:table-cell>
          <table:table-cell table:number-columns-repeated="5"/>
        </table:table-row>
        <table:table-row table:style-name="ro7">
          <table:table-cell table:style-name="ce51" office:value-type="float" office:value="500" calcext:value-type="float">
            <text:p>500</text:p>
          </table:table-cell>
          <table:table-cell table:style-name="ce52" office:value-type="float" office:value="201" calcext:value-type="float">
            <text:p>20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1920" calcext:value-type="float">
            <text:p>1920</text:p>
          </table:table-cell>
          <table:table-cell table:style-name="ce51" office:value-type="string" calcext:value-type="string">
            <text:p>361.5</text:p>
          </table:table-cell>
          <table:table-cell table:style-name="ce52" office:value-type="string" calcext:value-type="string">
            <text:p>11.94</text:p>
          </table:table-cell>
          <table:table-cell table:style-name="ce51" office:value-type="string" calcext:value-type="string">
            <text:p>329.456</text:p>
          </table:table-cell>
          <table:table-cell table:number-columns-repeated="4"/>
          <table:table-cell table:style-name="ce62" office:value-type="string" calcext:value-type="string">
            <text:p>Średni czas jednej gry (s)</text:p>
          </table:table-cell>
          <table:table-cell table:style-name="ce9" office:value-type="float" office:value="91.83" calcext:value-type="float">
            <text:p>91,83</text:p>
          </table:table-cell>
          <table:table-cell table:style-name="ce9" office:value-type="float" office:value="48.08" calcext:value-type="float">
            <text:p>48,08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5"/>
        </table:table-row>
        <table:table-row table:style-name="ro8">
          <table:table-cell table:style-name="ce51" office:value-type="float" office:value="1000" calcext:value-type="float">
            <text:p>1000</text:p>
          </table:table-cell>
          <table:table-cell table:style-name="ce52" office:value-type="float" office:value="421" calcext:value-type="float">
            <text:p>421</text:p>
          </table:table-cell>
          <table:table-cell table:style-name="ce51" office:value-type="float" office:value="4" calcext:value-type="float">
            <text:p>4</text:p>
          </table:table-cell>
          <table:table-cell table:style-name="ce52" office:value-type="float" office:value="2347" calcext:value-type="float">
            <text:p>2347</text:p>
          </table:table-cell>
          <table:table-cell table:style-name="ce54" office:value-type="string" calcext:value-type="string">
            <text:p>573.77</text:p>
          </table:table-cell>
          <table:table-cell table:style-name="ce52" office:value-type="string" calcext:value-type="string">
            <text:p>18.61</text:p>
          </table:table-cell>
          <table:table-cell table:style-name="ce51" office:value-type="string" calcext:value-type="string">
            <text:p>295.829</text:p>
          </table:table-cell>
          <table:table-cell table:number-columns-repeated="4"/>
          <table:table-cell table:style-name="ce62" office:value-type="string" calcext:value-type="string">
            <text:p>Średni czas oceny jednej generacji (s)</text:p>
          </table:table-cell>
          <table:table-cell table:style-name="ce9" office:value-type="float" office:value="2356.26" calcext:value-type="float">
            <text:p>2356,26</text:p>
          </table:table-cell>
          <table:table-cell table:style-name="ce9" office:value-type="float" office:value="1119.24" calcext:value-type="float">
            <text:p>1119,24</text:p>
          </table:table-cell>
          <table:table-cell table:style-name="ce9"/>
          <table:table-cell table:number-columns-repeated="5"/>
        </table:table-row>
        <table:table-row table:style-name="ro7">
          <table:table-cell table:style-name="ce51" office:value-type="float" office:value="2000" calcext:value-type="float">
            <text:p>2000</text:p>
          </table:table-cell>
          <table:table-cell table:style-name="ce52" office:value-type="float" office:value="839" calcext:value-type="float">
            <text:p>839</text:p>
          </table:table-cell>
          <table:table-cell table:style-name="ce51" office:value-type="float" office:value="10" calcext:value-type="float">
            <text:p>10</text:p>
          </table:table-cell>
          <table:table-cell table:style-name="ce52" office:value-type="float" office:value="6486" calcext:value-type="float">
            <text:p>6486</text:p>
          </table:table-cell>
          <table:table-cell table:style-name="ce51" office:value-type="string" calcext:value-type="string">
            <text:p>1320.86</text:p>
          </table:table-cell>
          <table:table-cell table:style-name="ce52" office:value-type="string" calcext:value-type="string">
            <text:p>43.95</text:p>
          </table:table-cell>
          <table:table-cell table:style-name="ce51" office:value-type="string" calcext:value-type="string">
            <text:p>535.5</text:p>
          </table:table-cell>
          <table:table-cell table:number-columns-repeated="4"/>
          <table:table-cell table:style-name="ce62" office:value-type="string" calcext:value-type="string">
            <text:p>Liczba iteracji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7">
          <table:table-cell table:style-name="ce51" office:value-type="float" office:value="4000" calcext:value-type="float">
            <text:p>4000</text:p>
          </table:table-cell>
          <table:table-cell table:style-name="ce52" office:value-type="float" office:value="1673" calcext:value-type="float">
            <text:p>1673</text:p>
          </table:table-cell>
          <table:table-cell table:style-name="ce51" office:value-type="float" office:value="18" calcext:value-type="float">
            <text:p>18</text:p>
          </table:table-cell>
          <table:table-cell table:style-name="ce52" office:value-type="float" office:value="5596" calcext:value-type="float">
            <text:p>5596</text:p>
          </table:table-cell>
          <table:table-cell table:style-name="ce51" office:value-type="string" calcext:value-type="string">
            <text:p>1445.3</text:p>
          </table:table-cell>
          <table:table-cell table:style-name="ce52" office:value-type="string" calcext:value-type="string">
            <text:p>44.76</text:p>
          </table:table-cell>
          <table:table-cell table:style-name="ce51" office:value-type="string" calcext:value-type="string">
            <text:p>1544.76</text:p>
          </table:table-cell>
          <table:table-cell table:number-columns-repeated="13"/>
        </table:table-row>
        <table:table-row table:style-name="ro7">
          <table:table-cell table:style-name="ce51" office:value-type="float" office:value="8000" calcext:value-type="float">
            <text:p>8000</text:p>
          </table:table-cell>
          <table:table-cell table:style-name="ce52" office:value-type="float" office:value="3435" calcext:value-type="float">
            <text:p>3435</text:p>
          </table:table-cell>
          <table:table-cell table:style-name="ce51" office:value-type="float" office:value="26" calcext:value-type="float">
            <text:p>26</text:p>
          </table:table-cell>
          <table:table-cell table:style-name="ce52" office:value-type="float" office:value="15073" calcext:value-type="float">
            <text:p>15073</text:p>
          </table:table-cell>
          <table:table-cell table:style-name="ce51" office:value-type="string" calcext:value-type="string">
            <text:p>2916.95</text:p>
          </table:table-cell>
          <table:table-cell table:style-name="ce52" office:value-type="string" calcext:value-type="string">
            <text:p>90.16</text:p>
          </table:table-cell>
          <table:table-cell table:style-name="ce51" office:value-type="string" calcext:value-type="string">
            <text:p>2795.07</text:p>
          </table:table-cell>
          <table:table-cell table:number-columns-repeated="4"/>
          <table:table-cell office:value-type="string" calcext:value-type="string">
            <text:p>H_transitions</text:p>
          </table:table-cell>
          <table:table-cell office:value-type="string" calcext:value-type="string">
            <text:p>0.917</text:p>
          </table:table-cell>
          <table:table-cell table:number-columns-repeated="2"/>
          <table:table-cell office:value-type="string" calcext:value-type="string">
            <text:p>1.202</text:p>
          </table:table-cell>
          <table:table-cell table:number-columns-repeated="4"/>
        </table:table-row>
        <table:table-row table:style-name="ro7">
          <table:table-cell table:style-name="ce51" office:value-type="float" office:value="10000" calcext:value-type="float">
            <text:p>10000</text:p>
          </table:table-cell>
          <table:table-cell table:style-name="ce52" office:value-type="float" office:value="4341" calcext:value-type="float">
            <text:p>4341</text:p>
          </table:table-cell>
          <table:table-cell table:style-name="ce51" office:value-type="float" office:value="43" calcext:value-type="float">
            <text:p>43</text:p>
          </table:table-cell>
          <table:table-cell table:style-name="ce52" office:value-type="float" office:value="25615" calcext:value-type="float">
            <text:p>25615</text:p>
          </table:table-cell>
          <table:table-cell table:style-name="ce51" office:value-type="string" calcext:value-type="string">
            <text:p>4340.83</text:p>
          </table:table-cell>
          <table:table-cell table:style-name="ce52" office:value-type="string" calcext:value-type="string">
            <text:p>114.51</text:p>
          </table:table-cell>
          <table:table-cell table:style-name="ce51" office:value-type="string" calcext:value-type="string">
            <text:p>3214.57</text:p>
          </table:table-cell>
          <table:table-cell table:number-columns-repeated="4"/>
          <table:table-cell office:value-type="string" calcext:value-type="string">
            <text:p>V_transitoions</text:p>
          </table:table-cell>
          <table:table-cell office:value-type="string" calcext:value-type="string">
            <text:p>-0.740</text:p>
          </table:table-cell>
          <table:table-cell table:number-columns-repeated="2"/>
          <table:table-cell office:value-type="string" calcext:value-type="string">
            <text:p>-2.458</text:p>
          </table:table-cell>
          <table:table-cell table:number-columns-repeated="4"/>
        </table:table-row>
        <table:table-row table:style-name="ro7">
          <table:table-cell table:style-name="ce51" office:value-type="float" office:value="15000" calcext:value-type="float">
            <text:p>15000</text:p>
          </table:table-cell>
          <table:table-cell table:style-name="ce52" office:value-type="float" office:value="5375" calcext:value-type="float">
            <text:p>5375</text:p>
          </table:table-cell>
          <table:table-cell table:style-name="ce51" office:value-type="float" office:value="58" calcext:value-type="float">
            <text:p>58</text:p>
          </table:table-cell>
          <table:table-cell table:style-name="ce52" office:value-type="float" office:value="15045" calcext:value-type="float">
            <text:p>15045</text:p>
          </table:table-cell>
          <table:table-cell table:style-name="ce51" office:value-type="string" calcext:value-type="string">
            <text:p>4012.42</text:p>
          </table:table-cell>
          <table:table-cell table:style-name="ce52" office:value-type="string" calcext:value-type="string">
            <text:p>106.23</text:p>
          </table:table-cell>
          <table:table-cell table:style-name="ce51" office:value-type="string" calcext:value-type="string">
            <text:p>3523.23</text:p>
          </table:table-cell>
          <table:table-cell table:number-columns-repeated="4"/>
          <table:table-cell office:value-type="string" calcext:value-type="string">
            <text:p>DiffColumn</text:p>
          </table:table-cell>
          <table:table-cell office:value-type="string" calcext:value-type="string">
            <text:p>0.672</text:p>
          </table:table-cell>
          <table:table-cell table:number-columns-repeated="2"/>
          <table:table-cell office:value-type="string" calcext:value-type="string">
            <text:p>0.09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tetrimino ppoz</text:p>
          </table:table-cell>
          <table:table-cell office:value-type="string" calcext:value-type="string">
            <text:p>0.532</text:p>
          </table:table-cell>
          <table:table-cell table:number-columns-repeated="2"/>
          <table:table-cell office:value-type="string" calcext:value-type="string">
            <text:p>1.06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bunpiness</text:p>
          </table:table-cell>
          <table:table-cell office:value-type="string" calcext:value-type="string">
            <text:p>-0.047</text:p>
          </table:table-cell>
          <table:table-cell table:number-columns-repeated="2"/>
          <table:table-cell office:value-type="string" calcext:value-type="string">
            <text:p>-0.5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Holes</text:p>
          </table:table-cell>
          <table:table-cell office:value-type="string" calcext:value-type="string">
            <text:p>-1.741</text:p>
          </table:table-cell>
          <table:table-cell table:number-columns-repeated="2"/>
          <table:table-cell office:value-type="string" calcext:value-type="string">
            <text:p>-3.16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AvgHeight</text:p>
          </table:table-cell>
          <table:table-cell office:value-type="string" calcext:value-type="string">
            <text:p>1.348</text:p>
          </table:table-cell>
          <table:table-cell table:number-columns-repeated="2"/>
          <table:table-cell office:value-type="string" calcext:value-type="string">
            <text:p>1.814</text:p>
          </table:table-cell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1"/>
          <table:table-cell table:style-name="ce16" office:value-type="string" calcext:value-type="string">
            <text:p>Parametr </text:p>
          </table:table-cell>
          <table:table-cell table:style-name="ce16" office:value-type="string" calcext:value-type="string">
            <text:p>Wartość</text:p>
          </table:table-cell>
          <table:table-cell table:style-name="ce16" office:value-type="string" calcext:value-type="string">
            <text:p>Heurystyki</text:p>
          </table:table-cell>
          <table:table-cell table:style-name="ce16" office:value-type="string" calcext:value-type="string">
            <text:p>Wartość</text:p>
          </table:table-cell>
          <table:table-cell table:number-columns-repeated="5"/>
        </table:table-row>
        <table:table-row table:style-name="ro7">
          <table:table-cell table:style-name="ce50" office:value-type="string" calcext:value-type="string">
            <text:p>Ilość heurystyk</text:p>
          </table:table-cell>
          <table:table-cell table:style-name="ce50" office:value-type="string" calcext:value-type="string">
            <text:p>Wynik</text:p>
          </table:table-cell>
          <table:table-cell table:style-name="ce50" office:value-type="string" calcext:value-type="string">
            <text:p>Generacja</text:p>
          </table:table-cell>
          <table:table-cell table:style-name="ce50" office:value-type="string" calcext:value-type="string">
            <text:p>Największy wynik</text:p>
          </table:table-cell>
          <table:table-cell table:style-name="ce50" office:value-type="string" calcext:value-type="string">
            <text:p>Średni wynik</text:p>
          </table:table-cell>
          <table:table-cell table:style-name="ce50" office:value-type="string" calcext:value-type="string">
            <text:p>Średni czas jednej gry (s)</text:p>
          </table:table-cell>
          <table:table-cell table:style-name="ce50" office:value-type="string" calcext:value-type="string">
            <text:p>Średni czas oceny jednej generacji (s)</text:p>
          </table:table-cell>
          <table:table-cell table:number-columns-repeated="4"/>
          <table:table-cell table:style-name="ce16" office:value-type="string" calcext:value-type="string">
            <text:p>Limit Tetrimino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6" office:value-type="string" calcext:value-type="string">
            <text:p>Poziome przejścia na planszy</text:p>
          </table:table-cell>
          <table:table-cell table:style-name="ce9" office:value-type="string" calcext:value-type="string">
            <text:p>1.202</text:p>
          </table:table-cell>
          <table:table-cell table:number-columns-repeated="5"/>
        </table:table-row>
        <table:table-row table:style-name="ro7">
          <table:table-cell table:style-name="ce51" office:value-type="float" office:value="4" calcext:value-type="float">
            <text:p>4</text:p>
          </table:table-cell>
          <table:table-cell table:style-name="ce52" office:value-type="float" office:value="757" calcext:value-type="float">
            <text:p>757</text:p>
          </table:table-cell>
          <table:table-cell table:style-name="ce51" office:value-type="float" office:value="81" calcext:value-type="float">
            <text:p>81</text:p>
          </table:table-cell>
          <table:table-cell table:style-name="ce52" office:value-type="float" office:value="4030" calcext:value-type="float">
            <text:p>4030</text:p>
          </table:table-cell>
          <table:table-cell table:style-name="ce51" office:value-type="string" calcext:value-type="string">
            <text:p>551.55</text:p>
          </table:table-cell>
          <table:table-cell table:style-name="ce52" office:value-type="string" calcext:value-type="string">
            <text:p>15.36</text:p>
          </table:table-cell>
          <table:table-cell table:style-name="ce51" office:value-type="string" calcext:value-type="string">
            <text:p>3228.53</text:p>
          </table:table-cell>
          <table:table-cell table:number-columns-repeated="4"/>
          <table:table-cell table:style-name="ce16" office:value-type="string" calcext:value-type="string">
            <text:p>Liczba Gier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ionowe przejścia na planszy</text:p>
          </table:table-cell>
          <table:table-cell table:style-name="ce9" office:value-type="string" calcext:value-type="string">
            <text:p>-2.458</text:p>
          </table:table-cell>
          <table:table-cell table:number-columns-repeated="5"/>
        </table:table-row>
        <table:table-row table:style-name="ro7">
          <table:table-cell table:style-name="ce51" office:value-type="float" office:value="5" calcext:value-type="float">
            <text:p>5</text:p>
          </table:table-cell>
          <table:table-cell table:style-name="ce52" office:value-type="float" office:value="712" calcext:value-type="float">
            <text:p>712</text:p>
          </table:table-cell>
          <table:table-cell table:style-name="ce51" office:value-type="float" office:value="19" calcext:value-type="float">
            <text:p>19</text:p>
          </table:table-cell>
          <table:table-cell table:style-name="ce52" office:value-type="float" office:value="2794" calcext:value-type="float">
            <text:p>2794</text:p>
          </table:table-cell>
          <table:table-cell table:style-name="ce51" office:value-type="string" calcext:value-type="string">
            <text:p>553.84</text:p>
          </table:table-cell>
          <table:table-cell table:style-name="ce55" office:value-type="float" office:value="15.02" calcext:value-type="float">
            <text:p>15,02</text:p>
          </table:table-cell>
          <table:table-cell table:style-name="ce51" office:value-type="string" calcext:value-type="string">
            <text:p>3158.2</text:p>
          </table:table-cell>
          <table:table-cell table:number-columns-repeated="4"/>
          <table:table-cell table:style-name="ce16" office:value-type="string" calcext:value-type="string">
            <text:p>Typ scenariusza</text:p>
          </table:table-cell>
          <table:table-cell table:style-name="ce9" office:value-type="string" calcext:value-type="string">
            <text:p>Losowy</text:p>
          </table:table-cell>
          <table:table-cell table:style-name="ce16" office:value-type="string" calcext:value-type="string">
            <text:p>Różnica między najmniejszą i największą kolumną</text:p>
          </table:table-cell>
          <table:table-cell table:style-name="ce9" office:value-type="string" calcext:value-type="string">
            <text:p>0.092</text:p>
          </table:table-cell>
          <table:table-cell table:number-columns-repeated="5"/>
        </table:table-row>
        <table:table-row table:style-name="ro8">
          <table:table-cell table:style-name="ce51" office:value-type="float" office:value="6" calcext:value-type="float">
            <text:p>6</text:p>
          </table:table-cell>
          <table:table-cell table:style-name="ce52" office:value-type="float" office:value="849" calcext:value-type="float">
            <text:p>849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10676" calcext:value-type="float">
            <text:p>10676</text:p>
          </table:table-cell>
          <table:table-cell table:style-name="ce51" office:value-type="float" office:value="2034" calcext:value-type="float">
            <text:p>2034</text:p>
          </table:table-cell>
          <table:table-cell table:style-name="ce52" office:value-type="string" calcext:value-type="string">
            <text:p>53.5</text:p>
          </table:table-cell>
          <table:table-cell table:style-name="ce51" office:value-type="float" office:value="2472" calcext:value-type="float">
            <text:p>2472</text:p>
          </table:table-cell>
          <table:table-cell table:number-columns-repeated="4"/>
          <table:table-cell table:style-name="ce16" office:value-type="string" calcext:value-type="string">
            <text:p>Generator</text:p>
          </table:table-cell>
          <table:table-cell table:style-name="ce19" office:value-type="string" calcext:value-type="string">
            <text:p>TGM3’s Randomizer </text:p>
          </table:table-cell>
          <table:table-cell table:style-name="ce16" office:value-type="string" calcext:value-type="string">
            <text:p>Pozycja tetromino</text:p>
          </table:table-cell>
          <table:table-cell table:style-name="ce9" office:value-type="string" calcext:value-type="string">
            <text:p>1.069</text:p>
          </table:table-cell>
          <table:table-cell table:number-columns-repeated="5"/>
        </table:table-row>
        <table:table-row table:style-name="ro7">
          <table:table-cell table:style-name="ce51" office:value-type="float" office:value="7" calcext:value-type="float">
            <text:p>7</text:p>
          </table:table-cell>
          <table:table-cell table:style-name="ce52" office:value-type="float" office:value="860" calcext:value-type="float">
            <text:p>860</text:p>
          </table:table-cell>
          <table:table-cell table:style-name="ce51" office:value-type="float" office:value="4" calcext:value-type="float">
            <text:p>4</text:p>
          </table:table-cell>
          <table:table-cell table:style-name="ce52" office:value-type="float" office:value="12647" calcext:value-type="float">
            <text:p>12647</text:p>
          </table:table-cell>
          <table:table-cell table:style-name="ce51" office:value-type="float" office:value="2311" calcext:value-type="float">
            <text:p>2311</text:p>
          </table:table-cell>
          <table:table-cell table:style-name="ce52" office:value-type="string" calcext:value-type="string">
            <text:p>60.05</text:p>
          </table:table-cell>
          <table:table-cell table:style-name="ce51" office:value-type="string" calcext:value-type="string">
            <text:p>1358.5</text:p>
          </table:table-cell>
          <table:table-cell table:number-columns-repeated="4"/>
          <table:table-cell table:style-name="ce16" office:value-type="string" calcext:value-type="string">
            <text:p>Zestaw heurystyk</text:p>
          </table:table-cell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Pofałdowanie</text:p>
          </table:table-cell>
          <table:table-cell table:style-name="ce9" office:value-type="string" calcext:value-type="string">
            <text:p>-0.52</text:p>
          </table:table-cell>
          <table:table-cell table:number-columns-repeated="5"/>
        </table:table-row>
        <table:table-row table:style-name="ro7">
          <table:table-cell table:style-name="ce51" office:value-type="float" office:value="8" calcext:value-type="float">
            <text:p>8</text:p>
          </table:table-cell>
          <table:table-cell table:style-name="ce52" office:value-type="float" office:value="837" calcext:value-type="float">
            <text:p>837</text:p>
          </table:table-cell>
          <table:table-cell table:style-name="ce51" office:value-type="float" office:value="93" calcext:value-type="float">
            <text:p>93</text:p>
          </table:table-cell>
          <table:table-cell table:style-name="ce52" office:value-type="float" office:value="9386" calcext:value-type="float">
            <text:p>9386</text:p>
          </table:table-cell>
          <table:table-cell table:style-name="ce51" office:value-type="float" office:value="2371" calcext:value-type="float">
            <text:p>2371</text:p>
          </table:table-cell>
          <table:table-cell table:style-name="ce52" office:value-type="float" office:value="69" calcext:value-type="float">
            <text:p>69</text:p>
          </table:table-cell>
          <table:table-cell table:style-name="ce51" office:value-type="float" office:value="1408" calcext:value-type="float">
            <text:p>1408</text:p>
          </table:table-cell>
          <table:table-cell table:number-columns-repeated="4"/>
          <table:table-cell table:style-name="ce16" office:value-type="string" calcext:value-type="string">
            <text:p>Współczynnik mutacji</text:p>
          </table:table-cell>
          <table:table-cell table:style-name="ce9" office:value-type="float" office:value="90" calcext:value-type="float">
            <text:p>90</text:p>
          </table:table-cell>
          <table:table-cell table:style-name="ce16" office:value-type="string" calcext:value-type="string">
            <text:p>Liczba dziur</text:p>
          </table:table-cell>
          <table:table-cell table:style-name="ce9" office:value-type="string" calcext:value-type="string">
            <text:p>-3.168</text:p>
          </table:table-cell>
          <table:table-cell table:number-columns-repeated="5"/>
        </table:table-row>
        <table:table-row table:style-name="ro7">
          <table:table-cell table:style-name="ce51" office:value-type="float" office:value="10" calcext:value-type="float">
            <text:p>10</text:p>
          </table:table-cell>
          <table:table-cell table:style-name="ce52" office:value-type="float" office:value="769" calcext:value-type="float">
            <text:p>769</text:p>
          </table:table-cell>
          <table:table-cell table:style-name="ce51" office:value-type="float" office:value="36" calcext:value-type="float">
            <text:p>36</text:p>
          </table:table-cell>
          <table:table-cell table:style-name="ce52" office:value-type="float" office:value="2722" calcext:value-type="float">
            <text:p>2722</text:p>
          </table:table-cell>
          <table:table-cell table:style-name="ce51" office:value-type="float" office:value="711" calcext:value-type="float">
            <text:p>711</text:p>
          </table:table-cell>
          <table:table-cell table:style-name="ce52" office:value-type="string" calcext:value-type="string">
            <text:p>18.94</text:p>
          </table:table-cell>
          <table:table-cell table:style-name="ce51" office:value-type="string" calcext:value-type="string">
            <text:p>3130.34</text:p>
          </table:table-cell>
          <table:table-cell table:number-columns-repeated="4"/>
          <table:table-cell table:style-name="ce16" office:value-type="string" calcext:value-type="string">
            <text:p>Sposób selekcji osobników</text:p>
          </table:table-cell>
          <table:table-cell table:style-name="ce9" office:value-type="string" calcext:value-type="string">
            <text:p>Wybieranie rankingowe </text:p>
          </table:table-cell>
          <table:table-cell table:style-name="ce16" office:value-type="string" calcext:value-type="string">
            <text:p>Średnia wysokość</text:p>
          </table:table-cell>
          <table:table-cell table:style-name="ce9" office:value-type="string" calcext:value-type="string">
            <text:p>1.814</text:p>
          </table:table-cell>
          <table:table-cell table:number-columns-repeated="5"/>
        </table:table-row>
        <table:table-row table:style-name="ro7">
          <table:table-cell table:style-name="ce51" office:value-type="float" office:value="14" calcext:value-type="float">
            <text:p>14</text:p>
          </table:table-cell>
          <table:table-cell table:style-name="ce52" office:value-type="float" office:value="761" calcext:value-type="float">
            <text:p>761</text:p>
          </table:table-cell>
          <table:table-cell table:style-name="ce51" office:value-type="float" office:value="55" calcext:value-type="float">
            <text:p>55</text:p>
          </table:table-cell>
          <table:table-cell table:style-name="ce52" office:value-type="float" office:value="1504" calcext:value-type="float">
            <text:p>1504</text:p>
          </table:table-cell>
          <table:table-cell table:style-name="ce51" office:value-type="float" office:value="503" calcext:value-type="float">
            <text:p>503</text:p>
          </table:table-cell>
          <table:table-cell table:style-name="ce52" office:value-type="string" calcext:value-type="string">
            <text:p>15.31</text:p>
          </table:table-cell>
          <table:table-cell table:style-name="ce51" office:value-type="string" calcext:value-type="string">
            <text:p>3230.34</text:p>
          </table:table-cell>
          <table:table-cell table:number-columns-repeated="4"/>
          <table:table-cell table:style-name="ce16" office:value-type="string" calcext:value-type="string">
            <text:p>Wielkość rankingu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16" office:value-type="string" calcext:value-type="string">
            <text:p>Wielkość puli rodziców</text:p>
          </table:table-cell>
          <table:table-cell table:style-name="ce9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16" office:value-type="string" calcext:value-type="string">
            <text:p>Sposób zastepowania populacj</text:p>
          </table:table-cell>
          <table:table-cell table:style-name="ce9" office:value-type="string" calcext:value-type="string">
            <text:p>Elitarna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16" office:value-type="string" calcext:value-type="string">
            <text:p>wielkośc populacji</text:p>
          </table:table-cell>
          <table:table-cell table:style-name="ce9" office:value-type="float" office:value="350" calcext:value-type="float">
            <text:p>350</text:p>
          </table:table-cell>
          <table:table-cell table:number-columns-repeated="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table:style-name="ce16" office:value-type="string" calcext:value-type="string">
            <text:p>Parametr </text:p>
          </table:table-cell>
          <table:table-cell table:style-name="ce16" office:value-type="string" calcext:value-type="string">
            <text:p>Wartość</text:p>
          </table:table-cell>
          <table:table-cell table:style-name="ce16" office:value-type="string" calcext:value-type="string">
            <text:p>Heurystyki</text:p>
          </table:table-cell>
          <table:table-cell table:style-name="ce16" office:value-type="string" calcext:value-type="string">
            <text:p>Wartość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 office:value-type="string" calcext:value-type="string">
            <text:p>Limit Tetrimino</text:p>
          </table:table-cell>
          <table:table-cell table:style-name="ce9" office:value-type="float" office:value="9000" calcext:value-type="float">
            <text:p>9000</text:p>
          </table:table-cell>
          <table:table-cell table:style-name="ce16" office:value-type="string" calcext:value-type="string">
            <text:p>Poziome przejścia na planszy</text:p>
          </table:table-cell>
          <table:table-cell table:style-name="ce9" office:value-type="string" calcext:value-type="string">
            <text:p>0.9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 office:value-type="string" calcext:value-type="string">
            <text:p>Liczba Gier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ionowe przejścia na planszy</text:p>
          </table:table-cell>
          <table:table-cell table:style-name="ce9" office:value-type="string" calcext:value-type="string">
            <text:p>-0.74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 office:value-type="string" calcext:value-type="string">
            <text:p>Typ scenariusza</text:p>
          </table:table-cell>
          <table:table-cell table:style-name="ce9" office:value-type="string" calcext:value-type="string">
            <text:p>Losowy</text:p>
          </table:table-cell>
          <table:table-cell table:style-name="ce16" office:value-type="string" calcext:value-type="string">
            <text:p>Różnica między najmniejszą i największą kolumną</text:p>
          </table:table-cell>
          <table:table-cell table:style-name="ce9" office:value-type="string" calcext:value-type="string">
            <text:p>0.67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 office:value-type="string" calcext:value-type="string">
            <text:p>Generator</text:p>
          </table:table-cell>
          <table:table-cell table:style-name="ce19" office:value-type="string" calcext:value-type="string">
            <text:p>TGM3’s Randomizer </text:p>
          </table:table-cell>
          <table:table-cell table:style-name="ce16" office:value-type="string" calcext:value-type="string">
            <text:p>Pozycja tetromino</text:p>
          </table:table-cell>
          <table:table-cell table:style-name="ce9" office:value-type="string" calcext:value-type="string">
            <text:p>0.53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 office:value-type="string" calcext:value-type="string">
            <text:p>Zestaw heurystyk</text:p>
          </table:table-cell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Pofałdowanie</text:p>
          </table:table-cell>
          <table:table-cell table:style-name="ce9" office:value-type="string" calcext:value-type="string">
            <text:p>-0.047</text:p>
          </table:table-cell>
          <table:table-cell table:number-columns-repeated="5"/>
        </table:table-row>
        <table:table-row table:style-name="ro7">
          <table:table-cell table:style-name="ce50" office:value-type="string" calcext:value-type="string">
            <text:p>Ilość heurystyk</text:p>
          </table:table-cell>
          <table:table-cell table:style-name="ce50" office:value-type="string" calcext:value-type="string">
            <text:p>Wynik</text:p>
          </table:table-cell>
          <table:table-cell table:style-name="ce50" office:value-type="string" calcext:value-type="string">
            <text:p>Generacja</text:p>
          </table:table-cell>
          <table:table-cell table:style-name="ce50" office:value-type="string" calcext:value-type="string">
            <text:p>Największy wynik</text:p>
          </table:table-cell>
          <table:table-cell table:style-name="ce50" office:value-type="string" calcext:value-type="string">
            <text:p>Średni wynik</text:p>
          </table:table-cell>
          <table:table-cell table:style-name="ce50" office:value-type="string" calcext:value-type="string">
            <text:p>Średni czas jednej gry (s)</text:p>
          </table:table-cell>
          <table:table-cell table:style-name="ce50" office:value-type="string" calcext:value-type="string">
            <text:p>Średni czas oceny jednej generacji (s)</text:p>
          </table:table-cell>
          <table:table-cell table:number-columns-repeated="4"/>
          <table:table-cell table:style-name="ce16" office:value-type="string" calcext:value-type="string">
            <text:p>C1</text:p>
          </table:table-cell>
          <table:table-cell table:style-name="ce9" office:value-type="float" office:value="1.5" calcext:value-type="float">
            <text:p>1,5</text:p>
          </table:table-cell>
          <table:table-cell table:style-name="ce16" office:value-type="string" calcext:value-type="string">
            <text:p>Liczba dziur</text:p>
          </table:table-cell>
          <table:table-cell table:style-name="ce9" office:value-type="string" calcext:value-type="string">
            <text:p>-1.741</text:p>
          </table:table-cell>
          <table:table-cell table:number-columns-repeated="5"/>
        </table:table-row>
        <table:table-row table:style-name="ro7">
          <table:table-cell table:style-name="ce51" office:value-type="float" office:value="4" calcext:value-type="float">
            <text:p>4</text:p>
          </table:table-cell>
          <table:table-cell table:style-name="ce52" office:value-type="float" office:value="1219" calcext:value-type="float">
            <text:p>1219</text:p>
          </table:table-cell>
          <table:table-cell table:style-name="ce51" office:value-type="float" office:value="129" calcext:value-type="float">
            <text:p>129</text:p>
          </table:table-cell>
          <table:table-cell table:style-name="ce52" office:value-type="float" office:value="4030" calcext:value-type="float">
            <text:p>4030</text:p>
          </table:table-cell>
          <table:table-cell table:style-name="ce51" office:value-type="string" calcext:value-type="string">
            <text:p>1231.55</text:p>
          </table:table-cell>
          <table:table-cell table:style-name="ce52" office:value-type="string" calcext:value-type="string">
            <text:p>39.39</text:p>
          </table:table-cell>
          <table:table-cell table:style-name="ce51" office:value-type="string" calcext:value-type="string">
            <text:p>456.53</text:p>
          </table:table-cell>
          <table:table-cell table:number-columns-repeated="4"/>
          <table:table-cell table:style-name="ce16" office:value-type="string" calcext:value-type="string">
            <text:p>C2</text:p>
          </table:table-cell>
          <table:table-cell table:style-name="ce28" office:value-type="float" office:value="0.5" calcext:value-type="float">
            <text:p>0,5</text:p>
          </table:table-cell>
          <table:table-cell table:style-name="ce16" office:value-type="string" calcext:value-type="string">
            <text:p>Średnia wysokość</text:p>
          </table:table-cell>
          <table:table-cell table:style-name="ce9" office:value-type="string" calcext:value-type="string">
            <text:p>1.348</text:p>
          </table:table-cell>
          <table:table-cell table:number-columns-repeated="5"/>
        </table:table-row>
        <table:table-row table:style-name="ro7">
          <table:table-cell table:style-name="ce51" office:value-type="float" office:value="5" calcext:value-type="float">
            <text:p>5</text:p>
          </table:table-cell>
          <table:table-cell table:style-name="ce52" office:value-type="float" office:value="280" calcext:value-type="float">
            <text:p>280</text:p>
          </table:table-cell>
          <table:table-cell table:style-name="ce51" office:value-type="float" office:value="54" calcext:value-type="float">
            <text:p>54</text:p>
          </table:table-cell>
          <table:table-cell table:style-name="ce52" office:value-type="float" office:value="2794" calcext:value-type="float">
            <text:p>2794</text:p>
          </table:table-cell>
          <table:table-cell table:style-name="ce51" office:value-type="string" calcext:value-type="string">
            <text:p>823.84</text:p>
          </table:table-cell>
          <table:table-cell table:style-name="ce55" office:value-type="float" office:value="26.02" calcext:value-type="float">
            <text:p>26,02</text:p>
          </table:table-cell>
          <table:table-cell table:style-name="ce51" office:value-type="string" calcext:value-type="string">
            <text:p>421.11</text:p>
          </table:table-cell>
          <table:table-cell table:number-columns-repeated="4"/>
          <table:table-cell table:style-name="ce16" office:value-type="string" calcext:value-type="string">
            <text:p>W</text:p>
          </table:table-cell>
          <table:table-cell table:style-name="ce9" office:value-type="float" office:value="0.8" calcext:value-type="float">
            <text:p>0,8</text:p>
          </table:table-cell>
          <table:table-cell table:number-columns-repeated="7"/>
        </table:table-row>
        <table:table-row table:style-name="ro7">
          <table:table-cell table:style-name="ce51" office:value-type="float" office:value="6" calcext:value-type="float">
            <text:p>6</text:p>
          </table:table-cell>
          <table:table-cell table:style-name="ce52" office:value-type="float" office:value="670" calcext:value-type="float">
            <text:p>670</text:p>
          </table:table-cell>
          <table:table-cell table:style-name="ce51" office:value-type="float" office:value="12" calcext:value-type="float">
            <text:p>12</text:p>
          </table:table-cell>
          <table:table-cell table:style-name="ce52" office:value-type="float" office:value="5326" calcext:value-type="float">
            <text:p>5326</text:p>
          </table:table-cell>
          <table:table-cell table:style-name="ce51" office:value-type="float" office:value="2031" calcext:value-type="float">
            <text:p>2031</text:p>
          </table:table-cell>
          <table:table-cell table:style-name="ce52" office:value-type="float" office:value="83.11" calcext:value-type="float">
            <text:p>83,11</text:p>
          </table:table-cell>
          <table:table-cell table:style-name="ce51" office:value-type="string" calcext:value-type="string">
            <text:p>476.89</text:p>
          </table:table-cell>
          <table:table-cell table:number-columns-repeated="4"/>
          <table:table-cell table:style-name="ce16" office:value-type="string" calcext:value-type="string">
            <text:p>wielkośc populacji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7"/>
        </table:table-row>
        <table:table-row table:style-name="ro7">
          <table:table-cell table:style-name="ce51" office:value-type="float" office:value="7" calcext:value-type="float">
            <text:p>7</text:p>
          </table:table-cell>
          <table:table-cell table:style-name="ce52" office:value-type="float" office:value="2458" calcext:value-type="float">
            <text:p>2458</text:p>
          </table:table-cell>
          <table:table-cell table:style-name="ce51" office:value-type="float" office:value="11" calcext:value-type="float">
            <text:p>11</text:p>
          </table:table-cell>
          <table:table-cell table:style-name="ce52" office:value-type="float" office:value="12106" calcext:value-type="float">
            <text:p>12106</text:p>
          </table:table-cell>
          <table:table-cell table:style-name="ce51" office:value-type="float" office:value="4211" calcext:value-type="float">
            <text:p>4211</text:p>
          </table:table-cell>
          <table:table-cell table:style-name="ce52" office:value-type="float" office:value="203.88" calcext:value-type="float">
            <text:p>203,88</text:p>
          </table:table-cell>
          <table:table-cell table:style-name="ce51" office:value-type="string" calcext:value-type="string">
            <text:p>523.5</text:p>
          </table:table-cell>
          <table:table-cell table:number-columns-repeated="13"/>
        </table:table-row>
        <table:table-row table:style-name="ro7">
          <table:table-cell table:style-name="ce51" office:value-type="float" office:value="8" calcext:value-type="float">
            <text:p>8</text:p>
          </table:table-cell>
          <table:table-cell table:style-name="ce52" office:value-type="float" office:value="2596" calcext:value-type="float">
            <text:p>2596</text:p>
          </table:table-cell>
          <table:table-cell table:style-name="ce51" office:value-type="float" office:value="93" calcext:value-type="float">
            <text:p>93</text:p>
          </table:table-cell>
          <table:table-cell table:style-name="ce52" office:value-type="float" office:value="7328" calcext:value-type="float">
            <text:p>7328</text:p>
          </table:table-cell>
          <table:table-cell table:style-name="ce51" office:value-type="float" office:value="3311" calcext:value-type="float">
            <text:p>3311</text:p>
          </table:table-cell>
          <table:table-cell table:style-name="ce52" office:value-type="string" calcext:value-type="string">
            <text:p>135.44</text:p>
          </table:table-cell>
          <table:table-cell table:style-name="ce51" office:value-type="string" calcext:value-type="string">
            <text:p>432.12</text:p>
          </table:table-cell>
          <table:table-cell table:number-columns-repeated="13"/>
        </table:table-row>
        <table:table-row table:style-name="ro7">
          <table:table-cell table:style-name="ce51" office:value-type="float" office:value="10" calcext:value-type="float">
            <text:p>10</text:p>
          </table:table-cell>
          <table:table-cell table:style-name="ce52" office:value-type="float" office:value="1144" calcext:value-type="float">
            <text:p>1144</text:p>
          </table:table-cell>
          <table:table-cell table:style-name="ce51" office:value-type="float" office:value="123" calcext:value-type="float">
            <text:p>123</text:p>
          </table:table-cell>
          <table:table-cell table:style-name="ce52" office:value-type="float" office:value="2137" calcext:value-type="float">
            <text:p>2137</text:p>
          </table:table-cell>
          <table:table-cell table:style-name="ce51" office:value-type="float" office:value="821" calcext:value-type="float">
            <text:p>821</text:p>
          </table:table-cell>
          <table:table-cell table:style-name="ce52" office:value-type="string" calcext:value-type="string">
            <text:p>28.94</text:p>
          </table:table-cell>
          <table:table-cell table:style-name="ce51" office:value-type="string" calcext:value-type="string">
            <text:p>784.21</text:p>
          </table:table-cell>
          <table:table-cell table:number-columns-repeated="6"/>
          <table:table-cell table:style-name="ce9" table:number-columns-repeated="2"/>
          <table:table-cell table:number-columns-repeated="5"/>
        </table:table-row>
        <table:table-row table:style-name="ro7">
          <table:table-cell table:style-name="ce51" office:value-type="float" office:value="14" calcext:value-type="float">
            <text:p>14</text:p>
          </table:table-cell>
          <table:table-cell table:style-name="ce52" office:value-type="float" office:value="2854" calcext:value-type="float">
            <text:p>2854</text:p>
          </table:table-cell>
          <table:table-cell table:style-name="ce51" office:value-type="float" office:value="239" calcext:value-type="float">
            <text:p>239</text:p>
          </table:table-cell>
          <table:table-cell table:style-name="ce52" office:value-type="float" office:value="3697" calcext:value-type="float">
            <text:p>3697</text:p>
          </table:table-cell>
          <table:table-cell table:style-name="ce51" office:value-type="float" office:value="1223" calcext:value-type="float">
            <text:p>1223</text:p>
          </table:table-cell>
          <table:table-cell table:style-name="ce52" office:value-type="string" calcext:value-type="string">
            <text:p>39.23</text:p>
          </table:table-cell>
          <table:table-cell table:style-name="ce51" office:value-type="string" calcext:value-type="string">
            <text:p>1203.43</text:p>
          </table:table-cell>
          <table:table-cell table:number-columns-repeated="6"/>
          <table:table-cell table:style-name="ce9" table:number-columns-repeated="2"/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7">
          <table:table-cell table:number-columns-repeated="11"/>
          <table:table-cell table:style-name="ce56" office:value-type="string" calcext:value-type="string">
            <text:p>Parametr</text:p>
          </table:table-cell>
          <table:table-cell table:style-name="ce56" office:value-type="string" calcext:value-type="string">
            <text:p>Wartość</text:p>
          </table:table-cell>
          <table:table-cell table:style-name="ce56" office:value-type="string" calcext:value-type="string">
            <text:p>Heurystyki</text:p>
          </table:table-cell>
          <table:table-cell table:style-name="ce56" office:value-type="string" calcext:value-type="string">
            <text:p>Wartość</text:p>
          </table:table-cell>
          <table:table-cell/>
          <table:table-cell table:style-name="ce57" office:value-type="string" calcext:value-type="string">
            <text:p>Parametr</text:p>
          </table:table-cell>
          <table:table-cell table:style-name="ce57" office:value-type="string" calcext:value-type="string">
            <text:p>Wartość</text:p>
          </table:table-cell>
          <table:table-cell table:style-name="ce57" office:value-type="string" calcext:value-type="string">
            <text:p>Heurystyki</text:p>
          </table:table-cell>
          <table:table-cell table:style-name="ce57" office:value-type="string" calcext:value-type="string">
            <text:p>Wartość</text:p>
          </table:table-cell>
        </table:table-row>
        <table:table-row table:style-name="ro7">
          <table:table-cell table:number-columns-repeated="11"/>
          <table:table-cell table:style-name="ce56" office:value-type="string" calcext:value-type="string">
            <text:p>Limit Tetrimino</text:p>
          </table:table-cell>
          <table:table-cell table:style-name="ce59" office:value-type="float" office:value="9000" calcext:value-type="float">
            <text:p>9000</text:p>
          </table:table-cell>
          <table:table-cell table:style-name="ce56" office:value-type="string" calcext:value-type="string">
            <text:p>Poziome przejścia na planszy</text:p>
          </table:table-cell>
          <table:table-cell table:style-name="ce59" office:value-type="string" calcext:value-type="string">
            <text:p>0.917</text:p>
          </table:table-cell>
          <table:table-cell/>
          <table:table-cell table:style-name="ce57" office:value-type="string" calcext:value-type="string">
            <text:p>Limit Tetrimino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57" office:value-type="string" calcext:value-type="string">
            <text:p>Poziome przejścia na planszy</text:p>
          </table:table-cell>
          <table:table-cell table:style-name="ce58" office:value-type="string" calcext:value-type="string">
            <text:p>1.202</text:p>
          </table:table-cell>
        </table:table-row>
        <table:table-row table:style-name="ro7">
          <table:table-cell table:number-columns-repeated="11"/>
          <table:table-cell table:style-name="ce56" office:value-type="string" calcext:value-type="string">
            <text:p>Liczba Gier</text:p>
          </table:table-cell>
          <table:table-cell table:style-name="ce59" office:value-type="float" office:value="8" calcext:value-type="float">
            <text:p>8</text:p>
          </table:table-cell>
          <table:table-cell table:style-name="ce56" office:value-type="string" calcext:value-type="string">
            <text:p>Pionowe przejścia na planszy</text:p>
          </table:table-cell>
          <table:table-cell table:style-name="ce59" office:value-type="string" calcext:value-type="string">
            <text:p>-0.740</text:p>
          </table:table-cell>
          <table:table-cell/>
          <table:table-cell table:style-name="ce57" office:value-type="string" calcext:value-type="string">
            <text:p>Liczba Gier</text:p>
          </table:table-cell>
          <table:table-cell table:style-name="ce58" office:value-type="float" office:value="8" calcext:value-type="float">
            <text:p>8</text:p>
          </table:table-cell>
          <table:table-cell table:style-name="ce57" office:value-type="string" calcext:value-type="string">
            <text:p>Pionowe przejścia na planszy</text:p>
          </table:table-cell>
          <table:table-cell table:style-name="ce58" office:value-type="string" calcext:value-type="string">
            <text:p>-2.458</text:p>
          </table:table-cell>
        </table:table-row>
        <table:table-row table:style-name="ro7">
          <table:table-cell table:number-columns-repeated="11"/>
          <table:table-cell table:style-name="ce56" office:value-type="string" calcext:value-type="string">
            <text:p>Typ scenariusza</text:p>
          </table:table-cell>
          <table:table-cell table:style-name="ce59" office:value-type="string" calcext:value-type="string">
            <text:p>Losowy</text:p>
          </table:table-cell>
          <table:table-cell table:style-name="ce56" office:value-type="string" calcext:value-type="string">
            <text:p>Różnica między najmniejszą i największą kolumną</text:p>
          </table:table-cell>
          <table:table-cell table:style-name="ce59" office:value-type="string" calcext:value-type="string">
            <text:p>0.672</text:p>
          </table:table-cell>
          <table:table-cell/>
          <table:table-cell table:style-name="ce57" office:value-type="string" calcext:value-type="string">
            <text:p>Typ scenariusza</text:p>
          </table:table-cell>
          <table:table-cell table:style-name="ce58" office:value-type="string" calcext:value-type="string">
            <text:p>Losowy</text:p>
          </table:table-cell>
          <table:table-cell table:style-name="ce57" office:value-type="string" calcext:value-type="string">
            <text:p>Różnica między najmniejszą i największą kolumną</text:p>
          </table:table-cell>
          <table:table-cell table:style-name="ce58" office:value-type="string" calcext:value-type="string">
            <text:p>0.092</text:p>
          </table:table-cell>
        </table:table-row>
        <table:table-row table:style-name="ro7">
          <table:table-cell table:number-columns-repeated="6"/>
          <table:table-cell table:style-name="ce56" office:value-type="string" calcext:value-type="string">
            <text:p>Używany algorytm</text:p>
          </table:table-cell>
          <table:table-cell table:style-name="ce59" office:value-type="string" calcext:value-type="string">
            <text:p>Algorytm ewolucyjny</text:p>
          </table:table-cell>
          <table:table-cell table:style-name="ce59" office:value-type="string" calcext:value-type="string">
            <text:p>Algorytm PSO</text:p>
          </table:table-cell>
          <table:table-cell table:style-name="ce59" office:value-type="string" calcext:value-type="string">
            <text:p>Sieć Neuronowa</text:p>
          </table:table-cell>
          <table:table-cell/>
          <table:table-cell table:style-name="ce56" office:value-type="string" calcext:value-type="string">
            <text:p>Generator</text:p>
          </table:table-cell>
          <table:table-cell table:style-name="ce59" office:value-type="string" calcext:value-type="string">
            <text:p>TGM3’s Randomizer</text:p>
          </table:table-cell>
          <table:table-cell table:style-name="ce56" office:value-type="string" calcext:value-type="string">
            <text:p>Pozycja tetromino</text:p>
          </table:table-cell>
          <table:table-cell table:style-name="ce59" office:value-type="string" calcext:value-type="string">
            <text:p>0.532</text:p>
          </table:table-cell>
          <table:table-cell/>
          <table:table-cell table:style-name="ce57" office:value-type="string" calcext:value-type="string">
            <text:p>Generator</text:p>
          </table:table-cell>
          <table:table-cell table:style-name="ce58" office:value-type="string" calcext:value-type="string">
            <text:p>TGM3’s Randomizer</text:p>
          </table:table-cell>
          <table:table-cell table:style-name="ce57" office:value-type="string" calcext:value-type="string">
            <text:p>Pozycja tetromino</text:p>
          </table:table-cell>
          <table:table-cell table:style-name="ce58" office:value-type="string" calcext:value-type="string">
            <text:p>1.069</text:p>
          </table:table-cell>
        </table:table-row>
        <table:table-row table:style-name="ro7">
          <table:table-cell table:number-columns-repeated="6"/>
          <table:table-cell table:style-name="ce56" office:value-type="string" calcext:value-type="string">
            <text:p>Największy wynik</text:p>
          </table:table-cell>
          <table:table-cell table:style-name="ce59" office:value-type="float" office:value="22626" calcext:value-type="float">
            <text:p>22626</text:p>
          </table:table-cell>
          <table:table-cell table:style-name="ce59" office:value-type="float" office:value="18259" calcext:value-type="float">
            <text:p>18259</text:p>
          </table:table-cell>
          <table:table-cell table:style-name="ce59" office:value-type="float" office:value="45" calcext:value-type="float">
            <text:p>45</text:p>
          </table:table-cell>
          <table:table-cell/>
          <table:table-cell table:style-name="ce63" office:value-type="string" calcext:value-type="string">
            <text:p>Zestaw heurystyk</text:p>
          </table:table-cell>
          <table:table-cell table:style-name="ce66" office:value-type="float" office:value="7" calcext:value-type="float">
            <text:p>7</text:p>
          </table:table-cell>
          <table:table-cell table:style-name="ce56" office:value-type="string" calcext:value-type="string">
            <text:p>Pofałdowanie</text:p>
          </table:table-cell>
          <table:table-cell table:style-name="ce59" office:value-type="string" calcext:value-type="string">
            <text:p>-0.047</text:p>
          </table:table-cell>
          <table:table-cell/>
          <table:table-cell table:style-name="ce57" office:value-type="string" calcext:value-type="string">
            <text:p>Zestaw heurystyk</text:p>
          </table:table-cell>
          <table:table-cell table:style-name="ce58" office:value-type="float" office:value="7" calcext:value-type="float">
            <text:p>7</text:p>
          </table:table-cell>
          <table:table-cell table:style-name="ce57" office:value-type="string" calcext:value-type="string">
            <text:p>Pofałdowanie</text:p>
          </table:table-cell>
          <table:table-cell table:style-name="ce58" office:value-type="string" calcext:value-type="string">
            <text:p>-0.52</text:p>
          </table:table-cell>
        </table:table-row>
        <table:table-row table:style-name="ro7">
          <table:table-cell table:number-columns-repeated="6"/>
          <table:table-cell table:style-name="ce56" office:value-type="string" calcext:value-type="string">
            <text:p>Średni wynik</text:p>
          </table:table-cell>
          <table:table-cell table:style-name="ce59" office:value-type="float" office:value="3087.63" calcext:value-type="float">
            <text:p>3087,63</text:p>
          </table:table-cell>
          <table:table-cell table:style-name="ce59" office:value-type="float" office:value="2533.49" calcext:value-type="float">
            <text:p>2533,49</text:p>
          </table:table-cell>
          <table:table-cell table:style-name="ce59" office:value-type="float" office:value="10.24" calcext:value-type="float">
            <text:p>10,24</text:p>
          </table:table-cell>
          <table:table-cell/>
          <table:table-cell table:style-name="ce64"/>
          <table:table-cell table:style-name="ce67" office:value-type="float" office:value="1.5" calcext:value-type="float">
            <text:p>1,5</text:p>
          </table:table-cell>
          <table:table-cell table:style-name="ce56" office:value-type="string" calcext:value-type="string">
            <text:p>Liczba dziur</text:p>
          </table:table-cell>
          <table:table-cell table:style-name="ce59" office:value-type="string" calcext:value-type="string">
            <text:p>-1.741</text:p>
          </table:table-cell>
          <table:table-cell/>
          <table:table-cell table:style-name="ce57" office:value-type="string" calcext:value-type="string">
            <text:p>Współczynnik mutacji</text:p>
          </table:table-cell>
          <table:table-cell table:style-name="ce58" office:value-type="float" office:value="90" calcext:value-type="float">
            <text:p>90</text:p>
          </table:table-cell>
          <table:table-cell table:style-name="ce57" office:value-type="string" calcext:value-type="string">
            <text:p>Liczba dziur</text:p>
          </table:table-cell>
          <table:table-cell table:style-name="ce58" office:value-type="string" calcext:value-type="string">
            <text:p>-3.168</text:p>
          </table:table-cell>
        </table:table-row>
        <table:table-row table:style-name="ro7">
          <table:table-cell table:number-columns-repeated="6"/>
          <table:table-cell table:style-name="ce56" office:value-type="string" calcext:value-type="string">
            <text:p>Średni czas jednej gry (s)</text:p>
          </table:table-cell>
          <table:table-cell table:style-name="ce59" office:value-type="float" office:value="91.83" calcext:value-type="float">
            <text:p>91,83</text:p>
          </table:table-cell>
          <table:table-cell table:style-name="ce59" office:value-type="float" office:value="48.08" calcext:value-type="float">
            <text:p>48,08</text:p>
          </table:table-cell>
          <table:table-cell table:style-name="ce59" office:value-type="float" office:value="2.31" calcext:value-type="float">
            <text:p>2,31</text:p>
          </table:table-cell>
          <table:table-cell/>
          <table:table-cell table:style-name="ce65"/>
          <table:table-cell table:style-name="ce68" office:value-type="float" office:value="0.5" calcext:value-type="float">
            <text:p>0,5</text:p>
          </table:table-cell>
          <table:table-cell table:style-name="ce56" office:value-type="string" calcext:value-type="string">
            <text:p>Średnia wysokość</text:p>
          </table:table-cell>
          <table:table-cell table:style-name="ce59" office:value-type="string" calcext:value-type="string">
            <text:p>1.348</text:p>
          </table:table-cell>
          <table:table-cell/>
          <table:table-cell table:style-name="ce57" office:value-type="string" calcext:value-type="string">
            <text:p>Sposób selekcji osobników</text:p>
          </table:table-cell>
          <table:table-cell table:style-name="ce58" office:value-type="string" calcext:value-type="string">
            <text:p>Wybieranie rankingowe</text:p>
          </table:table-cell>
          <table:table-cell table:style-name="ce57" office:value-type="string" calcext:value-type="string">
            <text:p>Średnia wysokość</text:p>
          </table:table-cell>
          <table:table-cell table:style-name="ce58" office:value-type="string" calcext:value-type="string">
            <text:p>1.814</text:p>
          </table:table-cell>
        </table:table-row>
        <table:table-row table:style-name="ro7">
          <table:table-cell table:number-columns-repeated="6"/>
          <table:table-cell table:style-name="ce56" office:value-type="string" calcext:value-type="string">
            <text:p>Średni czas oceny jednej generacji (s)</text:p>
          </table:table-cell>
          <table:table-cell table:style-name="ce59" office:value-type="float" office:value="2356.26" calcext:value-type="float">
            <text:p>2356,26</text:p>
          </table:table-cell>
          <table:table-cell table:style-name="ce59" office:value-type="float" office:value="1119.24" calcext:value-type="float">
            <text:p>1119,24</text:p>
          </table:table-cell>
          <table:table-cell table:style-name="ce60" office:value-type="float" office:value="26595.42" calcext:value-type="float">
            <text:p>26595,42</text:p>
          </table:table-cell>
          <table:table-cell/>
          <table:table-cell table:style-name="ce56" office:value-type="string" calcext:value-type="string">
            <text:p>w</text:p>
          </table:table-cell>
          <table:table-cell table:style-name="ce59" office:value-type="float" office:value="0.8" calcext:value-type="float">
            <text:p>0,8</text:p>
          </table:table-cell>
          <table:table-cell table:style-name="ce69"/>
          <table:table-cell table:style-name="ce71"/>
          <table:table-cell/>
          <table:table-cell table:style-name="ce57" office:value-type="string" calcext:value-type="string">
            <text:p>Wielkość rankingu</text:p>
          </table:table-cell>
          <table:table-cell table:style-name="ce58" office:value-type="float" office:value="210" calcext:value-type="float">
            <text:p>210</text:p>
          </table:table-cell>
          <table:table-cell table:style-name="ce73"/>
          <table:table-cell table:style-name="ce75"/>
        </table:table-row>
        <table:table-row table:style-name="ro7">
          <table:table-cell table:number-columns-repeated="6"/>
          <table:table-cell table:style-name="ce56" office:value-type="string" calcext:value-type="string">
            <text:p>Liczba iteracji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string" calcext:value-type="string">
            <text:p>-</text:p>
          </table:table-cell>
          <table:table-cell/>
          <table:table-cell table:style-name="ce56" office:value-type="string" calcext:value-type="string">
            <text:p>Wielkośc roju</text:p>
          </table:table-cell>
          <table:table-cell table:style-name="ce59" office:value-type="float" office:value="20" calcext:value-type="float">
            <text:p>20</text:p>
          </table:table-cell>
          <table:table-cell table:style-name="ce70"/>
          <table:table-cell table:style-name="ce72"/>
          <table:table-cell/>
          <table:table-cell table:style-name="ce57" office:value-type="string" calcext:value-type="string">
            <text:p>Wielkość puli rodziców</text:p>
          </table:table-cell>
          <table:table-cell table:style-name="ce58" office:value-type="float" office:value="280" calcext:value-type="float">
            <text:p>280</text:p>
          </table:table-cell>
          <table:table-cell table:style-name="ce74"/>
          <table:table-cell table:style-name="ce76"/>
        </table:table-row>
        <table:table-row table:style-name="ro7">
          <table:table-cell table:number-columns-repeated="16"/>
          <table:table-cell table:style-name="ce57" office:value-type="string" calcext:value-type="string">
            <text:p>Sposób zastepowania populacj</text:p>
          </table:table-cell>
          <table:table-cell table:style-name="ce58" office:value-type="string" calcext:value-type="string">
            <text:p>Elitarna</text:p>
          </table:table-cell>
          <table:table-cell table:style-name="ce74"/>
          <table:table-cell table:style-name="ce76"/>
        </table:table-row>
        <table:table-row table:style-name="ro7">
          <table:table-cell table:number-columns-repeated="16"/>
          <table:table-cell table:style-name="ce57" office:value-type="string" calcext:value-type="string">
            <text:p>wielkośc populacji</text:p>
          </table:table-cell>
          <table:table-cell table:style-name="ce58" office:value-type="float" office:value="350" calcext:value-type="float">
            <text:p>350</text:p>
          </table:table-cell>
          <table:table-cell table:style-name="ce74"/>
          <table:table-cell table:style-name="ce76"/>
        </table:table-row>
        <table:table-row table:style-name="ro1" table:number-rows-repeated="5">
          <table:table-cell table:number-columns-repeated="20"/>
        </table:table-row>
        <table:table-row table:style-name="ro7">
          <table:table-cell table:number-columns-repeated="6"/>
          <table:table-cell table:style-name="ce57" office:value-type="string" calcext:value-type="string">
            <text:p>Struktura sieci</text:p>
          </table:table-cell>
          <table:table-cell table:style-name="ce57" office:value-type="string" calcext:value-type="string">
            <text:p>Liczba neuronów</text:p>
          </table:table-cell>
          <table:table-cell table:style-name="ce57" office:value-type="string" calcext:value-type="string">
            <text:p>Funkcja aktywacji</text:p>
          </table:table-cell>
          <table:table-cell table:number-columns-repeated="11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wejsciowa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string" calcext:value-type="string">
            <text:p>RELU</text:p>
          </table:table-cell>
          <table:table-cell/>
          <table:table-cell table:style-name="ce57" office:value-type="string" calcext:value-type="string">
            <text:p>Struktura sieci</text:p>
          </table:table-cell>
          <table:table-cell table:style-name="ce57" office:value-type="string" calcext:value-type="string">
            <text:p>Liczba neuronów</text:p>
          </table:table-cell>
          <table:table-cell table:style-name="ce57" office:value-type="string" calcext:value-type="string">
            <text:p>Funkcja aktywacji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ukryta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string" calcext:value-type="string">
            <text:p>RELU</text:p>
          </table:table-cell>
          <table:table-cell/>
          <table:table-cell table:style-name="ce58" office:value-type="string" calcext:value-type="string">
            <text:p>Warstwa wejsciowa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string" calcext:value-type="string">
            <text:p>RELU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ukryta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string" calcext:value-type="string">
            <text:p>RELU</text:p>
          </table:table-cell>
          <table:table-cell/>
          <table:table-cell table:style-name="ce58" office:value-type="string" calcext:value-type="string">
            <text:p>Warstwa ukryta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RELU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ukryta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string" calcext:value-type="string">
            <text:p>RELU</text:p>
          </table:table-cell>
          <table:table-cell/>
          <table:table-cell table:style-name="ce61" office:value-type="string" calcext:value-type="string">
            <text:p>Warstwa ukryta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string" calcext:value-type="string">
            <text:p>RELU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ukryta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string" calcext:value-type="string">
            <text:p>RELU</text:p>
          </table:table-cell>
          <table:table-cell/>
          <table:table-cell table:style-name="ce61" office:value-type="string" calcext:value-type="string">
            <text:p>Warstwa ukryta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RELU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ukryta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Linear</text:p>
          </table:table-cell>
          <table:table-cell/>
          <table:table-cell table:style-name="ce58" office:value-type="string" calcext:value-type="string">
            <text:p>Warstwa ukryta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Linear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58" office:value-type="string" calcext:value-type="string">
            <text:p>Warstwa wyjściowa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/>
          <table:table-cell table:style-name="ce58" office:value-type="string" calcext:value-type="string">
            <text:p>Warstwa ukryta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7">
          <table:table-cell table:number-columns-repeated="7"/>
          <table:table-cell table:style-name="ce57" office:value-type="string" calcext:value-type="string">
            <text:p>Struktura sieci</text:p>
          </table:table-cell>
          <table:table-cell table:style-name="ce57" office:value-type="string" calcext:value-type="string">
            <text:p>Liczba neuronów</text:p>
          </table:table-cell>
          <table:table-cell table:style-name="ce57" office:value-type="string" calcext:value-type="string">
            <text:p>Funkcja aktywacji</text:p>
          </table:table-cell>
          <table:table-cell table:number-columns-repeated="10"/>
        </table:table-row>
        <table:table-row table:style-name="ro7">
          <table:table-cell table:number-columns-repeated="7"/>
          <table:table-cell table:style-name="ce58" office:value-type="string" calcext:value-type="string">
            <text:p>Warstwa wejsciowa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RELU</text:p>
          </table:table-cell>
          <table:table-cell table:number-columns-repeated="10"/>
        </table:table-row>
        <table:table-row table:style-name="ro7">
          <table:table-cell table:number-columns-repeated="7"/>
          <table:table-cell table:style-name="ce58" office:value-type="string" calcext:value-type="string">
            <text:p>Warstwa ukryta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RELU</text:p>
          </table:table-cell>
          <table:table-cell table:number-columns-repeated="10"/>
        </table:table-row>
        <table:table-row table:style-name="ro7">
          <table:table-cell table:number-columns-repeated="7"/>
          <table:table-cell table:style-name="ce58" office:value-type="string" calcext:value-type="string">
            <text:p>Warstwa ukryta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Linear</text:p>
          </table:table-cell>
          <table:table-cell table:number-columns-repeated="10"/>
        </table:table-row>
        <table:table-row table:style-name="ro7">
          <table:table-cell table:number-columns-repeated="7"/>
          <table:table-cell table:style-name="ce58" office:value-type="string" calcext:value-type="string">
            <text:p>Warstwa ukryta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number-columns-repeated="10"/>
        </table:table-row>
      </table:table>
      <table:table table:name="Arkusz13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595.4199999899" calcext:value-type="float">
            <text:p>26595,4199999899</text:p>
          </table:table-cell>
          <table:table-cell office:value-type="float" office:value="44000146" calcext:value-type="float">
            <text:p>44000146</text:p>
          </table:table-cell>
          <table:table-cell/>
          <table:table-cell table:formula="of:=26595.4199999899/12" office:value-type="float" office:value="2216.28499999916" calcext:value-type="float">
            <text:p>2216,284999999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997.064000004" calcext:value-type="float">
            <text:p>24997,064000004</text:p>
          </table:table-cell>
          <table:table-cell office:value-type="float" office:value="36000129" calcext:value-type="float">
            <text:p>36000129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3329.9760000098" calcext:value-type="float">
            <text:p>23329,9760000098</text:p>
          </table:table-cell>
          <table:table-cell office:value-type="float" office:value="34000120" calcext:value-type="float">
            <text:p>3400012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795.4720000188" calcext:value-type="float">
            <text:p>19795,4720000188</text:p>
          </table:table-cell>
          <table:table-cell office:value-type="float" office:value="32000119" calcext:value-type="float">
            <text:p>320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ＭＳ Ｐゴシック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21:40:54.899000000</meta:creation-date>
    <dc:date>2021-09-13T23:26:21.622000000</dc:date>
    <meta:editing-duration>PT11H17M59S</meta:editing-duration>
    <meta:editing-cycles>1</meta:editing-cycles>
    <meta:document-statistic meta:table-count="13" meta:cell-count="17890" meta:object-count="9"/>
    <meta:generator>LibreOffice/6.2.0.3$Windows_X86_64 LibreOffice_project/98c6a8a1c6c7b144ce3cc729e34964b47ce25d62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58cm" svg:height="9.005cm" xlink:href=".." xlink:type="simple" chart:class="chart:bar" chart:style-name="ch1">
        <chart:legend chart:legend-position="bottom" svg:x="4.593cm" svg:y="8.406cm" style:legend-expansion="wide" chart:style-name="ch2"/>
        <chart:plot-area chart:style-name="ch3" table:cell-range-address="Arkusz1.J2:Arkusz1.J2 Arkusz1.D1:Arkusz1.E46 Arkusz1.G2:Arkusz1.G2" chart:data-source-has-labels="row" svg:x="1.368cm" svg:y="0.18cm" svg:width="16.133cm" svg:height="6.881cm">
          <chartooo:coordinate-region svg:x="2.36cm" svg:y="0.379cm" svg:width="15.141cm" svg:height="5.89cm"/>
          <chart:axis chart:dimension="x" chart:name="primary-x" chart:style-name="ch4">
            <chart:title svg:x="8.649cm" svg:y="7.241cm" chart:style-name="ch5">
              <text:p>Pokolenie</text:p>
            </chart:title>
          </chart:axis>
          <chart:axis chart:dimension="y" chart:name="primary-y" chart:style-name="ch6">
            <chart:title svg:x="0.451cm" svg:y="4.273cm" chart:style-name="ch7">
              <text:p>Czas (s)</text:p>
            </chart:title>
            <chart:grid chart:style-name="ch8" chart:class="major"/>
          </chart:axis>
          <chart:series chart:style-name="ch9" chart:values-cell-range-address="Arkusz1.D1:Arkusz1.D46" chart:label-cell-address="Arkusz1.J2:Arkusz1.J2" chart:class="chart:bar">
            <chart:data-point chart:repeated="24"/>
            <chart:data-point chart:style-name="ch10"/>
            <chart:data-point chart:repeated="21"/>
          </chart:series>
          <chart:series chart:style-name="ch11" chart:values-cell-range-address="Arkusz1.E1:Arkusz1.E46" chart:label-cell-address="Arkusz1.G2:Arkusz1.G2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przetwarzania pokolenia</text:p>
                <draw:g>
                  <svg:desc>Arkusz1.J2:Arkusz1.J2</svg:desc>
                </draw:g>
              </table:table-cell>
              <table:table-cell office:value-type="string">
                <text:p>Średni czas</text:p>
                <draw:g>
                  <svg:desc>Arkusz1.G2:Arkusz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8.729999999934">
                <text:p>548.729999999934</text:p>
                <draw:g>
                  <svg:desc>Arkusz1.D1:Arkusz1.D46</svg:desc>
                </draw:g>
              </table:table-cell>
              <table:table-cell office:value-type="float" office:value="2795">
                <text:p>2795</text:p>
                <draw:g>
                  <svg:desc>Arkusz1.E1:Arkusz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077999999999">
                <text:p>158.077999999999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625999999977">
                <text:p>282.62599999997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3.338999999975">
                <text:p>313.33899999997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.31199999995">
                <text:p>397.3119999999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5.539999999938">
                <text:p>465.539999999938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.358999999831">
                <text:p>671.35899999983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.038999999994">
                <text:p>203.038999999994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6.98299999986">
                <text:p>706.9829999998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0.80599999972">
                <text:p>1030.8059999997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9.42799999985">
                <text:p>1249.4279999998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7.56899999997">
                <text:p>1497.5689999999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2.79800000011">
                <text:p>1412.7980000001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9.82700000029">
                <text:p>1659.82700000029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3.83100000068">
                <text:p>2253.83100000068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9.62600000057">
                <text:p>2259.6260000005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5.52600000069">
                <text:p>2325.52600000069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6.83100000056">
                <text:p>1866.8310000005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7.90300000072">
                <text:p>2547.9030000007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7.61300000061">
                <text:p>2827.6130000006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6.08100000072">
                <text:p>2166.0810000007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2.65800000057">
                <text:p>2552.6580000005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71.98100000055">
                <text:p>2471.9810000005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6.20199999956">
                <text:p>2456.2019999995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8.40300000022">
                <text:p>4488.4030000002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4.23800000222">
                <text:p>6134.2380000022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7.97600000017">
                <text:p>4237.9760000001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65.45000000087">
                <text:p>4665.4500000008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0.14700000162">
                <text:p>5040.1470000016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3.6650000011">
                <text:p>4733.665000001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54.34900000058">
                <text:p>3954.34900000058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63.76300000049">
                <text:p>4063.76300000049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4.9240000006">
                <text:p>3634.924000000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21.39100000063">
                <text:p>3521.3910000006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9.7630000006">
                <text:p>3499.763000000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1.12700000066">
                <text:p>3531.1270000006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9.81100000076">
                <text:p>3099.8110000007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87.90100000056">
                <text:p>3887.9010000005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73.64300000061">
                <text:p>3973.6430000006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8.61700000112">
                <text:p>4408.6170000011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4.31400000073">
                <text:p>4214.3140000007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41.65000000213">
                <text:p>4841.6500000021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69.03100000047">
                <text:p>3769.03100000047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6.51100000031">
                <text:p>4056.51100000031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7.08700000045">
                <text:p>2977.0870000004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18.96800000165">
                <text:p>4718.96800000165</text:p>
              </table:table-cell>
              <table:table-cell office:value-type="float" office:value="2795">
                <text:p>2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cm" svg:height="9.007cm" xlink:href=".." xlink:type="simple" chart:class="chart:bar" chart:style-name="ch1">
        <chart:legend chart:legend-position="top" svg:x="7.946cm" svg:y="0.185cm" style:legend-expansion="wide" chart:style-name="ch2"/>
        <chart:plot-area chart:style-name="ch3" table:cell-range-address="'Limit tetrimino'.J107:'Limit tetrimino'.K128" chart:data-source-has-labels="both" svg:x="1.367cm" svg:y="0.963cm" svg:width="16.117cm" svg:height="6.883cm">
          <chartooo:coordinate-region svg:x="2.174cm" svg:y="0.963cm" svg:width="15.31cm" svg:height="4.694cm"/>
          <chart:axis chart:dimension="x" chart:name="primary-x" chart:style-name="ch4" chartooo:axis-type="auto">
            <chartooo:date-scale/>
            <chart:title svg:x="7.965cm" svg:y="8.026cm" chart:style-name="ch5">
              <text:p>Przedział punktowy</text:p>
            </chart:title>
            <chart:categories table:cell-range-address="'Limit tetrimino'.J108:'Limit tetrimino'.J128"/>
          </chart:axis>
          <chart:axis chart:dimension="y" chart:name="primary-y" chart:style-name="ch6">
            <chart:title svg:x="0.451cm" svg:y="5.109cm" chart:style-name="ch7">
              <text:p>Ilość gier</text:p>
            </chart:title>
            <chart:grid chart:style-name="ch8" chart:class="major"/>
          </chart:axis>
          <chart:series chart:style-name="ch9" chart:values-cell-range-address="'Limit tetrimino'.K108:'Limit tetrimino'.K128" chart:label-cell-address="'Limit tetrimino'.K107:'Limit tetrimino'.K107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ier</text:p>
                <draw:g>
                  <svg:desc>'Limit tetrimino'.K107:'Limit tetrimino'.K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'Limit tetrimino'.J108:'Limit tetrimino'.J128</svg:desc>
                </draw:g>
              </table:table-cell>
              <table:table-cell office:value-type="float" office:value="220">
                <text:p>220</text:p>
                <draw:g>
                  <svg:desc>'Limit tetrimino'.K108:'Limit tetrimino'.K128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top" svg:x="2.594cm" svg:y="0.185cm" style:legend-expansion="wide" chart:style-name="ch2"/>
        <chart:plot-area chart:style-name="ch3" table:cell-range-address="'Ilość gier'.A173:'Ilość gier'.I194" chart:data-source-has-labels="both" svg:x="1.331cm" svg:y="0.963cm" svg:width="14.353cm" svg:height="6.883cm">
          <chartooo:coordinate-region svg:x="2.455cm" svg:y="0.963cm" svg:width="13.229cm" svg:height="4.694cm"/>
          <chart:axis chart:dimension="x" chart:name="primary-x" chart:style-name="ch4" chartooo:axis-type="auto">
            <chartooo:date-scale/>
            <chart:title svg:x="5.076cm" svg:y="8.026cm" chart:style-name="ch5">
              <text:p>Przedziały punktów w jakich zakończyły się gry</text:p>
            </chart:title>
            <chart:categories table:cell-range-address="'Ilość gier'.A174:'Ilość gier'.A194"/>
          </chart:axis>
          <chart:axis chart:dimension="y" chart:name="primary-y" chart:style-name="ch6">
            <chart:title svg:x="0.451cm" svg:y="7.067cm" chart:style-name="ch7">
              <text:p>Procentowy udział bota w ilości gier </text:p>
            </chart:title>
            <chart:grid chart:style-name="ch8" chart:class="major"/>
          </chart:axis>
          <chart:series chart:style-name="ch9" chart:values-cell-range-address="'Ilość gier'.B174:'Ilość gier'.B194" chart:label-cell-address="'Ilość gier'.B173:'Ilość gier'.B173" chart:class="chart:bar">
            <chart:data-point chart:repeated="21"/>
          </chart:series>
          <chart:series chart:style-name="ch10" chart:values-cell-range-address="'Ilość gier'.C174:'Ilość gier'.C194" chart:label-cell-address="'Ilość gier'.C173:'Ilość gier'.C173" chart:class="chart:bar">
            <chart:data-point chart:repeated="21"/>
          </chart:series>
          <chart:series chart:style-name="ch11" chart:values-cell-range-address="'Ilość gier'.D174:'Ilość gier'.D194" chart:label-cell-address="'Ilość gier'.D173:'Ilość gier'.D173" chart:class="chart:bar">
            <chart:data-point chart:repeated="21"/>
          </chart:series>
          <chart:series chart:style-name="ch12" chart:values-cell-range-address="'Ilość gier'.E174:'Ilość gier'.E194" chart:label-cell-address="'Ilość gier'.E173:'Ilość gier'.E173" chart:class="chart:bar">
            <chart:data-point chart:repeated="21"/>
          </chart:series>
          <chart:series chart:style-name="ch13" chart:values-cell-range-address="'Ilość gier'.F174:'Ilość gier'.F194" chart:label-cell-address="'Ilość gier'.F173:'Ilość gier'.F173" chart:class="chart:bar">
            <chart:data-point chart:repeated="21"/>
          </chart:series>
          <chart:series chart:style-name="ch14" chart:values-cell-range-address="'Ilość gier'.G174:'Ilość gier'.G194" chart:label-cell-address="'Ilość gier'.G173:'Ilość gier'.G173" chart:class="chart:bar">
            <chart:data-point chart:repeated="21"/>
          </chart:series>
          <chart:series chart:style-name="ch15" chart:values-cell-range-address="'Ilość gier'.H174:'Ilość gier'.H194" chart:label-cell-address="'Ilość gier'.H173:'Ilość gier'.H173" chart:class="chart:bar">
            <chart:data-point chart:repeated="21"/>
          </chart:series>
          <chart:series chart:style-name="ch16" chart:values-cell-range-address="'Ilość gier'.I174:'Ilość gier'.I194" chart:label-cell-address="'Ilość gier'.I173:'Ilość gier'.I173" chart:class="chart:bar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gra</text:p>
                <draw:g>
                  <svg:desc>'Ilość gier'.B173:'Ilość gier'.B173</svg:desc>
                </draw:g>
              </table:table-cell>
              <table:table-cell office:value-type="string">
                <text:p>2 gry</text:p>
                <draw:g>
                  <svg:desc>'Ilość gier'.C173:'Ilość gier'.C173</svg:desc>
                </draw:g>
              </table:table-cell>
              <table:table-cell office:value-type="string">
                <text:p>3 gry</text:p>
                <draw:g>
                  <svg:desc>'Ilość gier'.D173:'Ilość gier'.D173</svg:desc>
                </draw:g>
              </table:table-cell>
              <table:table-cell office:value-type="string">
                <text:p>4 gry</text:p>
                <draw:g>
                  <svg:desc>'Ilość gier'.E173:'Ilość gier'.E173</svg:desc>
                </draw:g>
              </table:table-cell>
              <table:table-cell office:value-type="string">
                <text:p>5 gier</text:p>
                <draw:g>
                  <svg:desc>'Ilość gier'.F173:'Ilość gier'.F173</svg:desc>
                </draw:g>
              </table:table-cell>
              <table:table-cell office:value-type="string">
                <text:p>6 gier</text:p>
                <draw:g>
                  <svg:desc>'Ilość gier'.G173:'Ilość gier'.G173</svg:desc>
                </draw:g>
              </table:table-cell>
              <table:table-cell office:value-type="string">
                <text:p>7 gier</text:p>
                <draw:g>
                  <svg:desc>'Ilość gier'.H173:'Ilość gier'.H173</svg:desc>
                </draw:g>
              </table:table-cell>
              <table:table-cell office:value-type="string">
                <text:p>8 gier</text:p>
                <draw:g>
                  <svg:desc>'Ilość gier'.I173:'Ilość gier'.I1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'Ilość gier'.A174:'Ilość gier'.A194</svg:desc>
                </draw:g>
              </table:table-cell>
              <table:table-cell office:value-type="float" office:value="64">
                <text:p>64</text:p>
                <draw:g>
                  <svg:desc>'Ilość gier'.B174:'Ilość gier'.B194</svg:desc>
                </draw:g>
              </table:table-cell>
              <table:table-cell office:value-type="float" office:value="67">
                <text:p>67</text:p>
                <draw:g>
                  <svg:desc>'Ilość gier'.C174:'Ilość gier'.C194</svg:desc>
                </draw:g>
              </table:table-cell>
              <table:table-cell office:value-type="float" office:value="48">
                <text:p>48</text:p>
                <draw:g>
                  <svg:desc>'Ilość gier'.D174:'Ilość gier'.D194</svg:desc>
                </draw:g>
              </table:table-cell>
              <table:table-cell office:value-type="float" office:value="36">
                <text:p>36</text:p>
                <draw:g>
                  <svg:desc>'Ilość gier'.E174:'Ilość gier'.E194</svg:desc>
                </draw:g>
              </table:table-cell>
              <table:table-cell office:value-type="float" office:value="40">
                <text:p>40</text:p>
                <draw:g>
                  <svg:desc>'Ilość gier'.F174:'Ilość gier'.F194</svg:desc>
                </draw:g>
              </table:table-cell>
              <table:table-cell office:value-type="float" office:value="45">
                <text:p>45</text:p>
                <draw:g>
                  <svg:desc>'Ilość gier'.G174:'Ilość gier'.G194</svg:desc>
                </draw:g>
              </table:table-cell>
              <table:table-cell office:value-type="float" office:value="35">
                <text:p>35</text:p>
                <draw:g>
                  <svg:desc>'Ilość gier'.H174:'Ilość gier'.H194</svg:desc>
                </draw:g>
              </table:table-cell>
              <table:table-cell office:value-type="float" office:value="21">
                <text:p>21</text:p>
                <draw:g>
                  <svg:desc>'Ilość gier'.I174:'Ilość gier'.I194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top" svg:x="6.023cm" svg:y="0.185cm" style:legend-expansion="wide" chart:style-name="ch2"/>
        <chart:plot-area chart:style-name="ch3" table:cell-range-address="'Ilość gier'.L173:'Ilość gier'.M194" chart:data-source-has-labels="both" svg:x="1.331cm" svg:y="0.963cm" svg:width="14.353cm" svg:height="6.883cm">
          <chartooo:coordinate-region svg:x="2.138cm" svg:y="0.963cm" svg:width="13.546cm" svg:height="4.694cm"/>
          <chart:axis chart:dimension="x" chart:name="primary-x" chart:style-name="ch4" chartooo:axis-type="auto">
            <chartooo:date-scale/>
            <chart:title svg:x="6.955cm" svg:y="8.026cm" chart:style-name="ch5">
              <text:p>Przedziały punktowe</text:p>
            </chart:title>
            <chart:categories table:cell-range-address="'Ilość gier'.L174:'Ilość gier'.L194"/>
          </chart:axis>
          <chart:axis chart:dimension="y" chart:name="primary-y" chart:style-name="ch6">
            <chart:title svg:x="0.451cm" svg:y="7.226cm" chart:style-name="ch7">
              <text:p>Suma gier zakończoncyh w przedziale</text:p>
            </chart:title>
            <chart:grid chart:style-name="ch8" chart:class="major"/>
          </chart:axis>
          <chart:series chart:style-name="ch9" chart:values-cell-range-address="'Ilość gier'.M174:'Ilość gier'.M194" chart:label-cell-address="'Ilość gier'.M173:'Ilość gier'.M17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ier w przedziale</text:p>
                <draw:g>
                  <svg:desc>'Ilość gier'.M173:'Ilość gier'.M1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'Ilość gier'.L174:'Ilość gier'.L194</svg:desc>
                </draw:g>
              </table:table-cell>
              <table:table-cell office:value-type="float" office:value="533">
                <text:p>533</text:p>
                <draw:g>
                  <svg:desc>'Ilość gier'.M174:'Ilość gier'.M194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703cm" svg:height="9.007cm" xlink:href=".." xlink:type="simple" chart:class="chart:bar" chart:style-name="ch1">
        <chart:legend svg:x="20.133cm" svg:y="0.175cm" style:legend-expansion="custom" chartooo:width="2.356cm" chartooo:height="5.504cm" style:legend-expansion-aspect-ratio="0.428052325581395" chart:style-name="ch2"/>
        <chart:plot-area chart:style-name="ch3" table:cell-range-address="'Limit tetrimino'.A107:'Limit tetrimino'.H128" chart:data-source-has-labels="both" svg:x="1.499cm" svg:y="-0.019cm" svg:width="18.456cm" svg:height="7.665cm">
          <chartooo:coordinate-region svg:x="2.623cm" svg:y="0.18cm" svg:width="17.332cm" svg:height="5.476cm"/>
          <chart:axis chart:dimension="x" chart:name="primary-x" chart:style-name="ch4" chartooo:axis-type="auto">
            <chartooo:date-scale/>
            <chart:title svg:x="9.175cm" svg:y="7.826cm" chart:style-name="ch5">
              <text:p>Przedziały punktowe</text:p>
            </chart:title>
            <chart:categories table:cell-range-address="'Limit tetrimino'.A108:'Limit tetrimino'.A128"/>
          </chart:axis>
          <chart:axis chart:dimension="y" chart:name="primary-y" chart:style-name="ch6">
            <chart:title svg:x="0.485cm" svg:y="5.286cm" chart:style-name="ch7">
              <text:p>Procentowy rozkład</text:p>
            </chart:title>
            <chart:grid chart:style-name="ch8" chart:class="major"/>
          </chart:axis>
          <chart:series chart:style-name="ch9" chart:values-cell-range-address="'Limit tetrimino'.B108:'Limit tetrimino'.B128" chart:label-cell-address="'Limit tetrimino'.B107:'Limit tetrimino'.B107" chart:class="chart:bar">
            <chart:data-point chart:repeated="21"/>
          </chart:series>
          <chart:series chart:style-name="ch10" chart:values-cell-range-address="'Limit tetrimino'.C108:'Limit tetrimino'.C128" chart:label-cell-address="'Limit tetrimino'.C107:'Limit tetrimino'.C107" chart:class="chart:bar">
            <chart:data-point chart:repeated="21"/>
          </chart:series>
          <chart:series chart:style-name="ch11" chart:values-cell-range-address="'Limit tetrimino'.D108:'Limit tetrimino'.D128" chart:label-cell-address="'Limit tetrimino'.D107:'Limit tetrimino'.D107" chart:class="chart:bar">
            <chart:data-point chart:repeated="21"/>
          </chart:series>
          <chart:series chart:style-name="ch12" chart:values-cell-range-address="'Limit tetrimino'.E108:'Limit tetrimino'.E128" chart:label-cell-address="'Limit tetrimino'.E107:'Limit tetrimino'.E107" chart:class="chart:bar">
            <chart:data-point chart:repeated="21"/>
          </chart:series>
          <chart:series chart:style-name="ch13" chart:values-cell-range-address="'Limit tetrimino'.F108:'Limit tetrimino'.F128" chart:label-cell-address="'Limit tetrimino'.F107:'Limit tetrimino'.F107" chart:class="chart:bar">
            <chart:data-point chart:repeated="21"/>
          </chart:series>
          <chart:series chart:style-name="ch14" chart:values-cell-range-address="'Limit tetrimino'.G108:'Limit tetrimino'.G128" chart:label-cell-address="'Limit tetrimino'.G107:'Limit tetrimino'.G107" chart:class="chart:bar">
            <chart:data-point chart:repeated="21"/>
          </chart:series>
          <chart:series chart:style-name="ch15" chart:values-cell-range-address="'Limit tetrimino'.H108:'Limit tetrimino'.H128" chart:label-cell-address="'Limit tetrimino'.H107:'Limit tetrimino'.H107" chart:class="chart:bar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 500</text:p>
                <draw:g>
                  <svg:desc>'Limit tetrimino'.B107:'Limit tetrimino'.B107</svg:desc>
                </draw:g>
              </table:table-cell>
              <table:table-cell office:value-type="string">
                <text:p>Limit 1000</text:p>
                <draw:g>
                  <svg:desc>'Limit tetrimino'.C107:'Limit tetrimino'.C107</svg:desc>
                </draw:g>
              </table:table-cell>
              <table:table-cell office:value-type="string">
                <text:p>Limit 2000</text:p>
                <draw:g>
                  <svg:desc>'Limit tetrimino'.D107:'Limit tetrimino'.D107</svg:desc>
                </draw:g>
              </table:table-cell>
              <table:table-cell office:value-type="string">
                <text:p>Limit 4000</text:p>
                <draw:g>
                  <svg:desc>'Limit tetrimino'.E107:'Limit tetrimino'.E107</svg:desc>
                </draw:g>
              </table:table-cell>
              <table:table-cell office:value-type="string">
                <text:p>Limit 8000</text:p>
                <draw:g>
                  <svg:desc>'Limit tetrimino'.F107:'Limit tetrimino'.F107</svg:desc>
                </draw:g>
              </table:table-cell>
              <table:table-cell office:value-type="string">
                <text:p>Limit 10000</text:p>
                <draw:g>
                  <svg:desc>'Limit tetrimino'.G107:'Limit tetrimino'.G107</svg:desc>
                </draw:g>
              </table:table-cell>
              <table:table-cell office:value-type="string">
                <text:p>Limit 15000</text:p>
                <draw:g>
                  <svg:desc>'Limit tetrimino'.H107:'Limit tetrimino'.H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'Limit tetrimino'.A108:'Limit tetrimino'.A128</svg:desc>
                </draw:g>
              </table:table-cell>
              <table:table-cell office:value-type="float" office:value="85">
                <text:p>85</text:p>
                <draw:g>
                  <svg:desc>'Limit tetrimino'.B108:'Limit tetrimino'.B128</svg:desc>
                </draw:g>
              </table:table-cell>
              <table:table-cell office:value-type="float" office:value="59">
                <text:p>59</text:p>
                <draw:g>
                  <svg:desc>'Limit tetrimino'.C108:'Limit tetrimino'.C128</svg:desc>
                </draw:g>
              </table:table-cell>
              <table:table-cell office:value-type="float" office:value="35">
                <text:p>35</text:p>
                <draw:g>
                  <svg:desc>'Limit tetrimino'.D108:'Limit tetrimino'.D128</svg:desc>
                </draw:g>
              </table:table-cell>
              <table:table-cell office:value-type="float" office:value="21">
                <text:p>21</text:p>
                <draw:g>
                  <svg:desc>'Limit tetrimino'.E108:'Limit tetrimino'.E128</svg:desc>
                </draw:g>
              </table:table-cell>
              <table:table-cell office:value-type="float" office:value="13">
                <text:p>13</text:p>
                <draw:g>
                  <svg:desc>'Limit tetrimino'.F108:'Limit tetrimino'.F128</svg:desc>
                </draw:g>
              </table:table-cell>
              <table:table-cell office:value-type="float" office:value="3">
                <text:p>3</text:p>
                <draw:g>
                  <svg:desc>'Limit tetrimino'.G108:'Limit tetrimino'.G128</svg:desc>
                </draw:g>
              </table:table-cell>
              <table:table-cell office:value-type="float" office:value="4">
                <text:p>4</text:p>
                <draw:g>
                  <svg:desc>'Limit tetrimino'.H108:'Limit tetrimino'.H128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113cm" svg:height="9.007cm" xlink:href=".." xlink:type="simple" chart:class="chart:bar" chart:style-name="ch1">
        <chart:legend svg:x="22.27cm" svg:y="0.175cm" style:legend-expansion="custom" chartooo:width="2.606cm" chartooo:height="5.504cm" style:legend-expansion-aspect-ratio="0.473473837209302" chart:style-name="ch2"/>
        <chart:plot-area chart:style-name="ch3" table:cell-range-address="Arkusz6.A107:Arkusz6.K128" chart:data-source-has-labels="both" svg:x="1.777cm" svg:y="-0.019cm" svg:width="20.295cm" svg:height="7.665cm">
          <chartooo:coordinate-region svg:x="2.901cm" svg:y="0.18cm" svg:width="19.171cm" svg:height="5.476cm"/>
          <chart:axis chart:dimension="x" chart:name="primary-x" chart:style-name="ch4" chartooo:axis-type="auto">
            <chartooo:date-scale/>
            <chart:title svg:x="10.372cm" svg:y="7.826cm" chart:style-name="ch5">
              <text:p>Przedziały punktowe</text:p>
            </chart:title>
            <chart:categories table:cell-range-address="Arkusz6.A108:Arkusz6.A128"/>
          </chart:axis>
          <chart:axis chart:dimension="y" chart:name="primary-y" chart:style-name="ch6">
            <chart:title svg:x="0.715cm" svg:y="5.286cm" chart:style-name="ch7">
              <text:p>Procentowy rozkład</text:p>
            </chart:title>
            <chart:grid chart:style-name="ch8" chart:class="major"/>
          </chart:axis>
          <chart:series chart:style-name="ch9" chart:values-cell-range-address="Arkusz6.B108:Arkusz6.B128" chart:label-cell-address="Arkusz6.B107:Arkusz6.B107" chart:class="chart:bar">
            <chart:data-point chart:repeated="21"/>
          </chart:series>
          <chart:series chart:style-name="ch10" chart:values-cell-range-address="Arkusz6.C108:Arkusz6.C128" chart:label-cell-address="Arkusz6.C107:Arkusz6.C107" chart:class="chart:bar">
            <chart:data-point chart:repeated="21"/>
          </chart:series>
          <chart:series chart:style-name="ch11" chart:values-cell-range-address="Arkusz6.D108:Arkusz6.D128" chart:label-cell-address="Arkusz6.D107:Arkusz6.D107" chart:class="chart:bar">
            <chart:data-point chart:repeated="21"/>
          </chart:series>
          <chart:series chart:style-name="ch12" chart:values-cell-range-address="Arkusz6.E108:Arkusz6.E128" chart:label-cell-address="Arkusz6.E107:Arkusz6.E107" chart:class="chart:bar">
            <chart:data-point chart:repeated="21"/>
          </chart:series>
          <chart:series chart:style-name="ch13" chart:values-cell-range-address="Arkusz6.F108:Arkusz6.F128" chart:label-cell-address="Arkusz6.F107:Arkusz6.F107" chart:class="chart:bar">
            <chart:data-point chart:repeated="21"/>
          </chart:series>
          <chart:series chart:style-name="ch14" chart:values-cell-range-address="Arkusz6.G108:Arkusz6.G128" chart:label-cell-address="Arkusz6.G107:Arkusz6.G107" chart:class="chart:bar">
            <chart:data-point chart:repeated="21"/>
          </chart:series>
          <chart:series chart:style-name="ch15" chart:values-cell-range-address="Arkusz6.H108:Arkusz6.H128" chart:label-cell-address="Arkusz6.H107:Arkusz6.H107" chart:class="chart:bar">
            <chart:data-point chart:repeated="21"/>
          </chart:series>
          <chart:series chart:style-name="ch16" chart:values-cell-range-address="Arkusz6.I108:Arkusz6.I128" chart:label-cell-address="Arkusz6.I107:Arkusz6.I107" chart:class="chart:bar">
            <chart:data-point chart:repeated="21"/>
          </chart:series>
          <chart:series chart:style-name="ch17" chart:values-cell-range-address="Arkusz6.J108:Arkusz6.J128" chart:label-cell-address="Arkusz6.J107:Arkusz6.J107" chart:class="chart:bar">
            <chart:data-point chart:repeated="21"/>
          </chart:series>
          <chart:series chart:style-name="ch18" chart:values-cell-range-address="Arkusz6.K108:Arkusz6.K128" chart:label-cell-address="Arkusz6.K107:Arkusz6.K107" chart:class="chart:bar">
            <chart:data-point chart:repeated="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 1000</text:p>
                <draw:g>
                  <svg:desc>Arkusz6.B107:Arkusz6.B107</svg:desc>
                </draw:g>
              </table:table-cell>
              <table:table-cell office:value-type="string">
                <text:p>Limit 2000</text:p>
                <draw:g>
                  <svg:desc>Arkusz6.C107:Arkusz6.C107</svg:desc>
                </draw:g>
              </table:table-cell>
              <table:table-cell office:value-type="string">
                <text:p>Limit 3000</text:p>
                <draw:g>
                  <svg:desc>Arkusz6.D107:Arkusz6.D107</svg:desc>
                </draw:g>
              </table:table-cell>
              <table:table-cell office:value-type="string">
                <text:p>Limit 4000</text:p>
                <draw:g>
                  <svg:desc>Arkusz6.E107:Arkusz6.E107</svg:desc>
                </draw:g>
              </table:table-cell>
              <table:table-cell office:value-type="string">
                <text:p>Limit 5000</text:p>
                <draw:g>
                  <svg:desc>Arkusz6.F107:Arkusz6.F107</svg:desc>
                </draw:g>
              </table:table-cell>
              <table:table-cell office:value-type="string">
                <text:p>Limit 6000</text:p>
                <draw:g>
                  <svg:desc>Arkusz6.G107:Arkusz6.G107</svg:desc>
                </draw:g>
              </table:table-cell>
              <table:table-cell office:value-type="string">
                <text:p>Limit 7000</text:p>
                <draw:g>
                  <svg:desc>Arkusz6.H107:Arkusz6.H107</svg:desc>
                </draw:g>
              </table:table-cell>
              <table:table-cell office:value-type="string">
                <text:p>Limit 8000</text:p>
                <draw:g>
                  <svg:desc>Arkusz6.I107:Arkusz6.I107</svg:desc>
                </draw:g>
              </table:table-cell>
              <table:table-cell office:value-type="string">
                <text:p>Limit 9000</text:p>
                <draw:g>
                  <svg:desc>Arkusz6.J107:Arkusz6.J107</svg:desc>
                </draw:g>
              </table:table-cell>
              <table:table-cell office:value-type="string">
                <text:p>Limit 10000</text:p>
                <draw:g>
                  <svg:desc>Arkusz6.K107:Arkusz6.K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Arkusz6.A108:Arkusz6.A128</svg:desc>
                </draw:g>
              </table:table-cell>
              <table:table-cell office:value-type="float" office:value="58">
                <text:p>58</text:p>
                <draw:g>
                  <svg:desc>Arkusz6.B108:Arkusz6.B128</svg:desc>
                </draw:g>
              </table:table-cell>
              <table:table-cell office:value-type="float" office:value="32">
                <text:p>32</text:p>
                <draw:g>
                  <svg:desc>Arkusz6.C108:Arkusz6.C128</svg:desc>
                </draw:g>
              </table:table-cell>
              <table:table-cell office:value-type="float" office:value="29">
                <text:p>29</text:p>
                <draw:g>
                  <svg:desc>Arkusz6.D108:Arkusz6.D128</svg:desc>
                </draw:g>
              </table:table-cell>
              <table:table-cell office:value-type="float" office:value="42">
                <text:p>42</text:p>
                <draw:g>
                  <svg:desc>Arkusz6.E108:Arkusz6.E128</svg:desc>
                </draw:g>
              </table:table-cell>
              <table:table-cell office:value-type="float" office:value="42">
                <text:p>42</text:p>
                <draw:g>
                  <svg:desc>Arkusz6.F108:Arkusz6.F128</svg:desc>
                </draw:g>
              </table:table-cell>
              <table:table-cell office:value-type="float" office:value="23">
                <text:p>23</text:p>
                <draw:g>
                  <svg:desc>Arkusz6.G108:Arkusz6.G128</svg:desc>
                </draw:g>
              </table:table-cell>
              <table:table-cell office:value-type="float" office:value="28">
                <text:p>28</text:p>
                <draw:g>
                  <svg:desc>Arkusz6.H108:Arkusz6.H128</svg:desc>
                </draw:g>
              </table:table-cell>
              <table:table-cell office:value-type="float" office:value="18">
                <text:p>18</text:p>
                <draw:g>
                  <svg:desc>Arkusz6.I108:Arkusz6.I128</svg:desc>
                </draw:g>
              </table:table-cell>
              <table:table-cell office:value-type="float" office:value="20">
                <text:p>20</text:p>
                <draw:g>
                  <svg:desc>Arkusz6.J108:Arkusz6.J128</svg:desc>
                </draw:g>
              </table:table-cell>
              <table:table-cell office:value-type="float" office:value="25">
                <text:p>25</text:p>
                <draw:g>
                  <svg:desc>Arkusz6.K108:Arkusz6.K128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cm" svg:height="9.007cm" xlink:href=".." xlink:type="simple" chart:class="chart:bar" chart:style-name="ch1">
        <chart:legend chart:legend-position="top" svg:x="7.946cm" svg:y="0.185cm" style:legend-expansion="wide" chart:style-name="ch2"/>
        <chart:plot-area chart:style-name="ch3" table:cell-range-address="Arkusz6.Q107:Arkusz6.R128" chart:data-source-has-labels="both" svg:x="1.367cm" svg:y="0.963cm" svg:width="16.117cm" svg:height="6.883cm">
          <chartooo:coordinate-region svg:x="2.174cm" svg:y="0.963cm" svg:width="15.31cm" svg:height="4.694cm"/>
          <chart:axis chart:dimension="x" chart:name="primary-x" chart:style-name="ch4" chartooo:axis-type="auto">
            <chartooo:date-scale/>
            <chart:title svg:x="7.965cm" svg:y="8.026cm" chart:style-name="ch5">
              <text:p>Przedział punktowy</text:p>
            </chart:title>
            <chart:categories table:cell-range-address="Arkusz6.Q108:Arkusz6.Q128"/>
          </chart:axis>
          <chart:axis chart:dimension="y" chart:name="primary-y" chart:style-name="ch6">
            <chart:title svg:x="0.451cm" svg:y="5.109cm" chart:style-name="ch7">
              <text:p>Ilość gier</text:p>
            </chart:title>
            <chart:grid chart:style-name="ch8" chart:class="major"/>
          </chart:axis>
          <chart:series chart:style-name="ch9" chart:values-cell-range-address="Arkusz6.R108:Arkusz6.R128" chart:label-cell-address="Arkusz6.R107:Arkusz6.R107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ier</text:p>
                <draw:g>
                  <svg:desc>Arkusz6.R107:Arkusz6.R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Arkusz6.Q108:Arkusz6.Q128</svg:desc>
                </draw:g>
              </table:table-cell>
              <table:table-cell office:value-type="float" office:value="317">
                <text:p>317</text:p>
                <draw:g>
                  <svg:desc>Arkusz6.R108:Arkusz6.R128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47cm" svg:height="9cm" xlink:href=".." xlink:type="simple" chart:class="chart:bar" chart:style-name="ch1">
        <chart:legend chart:legend-position="end" svg:x="19.945cm" svg:y="2.458cm" style:legend-expansion="high" chart:style-name="ch2"/>
        <chart:plot-area chart:style-name="ch3" table:cell-range-address="Arkusz9.A114:Arkusz9.I135" chart:data-source-has-labels="both" svg:x="1.441cm" svg:y="0.18cm" svg:width="18.074cm" svg:height="7.659cm">
          <chartooo:coordinate-region svg:x="2.565cm" svg:y="0.18cm" svg:width="16.95cm" svg:height="5.47cm"/>
          <chart:axis chart:dimension="x" chart:name="primary-x" chart:style-name="ch4" chartooo:axis-type="auto">
            <chartooo:date-scale/>
            <chart:title svg:x="7.047cm" svg:y="8.019cm" chart:style-name="ch5">
              <text:p>Przedziały punktów w jakich zakończyły się gry</text:p>
            </chart:title>
            <chart:categories table:cell-range-address="Arkusz9.A115:Arkusz9.A135"/>
          </chart:axis>
          <chart:axis chart:dimension="y" chart:name="primary-y" chart:style-name="ch6">
            <chart:title svg:x="0.451cm" svg:y="6.672cm" chart:style-name="ch7">
              <text:p>Procentowy udział bota w ilości gier </text:p>
            </chart:title>
            <chart:grid chart:style-name="ch8" chart:class="major"/>
          </chart:axis>
          <chart:series chart:style-name="ch9" chart:values-cell-range-address="Arkusz9.B115:Arkusz9.B135" chart:label-cell-address="Arkusz9.B114:Arkusz9.B114" chart:class="chart:bar">
            <chart:data-point chart:repeated="21"/>
          </chart:series>
          <chart:series chart:style-name="ch10" chart:values-cell-range-address="Arkusz9.C115:Arkusz9.C135" chart:label-cell-address="Arkusz9.C114:Arkusz9.C114" chart:class="chart:bar">
            <chart:data-point chart:repeated="21"/>
          </chart:series>
          <chart:series chart:style-name="ch11" chart:values-cell-range-address="Arkusz9.D115:Arkusz9.D135" chart:label-cell-address="Arkusz9.D114:Arkusz9.D114" chart:class="chart:bar">
            <chart:data-point chart:repeated="21"/>
          </chart:series>
          <chart:series chart:style-name="ch12" chart:values-cell-range-address="Arkusz9.E115:Arkusz9.E135" chart:label-cell-address="Arkusz9.E114:Arkusz9.E114" chart:class="chart:bar">
            <chart:data-point chart:repeated="21"/>
          </chart:series>
          <chart:series chart:style-name="ch13" chart:values-cell-range-address="Arkusz9.F115:Arkusz9.F135" chart:label-cell-address="Arkusz9.F114:Arkusz9.F114" chart:class="chart:bar">
            <chart:data-point chart:repeated="21"/>
          </chart:series>
          <chart:series chart:style-name="ch14" chart:values-cell-range-address="Arkusz9.G115:Arkusz9.G135" chart:label-cell-address="Arkusz9.G114:Arkusz9.G114" chart:class="chart:bar">
            <chart:data-point chart:repeated="21"/>
          </chart:series>
          <chart:series chart:style-name="ch15" chart:values-cell-range-address="Arkusz9.H115:Arkusz9.H135" chart:label-cell-address="Arkusz9.H114:Arkusz9.H114" chart:class="chart:bar">
            <chart:data-point chart:repeated="21"/>
          </chart:series>
          <chart:series chart:style-name="ch16" chart:values-cell-range-address="Arkusz9.I115:Arkusz9.I135" chart:label-cell-address="Arkusz9.I114:Arkusz9.I114" chart:class="chart:bar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gra</text:p>
                <draw:g>
                  <svg:desc>Arkusz9.B114:Arkusz9.B114</svg:desc>
                </draw:g>
              </table:table-cell>
              <table:table-cell office:value-type="string">
                <text:p>2 gry</text:p>
                <draw:g>
                  <svg:desc>Arkusz9.C114:Arkusz9.C114</svg:desc>
                </draw:g>
              </table:table-cell>
              <table:table-cell office:value-type="string">
                <text:p>3 gry</text:p>
                <draw:g>
                  <svg:desc>Arkusz9.D114:Arkusz9.D114</svg:desc>
                </draw:g>
              </table:table-cell>
              <table:table-cell office:value-type="string">
                <text:p>4 gry</text:p>
                <draw:g>
                  <svg:desc>Arkusz9.E114:Arkusz9.E114</svg:desc>
                </draw:g>
              </table:table-cell>
              <table:table-cell office:value-type="string">
                <text:p>5 gier</text:p>
                <draw:g>
                  <svg:desc>Arkusz9.F114:Arkusz9.F114</svg:desc>
                </draw:g>
              </table:table-cell>
              <table:table-cell office:value-type="string">
                <text:p>6 gier</text:p>
                <draw:g>
                  <svg:desc>Arkusz9.G114:Arkusz9.G114</svg:desc>
                </draw:g>
              </table:table-cell>
              <table:table-cell office:value-type="string">
                <text:p>7 gier</text:p>
                <draw:g>
                  <svg:desc>Arkusz9.H114:Arkusz9.H114</svg:desc>
                </draw:g>
              </table:table-cell>
              <table:table-cell office:value-type="string">
                <text:p>8 gier</text:p>
                <draw:g>
                  <svg:desc>Arkusz9.I114:Arkusz9.I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Arkusz9.A115:Arkusz9.A135</svg:desc>
                </draw:g>
              </table:table-cell>
              <table:table-cell office:value-type="float" office:value="0">
                <text:p>0</text:p>
                <draw:g>
                  <svg:desc>Arkusz9.B115:Arkusz9.B135</svg:desc>
                </draw:g>
              </table:table-cell>
              <table:table-cell office:value-type="float" office:value="2">
                <text:p>2</text:p>
                <draw:g>
                  <svg:desc>Arkusz9.C115:Arkusz9.C135</svg:desc>
                </draw:g>
              </table:table-cell>
              <table:table-cell office:value-type="float" office:value="3">
                <text:p>3</text:p>
                <draw:g>
                  <svg:desc>Arkusz9.D115:Arkusz9.D135</svg:desc>
                </draw:g>
              </table:table-cell>
              <table:table-cell office:value-type="float" office:value="12">
                <text:p>12</text:p>
                <draw:g>
                  <svg:desc>Arkusz9.E115:Arkusz9.E135</svg:desc>
                </draw:g>
              </table:table-cell>
              <table:table-cell office:value-type="float" office:value="8">
                <text:p>8</text:p>
                <draw:g>
                  <svg:desc>Arkusz9.F115:Arkusz9.F135</svg:desc>
                </draw:g>
              </table:table-cell>
              <table:table-cell office:value-type="float" office:value="12">
                <text:p>12</text:p>
                <draw:g>
                  <svg:desc>Arkusz9.G115:Arkusz9.G135</svg:desc>
                </draw:g>
              </table:table-cell>
              <table:table-cell office:value-type="float" office:value="8">
                <text:p>8</text:p>
                <draw:g>
                  <svg:desc>Arkusz9.H115:Arkusz9.H135</svg:desc>
                </draw:g>
              </table:table-cell>
              <table:table-cell office:value-type="float" office:value="19">
                <text:p>19</text:p>
                <draw:g>
                  <svg:desc>Arkusz9.I115:Arkusz9.I135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top" svg:x="6.023cm" svg:y="0.185cm" style:legend-expansion="wide" chart:style-name="ch2"/>
        <chart:plot-area chart:style-name="ch3" table:cell-range-address="Arkusz9.L114:Arkusz9.M135" chart:data-source-has-labels="both" svg:x="1.331cm" svg:y="0.963cm" svg:width="14.353cm" svg:height="6.883cm">
          <chartooo:coordinate-region svg:x="2.138cm" svg:y="0.963cm" svg:width="13.546cm" svg:height="4.694cm"/>
          <chart:axis chart:dimension="x" chart:name="primary-x" chart:style-name="ch4" chartooo:axis-type="auto">
            <chartooo:date-scale/>
            <chart:title svg:x="6.955cm" svg:y="8.026cm" chart:style-name="ch5">
              <text:p>Przedziały punktowe</text:p>
            </chart:title>
            <chart:categories table:cell-range-address="Arkusz9.L115:Arkusz9.L135"/>
          </chart:axis>
          <chart:axis chart:dimension="y" chart:name="primary-y" chart:style-name="ch6">
            <chart:title svg:x="0.451cm" svg:y="7.226cm" chart:style-name="ch7">
              <text:p>Suma gier zakończoncyh w przedziale</text:p>
            </chart:title>
            <chart:grid chart:style-name="ch8" chart:class="major"/>
          </chart:axis>
          <chart:series chart:style-name="ch9" chart:values-cell-range-address="Arkusz9.M115:Arkusz9.M135" chart:label-cell-address="Arkusz9.M114:Arkusz9.M11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ier w przedziale</text:p>
                <draw:g>
                  <svg:desc>Arkusz9.M114:Arkusz9.M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0</text:p>
                <draw:g>
                  <svg:desc>Arkusz9.L115:Arkusz9.L135</svg:desc>
                </draw:g>
              </table:table-cell>
              <table:table-cell office:value-type="float" office:value="123">
                <text:p>123</text:p>
                <draw:g>
                  <svg:desc>Arkusz9.M115:Arkusz9.M135</svg:desc>
                </draw:g>
              </table:table-cell>
            </table:table-row>
            <table:table-row>
              <table:table-cell office:value-type="string">
                <text:p>500 – 1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00 – 15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0 – 2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00 – 2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00 – 3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00 – 35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00 – 4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0 – 45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00 – 5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00 – 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00 – 6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00 – 6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00 – 7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00 – 75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00 – 8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0 – 8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00 – 9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0 – 9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0 – 1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 10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